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mory - cpu" table:style-name="ta1">
        <table:shapes>
          <draw:frame draw:z-index="0" draw:style-name="gr1" draw:text-style-name="P1" svg:width="40cm" svg:height="20cm" svg:x="2.296cm" svg:y="39.062cm">
            <draw:object draw:notify-on-update-of-ranges="'memory - cpu'.J3:'memory - cpu'.J3 'memory - cpu'.J4:'memory - cpu'.J82 'memory - cpu'.X3:'memory - cpu'.X3 'memory - cpu'.X4:'memory - cpu'.X82 'memory - cpu'.BN3:'memory - cpu'.BN3 'memory - cpu'.BN4:'memory - cpu'.BN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0cm" svg:height="20cm" svg:x="45.069cm" svg:y="39.256cm">
            <draw:object draw:notify-on-update-of-ranges="'memory - cpu'.K3:'memory - cpu'.K3 'memory - cpu'.K4:'memory - cpu'.K82 'memory - cpu'.Y3:'memory - cpu'.Y3 'memory - cpu'.Y4:'memory - cpu'.Y82 'memory - cpu'.BO3:'memory - cpu'.BO3 'memory - cpu'.BO4:'memory - cpu'.BO8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0cm" svg:height="20cm" svg:x="88.028cm" svg:y="39.644cm">
            <draw:object draw:notify-on-update-of-ranges="'memory - cpu'.L3:'memory - cpu'.L3 'memory - cpu'.L4:'memory - cpu'.L82 'memory - cpu'.Z3:'memory - cpu'.Z3 'memory - cpu'.Z4:'memory - cpu'.Z82 'memory - cpu'.BP3:'memory - cpu'.BP3 'memory - cpu'.BP4:'memory - cpu'.BP8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0cm" svg:height="20cm" svg:x="2.358cm" svg:y="60.609cm">
            <draw:object draw:notify-on-update-of-ranges="'memory - cpu'.AL3:'memory - cpu'.AL3 'memory - cpu'.AL4:'memory - cpu'.AL82 'memory - cpu'.CB3:'memory - cpu'.CB3 'memory - cpu'.CB4:'memory - cpu'.CB8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0cm" svg:height="20cm" svg:x="45.192cm" svg:y="60.931cm">
            <draw:object draw:notify-on-update-of-ranges="'memory - cpu'.AM3:'memory - cpu'.AM3 'memory - cpu'.AM4:'memory - cpu'.AM82 'memory - cpu'.CC3:'memory - cpu'.CC3 'memory - cpu'.CC4:'memory - cpu'.CC8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0cm" svg:height="20cm" svg:x="88.279cm" svg:y="61.318cm">
            <draw:object draw:notify-on-update-of-ranges="'memory - cpu'.AN3:'memory - cpu'.AN3 'memory - cpu'.AN4:'memory - cpu'.AN82 'memory - cpu'.CD3:'memory - cpu'.CD3 'memory - cpu'.CD4:'memory - cpu'.CD8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0cm" svg:height="20cm" svg:x="2.359cm" svg:y="82.606cm">
            <draw:object draw:notify-on-update-of-ranges="'memory - cpu'.AZ3:'memory - cpu'.AZ3 'memory - cpu'.AZ4:'memory - cpu'.AZ82 'memory - cpu'.CP3:'memory - cpu'.CP3 'memory - cpu'.CP4:'memory - cpu'.CP8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0cm" svg:height="20cm" svg:x="45.255cm" svg:y="82.605cm">
            <draw:object draw:notify-on-update-of-ranges="'memory - cpu'.BA3:'memory - cpu'.BA3 'memory - cpu'.BA4:'memory - cpu'.BA82 'memory - cpu'.CQ3:'memory - cpu'.CQ3 'memory - cpu'.CQ4:'memory - cpu'.CQ8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40cm" svg:height="20cm" svg:x="87.964cm" svg:y="82.799cm">
            <draw:object draw:notify-on-update-of-ranges="'memory - cpu'.BB3:'memory - cpu'.BB3 'memory - cpu'.BB4:'memory - cpu'.BB82 'memory - cpu'.CR3:'memory - cpu'.CR3 'memory - cpu'.CR4:'memory - cpu'.CR8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96" table:default-cell-style-name="Default"/>
        <table:table-row table:style-name="ro1">
          <table:table-cell office:value-type="string" calcext:value-type="string">
            <text:p>varnish</text:p>
          </table:table-cell>
          <table:table-cell table:number-columns-repeated="13"/>
          <table:table-cell office:value-type="string" calcext:value-type="string">
            <text:p>nginx</text:p>
          </table:table-cell>
          <table:table-cell table:number-columns-repeated="13"/>
          <table:table-cell office:value-type="string" calcext:value-type="string">
            <text:p>Php-fpm</text:p>
          </table:table-cell>
          <table:table-cell table:number-columns-repeated="13"/>
          <table:table-cell office:value-type="string" calcext:value-type="string">
            <text:p>Varnish + nginx + fpm</text:p>
          </table:table-cell>
          <table:table-cell table:number-columns-repeated="13"/>
          <table:table-cell office:value-type="string" calcext:value-type="string">
            <text:p>litespeed</text:p>
          </table:table-cell>
          <table:table-cell table:number-columns-repeated="13"/>
          <table:table-cell office:value-type="string" calcext:value-type="string">
            <text:p>lsphp</text:p>
          </table:table-cell>
          <table:table-cell table:number-columns-repeated="13"/>
          <table:table-cell office:value-type="string" calcext:value-type="string">
            <text:p>litespeed combin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 1</text:p>
          </table:table-cell>
          <table:table-cell table:number-columns-repeated="2"/>
          <table:table-cell office:value-type="string" calcext:value-type="string">
            <text:p>Run 2</text:p>
          </table:table-cell>
          <table:table-cell table:number-columns-repeated="2"/>
          <table:table-cell office:value-type="string" calcext:value-type="string">
            <text:p>Run 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Varnish cpu</text:p>
          </table:table-cell>
          <table:table-cell office:value-type="string" calcext:value-type="string">
            <text:p>Varnish rss</text:p>
          </table:table-cell>
          <table:table-cell office:value-type="string" calcext:value-type="string">
            <text:p>Varnish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Nginx cpu</text:p>
          </table:table-cell>
          <table:table-cell office:value-type="string" calcext:value-type="string">
            <text:p>Nginx rss</text:p>
          </table:table-cell>
          <table:table-cell office:value-type="string" calcext:value-type="string">
            <text:p>Nginx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Php-fpm cpu</text:p>
          </table:table-cell>
          <table:table-cell office:value-type="string" calcext:value-type="string">
            <text:p>Php-fpm rss</text:p>
          </table:table-cell>
          <table:table-cell office:value-type="string" calcext:value-type="string">
            <text:p>Php-fpm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Varnish + nginx + fpm cpu</text:p>
          </table:table-cell>
          <table:table-cell office:value-type="string" calcext:value-type="string">
            <text:p>Varnish + nginx + fpm rss</text:p>
          </table:table-cell>
          <table:table-cell office:value-type="string" calcext:value-type="string">
            <text:p>Varnish + nginx + fpm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litespeed cpu</text:p>
          </table:table-cell>
          <table:table-cell office:value-type="string" calcext:value-type="string">
            <text:p>litespeed rss</text:p>
          </table:table-cell>
          <table:table-cell office:value-type="string" calcext:value-type="string">
            <text:p>litespeed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lsphp cpu</text:p>
          </table:table-cell>
          <table:table-cell office:value-type="string" calcext:value-type="string">
            <text:p>lsphp rss</text:p>
          </table:table-cell>
          <table:table-cell office:value-type="string" calcext:value-type="string">
            <text:p>lphp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ombined litespeed cpu</text:p>
          </table:table-cell>
          <table:table-cell office:value-type="string" calcext:value-type="string">
            <text:p>Combined litespeed rss</text:p>
          </table:table-cell>
          <table:table-cell office:value-type="string" calcext:value-type="string">
            <text:p>Combined litespeed vsz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.961" calcext:value-type="float">
            <text:p>144.961</text:p>
          </table:table-cell>
          <table:table-cell office:value-type="float" office:value="354.523" calcext:value-type="float">
            <text:p>354.523</text:p>
          </table:table-cell>
          <table:table-cell office:value-type="float" office:value="0" calcext:value-type="float">
            <text:p>0</text:p>
          </table:table-cell>
          <table:table-cell office:value-type="float" office:value="309.027" calcext:value-type="float">
            <text:p>309.027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0" calcext:value-type="float">
            <text:p>0</text:p>
          </table:table-cell>
          <table:table-cell office:value-type="float" office:value="319.965" calcext:value-type="float">
            <text:p>319.965</text:p>
          </table:table-cell>
          <table:table-cell office:value-type="float" office:value="567.523" calcext:value-type="float">
            <text:p>567.523</text:p>
          </table:table-cell>
          <table:table-cell table:formula="of:=AVERAGE([.A4];[.D4];[.G4])" office:value-type="float" office:value="0" calcext:value-type="float">
            <text:p>0</text:p>
          </table:table-cell>
          <table:table-cell table:formula="of:=AVERAGE([.B4];[.E4];[.H4])" office:value-type="float" office:value="257.984333333333" calcext:value-type="float">
            <text:p>257.984333333333</text:p>
          </table:table-cell>
          <table:table-cell table:formula="of:=AVERAGE([.C4];[.F4];[.I4])" office:value-type="float" office:value="486.856333333333" calcext:value-type="float">
            <text:p>486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12" calcext:value-type="float">
            <text:p>31.012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4];[.R4];[.U4])" office:value-type="float" office:value="0" calcext:value-type="float">
            <text:p>0</text:p>
          </table:table-cell>
          <table:table-cell table:formula="of:=AVERAGE([.P4];[.S4];[.V4])" office:value-type="float" office:value="33.4963333333333" calcext:value-type="float">
            <text:p>33.4963333333333</text:p>
          </table:table-cell>
          <table:table-cell table:formula="of:=AVERAGE([.Q4];[.T4];[.W4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4];[.AF4];[.AI4])" office:value-type="float" office:value="0" calcext:value-type="float">
            <text:p>0</text:p>
          </table:table-cell>
          <table:table-cell table:formula="of:=AVERAGE([.AD4];[.AG4];[.AJ4])" office:value-type="float" office:value="216.571333333333" calcext:value-type="float">
            <text:p>216.571333333333</text:p>
          </table:table-cell>
          <table:table-cell table:formula="of:=AVERAGE([.AE4];[.AH4];[.AK4])" office:value-type="float" office:value="1972.88033333333" calcext:value-type="float">
            <text:p>1972.88033333333</text:p>
          </table:table-cell>
          <table:table-cell table:number-columns-repeated="2"/>
          <table:table-cell table:formula="of:=[.A4]+[.O4]+[.AC4]" office:value-type="float" office:value="0" calcext:value-type="float">
            <text:p>0</text:p>
          </table:table-cell>
          <table:table-cell table:formula="of:=[.B4]+[.P4]+[.AD4]" office:value-type="float" office:value="395.211" calcext:value-type="float">
            <text:p>395.211</text:p>
          </table:table-cell>
          <table:table-cell table:formula="of:=[.C4]+[.Q4]+[.AE4]" office:value-type="float" office:value="2415.09" calcext:value-type="float">
            <text:p>2415.09</text:p>
          </table:table-cell>
          <table:table-cell table:formula="of:=[.D4]+[.R4]+[.AF4]" office:value-type="float" office:value="0" calcext:value-type="float">
            <text:p>0</text:p>
          </table:table-cell>
          <table:table-cell table:formula="of:=[.E4]+[.S4]+[.AG4]" office:value-type="float" office:value="558.972" calcext:value-type="float">
            <text:p>558.972</text:p>
          </table:table-cell>
          <table:table-cell table:formula="of:=[.F4]+[.T4]+[.AH4]" office:value-type="float" office:value="2595.41" calcext:value-type="float">
            <text:p>2595.41</text:p>
          </table:table-cell>
          <table:table-cell table:formula="of:=[.G4]+[.U4]+[.AI4]" office:value-type="float" office:value="0" calcext:value-type="float">
            <text:p>0</text:p>
          </table:table-cell>
          <table:table-cell table:formula="of:=[.H4]+[.V4]+[.AJ4]" office:value-type="float" office:value="569.973" calcext:value-type="float">
            <text:p>569.973</text:p>
          </table:table-cell>
          <table:table-cell table:formula="of:=[.I4]+[.W4]+[.AK4]" office:value-type="float" office:value="2624.41" calcext:value-type="float">
            <text:p>2624.41</text:p>
          </table:table-cell>
          <table:table-cell table:formula="of:=AVERAGE([.AQ4];[.AT4];[.AW4])" office:value-type="float" office:value="0" calcext:value-type="float">
            <text:p>0</text:p>
          </table:table-cell>
          <table:table-cell table:formula="of:=AVERAGE([.AR4];[.AU4];[.AX4])" office:value-type="float" office:value="508.052" calcext:value-type="float">
            <text:p>508.052</text:p>
          </table:table-cell>
          <table:table-cell table:formula="of:=AVERAGE([.AS4];[.AV4];[.AY4])" office:value-type="float" office:value="2544.97" calcext:value-type="float">
            <text:p>2544.97</text:p>
          </table:table-cell>
          <table:table-cell table:number-columns-repeated="2"/>
          <table:table-cell table:formula="of:=[.CG4]-[.BS4]" office:value-type="float" office:value="0" calcext:value-type="float">
            <text:p>0</text:p>
          </table:table-cell>
          <table:table-cell table:formula="of:=[.CH4]-[.BT4]" office:value-type="float" office:value="50.622" calcext:value-type="float">
            <text:p>50.622</text:p>
          </table:table-cell>
          <table:table-cell table:formula="of:=[.CI4]-[.BU4]" office:value-type="float" office:value="186.562" calcext:value-type="float">
            <text:p>186.562</text:p>
          </table:table-cell>
          <table:table-cell table:formula="of:=[.CJ4]-[.BV4]" office:value-type="float" office:value="0" calcext:value-type="float">
            <text:p>0</text:p>
          </table:table-cell>
          <table:table-cell table:formula="of:=[.CK4]-[.BW4]" office:value-type="float" office:value="14.434" calcext:value-type="float">
            <text:p>14.434</text:p>
          </table:table-cell>
          <table:table-cell table:formula="of:=[.CL4]-[.BX4]" office:value-type="float" office:value="-457.461" calcext:value-type="float">
            <text:p>-457.461</text:p>
          </table:table-cell>
          <table:table-cell table:formula="of:=[.CM4]-[.BY4]" office:value-type="float" office:value="0" calcext:value-type="float">
            <text:p>0</text:p>
          </table:table-cell>
          <table:table-cell table:formula="of:=[.CN4]-[.BZ4]" office:value-type="float" office:value="47.09" calcext:value-type="float">
            <text:p>47.09</text:p>
          </table:table-cell>
          <table:table-cell table:formula="of:=[.CO4]-[.CA4]" office:value-type="float" office:value="183.195" calcext:value-type="float">
            <text:p>183.195</text:p>
          </table:table-cell>
          <table:table-cell table:formula="of:=AVERAGE([.BE4];[.BH4];[.BK4])" office:value-type="float" office:value="0" calcext:value-type="float">
            <text:p>0</text:p>
          </table:table-cell>
          <table:table-cell table:formula="of:=AVERAGE([.BF4];[.BI4];[.BL4])" office:value-type="float" office:value="37.382" calcext:value-type="float">
            <text:p>37.382</text:p>
          </table:table-cell>
          <table:table-cell table:formula="of:=AVERAGE([.BG4];[.BJ4];[.BM4])" office:value-type="float" office:value="-29.2346666666667" calcext:value-type="float">
            <text:p>-29.234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16" calcext:value-type="float">
            <text:p>67.316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375" calcext:value-type="float">
            <text:p>67.375</text:p>
          </table:table-cell>
          <table:table-cell office:value-type="float" office:value="1283.723" calcext:value-type="float">
            <text:p>1283.723</text:p>
          </table:table-cell>
          <table:table-cell table:formula="of:=AVERAGE([.BS4];[.BV4];[.BY4])" office:value-type="float" office:value="0" calcext:value-type="float">
            <text:p>0</text:p>
          </table:table-cell>
          <table:table-cell table:formula="of:=AVERAGE([.BT4];[.BW4];[.BZ4])" office:value-type="float" office:value="67.2966666666667" calcext:value-type="float">
            <text:p>67.2966666666667</text:p>
          </table:table-cell>
          <table:table-cell table:formula="of:=AVERAGE([.BU4];[.BX4];[.CA4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7.938" calcext:value-type="float">
            <text:p>117.938</text:p>
          </table:table-cell>
          <table:table-cell office:value-type="float" office:value="1470.285" calcext:value-type="float">
            <text:p>1470.285</text:p>
          </table:table-cell>
          <table:table-cell office:value-type="float" office:value="0" calcext:value-type="float">
            <text:p>0</text:p>
          </table:table-cell>
          <table:table-cell office:value-type="float" office:value="81.633" calcext:value-type="float">
            <text:p>81.633</text:p>
          </table:table-cell>
          <table:table-cell office:value-type="float" office:value="826.262" calcext:value-type="float">
            <text:p>826.262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6.918" calcext:value-type="float">
            <text:p>1466.918</text:p>
          </table:table-cell>
          <table:table-cell table:formula="of:=AVERAGE([.CG4];[.CJ4];[.CM4])" office:value-type="float" office:value="0" calcext:value-type="float">
            <text:p>0</text:p>
          </table:table-cell>
          <table:table-cell table:formula="of:=AVERAGE([.CH4];[.CK4];[.CN4])" office:value-type="float" office:value="104.678666666667" calcext:value-type="float">
            <text:p>104.678666666667</text:p>
          </table:table-cell>
          <table:table-cell table:formula="of:=AVERAGE([.CI4];[.CL4];[.CO4])" office:value-type="float" office:value="1254.48833333333" calcext:value-type="float">
            <text:p>1254.488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.961" calcext:value-type="float">
            <text:p>144.961</text:p>
          </table:table-cell>
          <table:table-cell office:value-type="float" office:value="354.523" calcext:value-type="float">
            <text:p>354.523</text:p>
          </table:table-cell>
          <table:table-cell office:value-type="float" office:value="0" calcext:value-type="float">
            <text:p>0</text:p>
          </table:table-cell>
          <table:table-cell office:value-type="float" office:value="309.027" calcext:value-type="float">
            <text:p>309.027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0" calcext:value-type="float">
            <text:p>0</text:p>
          </table:table-cell>
          <table:table-cell office:value-type="float" office:value="319.965" calcext:value-type="float">
            <text:p>319.965</text:p>
          </table:table-cell>
          <table:table-cell office:value-type="float" office:value="567.523" calcext:value-type="float">
            <text:p>567.523</text:p>
          </table:table-cell>
          <table:table-cell table:formula="of:=AVERAGE([.A5];[.D5];[.G5])" office:value-type="float" office:value="0" calcext:value-type="float">
            <text:p>0</text:p>
          </table:table-cell>
          <table:table-cell table:formula="of:=AVERAGE([.B5];[.E5];[.H5])" office:value-type="float" office:value="257.984333333333" calcext:value-type="float">
            <text:p>257.984333333333</text:p>
          </table:table-cell>
          <table:table-cell table:formula="of:=AVERAGE([.C5];[.F5];[.I5])" office:value-type="float" office:value="486.856333333333" calcext:value-type="float">
            <text:p>486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12" calcext:value-type="float">
            <text:p>31.012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5];[.R5];[.U5])" office:value-type="float" office:value="0" calcext:value-type="float">
            <text:p>0</text:p>
          </table:table-cell>
          <table:table-cell table:formula="of:=AVERAGE([.P5];[.S5];[.V5])" office:value-type="float" office:value="33.4963333333333" calcext:value-type="float">
            <text:p>33.4963333333333</text:p>
          </table:table-cell>
          <table:table-cell table:formula="of:=AVERAGE([.Q5];[.T5];[.W5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5];[.AF5];[.AI5])" office:value-type="float" office:value="0" calcext:value-type="float">
            <text:p>0</text:p>
          </table:table-cell>
          <table:table-cell table:formula="of:=AVERAGE([.AD5];[.AG5];[.AJ5])" office:value-type="float" office:value="215.238" calcext:value-type="float">
            <text:p>215.238</text:p>
          </table:table-cell>
          <table:table-cell table:formula="of:=AVERAGE([.AE5];[.AH5];[.AK5])" office:value-type="float" office:value="1971.547" calcext:value-type="float">
            <text:p>1971.547</text:p>
          </table:table-cell>
          <table:table-cell table:number-columns-repeated="2"/>
          <table:table-cell table:formula="of:=[.A5]+[.O5]+[.AC5]" office:value-type="float" office:value="0" calcext:value-type="float">
            <text:p>0</text:p>
          </table:table-cell>
          <table:table-cell table:formula="of:=[.B5]+[.P5]+[.AD5]" office:value-type="float" office:value="391.211" calcext:value-type="float">
            <text:p>391.211</text:p>
          </table:table-cell>
          <table:table-cell table:formula="of:=[.C5]+[.Q5]+[.AE5]" office:value-type="float" office:value="2411.09" calcext:value-type="float">
            <text:p>2411.09</text:p>
          </table:table-cell>
          <table:table-cell table:formula="of:=[.D5]+[.R5]+[.AF5]" office:value-type="float" office:value="0" calcext:value-type="float">
            <text:p>0</text:p>
          </table:table-cell>
          <table:table-cell table:formula="of:=[.E5]+[.S5]+[.AG5]" office:value-type="float" office:value="558.972" calcext:value-type="float">
            <text:p>558.972</text:p>
          </table:table-cell>
          <table:table-cell table:formula="of:=[.F5]+[.T5]+[.AH5]" office:value-type="float" office:value="2595.41" calcext:value-type="float">
            <text:p>2595.41</text:p>
          </table:table-cell>
          <table:table-cell table:formula="of:=[.G5]+[.U5]+[.AI5]" office:value-type="float" office:value="0" calcext:value-type="float">
            <text:p>0</text:p>
          </table:table-cell>
          <table:table-cell table:formula="of:=[.H5]+[.V5]+[.AJ5]" office:value-type="float" office:value="569.973" calcext:value-type="float">
            <text:p>569.973</text:p>
          </table:table-cell>
          <table:table-cell table:formula="of:=[.I5]+[.W5]+[.AK5]" office:value-type="float" office:value="2624.41" calcext:value-type="float">
            <text:p>2624.41</text:p>
          </table:table-cell>
          <table:table-cell table:formula="of:=AVERAGE([.AQ5];[.AT5];[.AW5])" office:value-type="float" office:value="0" calcext:value-type="float">
            <text:p>0</text:p>
          </table:table-cell>
          <table:table-cell table:formula="of:=AVERAGE([.AR5];[.AU5];[.AX5])" office:value-type="float" office:value="506.718666666667" calcext:value-type="float">
            <text:p>506.718666666667</text:p>
          </table:table-cell>
          <table:table-cell table:formula="of:=AVERAGE([.AS5];[.AV5];[.AY5])" office:value-type="float" office:value="2543.63666666667" calcext:value-type="float">
            <text:p>2543.63666666667</text:p>
          </table:table-cell>
          <table:table-cell table:number-columns-repeated="2"/>
          <table:table-cell table:formula="of:=[.CG5]-[.BS5]" office:value-type="float" office:value="0" calcext:value-type="float">
            <text:p>0</text:p>
          </table:table-cell>
          <table:table-cell table:formula="of:=[.CH5]-[.BT5]" office:value-type="float" office:value="50.622" calcext:value-type="float">
            <text:p>50.622</text:p>
          </table:table-cell>
          <table:table-cell table:formula="of:=[.CI5]-[.BU5]" office:value-type="float" office:value="186.562" calcext:value-type="float">
            <text:p>186.562</text:p>
          </table:table-cell>
          <table:table-cell table:formula="of:=[.CJ5]-[.BV5]" office:value-type="float" office:value="0" calcext:value-type="float">
            <text:p>0</text:p>
          </table:table-cell>
          <table:table-cell table:formula="of:=[.CK5]-[.BW5]" office:value-type="float" office:value="14.434" calcext:value-type="float">
            <text:p>14.434</text:p>
          </table:table-cell>
          <table:table-cell table:formula="of:=[.CL5]-[.BX5]" office:value-type="float" office:value="-457.461" calcext:value-type="float">
            <text:p>-457.461</text:p>
          </table:table-cell>
          <table:table-cell table:formula="of:=[.CM5]-[.BY5]" office:value-type="float" office:value="0" calcext:value-type="float">
            <text:p>0</text:p>
          </table:table-cell>
          <table:table-cell table:formula="of:=[.CN5]-[.BZ5]" office:value-type="float" office:value="47.09" calcext:value-type="float">
            <text:p>47.09</text:p>
          </table:table-cell>
          <table:table-cell table:formula="of:=[.CO5]-[.CA5]" office:value-type="float" office:value="183.195" calcext:value-type="float">
            <text:p>183.195</text:p>
          </table:table-cell>
          <table:table-cell table:formula="of:=AVERAGE([.BE5];[.BH5];[.BK5])" office:value-type="float" office:value="0" calcext:value-type="float">
            <text:p>0</text:p>
          </table:table-cell>
          <table:table-cell table:formula="of:=AVERAGE([.BF5];[.BI5];[.BL5])" office:value-type="float" office:value="37.382" calcext:value-type="float">
            <text:p>37.382</text:p>
          </table:table-cell>
          <table:table-cell table:formula="of:=AVERAGE([.BG5];[.BJ5];[.BM5])" office:value-type="float" office:value="-29.2346666666667" calcext:value-type="float">
            <text:p>-29.234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16" calcext:value-type="float">
            <text:p>67.316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375" calcext:value-type="float">
            <text:p>67.375</text:p>
          </table:table-cell>
          <table:table-cell office:value-type="float" office:value="1283.723" calcext:value-type="float">
            <text:p>1283.723</text:p>
          </table:table-cell>
          <table:table-cell table:formula="of:=AVERAGE([.BS5];[.BV5];[.BY5])" office:value-type="float" office:value="0" calcext:value-type="float">
            <text:p>0</text:p>
          </table:table-cell>
          <table:table-cell table:formula="of:=AVERAGE([.BT5];[.BW5];[.BZ5])" office:value-type="float" office:value="67.2966666666667" calcext:value-type="float">
            <text:p>67.2966666666667</text:p>
          </table:table-cell>
          <table:table-cell table:formula="of:=AVERAGE([.BU5];[.BX5];[.CA5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7.938" calcext:value-type="float">
            <text:p>117.938</text:p>
          </table:table-cell>
          <table:table-cell office:value-type="float" office:value="1470.285" calcext:value-type="float">
            <text:p>1470.285</text:p>
          </table:table-cell>
          <table:table-cell office:value-type="float" office:value="0" calcext:value-type="float">
            <text:p>0</text:p>
          </table:table-cell>
          <table:table-cell office:value-type="float" office:value="81.633" calcext:value-type="float">
            <text:p>81.633</text:p>
          </table:table-cell>
          <table:table-cell office:value-type="float" office:value="826.262" calcext:value-type="float">
            <text:p>826.262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6.918" calcext:value-type="float">
            <text:p>1466.918</text:p>
          </table:table-cell>
          <table:table-cell table:formula="of:=AVERAGE([.CG5];[.CJ5];[.CM5])" office:value-type="float" office:value="0" calcext:value-type="float">
            <text:p>0</text:p>
          </table:table-cell>
          <table:table-cell table:formula="of:=AVERAGE([.CH5];[.CK5];[.CN5])" office:value-type="float" office:value="104.678666666667" calcext:value-type="float">
            <text:p>104.678666666667</text:p>
          </table:table-cell>
          <table:table-cell table:formula="of:=AVERAGE([.CI5];[.CL5];[.CO5])" office:value-type="float" office:value="1254.48833333333" calcext:value-type="float">
            <text:p>1254.488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.961" calcext:value-type="float">
            <text:p>144.961</text:p>
          </table:table-cell>
          <table:table-cell office:value-type="float" office:value="354.523" calcext:value-type="float">
            <text:p>354.523</text:p>
          </table:table-cell>
          <table:table-cell office:value-type="float" office:value="0" calcext:value-type="float">
            <text:p>0</text:p>
          </table:table-cell>
          <table:table-cell office:value-type="float" office:value="309.027" calcext:value-type="float">
            <text:p>309.027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0" calcext:value-type="float">
            <text:p>0</text:p>
          </table:table-cell>
          <table:table-cell office:value-type="float" office:value="319.965" calcext:value-type="float">
            <text:p>319.965</text:p>
          </table:table-cell>
          <table:table-cell office:value-type="float" office:value="567.523" calcext:value-type="float">
            <text:p>567.523</text:p>
          </table:table-cell>
          <table:table-cell table:formula="of:=AVERAGE([.A6];[.D6];[.G6])" office:value-type="float" office:value="0" calcext:value-type="float">
            <text:p>0</text:p>
          </table:table-cell>
          <table:table-cell table:formula="of:=AVERAGE([.B6];[.E6];[.H6])" office:value-type="float" office:value="257.984333333333" calcext:value-type="float">
            <text:p>257.984333333333</text:p>
          </table:table-cell>
          <table:table-cell table:formula="of:=AVERAGE([.C6];[.F6];[.I6])" office:value-type="float" office:value="486.856333333333" calcext:value-type="float">
            <text:p>486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12" calcext:value-type="float">
            <text:p>31.012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6];[.R6];[.U6])" office:value-type="float" office:value="0" calcext:value-type="float">
            <text:p>0</text:p>
          </table:table-cell>
          <table:table-cell table:formula="of:=AVERAGE([.P6];[.S6];[.V6])" office:value-type="float" office:value="33.4963333333333" calcext:value-type="float">
            <text:p>33.4963333333333</text:p>
          </table:table-cell>
          <table:table-cell table:formula="of:=AVERAGE([.Q6];[.T6];[.W6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6];[.AF6];[.AI6])" office:value-type="float" office:value="0" calcext:value-type="float">
            <text:p>0</text:p>
          </table:table-cell>
          <table:table-cell table:formula="of:=AVERAGE([.AD6];[.AG6];[.AJ6])" office:value-type="float" office:value="215.238" calcext:value-type="float">
            <text:p>215.238</text:p>
          </table:table-cell>
          <table:table-cell table:formula="of:=AVERAGE([.AE6];[.AH6];[.AK6])" office:value-type="float" office:value="1971.547" calcext:value-type="float">
            <text:p>1971.547</text:p>
          </table:table-cell>
          <table:table-cell table:number-columns-repeated="2"/>
          <table:table-cell table:formula="of:=[.A6]+[.O6]+[.AC6]" office:value-type="float" office:value="0" calcext:value-type="float">
            <text:p>0</text:p>
          </table:table-cell>
          <table:table-cell table:formula="of:=[.B6]+[.P6]+[.AD6]" office:value-type="float" office:value="391.211" calcext:value-type="float">
            <text:p>391.211</text:p>
          </table:table-cell>
          <table:table-cell table:formula="of:=[.C6]+[.Q6]+[.AE6]" office:value-type="float" office:value="2411.09" calcext:value-type="float">
            <text:p>2411.09</text:p>
          </table:table-cell>
          <table:table-cell table:formula="of:=[.D6]+[.R6]+[.AF6]" office:value-type="float" office:value="0" calcext:value-type="float">
            <text:p>0</text:p>
          </table:table-cell>
          <table:table-cell table:formula="of:=[.E6]+[.S6]+[.AG6]" office:value-type="float" office:value="558.972" calcext:value-type="float">
            <text:p>558.972</text:p>
          </table:table-cell>
          <table:table-cell table:formula="of:=[.F6]+[.T6]+[.AH6]" office:value-type="float" office:value="2595.41" calcext:value-type="float">
            <text:p>2595.41</text:p>
          </table:table-cell>
          <table:table-cell table:formula="of:=[.G6]+[.U6]+[.AI6]" office:value-type="float" office:value="0" calcext:value-type="float">
            <text:p>0</text:p>
          </table:table-cell>
          <table:table-cell table:formula="of:=[.H6]+[.V6]+[.AJ6]" office:value-type="float" office:value="569.973" calcext:value-type="float">
            <text:p>569.973</text:p>
          </table:table-cell>
          <table:table-cell table:formula="of:=[.I6]+[.W6]+[.AK6]" office:value-type="float" office:value="2624.41" calcext:value-type="float">
            <text:p>2624.41</text:p>
          </table:table-cell>
          <table:table-cell table:formula="of:=AVERAGE([.AQ6];[.AT6];[.AW6])" office:value-type="float" office:value="0" calcext:value-type="float">
            <text:p>0</text:p>
          </table:table-cell>
          <table:table-cell table:formula="of:=AVERAGE([.AR6];[.AU6];[.AX6])" office:value-type="float" office:value="506.718666666667" calcext:value-type="float">
            <text:p>506.718666666667</text:p>
          </table:table-cell>
          <table:table-cell table:formula="of:=AVERAGE([.AS6];[.AV6];[.AY6])" office:value-type="float" office:value="2543.63666666667" calcext:value-type="float">
            <text:p>2543.63666666667</text:p>
          </table:table-cell>
          <table:table-cell table:number-columns-repeated="2"/>
          <table:table-cell table:formula="of:=[.CG6]-[.BS6]" office:value-type="float" office:value="0" calcext:value-type="float">
            <text:p>0</text:p>
          </table:table-cell>
          <table:table-cell table:formula="of:=[.CH6]-[.BT6]" office:value-type="float" office:value="50.622" calcext:value-type="float">
            <text:p>50.622</text:p>
          </table:table-cell>
          <table:table-cell table:formula="of:=[.CI6]-[.BU6]" office:value-type="float" office:value="186.562" calcext:value-type="float">
            <text:p>186.562</text:p>
          </table:table-cell>
          <table:table-cell table:formula="of:=[.CJ6]-[.BV6]" office:value-type="float" office:value="0" calcext:value-type="float">
            <text:p>0</text:p>
          </table:table-cell>
          <table:table-cell table:formula="of:=[.CK6]-[.BW6]" office:value-type="float" office:value="14.434" calcext:value-type="float">
            <text:p>14.434</text:p>
          </table:table-cell>
          <table:table-cell table:formula="of:=[.CL6]-[.BX6]" office:value-type="float" office:value="-457.461" calcext:value-type="float">
            <text:p>-457.461</text:p>
          </table:table-cell>
          <table:table-cell table:formula="of:=[.CM6]-[.BY6]" office:value-type="float" office:value="0" calcext:value-type="float">
            <text:p>0</text:p>
          </table:table-cell>
          <table:table-cell table:formula="of:=[.CN6]-[.BZ6]" office:value-type="float" office:value="47.09" calcext:value-type="float">
            <text:p>47.09</text:p>
          </table:table-cell>
          <table:table-cell table:formula="of:=[.CO6]-[.CA6]" office:value-type="float" office:value="183.195" calcext:value-type="float">
            <text:p>183.195</text:p>
          </table:table-cell>
          <table:table-cell table:formula="of:=AVERAGE([.BE6];[.BH6];[.BK6])" office:value-type="float" office:value="0" calcext:value-type="float">
            <text:p>0</text:p>
          </table:table-cell>
          <table:table-cell table:formula="of:=AVERAGE([.BF6];[.BI6];[.BL6])" office:value-type="float" office:value="37.382" calcext:value-type="float">
            <text:p>37.382</text:p>
          </table:table-cell>
          <table:table-cell table:formula="of:=AVERAGE([.BG6];[.BJ6];[.BM6])" office:value-type="float" office:value="-29.2346666666667" calcext:value-type="float">
            <text:p>-29.234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16" calcext:value-type="float">
            <text:p>67.316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375" calcext:value-type="float">
            <text:p>67.375</text:p>
          </table:table-cell>
          <table:table-cell office:value-type="float" office:value="1283.723" calcext:value-type="float">
            <text:p>1283.723</text:p>
          </table:table-cell>
          <table:table-cell table:formula="of:=AVERAGE([.BS6];[.BV6];[.BY6])" office:value-type="float" office:value="0" calcext:value-type="float">
            <text:p>0</text:p>
          </table:table-cell>
          <table:table-cell table:formula="of:=AVERAGE([.BT6];[.BW6];[.BZ6])" office:value-type="float" office:value="67.2966666666667" calcext:value-type="float">
            <text:p>67.2966666666667</text:p>
          </table:table-cell>
          <table:table-cell table:formula="of:=AVERAGE([.BU6];[.BX6];[.CA6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7.938" calcext:value-type="float">
            <text:p>117.938</text:p>
          </table:table-cell>
          <table:table-cell office:value-type="float" office:value="1470.285" calcext:value-type="float">
            <text:p>1470.285</text:p>
          </table:table-cell>
          <table:table-cell office:value-type="float" office:value="0" calcext:value-type="float">
            <text:p>0</text:p>
          </table:table-cell>
          <table:table-cell office:value-type="float" office:value="81.633" calcext:value-type="float">
            <text:p>81.633</text:p>
          </table:table-cell>
          <table:table-cell office:value-type="float" office:value="826.262" calcext:value-type="float">
            <text:p>826.262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6.918" calcext:value-type="float">
            <text:p>1466.918</text:p>
          </table:table-cell>
          <table:table-cell table:formula="of:=AVERAGE([.CG6];[.CJ6];[.CM6])" office:value-type="float" office:value="0" calcext:value-type="float">
            <text:p>0</text:p>
          </table:table-cell>
          <table:table-cell table:formula="of:=AVERAGE([.CH6];[.CK6];[.CN6])" office:value-type="float" office:value="104.678666666667" calcext:value-type="float">
            <text:p>104.678666666667</text:p>
          </table:table-cell>
          <table:table-cell table:formula="of:=AVERAGE([.CI6];[.CL6];[.CO6])" office:value-type="float" office:value="1254.48833333333" calcext:value-type="float">
            <text:p>1254.488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.961" calcext:value-type="float">
            <text:p>144.961</text:p>
          </table:table-cell>
          <table:table-cell office:value-type="float" office:value="354.523" calcext:value-type="float">
            <text:p>354.523</text:p>
          </table:table-cell>
          <table:table-cell office:value-type="float" office:value="0" calcext:value-type="float">
            <text:p>0</text:p>
          </table:table-cell>
          <table:table-cell office:value-type="float" office:value="309.027" calcext:value-type="float">
            <text:p>309.027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0" calcext:value-type="float">
            <text:p>0</text:p>
          </table:table-cell>
          <table:table-cell office:value-type="float" office:value="319.965" calcext:value-type="float">
            <text:p>319.965</text:p>
          </table:table-cell>
          <table:table-cell office:value-type="float" office:value="567.523" calcext:value-type="float">
            <text:p>567.523</text:p>
          </table:table-cell>
          <table:table-cell table:formula="of:=AVERAGE([.A7];[.D7];[.G7])" office:value-type="float" office:value="0" calcext:value-type="float">
            <text:p>0</text:p>
          </table:table-cell>
          <table:table-cell table:formula="of:=AVERAGE([.B7];[.E7];[.H7])" office:value-type="float" office:value="257.984333333333" calcext:value-type="float">
            <text:p>257.984333333333</text:p>
          </table:table-cell>
          <table:table-cell table:formula="of:=AVERAGE([.C7];[.F7];[.I7])" office:value-type="float" office:value="486.856333333333" calcext:value-type="float">
            <text:p>486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12" calcext:value-type="float">
            <text:p>31.012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7];[.R7];[.U7])" office:value-type="float" office:value="0" calcext:value-type="float">
            <text:p>0</text:p>
          </table:table-cell>
          <table:table-cell table:formula="of:=AVERAGE([.P7];[.S7];[.V7])" office:value-type="float" office:value="33.4963333333333" calcext:value-type="float">
            <text:p>33.4963333333333</text:p>
          </table:table-cell>
          <table:table-cell table:formula="of:=AVERAGE([.Q7];[.T7];[.W7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3" calcext:value-type="float">
            <text:p>3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7];[.AF7];[.AI7])" office:value-type="float" office:value="2" calcext:value-type="float">
            <text:p>2</text:p>
          </table:table-cell>
          <table:table-cell table:formula="of:=AVERAGE([.AD7];[.AG7];[.AJ7])" office:value-type="float" office:value="216.571333333333" calcext:value-type="float">
            <text:p>216.571333333333</text:p>
          </table:table-cell>
          <table:table-cell table:formula="of:=AVERAGE([.AE7];[.AH7];[.AK7])" office:value-type="float" office:value="1972.88033333333" calcext:value-type="float">
            <text:p>1972.88033333333</text:p>
          </table:table-cell>
          <table:table-cell table:number-columns-repeated="2"/>
          <table:table-cell table:formula="of:=[.A7]+[.O7]+[.AC7]" office:value-type="float" office:value="3" calcext:value-type="float">
            <text:p>3</text:p>
          </table:table-cell>
          <table:table-cell table:formula="of:=[.B7]+[.P7]+[.AD7]" office:value-type="float" office:value="393.211" calcext:value-type="float">
            <text:p>393.211</text:p>
          </table:table-cell>
          <table:table-cell table:formula="of:=[.C7]+[.Q7]+[.AE7]" office:value-type="float" office:value="2413.09" calcext:value-type="float">
            <text:p>2413.09</text:p>
          </table:table-cell>
          <table:table-cell table:formula="of:=[.D7]+[.R7]+[.AF7]" office:value-type="float" office:value="3" calcext:value-type="float">
            <text:p>3</text:p>
          </table:table-cell>
          <table:table-cell table:formula="of:=[.E7]+[.S7]+[.AG7]" office:value-type="float" office:value="560.972" calcext:value-type="float">
            <text:p>560.972</text:p>
          </table:table-cell>
          <table:table-cell table:formula="of:=[.F7]+[.T7]+[.AH7]" office:value-type="float" office:value="2597.41" calcext:value-type="float">
            <text:p>2597.41</text:p>
          </table:table-cell>
          <table:table-cell table:formula="of:=[.G7]+[.U7]+[.AI7]" office:value-type="float" office:value="0" calcext:value-type="float">
            <text:p>0</text:p>
          </table:table-cell>
          <table:table-cell table:formula="of:=[.H7]+[.V7]+[.AJ7]" office:value-type="float" office:value="569.973" calcext:value-type="float">
            <text:p>569.973</text:p>
          </table:table-cell>
          <table:table-cell table:formula="of:=[.I7]+[.W7]+[.AK7]" office:value-type="float" office:value="2624.41" calcext:value-type="float">
            <text:p>2624.41</text:p>
          </table:table-cell>
          <table:table-cell table:formula="of:=AVERAGE([.AQ7];[.AT7];[.AW7])" office:value-type="float" office:value="2" calcext:value-type="float">
            <text:p>2</text:p>
          </table:table-cell>
          <table:table-cell table:formula="of:=AVERAGE([.AR7];[.AU7];[.AX7])" office:value-type="float" office:value="508.052" calcext:value-type="float">
            <text:p>508.052</text:p>
          </table:table-cell>
          <table:table-cell table:formula="of:=AVERAGE([.AS7];[.AV7];[.AY7])" office:value-type="float" office:value="2544.97" calcext:value-type="float">
            <text:p>2544.97</text:p>
          </table:table-cell>
          <table:table-cell table:number-columns-repeated="2"/>
          <table:table-cell table:formula="of:=[.CG7]-[.BS7]" office:value-type="float" office:value="0" calcext:value-type="float">
            <text:p>0</text:p>
          </table:table-cell>
          <table:table-cell table:formula="of:=[.CH7]-[.BT7]" office:value-type="float" office:value="50.622" calcext:value-type="float">
            <text:p>50.622</text:p>
          </table:table-cell>
          <table:table-cell table:formula="of:=[.CI7]-[.BU7]" office:value-type="float" office:value="186.562" calcext:value-type="float">
            <text:p>186.562</text:p>
          </table:table-cell>
          <table:table-cell table:formula="of:=[.CJ7]-[.BV7]" office:value-type="float" office:value="1.9" calcext:value-type="float">
            <text:p>1.9</text:p>
          </table:table-cell>
          <table:table-cell table:formula="of:=[.CK7]-[.BW7]" office:value-type="float" office:value="14.434" calcext:value-type="float">
            <text:p>14.434</text:p>
          </table:table-cell>
          <table:table-cell table:formula="of:=[.CL7]-[.BX7]" office:value-type="float" office:value="-457.461" calcext:value-type="float">
            <text:p>-457.461</text:p>
          </table:table-cell>
          <table:table-cell table:formula="of:=[.CM7]-[.BY7]" office:value-type="float" office:value="0" calcext:value-type="float">
            <text:p>0</text:p>
          </table:table-cell>
          <table:table-cell table:formula="of:=[.CN7]-[.BZ7]" office:value-type="float" office:value="47.09" calcext:value-type="float">
            <text:p>47.09</text:p>
          </table:table-cell>
          <table:table-cell table:formula="of:=[.CO7]-[.CA7]" office:value-type="float" office:value="183.195" calcext:value-type="float">
            <text:p>183.195</text:p>
          </table:table-cell>
          <table:table-cell table:formula="of:=AVERAGE([.BE7];[.BH7];[.BK7])" office:value-type="float" office:value="0.633333333333333" calcext:value-type="float">
            <text:p>0.633333333333333</text:p>
          </table:table-cell>
          <table:table-cell table:formula="of:=AVERAGE([.BF7];[.BI7];[.BL7])" office:value-type="float" office:value="37.382" calcext:value-type="float">
            <text:p>37.382</text:p>
          </table:table-cell>
          <table:table-cell table:formula="of:=AVERAGE([.BG7];[.BJ7];[.BM7])" office:value-type="float" office:value="-29.2346666666667" calcext:value-type="float">
            <text:p>-29.234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16" calcext:value-type="float">
            <text:p>67.316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375" calcext:value-type="float">
            <text:p>67.375</text:p>
          </table:table-cell>
          <table:table-cell office:value-type="float" office:value="1283.723" calcext:value-type="float">
            <text:p>1283.723</text:p>
          </table:table-cell>
          <table:table-cell table:formula="of:=AVERAGE([.BS7];[.BV7];[.BY7])" office:value-type="float" office:value="0" calcext:value-type="float">
            <text:p>0</text:p>
          </table:table-cell>
          <table:table-cell table:formula="of:=AVERAGE([.BT7];[.BW7];[.BZ7])" office:value-type="float" office:value="67.2966666666667" calcext:value-type="float">
            <text:p>67.2966666666667</text:p>
          </table:table-cell>
          <table:table-cell table:formula="of:=AVERAGE([.BU7];[.BX7];[.CA7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7.938" calcext:value-type="float">
            <text:p>117.938</text:p>
          </table:table-cell>
          <table:table-cell office:value-type="float" office:value="1470.285" calcext:value-type="float">
            <text:p>1470.285</text:p>
          </table:table-cell>
          <table:table-cell office:value-type="float" office:value="1.9" calcext:value-type="float">
            <text:p>1.9</text:p>
          </table:table-cell>
          <table:table-cell office:value-type="float" office:value="81.633" calcext:value-type="float">
            <text:p>81.633</text:p>
          </table:table-cell>
          <table:table-cell office:value-type="float" office:value="826.262" calcext:value-type="float">
            <text:p>826.262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6.918" calcext:value-type="float">
            <text:p>1466.918</text:p>
          </table:table-cell>
          <table:table-cell table:formula="of:=AVERAGE([.CG7];[.CJ7];[.CM7])" office:value-type="float" office:value="0.633333333333333" calcext:value-type="float">
            <text:p>0.633333333333333</text:p>
          </table:table-cell>
          <table:table-cell table:formula="of:=AVERAGE([.CH7];[.CK7];[.CN7])" office:value-type="float" office:value="104.678666666667" calcext:value-type="float">
            <text:p>104.678666666667</text:p>
          </table:table-cell>
          <table:table-cell table:formula="of:=AVERAGE([.CI7];[.CL7];[.CO7])" office:value-type="float" office:value="1254.48833333333" calcext:value-type="float">
            <text:p>1254.488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.961" calcext:value-type="float">
            <text:p>144.961</text:p>
          </table:table-cell>
          <table:table-cell office:value-type="float" office:value="354.523" calcext:value-type="float">
            <text:p>354.523</text:p>
          </table:table-cell>
          <table:table-cell office:value-type="float" office:value="0" calcext:value-type="float">
            <text:p>0</text:p>
          </table:table-cell>
          <table:table-cell office:value-type="float" office:value="309.027" calcext:value-type="float">
            <text:p>309.027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0" calcext:value-type="float">
            <text:p>0</text:p>
          </table:table-cell>
          <table:table-cell office:value-type="float" office:value="319.973" calcext:value-type="float">
            <text:p>319.973</text:p>
          </table:table-cell>
          <table:table-cell office:value-type="float" office:value="567.523" calcext:value-type="float">
            <text:p>567.523</text:p>
          </table:table-cell>
          <table:table-cell table:formula="of:=AVERAGE([.A8];[.D8];[.G8])" office:value-type="float" office:value="0" calcext:value-type="float">
            <text:p>0</text:p>
          </table:table-cell>
          <table:table-cell table:formula="of:=AVERAGE([.B8];[.E8];[.H8])" office:value-type="float" office:value="257.987" calcext:value-type="float">
            <text:p>257.987</text:p>
          </table:table-cell>
          <table:table-cell table:formula="of:=AVERAGE([.C8];[.F8];[.I8])" office:value-type="float" office:value="486.856333333333" calcext:value-type="float">
            <text:p>486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12" calcext:value-type="float">
            <text:p>31.012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8];[.R8];[.U8])" office:value-type="float" office:value="0" calcext:value-type="float">
            <text:p>0</text:p>
          </table:table-cell>
          <table:table-cell table:formula="of:=AVERAGE([.P8];[.S8];[.V8])" office:value-type="float" office:value="33.4963333333333" calcext:value-type="float">
            <text:p>33.4963333333333</text:p>
          </table:table-cell>
          <table:table-cell table:formula="of:=AVERAGE([.Q8];[.T8];[.W8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1.9" calcext:value-type="float">
            <text:p>1.9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8];[.AF8];[.AI8])" office:value-type="float" office:value="0.633333333333333" calcext:value-type="float">
            <text:p>0.633333333333333</text:p>
          </table:table-cell>
          <table:table-cell table:formula="of:=AVERAGE([.AD8];[.AG8];[.AJ8])" office:value-type="float" office:value="217.238" calcext:value-type="float">
            <text:p>217.238</text:p>
          </table:table-cell>
          <table:table-cell table:formula="of:=AVERAGE([.AE8];[.AH8];[.AK8])" office:value-type="float" office:value="1973.547" calcext:value-type="float">
            <text:p>1973.547</text:p>
          </table:table-cell>
          <table:table-cell table:number-columns-repeated="2"/>
          <table:table-cell table:formula="of:=[.A8]+[.O8]+[.AC8]" office:value-type="float" office:value="0" calcext:value-type="float">
            <text:p>0</text:p>
          </table:table-cell>
          <table:table-cell table:formula="of:=[.B8]+[.P8]+[.AD8]" office:value-type="float" office:value="393.211" calcext:value-type="float">
            <text:p>393.211</text:p>
          </table:table-cell>
          <table:table-cell table:formula="of:=[.C8]+[.Q8]+[.AE8]" office:value-type="float" office:value="2413.09" calcext:value-type="float">
            <text:p>2413.09</text:p>
          </table:table-cell>
          <table:table-cell table:formula="of:=[.D8]+[.R8]+[.AF8]" office:value-type="float" office:value="0" calcext:value-type="float">
            <text:p>0</text:p>
          </table:table-cell>
          <table:table-cell table:formula="of:=[.E8]+[.S8]+[.AG8]" office:value-type="float" office:value="560.972" calcext:value-type="float">
            <text:p>560.972</text:p>
          </table:table-cell>
          <table:table-cell table:formula="of:=[.F8]+[.T8]+[.AH8]" office:value-type="float" office:value="2597.41" calcext:value-type="float">
            <text:p>2597.41</text:p>
          </table:table-cell>
          <table:table-cell table:formula="of:=[.G8]+[.U8]+[.AI8]" office:value-type="float" office:value="1.9" calcext:value-type="float">
            <text:p>1.9</text:p>
          </table:table-cell>
          <table:table-cell table:formula="of:=[.H8]+[.V8]+[.AJ8]" office:value-type="float" office:value="571.981" calcext:value-type="float">
            <text:p>571.981</text:p>
          </table:table-cell>
          <table:table-cell table:formula="of:=[.I8]+[.W8]+[.AK8]" office:value-type="float" office:value="2626.41" calcext:value-type="float">
            <text:p>2626.41</text:p>
          </table:table-cell>
          <table:table-cell table:formula="of:=AVERAGE([.AQ8];[.AT8];[.AW8])" office:value-type="float" office:value="0.633333333333333" calcext:value-type="float">
            <text:p>0.633333333333333</text:p>
          </table:table-cell>
          <table:table-cell table:formula="of:=AVERAGE([.AR8];[.AU8];[.AX8])" office:value-type="float" office:value="508.721333333333" calcext:value-type="float">
            <text:p>508.721333333333</text:p>
          </table:table-cell>
          <table:table-cell table:formula="of:=AVERAGE([.AS8];[.AV8];[.AY8])" office:value-type="float" office:value="2545.63666666667" calcext:value-type="float">
            <text:p>2545.63666666667</text:p>
          </table:table-cell>
          <table:table-cell table:number-columns-repeated="2"/>
          <table:table-cell table:formula="of:=[.CG8]-[.BS8]" office:value-type="float" office:value="0" calcext:value-type="float">
            <text:p>0</text:p>
          </table:table-cell>
          <table:table-cell table:formula="of:=[.CH8]-[.BT8]" office:value-type="float" office:value="50.622" calcext:value-type="float">
            <text:p>50.622</text:p>
          </table:table-cell>
          <table:table-cell table:formula="of:=[.CI8]-[.BU8]" office:value-type="float" office:value="186.562" calcext:value-type="float">
            <text:p>186.562</text:p>
          </table:table-cell>
          <table:table-cell table:formula="of:=[.CJ8]-[.BV8]" office:value-type="float" office:value="0" calcext:value-type="float">
            <text:p>0</text:p>
          </table:table-cell>
          <table:table-cell table:formula="of:=[.CK8]-[.BW8]" office:value-type="float" office:value="14.434" calcext:value-type="float">
            <text:p>14.434</text:p>
          </table:table-cell>
          <table:table-cell table:formula="of:=[.CL8]-[.BX8]" office:value-type="float" office:value="-457.461" calcext:value-type="float">
            <text:p>-457.461</text:p>
          </table:table-cell>
          <table:table-cell table:formula="of:=[.CM8]-[.BY8]" office:value-type="float" office:value="0" calcext:value-type="float">
            <text:p>0</text:p>
          </table:table-cell>
          <table:table-cell table:formula="of:=[.CN8]-[.BZ8]" office:value-type="float" office:value="47.09" calcext:value-type="float">
            <text:p>47.09</text:p>
          </table:table-cell>
          <table:table-cell table:formula="of:=[.CO8]-[.CA8]" office:value-type="float" office:value="183.195" calcext:value-type="float">
            <text:p>183.195</text:p>
          </table:table-cell>
          <table:table-cell table:formula="of:=AVERAGE([.BE8];[.BH8];[.BK8])" office:value-type="float" office:value="0" calcext:value-type="float">
            <text:p>0</text:p>
          </table:table-cell>
          <table:table-cell table:formula="of:=AVERAGE([.BF8];[.BI8];[.BL8])" office:value-type="float" office:value="37.382" calcext:value-type="float">
            <text:p>37.382</text:p>
          </table:table-cell>
          <table:table-cell table:formula="of:=AVERAGE([.BG8];[.BJ8];[.BM8])" office:value-type="float" office:value="-29.2346666666667" calcext:value-type="float">
            <text:p>-29.234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16" calcext:value-type="float">
            <text:p>67.316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375" calcext:value-type="float">
            <text:p>67.375</text:p>
          </table:table-cell>
          <table:table-cell office:value-type="float" office:value="1283.723" calcext:value-type="float">
            <text:p>1283.723</text:p>
          </table:table-cell>
          <table:table-cell table:formula="of:=AVERAGE([.BS8];[.BV8];[.BY8])" office:value-type="float" office:value="0" calcext:value-type="float">
            <text:p>0</text:p>
          </table:table-cell>
          <table:table-cell table:formula="of:=AVERAGE([.BT8];[.BW8];[.BZ8])" office:value-type="float" office:value="67.2966666666667" calcext:value-type="float">
            <text:p>67.2966666666667</text:p>
          </table:table-cell>
          <table:table-cell table:formula="of:=AVERAGE([.BU8];[.BX8];[.CA8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7.938" calcext:value-type="float">
            <text:p>117.938</text:p>
          </table:table-cell>
          <table:table-cell office:value-type="float" office:value="1470.285" calcext:value-type="float">
            <text:p>1470.285</text:p>
          </table:table-cell>
          <table:table-cell office:value-type="float" office:value="0" calcext:value-type="float">
            <text:p>0</text:p>
          </table:table-cell>
          <table:table-cell office:value-type="float" office:value="81.633" calcext:value-type="float">
            <text:p>81.633</text:p>
          </table:table-cell>
          <table:table-cell office:value-type="float" office:value="826.262" calcext:value-type="float">
            <text:p>826.262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6.918" calcext:value-type="float">
            <text:p>1466.918</text:p>
          </table:table-cell>
          <table:table-cell table:formula="of:=AVERAGE([.CG8];[.CJ8];[.CM8])" office:value-type="float" office:value="0" calcext:value-type="float">
            <text:p>0</text:p>
          </table:table-cell>
          <table:table-cell table:formula="of:=AVERAGE([.CH8];[.CK8];[.CN8])" office:value-type="float" office:value="104.678666666667" calcext:value-type="float">
            <text:p>104.678666666667</text:p>
          </table:table-cell>
          <table:table-cell table:formula="of:=AVERAGE([.CI8];[.CL8];[.CO8])" office:value-type="float" office:value="1254.48833333333" calcext:value-type="float">
            <text:p>1254.488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.961" calcext:value-type="float">
            <text:p>144.961</text:p>
          </table:table-cell>
          <table:table-cell office:value-type="float" office:value="354.523" calcext:value-type="float">
            <text:p>354.523</text:p>
          </table:table-cell>
          <table:table-cell office:value-type="float" office:value="0" calcext:value-type="float">
            <text:p>0</text:p>
          </table:table-cell>
          <table:table-cell office:value-type="float" office:value="309.027" calcext:value-type="float">
            <text:p>309.027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0" calcext:value-type="float">
            <text:p>0</text:p>
          </table:table-cell>
          <table:table-cell office:value-type="float" office:value="319.973" calcext:value-type="float">
            <text:p>319.973</text:p>
          </table:table-cell>
          <table:table-cell office:value-type="float" office:value="567.523" calcext:value-type="float">
            <text:p>567.523</text:p>
          </table:table-cell>
          <table:table-cell table:formula="of:=AVERAGE([.A9];[.D9];[.G9])" office:value-type="float" office:value="0" calcext:value-type="float">
            <text:p>0</text:p>
          </table:table-cell>
          <table:table-cell table:formula="of:=AVERAGE([.B9];[.E9];[.H9])" office:value-type="float" office:value="257.987" calcext:value-type="float">
            <text:p>257.987</text:p>
          </table:table-cell>
          <table:table-cell table:formula="of:=AVERAGE([.C9];[.F9];[.I9])" office:value-type="float" office:value="486.856333333333" calcext:value-type="float">
            <text:p>486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12" calcext:value-type="float">
            <text:p>31.012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9];[.R9];[.U9])" office:value-type="float" office:value="0" calcext:value-type="float">
            <text:p>0</text:p>
          </table:table-cell>
          <table:table-cell table:formula="of:=AVERAGE([.P9];[.S9];[.V9])" office:value-type="float" office:value="33.4963333333333" calcext:value-type="float">
            <text:p>33.4963333333333</text:p>
          </table:table-cell>
          <table:table-cell table:formula="of:=AVERAGE([.Q9];[.T9];[.W9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9];[.AF9];[.AI9])" office:value-type="float" office:value="0" calcext:value-type="float">
            <text:p>0</text:p>
          </table:table-cell>
          <table:table-cell table:formula="of:=AVERAGE([.AD9];[.AG9];[.AJ9])" office:value-type="float" office:value="217.238" calcext:value-type="float">
            <text:p>217.238</text:p>
          </table:table-cell>
          <table:table-cell table:formula="of:=AVERAGE([.AE9];[.AH9];[.AK9])" office:value-type="float" office:value="1973.547" calcext:value-type="float">
            <text:p>1973.547</text:p>
          </table:table-cell>
          <table:table-cell table:number-columns-repeated="2"/>
          <table:table-cell table:formula="of:=[.A9]+[.O9]+[.AC9]" office:value-type="float" office:value="0" calcext:value-type="float">
            <text:p>0</text:p>
          </table:table-cell>
          <table:table-cell table:formula="of:=[.B9]+[.P9]+[.AD9]" office:value-type="float" office:value="393.211" calcext:value-type="float">
            <text:p>393.211</text:p>
          </table:table-cell>
          <table:table-cell table:formula="of:=[.C9]+[.Q9]+[.AE9]" office:value-type="float" office:value="2413.09" calcext:value-type="float">
            <text:p>2413.09</text:p>
          </table:table-cell>
          <table:table-cell table:formula="of:=[.D9]+[.R9]+[.AF9]" office:value-type="float" office:value="0" calcext:value-type="float">
            <text:p>0</text:p>
          </table:table-cell>
          <table:table-cell table:formula="of:=[.E9]+[.S9]+[.AG9]" office:value-type="float" office:value="560.972" calcext:value-type="float">
            <text:p>560.972</text:p>
          </table:table-cell>
          <table:table-cell table:formula="of:=[.F9]+[.T9]+[.AH9]" office:value-type="float" office:value="2597.41" calcext:value-type="float">
            <text:p>2597.41</text:p>
          </table:table-cell>
          <table:table-cell table:formula="of:=[.G9]+[.U9]+[.AI9]" office:value-type="float" office:value="0" calcext:value-type="float">
            <text:p>0</text:p>
          </table:table-cell>
          <table:table-cell table:formula="of:=[.H9]+[.V9]+[.AJ9]" office:value-type="float" office:value="571.981" calcext:value-type="float">
            <text:p>571.981</text:p>
          </table:table-cell>
          <table:table-cell table:formula="of:=[.I9]+[.W9]+[.AK9]" office:value-type="float" office:value="2626.41" calcext:value-type="float">
            <text:p>2626.41</text:p>
          </table:table-cell>
          <table:table-cell table:formula="of:=AVERAGE([.AQ9];[.AT9];[.AW9])" office:value-type="float" office:value="0" calcext:value-type="float">
            <text:p>0</text:p>
          </table:table-cell>
          <table:table-cell table:formula="of:=AVERAGE([.AR9];[.AU9];[.AX9])" office:value-type="float" office:value="508.721333333333" calcext:value-type="float">
            <text:p>508.721333333333</text:p>
          </table:table-cell>
          <table:table-cell table:formula="of:=AVERAGE([.AS9];[.AV9];[.AY9])" office:value-type="float" office:value="2545.63666666667" calcext:value-type="float">
            <text:p>2545.63666666667</text:p>
          </table:table-cell>
          <table:table-cell table:number-columns-repeated="2"/>
          <table:table-cell table:formula="of:=[.CG9]-[.BS9]" office:value-type="float" office:value="1" calcext:value-type="float">
            <text:p>1</text:p>
          </table:table-cell>
          <table:table-cell table:formula="of:=[.CH9]-[.BT9]" office:value-type="float" office:value="50.622" calcext:value-type="float">
            <text:p>50.622</text:p>
          </table:table-cell>
          <table:table-cell table:formula="of:=[.CI9]-[.BU9]" office:value-type="float" office:value="186.562" calcext:value-type="float">
            <text:p>186.562</text:p>
          </table:table-cell>
          <table:table-cell table:formula="of:=[.CJ9]-[.BV9]" office:value-type="float" office:value="0" calcext:value-type="float">
            <text:p>0</text:p>
          </table:table-cell>
          <table:table-cell table:formula="of:=[.CK9]-[.BW9]" office:value-type="float" office:value="14.434" calcext:value-type="float">
            <text:p>14.434</text:p>
          </table:table-cell>
          <table:table-cell table:formula="of:=[.CL9]-[.BX9]" office:value-type="float" office:value="-457.461" calcext:value-type="float">
            <text:p>-457.461</text:p>
          </table:table-cell>
          <table:table-cell table:formula="of:=[.CM9]-[.BY9]" office:value-type="float" office:value="1" calcext:value-type="float">
            <text:p>1</text:p>
          </table:table-cell>
          <table:table-cell table:formula="of:=[.CN9]-[.BZ9]" office:value-type="float" office:value="47.09" calcext:value-type="float">
            <text:p>47.09</text:p>
          </table:table-cell>
          <table:table-cell table:formula="of:=[.CO9]-[.CA9]" office:value-type="float" office:value="183.195" calcext:value-type="float">
            <text:p>183.195</text:p>
          </table:table-cell>
          <table:table-cell table:formula="of:=AVERAGE([.BE9];[.BH9];[.BK9])" office:value-type="float" office:value="0.666666666666667" calcext:value-type="float">
            <text:p>0.666666666666667</text:p>
          </table:table-cell>
          <table:table-cell table:formula="of:=AVERAGE([.BF9];[.BI9];[.BL9])" office:value-type="float" office:value="37.382" calcext:value-type="float">
            <text:p>37.382</text:p>
          </table:table-cell>
          <table:table-cell table:formula="of:=AVERAGE([.BG9];[.BJ9];[.BM9])" office:value-type="float" office:value="-29.2346666666667" calcext:value-type="float">
            <text:p>-29.234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16" calcext:value-type="float">
            <text:p>67.316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375" calcext:value-type="float">
            <text:p>67.375</text:p>
          </table:table-cell>
          <table:table-cell office:value-type="float" office:value="1283.723" calcext:value-type="float">
            <text:p>1283.723</text:p>
          </table:table-cell>
          <table:table-cell table:formula="of:=AVERAGE([.BS9];[.BV9];[.BY9])" office:value-type="float" office:value="0" calcext:value-type="float">
            <text:p>0</text:p>
          </table:table-cell>
          <table:table-cell table:formula="of:=AVERAGE([.BT9];[.BW9];[.BZ9])" office:value-type="float" office:value="67.2966666666667" calcext:value-type="float">
            <text:p>67.2966666666667</text:p>
          </table:table-cell>
          <table:table-cell table:formula="of:=AVERAGE([.BU9];[.BX9];[.CA9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7.938" calcext:value-type="float">
            <text:p>117.938</text:p>
          </table:table-cell>
          <table:table-cell office:value-type="float" office:value="1470.285" calcext:value-type="float">
            <text:p>1470.285</text:p>
          </table:table-cell>
          <table:table-cell office:value-type="float" office:value="0" calcext:value-type="float">
            <text:p>0</text:p>
          </table:table-cell>
          <table:table-cell office:value-type="float" office:value="81.633" calcext:value-type="float">
            <text:p>81.633</text:p>
          </table:table-cell>
          <table:table-cell office:value-type="float" office:value="826.262" calcext:value-type="float">
            <text:p>826.262</text:p>
          </table:table-cell>
          <table:table-cell office:value-type="float" office:value="1" calcext:value-type="float">
            <text:p>1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6.918" calcext:value-type="float">
            <text:p>1466.918</text:p>
          </table:table-cell>
          <table:table-cell table:formula="of:=AVERAGE([.CG9];[.CJ9];[.CM9])" office:value-type="float" office:value="0.666666666666667" calcext:value-type="float">
            <text:p>0.666666666666667</text:p>
          </table:table-cell>
          <table:table-cell table:formula="of:=AVERAGE([.CH9];[.CK9];[.CN9])" office:value-type="float" office:value="104.678666666667" calcext:value-type="float">
            <text:p>104.678666666667</text:p>
          </table:table-cell>
          <table:table-cell table:formula="of:=AVERAGE([.CI9];[.CL9];[.CO9])" office:value-type="float" office:value="1254.48833333333" calcext:value-type="float">
            <text:p>1254.488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.961" calcext:value-type="float">
            <text:p>144.961</text:p>
          </table:table-cell>
          <table:table-cell office:value-type="float" office:value="354.523" calcext:value-type="float">
            <text:p>354.523</text:p>
          </table:table-cell>
          <table:table-cell office:value-type="float" office:value="0" calcext:value-type="float">
            <text:p>0</text:p>
          </table:table-cell>
          <table:table-cell office:value-type="float" office:value="309.027" calcext:value-type="float">
            <text:p>309.027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0" calcext:value-type="float">
            <text:p>0</text:p>
          </table:table-cell>
          <table:table-cell office:value-type="float" office:value="319.973" calcext:value-type="float">
            <text:p>319.973</text:p>
          </table:table-cell>
          <table:table-cell office:value-type="float" office:value="567.523" calcext:value-type="float">
            <text:p>567.523</text:p>
          </table:table-cell>
          <table:table-cell table:formula="of:=AVERAGE([.A10];[.D10];[.G10])" office:value-type="float" office:value="0" calcext:value-type="float">
            <text:p>0</text:p>
          </table:table-cell>
          <table:table-cell table:formula="of:=AVERAGE([.B10];[.E10];[.H10])" office:value-type="float" office:value="257.987" calcext:value-type="float">
            <text:p>257.987</text:p>
          </table:table-cell>
          <table:table-cell table:formula="of:=AVERAGE([.C10];[.F10];[.I10])" office:value-type="float" office:value="486.856333333333" calcext:value-type="float">
            <text:p>486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12" calcext:value-type="float">
            <text:p>31.012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10];[.R10];[.U10])" office:value-type="float" office:value="0" calcext:value-type="float">
            <text:p>0</text:p>
          </table:table-cell>
          <table:table-cell table:formula="of:=AVERAGE([.P10];[.S10];[.V10])" office:value-type="float" office:value="33.4963333333333" calcext:value-type="float">
            <text:p>33.4963333333333</text:p>
          </table:table-cell>
          <table:table-cell table:formula="of:=AVERAGE([.Q10];[.T10];[.W10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10];[.AF10];[.AI10])" office:value-type="float" office:value="0" calcext:value-type="float">
            <text:p>0</text:p>
          </table:table-cell>
          <table:table-cell table:formula="of:=AVERAGE([.AD10];[.AG10];[.AJ10])" office:value-type="float" office:value="217.238" calcext:value-type="float">
            <text:p>217.238</text:p>
          </table:table-cell>
          <table:table-cell table:formula="of:=AVERAGE([.AE10];[.AH10];[.AK10])" office:value-type="float" office:value="1973.547" calcext:value-type="float">
            <text:p>1973.547</text:p>
          </table:table-cell>
          <table:table-cell table:number-columns-repeated="2"/>
          <table:table-cell table:formula="of:=[.A10]+[.O10]+[.AC10]" office:value-type="float" office:value="0" calcext:value-type="float">
            <text:p>0</text:p>
          </table:table-cell>
          <table:table-cell table:formula="of:=[.B10]+[.P10]+[.AD10]" office:value-type="float" office:value="393.211" calcext:value-type="float">
            <text:p>393.211</text:p>
          </table:table-cell>
          <table:table-cell table:formula="of:=[.C10]+[.Q10]+[.AE10]" office:value-type="float" office:value="2413.09" calcext:value-type="float">
            <text:p>2413.09</text:p>
          </table:table-cell>
          <table:table-cell table:formula="of:=[.D10]+[.R10]+[.AF10]" office:value-type="float" office:value="0" calcext:value-type="float">
            <text:p>0</text:p>
          </table:table-cell>
          <table:table-cell table:formula="of:=[.E10]+[.S10]+[.AG10]" office:value-type="float" office:value="560.972" calcext:value-type="float">
            <text:p>560.972</text:p>
          </table:table-cell>
          <table:table-cell table:formula="of:=[.F10]+[.T10]+[.AH10]" office:value-type="float" office:value="2597.41" calcext:value-type="float">
            <text:p>2597.41</text:p>
          </table:table-cell>
          <table:table-cell table:formula="of:=[.G10]+[.U10]+[.AI10]" office:value-type="float" office:value="0" calcext:value-type="float">
            <text:p>0</text:p>
          </table:table-cell>
          <table:table-cell table:formula="of:=[.H10]+[.V10]+[.AJ10]" office:value-type="float" office:value="571.981" calcext:value-type="float">
            <text:p>571.981</text:p>
          </table:table-cell>
          <table:table-cell table:formula="of:=[.I10]+[.W10]+[.AK10]" office:value-type="float" office:value="2626.41" calcext:value-type="float">
            <text:p>2626.41</text:p>
          </table:table-cell>
          <table:table-cell table:formula="of:=AVERAGE([.AQ10];[.AT10];[.AW10])" office:value-type="float" office:value="0" calcext:value-type="float">
            <text:p>0</text:p>
          </table:table-cell>
          <table:table-cell table:formula="of:=AVERAGE([.AR10];[.AU10];[.AX10])" office:value-type="float" office:value="508.721333333333" calcext:value-type="float">
            <text:p>508.721333333333</text:p>
          </table:table-cell>
          <table:table-cell table:formula="of:=AVERAGE([.AS10];[.AV10];[.AY10])" office:value-type="float" office:value="2545.63666666667" calcext:value-type="float">
            <text:p>2545.63666666667</text:p>
          </table:table-cell>
          <table:table-cell table:number-columns-repeated="2"/>
          <table:table-cell table:formula="of:=[.CG10]-[.BS10]" office:value-type="float" office:value="0" calcext:value-type="float">
            <text:p>0</text:p>
          </table:table-cell>
          <table:table-cell table:formula="of:=[.CH10]-[.BT10]" office:value-type="float" office:value="50.622" calcext:value-type="float">
            <text:p>50.622</text:p>
          </table:table-cell>
          <table:table-cell table:formula="of:=[.CI10]-[.BU10]" office:value-type="float" office:value="186.562" calcext:value-type="float">
            <text:p>186.562</text:p>
          </table:table-cell>
          <table:table-cell table:formula="of:=[.CJ10]-[.BV10]" office:value-type="float" office:value="0" calcext:value-type="float">
            <text:p>0</text:p>
          </table:table-cell>
          <table:table-cell table:formula="of:=[.CK10]-[.BW10]" office:value-type="float" office:value="14.434" calcext:value-type="float">
            <text:p>14.434</text:p>
          </table:table-cell>
          <table:table-cell table:formula="of:=[.CL10]-[.BX10]" office:value-type="float" office:value="-457.461" calcext:value-type="float">
            <text:p>-457.461</text:p>
          </table:table-cell>
          <table:table-cell table:formula="of:=[.CM10]-[.BY10]" office:value-type="float" office:value="0" calcext:value-type="float">
            <text:p>0</text:p>
          </table:table-cell>
          <table:table-cell table:formula="of:=[.CN10]-[.BZ10]" office:value-type="float" office:value="47.09" calcext:value-type="float">
            <text:p>47.09</text:p>
          </table:table-cell>
          <table:table-cell table:formula="of:=[.CO10]-[.CA10]" office:value-type="float" office:value="183.195" calcext:value-type="float">
            <text:p>183.195</text:p>
          </table:table-cell>
          <table:table-cell table:formula="of:=AVERAGE([.BE10];[.BH10];[.BK10])" office:value-type="float" office:value="0" calcext:value-type="float">
            <text:p>0</text:p>
          </table:table-cell>
          <table:table-cell table:formula="of:=AVERAGE([.BF10];[.BI10];[.BL10])" office:value-type="float" office:value="37.382" calcext:value-type="float">
            <text:p>37.382</text:p>
          </table:table-cell>
          <table:table-cell table:formula="of:=AVERAGE([.BG10];[.BJ10];[.BM10])" office:value-type="float" office:value="-29.2346666666667" calcext:value-type="float">
            <text:p>-29.234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16" calcext:value-type="float">
            <text:p>67.316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375" calcext:value-type="float">
            <text:p>67.375</text:p>
          </table:table-cell>
          <table:table-cell office:value-type="float" office:value="1283.723" calcext:value-type="float">
            <text:p>1283.723</text:p>
          </table:table-cell>
          <table:table-cell table:formula="of:=AVERAGE([.BS10];[.BV10];[.BY10])" office:value-type="float" office:value="0" calcext:value-type="float">
            <text:p>0</text:p>
          </table:table-cell>
          <table:table-cell table:formula="of:=AVERAGE([.BT10];[.BW10];[.BZ10])" office:value-type="float" office:value="67.2966666666667" calcext:value-type="float">
            <text:p>67.2966666666667</text:p>
          </table:table-cell>
          <table:table-cell table:formula="of:=AVERAGE([.BU10];[.BX10];[.CA10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7.938" calcext:value-type="float">
            <text:p>117.938</text:p>
          </table:table-cell>
          <table:table-cell office:value-type="float" office:value="1470.285" calcext:value-type="float">
            <text:p>1470.285</text:p>
          </table:table-cell>
          <table:table-cell office:value-type="float" office:value="0" calcext:value-type="float">
            <text:p>0</text:p>
          </table:table-cell>
          <table:table-cell office:value-type="float" office:value="81.633" calcext:value-type="float">
            <text:p>81.633</text:p>
          </table:table-cell>
          <table:table-cell office:value-type="float" office:value="826.262" calcext:value-type="float">
            <text:p>826.262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6.918" calcext:value-type="float">
            <text:p>1466.918</text:p>
          </table:table-cell>
          <table:table-cell table:formula="of:=AVERAGE([.CG10];[.CJ10];[.CM10])" office:value-type="float" office:value="0" calcext:value-type="float">
            <text:p>0</text:p>
          </table:table-cell>
          <table:table-cell table:formula="of:=AVERAGE([.CH10];[.CK10];[.CN10])" office:value-type="float" office:value="104.678666666667" calcext:value-type="float">
            <text:p>104.678666666667</text:p>
          </table:table-cell>
          <table:table-cell table:formula="of:=AVERAGE([.CI10];[.CL10];[.CO10])" office:value-type="float" office:value="1254.48833333333" calcext:value-type="float">
            <text:p>1254.488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.961" calcext:value-type="float">
            <text:p>144.961</text:p>
          </table:table-cell>
          <table:table-cell office:value-type="float" office:value="354.523" calcext:value-type="float">
            <text:p>354.523</text:p>
          </table:table-cell>
          <table:table-cell office:value-type="float" office:value="0" calcext:value-type="float">
            <text:p>0</text:p>
          </table:table-cell>
          <table:table-cell office:value-type="float" office:value="309.027" calcext:value-type="float">
            <text:p>309.027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0" calcext:value-type="float">
            <text:p>0</text:p>
          </table:table-cell>
          <table:table-cell office:value-type="float" office:value="319.973" calcext:value-type="float">
            <text:p>319.973</text:p>
          </table:table-cell>
          <table:table-cell office:value-type="float" office:value="567.523" calcext:value-type="float">
            <text:p>567.523</text:p>
          </table:table-cell>
          <table:table-cell table:formula="of:=AVERAGE([.A11];[.D11];[.G11])" office:value-type="float" office:value="0" calcext:value-type="float">
            <text:p>0</text:p>
          </table:table-cell>
          <table:table-cell table:formula="of:=AVERAGE([.B11];[.E11];[.H11])" office:value-type="float" office:value="257.987" calcext:value-type="float">
            <text:p>257.987</text:p>
          </table:table-cell>
          <table:table-cell table:formula="of:=AVERAGE([.C11];[.F11];[.I11])" office:value-type="float" office:value="486.856333333333" calcext:value-type="float">
            <text:p>486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12" calcext:value-type="float">
            <text:p>31.012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11];[.R11];[.U11])" office:value-type="float" office:value="0" calcext:value-type="float">
            <text:p>0</text:p>
          </table:table-cell>
          <table:table-cell table:formula="of:=AVERAGE([.P11];[.S11];[.V11])" office:value-type="float" office:value="33.4963333333333" calcext:value-type="float">
            <text:p>33.4963333333333</text:p>
          </table:table-cell>
          <table:table-cell table:formula="of:=AVERAGE([.Q11];[.T11];[.W11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11];[.AF11];[.AI11])" office:value-type="float" office:value="0" calcext:value-type="float">
            <text:p>0</text:p>
          </table:table-cell>
          <table:table-cell table:formula="of:=AVERAGE([.AD11];[.AG11];[.AJ11])" office:value-type="float" office:value="217.238" calcext:value-type="float">
            <text:p>217.238</text:p>
          </table:table-cell>
          <table:table-cell table:formula="of:=AVERAGE([.AE11];[.AH11];[.AK11])" office:value-type="float" office:value="1973.547" calcext:value-type="float">
            <text:p>1973.547</text:p>
          </table:table-cell>
          <table:table-cell table:number-columns-repeated="2"/>
          <table:table-cell table:formula="of:=[.A11]+[.O11]+[.AC11]" office:value-type="float" office:value="0" calcext:value-type="float">
            <text:p>0</text:p>
          </table:table-cell>
          <table:table-cell table:formula="of:=[.B11]+[.P11]+[.AD11]" office:value-type="float" office:value="393.211" calcext:value-type="float">
            <text:p>393.211</text:p>
          </table:table-cell>
          <table:table-cell table:formula="of:=[.C11]+[.Q11]+[.AE11]" office:value-type="float" office:value="2413.09" calcext:value-type="float">
            <text:p>2413.09</text:p>
          </table:table-cell>
          <table:table-cell table:formula="of:=[.D11]+[.R11]+[.AF11]" office:value-type="float" office:value="0" calcext:value-type="float">
            <text:p>0</text:p>
          </table:table-cell>
          <table:table-cell table:formula="of:=[.E11]+[.S11]+[.AG11]" office:value-type="float" office:value="560.972" calcext:value-type="float">
            <text:p>560.972</text:p>
          </table:table-cell>
          <table:table-cell table:formula="of:=[.F11]+[.T11]+[.AH11]" office:value-type="float" office:value="2597.41" calcext:value-type="float">
            <text:p>2597.41</text:p>
          </table:table-cell>
          <table:table-cell table:formula="of:=[.G11]+[.U11]+[.AI11]" office:value-type="float" office:value="0" calcext:value-type="float">
            <text:p>0</text:p>
          </table:table-cell>
          <table:table-cell table:formula="of:=[.H11]+[.V11]+[.AJ11]" office:value-type="float" office:value="571.981" calcext:value-type="float">
            <text:p>571.981</text:p>
          </table:table-cell>
          <table:table-cell table:formula="of:=[.I11]+[.W11]+[.AK11]" office:value-type="float" office:value="2626.41" calcext:value-type="float">
            <text:p>2626.41</text:p>
          </table:table-cell>
          <table:table-cell table:formula="of:=AVERAGE([.AQ11];[.AT11];[.AW11])" office:value-type="float" office:value="0" calcext:value-type="float">
            <text:p>0</text:p>
          </table:table-cell>
          <table:table-cell table:formula="of:=AVERAGE([.AR11];[.AU11];[.AX11])" office:value-type="float" office:value="508.721333333333" calcext:value-type="float">
            <text:p>508.721333333333</text:p>
          </table:table-cell>
          <table:table-cell table:formula="of:=AVERAGE([.AS11];[.AV11];[.AY11])" office:value-type="float" office:value="2545.63666666667" calcext:value-type="float">
            <text:p>2545.63666666667</text:p>
          </table:table-cell>
          <table:table-cell table:number-columns-repeated="2"/>
          <table:table-cell table:formula="of:=[.CG11]-[.BS11]" office:value-type="float" office:value="0" calcext:value-type="float">
            <text:p>0</text:p>
          </table:table-cell>
          <table:table-cell table:formula="of:=[.CH11]-[.BT11]" office:value-type="float" office:value="50.622" calcext:value-type="float">
            <text:p>50.622</text:p>
          </table:table-cell>
          <table:table-cell table:formula="of:=[.CI11]-[.BU11]" office:value-type="float" office:value="186.562" calcext:value-type="float">
            <text:p>186.562</text:p>
          </table:table-cell>
          <table:table-cell table:formula="of:=[.CJ11]-[.BV11]" office:value-type="float" office:value="0" calcext:value-type="float">
            <text:p>0</text:p>
          </table:table-cell>
          <table:table-cell table:formula="of:=[.CK11]-[.BW11]" office:value-type="float" office:value="-20.715" calcext:value-type="float">
            <text:p>-20.715</text:p>
          </table:table-cell>
          <table:table-cell table:formula="of:=[.CL11]-[.BX11]" office:value-type="float" office:value="-1107.058" calcext:value-type="float">
            <text:p>-1107.058</text:p>
          </table:table-cell>
          <table:table-cell table:formula="of:=[.CM11]-[.BY11]" office:value-type="float" office:value="0" calcext:value-type="float">
            <text:p>0</text:p>
          </table:table-cell>
          <table:table-cell table:formula="of:=[.CN11]-[.BZ11]" office:value-type="float" office:value="47.09" calcext:value-type="float">
            <text:p>47.09</text:p>
          </table:table-cell>
          <table:table-cell table:formula="of:=[.CO11]-[.CA11]" office:value-type="float" office:value="183.195" calcext:value-type="float">
            <text:p>183.195</text:p>
          </table:table-cell>
          <table:table-cell table:formula="of:=AVERAGE([.BE11];[.BH11];[.BK11])" office:value-type="float" office:value="0" calcext:value-type="float">
            <text:p>0</text:p>
          </table:table-cell>
          <table:table-cell table:formula="of:=AVERAGE([.BF11];[.BI11];[.BL11])" office:value-type="float" office:value="25.6656666666667" calcext:value-type="float">
            <text:p>25.6656666666667</text:p>
          </table:table-cell>
          <table:table-cell table:formula="of:=AVERAGE([.BG11];[.BJ11];[.BM11])" office:value-type="float" office:value="-245.767" calcext:value-type="float">
            <text:p>-245.7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16" calcext:value-type="float">
            <text:p>67.316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102.348" calcext:value-type="float">
            <text:p>102.348</text:p>
          </table:table-cell>
          <table:table-cell office:value-type="float" office:value="1933.32" calcext:value-type="float">
            <text:p>1933.32</text:p>
          </table:table-cell>
          <table:table-cell office:value-type="float" office:value="0" calcext:value-type="float">
            <text:p>0</text:p>
          </table:table-cell>
          <table:table-cell office:value-type="float" office:value="67.375" calcext:value-type="float">
            <text:p>67.375</text:p>
          </table:table-cell>
          <table:table-cell office:value-type="float" office:value="1283.723" calcext:value-type="float">
            <text:p>1283.723</text:p>
          </table:table-cell>
          <table:table-cell table:formula="of:=AVERAGE([.BS11];[.BV11];[.BY11])" office:value-type="float" office:value="0" calcext:value-type="float">
            <text:p>0</text:p>
          </table:table-cell>
          <table:table-cell table:formula="of:=AVERAGE([.BT11];[.BW11];[.BZ11])" office:value-type="float" office:value="79.013" calcext:value-type="float">
            <text:p>79.013</text:p>
          </table:table-cell>
          <table:table-cell table:formula="of:=AVERAGE([.BU11];[.BX11];[.CA11])" office:value-type="float" office:value="1500.25533333333" calcext:value-type="float">
            <text:p>1500.255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7.938" calcext:value-type="float">
            <text:p>117.938</text:p>
          </table:table-cell>
          <table:table-cell office:value-type="float" office:value="1470.285" calcext:value-type="float">
            <text:p>1470.285</text:p>
          </table:table-cell>
          <table:table-cell office:value-type="float" office:value="0" calcext:value-type="float">
            <text:p>0</text:p>
          </table:table-cell>
          <table:table-cell office:value-type="float" office:value="81.633" calcext:value-type="float">
            <text:p>81.633</text:p>
          </table:table-cell>
          <table:table-cell office:value-type="float" office:value="826.262" calcext:value-type="float">
            <text:p>826.262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6.918" calcext:value-type="float">
            <text:p>1466.918</text:p>
          </table:table-cell>
          <table:table-cell table:formula="of:=AVERAGE([.CG11];[.CJ11];[.CM11])" office:value-type="float" office:value="0" calcext:value-type="float">
            <text:p>0</text:p>
          </table:table-cell>
          <table:table-cell table:formula="of:=AVERAGE([.CH11];[.CK11];[.CN11])" office:value-type="float" office:value="104.678666666667" calcext:value-type="float">
            <text:p>104.678666666667</text:p>
          </table:table-cell>
          <table:table-cell table:formula="of:=AVERAGE([.CI11];[.CL11];[.CO11])" office:value-type="float" office:value="1254.48833333333" calcext:value-type="float">
            <text:p>1254.488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.961" calcext:value-type="float">
            <text:p>144.961</text:p>
          </table:table-cell>
          <table:table-cell office:value-type="float" office:value="354.523" calcext:value-type="float">
            <text:p>354.523</text:p>
          </table:table-cell>
          <table:table-cell office:value-type="float" office:value="0" calcext:value-type="float">
            <text:p>0</text:p>
          </table:table-cell>
          <table:table-cell office:value-type="float" office:value="309.027" calcext:value-type="float">
            <text:p>309.027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0" calcext:value-type="float">
            <text:p>0</text:p>
          </table:table-cell>
          <table:table-cell office:value-type="float" office:value="319.973" calcext:value-type="float">
            <text:p>319.973</text:p>
          </table:table-cell>
          <table:table-cell office:value-type="float" office:value="567.523" calcext:value-type="float">
            <text:p>567.523</text:p>
          </table:table-cell>
          <table:table-cell table:formula="of:=AVERAGE([.A12];[.D12];[.G12])" office:value-type="float" office:value="0" calcext:value-type="float">
            <text:p>0</text:p>
          </table:table-cell>
          <table:table-cell table:formula="of:=AVERAGE([.B12];[.E12];[.H12])" office:value-type="float" office:value="257.987" calcext:value-type="float">
            <text:p>257.987</text:p>
          </table:table-cell>
          <table:table-cell table:formula="of:=AVERAGE([.C12];[.F12];[.I12])" office:value-type="float" office:value="486.856333333333" calcext:value-type="float">
            <text:p>486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12" calcext:value-type="float">
            <text:p>31.012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12];[.R12];[.U12])" office:value-type="float" office:value="0" calcext:value-type="float">
            <text:p>0</text:p>
          </table:table-cell>
          <table:table-cell table:formula="of:=AVERAGE([.P12];[.S12];[.V12])" office:value-type="float" office:value="33.4963333333333" calcext:value-type="float">
            <text:p>33.4963333333333</text:p>
          </table:table-cell>
          <table:table-cell table:formula="of:=AVERAGE([.Q12];[.T12];[.W12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3" calcext:value-type="float">
            <text:p>3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3.9" calcext:value-type="float">
            <text:p>3.9</text:p>
          </table:table-cell>
          <table:table-cell office:value-type="float" office:value="221.238" calcext:value-type="float">
            <text:p>221.238</text:p>
          </table:table-cell>
          <table:table-cell office:value-type="float" office:value="1977.547" calcext:value-type="float">
            <text:p>1977.547</text:p>
          </table:table-cell>
          <table:table-cell table:formula="of:=AVERAGE([.AC12];[.AF12];[.AI12])" office:value-type="float" office:value="2.96666666666667" calcext:value-type="float">
            <text:p>2.96666666666667</text:p>
          </table:table-cell>
          <table:table-cell table:formula="of:=AVERAGE([.AD12];[.AG12];[.AJ12])" office:value-type="float" office:value="219.904666666667" calcext:value-type="float">
            <text:p>219.904666666667</text:p>
          </table:table-cell>
          <table:table-cell table:formula="of:=AVERAGE([.AE12];[.AH12];[.AK12])" office:value-type="float" office:value="1976.21366666667" calcext:value-type="float">
            <text:p>1976.21366666667</text:p>
          </table:table-cell>
          <table:table-cell table:number-columns-repeated="2"/>
          <table:table-cell table:formula="of:=[.A12]+[.O12]+[.AC12]" office:value-type="float" office:value="2" calcext:value-type="float">
            <text:p>2</text:p>
          </table:table-cell>
          <table:table-cell table:formula="of:=[.B12]+[.P12]+[.AD12]" office:value-type="float" office:value="395.211" calcext:value-type="float">
            <text:p>395.211</text:p>
          </table:table-cell>
          <table:table-cell table:formula="of:=[.C12]+[.Q12]+[.AE12]" office:value-type="float" office:value="2415.09" calcext:value-type="float">
            <text:p>2415.09</text:p>
          </table:table-cell>
          <table:table-cell table:formula="of:=[.D12]+[.R12]+[.AF12]" office:value-type="float" office:value="3" calcext:value-type="float">
            <text:p>3</text:p>
          </table:table-cell>
          <table:table-cell table:formula="of:=[.E12]+[.S12]+[.AG12]" office:value-type="float" office:value="562.972" calcext:value-type="float">
            <text:p>562.972</text:p>
          </table:table-cell>
          <table:table-cell table:formula="of:=[.F12]+[.T12]+[.AH12]" office:value-type="float" office:value="2599.41" calcext:value-type="float">
            <text:p>2599.41</text:p>
          </table:table-cell>
          <table:table-cell table:formula="of:=[.G12]+[.U12]+[.AI12]" office:value-type="float" office:value="3.9" calcext:value-type="float">
            <text:p>3.9</text:p>
          </table:table-cell>
          <table:table-cell table:formula="of:=[.H12]+[.V12]+[.AJ12]" office:value-type="float" office:value="575.981" calcext:value-type="float">
            <text:p>575.981</text:p>
          </table:table-cell>
          <table:table-cell table:formula="of:=[.I12]+[.W12]+[.AK12]" office:value-type="float" office:value="2630.41" calcext:value-type="float">
            <text:p>2630.41</text:p>
          </table:table-cell>
          <table:table-cell table:formula="of:=AVERAGE([.AQ12];[.AT12];[.AW12])" office:value-type="float" office:value="2.96666666666667" calcext:value-type="float">
            <text:p>2.96666666666667</text:p>
          </table:table-cell>
          <table:table-cell table:formula="of:=AVERAGE([.AR12];[.AU12];[.AX12])" office:value-type="float" office:value="511.388" calcext:value-type="float">
            <text:p>511.388</text:p>
          </table:table-cell>
          <table:table-cell table:formula="of:=AVERAGE([.AS12];[.AV12];[.AY12])" office:value-type="float" office:value="2548.30333333333" calcext:value-type="float">
            <text:p>2548.30333333333</text:p>
          </table:table-cell>
          <table:table-cell table:number-columns-repeated="2"/>
          <table:table-cell table:formula="of:=[.CG12]-[.BS12]" office:value-type="float" office:value="1" calcext:value-type="float">
            <text:p>1</text:p>
          </table:table-cell>
          <table:table-cell table:formula="of:=[.CH12]-[.BT12]" office:value-type="float" office:value="17.903" calcext:value-type="float">
            <text:p>17.903</text:p>
          </table:table-cell>
          <table:table-cell table:formula="of:=[.CI12]-[.BU12]" office:value-type="float" office:value="-454.094" calcext:value-type="float">
            <text:p>-454.094</text:p>
          </table:table-cell>
          <table:table-cell table:formula="of:=[.CJ12]-[.BV12]" office:value-type="float" office:value="0" calcext:value-type="float">
            <text:p>0</text:p>
          </table:table-cell>
          <table:table-cell table:formula="of:=[.CK12]-[.BW12]" office:value-type="float" office:value="14.434" calcext:value-type="float">
            <text:p>14.434</text:p>
          </table:table-cell>
          <table:table-cell table:formula="of:=[.CL12]-[.BX12]" office:value-type="float" office:value="-457.461" calcext:value-type="float">
            <text:p>-457.461</text:p>
          </table:table-cell>
          <table:table-cell table:formula="of:=[.CM12]-[.BY12]" office:value-type="float" office:value="0" calcext:value-type="float">
            <text:p>0</text:p>
          </table:table-cell>
          <table:table-cell table:formula="of:=[.CN12]-[.BZ12]" office:value-type="float" office:value="47.09" calcext:value-type="float">
            <text:p>47.09</text:p>
          </table:table-cell>
          <table:table-cell table:formula="of:=[.CO12]-[.CA12]" office:value-type="float" office:value="183.195" calcext:value-type="float">
            <text:p>183.195</text:p>
          </table:table-cell>
          <table:table-cell table:formula="of:=AVERAGE([.BE12];[.BH12];[.BK12])" office:value-type="float" office:value="0.333333333333333" calcext:value-type="float">
            <text:p>0.333333333333333</text:p>
          </table:table-cell>
          <table:table-cell table:formula="of:=AVERAGE([.BF12];[.BI12];[.BL12])" office:value-type="float" office:value="26.4756666666667" calcext:value-type="float">
            <text:p>26.4756666666667</text:p>
          </table:table-cell>
          <table:table-cell table:formula="of:=AVERAGE([.BG12];[.BJ12];[.BM12])" office:value-type="float" office:value="-242.786666666667" calcext:value-type="float">
            <text:p>-242.78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16" calcext:value-type="float">
            <text:p>67.316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375" calcext:value-type="float">
            <text:p>67.375</text:p>
          </table:table-cell>
          <table:table-cell office:value-type="float" office:value="1283.723" calcext:value-type="float">
            <text:p>1283.723</text:p>
          </table:table-cell>
          <table:table-cell table:formula="of:=AVERAGE([.BS12];[.BV12];[.BY12])" office:value-type="float" office:value="0" calcext:value-type="float">
            <text:p>0</text:p>
          </table:table-cell>
          <table:table-cell table:formula="of:=AVERAGE([.BT12];[.BW12];[.BZ12])" office:value-type="float" office:value="67.2966666666667" calcext:value-type="float">
            <text:p>67.2966666666667</text:p>
          </table:table-cell>
          <table:table-cell table:formula="of:=AVERAGE([.BU12];[.BX12];[.CA12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5.219" calcext:value-type="float">
            <text:p>85.219</text:p>
          </table:table-cell>
          <table:table-cell office:value-type="float" office:value="829.629" calcext:value-type="float">
            <text:p>829.629</text:p>
          </table:table-cell>
          <table:table-cell office:value-type="float" office:value="0" calcext:value-type="float">
            <text:p>0</text:p>
          </table:table-cell>
          <table:table-cell office:value-type="float" office:value="81.633" calcext:value-type="float">
            <text:p>81.633</text:p>
          </table:table-cell>
          <table:table-cell office:value-type="float" office:value="826.262" calcext:value-type="float">
            <text:p>826.262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6.918" calcext:value-type="float">
            <text:p>1466.918</text:p>
          </table:table-cell>
          <table:table-cell table:formula="of:=AVERAGE([.CG12];[.CJ12];[.CM12])" office:value-type="float" office:value="0.333333333333333" calcext:value-type="float">
            <text:p>0.333333333333333</text:p>
          </table:table-cell>
          <table:table-cell table:formula="of:=AVERAGE([.CH12];[.CK12];[.CN12])" office:value-type="float" office:value="93.7723333333333" calcext:value-type="float">
            <text:p>93.7723333333333</text:p>
          </table:table-cell>
          <table:table-cell table:formula="of:=AVERAGE([.CI12];[.CL12];[.CO12])" office:value-type="float" office:value="1040.93633333333" calcext:value-type="float">
            <text:p>1040.93633333333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145.168" calcext:value-type="float">
            <text:p>145.168</text:p>
          </table:table-cell>
          <table:table-cell office:value-type="float" office:value="354.523" calcext:value-type="float">
            <text:p>354.523</text:p>
          </table:table-cell>
          <table:table-cell office:value-type="float" office:value="7.9" calcext:value-type="float">
            <text:p>7.9</text:p>
          </table:table-cell>
          <table:table-cell office:value-type="float" office:value="309.43" calcext:value-type="float">
            <text:p>309.43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0" calcext:value-type="float">
            <text:p>0</text:p>
          </table:table-cell>
          <table:table-cell office:value-type="float" office:value="319.973" calcext:value-type="float">
            <text:p>319.973</text:p>
          </table:table-cell>
          <table:table-cell office:value-type="float" office:value="567.523" calcext:value-type="float">
            <text:p>567.523</text:p>
          </table:table-cell>
          <table:table-cell table:formula="of:=AVERAGE([.A13];[.D13];[.G13])" office:value-type="float" office:value="4.93333333333333" calcext:value-type="float">
            <text:p>4.93333333333333</text:p>
          </table:table-cell>
          <table:table-cell table:formula="of:=AVERAGE([.B13];[.E13];[.H13])" office:value-type="float" office:value="258.190333333333" calcext:value-type="float">
            <text:p>258.190333333333</text:p>
          </table:table-cell>
          <table:table-cell table:formula="of:=AVERAGE([.C13];[.F13];[.I13])" office:value-type="float" office:value="486.856333333333" calcext:value-type="float">
            <text:p>486.856333333333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31.012" calcext:value-type="float">
            <text:p>31.012</text:p>
          </table:table-cell>
          <table:table-cell office:value-type="float" office:value="85.281" calcext:value-type="float">
            <text:p>85.281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13];[.R13];[.U13])" office:value-type="float" office:value="1.63333333333333" calcext:value-type="float">
            <text:p>1.63333333333333</text:p>
          </table:table-cell>
          <table:table-cell table:formula="of:=AVERAGE([.P13];[.S13];[.V13])" office:value-type="float" office:value="33.4963333333333" calcext:value-type="float">
            <text:p>33.4963333333333</text:p>
          </table:table-cell>
          <table:table-cell table:formula="of:=AVERAGE([.Q13];[.T13];[.W13])" office:value-type="float" office:value="85.3203333333333" calcext:value-type="float">
            <text:p>85.320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2" calcext:value-type="float">
            <text:p>2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13];[.AF13];[.AI13])" office:value-type="float" office:value="0.666666666666667" calcext:value-type="float">
            <text:p>0.666666666666667</text:p>
          </table:table-cell>
          <table:table-cell table:formula="of:=AVERAGE([.AD13];[.AG13];[.AJ13])" office:value-type="float" office:value="219.238" calcext:value-type="float">
            <text:p>219.238</text:p>
          </table:table-cell>
          <table:table-cell table:formula="of:=AVERAGE([.AE13];[.AH13];[.AK13])" office:value-type="float" office:value="1975.547" calcext:value-type="float">
            <text:p>1975.547</text:p>
          </table:table-cell>
          <table:table-cell table:number-columns-repeated="2"/>
          <table:table-cell table:formula="of:=[.A13]+[.O13]+[.AC13]" office:value-type="float" office:value="11.8" calcext:value-type="float">
            <text:p>11.8</text:p>
          </table:table-cell>
          <table:table-cell table:formula="of:=[.B13]+[.P13]+[.AD13]" office:value-type="float" office:value="395.418" calcext:value-type="float">
            <text:p>395.418</text:p>
          </table:table-cell>
          <table:table-cell table:formula="of:=[.C13]+[.Q13]+[.AE13]" office:value-type="float" office:value="2415.351" calcext:value-type="float">
            <text:p>2415.351</text:p>
          </table:table-cell>
          <table:table-cell table:formula="of:=[.D13]+[.R13]+[.AF13]" office:value-type="float" office:value="7.9" calcext:value-type="float">
            <text:p>7.9</text:p>
          </table:table-cell>
          <table:table-cell table:formula="of:=[.E13]+[.S13]+[.AG13]" office:value-type="float" office:value="563.375" calcext:value-type="float">
            <text:p>563.375</text:p>
          </table:table-cell>
          <table:table-cell table:formula="of:=[.F13]+[.T13]+[.AH13]" office:value-type="float" office:value="2599.41" calcext:value-type="float">
            <text:p>2599.41</text:p>
          </table:table-cell>
          <table:table-cell table:formula="of:=[.G13]+[.U13]+[.AI13]" office:value-type="float" office:value="2" calcext:value-type="float">
            <text:p>2</text:p>
          </table:table-cell>
          <table:table-cell table:formula="of:=[.H13]+[.V13]+[.AJ13]" office:value-type="float" office:value="573.981" calcext:value-type="float">
            <text:p>573.981</text:p>
          </table:table-cell>
          <table:table-cell table:formula="of:=[.I13]+[.W13]+[.AK13]" office:value-type="float" office:value="2628.41" calcext:value-type="float">
            <text:p>2628.41</text:p>
          </table:table-cell>
          <table:table-cell table:formula="of:=AVERAGE([.AQ13];[.AT13];[.AW13])" office:value-type="float" office:value="7.23333333333333" calcext:value-type="float">
            <text:p>7.23333333333333</text:p>
          </table:table-cell>
          <table:table-cell table:formula="of:=AVERAGE([.AR13];[.AU13];[.AX13])" office:value-type="float" office:value="510.924666666667" calcext:value-type="float">
            <text:p>510.924666666667</text:p>
          </table:table-cell>
          <table:table-cell table:formula="of:=AVERAGE([.AS13];[.AV13];[.AY13])" office:value-type="float" office:value="2547.72366666667" calcext:value-type="float">
            <text:p>2547.72366666667</text:p>
          </table:table-cell>
          <table:table-cell table:number-columns-repeated="2"/>
          <table:table-cell table:formula="of:=[.CG13]-[.BS13]" office:value-type="float" office:value="1" calcext:value-type="float">
            <text:p>1</text:p>
          </table:table-cell>
          <table:table-cell table:formula="of:=[.CH13]-[.BT13]" office:value-type="float" office:value="17.903" calcext:value-type="float">
            <text:p>17.903</text:p>
          </table:table-cell>
          <table:table-cell table:formula="of:=[.CI13]-[.BU13]" office:value-type="float" office:value="-454.094" calcext:value-type="float">
            <text:p>-454.094</text:p>
          </table:table-cell>
          <table:table-cell table:formula="of:=[.CJ13]-[.BV13]" office:value-type="float" office:value="0" calcext:value-type="float">
            <text:p>0</text:p>
          </table:table-cell>
          <table:table-cell table:formula="of:=[.CK13]-[.BW13]" office:value-type="float" office:value="14.434" calcext:value-type="float">
            <text:p>14.434</text:p>
          </table:table-cell>
          <table:table-cell table:formula="of:=[.CL13]-[.BX13]" office:value-type="float" office:value="-457.461" calcext:value-type="float">
            <text:p>-457.461</text:p>
          </table:table-cell>
          <table:table-cell table:formula="of:=[.CM13]-[.BY13]" office:value-type="float" office:value="0" calcext:value-type="float">
            <text:p>0</text:p>
          </table:table-cell>
          <table:table-cell table:formula="of:=[.CN13]-[.BZ13]" office:value-type="float" office:value="16.012" calcext:value-type="float">
            <text:p>16.012</text:p>
          </table:table-cell>
          <table:table-cell table:formula="of:=[.CO13]-[.CA13]" office:value-type="float" office:value="-462.402" calcext:value-type="float">
            <text:p>-462.402</text:p>
          </table:table-cell>
          <table:table-cell table:formula="of:=AVERAGE([.BE13];[.BH13];[.BK13])" office:value-type="float" office:value="0.333333333333333" calcext:value-type="float">
            <text:p>0.333333333333333</text:p>
          </table:table-cell>
          <table:table-cell table:formula="of:=AVERAGE([.BF13];[.BI13];[.BL13])" office:value-type="float" office:value="16.1163333333333" calcext:value-type="float">
            <text:p>16.1163333333333</text:p>
          </table:table-cell>
          <table:table-cell table:formula="of:=AVERAGE([.BG13];[.BJ13];[.BM13])" office:value-type="float" office:value="-457.985666666667" calcext:value-type="float">
            <text:p>-457.985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16" calcext:value-type="float">
            <text:p>67.316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98.453" calcext:value-type="float">
            <text:p>98.453</text:p>
          </table:table-cell>
          <table:table-cell office:value-type="float" office:value="1929.32" calcext:value-type="float">
            <text:p>1929.32</text:p>
          </table:table-cell>
          <table:table-cell table:formula="of:=AVERAGE([.BS13];[.BV13];[.BY13])" office:value-type="float" office:value="0" calcext:value-type="float">
            <text:p>0</text:p>
          </table:table-cell>
          <table:table-cell table:formula="of:=AVERAGE([.BT13];[.BW13];[.BZ13])" office:value-type="float" office:value="77.656" calcext:value-type="float">
            <text:p>77.656</text:p>
          </table:table-cell>
          <table:table-cell table:formula="of:=AVERAGE([.BU13];[.BX13];[.CA13])" office:value-type="float" office:value="1498.922" calcext:value-type="float">
            <text:p>1498.9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5.219" calcext:value-type="float">
            <text:p>85.219</text:p>
          </table:table-cell>
          <table:table-cell office:value-type="float" office:value="829.629" calcext:value-type="float">
            <text:p>829.629</text:p>
          </table:table-cell>
          <table:table-cell office:value-type="float" office:value="0" calcext:value-type="float">
            <text:p>0</text:p>
          </table:table-cell>
          <table:table-cell office:value-type="float" office:value="81.633" calcext:value-type="float">
            <text:p>81.633</text:p>
          </table:table-cell>
          <table:table-cell office:value-type="float" office:value="826.262" calcext:value-type="float">
            <text:p>826.262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6.918" calcext:value-type="float">
            <text:p>1466.918</text:p>
          </table:table-cell>
          <table:table-cell table:formula="of:=AVERAGE([.CG13];[.CJ13];[.CM13])" office:value-type="float" office:value="0.333333333333333" calcext:value-type="float">
            <text:p>0.333333333333333</text:p>
          </table:table-cell>
          <table:table-cell table:formula="of:=AVERAGE([.CH13];[.CK13];[.CN13])" office:value-type="float" office:value="93.7723333333333" calcext:value-type="float">
            <text:p>93.7723333333333</text:p>
          </table:table-cell>
          <table:table-cell table:formula="of:=AVERAGE([.CI13];[.CL13];[.CO13])" office:value-type="float" office:value="1040.93633333333" calcext:value-type="float">
            <text:p>1040.93633333333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149.152" calcext:value-type="float">
            <text:p>149.152</text:p>
          </table:table-cell>
          <table:table-cell office:value-type="float" office:value="357.023" calcext:value-type="float">
            <text:p>357.023</text:p>
          </table:table-cell>
          <table:table-cell office:value-type="float" office:value="48.5" calcext:value-type="float">
            <text:p>48.5</text:p>
          </table:table-cell>
          <table:table-cell office:value-type="float" office:value="310.059" calcext:value-type="float">
            <text:p>310.059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16.8" calcext:value-type="float">
            <text:p>16.8</text:p>
          </table:table-cell>
          <table:table-cell office:value-type="float" office:value="320.094" calcext:value-type="float">
            <text:p>320.094</text:p>
          </table:table-cell>
          <table:table-cell office:value-type="float" office:value="567.523" calcext:value-type="float">
            <text:p>567.523</text:p>
          </table:table-cell>
          <table:table-cell table:formula="of:=AVERAGE([.A14];[.D14];[.G14])" office:value-type="float" office:value="38.2666666666667" calcext:value-type="float">
            <text:p>38.2666666666667</text:p>
          </table:table-cell>
          <table:table-cell table:formula="of:=AVERAGE([.B14];[.E14];[.H14])" office:value-type="float" office:value="259.768333333333" calcext:value-type="float">
            <text:p>259.768333333333</text:p>
          </table:table-cell>
          <table:table-cell table:formula="of:=AVERAGE([.C14];[.F14];[.I14])" office:value-type="float" office:value="487.689666666667" calcext:value-type="float">
            <text:p>487.689666666667</text:p>
          </table:table-cell>
          <table:table-cell table:number-columns-repeated="2"/>
          <table:table-cell office:value-type="float" office:value="39.5" calcext:value-type="float">
            <text:p>39.5</text:p>
          </table:table-cell>
          <table:table-cell office:value-type="float" office:value="31.266" calcext:value-type="float">
            <text:p>31.266</text:p>
          </table:table-cell>
          <table:table-cell office:value-type="float" office:value="85.281" calcext:value-type="float">
            <text:p>85.281</text:p>
          </table:table-cell>
          <table:table-cell office:value-type="float" office:value="6.9" calcext:value-type="float">
            <text:p>6.9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12.8" calcext:value-type="float">
            <text:p>12.8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14];[.R14];[.U14])" office:value-type="float" office:value="19.7333333333333" calcext:value-type="float">
            <text:p>19.7333333333333</text:p>
          </table:table-cell>
          <table:table-cell table:formula="of:=AVERAGE([.P14];[.S14];[.V14])" office:value-type="float" office:value="33.581" calcext:value-type="float">
            <text:p>33.581</text:p>
          </table:table-cell>
          <table:table-cell table:formula="of:=AVERAGE([.Q14];[.T14];[.W14])" office:value-type="float" office:value="85.3203333333333" calcext:value-type="float">
            <text:p>85.320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14];[.AF14];[.AI14])" office:value-type="float" office:value="0" calcext:value-type="float">
            <text:p>0</text:p>
          </table:table-cell>
          <table:table-cell table:formula="of:=AVERAGE([.AD14];[.AG14];[.AJ14])" office:value-type="float" office:value="216.571333333333" calcext:value-type="float">
            <text:p>216.571333333333</text:p>
          </table:table-cell>
          <table:table-cell table:formula="of:=AVERAGE([.AE14];[.AH14];[.AK14])" office:value-type="float" office:value="1972.88033333333" calcext:value-type="float">
            <text:p>1972.88033333333</text:p>
          </table:table-cell>
          <table:table-cell table:number-columns-repeated="2"/>
          <table:table-cell table:formula="of:=[.A14]+[.O14]+[.AC14]" office:value-type="float" office:value="89" calcext:value-type="float">
            <text:p>89</text:p>
          </table:table-cell>
          <table:table-cell table:formula="of:=[.B14]+[.P14]+[.AD14]" office:value-type="float" office:value="399.656" calcext:value-type="float">
            <text:p>399.656</text:p>
          </table:table-cell>
          <table:table-cell table:formula="of:=[.C14]+[.Q14]+[.AE14]" office:value-type="float" office:value="2417.851" calcext:value-type="float">
            <text:p>2417.851</text:p>
          </table:table-cell>
          <table:table-cell table:formula="of:=[.D14]+[.R14]+[.AF14]" office:value-type="float" office:value="55.4" calcext:value-type="float">
            <text:p>55.4</text:p>
          </table:table-cell>
          <table:table-cell table:formula="of:=[.E14]+[.S14]+[.AG14]" office:value-type="float" office:value="560.004" calcext:value-type="float">
            <text:p>560.004</text:p>
          </table:table-cell>
          <table:table-cell table:formula="of:=[.F14]+[.T14]+[.AH14]" office:value-type="float" office:value="2595.41" calcext:value-type="float">
            <text:p>2595.41</text:p>
          </table:table-cell>
          <table:table-cell table:formula="of:=[.G14]+[.U14]+[.AI14]" office:value-type="float" office:value="29.6" calcext:value-type="float">
            <text:p>29.6</text:p>
          </table:table-cell>
          <table:table-cell table:formula="of:=[.H14]+[.V14]+[.AJ14]" office:value-type="float" office:value="570.102" calcext:value-type="float">
            <text:p>570.102</text:p>
          </table:table-cell>
          <table:table-cell table:formula="of:=[.I14]+[.W14]+[.AK14]" office:value-type="float" office:value="2624.41" calcext:value-type="float">
            <text:p>2624.41</text:p>
          </table:table-cell>
          <table:table-cell table:formula="of:=AVERAGE([.AQ14];[.AT14];[.AW14])" office:value-type="float" office:value="58" calcext:value-type="float">
            <text:p>58</text:p>
          </table:table-cell>
          <table:table-cell table:formula="of:=AVERAGE([.AR14];[.AU14];[.AX14])" office:value-type="float" office:value="509.920666666667" calcext:value-type="float">
            <text:p>509.920666666667</text:p>
          </table:table-cell>
          <table:table-cell table:formula="of:=AVERAGE([.AS14];[.AV14];[.AY14])" office:value-type="float" office:value="2545.89033333333" calcext:value-type="float">
            <text:p>2545.89033333333</text:p>
          </table:table-cell>
          <table:table-cell table:number-columns-repeated="2"/>
          <table:table-cell table:formula="of:=[.CG14]-[.BS14]" office:value-type="float" office:value="28.5" calcext:value-type="float">
            <text:p>28.5</text:p>
          </table:table-cell>
          <table:table-cell table:formula="of:=[.CH14]-[.BT14]" office:value-type="float" office:value="17.903" calcext:value-type="float">
            <text:p>17.903</text:p>
          </table:table-cell>
          <table:table-cell table:formula="of:=[.CI14]-[.BU14]" office:value-type="float" office:value="-453.657" calcext:value-type="float">
            <text:p>-453.657</text:p>
          </table:table-cell>
          <table:table-cell table:formula="of:=[.CJ14]-[.BV14]" office:value-type="float" office:value="31.6" calcext:value-type="float">
            <text:p>31.6</text:p>
          </table:table-cell>
          <table:table-cell table:formula="of:=[.CK14]-[.BW14]" office:value-type="float" office:value="14.434" calcext:value-type="float">
            <text:p>14.434</text:p>
          </table:table-cell>
          <table:table-cell table:formula="of:=[.CL14]-[.BX14]" office:value-type="float" office:value="-457.024" calcext:value-type="float">
            <text:p>-457.024</text:p>
          </table:table-cell>
          <table:table-cell table:formula="of:=[.CM14]-[.BY14]" office:value-type="float" office:value="23.6" calcext:value-type="float">
            <text:p>23.6</text:p>
          </table:table-cell>
          <table:table-cell table:formula="of:=[.CN14]-[.BZ14]" office:value-type="float" office:value="47.09" calcext:value-type="float">
            <text:p>47.09</text:p>
          </table:table-cell>
          <table:table-cell table:formula="of:=[.CO14]-[.CA14]" office:value-type="float" office:value="183.632" calcext:value-type="float">
            <text:p>183.632</text:p>
          </table:table-cell>
          <table:table-cell table:formula="of:=AVERAGE([.BE14];[.BH14];[.BK14])" office:value-type="float" office:value="27.9" calcext:value-type="float">
            <text:p>27.9</text:p>
          </table:table-cell>
          <table:table-cell table:formula="of:=AVERAGE([.BF14];[.BI14];[.BL14])" office:value-type="float" office:value="26.4756666666667" calcext:value-type="float">
            <text:p>26.4756666666667</text:p>
          </table:table-cell>
          <table:table-cell table:formula="of:=AVERAGE([.BG14];[.BJ14];[.BM14])" office:value-type="float" office:value="-242.349666666667" calcext:value-type="float">
            <text:p>-242.34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16" calcext:value-type="float">
            <text:p>67.316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375" calcext:value-type="float">
            <text:p>67.375</text:p>
          </table:table-cell>
          <table:table-cell office:value-type="float" office:value="1283.723" calcext:value-type="float">
            <text:p>1283.723</text:p>
          </table:table-cell>
          <table:table-cell table:formula="of:=AVERAGE([.BS14];[.BV14];[.BY14])" office:value-type="float" office:value="0" calcext:value-type="float">
            <text:p>0</text:p>
          </table:table-cell>
          <table:table-cell table:formula="of:=AVERAGE([.BT14];[.BW14];[.BZ14])" office:value-type="float" office:value="67.2966666666667" calcext:value-type="float">
            <text:p>67.2966666666667</text:p>
          </table:table-cell>
          <table:table-cell table:formula="of:=AVERAGE([.BU14];[.BX14];[.CA14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28.5" calcext:value-type="float">
            <text:p>28.5</text:p>
          </table:table-cell>
          <table:table-cell office:value-type="float" office:value="85.219" calcext:value-type="float">
            <text:p>85.219</text:p>
          </table:table-cell>
          <table:table-cell office:value-type="float" office:value="830.066" calcext:value-type="float">
            <text:p>830.066</text:p>
          </table:table-cell>
          <table:table-cell office:value-type="float" office:value="31.6" calcext:value-type="float">
            <text:p>31.6</text:p>
          </table:table-cell>
          <table:table-cell office:value-type="float" office:value="81.633" calcext:value-type="float">
            <text:p>81.633</text:p>
          </table:table-cell>
          <table:table-cell office:value-type="float" office:value="826.699" calcext:value-type="float">
            <text:p>826.699</text:p>
          </table:table-cell>
          <table:table-cell office:value-type="float" office:value="23.6" calcext:value-type="float">
            <text:p>23.6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14];[.CJ14];[.CM14])" office:value-type="float" office:value="27.9" calcext:value-type="float">
            <text:p>27.9</text:p>
          </table:table-cell>
          <table:table-cell table:formula="of:=AVERAGE([.CH14];[.CK14];[.CN14])" office:value-type="float" office:value="93.7723333333333" calcext:value-type="float">
            <text:p>93.7723333333333</text:p>
          </table:table-cell>
          <table:table-cell table:formula="of:=AVERAGE([.CI14];[.CL14];[.CO14])" office:value-type="float" office:value="1041.37333333333" calcext:value-type="float">
            <text:p>1041.37333333333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150.957" calcext:value-type="float">
            <text:p>150.957</text:p>
          </table:table-cell>
          <table:table-cell office:value-type="float" office:value="360.023" calcext:value-type="float">
            <text:p>360.023</text:p>
          </table:table-cell>
          <table:table-cell office:value-type="float" office:value="50.4" calcext:value-type="float">
            <text:p>50.4</text:p>
          </table:table-cell>
          <table:table-cell office:value-type="float" office:value="310.5" calcext:value-type="float">
            <text:p>310.5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50.4" calcext:value-type="float">
            <text:p>50.4</text:p>
          </table:table-cell>
          <table:table-cell office:value-type="float" office:value="320.586" calcext:value-type="float">
            <text:p>320.586</text:p>
          </table:table-cell>
          <table:table-cell office:value-type="float" office:value="567.523" calcext:value-type="float">
            <text:p>567.523</text:p>
          </table:table-cell>
          <table:table-cell table:formula="of:=AVERAGE([.A15];[.D15];[.G15])" office:value-type="float" office:value="50.1" calcext:value-type="float">
            <text:p>50.1</text:p>
          </table:table-cell>
          <table:table-cell table:formula="of:=AVERAGE([.B15];[.E15];[.H15])" office:value-type="float" office:value="260.681" calcext:value-type="float">
            <text:p>260.681</text:p>
          </table:table-cell>
          <table:table-cell table:formula="of:=AVERAGE([.C15];[.F15];[.I15])" office:value-type="float" office:value="488.689666666667" calcext:value-type="float">
            <text:p>488.689666666667</text:p>
          </table:table-cell>
          <table:table-cell table:number-columns-repeated="2"/>
          <table:table-cell office:value-type="float" office:value="38.5" calcext:value-type="float">
            <text:p>38.5</text:p>
          </table:table-cell>
          <table:table-cell office:value-type="float" office:value="31.012" calcext:value-type="float">
            <text:p>31.012</text:p>
          </table:table-cell>
          <table:table-cell office:value-type="float" office:value="85.02" calcext:value-type="float">
            <text:p>85.02</text:p>
          </table:table-cell>
          <table:table-cell office:value-type="float" office:value="39.5" calcext:value-type="float">
            <text:p>39.5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36.5" calcext:value-type="float">
            <text:p>36.5</text:p>
          </table:table-cell>
          <table:table-cell office:value-type="float" office:value="34.77" calcext:value-type="float">
            <text:p>34.77</text:p>
          </table:table-cell>
          <table:table-cell office:value-type="float" office:value="85.602" calcext:value-type="float">
            <text:p>85.602</text:p>
          </table:table-cell>
          <table:table-cell table:formula="of:=AVERAGE([.O15];[.R15];[.U15])" office:value-type="float" office:value="38.1666666666667" calcext:value-type="float">
            <text:p>38.1666666666667</text:p>
          </table:table-cell>
          <table:table-cell table:formula="of:=AVERAGE([.P15];[.S15];[.V15])" office:value-type="float" office:value="33.4963333333333" calcext:value-type="float">
            <text:p>33.4963333333333</text:p>
          </table:table-cell>
          <table:table-cell table:formula="of:=AVERAGE([.Q15];[.T15];[.W15])" office:value-type="float" office:value="85.3206666666667" calcext:value-type="float">
            <text:p>85.320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15];[.AF15];[.AI15])" office:value-type="float" office:value="0" calcext:value-type="float">
            <text:p>0</text:p>
          </table:table-cell>
          <table:table-cell table:formula="of:=AVERAGE([.AD15];[.AG15];[.AJ15])" office:value-type="float" office:value="215.238" calcext:value-type="float">
            <text:p>215.238</text:p>
          </table:table-cell>
          <table:table-cell table:formula="of:=AVERAGE([.AE15];[.AH15];[.AK15])" office:value-type="float" office:value="1971.547" calcext:value-type="float">
            <text:p>1971.547</text:p>
          </table:table-cell>
          <table:table-cell table:number-columns-repeated="2"/>
          <table:table-cell table:formula="of:=[.A15]+[.O15]+[.AC15]" office:value-type="float" office:value="88" calcext:value-type="float">
            <text:p>88</text:p>
          </table:table-cell>
          <table:table-cell table:formula="of:=[.B15]+[.P15]+[.AD15]" office:value-type="float" office:value="397.207" calcext:value-type="float">
            <text:p>397.207</text:p>
          </table:table-cell>
          <table:table-cell table:formula="of:=[.C15]+[.Q15]+[.AE15]" office:value-type="float" office:value="2416.59" calcext:value-type="float">
            <text:p>2416.59</text:p>
          </table:table-cell>
          <table:table-cell table:formula="of:=[.D15]+[.R15]+[.AF15]" office:value-type="float" office:value="89.9" calcext:value-type="float">
            <text:p>89.9</text:p>
          </table:table-cell>
          <table:table-cell table:formula="of:=[.E15]+[.S15]+[.AG15]" office:value-type="float" office:value="560.445" calcext:value-type="float">
            <text:p>560.445</text:p>
          </table:table-cell>
          <table:table-cell table:formula="of:=[.F15]+[.T15]+[.AH15]" office:value-type="float" office:value="2595.41" calcext:value-type="float">
            <text:p>2595.41</text:p>
          </table:table-cell>
          <table:table-cell table:formula="of:=[.G15]+[.U15]+[.AI15]" office:value-type="float" office:value="86.9" calcext:value-type="float">
            <text:p>86.9</text:p>
          </table:table-cell>
          <table:table-cell table:formula="of:=[.H15]+[.V15]+[.AJ15]" office:value-type="float" office:value="570.594" calcext:value-type="float">
            <text:p>570.594</text:p>
          </table:table-cell>
          <table:table-cell table:formula="of:=[.I15]+[.W15]+[.AK15]" office:value-type="float" office:value="2624.672" calcext:value-type="float">
            <text:p>2624.672</text:p>
          </table:table-cell>
          <table:table-cell table:formula="of:=AVERAGE([.AQ15];[.AT15];[.AW15])" office:value-type="float" office:value="88.2666666666667" calcext:value-type="float">
            <text:p>88.2666666666667</text:p>
          </table:table-cell>
          <table:table-cell table:formula="of:=AVERAGE([.AR15];[.AU15];[.AX15])" office:value-type="float" office:value="509.415333333333" calcext:value-type="float">
            <text:p>509.415333333333</text:p>
          </table:table-cell>
          <table:table-cell table:formula="of:=AVERAGE([.AS15];[.AV15];[.AY15])" office:value-type="float" office:value="2545.55733333333" calcext:value-type="float">
            <text:p>2545.55733333333</text:p>
          </table:table-cell>
          <table:table-cell table:number-columns-repeated="2"/>
          <table:table-cell table:formula="of:=[.CG15]-[.BS15]" office:value-type="float" office:value="116.4" calcext:value-type="float">
            <text:p>116.4</text:p>
          </table:table-cell>
          <table:table-cell table:formula="of:=[.CH15]-[.BT15]" office:value-type="float" office:value="17.903" calcext:value-type="float">
            <text:p>17.903</text:p>
          </table:table-cell>
          <table:table-cell table:formula="of:=[.CI15]-[.BU15]" office:value-type="float" office:value="-453.657" calcext:value-type="float">
            <text:p>-453.657</text:p>
          </table:table-cell>
          <table:table-cell table:formula="of:=[.CJ15]-[.BV15]" office:value-type="float" office:value="117.4" calcext:value-type="float">
            <text:p>117.4</text:p>
          </table:table-cell>
          <table:table-cell table:formula="of:=[.CK15]-[.BW15]" office:value-type="float" office:value="14.434" calcext:value-type="float">
            <text:p>14.434</text:p>
          </table:table-cell>
          <table:table-cell table:formula="of:=[.CL15]-[.BX15]" office:value-type="float" office:value="-457.024" calcext:value-type="float">
            <text:p>-457.024</text:p>
          </table:table-cell>
          <table:table-cell table:formula="of:=[.CM15]-[.BY15]" office:value-type="float" office:value="117.2" calcext:value-type="float">
            <text:p>117.2</text:p>
          </table:table-cell>
          <table:table-cell table:formula="of:=[.CN15]-[.BZ15]" office:value-type="float" office:value="47.09" calcext:value-type="float">
            <text:p>47.09</text:p>
          </table:table-cell>
          <table:table-cell table:formula="of:=[.CO15]-[.CA15]" office:value-type="float" office:value="183.632" calcext:value-type="float">
            <text:p>183.632</text:p>
          </table:table-cell>
          <table:table-cell table:formula="of:=AVERAGE([.BE15];[.BH15];[.BK15])" office:value-type="float" office:value="117" calcext:value-type="float">
            <text:p>117</text:p>
          </table:table-cell>
          <table:table-cell table:formula="of:=AVERAGE([.BF15];[.BI15];[.BL15])" office:value-type="float" office:value="26.4756666666667" calcext:value-type="float">
            <text:p>26.4756666666667</text:p>
          </table:table-cell>
          <table:table-cell table:formula="of:=AVERAGE([.BG15];[.BJ15];[.BM15])" office:value-type="float" office:value="-242.349666666667" calcext:value-type="float">
            <text:p>-242.34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16" calcext:value-type="float">
            <text:p>67.316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375" calcext:value-type="float">
            <text:p>67.375</text:p>
          </table:table-cell>
          <table:table-cell office:value-type="float" office:value="1283.723" calcext:value-type="float">
            <text:p>1283.723</text:p>
          </table:table-cell>
          <table:table-cell table:formula="of:=AVERAGE([.BS15];[.BV15];[.BY15])" office:value-type="float" office:value="0" calcext:value-type="float">
            <text:p>0</text:p>
          </table:table-cell>
          <table:table-cell table:formula="of:=AVERAGE([.BT15];[.BW15];[.BZ15])" office:value-type="float" office:value="67.2966666666667" calcext:value-type="float">
            <text:p>67.2966666666667</text:p>
          </table:table-cell>
          <table:table-cell table:formula="of:=AVERAGE([.BU15];[.BX15];[.CA15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16.4" calcext:value-type="float">
            <text:p>116.4</text:p>
          </table:table-cell>
          <table:table-cell office:value-type="float" office:value="85.219" calcext:value-type="float">
            <text:p>85.219</text:p>
          </table:table-cell>
          <table:table-cell office:value-type="float" office:value="830.066" calcext:value-type="float">
            <text:p>830.066</text:p>
          </table:table-cell>
          <table:table-cell office:value-type="float" office:value="117.4" calcext:value-type="float">
            <text:p>117.4</text:p>
          </table:table-cell>
          <table:table-cell office:value-type="float" office:value="81.633" calcext:value-type="float">
            <text:p>81.633</text:p>
          </table:table-cell>
          <table:table-cell office:value-type="float" office:value="826.699" calcext:value-type="float">
            <text:p>826.699</text:p>
          </table:table-cell>
          <table:table-cell office:value-type="float" office:value="117.2" calcext:value-type="float">
            <text:p>117.2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15];[.CJ15];[.CM15])" office:value-type="float" office:value="117" calcext:value-type="float">
            <text:p>117</text:p>
          </table:table-cell>
          <table:table-cell table:formula="of:=AVERAGE([.CH15];[.CK15];[.CN15])" office:value-type="float" office:value="93.7723333333333" calcext:value-type="float">
            <text:p>93.7723333333333</text:p>
          </table:table-cell>
          <table:table-cell table:formula="of:=AVERAGE([.CI15];[.CL15];[.CO15])" office:value-type="float" office:value="1041.37333333333" calcext:value-type="float">
            <text:p>1041.37333333333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153.441" calcext:value-type="float">
            <text:p>153.441</text:p>
          </table:table-cell>
          <table:table-cell office:value-type="float" office:value="362.523" calcext:value-type="float">
            <text:p>362.523</text:p>
          </table:table-cell>
          <table:table-cell office:value-type="float" office:value="49.5" calcext:value-type="float">
            <text:p>49.5</text:p>
          </table:table-cell>
          <table:table-cell office:value-type="float" office:value="312.961" calcext:value-type="float">
            <text:p>312.961</text:p>
          </table:table-cell>
          <table:table-cell office:value-type="float" office:value="541.023" calcext:value-type="float">
            <text:p>541.023</text:p>
          </table:table-cell>
          <table:table-cell office:value-type="float" office:value="52.4" calcext:value-type="float">
            <text:p>52.4</text:p>
          </table:table-cell>
          <table:table-cell office:value-type="float" office:value="320.891" calcext:value-type="float">
            <text:p>320.891</text:p>
          </table:table-cell>
          <table:table-cell office:value-type="float" office:value="567.523" calcext:value-type="float">
            <text:p>567.523</text:p>
          </table:table-cell>
          <table:table-cell table:formula="of:=AVERAGE([.A16];[.D16];[.G16])" office:value-type="float" office:value="50.7666666666667" calcext:value-type="float">
            <text:p>50.7666666666667</text:p>
          </table:table-cell>
          <table:table-cell table:formula="of:=AVERAGE([.B16];[.E16];[.H16])" office:value-type="float" office:value="262.431" calcext:value-type="float">
            <text:p>262.431</text:p>
          </table:table-cell>
          <table:table-cell table:formula="of:=AVERAGE([.C16];[.F16];[.I16])" office:value-type="float" office:value="490.356333333333" calcext:value-type="float">
            <text:p>490.356333333333</text:p>
          </table:table-cell>
          <table:table-cell table:number-columns-repeated="2"/>
          <table:table-cell office:value-type="float" office:value="38.6" calcext:value-type="float">
            <text:p>38.6</text:p>
          </table:table-cell>
          <table:table-cell office:value-type="float" office:value="31.012" calcext:value-type="float">
            <text:p>31.012</text:p>
          </table:table-cell>
          <table:table-cell office:value-type="float" office:value="85.281" calcext:value-type="float">
            <text:p>85.281</text:p>
          </table:table-cell>
          <table:table-cell office:value-type="float" office:value="37.6" calcext:value-type="float">
            <text:p>37.6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602" calcext:value-type="float">
            <text:p>85.602</text:p>
          </table:table-cell>
          <table:table-cell office:value-type="float" office:value="38.6" calcext:value-type="float">
            <text:p>38.6</text:p>
          </table:table-cell>
          <table:table-cell office:value-type="float" office:value="35.023" calcext:value-type="float">
            <text:p>35.023</text:p>
          </table:table-cell>
          <table:table-cell office:value-type="float" office:value="85.602" calcext:value-type="float">
            <text:p>85.602</text:p>
          </table:table-cell>
          <table:table-cell table:formula="of:=AVERAGE([.O16];[.R16];[.U16])" office:value-type="float" office:value="38.2666666666667" calcext:value-type="float">
            <text:p>38.2666666666667</text:p>
          </table:table-cell>
          <table:table-cell table:formula="of:=AVERAGE([.P16];[.S16];[.V16])" office:value-type="float" office:value="33.5806666666667" calcext:value-type="float">
            <text:p>33.5806666666667</text:p>
          </table:table-cell>
          <table:table-cell table:formula="of:=AVERAGE([.Q16];[.T16];[.W16])" office:value-type="float" office:value="85.495" calcext:value-type="float">
            <text:p>85.49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16];[.AF16];[.AI16])" office:value-type="float" office:value="0" calcext:value-type="float">
            <text:p>0</text:p>
          </table:table-cell>
          <table:table-cell table:formula="of:=AVERAGE([.AD16];[.AG16];[.AJ16])" office:value-type="float" office:value="215.238" calcext:value-type="float">
            <text:p>215.238</text:p>
          </table:table-cell>
          <table:table-cell table:formula="of:=AVERAGE([.AE16];[.AH16];[.AK16])" office:value-type="float" office:value="1971.547" calcext:value-type="float">
            <text:p>1971.547</text:p>
          </table:table-cell>
          <table:table-cell table:number-columns-repeated="2"/>
          <table:table-cell table:formula="of:=[.A16]+[.O16]+[.AC16]" office:value-type="float" office:value="89" calcext:value-type="float">
            <text:p>89</text:p>
          </table:table-cell>
          <table:table-cell table:formula="of:=[.B16]+[.P16]+[.AD16]" office:value-type="float" office:value="399.691" calcext:value-type="float">
            <text:p>399.691</text:p>
          </table:table-cell>
          <table:table-cell table:formula="of:=[.C16]+[.Q16]+[.AE16]" office:value-type="float" office:value="2419.351" calcext:value-type="float">
            <text:p>2419.351</text:p>
          </table:table-cell>
          <table:table-cell table:formula="of:=[.D16]+[.R16]+[.AF16]" office:value-type="float" office:value="87.1" calcext:value-type="float">
            <text:p>87.1</text:p>
          </table:table-cell>
          <table:table-cell table:formula="of:=[.E16]+[.S16]+[.AG16]" office:value-type="float" office:value="562.906" calcext:value-type="float">
            <text:p>562.906</text:p>
          </table:table-cell>
          <table:table-cell table:formula="of:=[.F16]+[.T16]+[.AH16]" office:value-type="float" office:value="2598.172" calcext:value-type="float">
            <text:p>2598.172</text:p>
          </table:table-cell>
          <table:table-cell table:formula="of:=[.G16]+[.U16]+[.AI16]" office:value-type="float" office:value="91" calcext:value-type="float">
            <text:p>91</text:p>
          </table:table-cell>
          <table:table-cell table:formula="of:=[.H16]+[.V16]+[.AJ16]" office:value-type="float" office:value="571.152" calcext:value-type="float">
            <text:p>571.152</text:p>
          </table:table-cell>
          <table:table-cell table:formula="of:=[.I16]+[.W16]+[.AK16]" office:value-type="float" office:value="2624.672" calcext:value-type="float">
            <text:p>2624.672</text:p>
          </table:table-cell>
          <table:table-cell table:formula="of:=AVERAGE([.AQ16];[.AT16];[.AW16])" office:value-type="float" office:value="89.0333333333333" calcext:value-type="float">
            <text:p>89.0333333333333</text:p>
          </table:table-cell>
          <table:table-cell table:formula="of:=AVERAGE([.AR16];[.AU16];[.AX16])" office:value-type="float" office:value="511.249666666667" calcext:value-type="float">
            <text:p>511.249666666667</text:p>
          </table:table-cell>
          <table:table-cell table:formula="of:=AVERAGE([.AS16];[.AV16];[.AY16])" office:value-type="float" office:value="2547.39833333333" calcext:value-type="float">
            <text:p>2547.39833333333</text:p>
          </table:table-cell>
          <table:table-cell table:number-columns-repeated="2"/>
          <table:table-cell table:formula="of:=[.CG16]-[.BS16]" office:value-type="float" office:value="116.6" calcext:value-type="float">
            <text:p>116.6</text:p>
          </table:table-cell>
          <table:table-cell table:formula="of:=[.CH16]-[.BT16]" office:value-type="float" office:value="-13.219" calcext:value-type="float">
            <text:p>-13.219</text:p>
          </table:table-cell>
          <table:table-cell table:formula="of:=[.CI16]-[.BU16]" office:value-type="float" office:value="-1099.254" calcext:value-type="float">
            <text:p>-1099.254</text:p>
          </table:table-cell>
          <table:table-cell table:formula="of:=[.CJ16]-[.BV16]" office:value-type="float" office:value="116.8" calcext:value-type="float">
            <text:p>116.8</text:p>
          </table:table-cell>
          <table:table-cell table:formula="of:=[.CK16]-[.BW16]" office:value-type="float" office:value="14.434" calcext:value-type="float">
            <text:p>14.434</text:p>
          </table:table-cell>
          <table:table-cell table:formula="of:=[.CL16]-[.BX16]" office:value-type="float" office:value="-457.024" calcext:value-type="float">
            <text:p>-457.024</text:p>
          </table:table-cell>
          <table:table-cell table:formula="of:=[.CM16]-[.BY16]" office:value-type="float" office:value="117.1" calcext:value-type="float">
            <text:p>117.1</text:p>
          </table:table-cell>
          <table:table-cell table:formula="of:=[.CN16]-[.BZ16]" office:value-type="float" office:value="84.031" calcext:value-type="float">
            <text:p>84.031</text:p>
          </table:table-cell>
          <table:table-cell table:formula="of:=[.CO16]-[.CA16]" office:value-type="float" office:value="833.23" calcext:value-type="float">
            <text:p>833.23</text:p>
          </table:table-cell>
          <table:table-cell table:formula="of:=AVERAGE([.BE16];[.BH16];[.BK16])" office:value-type="float" office:value="116.833333333333" calcext:value-type="float">
            <text:p>116.833333333333</text:p>
          </table:table-cell>
          <table:table-cell table:formula="of:=AVERAGE([.BF16];[.BI16];[.BL16])" office:value-type="float" office:value="28.4153333333333" calcext:value-type="float">
            <text:p>28.4153333333333</text:p>
          </table:table-cell>
          <table:table-cell table:formula="of:=AVERAGE([.BG16];[.BJ16];[.BM16])" office:value-type="float" office:value="-241.016" calcext:value-type="float">
            <text:p>-241.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8.438" calcext:value-type="float">
            <text:p>98.438</text:p>
          </table:table-cell>
          <table:table-cell office:value-type="float" office:value="1929.32" calcext:value-type="float">
            <text:p>1929.32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375" calcext:value-type="float">
            <text:p>67.375</text:p>
          </table:table-cell>
          <table:table-cell office:value-type="float" office:value="1283.723" calcext:value-type="float">
            <text:p>1283.723</text:p>
          </table:table-cell>
          <table:table-cell table:formula="of:=AVERAGE([.BS16];[.BV16];[.BY16])" office:value-type="float" office:value="0" calcext:value-type="float">
            <text:p>0</text:p>
          </table:table-cell>
          <table:table-cell table:formula="of:=AVERAGE([.BT16];[.BW16];[.BZ16])" office:value-type="float" office:value="77.6706666666667" calcext:value-type="float">
            <text:p>77.6706666666667</text:p>
          </table:table-cell>
          <table:table-cell table:formula="of:=AVERAGE([.BU16];[.BX16];[.CA16])" office:value-type="float" office:value="1498.922" calcext:value-type="float">
            <text:p>1498.922</text:p>
          </table:table-cell>
          <table:table-cell table:number-columns-repeated="2"/>
          <table:table-cell office:value-type="float" office:value="116.6" calcext:value-type="float">
            <text:p>116.6</text:p>
          </table:table-cell>
          <table:table-cell office:value-type="float" office:value="85.219" calcext:value-type="float">
            <text:p>85.219</text:p>
          </table:table-cell>
          <table:table-cell office:value-type="float" office:value="830.066" calcext:value-type="float">
            <text:p>830.066</text:p>
          </table:table-cell>
          <table:table-cell office:value-type="float" office:value="116.8" calcext:value-type="float">
            <text:p>116.8</text:p>
          </table:table-cell>
          <table:table-cell office:value-type="float" office:value="81.633" calcext:value-type="float">
            <text:p>81.633</text:p>
          </table:table-cell>
          <table:table-cell office:value-type="float" office:value="826.699" calcext:value-type="float">
            <text:p>826.699</text:p>
          </table:table-cell>
          <table:table-cell office:value-type="float" office:value="117.1" calcext:value-type="float">
            <text:p>117.1</text:p>
          </table:table-cell>
          <table:table-cell office:value-type="float" office:value="151.406" calcext:value-type="float">
            <text:p>151.406</text:p>
          </table:table-cell>
          <table:table-cell office:value-type="float" office:value="2116.953" calcext:value-type="float">
            <text:p>2116.953</text:p>
          </table:table-cell>
          <table:table-cell table:formula="of:=AVERAGE([.CG16];[.CJ16];[.CM16])" office:value-type="float" office:value="116.833333333333" calcext:value-type="float">
            <text:p>116.833333333333</text:p>
          </table:table-cell>
          <table:table-cell table:formula="of:=AVERAGE([.CH16];[.CK16];[.CN16])" office:value-type="float" office:value="106.086" calcext:value-type="float">
            <text:p>106.086</text:p>
          </table:table-cell>
          <table:table-cell table:formula="of:=AVERAGE([.CI16];[.CL16];[.CO16])" office:value-type="float" office:value="1257.906" calcext:value-type="float">
            <text:p>1257.906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155.395" calcext:value-type="float">
            <text:p>155.395</text:p>
          </table:table-cell>
          <table:table-cell office:value-type="float" office:value="362.523" calcext:value-type="float">
            <text:p>362.523</text:p>
          </table:table-cell>
          <table:table-cell office:value-type="float" office:value="50.4" calcext:value-type="float">
            <text:p>50.4</text:p>
          </table:table-cell>
          <table:table-cell office:value-type="float" office:value="312.598" calcext:value-type="float">
            <text:p>312.598</text:p>
          </table:table-cell>
          <table:table-cell office:value-type="float" office:value="541.023" calcext:value-type="float">
            <text:p>541.023</text:p>
          </table:table-cell>
          <table:table-cell office:value-type="float" office:value="51.4" calcext:value-type="float">
            <text:p>51.4</text:p>
          </table:table-cell>
          <table:table-cell office:value-type="float" office:value="320.934" calcext:value-type="float">
            <text:p>320.934</text:p>
          </table:table-cell>
          <table:table-cell office:value-type="float" office:value="567.523" calcext:value-type="float">
            <text:p>567.523</text:p>
          </table:table-cell>
          <table:table-cell table:formula="of:=AVERAGE([.A17];[.D17];[.G17])" office:value-type="float" office:value="50.4333333333333" calcext:value-type="float">
            <text:p>50.4333333333333</text:p>
          </table:table-cell>
          <table:table-cell table:formula="of:=AVERAGE([.B17];[.E17];[.H17])" office:value-type="float" office:value="262.975666666667" calcext:value-type="float">
            <text:p>262.975666666667</text:p>
          </table:table-cell>
          <table:table-cell table:formula="of:=AVERAGE([.C17];[.F17];[.I17])" office:value-type="float" office:value="490.356333333333" calcext:value-type="float">
            <text:p>490.356333333333</text:p>
          </table:table-cell>
          <table:table-cell table:number-columns-repeated="2"/>
          <table:table-cell office:value-type="float" office:value="37.5" calcext:value-type="float">
            <text:p>37.5</text:p>
          </table:table-cell>
          <table:table-cell office:value-type="float" office:value="31.012" calcext:value-type="float">
            <text:p>31.012</text:p>
          </table:table-cell>
          <table:table-cell office:value-type="float" office:value="85.281" calcext:value-type="float">
            <text:p>85.281</text:p>
          </table:table-cell>
          <table:table-cell office:value-type="float" office:value="37.6" calcext:value-type="float">
            <text:p>37.6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37.6" calcext:value-type="float">
            <text:p>37.6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17];[.R17];[.U17])" office:value-type="float" office:value="37.5666666666667" calcext:value-type="float">
            <text:p>37.5666666666667</text:p>
          </table:table-cell>
          <table:table-cell table:formula="of:=AVERAGE([.P17];[.S17];[.V17])" office:value-type="float" office:value="33.4963333333333" calcext:value-type="float">
            <text:p>33.4963333333333</text:p>
          </table:table-cell>
          <table:table-cell table:formula="of:=AVERAGE([.Q17];[.T17];[.W17])" office:value-type="float" office:value="85.3203333333333" calcext:value-type="float">
            <text:p>85.320333333333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3" calcext:value-type="float">
            <text:p>3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3" calcext:value-type="float">
            <text:p>3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17];[.AF17];[.AI17])" office:value-type="float" office:value="3.33333333333333" calcext:value-type="float">
            <text:p>3.33333333333333</text:p>
          </table:table-cell>
          <table:table-cell table:formula="of:=AVERAGE([.AD17];[.AG17];[.AJ17])" office:value-type="float" office:value="217.238" calcext:value-type="float">
            <text:p>217.238</text:p>
          </table:table-cell>
          <table:table-cell table:formula="of:=AVERAGE([.AE17];[.AH17];[.AK17])" office:value-type="float" office:value="1973.547" calcext:value-type="float">
            <text:p>1973.547</text:p>
          </table:table-cell>
          <table:table-cell table:number-columns-repeated="2"/>
          <table:table-cell table:formula="of:=[.A17]+[.O17]+[.AC17]" office:value-type="float" office:value="91" calcext:value-type="float">
            <text:p>91</text:p>
          </table:table-cell>
          <table:table-cell table:formula="of:=[.B17]+[.P17]+[.AD17]" office:value-type="float" office:value="403.645" calcext:value-type="float">
            <text:p>403.645</text:p>
          </table:table-cell>
          <table:table-cell table:formula="of:=[.C17]+[.Q17]+[.AE17]" office:value-type="float" office:value="2421.351" calcext:value-type="float">
            <text:p>2421.351</text:p>
          </table:table-cell>
          <table:table-cell table:formula="of:=[.D17]+[.R17]+[.AF17]" office:value-type="float" office:value="91" calcext:value-type="float">
            <text:p>91</text:p>
          </table:table-cell>
          <table:table-cell table:formula="of:=[.E17]+[.S17]+[.AG17]" office:value-type="float" office:value="564.543" calcext:value-type="float">
            <text:p>564.543</text:p>
          </table:table-cell>
          <table:table-cell table:formula="of:=[.F17]+[.T17]+[.AH17]" office:value-type="float" office:value="2599.91" calcext:value-type="float">
            <text:p>2599.91</text:p>
          </table:table-cell>
          <table:table-cell table:formula="of:=[.G17]+[.U17]+[.AI17]" office:value-type="float" office:value="92" calcext:value-type="float">
            <text:p>92</text:p>
          </table:table-cell>
          <table:table-cell table:formula="of:=[.H17]+[.V17]+[.AJ17]" office:value-type="float" office:value="572.942" calcext:value-type="float">
            <text:p>572.942</text:p>
          </table:table-cell>
          <table:table-cell table:formula="of:=[.I17]+[.W17]+[.AK17]" office:value-type="float" office:value="2626.41" calcext:value-type="float">
            <text:p>2626.41</text:p>
          </table:table-cell>
          <table:table-cell table:formula="of:=AVERAGE([.AQ17];[.AT17];[.AW17])" office:value-type="float" office:value="91.3333333333333" calcext:value-type="float">
            <text:p>91.3333333333333</text:p>
          </table:table-cell>
          <table:table-cell table:formula="of:=AVERAGE([.AR17];[.AU17];[.AX17])" office:value-type="float" office:value="513.71" calcext:value-type="float">
            <text:p>513.71</text:p>
          </table:table-cell>
          <table:table-cell table:formula="of:=AVERAGE([.AS17];[.AV17];[.AY17])" office:value-type="float" office:value="2549.22366666667" calcext:value-type="float">
            <text:p>2549.22366666667</text:p>
          </table:table-cell>
          <table:table-cell table:number-columns-repeated="2"/>
          <table:table-cell table:formula="of:=[.CG17]-[.BS17]" office:value-type="float" office:value="116.1" calcext:value-type="float">
            <text:p>116.1</text:p>
          </table:table-cell>
          <table:table-cell table:formula="of:=[.CH17]-[.BT17]" office:value-type="float" office:value="50.989" calcext:value-type="float">
            <text:p>50.989</text:p>
          </table:table-cell>
          <table:table-cell table:formula="of:=[.CI17]-[.BU17]" office:value-type="float" office:value="187" calcext:value-type="float">
            <text:p>187</text:p>
          </table:table-cell>
          <table:table-cell table:formula="of:=[.CJ17]-[.BV17]" office:value-type="float" office:value="118.2" calcext:value-type="float">
            <text:p>118.2</text:p>
          </table:table-cell>
          <table:table-cell table:formula="of:=[.CK17]-[.BW17]" office:value-type="float" office:value="14.434" calcext:value-type="float">
            <text:p>14.434</text:p>
          </table:table-cell>
          <table:table-cell table:formula="of:=[.CL17]-[.BX17]" office:value-type="float" office:value="-457.024" calcext:value-type="float">
            <text:p>-457.024</text:p>
          </table:table-cell>
          <table:table-cell table:formula="of:=[.CM17]-[.BY17]" office:value-type="float" office:value="115.3" calcext:value-type="float">
            <text:p>115.3</text:p>
          </table:table-cell>
          <table:table-cell table:formula="of:=[.CN17]-[.BZ17]" office:value-type="float" office:value="47.09" calcext:value-type="float">
            <text:p>47.09</text:p>
          </table:table-cell>
          <table:table-cell table:formula="of:=[.CO17]-[.CA17]" office:value-type="float" office:value="183.632" calcext:value-type="float">
            <text:p>183.632</text:p>
          </table:table-cell>
          <table:table-cell table:formula="of:=AVERAGE([.BE17];[.BH17];[.BK17])" office:value-type="float" office:value="116.533333333333" calcext:value-type="float">
            <text:p>116.533333333333</text:p>
          </table:table-cell>
          <table:table-cell table:formula="of:=AVERAGE([.BF17];[.BI17];[.BL17])" office:value-type="float" office:value="37.5043333333333" calcext:value-type="float">
            <text:p>37.5043333333333</text:p>
          </table:table-cell>
          <table:table-cell table:formula="of:=AVERAGE([.BG17];[.BJ17];[.BM17])" office:value-type="float" office:value="-28.7973333333333" calcext:value-type="float">
            <text:p>-28.797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23" calcext:value-type="float">
            <text:p>34.23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375" calcext:value-type="float">
            <text:p>67.375</text:p>
          </table:table-cell>
          <table:table-cell office:value-type="float" office:value="1283.723" calcext:value-type="float">
            <text:p>1283.723</text:p>
          </table:table-cell>
          <table:table-cell table:formula="of:=AVERAGE([.BS17];[.BV17];[.BY17])" office:value-type="float" office:value="0" calcext:value-type="float">
            <text:p>0</text:p>
          </table:table-cell>
          <table:table-cell table:formula="of:=AVERAGE([.BT17];[.BW17];[.BZ17])" office:value-type="float" office:value="56.268" calcext:value-type="float">
            <text:p>56.268</text:p>
          </table:table-cell>
          <table:table-cell table:formula="of:=AVERAGE([.BU17];[.BX17];[.CA17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6.1" calcext:value-type="float">
            <text:p>116.1</text:p>
          </table:table-cell>
          <table:table-cell office:value-type="float" office:value="85.219" calcext:value-type="float">
            <text:p>85.219</text:p>
          </table:table-cell>
          <table:table-cell office:value-type="float" office:value="830.066" calcext:value-type="float">
            <text:p>830.066</text:p>
          </table:table-cell>
          <table:table-cell office:value-type="float" office:value="118.2" calcext:value-type="float">
            <text:p>118.2</text:p>
          </table:table-cell>
          <table:table-cell office:value-type="float" office:value="81.633" calcext:value-type="float">
            <text:p>81.633</text:p>
          </table:table-cell>
          <table:table-cell office:value-type="float" office:value="826.699" calcext:value-type="float">
            <text:p>826.699</text:p>
          </table:table-cell>
          <table:table-cell office:value-type="float" office:value="115.3" calcext:value-type="float">
            <text:p>115.3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17];[.CJ17];[.CM17])" office:value-type="float" office:value="116.533333333333" calcext:value-type="float">
            <text:p>116.533333333333</text:p>
          </table:table-cell>
          <table:table-cell table:formula="of:=AVERAGE([.CH17];[.CK17];[.CN17])" office:value-type="float" office:value="93.7723333333333" calcext:value-type="float">
            <text:p>93.7723333333333</text:p>
          </table:table-cell>
          <table:table-cell table:formula="of:=AVERAGE([.CI17];[.CL17];[.CO17])" office:value-type="float" office:value="1041.37333333333" calcext:value-type="float">
            <text:p>1041.37333333333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157.176" calcext:value-type="float">
            <text:p>157.176</text:p>
          </table:table-cell>
          <table:table-cell office:value-type="float" office:value="362.523" calcext:value-type="float">
            <text:p>362.523</text:p>
          </table:table-cell>
          <table:table-cell office:value-type="float" office:value="49.4" calcext:value-type="float">
            <text:p>49.4</text:p>
          </table:table-cell>
          <table:table-cell office:value-type="float" office:value="313.02" calcext:value-type="float">
            <text:p>313.02</text:p>
          </table:table-cell>
          <table:table-cell office:value-type="float" office:value="541.023" calcext:value-type="float">
            <text:p>541.023</text:p>
          </table:table-cell>
          <table:table-cell office:value-type="float" office:value="51.5" calcext:value-type="float">
            <text:p>51.5</text:p>
          </table:table-cell>
          <table:table-cell office:value-type="float" office:value="320.617" calcext:value-type="float">
            <text:p>320.617</text:p>
          </table:table-cell>
          <table:table-cell office:value-type="float" office:value="567.523" calcext:value-type="float">
            <text:p>567.523</text:p>
          </table:table-cell>
          <table:table-cell table:formula="of:=AVERAGE([.A18];[.D18];[.G18])" office:value-type="float" office:value="50.1" calcext:value-type="float">
            <text:p>50.1</text:p>
          </table:table-cell>
          <table:table-cell table:formula="of:=AVERAGE([.B18];[.E18];[.H18])" office:value-type="float" office:value="263.604333333333" calcext:value-type="float">
            <text:p>263.604333333333</text:p>
          </table:table-cell>
          <table:table-cell table:formula="of:=AVERAGE([.C18];[.F18];[.I18])" office:value-type="float" office:value="490.356333333333" calcext:value-type="float">
            <text:p>490.356333333333</text:p>
          </table:table-cell>
          <table:table-cell table:number-columns-repeated="2"/>
          <table:table-cell office:value-type="float" office:value="39.5" calcext:value-type="float">
            <text:p>39.5</text:p>
          </table:table-cell>
          <table:table-cell office:value-type="float" office:value="31.012" calcext:value-type="float">
            <text:p>31.012</text:p>
          </table:table-cell>
          <table:table-cell office:value-type="float" office:value="85.02" calcext:value-type="float">
            <text:p>85.02</text:p>
          </table:table-cell>
          <table:table-cell office:value-type="float" office:value="38.5" calcext:value-type="float">
            <text:p>38.5</text:p>
          </table:table-cell>
          <table:table-cell office:value-type="float" office:value="34.961" calcext:value-type="float">
            <text:p>34.961</text:p>
          </table:table-cell>
          <table:table-cell office:value-type="float" office:value="85.602" calcext:value-type="float">
            <text:p>85.602</text:p>
          </table:table-cell>
          <table:table-cell office:value-type="float" office:value="37.6" calcext:value-type="float">
            <text:p>37.6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18];[.R18];[.U18])" office:value-type="float" office:value="38.5333333333333" calcext:value-type="float">
            <text:p>38.5333333333333</text:p>
          </table:table-cell>
          <table:table-cell table:formula="of:=AVERAGE([.P18];[.S18];[.V18])" office:value-type="float" office:value="33.581" calcext:value-type="float">
            <text:p>33.581</text:p>
          </table:table-cell>
          <table:table-cell table:formula="of:=AVERAGE([.Q18];[.T18];[.W18])" office:value-type="float" office:value="85.3206666666667" calcext:value-type="float">
            <text:p>85.320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18];[.AF18];[.AI18])" office:value-type="float" office:value="0" calcext:value-type="float">
            <text:p>0</text:p>
          </table:table-cell>
          <table:table-cell table:formula="of:=AVERAGE([.AD18];[.AG18];[.AJ18])" office:value-type="float" office:value="217.238" calcext:value-type="float">
            <text:p>217.238</text:p>
          </table:table-cell>
          <table:table-cell table:formula="of:=AVERAGE([.AE18];[.AH18];[.AK18])" office:value-type="float" office:value="1973.547" calcext:value-type="float">
            <text:p>1973.547</text:p>
          </table:table-cell>
          <table:table-cell table:number-columns-repeated="2"/>
          <table:table-cell table:formula="of:=[.A18]+[.O18]+[.AC18]" office:value-type="float" office:value="88.9" calcext:value-type="float">
            <text:p>88.9</text:p>
          </table:table-cell>
          <table:table-cell table:formula="of:=[.B18]+[.P18]+[.AD18]" office:value-type="float" office:value="405.426" calcext:value-type="float">
            <text:p>405.426</text:p>
          </table:table-cell>
          <table:table-cell table:formula="of:=[.C18]+[.Q18]+[.AE18]" office:value-type="float" office:value="2421.09" calcext:value-type="float">
            <text:p>2421.09</text:p>
          </table:table-cell>
          <table:table-cell table:formula="of:=[.D18]+[.R18]+[.AF18]" office:value-type="float" office:value="87.9" calcext:value-type="float">
            <text:p>87.9</text:p>
          </table:table-cell>
          <table:table-cell table:formula="of:=[.E18]+[.S18]+[.AG18]" office:value-type="float" office:value="565.219" calcext:value-type="float">
            <text:p>565.219</text:p>
          </table:table-cell>
          <table:table-cell table:formula="of:=[.F18]+[.T18]+[.AH18]" office:value-type="float" office:value="2600.172" calcext:value-type="float">
            <text:p>2600.172</text:p>
          </table:table-cell>
          <table:table-cell table:formula="of:=[.G18]+[.U18]+[.AI18]" office:value-type="float" office:value="89.1" calcext:value-type="float">
            <text:p>89.1</text:p>
          </table:table-cell>
          <table:table-cell table:formula="of:=[.H18]+[.V18]+[.AJ18]" office:value-type="float" office:value="572.625" calcext:value-type="float">
            <text:p>572.625</text:p>
          </table:table-cell>
          <table:table-cell table:formula="of:=[.I18]+[.W18]+[.AK18]" office:value-type="float" office:value="2626.41" calcext:value-type="float">
            <text:p>2626.41</text:p>
          </table:table-cell>
          <table:table-cell table:formula="of:=AVERAGE([.AQ18];[.AT18];[.AW18])" office:value-type="float" office:value="88.6333333333333" calcext:value-type="float">
            <text:p>88.6333333333333</text:p>
          </table:table-cell>
          <table:table-cell table:formula="of:=AVERAGE([.AR18];[.AU18];[.AX18])" office:value-type="float" office:value="514.423333333333" calcext:value-type="float">
            <text:p>514.423333333333</text:p>
          </table:table-cell>
          <table:table-cell table:formula="of:=AVERAGE([.AS18];[.AV18];[.AY18])" office:value-type="float" office:value="2549.224" calcext:value-type="float">
            <text:p>2549.224</text:p>
          </table:table-cell>
          <table:table-cell table:number-columns-repeated="2"/>
          <table:table-cell table:formula="of:=[.CG18]-[.BS18]" office:value-type="float" office:value="118" calcext:value-type="float">
            <text:p>118</text:p>
          </table:table-cell>
          <table:table-cell table:formula="of:=[.CH18]-[.BT18]" office:value-type="float" office:value="50.989" calcext:value-type="float">
            <text:p>50.989</text:p>
          </table:table-cell>
          <table:table-cell table:formula="of:=[.CI18]-[.BU18]" office:value-type="float" office:value="187" calcext:value-type="float">
            <text:p>187</text:p>
          </table:table-cell>
          <table:table-cell table:formula="of:=[.CJ18]-[.BV18]" office:value-type="float" office:value="117" calcext:value-type="float">
            <text:p>117</text:p>
          </table:table-cell>
          <table:table-cell table:formula="of:=[.CK18]-[.BW18]" office:value-type="float" office:value="14.434" calcext:value-type="float">
            <text:p>14.434</text:p>
          </table:table-cell>
          <table:table-cell table:formula="of:=[.CL18]-[.BX18]" office:value-type="float" office:value="-457.024" calcext:value-type="float">
            <text:p>-457.024</text:p>
          </table:table-cell>
          <table:table-cell table:formula="of:=[.CM18]-[.BY18]" office:value-type="float" office:value="116.2" calcext:value-type="float">
            <text:p>116.2</text:p>
          </table:table-cell>
          <table:table-cell table:formula="of:=[.CN18]-[.BZ18]" office:value-type="float" office:value="47.09" calcext:value-type="float">
            <text:p>47.09</text:p>
          </table:table-cell>
          <table:table-cell table:formula="of:=[.CO18]-[.CA18]" office:value-type="float" office:value="183.632" calcext:value-type="float">
            <text:p>183.632</text:p>
          </table:table-cell>
          <table:table-cell table:formula="of:=AVERAGE([.BE18];[.BH18];[.BK18])" office:value-type="float" office:value="117.066666666667" calcext:value-type="float">
            <text:p>117.066666666667</text:p>
          </table:table-cell>
          <table:table-cell table:formula="of:=AVERAGE([.BF18];[.BI18];[.BL18])" office:value-type="float" office:value="37.5043333333333" calcext:value-type="float">
            <text:p>37.5043333333333</text:p>
          </table:table-cell>
          <table:table-cell table:formula="of:=AVERAGE([.BG18];[.BJ18];[.BM18])" office:value-type="float" office:value="-28.7973333333333" calcext:value-type="float">
            <text:p>-28.797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23" calcext:value-type="float">
            <text:p>34.23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375" calcext:value-type="float">
            <text:p>67.375</text:p>
          </table:table-cell>
          <table:table-cell office:value-type="float" office:value="1283.723" calcext:value-type="float">
            <text:p>1283.723</text:p>
          </table:table-cell>
          <table:table-cell table:formula="of:=AVERAGE([.BS18];[.BV18];[.BY18])" office:value-type="float" office:value="0" calcext:value-type="float">
            <text:p>0</text:p>
          </table:table-cell>
          <table:table-cell table:formula="of:=AVERAGE([.BT18];[.BW18];[.BZ18])" office:value-type="float" office:value="56.268" calcext:value-type="float">
            <text:p>56.268</text:p>
          </table:table-cell>
          <table:table-cell table:formula="of:=AVERAGE([.BU18];[.BX18];[.CA18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85.219" calcext:value-type="float">
            <text:p>85.219</text:p>
          </table:table-cell>
          <table:table-cell office:value-type="float" office:value="830.066" calcext:value-type="float">
            <text:p>830.066</text:p>
          </table:table-cell>
          <table:table-cell office:value-type="float" office:value="117" calcext:value-type="float">
            <text:p>117</text:p>
          </table:table-cell>
          <table:table-cell office:value-type="float" office:value="81.633" calcext:value-type="float">
            <text:p>81.633</text:p>
          </table:table-cell>
          <table:table-cell office:value-type="float" office:value="826.699" calcext:value-type="float">
            <text:p>826.699</text:p>
          </table:table-cell>
          <table:table-cell office:value-type="float" office:value="116.2" calcext:value-type="float">
            <text:p>116.2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18];[.CJ18];[.CM18])" office:value-type="float" office:value="117.066666666667" calcext:value-type="float">
            <text:p>117.066666666667</text:p>
          </table:table-cell>
          <table:table-cell table:formula="of:=AVERAGE([.CH18];[.CK18];[.CN18])" office:value-type="float" office:value="93.7723333333333" calcext:value-type="float">
            <text:p>93.7723333333333</text:p>
          </table:table-cell>
          <table:table-cell table:formula="of:=AVERAGE([.CI18];[.CL18];[.CO18])" office:value-type="float" office:value="1041.37333333333" calcext:value-type="float">
            <text:p>1041.37333333333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158.855" calcext:value-type="float">
            <text:p>158.855</text:p>
          </table:table-cell>
          <table:table-cell office:value-type="float" office:value="362.523" calcext:value-type="float">
            <text:p>362.523</text:p>
          </table:table-cell>
          <table:table-cell office:value-type="float" office:value="50.4" calcext:value-type="float">
            <text:p>50.4</text:p>
          </table:table-cell>
          <table:table-cell office:value-type="float" office:value="313.008" calcext:value-type="float">
            <text:p>313.008</text:p>
          </table:table-cell>
          <table:table-cell office:value-type="float" office:value="541.023" calcext:value-type="float">
            <text:p>541.023</text:p>
          </table:table-cell>
          <table:table-cell office:value-type="float" office:value="50.5" calcext:value-type="float">
            <text:p>50.5</text:p>
          </table:table-cell>
          <table:table-cell office:value-type="float" office:value="320.938" calcext:value-type="float">
            <text:p>320.938</text:p>
          </table:table-cell>
          <table:table-cell office:value-type="float" office:value="567.523" calcext:value-type="float">
            <text:p>567.523</text:p>
          </table:table-cell>
          <table:table-cell table:formula="of:=AVERAGE([.A19];[.D19];[.G19])" office:value-type="float" office:value="50.4333333333333" calcext:value-type="float">
            <text:p>50.4333333333333</text:p>
          </table:table-cell>
          <table:table-cell table:formula="of:=AVERAGE([.B19];[.E19];[.H19])" office:value-type="float" office:value="264.267" calcext:value-type="float">
            <text:p>264.267</text:p>
          </table:table-cell>
          <table:table-cell table:formula="of:=AVERAGE([.C19];[.F19];[.I19])" office:value-type="float" office:value="490.356333333333" calcext:value-type="float">
            <text:p>490.356333333333</text:p>
          </table:table-cell>
          <table:table-cell table:number-columns-repeated="2"/>
          <table:table-cell office:value-type="float" office:value="37.5" calcext:value-type="float">
            <text:p>37.5</text:p>
          </table:table-cell>
          <table:table-cell office:value-type="float" office:value="31.012" calcext:value-type="float">
            <text:p>31.012</text:p>
          </table:table-cell>
          <table:table-cell office:value-type="float" office:value="85.281" calcext:value-type="float">
            <text:p>85.281</text:p>
          </table:table-cell>
          <table:table-cell office:value-type="float" office:value="37.5" calcext:value-type="float">
            <text:p>37.5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38.6" calcext:value-type="float">
            <text:p>38.6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19];[.R19];[.U19])" office:value-type="float" office:value="37.8666666666667" calcext:value-type="float">
            <text:p>37.8666666666667</text:p>
          </table:table-cell>
          <table:table-cell table:formula="of:=AVERAGE([.P19];[.S19];[.V19])" office:value-type="float" office:value="33.4963333333333" calcext:value-type="float">
            <text:p>33.4963333333333</text:p>
          </table:table-cell>
          <table:table-cell table:formula="of:=AVERAGE([.Q19];[.T19];[.W19])" office:value-type="float" office:value="85.3203333333333" calcext:value-type="float">
            <text:p>85.320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19];[.AF19];[.AI19])" office:value-type="float" office:value="0" calcext:value-type="float">
            <text:p>0</text:p>
          </table:table-cell>
          <table:table-cell table:formula="of:=AVERAGE([.AD19];[.AG19];[.AJ19])" office:value-type="float" office:value="217.238" calcext:value-type="float">
            <text:p>217.238</text:p>
          </table:table-cell>
          <table:table-cell table:formula="of:=AVERAGE([.AE19];[.AH19];[.AK19])" office:value-type="float" office:value="1973.547" calcext:value-type="float">
            <text:p>1973.547</text:p>
          </table:table-cell>
          <table:table-cell table:number-columns-repeated="2"/>
          <table:table-cell table:formula="of:=[.A19]+[.O19]+[.AC19]" office:value-type="float" office:value="87.9" calcext:value-type="float">
            <text:p>87.9</text:p>
          </table:table-cell>
          <table:table-cell table:formula="of:=[.B19]+[.P19]+[.AD19]" office:value-type="float" office:value="407.105" calcext:value-type="float">
            <text:p>407.105</text:p>
          </table:table-cell>
          <table:table-cell table:formula="of:=[.C19]+[.Q19]+[.AE19]" office:value-type="float" office:value="2421.351" calcext:value-type="float">
            <text:p>2421.351</text:p>
          </table:table-cell>
          <table:table-cell table:formula="of:=[.D19]+[.R19]+[.AF19]" office:value-type="float" office:value="87.9" calcext:value-type="float">
            <text:p>87.9</text:p>
          </table:table-cell>
          <table:table-cell table:formula="of:=[.E19]+[.S19]+[.AG19]" office:value-type="float" office:value="564.953" calcext:value-type="float">
            <text:p>564.953</text:p>
          </table:table-cell>
          <table:table-cell table:formula="of:=[.F19]+[.T19]+[.AH19]" office:value-type="float" office:value="2599.91" calcext:value-type="float">
            <text:p>2599.91</text:p>
          </table:table-cell>
          <table:table-cell table:formula="of:=[.G19]+[.U19]+[.AI19]" office:value-type="float" office:value="89.1" calcext:value-type="float">
            <text:p>89.1</text:p>
          </table:table-cell>
          <table:table-cell table:formula="of:=[.H19]+[.V19]+[.AJ19]" office:value-type="float" office:value="572.946" calcext:value-type="float">
            <text:p>572.946</text:p>
          </table:table-cell>
          <table:table-cell table:formula="of:=[.I19]+[.W19]+[.AK19]" office:value-type="float" office:value="2626.41" calcext:value-type="float">
            <text:p>2626.41</text:p>
          </table:table-cell>
          <table:table-cell table:formula="of:=AVERAGE([.AQ19];[.AT19];[.AW19])" office:value-type="float" office:value="88.3" calcext:value-type="float">
            <text:p>88.3</text:p>
          </table:table-cell>
          <table:table-cell table:formula="of:=AVERAGE([.AR19];[.AU19];[.AX19])" office:value-type="float" office:value="515.001333333333" calcext:value-type="float">
            <text:p>515.001333333333</text:p>
          </table:table-cell>
          <table:table-cell table:formula="of:=AVERAGE([.AS19];[.AV19];[.AY19])" office:value-type="float" office:value="2549.22366666667" calcext:value-type="float">
            <text:p>2549.22366666667</text:p>
          </table:table-cell>
          <table:table-cell table:number-columns-repeated="2"/>
          <table:table-cell table:formula="of:=[.CG19]-[.BS19]" office:value-type="float" office:value="116.2" calcext:value-type="float">
            <text:p>116.2</text:p>
          </table:table-cell>
          <table:table-cell table:formula="of:=[.CH19]-[.BT19]" office:value-type="float" office:value="50.989" calcext:value-type="float">
            <text:p>50.989</text:p>
          </table:table-cell>
          <table:table-cell table:formula="of:=[.CI19]-[.BU19]" office:value-type="float" office:value="187" calcext:value-type="float">
            <text:p>187</text:p>
          </table:table-cell>
          <table:table-cell table:formula="of:=[.CJ19]-[.BV19]" office:value-type="float" office:value="116" calcext:value-type="float">
            <text:p>116</text:p>
          </table:table-cell>
          <table:table-cell table:formula="of:=[.CK19]-[.BW19]" office:value-type="float" office:value="14.434" calcext:value-type="float">
            <text:p>14.434</text:p>
          </table:table-cell>
          <table:table-cell table:formula="of:=[.CL19]-[.BX19]" office:value-type="float" office:value="-457.024" calcext:value-type="float">
            <text:p>-457.024</text:p>
          </table:table-cell>
          <table:table-cell table:formula="of:=[.CM19]-[.BY19]" office:value-type="float" office:value="117.6" calcext:value-type="float">
            <text:p>117.6</text:p>
          </table:table-cell>
          <table:table-cell table:formula="of:=[.CN19]-[.BZ19]" office:value-type="float" office:value="47.09" calcext:value-type="float">
            <text:p>47.09</text:p>
          </table:table-cell>
          <table:table-cell table:formula="of:=[.CO19]-[.CA19]" office:value-type="float" office:value="183.632" calcext:value-type="float">
            <text:p>183.632</text:p>
          </table:table-cell>
          <table:table-cell table:formula="of:=AVERAGE([.BE19];[.BH19];[.BK19])" office:value-type="float" office:value="116.6" calcext:value-type="float">
            <text:p>116.6</text:p>
          </table:table-cell>
          <table:table-cell table:formula="of:=AVERAGE([.BF19];[.BI19];[.BL19])" office:value-type="float" office:value="37.5043333333333" calcext:value-type="float">
            <text:p>37.5043333333333</text:p>
          </table:table-cell>
          <table:table-cell table:formula="of:=AVERAGE([.BG19];[.BJ19];[.BM19])" office:value-type="float" office:value="-28.7973333333333" calcext:value-type="float">
            <text:p>-28.797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23" calcext:value-type="float">
            <text:p>34.23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375" calcext:value-type="float">
            <text:p>67.375</text:p>
          </table:table-cell>
          <table:table-cell office:value-type="float" office:value="1283.723" calcext:value-type="float">
            <text:p>1283.723</text:p>
          </table:table-cell>
          <table:table-cell table:formula="of:=AVERAGE([.BS19];[.BV19];[.BY19])" office:value-type="float" office:value="0" calcext:value-type="float">
            <text:p>0</text:p>
          </table:table-cell>
          <table:table-cell table:formula="of:=AVERAGE([.BT19];[.BW19];[.BZ19])" office:value-type="float" office:value="56.268" calcext:value-type="float">
            <text:p>56.268</text:p>
          </table:table-cell>
          <table:table-cell table:formula="of:=AVERAGE([.BU19];[.BX19];[.CA19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6.2" calcext:value-type="float">
            <text:p>116.2</text:p>
          </table:table-cell>
          <table:table-cell office:value-type="float" office:value="85.219" calcext:value-type="float">
            <text:p>85.219</text:p>
          </table:table-cell>
          <table:table-cell office:value-type="float" office:value="830.066" calcext:value-type="float">
            <text:p>830.066</text:p>
          </table:table-cell>
          <table:table-cell office:value-type="float" office:value="116" calcext:value-type="float">
            <text:p>116</text:p>
          </table:table-cell>
          <table:table-cell office:value-type="float" office:value="81.633" calcext:value-type="float">
            <text:p>81.633</text:p>
          </table:table-cell>
          <table:table-cell office:value-type="float" office:value="826.699" calcext:value-type="float">
            <text:p>826.699</text:p>
          </table:table-cell>
          <table:table-cell office:value-type="float" office:value="117.6" calcext:value-type="float">
            <text:p>117.6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19];[.CJ19];[.CM19])" office:value-type="float" office:value="116.6" calcext:value-type="float">
            <text:p>116.6</text:p>
          </table:table-cell>
          <table:table-cell table:formula="of:=AVERAGE([.CH19];[.CK19];[.CN19])" office:value-type="float" office:value="93.7723333333333" calcext:value-type="float">
            <text:p>93.7723333333333</text:p>
          </table:table-cell>
          <table:table-cell table:formula="of:=AVERAGE([.CI19];[.CL19];[.CO19])" office:value-type="float" office:value="1041.37333333333" calcext:value-type="float">
            <text:p>1041.37333333333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160.531" calcext:value-type="float">
            <text:p>160.531</text:p>
          </table:table-cell>
          <table:table-cell office:value-type="float" office:value="362.523" calcext:value-type="float">
            <text:p>362.523</text:p>
          </table:table-cell>
          <table:table-cell office:value-type="float" office:value="51.4" calcext:value-type="float">
            <text:p>51.4</text:p>
          </table:table-cell>
          <table:table-cell office:value-type="float" office:value="312.836" calcext:value-type="float">
            <text:p>312.836</text:p>
          </table:table-cell>
          <table:table-cell office:value-type="float" office:value="541.023" calcext:value-type="float">
            <text:p>541.023</text:p>
          </table:table-cell>
          <table:table-cell office:value-type="float" office:value="50.4" calcext:value-type="float">
            <text:p>50.4</text:p>
          </table:table-cell>
          <table:table-cell office:value-type="float" office:value="320.984" calcext:value-type="float">
            <text:p>320.984</text:p>
          </table:table-cell>
          <table:table-cell office:value-type="float" office:value="567.523" calcext:value-type="float">
            <text:p>567.523</text:p>
          </table:table-cell>
          <table:table-cell table:formula="of:=AVERAGE([.A20];[.D20];[.G20])" office:value-type="float" office:value="50.4333333333333" calcext:value-type="float">
            <text:p>50.4333333333333</text:p>
          </table:table-cell>
          <table:table-cell table:formula="of:=AVERAGE([.B20];[.E20];[.H20])" office:value-type="float" office:value="264.783666666667" calcext:value-type="float">
            <text:p>264.783666666667</text:p>
          </table:table-cell>
          <table:table-cell table:formula="of:=AVERAGE([.C20];[.F20];[.I20])" office:value-type="float" office:value="490.356333333333" calcext:value-type="float">
            <text:p>490.356333333333</text:p>
          </table:table-cell>
          <table:table-cell table:number-columns-repeated="2"/>
          <table:table-cell office:value-type="float" office:value="38.5" calcext:value-type="float">
            <text:p>38.5</text:p>
          </table:table-cell>
          <table:table-cell office:value-type="float" office:value="31.012" calcext:value-type="float">
            <text:p>31.012</text:p>
          </table:table-cell>
          <table:table-cell office:value-type="float" office:value="85.02" calcext:value-type="float">
            <text:p>85.02</text:p>
          </table:table-cell>
          <table:table-cell office:value-type="float" office:value="38.6" calcext:value-type="float">
            <text:p>38.6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602" calcext:value-type="float">
            <text:p>85.602</text:p>
          </table:table-cell>
          <table:table-cell office:value-type="float" office:value="38.6" calcext:value-type="float">
            <text:p>38.6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20];[.R20];[.U20])" office:value-type="float" office:value="38.5666666666667" calcext:value-type="float">
            <text:p>38.5666666666667</text:p>
          </table:table-cell>
          <table:table-cell table:formula="of:=AVERAGE([.P20];[.S20];[.V20])" office:value-type="float" office:value="33.4963333333333" calcext:value-type="float">
            <text:p>33.4963333333333</text:p>
          </table:table-cell>
          <table:table-cell table:formula="of:=AVERAGE([.Q20];[.T20];[.W20])" office:value-type="float" office:value="85.3206666666667" calcext:value-type="float">
            <text:p>85.320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20];[.AF20];[.AI20])" office:value-type="float" office:value="0" calcext:value-type="float">
            <text:p>0</text:p>
          </table:table-cell>
          <table:table-cell table:formula="of:=AVERAGE([.AD20];[.AG20];[.AJ20])" office:value-type="float" office:value="217.238" calcext:value-type="float">
            <text:p>217.238</text:p>
          </table:table-cell>
          <table:table-cell table:formula="of:=AVERAGE([.AE20];[.AH20];[.AK20])" office:value-type="float" office:value="1973.547" calcext:value-type="float">
            <text:p>1973.547</text:p>
          </table:table-cell>
          <table:table-cell table:number-columns-repeated="2"/>
          <table:table-cell table:formula="of:=[.A20]+[.O20]+[.AC20]" office:value-type="float" office:value="88" calcext:value-type="float">
            <text:p>88</text:p>
          </table:table-cell>
          <table:table-cell table:formula="of:=[.B20]+[.P20]+[.AD20]" office:value-type="float" office:value="408.781" calcext:value-type="float">
            <text:p>408.781</text:p>
          </table:table-cell>
          <table:table-cell table:formula="of:=[.C20]+[.Q20]+[.AE20]" office:value-type="float" office:value="2421.09" calcext:value-type="float">
            <text:p>2421.09</text:p>
          </table:table-cell>
          <table:table-cell table:formula="of:=[.D20]+[.R20]+[.AF20]" office:value-type="float" office:value="90" calcext:value-type="float">
            <text:p>90</text:p>
          </table:table-cell>
          <table:table-cell table:formula="of:=[.E20]+[.S20]+[.AG20]" office:value-type="float" office:value="564.781" calcext:value-type="float">
            <text:p>564.781</text:p>
          </table:table-cell>
          <table:table-cell table:formula="of:=[.F20]+[.T20]+[.AH20]" office:value-type="float" office:value="2600.172" calcext:value-type="float">
            <text:p>2600.172</text:p>
          </table:table-cell>
          <table:table-cell table:formula="of:=[.G20]+[.U20]+[.AI20]" office:value-type="float" office:value="89" calcext:value-type="float">
            <text:p>89</text:p>
          </table:table-cell>
          <table:table-cell table:formula="of:=[.H20]+[.V20]+[.AJ20]" office:value-type="float" office:value="572.992" calcext:value-type="float">
            <text:p>572.992</text:p>
          </table:table-cell>
          <table:table-cell table:formula="of:=[.I20]+[.W20]+[.AK20]" office:value-type="float" office:value="2626.41" calcext:value-type="float">
            <text:p>2626.41</text:p>
          </table:table-cell>
          <table:table-cell table:formula="of:=AVERAGE([.AQ20];[.AT20];[.AW20])" office:value-type="float" office:value="89" calcext:value-type="float">
            <text:p>89</text:p>
          </table:table-cell>
          <table:table-cell table:formula="of:=AVERAGE([.AR20];[.AU20];[.AX20])" office:value-type="float" office:value="515.518" calcext:value-type="float">
            <text:p>515.518</text:p>
          </table:table-cell>
          <table:table-cell table:formula="of:=AVERAGE([.AS20];[.AV20];[.AY20])" office:value-type="float" office:value="2549.224" calcext:value-type="float">
            <text:p>2549.224</text:p>
          </table:table-cell>
          <table:table-cell table:number-columns-repeated="2"/>
          <table:table-cell table:formula="of:=[.CG20]-[.BS20]" office:value-type="float" office:value="117" calcext:value-type="float">
            <text:p>117</text:p>
          </table:table-cell>
          <table:table-cell table:formula="of:=[.CH20]-[.BT20]" office:value-type="float" office:value="50.989" calcext:value-type="float">
            <text:p>50.989</text:p>
          </table:table-cell>
          <table:table-cell table:formula="of:=[.CI20]-[.BU20]" office:value-type="float" office:value="187" calcext:value-type="float">
            <text:p>187</text:p>
          </table:table-cell>
          <table:table-cell table:formula="of:=[.CJ20]-[.BV20]" office:value-type="float" office:value="116.2" calcext:value-type="float">
            <text:p>116.2</text:p>
          </table:table-cell>
          <table:table-cell table:formula="of:=[.CK20]-[.BW20]" office:value-type="float" office:value="14.434" calcext:value-type="float">
            <text:p>14.434</text:p>
          </table:table-cell>
          <table:table-cell table:formula="of:=[.CL20]-[.BX20]" office:value-type="float" office:value="-457.024" calcext:value-type="float">
            <text:p>-457.024</text:p>
          </table:table-cell>
          <table:table-cell table:formula="of:=[.CM20]-[.BY20]" office:value-type="float" office:value="113.4" calcext:value-type="float">
            <text:p>113.4</text:p>
          </table:table-cell>
          <table:table-cell table:formula="of:=[.CN20]-[.BZ20]" office:value-type="float" office:value="47.09" calcext:value-type="float">
            <text:p>47.09</text:p>
          </table:table-cell>
          <table:table-cell table:formula="of:=[.CO20]-[.CA20]" office:value-type="float" office:value="183.632" calcext:value-type="float">
            <text:p>183.632</text:p>
          </table:table-cell>
          <table:table-cell table:formula="of:=AVERAGE([.BE20];[.BH20];[.BK20])" office:value-type="float" office:value="115.533333333333" calcext:value-type="float">
            <text:p>115.533333333333</text:p>
          </table:table-cell>
          <table:table-cell table:formula="of:=AVERAGE([.BF20];[.BI20];[.BL20])" office:value-type="float" office:value="37.5043333333333" calcext:value-type="float">
            <text:p>37.5043333333333</text:p>
          </table:table-cell>
          <table:table-cell table:formula="of:=AVERAGE([.BG20];[.BJ20];[.BM20])" office:value-type="float" office:value="-28.7973333333333" calcext:value-type="float">
            <text:p>-28.797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23" calcext:value-type="float">
            <text:p>34.23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375" calcext:value-type="float">
            <text:p>67.375</text:p>
          </table:table-cell>
          <table:table-cell office:value-type="float" office:value="1283.723" calcext:value-type="float">
            <text:p>1283.723</text:p>
          </table:table-cell>
          <table:table-cell table:formula="of:=AVERAGE([.BS20];[.BV20];[.BY20])" office:value-type="float" office:value="0" calcext:value-type="float">
            <text:p>0</text:p>
          </table:table-cell>
          <table:table-cell table:formula="of:=AVERAGE([.BT20];[.BW20];[.BZ20])" office:value-type="float" office:value="56.268" calcext:value-type="float">
            <text:p>56.268</text:p>
          </table:table-cell>
          <table:table-cell table:formula="of:=AVERAGE([.BU20];[.BX20];[.CA20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85.219" calcext:value-type="float">
            <text:p>85.219</text:p>
          </table:table-cell>
          <table:table-cell office:value-type="float" office:value="830.066" calcext:value-type="float">
            <text:p>830.066</text:p>
          </table:table-cell>
          <table:table-cell office:value-type="float" office:value="116.2" calcext:value-type="float">
            <text:p>116.2</text:p>
          </table:table-cell>
          <table:table-cell office:value-type="float" office:value="81.633" calcext:value-type="float">
            <text:p>81.633</text:p>
          </table:table-cell>
          <table:table-cell office:value-type="float" office:value="826.699" calcext:value-type="float">
            <text:p>826.699</text:p>
          </table:table-cell>
          <table:table-cell office:value-type="float" office:value="113.4" calcext:value-type="float">
            <text:p>113.4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20];[.CJ20];[.CM20])" office:value-type="float" office:value="115.533333333333" calcext:value-type="float">
            <text:p>115.533333333333</text:p>
          </table:table-cell>
          <table:table-cell table:formula="of:=AVERAGE([.CH20];[.CK20];[.CN20])" office:value-type="float" office:value="93.7723333333333" calcext:value-type="float">
            <text:p>93.7723333333333</text:p>
          </table:table-cell>
          <table:table-cell table:formula="of:=AVERAGE([.CI20];[.CL20];[.CO20])" office:value-type="float" office:value="1041.37333333333" calcext:value-type="float">
            <text:p>1041.37333333333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161.918" calcext:value-type="float">
            <text:p>161.918</text:p>
          </table:table-cell>
          <table:table-cell office:value-type="float" office:value="362.523" calcext:value-type="float">
            <text:p>362.523</text:p>
          </table:table-cell>
          <table:table-cell office:value-type="float" office:value="49.4" calcext:value-type="float">
            <text:p>49.4</text:p>
          </table:table-cell>
          <table:table-cell office:value-type="float" office:value="312.727" calcext:value-type="float">
            <text:p>312.727</text:p>
          </table:table-cell>
          <table:table-cell office:value-type="float" office:value="541.023" calcext:value-type="float">
            <text:p>541.023</text:p>
          </table:table-cell>
          <table:table-cell office:value-type="float" office:value="52.5" calcext:value-type="float">
            <text:p>52.5</text:p>
          </table:table-cell>
          <table:table-cell office:value-type="float" office:value="321.262" calcext:value-type="float">
            <text:p>321.262</text:p>
          </table:table-cell>
          <table:table-cell office:value-type="float" office:value="567.523" calcext:value-type="float">
            <text:p>567.523</text:p>
          </table:table-cell>
          <table:table-cell table:formula="of:=AVERAGE([.A21];[.D21];[.G21])" office:value-type="float" office:value="50.4333333333333" calcext:value-type="float">
            <text:p>50.4333333333333</text:p>
          </table:table-cell>
          <table:table-cell table:formula="of:=AVERAGE([.B21];[.E21];[.H21])" office:value-type="float" office:value="265.302333333333" calcext:value-type="float">
            <text:p>265.302333333333</text:p>
          </table:table-cell>
          <table:table-cell table:formula="of:=AVERAGE([.C21];[.F21];[.I21])" office:value-type="float" office:value="490.356333333333" calcext:value-type="float">
            <text:p>490.356333333333</text:p>
          </table:table-cell>
          <table:table-cell table:number-columns-repeated="2"/>
          <table:table-cell office:value-type="float" office:value="37.4" calcext:value-type="float">
            <text:p>37.4</text:p>
          </table:table-cell>
          <table:table-cell office:value-type="float" office:value="31.012" calcext:value-type="float">
            <text:p>31.012</text:p>
          </table:table-cell>
          <table:table-cell office:value-type="float" office:value="85.02" calcext:value-type="float">
            <text:p>85.02</text:p>
          </table:table-cell>
          <table:table-cell office:value-type="float" office:value="37.5" calcext:value-type="float">
            <text:p>37.5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37.5" calcext:value-type="float">
            <text:p>37.5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21];[.R21];[.U21])" office:value-type="float" office:value="37.4666666666667" calcext:value-type="float">
            <text:p>37.4666666666667</text:p>
          </table:table-cell>
          <table:table-cell table:formula="of:=AVERAGE([.P21];[.S21];[.V21])" office:value-type="float" office:value="33.4963333333333" calcext:value-type="float">
            <text:p>33.4963333333333</text:p>
          </table:table-cell>
          <table:table-cell table:formula="of:=AVERAGE([.Q21];[.T21];[.W21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21];[.AF21];[.AI21])" office:value-type="float" office:value="0" calcext:value-type="float">
            <text:p>0</text:p>
          </table:table-cell>
          <table:table-cell table:formula="of:=AVERAGE([.AD21];[.AG21];[.AJ21])" office:value-type="float" office:value="217.238" calcext:value-type="float">
            <text:p>217.238</text:p>
          </table:table-cell>
          <table:table-cell table:formula="of:=AVERAGE([.AE21];[.AH21];[.AK21])" office:value-type="float" office:value="1973.547" calcext:value-type="float">
            <text:p>1973.547</text:p>
          </table:table-cell>
          <table:table-cell table:number-columns-repeated="2"/>
          <table:table-cell table:formula="of:=[.A21]+[.O21]+[.AC21]" office:value-type="float" office:value="86.8" calcext:value-type="float">
            <text:p>86.8</text:p>
          </table:table-cell>
          <table:table-cell table:formula="of:=[.B21]+[.P21]+[.AD21]" office:value-type="float" office:value="410.168" calcext:value-type="float">
            <text:p>410.168</text:p>
          </table:table-cell>
          <table:table-cell table:formula="of:=[.C21]+[.Q21]+[.AE21]" office:value-type="float" office:value="2421.09" calcext:value-type="float">
            <text:p>2421.09</text:p>
          </table:table-cell>
          <table:table-cell table:formula="of:=[.D21]+[.R21]+[.AF21]" office:value-type="float" office:value="86.9" calcext:value-type="float">
            <text:p>86.9</text:p>
          </table:table-cell>
          <table:table-cell table:formula="of:=[.E21]+[.S21]+[.AG21]" office:value-type="float" office:value="564.672" calcext:value-type="float">
            <text:p>564.672</text:p>
          </table:table-cell>
          <table:table-cell table:formula="of:=[.F21]+[.T21]+[.AH21]" office:value-type="float" office:value="2599.91" calcext:value-type="float">
            <text:p>2599.91</text:p>
          </table:table-cell>
          <table:table-cell table:formula="of:=[.G21]+[.U21]+[.AI21]" office:value-type="float" office:value="90" calcext:value-type="float">
            <text:p>90</text:p>
          </table:table-cell>
          <table:table-cell table:formula="of:=[.H21]+[.V21]+[.AJ21]" office:value-type="float" office:value="573.27" calcext:value-type="float">
            <text:p>573.27</text:p>
          </table:table-cell>
          <table:table-cell table:formula="of:=[.I21]+[.W21]+[.AK21]" office:value-type="float" office:value="2626.41" calcext:value-type="float">
            <text:p>2626.41</text:p>
          </table:table-cell>
          <table:table-cell table:formula="of:=AVERAGE([.AQ21];[.AT21];[.AW21])" office:value-type="float" office:value="87.9" calcext:value-type="float">
            <text:p>87.9</text:p>
          </table:table-cell>
          <table:table-cell table:formula="of:=AVERAGE([.AR21];[.AU21];[.AX21])" office:value-type="float" office:value="516.036666666667" calcext:value-type="float">
            <text:p>516.036666666667</text:p>
          </table:table-cell>
          <table:table-cell table:formula="of:=AVERAGE([.AS21];[.AV21];[.AY21])" office:value-type="float" office:value="2549.13666666667" calcext:value-type="float">
            <text:p>2549.13666666667</text:p>
          </table:table-cell>
          <table:table-cell table:number-columns-repeated="2"/>
          <table:table-cell table:formula="of:=[.CG21]-[.BS21]" office:value-type="float" office:value="115.2" calcext:value-type="float">
            <text:p>115.2</text:p>
          </table:table-cell>
          <table:table-cell table:formula="of:=[.CH21]-[.BT21]" office:value-type="float" office:value="50.989" calcext:value-type="float">
            <text:p>50.989</text:p>
          </table:table-cell>
          <table:table-cell table:formula="of:=[.CI21]-[.BU21]" office:value-type="float" office:value="187" calcext:value-type="float">
            <text:p>187</text:p>
          </table:table-cell>
          <table:table-cell table:formula="of:=[.CJ21]-[.BV21]" office:value-type="float" office:value="116" calcext:value-type="float">
            <text:p>116</text:p>
          </table:table-cell>
          <table:table-cell table:formula="of:=[.CK21]-[.BW21]" office:value-type="float" office:value="75.297" calcext:value-type="float">
            <text:p>75.297</text:p>
          </table:table-cell>
          <table:table-cell table:formula="of:=[.CL21]-[.BX21]" office:value-type="float" office:value="827.867" calcext:value-type="float">
            <text:p>827.867</text:p>
          </table:table-cell>
          <table:table-cell table:formula="of:=[.CM21]-[.BY21]" office:value-type="float" office:value="118" calcext:value-type="float">
            <text:p>118</text:p>
          </table:table-cell>
          <table:table-cell table:formula="of:=[.CN21]-[.BZ21]" office:value-type="float" office:value="47.09" calcext:value-type="float">
            <text:p>47.09</text:p>
          </table:table-cell>
          <table:table-cell table:formula="of:=[.CO21]-[.CA21]" office:value-type="float" office:value="183.632" calcext:value-type="float">
            <text:p>183.632</text:p>
          </table:table-cell>
          <table:table-cell table:formula="of:=AVERAGE([.BE21];[.BH21];[.BK21])" office:value-type="float" office:value="116.4" calcext:value-type="float">
            <text:p>116.4</text:p>
          </table:table-cell>
          <table:table-cell table:formula="of:=AVERAGE([.BF21];[.BI21];[.BL21])" office:value-type="float" office:value="57.792" calcext:value-type="float">
            <text:p>57.792</text:p>
          </table:table-cell>
          <table:table-cell table:formula="of:=AVERAGE([.BG21];[.BJ21];[.BM21])" office:value-type="float" office:value="399.499666666667" calcext:value-type="float">
            <text:p>399.49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23" calcext:value-type="float">
            <text:p>34.23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375" calcext:value-type="float">
            <text:p>67.375</text:p>
          </table:table-cell>
          <table:table-cell office:value-type="float" office:value="1283.723" calcext:value-type="float">
            <text:p>1283.723</text:p>
          </table:table-cell>
          <table:table-cell table:formula="of:=AVERAGE([.BS21];[.BV21];[.BY21])" office:value-type="float" office:value="0" calcext:value-type="float">
            <text:p>0</text:p>
          </table:table-cell>
          <table:table-cell table:formula="of:=AVERAGE([.BT21];[.BW21];[.BZ21])" office:value-type="float" office:value="56.268" calcext:value-type="float">
            <text:p>56.268</text:p>
          </table:table-cell>
          <table:table-cell table:formula="of:=AVERAGE([.BU21];[.BX21];[.CA21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5.2" calcext:value-type="float">
            <text:p>115.2</text:p>
          </table:table-cell>
          <table:table-cell office:value-type="float" office:value="85.219" calcext:value-type="float">
            <text:p>85.219</text:p>
          </table:table-cell>
          <table:table-cell office:value-type="float" office:value="830.066" calcext:value-type="float">
            <text:p>830.066</text:p>
          </table:table-cell>
          <table:table-cell office:value-type="float" office:value="116" calcext:value-type="float">
            <text:p>116</text:p>
          </table:table-cell>
          <table:table-cell office:value-type="float" office:value="142.496" calcext:value-type="float">
            <text:p>142.496</text:p>
          </table:table-cell>
          <table:table-cell office:value-type="float" office:value="2111.59" calcext:value-type="float">
            <text:p>2111.59</text:p>
          </table:table-cell>
          <table:table-cell office:value-type="float" office:value="118" calcext:value-type="float">
            <text:p>118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21];[.CJ21];[.CM21])" office:value-type="float" office:value="116.4" calcext:value-type="float">
            <text:p>116.4</text:p>
          </table:table-cell>
          <table:table-cell table:formula="of:=AVERAGE([.CH21];[.CK21];[.CN21])" office:value-type="float" office:value="114.06" calcext:value-type="float">
            <text:p>114.06</text:p>
          </table:table-cell>
          <table:table-cell table:formula="of:=AVERAGE([.CI21];[.CL21];[.CO21])" office:value-type="float" office:value="1469.67033333333" calcext:value-type="float">
            <text:p>1469.67033333333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163.848" calcext:value-type="float">
            <text:p>163.848</text:p>
          </table:table-cell>
          <table:table-cell office:value-type="float" office:value="362.523" calcext:value-type="float">
            <text:p>362.523</text:p>
          </table:table-cell>
          <table:table-cell office:value-type="float" office:value="49.3" calcext:value-type="float">
            <text:p>49.3</text:p>
          </table:table-cell>
          <table:table-cell office:value-type="float" office:value="312.727" calcext:value-type="float">
            <text:p>312.727</text:p>
          </table:table-cell>
          <table:table-cell office:value-type="float" office:value="541.023" calcext:value-type="float">
            <text:p>541.023</text:p>
          </table:table-cell>
          <table:table-cell office:value-type="float" office:value="50.5" calcext:value-type="float">
            <text:p>50.5</text:p>
          </table:table-cell>
          <table:table-cell office:value-type="float" office:value="324.168" calcext:value-type="float">
            <text:p>324.168</text:p>
          </table:table-cell>
          <table:table-cell office:value-type="float" office:value="567.523" calcext:value-type="float">
            <text:p>567.523</text:p>
          </table:table-cell>
          <table:table-cell table:formula="of:=AVERAGE([.A22];[.D22];[.G22])" office:value-type="float" office:value="49.7666666666667" calcext:value-type="float">
            <text:p>49.7666666666667</text:p>
          </table:table-cell>
          <table:table-cell table:formula="of:=AVERAGE([.B22];[.E22];[.H22])" office:value-type="float" office:value="266.914333333333" calcext:value-type="float">
            <text:p>266.914333333333</text:p>
          </table:table-cell>
          <table:table-cell table:formula="of:=AVERAGE([.C22];[.F22];[.I22])" office:value-type="float" office:value="490.356333333333" calcext:value-type="float">
            <text:p>490.356333333333</text:p>
          </table:table-cell>
          <table:table-cell table:number-columns-repeated="2"/>
          <table:table-cell office:value-type="float" office:value="37.5" calcext:value-type="float">
            <text:p>37.5</text:p>
          </table:table-cell>
          <table:table-cell office:value-type="float" office:value="31.012" calcext:value-type="float">
            <text:p>31.012</text:p>
          </table:table-cell>
          <table:table-cell office:value-type="float" office:value="85.281" calcext:value-type="float">
            <text:p>85.281</text:p>
          </table:table-cell>
          <table:table-cell office:value-type="float" office:value="37.4" calcext:value-type="float">
            <text:p>37.4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38.4" calcext:value-type="float">
            <text:p>38.4</text:p>
          </table:table-cell>
          <table:table-cell office:value-type="float" office:value="34.77" calcext:value-type="float">
            <text:p>34.77</text:p>
          </table:table-cell>
          <table:table-cell office:value-type="float" office:value="85.602" calcext:value-type="float">
            <text:p>85.602</text:p>
          </table:table-cell>
          <table:table-cell table:formula="of:=AVERAGE([.O22];[.R22];[.U22])" office:value-type="float" office:value="37.7666666666667" calcext:value-type="float">
            <text:p>37.7666666666667</text:p>
          </table:table-cell>
          <table:table-cell table:formula="of:=AVERAGE([.P22];[.S22];[.V22])" office:value-type="float" office:value="33.4963333333333" calcext:value-type="float">
            <text:p>33.4963333333333</text:p>
          </table:table-cell>
          <table:table-cell table:formula="of:=AVERAGE([.Q22];[.T22];[.W22])" office:value-type="float" office:value="85.4076666666667" calcext:value-type="float">
            <text:p>85.4076666666667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3" calcext:value-type="float">
            <text:p>3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3" calcext:value-type="float">
            <text:p>3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22];[.AF22];[.AI22])" office:value-type="float" office:value="3.63333333333333" calcext:value-type="float">
            <text:p>3.63333333333333</text:p>
          </table:table-cell>
          <table:table-cell table:formula="of:=AVERAGE([.AD22];[.AG22];[.AJ22])" office:value-type="float" office:value="219.238" calcext:value-type="float">
            <text:p>219.238</text:p>
          </table:table-cell>
          <table:table-cell table:formula="of:=AVERAGE([.AE22];[.AH22];[.AK22])" office:value-type="float" office:value="1975.547" calcext:value-type="float">
            <text:p>1975.547</text:p>
          </table:table-cell>
          <table:table-cell table:number-columns-repeated="2"/>
          <table:table-cell table:formula="of:=[.A22]+[.O22]+[.AC22]" office:value-type="float" office:value="91.9" calcext:value-type="float">
            <text:p>91.9</text:p>
          </table:table-cell>
          <table:table-cell table:formula="of:=[.B22]+[.P22]+[.AD22]" office:value-type="float" office:value="414.098" calcext:value-type="float">
            <text:p>414.098</text:p>
          </table:table-cell>
          <table:table-cell table:formula="of:=[.C22]+[.Q22]+[.AE22]" office:value-type="float" office:value="2423.351" calcext:value-type="float">
            <text:p>2423.351</text:p>
          </table:table-cell>
          <table:table-cell table:formula="of:=[.D22]+[.R22]+[.AF22]" office:value-type="float" office:value="89.7" calcext:value-type="float">
            <text:p>89.7</text:p>
          </table:table-cell>
          <table:table-cell table:formula="of:=[.E22]+[.S22]+[.AG22]" office:value-type="float" office:value="566.672" calcext:value-type="float">
            <text:p>566.672</text:p>
          </table:table-cell>
          <table:table-cell table:formula="of:=[.F22]+[.T22]+[.AH22]" office:value-type="float" office:value="2601.91" calcext:value-type="float">
            <text:p>2601.91</text:p>
          </table:table-cell>
          <table:table-cell table:formula="of:=[.G22]+[.U22]+[.AI22]" office:value-type="float" office:value="91.9" calcext:value-type="float">
            <text:p>91.9</text:p>
          </table:table-cell>
          <table:table-cell table:formula="of:=[.H22]+[.V22]+[.AJ22]" office:value-type="float" office:value="578.176" calcext:value-type="float">
            <text:p>578.176</text:p>
          </table:table-cell>
          <table:table-cell table:formula="of:=[.I22]+[.W22]+[.AK22]" office:value-type="float" office:value="2628.672" calcext:value-type="float">
            <text:p>2628.672</text:p>
          </table:table-cell>
          <table:table-cell table:formula="of:=AVERAGE([.AQ22];[.AT22];[.AW22])" office:value-type="float" office:value="91.1666666666667" calcext:value-type="float">
            <text:p>91.1666666666667</text:p>
          </table:table-cell>
          <table:table-cell table:formula="of:=AVERAGE([.AR22];[.AU22];[.AX22])" office:value-type="float" office:value="519.648666666667" calcext:value-type="float">
            <text:p>519.648666666667</text:p>
          </table:table-cell>
          <table:table-cell table:formula="of:=AVERAGE([.AS22];[.AV22];[.AY22])" office:value-type="float" office:value="2551.311" calcext:value-type="float">
            <text:p>2551.311</text:p>
          </table:table-cell>
          <table:table-cell table:number-columns-repeated="2"/>
          <table:table-cell table:formula="of:=[.CG22]-[.BS22]" office:value-type="float" office:value="116.8" calcext:value-type="float">
            <text:p>116.8</text:p>
          </table:table-cell>
          <table:table-cell table:formula="of:=[.CH22]-[.BT22]" office:value-type="float" office:value="50.989" calcext:value-type="float">
            <text:p>50.989</text:p>
          </table:table-cell>
          <table:table-cell table:formula="of:=[.CI22]-[.BU22]" office:value-type="float" office:value="187" calcext:value-type="float">
            <text:p>187</text:p>
          </table:table-cell>
          <table:table-cell table:formula="of:=[.CJ22]-[.BV22]" office:value-type="float" office:value="115.2" calcext:value-type="float">
            <text:p>115.2</text:p>
          </table:table-cell>
          <table:table-cell table:formula="of:=[.CK22]-[.BW22]" office:value-type="float" office:value="47.242" calcext:value-type="float">
            <text:p>47.242</text:p>
          </table:table-cell>
          <table:table-cell table:formula="of:=[.CL22]-[.BX22]" office:value-type="float" office:value="183.632" calcext:value-type="float">
            <text:p>183.632</text:p>
          </table:table-cell>
          <table:table-cell table:formula="of:=[.CM22]-[.BY22]" office:value-type="float" office:value="116.8" calcext:value-type="float">
            <text:p>116.8</text:p>
          </table:table-cell>
          <table:table-cell table:formula="of:=[.CN22]-[.BZ22]" office:value-type="float" office:value="47.09" calcext:value-type="float">
            <text:p>47.09</text:p>
          </table:table-cell>
          <table:table-cell table:formula="of:=[.CO22]-[.CA22]" office:value-type="float" office:value="183.632" calcext:value-type="float">
            <text:p>183.632</text:p>
          </table:table-cell>
          <table:table-cell table:formula="of:=AVERAGE([.BE22];[.BH22];[.BK22])" office:value-type="float" office:value="116.266666666667" calcext:value-type="float">
            <text:p>116.266666666667</text:p>
          </table:table-cell>
          <table:table-cell table:formula="of:=AVERAGE([.BF22];[.BI22];[.BL22])" office:value-type="float" office:value="48.4403333333333" calcext:value-type="float">
            <text:p>48.4403333333333</text:p>
          </table:table-cell>
          <table:table-cell table:formula="of:=AVERAGE([.BG22];[.BJ22];[.BM22])" office:value-type="float" office:value="184.754666666667" calcext:value-type="float">
            <text:p>184.754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23" calcext:value-type="float">
            <text:p>34.23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375" calcext:value-type="float">
            <text:p>67.375</text:p>
          </table:table-cell>
          <table:table-cell office:value-type="float" office:value="1283.723" calcext:value-type="float">
            <text:p>1283.723</text:p>
          </table:table-cell>
          <table:table-cell table:formula="of:=AVERAGE([.BS22];[.BV22];[.BY22])" office:value-type="float" office:value="0" calcext:value-type="float">
            <text:p>0</text:p>
          </table:table-cell>
          <table:table-cell table:formula="of:=AVERAGE([.BT22];[.BW22];[.BZ22])" office:value-type="float" office:value="56.268" calcext:value-type="float">
            <text:p>56.268</text:p>
          </table:table-cell>
          <table:table-cell table:formula="of:=AVERAGE([.BU22];[.BX22];[.CA22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6.8" calcext:value-type="float">
            <text:p>116.8</text:p>
          </table:table-cell>
          <table:table-cell office:value-type="float" office:value="85.219" calcext:value-type="float">
            <text:p>85.219</text:p>
          </table:table-cell>
          <table:table-cell office:value-type="float" office:value="830.066" calcext:value-type="float">
            <text:p>830.066</text:p>
          </table:table-cell>
          <table:table-cell office:value-type="float" office:value="115.2" calcext:value-type="float">
            <text:p>115.2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8" calcext:value-type="float">
            <text:p>116.8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22];[.CJ22];[.CM22])" office:value-type="float" office:value="116.266666666667" calcext:value-type="float">
            <text:p>116.266666666667</text:p>
          </table:table-cell>
          <table:table-cell table:formula="of:=AVERAGE([.CH22];[.CK22];[.CN22])" office:value-type="float" office:value="104.708333333333" calcext:value-type="float">
            <text:p>104.708333333333</text:p>
          </table:table-cell>
          <table:table-cell table:formula="of:=AVERAGE([.CI22];[.CL22];[.CO22])" office:value-type="float" office:value="1254.92533333333" calcext:value-type="float">
            <text:p>1254.92533333333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165.113" calcext:value-type="float">
            <text:p>165.113</text:p>
          </table:table-cell>
          <table:table-cell office:value-type="float" office:value="362.523" calcext:value-type="float">
            <text:p>362.523</text:p>
          </table:table-cell>
          <table:table-cell office:value-type="float" office:value="49.4" calcext:value-type="float">
            <text:p>49.4</text:p>
          </table:table-cell>
          <table:table-cell office:value-type="float" office:value="312.766" calcext:value-type="float">
            <text:p>312.766</text:p>
          </table:table-cell>
          <table:table-cell office:value-type="float" office:value="541.023" calcext:value-type="float">
            <text:p>541.023</text:p>
          </table:table-cell>
          <table:table-cell office:value-type="float" office:value="49.2" calcext:value-type="float">
            <text:p>49.2</text:p>
          </table:table-cell>
          <table:table-cell office:value-type="float" office:value="324.238" calcext:value-type="float">
            <text:p>324.238</text:p>
          </table:table-cell>
          <table:table-cell office:value-type="float" office:value="567.523" calcext:value-type="float">
            <text:p>567.523</text:p>
          </table:table-cell>
          <table:table-cell table:formula="of:=AVERAGE([.A23];[.D23];[.G23])" office:value-type="float" office:value="49.7" calcext:value-type="float">
            <text:p>49.7</text:p>
          </table:table-cell>
          <table:table-cell table:formula="of:=AVERAGE([.B23];[.E23];[.H23])" office:value-type="float" office:value="267.372333333333" calcext:value-type="float">
            <text:p>267.372333333333</text:p>
          </table:table-cell>
          <table:table-cell table:formula="of:=AVERAGE([.C23];[.F23];[.I23])" office:value-type="float" office:value="490.356333333333" calcext:value-type="float">
            <text:p>490.356333333333</text:p>
          </table:table-cell>
          <table:table-cell table:number-columns-repeated="2"/>
          <table:table-cell office:value-type="float" office:value="39.6" calcext:value-type="float">
            <text:p>39.6</text:p>
          </table:table-cell>
          <table:table-cell office:value-type="float" office:value="31.266" calcext:value-type="float">
            <text:p>31.266</text:p>
          </table:table-cell>
          <table:table-cell office:value-type="float" office:value="85.281" calcext:value-type="float">
            <text:p>85.281</text:p>
          </table:table-cell>
          <table:table-cell office:value-type="float" office:value="38.6" calcext:value-type="float">
            <text:p>38.6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38.4" calcext:value-type="float">
            <text:p>38.4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23];[.R23];[.U23])" office:value-type="float" office:value="38.8666666666667" calcext:value-type="float">
            <text:p>38.8666666666667</text:p>
          </table:table-cell>
          <table:table-cell table:formula="of:=AVERAGE([.P23];[.S23];[.V23])" office:value-type="float" office:value="33.581" calcext:value-type="float">
            <text:p>33.581</text:p>
          </table:table-cell>
          <table:table-cell table:formula="of:=AVERAGE([.Q23];[.T23];[.W23])" office:value-type="float" office:value="85.3203333333333" calcext:value-type="float">
            <text:p>85.320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23];[.AF23];[.AI23])" office:value-type="float" office:value="0" calcext:value-type="float">
            <text:p>0</text:p>
          </table:table-cell>
          <table:table-cell table:formula="of:=AVERAGE([.AD23];[.AG23];[.AJ23])" office:value-type="float" office:value="219.238" calcext:value-type="float">
            <text:p>219.238</text:p>
          </table:table-cell>
          <table:table-cell table:formula="of:=AVERAGE([.AE23];[.AH23];[.AK23])" office:value-type="float" office:value="1975.547" calcext:value-type="float">
            <text:p>1975.547</text:p>
          </table:table-cell>
          <table:table-cell table:number-columns-repeated="2"/>
          <table:table-cell table:formula="of:=[.A23]+[.O23]+[.AC23]" office:value-type="float" office:value="90.1" calcext:value-type="float">
            <text:p>90.1</text:p>
          </table:table-cell>
          <table:table-cell table:formula="of:=[.B23]+[.P23]+[.AD23]" office:value-type="float" office:value="415.617" calcext:value-type="float">
            <text:p>415.617</text:p>
          </table:table-cell>
          <table:table-cell table:formula="of:=[.C23]+[.Q23]+[.AE23]" office:value-type="float" office:value="2423.351" calcext:value-type="float">
            <text:p>2423.351</text:p>
          </table:table-cell>
          <table:table-cell table:formula="of:=[.D23]+[.R23]+[.AF23]" office:value-type="float" office:value="88" calcext:value-type="float">
            <text:p>88</text:p>
          </table:table-cell>
          <table:table-cell table:formula="of:=[.E23]+[.S23]+[.AG23]" office:value-type="float" office:value="566.711" calcext:value-type="float">
            <text:p>566.711</text:p>
          </table:table-cell>
          <table:table-cell table:formula="of:=[.F23]+[.T23]+[.AH23]" office:value-type="float" office:value="2601.91" calcext:value-type="float">
            <text:p>2601.91</text:p>
          </table:table-cell>
          <table:table-cell table:formula="of:=[.G23]+[.U23]+[.AI23]" office:value-type="float" office:value="87.6" calcext:value-type="float">
            <text:p>87.6</text:p>
          </table:table-cell>
          <table:table-cell table:formula="of:=[.H23]+[.V23]+[.AJ23]" office:value-type="float" office:value="578.246" calcext:value-type="float">
            <text:p>578.246</text:p>
          </table:table-cell>
          <table:table-cell table:formula="of:=[.I23]+[.W23]+[.AK23]" office:value-type="float" office:value="2628.41" calcext:value-type="float">
            <text:p>2628.41</text:p>
          </table:table-cell>
          <table:table-cell table:formula="of:=AVERAGE([.AQ23];[.AT23];[.AW23])" office:value-type="float" office:value="88.5666666666667" calcext:value-type="float">
            <text:p>88.5666666666667</text:p>
          </table:table-cell>
          <table:table-cell table:formula="of:=AVERAGE([.AR23];[.AU23];[.AX23])" office:value-type="float" office:value="520.191333333333" calcext:value-type="float">
            <text:p>520.191333333333</text:p>
          </table:table-cell>
          <table:table-cell table:formula="of:=AVERAGE([.AS23];[.AV23];[.AY23])" office:value-type="float" office:value="2551.22366666667" calcext:value-type="float">
            <text:p>2551.22366666667</text:p>
          </table:table-cell>
          <table:table-cell table:number-columns-repeated="2"/>
          <table:table-cell table:formula="of:=[.CG23]-[.BS23]" office:value-type="float" office:value="118.2" calcext:value-type="float">
            <text:p>118.2</text:p>
          </table:table-cell>
          <table:table-cell table:formula="of:=[.CH23]-[.BT23]" office:value-type="float" office:value="50.989" calcext:value-type="float">
            <text:p>50.989</text:p>
          </table:table-cell>
          <table:table-cell table:formula="of:=[.CI23]-[.BU23]" office:value-type="float" office:value="187" calcext:value-type="float">
            <text:p>187</text:p>
          </table:table-cell>
          <table:table-cell table:formula="of:=[.CJ23]-[.BV23]" office:value-type="float" office:value="117.1" calcext:value-type="float">
            <text:p>117.1</text:p>
          </table:table-cell>
          <table:table-cell table:formula="of:=[.CK23]-[.BW23]" office:value-type="float" office:value="47.242" calcext:value-type="float">
            <text:p>47.242</text:p>
          </table:table-cell>
          <table:table-cell table:formula="of:=[.CL23]-[.BX23]" office:value-type="float" office:value="183.632" calcext:value-type="float">
            <text:p>183.632</text:p>
          </table:table-cell>
          <table:table-cell table:formula="of:=[.CM23]-[.BY23]" office:value-type="float" office:value="116.2" calcext:value-type="float">
            <text:p>116.2</text:p>
          </table:table-cell>
          <table:table-cell table:formula="of:=[.CN23]-[.BZ23]" office:value-type="float" office:value="47.09" calcext:value-type="float">
            <text:p>47.09</text:p>
          </table:table-cell>
          <table:table-cell table:formula="of:=[.CO23]-[.CA23]" office:value-type="float" office:value="183.632" calcext:value-type="float">
            <text:p>183.632</text:p>
          </table:table-cell>
          <table:table-cell table:formula="of:=AVERAGE([.BE23];[.BH23];[.BK23])" office:value-type="float" office:value="117.166666666667" calcext:value-type="float">
            <text:p>117.166666666667</text:p>
          </table:table-cell>
          <table:table-cell table:formula="of:=AVERAGE([.BF23];[.BI23];[.BL23])" office:value-type="float" office:value="48.4403333333333" calcext:value-type="float">
            <text:p>48.4403333333333</text:p>
          </table:table-cell>
          <table:table-cell table:formula="of:=AVERAGE([.BG23];[.BJ23];[.BM23])" office:value-type="float" office:value="184.754666666667" calcext:value-type="float">
            <text:p>184.754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23" calcext:value-type="float">
            <text:p>34.23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375" calcext:value-type="float">
            <text:p>67.375</text:p>
          </table:table-cell>
          <table:table-cell office:value-type="float" office:value="1283.723" calcext:value-type="float">
            <text:p>1283.723</text:p>
          </table:table-cell>
          <table:table-cell table:formula="of:=AVERAGE([.BS23];[.BV23];[.BY23])" office:value-type="float" office:value="0" calcext:value-type="float">
            <text:p>0</text:p>
          </table:table-cell>
          <table:table-cell table:formula="of:=AVERAGE([.BT23];[.BW23];[.BZ23])" office:value-type="float" office:value="56.268" calcext:value-type="float">
            <text:p>56.268</text:p>
          </table:table-cell>
          <table:table-cell table:formula="of:=AVERAGE([.BU23];[.BX23];[.CA23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8.2" calcext:value-type="float">
            <text:p>118.2</text:p>
          </table:table-cell>
          <table:table-cell office:value-type="float" office:value="85.219" calcext:value-type="float">
            <text:p>85.219</text:p>
          </table:table-cell>
          <table:table-cell office:value-type="float" office:value="830.066" calcext:value-type="float">
            <text:p>830.066</text:p>
          </table:table-cell>
          <table:table-cell office:value-type="float" office:value="117.1" calcext:value-type="float">
            <text:p>117.1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2" calcext:value-type="float">
            <text:p>116.2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23];[.CJ23];[.CM23])" office:value-type="float" office:value="117.166666666667" calcext:value-type="float">
            <text:p>117.166666666667</text:p>
          </table:table-cell>
          <table:table-cell table:formula="of:=AVERAGE([.CH23];[.CK23];[.CN23])" office:value-type="float" office:value="104.708333333333" calcext:value-type="float">
            <text:p>104.708333333333</text:p>
          </table:table-cell>
          <table:table-cell table:formula="of:=AVERAGE([.CI23];[.CL23];[.CO23])" office:value-type="float" office:value="1254.92533333333" calcext:value-type="float">
            <text:p>1254.92533333333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167.121" calcext:value-type="float">
            <text:p>167.121</text:p>
          </table:table-cell>
          <table:table-cell office:value-type="float" office:value="362.523" calcext:value-type="float">
            <text:p>362.523</text:p>
          </table:table-cell>
          <table:table-cell office:value-type="float" office:value="49.3" calcext:value-type="float">
            <text:p>49.3</text:p>
          </table:table-cell>
          <table:table-cell office:value-type="float" office:value="312.855" calcext:value-type="float">
            <text:p>312.855</text:p>
          </table:table-cell>
          <table:table-cell office:value-type="float" office:value="541.023" calcext:value-type="float">
            <text:p>541.023</text:p>
          </table:table-cell>
          <table:table-cell office:value-type="float" office:value="51.4" calcext:value-type="float">
            <text:p>51.4</text:p>
          </table:table-cell>
          <table:table-cell office:value-type="float" office:value="324.023" calcext:value-type="float">
            <text:p>324.023</text:p>
          </table:table-cell>
          <table:table-cell office:value-type="float" office:value="567.523" calcext:value-type="float">
            <text:p>567.523</text:p>
          </table:table-cell>
          <table:table-cell table:formula="of:=AVERAGE([.A24];[.D24];[.G24])" office:value-type="float" office:value="50.0333333333333" calcext:value-type="float">
            <text:p>50.0333333333333</text:p>
          </table:table-cell>
          <table:table-cell table:formula="of:=AVERAGE([.B24];[.E24];[.H24])" office:value-type="float" office:value="267.999666666667" calcext:value-type="float">
            <text:p>267.999666666667</text:p>
          </table:table-cell>
          <table:table-cell table:formula="of:=AVERAGE([.C24];[.F24];[.I24])" office:value-type="float" office:value="490.356333333333" calcext:value-type="float">
            <text:p>490.356333333333</text:p>
          </table:table-cell>
          <table:table-cell table:number-columns-repeated="2"/>
          <table:table-cell office:value-type="float" office:value="37.5" calcext:value-type="float">
            <text:p>37.5</text:p>
          </table:table-cell>
          <table:table-cell office:value-type="float" office:value="31.266" calcext:value-type="float">
            <text:p>31.266</text:p>
          </table:table-cell>
          <table:table-cell office:value-type="float" office:value="85.281" calcext:value-type="float">
            <text:p>85.281</text:p>
          </table:table-cell>
          <table:table-cell office:value-type="float" office:value="37.5" calcext:value-type="float">
            <text:p>37.5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35.6" calcext:value-type="float">
            <text:p>35.6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24];[.R24];[.U24])" office:value-type="float" office:value="36.8666666666667" calcext:value-type="float">
            <text:p>36.8666666666667</text:p>
          </table:table-cell>
          <table:table-cell table:formula="of:=AVERAGE([.P24];[.S24];[.V24])" office:value-type="float" office:value="33.581" calcext:value-type="float">
            <text:p>33.581</text:p>
          </table:table-cell>
          <table:table-cell table:formula="of:=AVERAGE([.Q24];[.T24];[.W24])" office:value-type="float" office:value="85.3203333333333" calcext:value-type="float">
            <text:p>85.320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24];[.AF24];[.AI24])" office:value-type="float" office:value="0" calcext:value-type="float">
            <text:p>0</text:p>
          </table:table-cell>
          <table:table-cell table:formula="of:=AVERAGE([.AD24];[.AG24];[.AJ24])" office:value-type="float" office:value="216.571333333333" calcext:value-type="float">
            <text:p>216.571333333333</text:p>
          </table:table-cell>
          <table:table-cell table:formula="of:=AVERAGE([.AE24];[.AH24];[.AK24])" office:value-type="float" office:value="1972.88033333333" calcext:value-type="float">
            <text:p>1972.88033333333</text:p>
          </table:table-cell>
          <table:table-cell table:number-columns-repeated="2"/>
          <table:table-cell table:formula="of:=[.A24]+[.O24]+[.AC24]" office:value-type="float" office:value="86.9" calcext:value-type="float">
            <text:p>86.9</text:p>
          </table:table-cell>
          <table:table-cell table:formula="of:=[.B24]+[.P24]+[.AD24]" office:value-type="float" office:value="417.625" calcext:value-type="float">
            <text:p>417.625</text:p>
          </table:table-cell>
          <table:table-cell table:formula="of:=[.C24]+[.Q24]+[.AE24]" office:value-type="float" office:value="2423.351" calcext:value-type="float">
            <text:p>2423.351</text:p>
          </table:table-cell>
          <table:table-cell table:formula="of:=[.D24]+[.R24]+[.AF24]" office:value-type="float" office:value="86.8" calcext:value-type="float">
            <text:p>86.8</text:p>
          </table:table-cell>
          <table:table-cell table:formula="of:=[.E24]+[.S24]+[.AG24]" office:value-type="float" office:value="562.8" calcext:value-type="float">
            <text:p>562.8</text:p>
          </table:table-cell>
          <table:table-cell table:formula="of:=[.F24]+[.T24]+[.AH24]" office:value-type="float" office:value="2597.91" calcext:value-type="float">
            <text:p>2597.91</text:p>
          </table:table-cell>
          <table:table-cell table:formula="of:=[.G24]+[.U24]+[.AI24]" office:value-type="float" office:value="87" calcext:value-type="float">
            <text:p>87</text:p>
          </table:table-cell>
          <table:table-cell table:formula="of:=[.H24]+[.V24]+[.AJ24]" office:value-type="float" office:value="574.031" calcext:value-type="float">
            <text:p>574.031</text:p>
          </table:table-cell>
          <table:table-cell table:formula="of:=[.I24]+[.W24]+[.AK24]" office:value-type="float" office:value="2624.41" calcext:value-type="float">
            <text:p>2624.41</text:p>
          </table:table-cell>
          <table:table-cell table:formula="of:=AVERAGE([.AQ24];[.AT24];[.AW24])" office:value-type="float" office:value="86.9" calcext:value-type="float">
            <text:p>86.9</text:p>
          </table:table-cell>
          <table:table-cell table:formula="of:=AVERAGE([.AR24];[.AU24];[.AX24])" office:value-type="float" office:value="518.152" calcext:value-type="float">
            <text:p>518.152</text:p>
          </table:table-cell>
          <table:table-cell table:formula="of:=AVERAGE([.AS24];[.AV24];[.AY24])" office:value-type="float" office:value="2548.557" calcext:value-type="float">
            <text:p>2548.557</text:p>
          </table:table-cell>
          <table:table-cell table:number-columns-repeated="2"/>
          <table:table-cell table:formula="of:=[.CG24]-[.BS24]" office:value-type="float" office:value="116.1" calcext:value-type="float">
            <text:p>116.1</text:p>
          </table:table-cell>
          <table:table-cell table:formula="of:=[.CH24]-[.BT24]" office:value-type="float" office:value="50.989" calcext:value-type="float">
            <text:p>50.989</text:p>
          </table:table-cell>
          <table:table-cell table:formula="of:=[.CI24]-[.BU24]" office:value-type="float" office:value="187" calcext:value-type="float">
            <text:p>187</text:p>
          </table:table-cell>
          <table:table-cell table:formula="of:=[.CJ24]-[.BV24]" office:value-type="float" office:value="116.2" calcext:value-type="float">
            <text:p>116.2</text:p>
          </table:table-cell>
          <table:table-cell table:formula="of:=[.CK24]-[.BW24]" office:value-type="float" office:value="47.242" calcext:value-type="float">
            <text:p>47.242</text:p>
          </table:table-cell>
          <table:table-cell table:formula="of:=[.CL24]-[.BX24]" office:value-type="float" office:value="183.632" calcext:value-type="float">
            <text:p>183.632</text:p>
          </table:table-cell>
          <table:table-cell table:formula="of:=[.CM24]-[.BY24]" office:value-type="float" office:value="116.4" calcext:value-type="float">
            <text:p>116.4</text:p>
          </table:table-cell>
          <table:table-cell table:formula="of:=[.CN24]-[.BZ24]" office:value-type="float" office:value="47.09" calcext:value-type="float">
            <text:p>47.09</text:p>
          </table:table-cell>
          <table:table-cell table:formula="of:=[.CO24]-[.CA24]" office:value-type="float" office:value="183.632" calcext:value-type="float">
            <text:p>183.632</text:p>
          </table:table-cell>
          <table:table-cell table:formula="of:=AVERAGE([.BE24];[.BH24];[.BK24])" office:value-type="float" office:value="116.233333333333" calcext:value-type="float">
            <text:p>116.233333333333</text:p>
          </table:table-cell>
          <table:table-cell table:formula="of:=AVERAGE([.BF24];[.BI24];[.BL24])" office:value-type="float" office:value="48.4403333333333" calcext:value-type="float">
            <text:p>48.4403333333333</text:p>
          </table:table-cell>
          <table:table-cell table:formula="of:=AVERAGE([.BG24];[.BJ24];[.BM24])" office:value-type="float" office:value="184.754666666667" calcext:value-type="float">
            <text:p>184.754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23" calcext:value-type="float">
            <text:p>34.23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375" calcext:value-type="float">
            <text:p>67.375</text:p>
          </table:table-cell>
          <table:table-cell office:value-type="float" office:value="1283.723" calcext:value-type="float">
            <text:p>1283.723</text:p>
          </table:table-cell>
          <table:table-cell table:formula="of:=AVERAGE([.BS24];[.BV24];[.BY24])" office:value-type="float" office:value="0" calcext:value-type="float">
            <text:p>0</text:p>
          </table:table-cell>
          <table:table-cell table:formula="of:=AVERAGE([.BT24];[.BW24];[.BZ24])" office:value-type="float" office:value="56.268" calcext:value-type="float">
            <text:p>56.268</text:p>
          </table:table-cell>
          <table:table-cell table:formula="of:=AVERAGE([.BU24];[.BX24];[.CA24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6.1" calcext:value-type="float">
            <text:p>116.1</text:p>
          </table:table-cell>
          <table:table-cell office:value-type="float" office:value="85.219" calcext:value-type="float">
            <text:p>85.219</text:p>
          </table:table-cell>
          <table:table-cell office:value-type="float" office:value="830.066" calcext:value-type="float">
            <text:p>830.066</text:p>
          </table:table-cell>
          <table:table-cell office:value-type="float" office:value="116.2" calcext:value-type="float">
            <text:p>116.2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4" calcext:value-type="float">
            <text:p>116.4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24];[.CJ24];[.CM24])" office:value-type="float" office:value="116.233333333333" calcext:value-type="float">
            <text:p>116.233333333333</text:p>
          </table:table-cell>
          <table:table-cell table:formula="of:=AVERAGE([.CH24];[.CK24];[.CN24])" office:value-type="float" office:value="104.708333333333" calcext:value-type="float">
            <text:p>104.708333333333</text:p>
          </table:table-cell>
          <table:table-cell table:formula="of:=AVERAGE([.CI24];[.CL24];[.CO24])" office:value-type="float" office:value="1254.92533333333" calcext:value-type="float">
            <text:p>1254.92533333333</text:p>
          </table:table-cell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168.164" calcext:value-type="float">
            <text:p>168.164</text:p>
          </table:table-cell>
          <table:table-cell office:value-type="float" office:value="362.523" calcext:value-type="float">
            <text:p>362.523</text:p>
          </table:table-cell>
          <table:table-cell office:value-type="float" office:value="50.5" calcext:value-type="float">
            <text:p>50.5</text:p>
          </table:table-cell>
          <table:table-cell office:value-type="float" office:value="312.992" calcext:value-type="float">
            <text:p>312.992</text:p>
          </table:table-cell>
          <table:table-cell office:value-type="float" office:value="541.023" calcext:value-type="float">
            <text:p>541.023</text:p>
          </table:table-cell>
          <table:table-cell office:value-type="float" office:value="50.4" calcext:value-type="float">
            <text:p>50.4</text:p>
          </table:table-cell>
          <table:table-cell office:value-type="float" office:value="326.012" calcext:value-type="float">
            <text:p>326.012</text:p>
          </table:table-cell>
          <table:table-cell office:value-type="float" office:value="570.523" calcext:value-type="float">
            <text:p>570.523</text:p>
          </table:table-cell>
          <table:table-cell table:formula="of:=AVERAGE([.A25];[.D25];[.G25])" office:value-type="float" office:value="50.0666666666667" calcext:value-type="float">
            <text:p>50.0666666666667</text:p>
          </table:table-cell>
          <table:table-cell table:formula="of:=AVERAGE([.B25];[.E25];[.H25])" office:value-type="float" office:value="269.056" calcext:value-type="float">
            <text:p>269.056</text:p>
          </table:table-cell>
          <table:table-cell table:formula="of:=AVERAGE([.C25];[.F25];[.I25])" office:value-type="float" office:value="491.356333333333" calcext:value-type="float">
            <text:p>491.356333333333</text:p>
          </table:table-cell>
          <table:table-cell table:number-columns-repeated="2"/>
          <table:table-cell office:value-type="float" office:value="38.5" calcext:value-type="float">
            <text:p>38.5</text:p>
          </table:table-cell>
          <table:table-cell office:value-type="float" office:value="31.012" calcext:value-type="float">
            <text:p>31.012</text:p>
          </table:table-cell>
          <table:table-cell office:value-type="float" office:value="85.02" calcext:value-type="float">
            <text:p>85.02</text:p>
          </table:table-cell>
          <table:table-cell office:value-type="float" office:value="39.5" calcext:value-type="float">
            <text:p>39.5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38.6" calcext:value-type="float">
            <text:p>38.6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25];[.R25];[.U25])" office:value-type="float" office:value="38.8666666666667" calcext:value-type="float">
            <text:p>38.8666666666667</text:p>
          </table:table-cell>
          <table:table-cell table:formula="of:=AVERAGE([.P25];[.S25];[.V25])" office:value-type="float" office:value="33.4963333333333" calcext:value-type="float">
            <text:p>33.4963333333333</text:p>
          </table:table-cell>
          <table:table-cell table:formula="of:=AVERAGE([.Q25];[.T25];[.W25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25];[.AF25];[.AI25])" office:value-type="float" office:value="0" calcext:value-type="float">
            <text:p>0</text:p>
          </table:table-cell>
          <table:table-cell table:formula="of:=AVERAGE([.AD25];[.AG25];[.AJ25])" office:value-type="float" office:value="216.571333333333" calcext:value-type="float">
            <text:p>216.571333333333</text:p>
          </table:table-cell>
          <table:table-cell table:formula="of:=AVERAGE([.AE25];[.AH25];[.AK25])" office:value-type="float" office:value="1972.88033333333" calcext:value-type="float">
            <text:p>1972.88033333333</text:p>
          </table:table-cell>
          <table:table-cell table:number-columns-repeated="2"/>
          <table:table-cell table:formula="of:=[.A25]+[.O25]+[.AC25]" office:value-type="float" office:value="87.8" calcext:value-type="float">
            <text:p>87.8</text:p>
          </table:table-cell>
          <table:table-cell table:formula="of:=[.B25]+[.P25]+[.AD25]" office:value-type="float" office:value="418.414" calcext:value-type="float">
            <text:p>418.414</text:p>
          </table:table-cell>
          <table:table-cell table:formula="of:=[.C25]+[.Q25]+[.AE25]" office:value-type="float" office:value="2423.09" calcext:value-type="float">
            <text:p>2423.09</text:p>
          </table:table-cell>
          <table:table-cell table:formula="of:=[.D25]+[.R25]+[.AF25]" office:value-type="float" office:value="90" calcext:value-type="float">
            <text:p>90</text:p>
          </table:table-cell>
          <table:table-cell table:formula="of:=[.E25]+[.S25]+[.AG25]" office:value-type="float" office:value="562.937" calcext:value-type="float">
            <text:p>562.937</text:p>
          </table:table-cell>
          <table:table-cell table:formula="of:=[.F25]+[.T25]+[.AH25]" office:value-type="float" office:value="2597.91" calcext:value-type="float">
            <text:p>2597.91</text:p>
          </table:table-cell>
          <table:table-cell table:formula="of:=[.G25]+[.U25]+[.AI25]" office:value-type="float" office:value="89" calcext:value-type="float">
            <text:p>89</text:p>
          </table:table-cell>
          <table:table-cell table:formula="of:=[.H25]+[.V25]+[.AJ25]" office:value-type="float" office:value="576.02" calcext:value-type="float">
            <text:p>576.02</text:p>
          </table:table-cell>
          <table:table-cell table:formula="of:=[.I25]+[.W25]+[.AK25]" office:value-type="float" office:value="2627.41" calcext:value-type="float">
            <text:p>2627.41</text:p>
          </table:table-cell>
          <table:table-cell table:formula="of:=AVERAGE([.AQ25];[.AT25];[.AW25])" office:value-type="float" office:value="88.9333333333333" calcext:value-type="float">
            <text:p>88.9333333333333</text:p>
          </table:table-cell>
          <table:table-cell table:formula="of:=AVERAGE([.AR25];[.AU25];[.AX25])" office:value-type="float" office:value="519.123666666667" calcext:value-type="float">
            <text:p>519.123666666667</text:p>
          </table:table-cell>
          <table:table-cell table:formula="of:=AVERAGE([.AS25];[.AV25];[.AY25])" office:value-type="float" office:value="2549.47" calcext:value-type="float">
            <text:p>2549.47</text:p>
          </table:table-cell>
          <table:table-cell table:number-columns-repeated="2"/>
          <table:table-cell table:formula="of:=[.CG25]-[.BS25]" office:value-type="float" office:value="115.2" calcext:value-type="float">
            <text:p>115.2</text:p>
          </table:table-cell>
          <table:table-cell table:formula="of:=[.CH25]-[.BT25]" office:value-type="float" office:value="50.989" calcext:value-type="float">
            <text:p>50.989</text:p>
          </table:table-cell>
          <table:table-cell table:formula="of:=[.CI25]-[.BU25]" office:value-type="float" office:value="187" calcext:value-type="float">
            <text:p>187</text:p>
          </table:table-cell>
          <table:table-cell table:formula="of:=[.CJ25]-[.BV25]" office:value-type="float" office:value="116.4" calcext:value-type="float">
            <text:p>116.4</text:p>
          </table:table-cell>
          <table:table-cell table:formula="of:=[.CK25]-[.BW25]" office:value-type="float" office:value="47.242" calcext:value-type="float">
            <text:p>47.242</text:p>
          </table:table-cell>
          <table:table-cell table:formula="of:=[.CL25]-[.BX25]" office:value-type="float" office:value="183.632" calcext:value-type="float">
            <text:p>183.632</text:p>
          </table:table-cell>
          <table:table-cell table:formula="of:=[.CM25]-[.BY25]" office:value-type="float" office:value="116" calcext:value-type="float">
            <text:p>116</text:p>
          </table:table-cell>
          <table:table-cell table:formula="of:=[.CN25]-[.BZ25]" office:value-type="float" office:value="47.09" calcext:value-type="float">
            <text:p>47.09</text:p>
          </table:table-cell>
          <table:table-cell table:formula="of:=[.CO25]-[.CA25]" office:value-type="float" office:value="183.632" calcext:value-type="float">
            <text:p>183.632</text:p>
          </table:table-cell>
          <table:table-cell table:formula="of:=AVERAGE([.BE25];[.BH25];[.BK25])" office:value-type="float" office:value="115.866666666667" calcext:value-type="float">
            <text:p>115.866666666667</text:p>
          </table:table-cell>
          <table:table-cell table:formula="of:=AVERAGE([.BF25];[.BI25];[.BL25])" office:value-type="float" office:value="48.4403333333333" calcext:value-type="float">
            <text:p>48.4403333333333</text:p>
          </table:table-cell>
          <table:table-cell table:formula="of:=AVERAGE([.BG25];[.BJ25];[.BM25])" office:value-type="float" office:value="184.754666666667" calcext:value-type="float">
            <text:p>184.754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23" calcext:value-type="float">
            <text:p>34.23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375" calcext:value-type="float">
            <text:p>67.375</text:p>
          </table:table-cell>
          <table:table-cell office:value-type="float" office:value="1283.723" calcext:value-type="float">
            <text:p>1283.723</text:p>
          </table:table-cell>
          <table:table-cell table:formula="of:=AVERAGE([.BS25];[.BV25];[.BY25])" office:value-type="float" office:value="0" calcext:value-type="float">
            <text:p>0</text:p>
          </table:table-cell>
          <table:table-cell table:formula="of:=AVERAGE([.BT25];[.BW25];[.BZ25])" office:value-type="float" office:value="56.268" calcext:value-type="float">
            <text:p>56.268</text:p>
          </table:table-cell>
          <table:table-cell table:formula="of:=AVERAGE([.BU25];[.BX25];[.CA25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5.2" calcext:value-type="float">
            <text:p>115.2</text:p>
          </table:table-cell>
          <table:table-cell office:value-type="float" office:value="85.219" calcext:value-type="float">
            <text:p>85.219</text:p>
          </table:table-cell>
          <table:table-cell office:value-type="float" office:value="830.066" calcext:value-type="float">
            <text:p>830.066</text:p>
          </table:table-cell>
          <table:table-cell office:value-type="float" office:value="116.4" calcext:value-type="float">
            <text:p>116.4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" calcext:value-type="float">
            <text:p>116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25];[.CJ25];[.CM25])" office:value-type="float" office:value="115.866666666667" calcext:value-type="float">
            <text:p>115.866666666667</text:p>
          </table:table-cell>
          <table:table-cell table:formula="of:=AVERAGE([.CH25];[.CK25];[.CN25])" office:value-type="float" office:value="104.708333333333" calcext:value-type="float">
            <text:p>104.708333333333</text:p>
          </table:table-cell>
          <table:table-cell table:formula="of:=AVERAGE([.CI25];[.CL25];[.CO25])" office:value-type="float" office:value="1254.92533333333" calcext:value-type="float">
            <text:p>1254.92533333333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170.484" calcext:value-type="float">
            <text:p>170.484</text:p>
          </table:table-cell>
          <table:table-cell office:value-type="float" office:value="362.523" calcext:value-type="float">
            <text:p>362.523</text:p>
          </table:table-cell>
          <table:table-cell office:value-type="float" office:value="49.5" calcext:value-type="float">
            <text:p>49.5</text:p>
          </table:table-cell>
          <table:table-cell office:value-type="float" office:value="312.891" calcext:value-type="float">
            <text:p>312.891</text:p>
          </table:table-cell>
          <table:table-cell office:value-type="float" office:value="541.023" calcext:value-type="float">
            <text:p>541.023</text:p>
          </table:table-cell>
          <table:table-cell office:value-type="float" office:value="51.5" calcext:value-type="float">
            <text:p>51.5</text:p>
          </table:table-cell>
          <table:table-cell office:value-type="float" office:value="325.934" calcext:value-type="float">
            <text:p>325.934</text:p>
          </table:table-cell>
          <table:table-cell office:value-type="float" office:value="570.523" calcext:value-type="float">
            <text:p>570.523</text:p>
          </table:table-cell>
          <table:table-cell table:formula="of:=AVERAGE([.A26];[.D26];[.G26])" office:value-type="float" office:value="50.4666666666667" calcext:value-type="float">
            <text:p>50.4666666666667</text:p>
          </table:table-cell>
          <table:table-cell table:formula="of:=AVERAGE([.B26];[.E26];[.H26])" office:value-type="float" office:value="269.769666666667" calcext:value-type="float">
            <text:p>269.769666666667</text:p>
          </table:table-cell>
          <table:table-cell table:formula="of:=AVERAGE([.C26];[.F26];[.I26])" office:value-type="float" office:value="491.356333333333" calcext:value-type="float">
            <text:p>491.356333333333</text:p>
          </table:table-cell>
          <table:table-cell table:number-columns-repeated="2"/>
          <table:table-cell office:value-type="float" office:value="37.3" calcext:value-type="float">
            <text:p>37.3</text:p>
          </table:table-cell>
          <table:table-cell office:value-type="float" office:value="31.012" calcext:value-type="float">
            <text:p>31.012</text:p>
          </table:table-cell>
          <table:table-cell office:value-type="float" office:value="85.281" calcext:value-type="float">
            <text:p>85.281</text:p>
          </table:table-cell>
          <table:table-cell office:value-type="float" office:value="36.6" calcext:value-type="float">
            <text:p>36.6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39.4" calcext:value-type="float">
            <text:p>39.4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26];[.R26];[.U26])" office:value-type="float" office:value="37.7666666666667" calcext:value-type="float">
            <text:p>37.7666666666667</text:p>
          </table:table-cell>
          <table:table-cell table:formula="of:=AVERAGE([.P26];[.S26];[.V26])" office:value-type="float" office:value="33.4963333333333" calcext:value-type="float">
            <text:p>33.4963333333333</text:p>
          </table:table-cell>
          <table:table-cell table:formula="of:=AVERAGE([.Q26];[.T26];[.W26])" office:value-type="float" office:value="85.3203333333333" calcext:value-type="float">
            <text:p>85.320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26];[.AF26];[.AI26])" office:value-type="float" office:value="0" calcext:value-type="float">
            <text:p>0</text:p>
          </table:table-cell>
          <table:table-cell table:formula="of:=AVERAGE([.AD26];[.AG26];[.AJ26])" office:value-type="float" office:value="215.238" calcext:value-type="float">
            <text:p>215.238</text:p>
          </table:table-cell>
          <table:table-cell table:formula="of:=AVERAGE([.AE26];[.AH26];[.AK26])" office:value-type="float" office:value="1971.547" calcext:value-type="float">
            <text:p>1971.547</text:p>
          </table:table-cell>
          <table:table-cell table:number-columns-repeated="2"/>
          <table:table-cell table:formula="of:=[.A26]+[.O26]+[.AC26]" office:value-type="float" office:value="87.7" calcext:value-type="float">
            <text:p>87.7</text:p>
          </table:table-cell>
          <table:table-cell table:formula="of:=[.B26]+[.P26]+[.AD26]" office:value-type="float" office:value="416.734" calcext:value-type="float">
            <text:p>416.734</text:p>
          </table:table-cell>
          <table:table-cell table:formula="of:=[.C26]+[.Q26]+[.AE26]" office:value-type="float" office:value="2419.351" calcext:value-type="float">
            <text:p>2419.351</text:p>
          </table:table-cell>
          <table:table-cell table:formula="of:=[.D26]+[.R26]+[.AF26]" office:value-type="float" office:value="86.1" calcext:value-type="float">
            <text:p>86.1</text:p>
          </table:table-cell>
          <table:table-cell table:formula="of:=[.E26]+[.S26]+[.AG26]" office:value-type="float" office:value="562.836" calcext:value-type="float">
            <text:p>562.836</text:p>
          </table:table-cell>
          <table:table-cell table:formula="of:=[.F26]+[.T26]+[.AH26]" office:value-type="float" office:value="2597.91" calcext:value-type="float">
            <text:p>2597.91</text:p>
          </table:table-cell>
          <table:table-cell table:formula="of:=[.G26]+[.U26]+[.AI26]" office:value-type="float" office:value="90.9" calcext:value-type="float">
            <text:p>90.9</text:p>
          </table:table-cell>
          <table:table-cell table:formula="of:=[.H26]+[.V26]+[.AJ26]" office:value-type="float" office:value="575.942" calcext:value-type="float">
            <text:p>575.942</text:p>
          </table:table-cell>
          <table:table-cell table:formula="of:=[.I26]+[.W26]+[.AK26]" office:value-type="float" office:value="2627.41" calcext:value-type="float">
            <text:p>2627.41</text:p>
          </table:table-cell>
          <table:table-cell table:formula="of:=AVERAGE([.AQ26];[.AT26];[.AW26])" office:value-type="float" office:value="88.2333333333333" calcext:value-type="float">
            <text:p>88.2333333333333</text:p>
          </table:table-cell>
          <table:table-cell table:formula="of:=AVERAGE([.AR26];[.AU26];[.AX26])" office:value-type="float" office:value="518.504" calcext:value-type="float">
            <text:p>518.504</text:p>
          </table:table-cell>
          <table:table-cell table:formula="of:=AVERAGE([.AS26];[.AV26];[.AY26])" office:value-type="float" office:value="2548.22366666667" calcext:value-type="float">
            <text:p>2548.22366666667</text:p>
          </table:table-cell>
          <table:table-cell table:number-columns-repeated="2"/>
          <table:table-cell table:formula="of:=[.CG26]-[.BS26]" office:value-type="float" office:value="116.2" calcext:value-type="float">
            <text:p>116.2</text:p>
          </table:table-cell>
          <table:table-cell table:formula="of:=[.CH26]-[.BT26]" office:value-type="float" office:value="84.375" calcext:value-type="float">
            <text:p>84.375</text:p>
          </table:table-cell>
          <table:table-cell table:formula="of:=[.CI26]-[.BU26]" office:value-type="float" office:value="832.598" calcext:value-type="float">
            <text:p>832.598</text:p>
          </table:table-cell>
          <table:table-cell table:formula="of:=[.CJ26]-[.BV26]" office:value-type="float" office:value="116.7" calcext:value-type="float">
            <text:p>116.7</text:p>
          </table:table-cell>
          <table:table-cell table:formula="of:=[.CK26]-[.BW26]" office:value-type="float" office:value="15.933" calcext:value-type="float">
            <text:p>15.933</text:p>
          </table:table-cell>
          <table:table-cell table:formula="of:=[.CL26]-[.BX26]" office:value-type="float" office:value="-461.965" calcext:value-type="float">
            <text:p>-461.965</text:p>
          </table:table-cell>
          <table:table-cell table:formula="of:=[.CM26]-[.BY26]" office:value-type="float" office:value="117.2" calcext:value-type="float">
            <text:p>117.2</text:p>
          </table:table-cell>
          <table:table-cell table:formula="of:=[.CN26]-[.BZ26]" office:value-type="float" office:value="47.09" calcext:value-type="float">
            <text:p>47.09</text:p>
          </table:table-cell>
          <table:table-cell table:formula="of:=[.CO26]-[.CA26]" office:value-type="float" office:value="183.632" calcext:value-type="float">
            <text:p>183.632</text:p>
          </table:table-cell>
          <table:table-cell table:formula="of:=AVERAGE([.BE26];[.BH26];[.BK26])" office:value-type="float" office:value="116.7" calcext:value-type="float">
            <text:p>116.7</text:p>
          </table:table-cell>
          <table:table-cell table:formula="of:=AVERAGE([.BF26];[.BI26];[.BL26])" office:value-type="float" office:value="49.1326666666667" calcext:value-type="float">
            <text:p>49.1326666666667</text:p>
          </table:table-cell>
          <table:table-cell table:formula="of:=AVERAGE([.BG26];[.BJ26];[.BM26])" office:value-type="float" office:value="184.755" calcext:value-type="float">
            <text:p>184.7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23" calcext:value-type="float">
            <text:p>34.23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98.508" calcext:value-type="float">
            <text:p>98.508</text:p>
          </table:table-cell>
          <table:table-cell office:value-type="float" office:value="1929.32" calcext:value-type="float">
            <text:p>1929.32</text:p>
          </table:table-cell>
          <table:table-cell office:value-type="float" office:value="0" calcext:value-type="float">
            <text:p>0</text:p>
          </table:table-cell>
          <table:table-cell office:value-type="float" office:value="67.375" calcext:value-type="float">
            <text:p>67.375</text:p>
          </table:table-cell>
          <table:table-cell office:value-type="float" office:value="1283.723" calcext:value-type="float">
            <text:p>1283.723</text:p>
          </table:table-cell>
          <table:table-cell table:formula="of:=AVERAGE([.BS26];[.BV26];[.BY26])" office:value-type="float" office:value="0" calcext:value-type="float">
            <text:p>0</text:p>
          </table:table-cell>
          <table:table-cell table:formula="of:=AVERAGE([.BT26];[.BW26];[.BZ26])" office:value-type="float" office:value="66.7043333333333" calcext:value-type="float">
            <text:p>66.7043333333333</text:p>
          </table:table-cell>
          <table:table-cell table:formula="of:=AVERAGE([.BU26];[.BX26];[.CA26])" office:value-type="float" office:value="1285.36966666667" calcext:value-type="float">
            <text:p>1285.36966666667</text:p>
          </table:table-cell>
          <table:table-cell table:number-columns-repeated="2"/>
          <table:table-cell office:value-type="float" office:value="116.2" calcext:value-type="float">
            <text:p>116.2</text:p>
          </table:table-cell>
          <table:table-cell office:value-type="float" office:value="118.605" calcext:value-type="float">
            <text:p>118.605</text:p>
          </table:table-cell>
          <table:table-cell office:value-type="float" office:value="1475.664" calcext:value-type="float">
            <text:p>1475.664</text:p>
          </table:table-cell>
          <table:table-cell office:value-type="float" office:value="116.7" calcext:value-type="float">
            <text:p>116.7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.2" calcext:value-type="float">
            <text:p>117.2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26];[.CJ26];[.CM26])" office:value-type="float" office:value="116.7" calcext:value-type="float">
            <text:p>116.7</text:p>
          </table:table-cell>
          <table:table-cell table:formula="of:=AVERAGE([.CH26];[.CK26];[.CN26])" office:value-type="float" office:value="115.837" calcext:value-type="float">
            <text:p>115.837</text:p>
          </table:table-cell>
          <table:table-cell table:formula="of:=AVERAGE([.CI26];[.CL26];[.CO26])" office:value-type="float" office:value="1470.12466666667" calcext:value-type="float">
            <text:p>1470.12466666667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172.238" calcext:value-type="float">
            <text:p>172.238</text:p>
          </table:table-cell>
          <table:table-cell office:value-type="float" office:value="362.523" calcext:value-type="float">
            <text:p>362.523</text:p>
          </table:table-cell>
          <table:table-cell office:value-type="float" office:value="49.4" calcext:value-type="float">
            <text:p>49.4</text:p>
          </table:table-cell>
          <table:table-cell office:value-type="float" office:value="312.926" calcext:value-type="float">
            <text:p>312.926</text:p>
          </table:table-cell>
          <table:table-cell office:value-type="float" office:value="541.023" calcext:value-type="float">
            <text:p>541.023</text:p>
          </table:table-cell>
          <table:table-cell office:value-type="float" office:value="51.4" calcext:value-type="float">
            <text:p>51.4</text:p>
          </table:table-cell>
          <table:table-cell office:value-type="float" office:value="325.926" calcext:value-type="float">
            <text:p>325.926</text:p>
          </table:table-cell>
          <table:table-cell office:value-type="float" office:value="570.523" calcext:value-type="float">
            <text:p>570.523</text:p>
          </table:table-cell>
          <table:table-cell table:formula="of:=AVERAGE([.A27];[.D27];[.G27])" office:value-type="float" office:value="50.1" calcext:value-type="float">
            <text:p>50.1</text:p>
          </table:table-cell>
          <table:table-cell table:formula="of:=AVERAGE([.B27];[.E27];[.H27])" office:value-type="float" office:value="270.363333333333" calcext:value-type="float">
            <text:p>270.363333333333</text:p>
          </table:table-cell>
          <table:table-cell table:formula="of:=AVERAGE([.C27];[.F27];[.I27])" office:value-type="float" office:value="491.356333333333" calcext:value-type="float">
            <text:p>491.356333333333</text:p>
          </table:table-cell>
          <table:table-cell table:number-columns-repeated="2"/>
          <table:table-cell office:value-type="float" office:value="38.6" calcext:value-type="float">
            <text:p>38.6</text:p>
          </table:table-cell>
          <table:table-cell office:value-type="float" office:value="31.266" calcext:value-type="float">
            <text:p>31.266</text:p>
          </table:table-cell>
          <table:table-cell office:value-type="float" office:value="85.281" calcext:value-type="float">
            <text:p>85.281</text:p>
          </table:table-cell>
          <table:table-cell office:value-type="float" office:value="38.4" calcext:value-type="float">
            <text:p>38.4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37.5" calcext:value-type="float">
            <text:p>37.5</text:p>
          </table:table-cell>
          <table:table-cell office:value-type="float" office:value="34.77" calcext:value-type="float">
            <text:p>34.77</text:p>
          </table:table-cell>
          <table:table-cell office:value-type="float" office:value="85.602" calcext:value-type="float">
            <text:p>85.602</text:p>
          </table:table-cell>
          <table:table-cell table:formula="of:=AVERAGE([.O27];[.R27];[.U27])" office:value-type="float" office:value="38.1666666666667" calcext:value-type="float">
            <text:p>38.1666666666667</text:p>
          </table:table-cell>
          <table:table-cell table:formula="of:=AVERAGE([.P27];[.S27];[.V27])" office:value-type="float" office:value="33.581" calcext:value-type="float">
            <text:p>33.581</text:p>
          </table:table-cell>
          <table:table-cell table:formula="of:=AVERAGE([.Q27];[.T27];[.W27])" office:value-type="float" office:value="85.4076666666667" calcext:value-type="float">
            <text:p>85.407666666666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3" calcext:value-type="float">
            <text:p>3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3" calcext:value-type="float">
            <text:p>3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27];[.AF27];[.AI27])" office:value-type="float" office:value="3" calcext:value-type="float">
            <text:p>3</text:p>
          </table:table-cell>
          <table:table-cell table:formula="of:=AVERAGE([.AD27];[.AG27];[.AJ27])" office:value-type="float" office:value="217.238" calcext:value-type="float">
            <text:p>217.238</text:p>
          </table:table-cell>
          <table:table-cell table:formula="of:=AVERAGE([.AE27];[.AH27];[.AK27])" office:value-type="float" office:value="1973.547" calcext:value-type="float">
            <text:p>1973.547</text:p>
          </table:table-cell>
          <table:table-cell table:number-columns-repeated="2"/>
          <table:table-cell table:formula="of:=[.A27]+[.O27]+[.AC27]" office:value-type="float" office:value="91.1" calcext:value-type="float">
            <text:p>91.1</text:p>
          </table:table-cell>
          <table:table-cell table:formula="of:=[.B27]+[.P27]+[.AD27]" office:value-type="float" office:value="420.742" calcext:value-type="float">
            <text:p>420.742</text:p>
          </table:table-cell>
          <table:table-cell table:formula="of:=[.C27]+[.Q27]+[.AE27]" office:value-type="float" office:value="2421.351" calcext:value-type="float">
            <text:p>2421.351</text:p>
          </table:table-cell>
          <table:table-cell table:formula="of:=[.D27]+[.R27]+[.AF27]" office:value-type="float" office:value="90.8" calcext:value-type="float">
            <text:p>90.8</text:p>
          </table:table-cell>
          <table:table-cell table:formula="of:=[.E27]+[.S27]+[.AG27]" office:value-type="float" office:value="564.871" calcext:value-type="float">
            <text:p>564.871</text:p>
          </table:table-cell>
          <table:table-cell table:formula="of:=[.F27]+[.T27]+[.AH27]" office:value-type="float" office:value="2599.91" calcext:value-type="float">
            <text:p>2599.91</text:p>
          </table:table-cell>
          <table:table-cell table:formula="of:=[.G27]+[.U27]+[.AI27]" office:value-type="float" office:value="91.9" calcext:value-type="float">
            <text:p>91.9</text:p>
          </table:table-cell>
          <table:table-cell table:formula="of:=[.H27]+[.V27]+[.AJ27]" office:value-type="float" office:value="577.934" calcext:value-type="float">
            <text:p>577.934</text:p>
          </table:table-cell>
          <table:table-cell table:formula="of:=[.I27]+[.W27]+[.AK27]" office:value-type="float" office:value="2629.672" calcext:value-type="float">
            <text:p>2629.672</text:p>
          </table:table-cell>
          <table:table-cell table:formula="of:=AVERAGE([.AQ27];[.AT27];[.AW27])" office:value-type="float" office:value="91.2666666666667" calcext:value-type="float">
            <text:p>91.2666666666667</text:p>
          </table:table-cell>
          <table:table-cell table:formula="of:=AVERAGE([.AR27];[.AU27];[.AX27])" office:value-type="float" office:value="521.182333333333" calcext:value-type="float">
            <text:p>521.182333333333</text:p>
          </table:table-cell>
          <table:table-cell table:formula="of:=AVERAGE([.AS27];[.AV27];[.AY27])" office:value-type="float" office:value="2550.311" calcext:value-type="float">
            <text:p>2550.311</text:p>
          </table:table-cell>
          <table:table-cell table:number-columns-repeated="2"/>
          <table:table-cell table:formula="of:=[.CG27]-[.BS27]" office:value-type="float" office:value="117.2" calcext:value-type="float">
            <text:p>117.2</text:p>
          </table:table-cell>
          <table:table-cell table:formula="of:=[.CH27]-[.BT27]" office:value-type="float" office:value="48.059" calcext:value-type="float">
            <text:p>48.059</text:p>
          </table:table-cell>
          <table:table-cell table:formula="of:=[.CI27]-[.BU27]" office:value-type="float" office:value="183.633" calcext:value-type="float">
            <text:p>183.633</text:p>
          </table:table-cell>
          <table:table-cell table:formula="of:=[.CJ27]-[.BV27]" office:value-type="float" office:value="116.8" calcext:value-type="float">
            <text:p>116.8</text:p>
          </table:table-cell>
          <table:table-cell table:formula="of:=[.CK27]-[.BW27]" office:value-type="float" office:value="47.242" calcext:value-type="float">
            <text:p>47.242</text:p>
          </table:table-cell>
          <table:table-cell table:formula="of:=[.CL27]-[.BX27]" office:value-type="float" office:value="183.632" calcext:value-type="float">
            <text:p>183.632</text:p>
          </table:table-cell>
          <table:table-cell table:formula="of:=[.CM27]-[.BY27]" office:value-type="float" office:value="116.1" calcext:value-type="float">
            <text:p>116.1</text:p>
          </table:table-cell>
          <table:table-cell table:formula="of:=[.CN27]-[.BZ27]" office:value-type="float" office:value="47.09" calcext:value-type="float">
            <text:p>47.09</text:p>
          </table:table-cell>
          <table:table-cell table:formula="of:=[.CO27]-[.CA27]" office:value-type="float" office:value="183.632" calcext:value-type="float">
            <text:p>183.632</text:p>
          </table:table-cell>
          <table:table-cell table:formula="of:=AVERAGE([.BE27];[.BH27];[.BK27])" office:value-type="float" office:value="116.7" calcext:value-type="float">
            <text:p>116.7</text:p>
          </table:table-cell>
          <table:table-cell table:formula="of:=AVERAGE([.BF27];[.BI27];[.BL27])" office:value-type="float" office:value="47.4636666666667" calcext:value-type="float">
            <text:p>47.4636666666667</text:p>
          </table:table-cell>
          <table:table-cell table:formula="of:=AVERAGE([.BG27];[.BJ27];[.BM27])" office:value-type="float" office:value="183.632333333333" calcext:value-type="float">
            <text:p>183.632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23" calcext:value-type="float">
            <text:p>34.23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375" calcext:value-type="float">
            <text:p>67.375</text:p>
          </table:table-cell>
          <table:table-cell office:value-type="float" office:value="1283.723" calcext:value-type="float">
            <text:p>1283.723</text:p>
          </table:table-cell>
          <table:table-cell table:formula="of:=AVERAGE([.BS27];[.BV27];[.BY27])" office:value-type="float" office:value="0" calcext:value-type="float">
            <text:p>0</text:p>
          </table:table-cell>
          <table:table-cell table:formula="of:=AVERAGE([.BT27];[.BW27];[.BZ27])" office:value-type="float" office:value="56.268" calcext:value-type="float">
            <text:p>56.268</text:p>
          </table:table-cell>
          <table:table-cell table:formula="of:=AVERAGE([.BU27];[.BX27];[.CA27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7.2" calcext:value-type="float">
            <text:p>117.2</text:p>
          </table:table-cell>
          <table:table-cell office:value-type="float" office:value="82.289" calcext:value-type="float">
            <text:p>82.289</text:p>
          </table:table-cell>
          <table:table-cell office:value-type="float" office:value="826.699" calcext:value-type="float">
            <text:p>826.699</text:p>
          </table:table-cell>
          <table:table-cell office:value-type="float" office:value="116.8" calcext:value-type="float">
            <text:p>116.8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1" calcext:value-type="float">
            <text:p>116.1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27];[.CJ27];[.CM27])" office:value-type="float" office:value="116.7" calcext:value-type="float">
            <text:p>116.7</text:p>
          </table:table-cell>
          <table:table-cell table:formula="of:=AVERAGE([.CH27];[.CK27];[.CN27])" office:value-type="float" office:value="103.731666666667" calcext:value-type="float">
            <text:p>103.731666666667</text:p>
          </table:table-cell>
          <table:table-cell table:formula="of:=AVERAGE([.CI27];[.CL27];[.CO27])" office:value-type="float" office:value="1253.803" calcext:value-type="float">
            <text:p>1253.803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174.062" calcext:value-type="float">
            <text:p>174.062</text:p>
          </table:table-cell>
          <table:table-cell office:value-type="float" office:value="362.523" calcext:value-type="float">
            <text:p>362.523</text:p>
          </table:table-cell>
          <table:table-cell office:value-type="float" office:value="50.4" calcext:value-type="float">
            <text:p>50.4</text:p>
          </table:table-cell>
          <table:table-cell office:value-type="float" office:value="312.941" calcext:value-type="float">
            <text:p>312.941</text:p>
          </table:table-cell>
          <table:table-cell office:value-type="float" office:value="541.023" calcext:value-type="float">
            <text:p>541.023</text:p>
          </table:table-cell>
          <table:table-cell office:value-type="float" office:value="50.4" calcext:value-type="float">
            <text:p>50.4</text:p>
          </table:table-cell>
          <table:table-cell office:value-type="float" office:value="325.863" calcext:value-type="float">
            <text:p>325.863</text:p>
          </table:table-cell>
          <table:table-cell office:value-type="float" office:value="570.523" calcext:value-type="float">
            <text:p>570.523</text:p>
          </table:table-cell>
          <table:table-cell table:formula="of:=AVERAGE([.A28];[.D28];[.G28])" office:value-type="float" office:value="50.0666666666667" calcext:value-type="float">
            <text:p>50.0666666666667</text:p>
          </table:table-cell>
          <table:table-cell table:formula="of:=AVERAGE([.B28];[.E28];[.H28])" office:value-type="float" office:value="270.955333333333" calcext:value-type="float">
            <text:p>270.955333333333</text:p>
          </table:table-cell>
          <table:table-cell table:formula="of:=AVERAGE([.C28];[.F28];[.I28])" office:value-type="float" office:value="491.356333333333" calcext:value-type="float">
            <text:p>491.356333333333</text:p>
          </table:table-cell>
          <table:table-cell table:number-columns-repeated="2"/>
          <table:table-cell office:value-type="float" office:value="38.5" calcext:value-type="float">
            <text:p>38.5</text:p>
          </table:table-cell>
          <table:table-cell office:value-type="float" office:value="31.012" calcext:value-type="float">
            <text:p>31.012</text:p>
          </table:table-cell>
          <table:table-cell office:value-type="float" office:value="85.02" calcext:value-type="float">
            <text:p>85.02</text:p>
          </table:table-cell>
          <table:table-cell office:value-type="float" office:value="38.5" calcext:value-type="float">
            <text:p>38.5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37.6" calcext:value-type="float">
            <text:p>37.6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28];[.R28];[.U28])" office:value-type="float" office:value="38.2" calcext:value-type="float">
            <text:p>38.2</text:p>
          </table:table-cell>
          <table:table-cell table:formula="of:=AVERAGE([.P28];[.S28];[.V28])" office:value-type="float" office:value="33.4963333333333" calcext:value-type="float">
            <text:p>33.4963333333333</text:p>
          </table:table-cell>
          <table:table-cell table:formula="of:=AVERAGE([.Q28];[.T28];[.W28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28];[.AF28];[.AI28])" office:value-type="float" office:value="0" calcext:value-type="float">
            <text:p>0</text:p>
          </table:table-cell>
          <table:table-cell table:formula="of:=AVERAGE([.AD28];[.AG28];[.AJ28])" office:value-type="float" office:value="217.238" calcext:value-type="float">
            <text:p>217.238</text:p>
          </table:table-cell>
          <table:table-cell table:formula="of:=AVERAGE([.AE28];[.AH28];[.AK28])" office:value-type="float" office:value="1973.547" calcext:value-type="float">
            <text:p>1973.547</text:p>
          </table:table-cell>
          <table:table-cell table:number-columns-repeated="2"/>
          <table:table-cell table:formula="of:=[.A28]+[.O28]+[.AC28]" office:value-type="float" office:value="87.9" calcext:value-type="float">
            <text:p>87.9</text:p>
          </table:table-cell>
          <table:table-cell table:formula="of:=[.B28]+[.P28]+[.AD28]" office:value-type="float" office:value="422.312" calcext:value-type="float">
            <text:p>422.312</text:p>
          </table:table-cell>
          <table:table-cell table:formula="of:=[.C28]+[.Q28]+[.AE28]" office:value-type="float" office:value="2421.09" calcext:value-type="float">
            <text:p>2421.09</text:p>
          </table:table-cell>
          <table:table-cell table:formula="of:=[.D28]+[.R28]+[.AF28]" office:value-type="float" office:value="88.9" calcext:value-type="float">
            <text:p>88.9</text:p>
          </table:table-cell>
          <table:table-cell table:formula="of:=[.E28]+[.S28]+[.AG28]" office:value-type="float" office:value="564.886" calcext:value-type="float">
            <text:p>564.886</text:p>
          </table:table-cell>
          <table:table-cell table:formula="of:=[.F28]+[.T28]+[.AH28]" office:value-type="float" office:value="2599.91" calcext:value-type="float">
            <text:p>2599.91</text:p>
          </table:table-cell>
          <table:table-cell table:formula="of:=[.G28]+[.U28]+[.AI28]" office:value-type="float" office:value="88" calcext:value-type="float">
            <text:p>88</text:p>
          </table:table-cell>
          <table:table-cell table:formula="of:=[.H28]+[.V28]+[.AJ28]" office:value-type="float" office:value="577.871" calcext:value-type="float">
            <text:p>577.871</text:p>
          </table:table-cell>
          <table:table-cell table:formula="of:=[.I28]+[.W28]+[.AK28]" office:value-type="float" office:value="2629.41" calcext:value-type="float">
            <text:p>2629.41</text:p>
          </table:table-cell>
          <table:table-cell table:formula="of:=AVERAGE([.AQ28];[.AT28];[.AW28])" office:value-type="float" office:value="88.2666666666667" calcext:value-type="float">
            <text:p>88.2666666666667</text:p>
          </table:table-cell>
          <table:table-cell table:formula="of:=AVERAGE([.AR28];[.AU28];[.AX28])" office:value-type="float" office:value="521.689666666667" calcext:value-type="float">
            <text:p>521.689666666667</text:p>
          </table:table-cell>
          <table:table-cell table:formula="of:=AVERAGE([.AS28];[.AV28];[.AY28])" office:value-type="float" office:value="2550.13666666667" calcext:value-type="float">
            <text:p>2550.13666666667</text:p>
          </table:table-cell>
          <table:table-cell table:number-columns-repeated="2"/>
          <table:table-cell table:formula="of:=[.CG28]-[.BS28]" office:value-type="float" office:value="115.6" calcext:value-type="float">
            <text:p>115.6</text:p>
          </table:table-cell>
          <table:table-cell table:formula="of:=[.CH28]-[.BT28]" office:value-type="float" office:value="48.059" calcext:value-type="float">
            <text:p>48.059</text:p>
          </table:table-cell>
          <table:table-cell table:formula="of:=[.CI28]-[.BU28]" office:value-type="float" office:value="183.633" calcext:value-type="float">
            <text:p>183.633</text:p>
          </table:table-cell>
          <table:table-cell table:formula="of:=[.CJ28]-[.BV28]" office:value-type="float" office:value="115.4" calcext:value-type="float">
            <text:p>115.4</text:p>
          </table:table-cell>
          <table:table-cell table:formula="of:=[.CK28]-[.BW28]" office:value-type="float" office:value="47.242" calcext:value-type="float">
            <text:p>47.242</text:p>
          </table:table-cell>
          <table:table-cell table:formula="of:=[.CL28]-[.BX28]" office:value-type="float" office:value="183.632" calcext:value-type="float">
            <text:p>183.632</text:p>
          </table:table-cell>
          <table:table-cell table:formula="of:=[.CM28]-[.BY28]" office:value-type="float" office:value="117.6" calcext:value-type="float">
            <text:p>117.6</text:p>
          </table:table-cell>
          <table:table-cell table:formula="of:=[.CN28]-[.BZ28]" office:value-type="float" office:value="16.012" calcext:value-type="float">
            <text:p>16.012</text:p>
          </table:table-cell>
          <table:table-cell table:formula="of:=[.CO28]-[.CA28]" office:value-type="float" office:value="-461.965" calcext:value-type="float">
            <text:p>-461.965</text:p>
          </table:table-cell>
          <table:table-cell table:formula="of:=AVERAGE([.BE28];[.BH28];[.BK28])" office:value-type="float" office:value="116.2" calcext:value-type="float">
            <text:p>116.2</text:p>
          </table:table-cell>
          <table:table-cell table:formula="of:=AVERAGE([.BF28];[.BI28];[.BL28])" office:value-type="float" office:value="37.1043333333333" calcext:value-type="float">
            <text:p>37.1043333333333</text:p>
          </table:table-cell>
          <table:table-cell table:formula="of:=AVERAGE([.BG28];[.BJ28];[.BM28])" office:value-type="float" office:value="-31.5666666666666" calcext:value-type="float">
            <text:p>-31.56666666666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23" calcext:value-type="float">
            <text:p>34.23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98.453" calcext:value-type="float">
            <text:p>98.453</text:p>
          </table:table-cell>
          <table:table-cell office:value-type="float" office:value="1929.32" calcext:value-type="float">
            <text:p>1929.32</text:p>
          </table:table-cell>
          <table:table-cell table:formula="of:=AVERAGE([.BS28];[.BV28];[.BY28])" office:value-type="float" office:value="0" calcext:value-type="float">
            <text:p>0</text:p>
          </table:table-cell>
          <table:table-cell table:formula="of:=AVERAGE([.BT28];[.BW28];[.BZ28])" office:value-type="float" office:value="66.6273333333333" calcext:value-type="float">
            <text:p>66.6273333333333</text:p>
          </table:table-cell>
          <table:table-cell table:formula="of:=AVERAGE([.BU28];[.BX28];[.CA28])" office:value-type="float" office:value="1285.36966666667" calcext:value-type="float">
            <text:p>1285.36966666667</text:p>
          </table:table-cell>
          <table:table-cell table:number-columns-repeated="2"/>
          <table:table-cell office:value-type="float" office:value="115.6" calcext:value-type="float">
            <text:p>115.6</text:p>
          </table:table-cell>
          <table:table-cell office:value-type="float" office:value="82.289" calcext:value-type="float">
            <text:p>82.289</text:p>
          </table:table-cell>
          <table:table-cell office:value-type="float" office:value="826.699" calcext:value-type="float">
            <text:p>826.699</text:p>
          </table:table-cell>
          <table:table-cell office:value-type="float" office:value="115.4" calcext:value-type="float">
            <text:p>115.4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.6" calcext:value-type="float">
            <text:p>117.6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28];[.CJ28];[.CM28])" office:value-type="float" office:value="116.2" calcext:value-type="float">
            <text:p>116.2</text:p>
          </table:table-cell>
          <table:table-cell table:formula="of:=AVERAGE([.CH28];[.CK28];[.CN28])" office:value-type="float" office:value="103.731666666667" calcext:value-type="float">
            <text:p>103.731666666667</text:p>
          </table:table-cell>
          <table:table-cell table:formula="of:=AVERAGE([.CI28];[.CL28];[.CO28])" office:value-type="float" office:value="1253.803" calcext:value-type="float">
            <text:p>1253.803</text:p>
          </table:table-cell>
        </table:table-row>
        <table:table-row table:style-name="ro1">
          <table:table-cell office:value-type="float" office:value="51.1" calcext:value-type="float">
            <text:p>51.1</text:p>
          </table:table-cell>
          <table:table-cell office:value-type="float" office:value="176.07" calcext:value-type="float">
            <text:p>176.07</text:p>
          </table:table-cell>
          <table:table-cell office:value-type="float" office:value="362.523" calcext:value-type="float">
            <text:p>362.523</text:p>
          </table:table-cell>
          <table:table-cell office:value-type="float" office:value="48.2" calcext:value-type="float">
            <text:p>48.2</text:p>
          </table:table-cell>
          <table:table-cell office:value-type="float" office:value="312.477" calcext:value-type="float">
            <text:p>312.477</text:p>
          </table:table-cell>
          <table:table-cell office:value-type="float" office:value="544.023" calcext:value-type="float">
            <text:p>544.023</text:p>
          </table:table-cell>
          <table:table-cell office:value-type="float" office:value="51.5" calcext:value-type="float">
            <text:p>51.5</text:p>
          </table:table-cell>
          <table:table-cell office:value-type="float" office:value="325.871" calcext:value-type="float">
            <text:p>325.871</text:p>
          </table:table-cell>
          <table:table-cell office:value-type="float" office:value="570.523" calcext:value-type="float">
            <text:p>570.523</text:p>
          </table:table-cell>
          <table:table-cell table:formula="of:=AVERAGE([.A29];[.D29];[.G29])" office:value-type="float" office:value="50.2666666666667" calcext:value-type="float">
            <text:p>50.2666666666667</text:p>
          </table:table-cell>
          <table:table-cell table:formula="of:=AVERAGE([.B29];[.E29];[.H29])" office:value-type="float" office:value="271.472666666667" calcext:value-type="float">
            <text:p>271.472666666667</text:p>
          </table:table-cell>
          <table:table-cell table:formula="of:=AVERAGE([.C29];[.F29];[.I29])" office:value-type="float" office:value="492.356333333333" calcext:value-type="float">
            <text:p>492.356333333333</text:p>
          </table:table-cell>
          <table:table-cell table:number-columns-repeated="2"/>
          <table:table-cell office:value-type="float" office:value="39.4" calcext:value-type="float">
            <text:p>39.4</text:p>
          </table:table-cell>
          <table:table-cell office:value-type="float" office:value="31.012" calcext:value-type="float">
            <text:p>31.012</text:p>
          </table:table-cell>
          <table:table-cell office:value-type="float" office:value="85.281" calcext:value-type="float">
            <text:p>85.281</text:p>
          </table:table-cell>
          <table:table-cell office:value-type="float" office:value="38.5" calcext:value-type="float">
            <text:p>38.5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602" calcext:value-type="float">
            <text:p>85.602</text:p>
          </table:table-cell>
          <table:table-cell office:value-type="float" office:value="39.6" calcext:value-type="float">
            <text:p>39.6</text:p>
          </table:table-cell>
          <table:table-cell office:value-type="float" office:value="34.77" calcext:value-type="float">
            <text:p>34.77</text:p>
          </table:table-cell>
          <table:table-cell office:value-type="float" office:value="85.602" calcext:value-type="float">
            <text:p>85.602</text:p>
          </table:table-cell>
          <table:table-cell table:formula="of:=AVERAGE([.O29];[.R29];[.U29])" office:value-type="float" office:value="39.1666666666667" calcext:value-type="float">
            <text:p>39.1666666666667</text:p>
          </table:table-cell>
          <table:table-cell table:formula="of:=AVERAGE([.P29];[.S29];[.V29])" office:value-type="float" office:value="33.4963333333333" calcext:value-type="float">
            <text:p>33.4963333333333</text:p>
          </table:table-cell>
          <table:table-cell table:formula="of:=AVERAGE([.Q29];[.T29];[.W29])" office:value-type="float" office:value="85.495" calcext:value-type="float">
            <text:p>85.49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29];[.AF29];[.AI29])" office:value-type="float" office:value="0" calcext:value-type="float">
            <text:p>0</text:p>
          </table:table-cell>
          <table:table-cell table:formula="of:=AVERAGE([.AD29];[.AG29];[.AJ29])" office:value-type="float" office:value="217.238" calcext:value-type="float">
            <text:p>217.238</text:p>
          </table:table-cell>
          <table:table-cell table:formula="of:=AVERAGE([.AE29];[.AH29];[.AK29])" office:value-type="float" office:value="1973.547" calcext:value-type="float">
            <text:p>1973.547</text:p>
          </table:table-cell>
          <table:table-cell table:number-columns-repeated="2"/>
          <table:table-cell table:formula="of:=[.A29]+[.O29]+[.AC29]" office:value-type="float" office:value="90.5" calcext:value-type="float">
            <text:p>90.5</text:p>
          </table:table-cell>
          <table:table-cell table:formula="of:=[.B29]+[.P29]+[.AD29]" office:value-type="float" office:value="424.32" calcext:value-type="float">
            <text:p>424.32</text:p>
          </table:table-cell>
          <table:table-cell table:formula="of:=[.C29]+[.Q29]+[.AE29]" office:value-type="float" office:value="2421.351" calcext:value-type="float">
            <text:p>2421.351</text:p>
          </table:table-cell>
          <table:table-cell table:formula="of:=[.D29]+[.R29]+[.AF29]" office:value-type="float" office:value="86.7" calcext:value-type="float">
            <text:p>86.7</text:p>
          </table:table-cell>
          <table:table-cell table:formula="of:=[.E29]+[.S29]+[.AG29]" office:value-type="float" office:value="564.422" calcext:value-type="float">
            <text:p>564.422</text:p>
          </table:table-cell>
          <table:table-cell table:formula="of:=[.F29]+[.T29]+[.AH29]" office:value-type="float" office:value="2603.172" calcext:value-type="float">
            <text:p>2603.172</text:p>
          </table:table-cell>
          <table:table-cell table:formula="of:=[.G29]+[.U29]+[.AI29]" office:value-type="float" office:value="91.1" calcext:value-type="float">
            <text:p>91.1</text:p>
          </table:table-cell>
          <table:table-cell table:formula="of:=[.H29]+[.V29]+[.AJ29]" office:value-type="float" office:value="577.879" calcext:value-type="float">
            <text:p>577.879</text:p>
          </table:table-cell>
          <table:table-cell table:formula="of:=[.I29]+[.W29]+[.AK29]" office:value-type="float" office:value="2629.672" calcext:value-type="float">
            <text:p>2629.672</text:p>
          </table:table-cell>
          <table:table-cell table:formula="of:=AVERAGE([.AQ29];[.AT29];[.AW29])" office:value-type="float" office:value="89.4333333333333" calcext:value-type="float">
            <text:p>89.4333333333333</text:p>
          </table:table-cell>
          <table:table-cell table:formula="of:=AVERAGE([.AR29];[.AU29];[.AX29])" office:value-type="float" office:value="522.207" calcext:value-type="float">
            <text:p>522.207</text:p>
          </table:table-cell>
          <table:table-cell table:formula="of:=AVERAGE([.AS29];[.AV29];[.AY29])" office:value-type="float" office:value="2551.39833333333" calcext:value-type="float">
            <text:p>2551.39833333333</text:p>
          </table:table-cell>
          <table:table-cell table:number-columns-repeated="2"/>
          <table:table-cell table:formula="of:=[.CG29]-[.BS29]" office:value-type="float" office:value="118.8" calcext:value-type="float">
            <text:p>118.8</text:p>
          </table:table-cell>
          <table:table-cell table:formula="of:=[.CH29]-[.BT29]" office:value-type="float" office:value="48.059" calcext:value-type="float">
            <text:p>48.059</text:p>
          </table:table-cell>
          <table:table-cell table:formula="of:=[.CI29]-[.BU29]" office:value-type="float" office:value="183.633" calcext:value-type="float">
            <text:p>183.633</text:p>
          </table:table-cell>
          <table:table-cell table:formula="of:=[.CJ29]-[.BV29]" office:value-type="float" office:value="116.9" calcext:value-type="float">
            <text:p>116.9</text:p>
          </table:table-cell>
          <table:table-cell table:formula="of:=[.CK29]-[.BW29]" office:value-type="float" office:value="47.242" calcext:value-type="float">
            <text:p>47.242</text:p>
          </table:table-cell>
          <table:table-cell table:formula="of:=[.CL29]-[.BX29]" office:value-type="float" office:value="183.632" calcext:value-type="float">
            <text:p>183.632</text:p>
          </table:table-cell>
          <table:table-cell table:formula="of:=[.CM29]-[.BY29]" office:value-type="float" office:value="116.6" calcext:value-type="float">
            <text:p>116.6</text:p>
          </table:table-cell>
          <table:table-cell table:formula="of:=[.CN29]-[.BZ29]" office:value-type="float" office:value="47.09" calcext:value-type="float">
            <text:p>47.09</text:p>
          </table:table-cell>
          <table:table-cell table:formula="of:=[.CO29]-[.CA29]" office:value-type="float" office:value="183.632" calcext:value-type="float">
            <text:p>183.632</text:p>
          </table:table-cell>
          <table:table-cell table:formula="of:=AVERAGE([.BE29];[.BH29];[.BK29])" office:value-type="float" office:value="117.433333333333" calcext:value-type="float">
            <text:p>117.433333333333</text:p>
          </table:table-cell>
          <table:table-cell table:formula="of:=AVERAGE([.BF29];[.BI29];[.BL29])" office:value-type="float" office:value="47.4636666666667" calcext:value-type="float">
            <text:p>47.4636666666667</text:p>
          </table:table-cell>
          <table:table-cell table:formula="of:=AVERAGE([.BG29];[.BJ29];[.BM29])" office:value-type="float" office:value="183.632333333333" calcext:value-type="float">
            <text:p>183.632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23" calcext:value-type="float">
            <text:p>34.23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375" calcext:value-type="float">
            <text:p>67.375</text:p>
          </table:table-cell>
          <table:table-cell office:value-type="float" office:value="1283.723" calcext:value-type="float">
            <text:p>1283.723</text:p>
          </table:table-cell>
          <table:table-cell table:formula="of:=AVERAGE([.BS29];[.BV29];[.BY29])" office:value-type="float" office:value="0" calcext:value-type="float">
            <text:p>0</text:p>
          </table:table-cell>
          <table:table-cell table:formula="of:=AVERAGE([.BT29];[.BW29];[.BZ29])" office:value-type="float" office:value="56.268" calcext:value-type="float">
            <text:p>56.268</text:p>
          </table:table-cell>
          <table:table-cell table:formula="of:=AVERAGE([.BU29];[.BX29];[.CA29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8.8" calcext:value-type="float">
            <text:p>118.8</text:p>
          </table:table-cell>
          <table:table-cell office:value-type="float" office:value="82.289" calcext:value-type="float">
            <text:p>82.289</text:p>
          </table:table-cell>
          <table:table-cell office:value-type="float" office:value="826.699" calcext:value-type="float">
            <text:p>826.699</text:p>
          </table:table-cell>
          <table:table-cell office:value-type="float" office:value="116.9" calcext:value-type="float">
            <text:p>116.9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6" calcext:value-type="float">
            <text:p>116.6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29];[.CJ29];[.CM29])" office:value-type="float" office:value="117.433333333333" calcext:value-type="float">
            <text:p>117.433333333333</text:p>
          </table:table-cell>
          <table:table-cell table:formula="of:=AVERAGE([.CH29];[.CK29];[.CN29])" office:value-type="float" office:value="103.731666666667" calcext:value-type="float">
            <text:p>103.731666666667</text:p>
          </table:table-cell>
          <table:table-cell table:formula="of:=AVERAGE([.CI29];[.CL29];[.CO29])" office:value-type="float" office:value="1253.803" calcext:value-type="float">
            <text:p>1253.803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178.008" calcext:value-type="float">
            <text:p>178.008</text:p>
          </table:table-cell>
          <table:table-cell office:value-type="float" office:value="362.523" calcext:value-type="float">
            <text:p>362.523</text:p>
          </table:table-cell>
          <table:table-cell office:value-type="float" office:value="50.5" calcext:value-type="float">
            <text:p>50.5</text:p>
          </table:table-cell>
          <table:table-cell office:value-type="float" office:value="312.344" calcext:value-type="float">
            <text:p>312.344</text:p>
          </table:table-cell>
          <table:table-cell office:value-type="float" office:value="544.023" calcext:value-type="float">
            <text:p>544.023</text:p>
          </table:table-cell>
          <table:table-cell office:value-type="float" office:value="51.5" calcext:value-type="float">
            <text:p>51.5</text:p>
          </table:table-cell>
          <table:table-cell office:value-type="float" office:value="325.309" calcext:value-type="float">
            <text:p>325.309</text:p>
          </table:table-cell>
          <table:table-cell office:value-type="float" office:value="570.523" calcext:value-type="float">
            <text:p>570.523</text:p>
          </table:table-cell>
          <table:table-cell table:formula="of:=AVERAGE([.A30];[.D30];[.G30])" office:value-type="float" office:value="50.5" calcext:value-type="float">
            <text:p>50.5</text:p>
          </table:table-cell>
          <table:table-cell table:formula="of:=AVERAGE([.B30];[.E30];[.H30])" office:value-type="float" office:value="271.887" calcext:value-type="float">
            <text:p>271.887</text:p>
          </table:table-cell>
          <table:table-cell table:formula="of:=AVERAGE([.C30];[.F30];[.I30])" office:value-type="float" office:value="492.356333333333" calcext:value-type="float">
            <text:p>492.356333333333</text:p>
          </table:table-cell>
          <table:table-cell table:number-columns-repeated="2"/>
          <table:table-cell office:value-type="float" office:value="38.5" calcext:value-type="float">
            <text:p>38.5</text:p>
          </table:table-cell>
          <table:table-cell office:value-type="float" office:value="31.012" calcext:value-type="float">
            <text:p>31.012</text:p>
          </table:table-cell>
          <table:table-cell office:value-type="float" office:value="85.281" calcext:value-type="float">
            <text:p>85.281</text:p>
          </table:table-cell>
          <table:table-cell office:value-type="float" office:value="38.5" calcext:value-type="float">
            <text:p>38.5</text:p>
          </table:table-cell>
          <table:table-cell office:value-type="float" office:value="34.961" calcext:value-type="float">
            <text:p>34.961</text:p>
          </table:table-cell>
          <table:table-cell office:value-type="float" office:value="85.602" calcext:value-type="float">
            <text:p>85.602</text:p>
          </table:table-cell>
          <table:table-cell office:value-type="float" office:value="38.5" calcext:value-type="float">
            <text:p>38.5</text:p>
          </table:table-cell>
          <table:table-cell office:value-type="float" office:value="34.77" calcext:value-type="float">
            <text:p>34.77</text:p>
          </table:table-cell>
          <table:table-cell office:value-type="float" office:value="85.602" calcext:value-type="float">
            <text:p>85.602</text:p>
          </table:table-cell>
          <table:table-cell table:formula="of:=AVERAGE([.O30];[.R30];[.U30])" office:value-type="float" office:value="38.5" calcext:value-type="float">
            <text:p>38.5</text:p>
          </table:table-cell>
          <table:table-cell table:formula="of:=AVERAGE([.P30];[.S30];[.V30])" office:value-type="float" office:value="33.581" calcext:value-type="float">
            <text:p>33.581</text:p>
          </table:table-cell>
          <table:table-cell table:formula="of:=AVERAGE([.Q30];[.T30];[.W30])" office:value-type="float" office:value="85.495" calcext:value-type="float">
            <text:p>85.49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30];[.AF30];[.AI30])" office:value-type="float" office:value="0" calcext:value-type="float">
            <text:p>0</text:p>
          </table:table-cell>
          <table:table-cell table:formula="of:=AVERAGE([.AD30];[.AG30];[.AJ30])" office:value-type="float" office:value="217.238" calcext:value-type="float">
            <text:p>217.238</text:p>
          </table:table-cell>
          <table:table-cell table:formula="of:=AVERAGE([.AE30];[.AH30];[.AK30])" office:value-type="float" office:value="1973.547" calcext:value-type="float">
            <text:p>1973.547</text:p>
          </table:table-cell>
          <table:table-cell table:number-columns-repeated="2"/>
          <table:table-cell table:formula="of:=[.A30]+[.O30]+[.AC30]" office:value-type="float" office:value="88" calcext:value-type="float">
            <text:p>88</text:p>
          </table:table-cell>
          <table:table-cell table:formula="of:=[.B30]+[.P30]+[.AD30]" office:value-type="float" office:value="426.258" calcext:value-type="float">
            <text:p>426.258</text:p>
          </table:table-cell>
          <table:table-cell table:formula="of:=[.C30]+[.Q30]+[.AE30]" office:value-type="float" office:value="2421.351" calcext:value-type="float">
            <text:p>2421.351</text:p>
          </table:table-cell>
          <table:table-cell table:formula="of:=[.D30]+[.R30]+[.AF30]" office:value-type="float" office:value="89" calcext:value-type="float">
            <text:p>89</text:p>
          </table:table-cell>
          <table:table-cell table:formula="of:=[.E30]+[.S30]+[.AG30]" office:value-type="float" office:value="564.543" calcext:value-type="float">
            <text:p>564.543</text:p>
          </table:table-cell>
          <table:table-cell table:formula="of:=[.F30]+[.T30]+[.AH30]" office:value-type="float" office:value="2603.172" calcext:value-type="float">
            <text:p>2603.172</text:p>
          </table:table-cell>
          <table:table-cell table:formula="of:=[.G30]+[.U30]+[.AI30]" office:value-type="float" office:value="90" calcext:value-type="float">
            <text:p>90</text:p>
          </table:table-cell>
          <table:table-cell table:formula="of:=[.H30]+[.V30]+[.AJ30]" office:value-type="float" office:value="577.317" calcext:value-type="float">
            <text:p>577.317</text:p>
          </table:table-cell>
          <table:table-cell table:formula="of:=[.I30]+[.W30]+[.AK30]" office:value-type="float" office:value="2629.672" calcext:value-type="float">
            <text:p>2629.672</text:p>
          </table:table-cell>
          <table:table-cell table:formula="of:=AVERAGE([.AQ30];[.AT30];[.AW30])" office:value-type="float" office:value="89" calcext:value-type="float">
            <text:p>89</text:p>
          </table:table-cell>
          <table:table-cell table:formula="of:=AVERAGE([.AR30];[.AU30];[.AX30])" office:value-type="float" office:value="522.706" calcext:value-type="float">
            <text:p>522.706</text:p>
          </table:table-cell>
          <table:table-cell table:formula="of:=AVERAGE([.AS30];[.AV30];[.AY30])" office:value-type="float" office:value="2551.39833333333" calcext:value-type="float">
            <text:p>2551.39833333333</text:p>
          </table:table-cell>
          <table:table-cell table:number-columns-repeated="2"/>
          <table:table-cell table:formula="of:=[.CG30]-[.BS30]" office:value-type="float" office:value="116" calcext:value-type="float">
            <text:p>116</text:p>
          </table:table-cell>
          <table:table-cell table:formula="of:=[.CH30]-[.BT30]" office:value-type="float" office:value="48.059" calcext:value-type="float">
            <text:p>48.059</text:p>
          </table:table-cell>
          <table:table-cell table:formula="of:=[.CI30]-[.BU30]" office:value-type="float" office:value="183.633" calcext:value-type="float">
            <text:p>183.633</text:p>
          </table:table-cell>
          <table:table-cell table:formula="of:=[.CJ30]-[.BV30]" office:value-type="float" office:value="116" calcext:value-type="float">
            <text:p>116</text:p>
          </table:table-cell>
          <table:table-cell table:formula="of:=[.CK30]-[.BW30]" office:value-type="float" office:value="47.242" calcext:value-type="float">
            <text:p>47.242</text:p>
          </table:table-cell>
          <table:table-cell table:formula="of:=[.CL30]-[.BX30]" office:value-type="float" office:value="183.632" calcext:value-type="float">
            <text:p>183.632</text:p>
          </table:table-cell>
          <table:table-cell table:formula="of:=[.CM30]-[.BY30]" office:value-type="float" office:value="117.1" calcext:value-type="float">
            <text:p>117.1</text:p>
          </table:table-cell>
          <table:table-cell table:formula="of:=[.CN30]-[.BZ30]" office:value-type="float" office:value="47.09" calcext:value-type="float">
            <text:p>47.09</text:p>
          </table:table-cell>
          <table:table-cell table:formula="of:=[.CO30]-[.CA30]" office:value-type="float" office:value="183.632" calcext:value-type="float">
            <text:p>183.632</text:p>
          </table:table-cell>
          <table:table-cell table:formula="of:=AVERAGE([.BE30];[.BH30];[.BK30])" office:value-type="float" office:value="116.366666666667" calcext:value-type="float">
            <text:p>116.366666666667</text:p>
          </table:table-cell>
          <table:table-cell table:formula="of:=AVERAGE([.BF30];[.BI30];[.BL30])" office:value-type="float" office:value="47.4636666666667" calcext:value-type="float">
            <text:p>47.4636666666667</text:p>
          </table:table-cell>
          <table:table-cell table:formula="of:=AVERAGE([.BG30];[.BJ30];[.BM30])" office:value-type="float" office:value="183.632333333333" calcext:value-type="float">
            <text:p>183.632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23" calcext:value-type="float">
            <text:p>34.23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375" calcext:value-type="float">
            <text:p>67.375</text:p>
          </table:table-cell>
          <table:table-cell office:value-type="float" office:value="1283.723" calcext:value-type="float">
            <text:p>1283.723</text:p>
          </table:table-cell>
          <table:table-cell table:formula="of:=AVERAGE([.BS30];[.BV30];[.BY30])" office:value-type="float" office:value="0" calcext:value-type="float">
            <text:p>0</text:p>
          </table:table-cell>
          <table:table-cell table:formula="of:=AVERAGE([.BT30];[.BW30];[.BZ30])" office:value-type="float" office:value="56.268" calcext:value-type="float">
            <text:p>56.268</text:p>
          </table:table-cell>
          <table:table-cell table:formula="of:=AVERAGE([.BU30];[.BX30];[.CA30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82.289" calcext:value-type="float">
            <text:p>82.289</text:p>
          </table:table-cell>
          <table:table-cell office:value-type="float" office:value="826.699" calcext:value-type="float">
            <text:p>826.699</text:p>
          </table:table-cell>
          <table:table-cell office:value-type="float" office:value="116" calcext:value-type="float">
            <text:p>116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.1" calcext:value-type="float">
            <text:p>117.1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30];[.CJ30];[.CM30])" office:value-type="float" office:value="116.366666666667" calcext:value-type="float">
            <text:p>116.366666666667</text:p>
          </table:table-cell>
          <table:table-cell table:formula="of:=AVERAGE([.CH30];[.CK30];[.CN30])" office:value-type="float" office:value="103.731666666667" calcext:value-type="float">
            <text:p>103.731666666667</text:p>
          </table:table-cell>
          <table:table-cell table:formula="of:=AVERAGE([.CI30];[.CL30];[.CO30])" office:value-type="float" office:value="1253.803" calcext:value-type="float">
            <text:p>1253.803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179.562" calcext:value-type="float">
            <text:p>179.562</text:p>
          </table:table-cell>
          <table:table-cell office:value-type="float" office:value="362.523" calcext:value-type="float">
            <text:p>362.523</text:p>
          </table:table-cell>
          <table:table-cell office:value-type="float" office:value="49.4" calcext:value-type="float">
            <text:p>49.4</text:p>
          </table:table-cell>
          <table:table-cell office:value-type="float" office:value="312.141" calcext:value-type="float">
            <text:p>312.141</text:p>
          </table:table-cell>
          <table:table-cell office:value-type="float" office:value="544.023" calcext:value-type="float">
            <text:p>544.023</text:p>
          </table:table-cell>
          <table:table-cell office:value-type="float" office:value="50.5" calcext:value-type="float">
            <text:p>50.5</text:p>
          </table:table-cell>
          <table:table-cell office:value-type="float" office:value="325.594" calcext:value-type="float">
            <text:p>325.594</text:p>
          </table:table-cell>
          <table:table-cell office:value-type="float" office:value="570.523" calcext:value-type="float">
            <text:p>570.523</text:p>
          </table:table-cell>
          <table:table-cell table:formula="of:=AVERAGE([.A31];[.D31];[.G31])" office:value-type="float" office:value="50.1333333333333" calcext:value-type="float">
            <text:p>50.1333333333333</text:p>
          </table:table-cell>
          <table:table-cell table:formula="of:=AVERAGE([.B31];[.E31];[.H31])" office:value-type="float" office:value="272.432333333333" calcext:value-type="float">
            <text:p>272.432333333333</text:p>
          </table:table-cell>
          <table:table-cell table:formula="of:=AVERAGE([.C31];[.F31];[.I31])" office:value-type="float" office:value="492.356333333333" calcext:value-type="float">
            <text:p>492.356333333333</text:p>
          </table:table-cell>
          <table:table-cell table:number-columns-repeated="2"/>
          <table:table-cell office:value-type="float" office:value="38.5" calcext:value-type="float">
            <text:p>38.5</text:p>
          </table:table-cell>
          <table:table-cell office:value-type="float" office:value="31.266" calcext:value-type="float">
            <text:p>31.266</text:p>
          </table:table-cell>
          <table:table-cell office:value-type="float" office:value="85.281" calcext:value-type="float">
            <text:p>85.281</text:p>
          </table:table-cell>
          <table:table-cell office:value-type="float" office:value="38.5" calcext:value-type="float">
            <text:p>38.5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37.6" calcext:value-type="float">
            <text:p>37.6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31];[.R31];[.U31])" office:value-type="float" office:value="38.2" calcext:value-type="float">
            <text:p>38.2</text:p>
          </table:table-cell>
          <table:table-cell table:formula="of:=AVERAGE([.P31];[.S31];[.V31])" office:value-type="float" office:value="33.581" calcext:value-type="float">
            <text:p>33.581</text:p>
          </table:table-cell>
          <table:table-cell table:formula="of:=AVERAGE([.Q31];[.T31];[.W31])" office:value-type="float" office:value="85.3203333333333" calcext:value-type="float">
            <text:p>85.320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31];[.AF31];[.AI31])" office:value-type="float" office:value="0" calcext:value-type="float">
            <text:p>0</text:p>
          </table:table-cell>
          <table:table-cell table:formula="of:=AVERAGE([.AD31];[.AG31];[.AJ31])" office:value-type="float" office:value="217.238" calcext:value-type="float">
            <text:p>217.238</text:p>
          </table:table-cell>
          <table:table-cell table:formula="of:=AVERAGE([.AE31];[.AH31];[.AK31])" office:value-type="float" office:value="1973.547" calcext:value-type="float">
            <text:p>1973.547</text:p>
          </table:table-cell>
          <table:table-cell table:number-columns-repeated="2"/>
          <table:table-cell table:formula="of:=[.A31]+[.O31]+[.AC31]" office:value-type="float" office:value="89" calcext:value-type="float">
            <text:p>89</text:p>
          </table:table-cell>
          <table:table-cell table:formula="of:=[.B31]+[.P31]+[.AD31]" office:value-type="float" office:value="428.066" calcext:value-type="float">
            <text:p>428.066</text:p>
          </table:table-cell>
          <table:table-cell table:formula="of:=[.C31]+[.Q31]+[.AE31]" office:value-type="float" office:value="2421.351" calcext:value-type="float">
            <text:p>2421.351</text:p>
          </table:table-cell>
          <table:table-cell table:formula="of:=[.D31]+[.R31]+[.AF31]" office:value-type="float" office:value="87.9" calcext:value-type="float">
            <text:p>87.9</text:p>
          </table:table-cell>
          <table:table-cell table:formula="of:=[.E31]+[.S31]+[.AG31]" office:value-type="float" office:value="564.086" calcext:value-type="float">
            <text:p>564.086</text:p>
          </table:table-cell>
          <table:table-cell table:formula="of:=[.F31]+[.T31]+[.AH31]" office:value-type="float" office:value="2602.91" calcext:value-type="float">
            <text:p>2602.91</text:p>
          </table:table-cell>
          <table:table-cell table:formula="of:=[.G31]+[.U31]+[.AI31]" office:value-type="float" office:value="88.1" calcext:value-type="float">
            <text:p>88.1</text:p>
          </table:table-cell>
          <table:table-cell table:formula="of:=[.H31]+[.V31]+[.AJ31]" office:value-type="float" office:value="577.602" calcext:value-type="float">
            <text:p>577.602</text:p>
          </table:table-cell>
          <table:table-cell table:formula="of:=[.I31]+[.W31]+[.AK31]" office:value-type="float" office:value="2629.41" calcext:value-type="float">
            <text:p>2629.41</text:p>
          </table:table-cell>
          <table:table-cell table:formula="of:=AVERAGE([.AQ31];[.AT31];[.AW31])" office:value-type="float" office:value="88.3333333333333" calcext:value-type="float">
            <text:p>88.3333333333333</text:p>
          </table:table-cell>
          <table:table-cell table:formula="of:=AVERAGE([.AR31];[.AU31];[.AX31])" office:value-type="float" office:value="523.251333333333" calcext:value-type="float">
            <text:p>523.251333333333</text:p>
          </table:table-cell>
          <table:table-cell table:formula="of:=AVERAGE([.AS31];[.AV31];[.AY31])" office:value-type="float" office:value="2551.22366666667" calcext:value-type="float">
            <text:p>2551.22366666667</text:p>
          </table:table-cell>
          <table:table-cell table:number-columns-repeated="2"/>
          <table:table-cell table:formula="of:=[.CG31]-[.BS31]" office:value-type="float" office:value="113.3" calcext:value-type="float">
            <text:p>113.3</text:p>
          </table:table-cell>
          <table:table-cell table:formula="of:=[.CH31]-[.BT31]" office:value-type="float" office:value="-18.629" calcext:value-type="float">
            <text:p>-18.629</text:p>
          </table:table-cell>
          <table:table-cell table:formula="of:=[.CI31]-[.BU31]" office:value-type="float" office:value="-1102.789" calcext:value-type="float">
            <text:p>-1102.789</text:p>
          </table:table-cell>
          <table:table-cell table:formula="of:=[.CJ31]-[.BV31]" office:value-type="float" office:value="116" calcext:value-type="float">
            <text:p>116</text:p>
          </table:table-cell>
          <table:table-cell table:formula="of:=[.CK31]-[.BW31]" office:value-type="float" office:value="47.242" calcext:value-type="float">
            <text:p>47.242</text:p>
          </table:table-cell>
          <table:table-cell table:formula="of:=[.CL31]-[.BX31]" office:value-type="float" office:value="183.632" calcext:value-type="float">
            <text:p>183.632</text:p>
          </table:table-cell>
          <table:table-cell table:formula="of:=[.CM31]-[.BY31]" office:value-type="float" office:value="116" calcext:value-type="float">
            <text:p>116</text:p>
          </table:table-cell>
          <table:table-cell table:formula="of:=[.CN31]-[.BZ31]" office:value-type="float" office:value="80.203" calcext:value-type="float">
            <text:p>80.203</text:p>
          </table:table-cell>
          <table:table-cell table:formula="of:=[.CO31]-[.CA31]" office:value-type="float" office:value="829.23" calcext:value-type="float">
            <text:p>829.23</text:p>
          </table:table-cell>
          <table:table-cell table:formula="of:=AVERAGE([.BE31];[.BH31];[.BK31])" office:value-type="float" office:value="115.1" calcext:value-type="float">
            <text:p>115.1</text:p>
          </table:table-cell>
          <table:table-cell table:formula="of:=AVERAGE([.BF31];[.BI31];[.BL31])" office:value-type="float" office:value="36.272" calcext:value-type="float">
            <text:p>36.272</text:p>
          </table:table-cell>
          <table:table-cell table:formula="of:=AVERAGE([.BG31];[.BJ31];[.BM31])" office:value-type="float" office:value="-29.9756666666667" calcext:value-type="float">
            <text:p>-29.975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.918" calcext:value-type="float">
            <text:p>100.918</text:p>
          </table:table-cell>
          <table:table-cell office:value-type="float" office:value="1929.488" calcext:value-type="float">
            <text:p>1929.488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375" calcext:value-type="float">
            <text:p>67.375</text:p>
          </table:table-cell>
          <table:table-cell office:value-type="float" office:value="1283.723" calcext:value-type="float">
            <text:p>1283.723</text:p>
          </table:table-cell>
          <table:table-cell table:formula="of:=AVERAGE([.BS31];[.BV31];[.BY31])" office:value-type="float" office:value="0" calcext:value-type="float">
            <text:p>0</text:p>
          </table:table-cell>
          <table:table-cell table:formula="of:=AVERAGE([.BT31];[.BW31];[.BZ31])" office:value-type="float" office:value="78.4973333333334" calcext:value-type="float">
            <text:p>78.4973333333334</text:p>
          </table:table-cell>
          <table:table-cell table:formula="of:=AVERAGE([.BU31];[.BX31];[.CA31])" office:value-type="float" office:value="1498.978" calcext:value-type="float">
            <text:p>1498.978</text:p>
          </table:table-cell>
          <table:table-cell table:number-columns-repeated="2"/>
          <table:table-cell office:value-type="float" office:value="113.3" calcext:value-type="float">
            <text:p>113.3</text:p>
          </table:table-cell>
          <table:table-cell office:value-type="float" office:value="82.289" calcext:value-type="float">
            <text:p>82.289</text:p>
          </table:table-cell>
          <table:table-cell office:value-type="float" office:value="826.699" calcext:value-type="float">
            <text:p>826.699</text:p>
          </table:table-cell>
          <table:table-cell office:value-type="float" office:value="116" calcext:value-type="float">
            <text:p>116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" calcext:value-type="float">
            <text:p>116</text:p>
          </table:table-cell>
          <table:table-cell office:value-type="float" office:value="147.578" calcext:value-type="float">
            <text:p>147.578</text:p>
          </table:table-cell>
          <table:table-cell office:value-type="float" office:value="2112.953" calcext:value-type="float">
            <text:p>2112.953</text:p>
          </table:table-cell>
          <table:table-cell table:formula="of:=AVERAGE([.CG31];[.CJ31];[.CM31])" office:value-type="float" office:value="115.1" calcext:value-type="float">
            <text:p>115.1</text:p>
          </table:table-cell>
          <table:table-cell table:formula="of:=AVERAGE([.CH31];[.CK31];[.CN31])" office:value-type="float" office:value="114.769333333333" calcext:value-type="float">
            <text:p>114.769333333333</text:p>
          </table:table-cell>
          <table:table-cell table:formula="of:=AVERAGE([.CI31];[.CL31];[.CO31])" office:value-type="float" office:value="1469.00233333333" calcext:value-type="float">
            <text:p>1469.00233333333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180.516" calcext:value-type="float">
            <text:p>180.516</text:p>
          </table:table-cell>
          <table:table-cell office:value-type="float" office:value="362.523" calcext:value-type="float">
            <text:p>362.523</text:p>
          </table:table-cell>
          <table:table-cell office:value-type="float" office:value="51.4" calcext:value-type="float">
            <text:p>51.4</text:p>
          </table:table-cell>
          <table:table-cell office:value-type="float" office:value="312.098" calcext:value-type="float">
            <text:p>312.098</text:p>
          </table:table-cell>
          <table:table-cell office:value-type="float" office:value="544.023" calcext:value-type="float">
            <text:p>544.023</text:p>
          </table:table-cell>
          <table:table-cell office:value-type="float" office:value="50.2" calcext:value-type="float">
            <text:p>50.2</text:p>
          </table:table-cell>
          <table:table-cell office:value-type="float" office:value="325.633" calcext:value-type="float">
            <text:p>325.633</text:p>
          </table:table-cell>
          <table:table-cell office:value-type="float" office:value="570.523" calcext:value-type="float">
            <text:p>570.523</text:p>
          </table:table-cell>
          <table:table-cell table:formula="of:=AVERAGE([.A32];[.D32];[.G32])" office:value-type="float" office:value="50.6666666666667" calcext:value-type="float">
            <text:p>50.6666666666667</text:p>
          </table:table-cell>
          <table:table-cell table:formula="of:=AVERAGE([.B32];[.E32];[.H32])" office:value-type="float" office:value="272.749" calcext:value-type="float">
            <text:p>272.749</text:p>
          </table:table-cell>
          <table:table-cell table:formula="of:=AVERAGE([.C32];[.F32];[.I32])" office:value-type="float" office:value="492.356333333333" calcext:value-type="float">
            <text:p>492.356333333333</text:p>
          </table:table-cell>
          <table:table-cell table:number-columns-repeated="2"/>
          <table:table-cell office:value-type="float" office:value="36.6" calcext:value-type="float">
            <text:p>36.6</text:p>
          </table:table-cell>
          <table:table-cell office:value-type="float" office:value="31.012" calcext:value-type="float">
            <text:p>31.012</text:p>
          </table:table-cell>
          <table:table-cell office:value-type="float" office:value="85.02" calcext:value-type="float">
            <text:p>85.02</text:p>
          </table:table-cell>
          <table:table-cell office:value-type="float" office:value="37.5" calcext:value-type="float">
            <text:p>37.5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602" calcext:value-type="float">
            <text:p>85.602</text:p>
          </table:table-cell>
          <table:table-cell office:value-type="float" office:value="37.5" calcext:value-type="float">
            <text:p>37.5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32];[.R32];[.U32])" office:value-type="float" office:value="37.2" calcext:value-type="float">
            <text:p>37.2</text:p>
          </table:table-cell>
          <table:table-cell table:formula="of:=AVERAGE([.P32];[.S32];[.V32])" office:value-type="float" office:value="33.4963333333333" calcext:value-type="float">
            <text:p>33.4963333333333</text:p>
          </table:table-cell>
          <table:table-cell table:formula="of:=AVERAGE([.Q32];[.T32];[.W32])" office:value-type="float" office:value="85.3206666666667" calcext:value-type="float">
            <text:p>85.320666666666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3" calcext:value-type="float">
            <text:p>3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2" calcext:value-type="float">
            <text:p>2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32];[.AF32];[.AI32])" office:value-type="float" office:value="2.66666666666667" calcext:value-type="float">
            <text:p>2.66666666666667</text:p>
          </table:table-cell>
          <table:table-cell table:formula="of:=AVERAGE([.AD32];[.AG32];[.AJ32])" office:value-type="float" office:value="219.238" calcext:value-type="float">
            <text:p>219.238</text:p>
          </table:table-cell>
          <table:table-cell table:formula="of:=AVERAGE([.AE32];[.AH32];[.AK32])" office:value-type="float" office:value="1975.547" calcext:value-type="float">
            <text:p>1975.547</text:p>
          </table:table-cell>
          <table:table-cell table:number-columns-repeated="2"/>
          <table:table-cell table:formula="of:=[.A32]+[.O32]+[.AC32]" office:value-type="float" office:value="90" calcext:value-type="float">
            <text:p>90</text:p>
          </table:table-cell>
          <table:table-cell table:formula="of:=[.B32]+[.P32]+[.AD32]" office:value-type="float" office:value="430.766" calcext:value-type="float">
            <text:p>430.766</text:p>
          </table:table-cell>
          <table:table-cell table:formula="of:=[.C32]+[.Q32]+[.AE32]" office:value-type="float" office:value="2423.09" calcext:value-type="float">
            <text:p>2423.09</text:p>
          </table:table-cell>
          <table:table-cell table:formula="of:=[.D32]+[.R32]+[.AF32]" office:value-type="float" office:value="91.9" calcext:value-type="float">
            <text:p>91.9</text:p>
          </table:table-cell>
          <table:table-cell table:formula="of:=[.E32]+[.S32]+[.AG32]" office:value-type="float" office:value="566.043" calcext:value-type="float">
            <text:p>566.043</text:p>
          </table:table-cell>
          <table:table-cell table:formula="of:=[.F32]+[.T32]+[.AH32]" office:value-type="float" office:value="2605.172" calcext:value-type="float">
            <text:p>2605.172</text:p>
          </table:table-cell>
          <table:table-cell table:formula="of:=[.G32]+[.U32]+[.AI32]" office:value-type="float" office:value="89.7" calcext:value-type="float">
            <text:p>89.7</text:p>
          </table:table-cell>
          <table:table-cell table:formula="of:=[.H32]+[.V32]+[.AJ32]" office:value-type="float" office:value="579.641" calcext:value-type="float">
            <text:p>579.641</text:p>
          </table:table-cell>
          <table:table-cell table:formula="of:=[.I32]+[.W32]+[.AK32]" office:value-type="float" office:value="2631.41" calcext:value-type="float">
            <text:p>2631.41</text:p>
          </table:table-cell>
          <table:table-cell table:formula="of:=AVERAGE([.AQ32];[.AT32];[.AW32])" office:value-type="float" office:value="90.5333333333333" calcext:value-type="float">
            <text:p>90.5333333333333</text:p>
          </table:table-cell>
          <table:table-cell table:formula="of:=AVERAGE([.AR32];[.AU32];[.AX32])" office:value-type="float" office:value="525.483333333333" calcext:value-type="float">
            <text:p>525.483333333333</text:p>
          </table:table-cell>
          <table:table-cell table:formula="of:=AVERAGE([.AS32];[.AV32];[.AY32])" office:value-type="float" office:value="2553.224" calcext:value-type="float">
            <text:p>2553.224</text:p>
          </table:table-cell>
          <table:table-cell table:number-columns-repeated="2"/>
          <table:table-cell table:formula="of:=[.CG32]-[.BS32]" office:value-type="float" office:value="118.1" calcext:value-type="float">
            <text:p>118.1</text:p>
          </table:table-cell>
          <table:table-cell table:formula="of:=[.CH32]-[.BT32]" office:value-type="float" office:value="14.906" calcext:value-type="float">
            <text:p>14.906</text:p>
          </table:table-cell>
          <table:table-cell table:formula="of:=[.CI32]-[.BU32]" office:value-type="float" office:value="-457.024" calcext:value-type="float">
            <text:p>-457.024</text:p>
          </table:table-cell>
          <table:table-cell table:formula="of:=[.CJ32]-[.BV32]" office:value-type="float" office:value="115.8" calcext:value-type="float">
            <text:p>115.8</text:p>
          </table:table-cell>
          <table:table-cell table:formula="of:=[.CK32]-[.BW32]" office:value-type="float" office:value="47.242" calcext:value-type="float">
            <text:p>47.242</text:p>
          </table:table-cell>
          <table:table-cell table:formula="of:=[.CL32]-[.BX32]" office:value-type="float" office:value="183.632" calcext:value-type="float">
            <text:p>183.632</text:p>
          </table:table-cell>
          <table:table-cell table:formula="of:=[.CM32]-[.BY32]" office:value-type="float" office:value="115.3" calcext:value-type="float">
            <text:p>115.3</text:p>
          </table:table-cell>
          <table:table-cell table:formula="of:=[.CN32]-[.BZ32]" office:value-type="float" office:value="47.09" calcext:value-type="float">
            <text:p>47.09</text:p>
          </table:table-cell>
          <table:table-cell table:formula="of:=[.CO32]-[.CA32]" office:value-type="float" office:value="183.632" calcext:value-type="float">
            <text:p>183.632</text:p>
          </table:table-cell>
          <table:table-cell table:formula="of:=AVERAGE([.BE32];[.BH32];[.BK32])" office:value-type="float" office:value="116.4" calcext:value-type="float">
            <text:p>116.4</text:p>
          </table:table-cell>
          <table:table-cell table:formula="of:=AVERAGE([.BF32];[.BI32];[.BL32])" office:value-type="float" office:value="36.4126666666667" calcext:value-type="float">
            <text:p>36.4126666666667</text:p>
          </table:table-cell>
          <table:table-cell table:formula="of:=AVERAGE([.BG32];[.BJ32];[.BM32])" office:value-type="float" office:value="-29.92" calcext:value-type="float">
            <text:p>-29.9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375" calcext:value-type="float">
            <text:p>67.375</text:p>
          </table:table-cell>
          <table:table-cell office:value-type="float" office:value="1283.723" calcext:value-type="float">
            <text:p>1283.723</text:p>
          </table:table-cell>
          <table:table-cell table:formula="of:=AVERAGE([.BS32];[.BV32];[.BY32])" office:value-type="float" office:value="0" calcext:value-type="float">
            <text:p>0</text:p>
          </table:table-cell>
          <table:table-cell table:formula="of:=AVERAGE([.BT32];[.BW32];[.BZ32])" office:value-type="float" office:value="67.319" calcext:value-type="float">
            <text:p>67.319</text:p>
          </table:table-cell>
          <table:table-cell table:formula="of:=AVERAGE([.BU32];[.BX32];[.CA32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18.1" calcext:value-type="float">
            <text:p>118.1</text:p>
          </table:table-cell>
          <table:table-cell office:value-type="float" office:value="82.289" calcext:value-type="float">
            <text:p>82.289</text:p>
          </table:table-cell>
          <table:table-cell office:value-type="float" office:value="826.699" calcext:value-type="float">
            <text:p>826.699</text:p>
          </table:table-cell>
          <table:table-cell office:value-type="float" office:value="115.8" calcext:value-type="float">
            <text:p>115.8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5.3" calcext:value-type="float">
            <text:p>115.3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32];[.CJ32];[.CM32])" office:value-type="float" office:value="116.4" calcext:value-type="float">
            <text:p>116.4</text:p>
          </table:table-cell>
          <table:table-cell table:formula="of:=AVERAGE([.CH32];[.CK32];[.CN32])" office:value-type="float" office:value="103.731666666667" calcext:value-type="float">
            <text:p>103.731666666667</text:p>
          </table:table-cell>
          <table:table-cell table:formula="of:=AVERAGE([.CI32];[.CL32];[.CO32])" office:value-type="float" office:value="1253.803" calcext:value-type="float">
            <text:p>1253.803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183.094" calcext:value-type="float">
            <text:p>183.094</text:p>
          </table:table-cell>
          <table:table-cell office:value-type="float" office:value="362.523" calcext:value-type="float">
            <text:p>362.523</text:p>
          </table:table-cell>
          <table:table-cell office:value-type="float" office:value="48.4" calcext:value-type="float">
            <text:p>48.4</text:p>
          </table:table-cell>
          <table:table-cell office:value-type="float" office:value="312.266" calcext:value-type="float">
            <text:p>312.266</text:p>
          </table:table-cell>
          <table:table-cell office:value-type="float" office:value="547.023" calcext:value-type="float">
            <text:p>547.023</text:p>
          </table:table-cell>
          <table:table-cell office:value-type="float" office:value="50.5" calcext:value-type="float">
            <text:p>50.5</text:p>
          </table:table-cell>
          <table:table-cell office:value-type="float" office:value="325.078" calcext:value-type="float">
            <text:p>325.078</text:p>
          </table:table-cell>
          <table:table-cell office:value-type="float" office:value="570.523" calcext:value-type="float">
            <text:p>570.523</text:p>
          </table:table-cell>
          <table:table-cell table:formula="of:=AVERAGE([.A33];[.D33];[.G33])" office:value-type="float" office:value="49.4333333333333" calcext:value-type="float">
            <text:p>49.4333333333333</text:p>
          </table:table-cell>
          <table:table-cell table:formula="of:=AVERAGE([.B33];[.E33];[.H33])" office:value-type="float" office:value="273.479333333333" calcext:value-type="float">
            <text:p>273.479333333333</text:p>
          </table:table-cell>
          <table:table-cell table:formula="of:=AVERAGE([.C33];[.F33];[.I33])" office:value-type="float" office:value="493.356333333333" calcext:value-type="float">
            <text:p>493.356333333333</text:p>
          </table:table-cell>
          <table:table-cell table:number-columns-repeated="2"/>
          <table:table-cell office:value-type="float" office:value="38.5" calcext:value-type="float">
            <text:p>38.5</text:p>
          </table:table-cell>
          <table:table-cell office:value-type="float" office:value="31.012" calcext:value-type="float">
            <text:p>31.012</text:p>
          </table:table-cell>
          <table:table-cell office:value-type="float" office:value="85.281" calcext:value-type="float">
            <text:p>85.281</text:p>
          </table:table-cell>
          <table:table-cell office:value-type="float" office:value="38.6" calcext:value-type="float">
            <text:p>38.6</text:p>
          </table:table-cell>
          <table:table-cell office:value-type="float" office:value="34.961" calcext:value-type="float">
            <text:p>34.961</text:p>
          </table:table-cell>
          <table:table-cell office:value-type="float" office:value="85.602" calcext:value-type="float">
            <text:p>85.602</text:p>
          </table:table-cell>
          <table:table-cell office:value-type="float" office:value="38.5" calcext:value-type="float">
            <text:p>38.5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33];[.R33];[.U33])" office:value-type="float" office:value="38.5333333333333" calcext:value-type="float">
            <text:p>38.5333333333333</text:p>
          </table:table-cell>
          <table:table-cell table:formula="of:=AVERAGE([.P33];[.S33];[.V33])" office:value-type="float" office:value="33.581" calcext:value-type="float">
            <text:p>33.581</text:p>
          </table:table-cell>
          <table:table-cell table:formula="of:=AVERAGE([.Q33];[.T33];[.W33])" office:value-type="float" office:value="85.4076666666667" calcext:value-type="float">
            <text:p>85.407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33];[.AF33];[.AI33])" office:value-type="float" office:value="0" calcext:value-type="float">
            <text:p>0</text:p>
          </table:table-cell>
          <table:table-cell table:formula="of:=AVERAGE([.AD33];[.AG33];[.AJ33])" office:value-type="float" office:value="219.238" calcext:value-type="float">
            <text:p>219.238</text:p>
          </table:table-cell>
          <table:table-cell table:formula="of:=AVERAGE([.AE33];[.AH33];[.AK33])" office:value-type="float" office:value="1975.547" calcext:value-type="float">
            <text:p>1975.547</text:p>
          </table:table-cell>
          <table:table-cell table:number-columns-repeated="2"/>
          <table:table-cell table:formula="of:=[.A33]+[.O33]+[.AC33]" office:value-type="float" office:value="87.9" calcext:value-type="float">
            <text:p>87.9</text:p>
          </table:table-cell>
          <table:table-cell table:formula="of:=[.B33]+[.P33]+[.AD33]" office:value-type="float" office:value="433.344" calcext:value-type="float">
            <text:p>433.344</text:p>
          </table:table-cell>
          <table:table-cell table:formula="of:=[.C33]+[.Q33]+[.AE33]" office:value-type="float" office:value="2423.351" calcext:value-type="float">
            <text:p>2423.351</text:p>
          </table:table-cell>
          <table:table-cell table:formula="of:=[.D33]+[.R33]+[.AF33]" office:value-type="float" office:value="87" calcext:value-type="float">
            <text:p>87</text:p>
          </table:table-cell>
          <table:table-cell table:formula="of:=[.E33]+[.S33]+[.AG33]" office:value-type="float" office:value="566.465" calcext:value-type="float">
            <text:p>566.465</text:p>
          </table:table-cell>
          <table:table-cell table:formula="of:=[.F33]+[.T33]+[.AH33]" office:value-type="float" office:value="2608.172" calcext:value-type="float">
            <text:p>2608.172</text:p>
          </table:table-cell>
          <table:table-cell table:formula="of:=[.G33]+[.U33]+[.AI33]" office:value-type="float" office:value="89" calcext:value-type="float">
            <text:p>89</text:p>
          </table:table-cell>
          <table:table-cell table:formula="of:=[.H33]+[.V33]+[.AJ33]" office:value-type="float" office:value="579.086" calcext:value-type="float">
            <text:p>579.086</text:p>
          </table:table-cell>
          <table:table-cell table:formula="of:=[.I33]+[.W33]+[.AK33]" office:value-type="float" office:value="2631.41" calcext:value-type="float">
            <text:p>2631.41</text:p>
          </table:table-cell>
          <table:table-cell table:formula="of:=AVERAGE([.AQ33];[.AT33];[.AW33])" office:value-type="float" office:value="87.9666666666667" calcext:value-type="float">
            <text:p>87.9666666666667</text:p>
          </table:table-cell>
          <table:table-cell table:formula="of:=AVERAGE([.AR33];[.AU33];[.AX33])" office:value-type="float" office:value="526.298333333333" calcext:value-type="float">
            <text:p>526.298333333333</text:p>
          </table:table-cell>
          <table:table-cell table:formula="of:=AVERAGE([.AS33];[.AV33];[.AY33])" office:value-type="float" office:value="2554.311" calcext:value-type="float">
            <text:p>2554.311</text:p>
          </table:table-cell>
          <table:table-cell table:number-columns-repeated="2"/>
          <table:table-cell table:formula="of:=[.CG33]-[.BS33]" office:value-type="float" office:value="116.6" calcext:value-type="float">
            <text:p>116.6</text:p>
          </table:table-cell>
          <table:table-cell table:formula="of:=[.CH33]-[.BT33]" office:value-type="float" office:value="14.906" calcext:value-type="float">
            <text:p>14.906</text:p>
          </table:table-cell>
          <table:table-cell table:formula="of:=[.CI33]-[.BU33]" office:value-type="float" office:value="-457.024" calcext:value-type="float">
            <text:p>-457.024</text:p>
          </table:table-cell>
          <table:table-cell table:formula="of:=[.CJ33]-[.BV33]" office:value-type="float" office:value="117.2" calcext:value-type="float">
            <text:p>117.2</text:p>
          </table:table-cell>
          <table:table-cell table:formula="of:=[.CK33]-[.BW33]" office:value-type="float" office:value="47.242" calcext:value-type="float">
            <text:p>47.242</text:p>
          </table:table-cell>
          <table:table-cell table:formula="of:=[.CL33]-[.BX33]" office:value-type="float" office:value="183.632" calcext:value-type="float">
            <text:p>183.632</text:p>
          </table:table-cell>
          <table:table-cell table:formula="of:=[.CM33]-[.BY33]" office:value-type="float" office:value="116.2" calcext:value-type="float">
            <text:p>116.2</text:p>
          </table:table-cell>
          <table:table-cell table:formula="of:=[.CN33]-[.BZ33]" office:value-type="float" office:value="47.09" calcext:value-type="float">
            <text:p>47.09</text:p>
          </table:table-cell>
          <table:table-cell table:formula="of:=[.CO33]-[.CA33]" office:value-type="float" office:value="183.632" calcext:value-type="float">
            <text:p>183.632</text:p>
          </table:table-cell>
          <table:table-cell table:formula="of:=AVERAGE([.BE33];[.BH33];[.BK33])" office:value-type="float" office:value="116.666666666667" calcext:value-type="float">
            <text:p>116.666666666667</text:p>
          </table:table-cell>
          <table:table-cell table:formula="of:=AVERAGE([.BF33];[.BI33];[.BL33])" office:value-type="float" office:value="36.4126666666667" calcext:value-type="float">
            <text:p>36.4126666666667</text:p>
          </table:table-cell>
          <table:table-cell table:formula="of:=AVERAGE([.BG33];[.BJ33];[.BM33])" office:value-type="float" office:value="-29.92" calcext:value-type="float">
            <text:p>-29.9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375" calcext:value-type="float">
            <text:p>67.375</text:p>
          </table:table-cell>
          <table:table-cell office:value-type="float" office:value="1283.723" calcext:value-type="float">
            <text:p>1283.723</text:p>
          </table:table-cell>
          <table:table-cell table:formula="of:=AVERAGE([.BS33];[.BV33];[.BY33])" office:value-type="float" office:value="0" calcext:value-type="float">
            <text:p>0</text:p>
          </table:table-cell>
          <table:table-cell table:formula="of:=AVERAGE([.BT33];[.BW33];[.BZ33])" office:value-type="float" office:value="67.319" calcext:value-type="float">
            <text:p>67.319</text:p>
          </table:table-cell>
          <table:table-cell table:formula="of:=AVERAGE([.BU33];[.BX33];[.CA33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16.6" calcext:value-type="float">
            <text:p>116.6</text:p>
          </table:table-cell>
          <table:table-cell office:value-type="float" office:value="82.289" calcext:value-type="float">
            <text:p>82.289</text:p>
          </table:table-cell>
          <table:table-cell office:value-type="float" office:value="826.699" calcext:value-type="float">
            <text:p>826.699</text:p>
          </table:table-cell>
          <table:table-cell office:value-type="float" office:value="117.2" calcext:value-type="float">
            <text:p>117.2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2" calcext:value-type="float">
            <text:p>116.2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33];[.CJ33];[.CM33])" office:value-type="float" office:value="116.666666666667" calcext:value-type="float">
            <text:p>116.666666666667</text:p>
          </table:table-cell>
          <table:table-cell table:formula="of:=AVERAGE([.CH33];[.CK33];[.CN33])" office:value-type="float" office:value="103.731666666667" calcext:value-type="float">
            <text:p>103.731666666667</text:p>
          </table:table-cell>
          <table:table-cell table:formula="of:=AVERAGE([.CI33];[.CL33];[.CO33])" office:value-type="float" office:value="1253.803" calcext:value-type="float">
            <text:p>1253.803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185.379" calcext:value-type="float">
            <text:p>185.379</text:p>
          </table:table-cell>
          <table:table-cell office:value-type="float" office:value="362.523" calcext:value-type="float">
            <text:p>362.523</text:p>
          </table:table-cell>
          <table:table-cell office:value-type="float" office:value="50" calcext:value-type="float">
            <text:p>50</text:p>
          </table:table-cell>
          <table:table-cell office:value-type="float" office:value="312.359" calcext:value-type="float">
            <text:p>312.359</text:p>
          </table:table-cell>
          <table:table-cell office:value-type="float" office:value="547.023" calcext:value-type="float">
            <text:p>547.023</text:p>
          </table:table-cell>
          <table:table-cell office:value-type="float" office:value="50.5" calcext:value-type="float">
            <text:p>50.5</text:p>
          </table:table-cell>
          <table:table-cell office:value-type="float" office:value="325.375" calcext:value-type="float">
            <text:p>325.375</text:p>
          </table:table-cell>
          <table:table-cell office:value-type="float" office:value="570.523" calcext:value-type="float">
            <text:p>570.523</text:p>
          </table:table-cell>
          <table:table-cell table:formula="of:=AVERAGE([.A34];[.D34];[.G34])" office:value-type="float" office:value="50.3" calcext:value-type="float">
            <text:p>50.3</text:p>
          </table:table-cell>
          <table:table-cell table:formula="of:=AVERAGE([.B34];[.E34];[.H34])" office:value-type="float" office:value="274.371" calcext:value-type="float">
            <text:p>274.371</text:p>
          </table:table-cell>
          <table:table-cell table:formula="of:=AVERAGE([.C34];[.F34];[.I34])" office:value-type="float" office:value="493.356333333333" calcext:value-type="float">
            <text:p>493.356333333333</text:p>
          </table:table-cell>
          <table:table-cell table:number-columns-repeated="2"/>
          <table:table-cell office:value-type="float" office:value="37.5" calcext:value-type="float">
            <text:p>37.5</text:p>
          </table:table-cell>
          <table:table-cell office:value-type="float" office:value="31.012" calcext:value-type="float">
            <text:p>31.012</text:p>
          </table:table-cell>
          <table:table-cell office:value-type="float" office:value="85.281" calcext:value-type="float">
            <text:p>85.281</text:p>
          </table:table-cell>
          <table:table-cell office:value-type="float" office:value="37.6" calcext:value-type="float">
            <text:p>37.6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602" calcext:value-type="float">
            <text:p>85.602</text:p>
          </table:table-cell>
          <table:table-cell office:value-type="float" office:value="36.6" calcext:value-type="float">
            <text:p>36.6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34];[.R34];[.U34])" office:value-type="float" office:value="37.2333333333333" calcext:value-type="float">
            <text:p>37.2333333333333</text:p>
          </table:table-cell>
          <table:table-cell table:formula="of:=AVERAGE([.P34];[.S34];[.V34])" office:value-type="float" office:value="33.4963333333333" calcext:value-type="float">
            <text:p>33.4963333333333</text:p>
          </table:table-cell>
          <table:table-cell table:formula="of:=AVERAGE([.Q34];[.T34];[.W34])" office:value-type="float" office:value="85.4076666666667" calcext:value-type="float">
            <text:p>85.407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34];[.AF34];[.AI34])" office:value-type="float" office:value="0" calcext:value-type="float">
            <text:p>0</text:p>
          </table:table-cell>
          <table:table-cell table:formula="of:=AVERAGE([.AD34];[.AG34];[.AJ34])" office:value-type="float" office:value="217.904666666667" calcext:value-type="float">
            <text:p>217.904666666667</text:p>
          </table:table-cell>
          <table:table-cell table:formula="of:=AVERAGE([.AE34];[.AH34];[.AK34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34]+[.O34]+[.AC34]" office:value-type="float" office:value="87.9" calcext:value-type="float">
            <text:p>87.9</text:p>
          </table:table-cell>
          <table:table-cell table:formula="of:=[.B34]+[.P34]+[.AD34]" office:value-type="float" office:value="435.629" calcext:value-type="float">
            <text:p>435.629</text:p>
          </table:table-cell>
          <table:table-cell table:formula="of:=[.C34]+[.Q34]+[.AE34]" office:value-type="float" office:value="2423.351" calcext:value-type="float">
            <text:p>2423.351</text:p>
          </table:table-cell>
          <table:table-cell table:formula="of:=[.D34]+[.R34]+[.AF34]" office:value-type="float" office:value="87.6" calcext:value-type="float">
            <text:p>87.6</text:p>
          </table:table-cell>
          <table:table-cell table:formula="of:=[.E34]+[.S34]+[.AG34]" office:value-type="float" office:value="566.304" calcext:value-type="float">
            <text:p>566.304</text:p>
          </table:table-cell>
          <table:table-cell table:formula="of:=[.F34]+[.T34]+[.AH34]" office:value-type="float" office:value="2608.172" calcext:value-type="float">
            <text:p>2608.172</text:p>
          </table:table-cell>
          <table:table-cell table:formula="of:=[.G34]+[.U34]+[.AI34]" office:value-type="float" office:value="87.1" calcext:value-type="float">
            <text:p>87.1</text:p>
          </table:table-cell>
          <table:table-cell table:formula="of:=[.H34]+[.V34]+[.AJ34]" office:value-type="float" office:value="575.383" calcext:value-type="float">
            <text:p>575.383</text:p>
          </table:table-cell>
          <table:table-cell table:formula="of:=[.I34]+[.W34]+[.AK34]" office:value-type="float" office:value="2627.41" calcext:value-type="float">
            <text:p>2627.41</text:p>
          </table:table-cell>
          <table:table-cell table:formula="of:=AVERAGE([.AQ34];[.AT34];[.AW34])" office:value-type="float" office:value="87.5333333333333" calcext:value-type="float">
            <text:p>87.5333333333333</text:p>
          </table:table-cell>
          <table:table-cell table:formula="of:=AVERAGE([.AR34];[.AU34];[.AX34])" office:value-type="float" office:value="525.772" calcext:value-type="float">
            <text:p>525.772</text:p>
          </table:table-cell>
          <table:table-cell table:formula="of:=AVERAGE([.AS34];[.AV34];[.AY34])" office:value-type="float" office:value="2552.97766666667" calcext:value-type="float">
            <text:p>2552.97766666667</text:p>
          </table:table-cell>
          <table:table-cell table:number-columns-repeated="2"/>
          <table:table-cell table:formula="of:=[.CG34]-[.BS34]" office:value-type="float" office:value="116" calcext:value-type="float">
            <text:p>116</text:p>
          </table:table-cell>
          <table:table-cell table:formula="of:=[.CH34]-[.BT34]" office:value-type="float" office:value="14.906" calcext:value-type="float">
            <text:p>14.906</text:p>
          </table:table-cell>
          <table:table-cell table:formula="of:=[.CI34]-[.BU34]" office:value-type="float" office:value="-457.024" calcext:value-type="float">
            <text:p>-457.024</text:p>
          </table:table-cell>
          <table:table-cell table:formula="of:=[.CJ34]-[.BV34]" office:value-type="float" office:value="117" calcext:value-type="float">
            <text:p>117</text:p>
          </table:table-cell>
          <table:table-cell table:formula="of:=[.CK34]-[.BW34]" office:value-type="float" office:value="47.242" calcext:value-type="float">
            <text:p>47.242</text:p>
          </table:table-cell>
          <table:table-cell table:formula="of:=[.CL34]-[.BX34]" office:value-type="float" office:value="183.632" calcext:value-type="float">
            <text:p>183.632</text:p>
          </table:table-cell>
          <table:table-cell table:formula="of:=[.CM34]-[.BY34]" office:value-type="float" office:value="116.8" calcext:value-type="float">
            <text:p>116.8</text:p>
          </table:table-cell>
          <table:table-cell table:formula="of:=[.CN34]-[.BZ34]" office:value-type="float" office:value="47.09" calcext:value-type="float">
            <text:p>47.09</text:p>
          </table:table-cell>
          <table:table-cell table:formula="of:=[.CO34]-[.CA34]" office:value-type="float" office:value="183.632" calcext:value-type="float">
            <text:p>183.632</text:p>
          </table:table-cell>
          <table:table-cell table:formula="of:=AVERAGE([.BE34];[.BH34];[.BK34])" office:value-type="float" office:value="116.6" calcext:value-type="float">
            <text:p>116.6</text:p>
          </table:table-cell>
          <table:table-cell table:formula="of:=AVERAGE([.BF34];[.BI34];[.BL34])" office:value-type="float" office:value="36.4126666666667" calcext:value-type="float">
            <text:p>36.4126666666667</text:p>
          </table:table-cell>
          <table:table-cell table:formula="of:=AVERAGE([.BG34];[.BJ34];[.BM34])" office:value-type="float" office:value="-29.92" calcext:value-type="float">
            <text:p>-29.9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375" calcext:value-type="float">
            <text:p>67.375</text:p>
          </table:table-cell>
          <table:table-cell office:value-type="float" office:value="1283.723" calcext:value-type="float">
            <text:p>1283.723</text:p>
          </table:table-cell>
          <table:table-cell table:formula="of:=AVERAGE([.BS34];[.BV34];[.BY34])" office:value-type="float" office:value="0" calcext:value-type="float">
            <text:p>0</text:p>
          </table:table-cell>
          <table:table-cell table:formula="of:=AVERAGE([.BT34];[.BW34];[.BZ34])" office:value-type="float" office:value="67.319" calcext:value-type="float">
            <text:p>67.319</text:p>
          </table:table-cell>
          <table:table-cell table:formula="of:=AVERAGE([.BU34];[.BX34];[.CA34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82.289" calcext:value-type="float">
            <text:p>82.289</text:p>
          </table:table-cell>
          <table:table-cell office:value-type="float" office:value="826.699" calcext:value-type="float">
            <text:p>826.699</text:p>
          </table:table-cell>
          <table:table-cell office:value-type="float" office:value="117" calcext:value-type="float">
            <text:p>117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8" calcext:value-type="float">
            <text:p>116.8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34];[.CJ34];[.CM34])" office:value-type="float" office:value="116.6" calcext:value-type="float">
            <text:p>116.6</text:p>
          </table:table-cell>
          <table:table-cell table:formula="of:=AVERAGE([.CH34];[.CK34];[.CN34])" office:value-type="float" office:value="103.731666666667" calcext:value-type="float">
            <text:p>103.731666666667</text:p>
          </table:table-cell>
          <table:table-cell table:formula="of:=AVERAGE([.CI34];[.CL34];[.CO34])" office:value-type="float" office:value="1253.803" calcext:value-type="float">
            <text:p>1253.803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186.957" calcext:value-type="float">
            <text:p>186.957</text:p>
          </table:table-cell>
          <table:table-cell office:value-type="float" office:value="362.523" calcext:value-type="float">
            <text:p>362.523</text:p>
          </table:table-cell>
          <table:table-cell office:value-type="float" office:value="49.3" calcext:value-type="float">
            <text:p>49.3</text:p>
          </table:table-cell>
          <table:table-cell office:value-type="float" office:value="312.367" calcext:value-type="float">
            <text:p>312.367</text:p>
          </table:table-cell>
          <table:table-cell office:value-type="float" office:value="547.023" calcext:value-type="float">
            <text:p>547.023</text:p>
          </table:table-cell>
          <table:table-cell office:value-type="float" office:value="51.4" calcext:value-type="float">
            <text:p>51.4</text:p>
          </table:table-cell>
          <table:table-cell office:value-type="float" office:value="325.453" calcext:value-type="float">
            <text:p>325.453</text:p>
          </table:table-cell>
          <table:table-cell office:value-type="float" office:value="570.523" calcext:value-type="float">
            <text:p>570.523</text:p>
          </table:table-cell>
          <table:table-cell table:formula="of:=AVERAGE([.A35];[.D35];[.G35])" office:value-type="float" office:value="50.3666666666667" calcext:value-type="float">
            <text:p>50.3666666666667</text:p>
          </table:table-cell>
          <table:table-cell table:formula="of:=AVERAGE([.B35];[.E35];[.H35])" office:value-type="float" office:value="274.925666666667" calcext:value-type="float">
            <text:p>274.925666666667</text:p>
          </table:table-cell>
          <table:table-cell table:formula="of:=AVERAGE([.C35];[.F35];[.I35])" office:value-type="float" office:value="493.356333333333" calcext:value-type="float">
            <text:p>493.356333333333</text:p>
          </table:table-cell>
          <table:table-cell table:number-columns-repeated="2"/>
          <table:table-cell office:value-type="float" office:value="37.4" calcext:value-type="float">
            <text:p>37.4</text:p>
          </table:table-cell>
          <table:table-cell office:value-type="float" office:value="31.012" calcext:value-type="float">
            <text:p>31.012</text:p>
          </table:table-cell>
          <table:table-cell office:value-type="float" office:value="85.02" calcext:value-type="float">
            <text:p>85.02</text:p>
          </table:table-cell>
          <table:table-cell office:value-type="float" office:value="39.5" calcext:value-type="float">
            <text:p>39.5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37.6" calcext:value-type="float">
            <text:p>37.6</text:p>
          </table:table-cell>
          <table:table-cell office:value-type="float" office:value="34.77" calcext:value-type="float">
            <text:p>34.77</text:p>
          </table:table-cell>
          <table:table-cell office:value-type="float" office:value="85.602" calcext:value-type="float">
            <text:p>85.602</text:p>
          </table:table-cell>
          <table:table-cell table:formula="of:=AVERAGE([.O35];[.R35];[.U35])" office:value-type="float" office:value="38.1666666666667" calcext:value-type="float">
            <text:p>38.1666666666667</text:p>
          </table:table-cell>
          <table:table-cell table:formula="of:=AVERAGE([.P35];[.S35];[.V35])" office:value-type="float" office:value="33.4963333333333" calcext:value-type="float">
            <text:p>33.4963333333333</text:p>
          </table:table-cell>
          <table:table-cell table:formula="of:=AVERAGE([.Q35];[.T35];[.W35])" office:value-type="float" office:value="85.3206666666667" calcext:value-type="float">
            <text:p>85.320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35];[.AF35];[.AI35])" office:value-type="float" office:value="0" calcext:value-type="float">
            <text:p>0</text:p>
          </table:table-cell>
          <table:table-cell table:formula="of:=AVERAGE([.AD35];[.AG35];[.AJ35])" office:value-type="float" office:value="216.571333333333" calcext:value-type="float">
            <text:p>216.571333333333</text:p>
          </table:table-cell>
          <table:table-cell table:formula="of:=AVERAGE([.AE35];[.AH35];[.AK35])" office:value-type="float" office:value="1972.88033333333" calcext:value-type="float">
            <text:p>1972.88033333333</text:p>
          </table:table-cell>
          <table:table-cell table:number-columns-repeated="2"/>
          <table:table-cell table:formula="of:=[.A35]+[.O35]+[.AC35]" office:value-type="float" office:value="87.8" calcext:value-type="float">
            <text:p>87.8</text:p>
          </table:table-cell>
          <table:table-cell table:formula="of:=[.B35]+[.P35]+[.AD35]" office:value-type="float" office:value="437.207" calcext:value-type="float">
            <text:p>437.207</text:p>
          </table:table-cell>
          <table:table-cell table:formula="of:=[.C35]+[.Q35]+[.AE35]" office:value-type="float" office:value="2423.09" calcext:value-type="float">
            <text:p>2423.09</text:p>
          </table:table-cell>
          <table:table-cell table:formula="of:=[.D35]+[.R35]+[.AF35]" office:value-type="float" office:value="88.8" calcext:value-type="float">
            <text:p>88.8</text:p>
          </table:table-cell>
          <table:table-cell table:formula="of:=[.E35]+[.S35]+[.AG35]" office:value-type="float" office:value="562.312" calcext:value-type="float">
            <text:p>562.312</text:p>
          </table:table-cell>
          <table:table-cell table:formula="of:=[.F35]+[.T35]+[.AH35]" office:value-type="float" office:value="2603.91" calcext:value-type="float">
            <text:p>2603.91</text:p>
          </table:table-cell>
          <table:table-cell table:formula="of:=[.G35]+[.U35]+[.AI35]" office:value-type="float" office:value="89" calcext:value-type="float">
            <text:p>89</text:p>
          </table:table-cell>
          <table:table-cell table:formula="of:=[.H35]+[.V35]+[.AJ35]" office:value-type="float" office:value="575.461" calcext:value-type="float">
            <text:p>575.461</text:p>
          </table:table-cell>
          <table:table-cell table:formula="of:=[.I35]+[.W35]+[.AK35]" office:value-type="float" office:value="2627.672" calcext:value-type="float">
            <text:p>2627.672</text:p>
          </table:table-cell>
          <table:table-cell table:formula="of:=AVERAGE([.AQ35];[.AT35];[.AW35])" office:value-type="float" office:value="88.5333333333334" calcext:value-type="float">
            <text:p>88.5333333333334</text:p>
          </table:table-cell>
          <table:table-cell table:formula="of:=AVERAGE([.AR35];[.AU35];[.AX35])" office:value-type="float" office:value="524.993333333333" calcext:value-type="float">
            <text:p>524.993333333333</text:p>
          </table:table-cell>
          <table:table-cell table:formula="of:=AVERAGE([.AS35];[.AV35];[.AY35])" office:value-type="float" office:value="2551.55733333333" calcext:value-type="float">
            <text:p>2551.55733333333</text:p>
          </table:table-cell>
          <table:table-cell table:number-columns-repeated="2"/>
          <table:table-cell table:formula="of:=[.CG35]-[.BS35]" office:value-type="float" office:value="115" calcext:value-type="float">
            <text:p>115</text:p>
          </table:table-cell>
          <table:table-cell table:formula="of:=[.CH35]-[.BT35]" office:value-type="float" office:value="14.906" calcext:value-type="float">
            <text:p>14.906</text:p>
          </table:table-cell>
          <table:table-cell table:formula="of:=[.CI35]-[.BU35]" office:value-type="float" office:value="-457.024" calcext:value-type="float">
            <text:p>-457.024</text:p>
          </table:table-cell>
          <table:table-cell table:formula="of:=[.CJ35]-[.BV35]" office:value-type="float" office:value="116.8" calcext:value-type="float">
            <text:p>116.8</text:p>
          </table:table-cell>
          <table:table-cell table:formula="of:=[.CK35]-[.BW35]" office:value-type="float" office:value="47.242" calcext:value-type="float">
            <text:p>47.242</text:p>
          </table:table-cell>
          <table:table-cell table:formula="of:=[.CL35]-[.BX35]" office:value-type="float" office:value="183.632" calcext:value-type="float">
            <text:p>183.632</text:p>
          </table:table-cell>
          <table:table-cell table:formula="of:=[.CM35]-[.BY35]" office:value-type="float" office:value="114.2" calcext:value-type="float">
            <text:p>114.2</text:p>
          </table:table-cell>
          <table:table-cell table:formula="of:=[.CN35]-[.BZ35]" office:value-type="float" office:value="47.09" calcext:value-type="float">
            <text:p>47.09</text:p>
          </table:table-cell>
          <table:table-cell table:formula="of:=[.CO35]-[.CA35]" office:value-type="float" office:value="183.632" calcext:value-type="float">
            <text:p>183.632</text:p>
          </table:table-cell>
          <table:table-cell table:formula="of:=AVERAGE([.BE35];[.BH35];[.BK35])" office:value-type="float" office:value="115.333333333333" calcext:value-type="float">
            <text:p>115.333333333333</text:p>
          </table:table-cell>
          <table:table-cell table:formula="of:=AVERAGE([.BF35];[.BI35];[.BL35])" office:value-type="float" office:value="36.4126666666667" calcext:value-type="float">
            <text:p>36.4126666666667</text:p>
          </table:table-cell>
          <table:table-cell table:formula="of:=AVERAGE([.BG35];[.BJ35];[.BM35])" office:value-type="float" office:value="-29.92" calcext:value-type="float">
            <text:p>-29.9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375" calcext:value-type="float">
            <text:p>67.375</text:p>
          </table:table-cell>
          <table:table-cell office:value-type="float" office:value="1283.723" calcext:value-type="float">
            <text:p>1283.723</text:p>
          </table:table-cell>
          <table:table-cell table:formula="of:=AVERAGE([.BS35];[.BV35];[.BY35])" office:value-type="float" office:value="0" calcext:value-type="float">
            <text:p>0</text:p>
          </table:table-cell>
          <table:table-cell table:formula="of:=AVERAGE([.BT35];[.BW35];[.BZ35])" office:value-type="float" office:value="67.319" calcext:value-type="float">
            <text:p>67.319</text:p>
          </table:table-cell>
          <table:table-cell table:formula="of:=AVERAGE([.BU35];[.BX35];[.CA35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82.289" calcext:value-type="float">
            <text:p>82.289</text:p>
          </table:table-cell>
          <table:table-cell office:value-type="float" office:value="826.699" calcext:value-type="float">
            <text:p>826.699</text:p>
          </table:table-cell>
          <table:table-cell office:value-type="float" office:value="116.8" calcext:value-type="float">
            <text:p>116.8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4.2" calcext:value-type="float">
            <text:p>114.2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35];[.CJ35];[.CM35])" office:value-type="float" office:value="115.333333333333" calcext:value-type="float">
            <text:p>115.333333333333</text:p>
          </table:table-cell>
          <table:table-cell table:formula="of:=AVERAGE([.CH35];[.CK35];[.CN35])" office:value-type="float" office:value="103.731666666667" calcext:value-type="float">
            <text:p>103.731666666667</text:p>
          </table:table-cell>
          <table:table-cell table:formula="of:=AVERAGE([.CI35];[.CL35];[.CO35])" office:value-type="float" office:value="1253.803" calcext:value-type="float">
            <text:p>1253.803</text:p>
          </table:table-cell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188.664" calcext:value-type="float">
            <text:p>188.664</text:p>
          </table:table-cell>
          <table:table-cell office:value-type="float" office:value="362.523" calcext:value-type="float">
            <text:p>362.523</text:p>
          </table:table-cell>
          <table:table-cell office:value-type="float" office:value="49.4" calcext:value-type="float">
            <text:p>49.4</text:p>
          </table:table-cell>
          <table:table-cell office:value-type="float" office:value="312.227" calcext:value-type="float">
            <text:p>312.227</text:p>
          </table:table-cell>
          <table:table-cell office:value-type="float" office:value="547.023" calcext:value-type="float">
            <text:p>547.023</text:p>
          </table:table-cell>
          <table:table-cell office:value-type="float" office:value="50.5" calcext:value-type="float">
            <text:p>50.5</text:p>
          </table:table-cell>
          <table:table-cell office:value-type="float" office:value="325.203" calcext:value-type="float">
            <text:p>325.203</text:p>
          </table:table-cell>
          <table:table-cell office:value-type="float" office:value="570.523" calcext:value-type="float">
            <text:p>570.523</text:p>
          </table:table-cell>
          <table:table-cell table:formula="of:=AVERAGE([.A36];[.D36];[.G36])" office:value-type="float" office:value="49.7333333333333" calcext:value-type="float">
            <text:p>49.7333333333333</text:p>
          </table:table-cell>
          <table:table-cell table:formula="of:=AVERAGE([.B36];[.E36];[.H36])" office:value-type="float" office:value="275.364666666667" calcext:value-type="float">
            <text:p>275.364666666667</text:p>
          </table:table-cell>
          <table:table-cell table:formula="of:=AVERAGE([.C36];[.F36];[.I36])" office:value-type="float" office:value="493.356333333333" calcext:value-type="float">
            <text:p>493.356333333333</text:p>
          </table:table-cell>
          <table:table-cell table:number-columns-repeated="2"/>
          <table:table-cell office:value-type="float" office:value="39.3" calcext:value-type="float">
            <text:p>39.3</text:p>
          </table:table-cell>
          <table:table-cell office:value-type="float" office:value="31.012" calcext:value-type="float">
            <text:p>31.012</text:p>
          </table:table-cell>
          <table:table-cell office:value-type="float" office:value="85.02" calcext:value-type="float">
            <text:p>85.02</text:p>
          </table:table-cell>
          <table:table-cell office:value-type="float" office:value="37.5" calcext:value-type="float">
            <text:p>37.5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38.6" calcext:value-type="float">
            <text:p>38.6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36];[.R36];[.U36])" office:value-type="float" office:value="38.4666666666667" calcext:value-type="float">
            <text:p>38.4666666666667</text:p>
          </table:table-cell>
          <table:table-cell table:formula="of:=AVERAGE([.P36];[.S36];[.V36])" office:value-type="float" office:value="33.4963333333333" calcext:value-type="float">
            <text:p>33.4963333333333</text:p>
          </table:table-cell>
          <table:table-cell table:formula="of:=AVERAGE([.Q36];[.T36];[.W36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36];[.AF36];[.AI36])" office:value-type="float" office:value="0" calcext:value-type="float">
            <text:p>0</text:p>
          </table:table-cell>
          <table:table-cell table:formula="of:=AVERAGE([.AD36];[.AG36];[.AJ36])" office:value-type="float" office:value="215.238" calcext:value-type="float">
            <text:p>215.238</text:p>
          </table:table-cell>
          <table:table-cell table:formula="of:=AVERAGE([.AE36];[.AH36];[.AK36])" office:value-type="float" office:value="1971.547" calcext:value-type="float">
            <text:p>1971.547</text:p>
          </table:table-cell>
          <table:table-cell table:number-columns-repeated="2"/>
          <table:table-cell table:formula="of:=[.A36]+[.O36]+[.AC36]" office:value-type="float" office:value="88.6" calcext:value-type="float">
            <text:p>88.6</text:p>
          </table:table-cell>
          <table:table-cell table:formula="of:=[.B36]+[.P36]+[.AD36]" office:value-type="float" office:value="434.914" calcext:value-type="float">
            <text:p>434.914</text:p>
          </table:table-cell>
          <table:table-cell table:formula="of:=[.C36]+[.Q36]+[.AE36]" office:value-type="float" office:value="2419.09" calcext:value-type="float">
            <text:p>2419.09</text:p>
          </table:table-cell>
          <table:table-cell table:formula="of:=[.D36]+[.R36]+[.AF36]" office:value-type="float" office:value="86.9" calcext:value-type="float">
            <text:p>86.9</text:p>
          </table:table-cell>
          <table:table-cell table:formula="of:=[.E36]+[.S36]+[.AG36]" office:value-type="float" office:value="562.172" calcext:value-type="float">
            <text:p>562.172</text:p>
          </table:table-cell>
          <table:table-cell table:formula="of:=[.F36]+[.T36]+[.AH36]" office:value-type="float" office:value="2603.91" calcext:value-type="float">
            <text:p>2603.91</text:p>
          </table:table-cell>
          <table:table-cell table:formula="of:=[.G36]+[.U36]+[.AI36]" office:value-type="float" office:value="89.1" calcext:value-type="float">
            <text:p>89.1</text:p>
          </table:table-cell>
          <table:table-cell table:formula="of:=[.H36]+[.V36]+[.AJ36]" office:value-type="float" office:value="575.211" calcext:value-type="float">
            <text:p>575.211</text:p>
          </table:table-cell>
          <table:table-cell table:formula="of:=[.I36]+[.W36]+[.AK36]" office:value-type="float" office:value="2627.41" calcext:value-type="float">
            <text:p>2627.41</text:p>
          </table:table-cell>
          <table:table-cell table:formula="of:=AVERAGE([.AQ36];[.AT36];[.AW36])" office:value-type="float" office:value="88.2" calcext:value-type="float">
            <text:p>88.2</text:p>
          </table:table-cell>
          <table:table-cell table:formula="of:=AVERAGE([.AR36];[.AU36];[.AX36])" office:value-type="float" office:value="524.099" calcext:value-type="float">
            <text:p>524.099</text:p>
          </table:table-cell>
          <table:table-cell table:formula="of:=AVERAGE([.AS36];[.AV36];[.AY36])" office:value-type="float" office:value="2550.13666666667" calcext:value-type="float">
            <text:p>2550.13666666667</text:p>
          </table:table-cell>
          <table:table-cell table:number-columns-repeated="2"/>
          <table:table-cell table:formula="of:=[.CG36]-[.BS36]" office:value-type="float" office:value="114.8" calcext:value-type="float">
            <text:p>114.8</text:p>
          </table:table-cell>
          <table:table-cell table:formula="of:=[.CH36]-[.BT36]" office:value-type="float" office:value="14.906" calcext:value-type="float">
            <text:p>14.906</text:p>
          </table:table-cell>
          <table:table-cell table:formula="of:=[.CI36]-[.BU36]" office:value-type="float" office:value="-457.024" calcext:value-type="float">
            <text:p>-457.024</text:p>
          </table:table-cell>
          <table:table-cell table:formula="of:=[.CJ36]-[.BV36]" office:value-type="float" office:value="115.1" calcext:value-type="float">
            <text:p>115.1</text:p>
          </table:table-cell>
          <table:table-cell table:formula="of:=[.CK36]-[.BW36]" office:value-type="float" office:value="80.356" calcext:value-type="float">
            <text:p>80.356</text:p>
          </table:table-cell>
          <table:table-cell table:formula="of:=[.CL36]-[.BX36]" office:value-type="float" office:value="829.23" calcext:value-type="float">
            <text:p>829.23</text:p>
          </table:table-cell>
          <table:table-cell table:formula="of:=[.CM36]-[.BY36]" office:value-type="float" office:value="117" calcext:value-type="float">
            <text:p>117</text:p>
          </table:table-cell>
          <table:table-cell table:formula="of:=[.CN36]-[.BZ36]" office:value-type="float" office:value="47.09" calcext:value-type="float">
            <text:p>47.09</text:p>
          </table:table-cell>
          <table:table-cell table:formula="of:=[.CO36]-[.CA36]" office:value-type="float" office:value="183.632" calcext:value-type="float">
            <text:p>183.632</text:p>
          </table:table-cell>
          <table:table-cell table:formula="of:=AVERAGE([.BE36];[.BH36];[.BK36])" office:value-type="float" office:value="115.633333333333" calcext:value-type="float">
            <text:p>115.633333333333</text:p>
          </table:table-cell>
          <table:table-cell table:formula="of:=AVERAGE([.BF36];[.BI36];[.BL36])" office:value-type="float" office:value="47.4506666666667" calcext:value-type="float">
            <text:p>47.4506666666667</text:p>
          </table:table-cell>
          <table:table-cell table:formula="of:=AVERAGE([.BG36];[.BJ36];[.BM36])" office:value-type="float" office:value="185.279333333333" calcext:value-type="float">
            <text:p>185.279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375" calcext:value-type="float">
            <text:p>67.375</text:p>
          </table:table-cell>
          <table:table-cell office:value-type="float" office:value="1283.723" calcext:value-type="float">
            <text:p>1283.723</text:p>
          </table:table-cell>
          <table:table-cell table:formula="of:=AVERAGE([.BS36];[.BV36];[.BY36])" office:value-type="float" office:value="0" calcext:value-type="float">
            <text:p>0</text:p>
          </table:table-cell>
          <table:table-cell table:formula="of:=AVERAGE([.BT36];[.BW36];[.BZ36])" office:value-type="float" office:value="67.319" calcext:value-type="float">
            <text:p>67.319</text:p>
          </table:table-cell>
          <table:table-cell table:formula="of:=AVERAGE([.BU36];[.BX36];[.CA36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14.8" calcext:value-type="float">
            <text:p>114.8</text:p>
          </table:table-cell>
          <table:table-cell office:value-type="float" office:value="82.289" calcext:value-type="float">
            <text:p>82.289</text:p>
          </table:table-cell>
          <table:table-cell office:value-type="float" office:value="826.699" calcext:value-type="float">
            <text:p>826.699</text:p>
          </table:table-cell>
          <table:table-cell office:value-type="float" office:value="115.1" calcext:value-type="float">
            <text:p>115.1</text:p>
          </table:table-cell>
          <table:table-cell office:value-type="float" office:value="147.555" calcext:value-type="float">
            <text:p>147.555</text:p>
          </table:table-cell>
          <table:table-cell office:value-type="float" office:value="2112.953" calcext:value-type="float">
            <text:p>2112.953</text:p>
          </table:table-cell>
          <table:table-cell office:value-type="float" office:value="117" calcext:value-type="float">
            <text:p>117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36];[.CJ36];[.CM36])" office:value-type="float" office:value="115.633333333333" calcext:value-type="float">
            <text:p>115.633333333333</text:p>
          </table:table-cell>
          <table:table-cell table:formula="of:=AVERAGE([.CH36];[.CK36];[.CN36])" office:value-type="float" office:value="114.769666666667" calcext:value-type="float">
            <text:p>114.769666666667</text:p>
          </table:table-cell>
          <table:table-cell table:formula="of:=AVERAGE([.CI36];[.CL36];[.CO36])" office:value-type="float" office:value="1469.00233333333" calcext:value-type="float">
            <text:p>1469.00233333333</text:p>
          </table:table-cell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190.336" calcext:value-type="float">
            <text:p>190.336</text:p>
          </table:table-cell>
          <table:table-cell office:value-type="float" office:value="362.523" calcext:value-type="float">
            <text:p>362.523</text:p>
          </table:table-cell>
          <table:table-cell office:value-type="float" office:value="50.4" calcext:value-type="float">
            <text:p>50.4</text:p>
          </table:table-cell>
          <table:table-cell office:value-type="float" office:value="312.309" calcext:value-type="float">
            <text:p>312.309</text:p>
          </table:table-cell>
          <table:table-cell office:value-type="float" office:value="547.023" calcext:value-type="float">
            <text:p>547.023</text:p>
          </table:table-cell>
          <table:table-cell office:value-type="float" office:value="49.5" calcext:value-type="float">
            <text:p>49.5</text:p>
          </table:table-cell>
          <table:table-cell office:value-type="float" office:value="325.367" calcext:value-type="float">
            <text:p>325.367</text:p>
          </table:table-cell>
          <table:table-cell office:value-type="float" office:value="573.523" calcext:value-type="float">
            <text:p>573.523</text:p>
          </table:table-cell>
          <table:table-cell table:formula="of:=AVERAGE([.A37];[.D37];[.G37])" office:value-type="float" office:value="49.7333333333333" calcext:value-type="float">
            <text:p>49.7333333333333</text:p>
          </table:table-cell>
          <table:table-cell table:formula="of:=AVERAGE([.B37];[.E37];[.H37])" office:value-type="float" office:value="276.004" calcext:value-type="float">
            <text:p>276.004</text:p>
          </table:table-cell>
          <table:table-cell table:formula="of:=AVERAGE([.C37];[.F37];[.I37])" office:value-type="float" office:value="494.356333333333" calcext:value-type="float">
            <text:p>494.356333333333</text:p>
          </table:table-cell>
          <table:table-cell table:number-columns-repeated="2"/>
          <table:table-cell office:value-type="float" office:value="37.5" calcext:value-type="float">
            <text:p>37.5</text:p>
          </table:table-cell>
          <table:table-cell office:value-type="float" office:value="31.012" calcext:value-type="float">
            <text:p>31.012</text:p>
          </table:table-cell>
          <table:table-cell office:value-type="float" office:value="85.02" calcext:value-type="float">
            <text:p>85.02</text:p>
          </table:table-cell>
          <table:table-cell office:value-type="float" office:value="38.6" calcext:value-type="float">
            <text:p>38.6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37.6" calcext:value-type="float">
            <text:p>37.6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37];[.R37];[.U37])" office:value-type="float" office:value="37.9" calcext:value-type="float">
            <text:p>37.9</text:p>
          </table:table-cell>
          <table:table-cell table:formula="of:=AVERAGE([.P37];[.S37];[.V37])" office:value-type="float" office:value="33.4963333333333" calcext:value-type="float">
            <text:p>33.4963333333333</text:p>
          </table:table-cell>
          <table:table-cell table:formula="of:=AVERAGE([.Q37];[.T37];[.W37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3" calcext:value-type="float">
            <text:p>3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4" calcext:value-type="float">
            <text:p>4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37];[.AF37];[.AI37])" office:value-type="float" office:value="3" calcext:value-type="float">
            <text:p>3</text:p>
          </table:table-cell>
          <table:table-cell table:formula="of:=AVERAGE([.AD37];[.AG37];[.AJ37])" office:value-type="float" office:value="217.238" calcext:value-type="float">
            <text:p>217.238</text:p>
          </table:table-cell>
          <table:table-cell table:formula="of:=AVERAGE([.AE37];[.AH37];[.AK37])" office:value-type="float" office:value="1973.547" calcext:value-type="float">
            <text:p>1973.547</text:p>
          </table:table-cell>
          <table:table-cell table:number-columns-repeated="2"/>
          <table:table-cell table:formula="of:=[.A37]+[.O37]+[.AC37]" office:value-type="float" office:value="88.8" calcext:value-type="float">
            <text:p>88.8</text:p>
          </table:table-cell>
          <table:table-cell table:formula="of:=[.B37]+[.P37]+[.AD37]" office:value-type="float" office:value="438.586" calcext:value-type="float">
            <text:p>438.586</text:p>
          </table:table-cell>
          <table:table-cell table:formula="of:=[.C37]+[.Q37]+[.AE37]" office:value-type="float" office:value="2421.09" calcext:value-type="float">
            <text:p>2421.09</text:p>
          </table:table-cell>
          <table:table-cell table:formula="of:=[.D37]+[.R37]+[.AF37]" office:value-type="float" office:value="92" calcext:value-type="float">
            <text:p>92</text:p>
          </table:table-cell>
          <table:table-cell table:formula="of:=[.E37]+[.S37]+[.AG37]" office:value-type="float" office:value="564.254" calcext:value-type="float">
            <text:p>564.254</text:p>
          </table:table-cell>
          <table:table-cell table:formula="of:=[.F37]+[.T37]+[.AH37]" office:value-type="float" office:value="2605.91" calcext:value-type="float">
            <text:p>2605.91</text:p>
          </table:table-cell>
          <table:table-cell table:formula="of:=[.G37]+[.U37]+[.AI37]" office:value-type="float" office:value="91.1" calcext:value-type="float">
            <text:p>91.1</text:p>
          </table:table-cell>
          <table:table-cell table:formula="of:=[.H37]+[.V37]+[.AJ37]" office:value-type="float" office:value="577.375" calcext:value-type="float">
            <text:p>577.375</text:p>
          </table:table-cell>
          <table:table-cell table:formula="of:=[.I37]+[.W37]+[.AK37]" office:value-type="float" office:value="2632.41" calcext:value-type="float">
            <text:p>2632.41</text:p>
          </table:table-cell>
          <table:table-cell table:formula="of:=AVERAGE([.AQ37];[.AT37];[.AW37])" office:value-type="float" office:value="90.6333333333333" calcext:value-type="float">
            <text:p>90.6333333333333</text:p>
          </table:table-cell>
          <table:table-cell table:formula="of:=AVERAGE([.AR37];[.AU37];[.AX37])" office:value-type="float" office:value="526.738333333333" calcext:value-type="float">
            <text:p>526.738333333333</text:p>
          </table:table-cell>
          <table:table-cell table:formula="of:=AVERAGE([.AS37];[.AV37];[.AY37])" office:value-type="float" office:value="2553.13666666667" calcext:value-type="float">
            <text:p>2553.13666666667</text:p>
          </table:table-cell>
          <table:table-cell table:number-columns-repeated="2"/>
          <table:table-cell table:formula="of:=[.CG37]-[.BS37]" office:value-type="float" office:value="117.8" calcext:value-type="float">
            <text:p>117.8</text:p>
          </table:table-cell>
          <table:table-cell table:formula="of:=[.CH37]-[.BT37]" office:value-type="float" office:value="14.906" calcext:value-type="float">
            <text:p>14.906</text:p>
          </table:table-cell>
          <table:table-cell table:formula="of:=[.CI37]-[.BU37]" office:value-type="float" office:value="-457.024" calcext:value-type="float">
            <text:p>-457.024</text:p>
          </table:table-cell>
          <table:table-cell table:formula="of:=[.CJ37]-[.BV37]" office:value-type="float" office:value="115.9" calcext:value-type="float">
            <text:p>115.9</text:p>
          </table:table-cell>
          <table:table-cell table:formula="of:=[.CK37]-[.BW37]" office:value-type="float" office:value="47.242" calcext:value-type="float">
            <text:p>47.242</text:p>
          </table:table-cell>
          <table:table-cell table:formula="of:=[.CL37]-[.BX37]" office:value-type="float" office:value="183.632" calcext:value-type="float">
            <text:p>183.632</text:p>
          </table:table-cell>
          <table:table-cell table:formula="of:=[.CM37]-[.BY37]" office:value-type="float" office:value="115.8" calcext:value-type="float">
            <text:p>115.8</text:p>
          </table:table-cell>
          <table:table-cell table:formula="of:=[.CN37]-[.BZ37]" office:value-type="float" office:value="47.09" calcext:value-type="float">
            <text:p>47.09</text:p>
          </table:table-cell>
          <table:table-cell table:formula="of:=[.CO37]-[.CA37]" office:value-type="float" office:value="183.632" calcext:value-type="float">
            <text:p>183.632</text:p>
          </table:table-cell>
          <table:table-cell table:formula="of:=AVERAGE([.BE37];[.BH37];[.BK37])" office:value-type="float" office:value="116.5" calcext:value-type="float">
            <text:p>116.5</text:p>
          </table:table-cell>
          <table:table-cell table:formula="of:=AVERAGE([.BF37];[.BI37];[.BL37])" office:value-type="float" office:value="36.4126666666667" calcext:value-type="float">
            <text:p>36.4126666666667</text:p>
          </table:table-cell>
          <table:table-cell table:formula="of:=AVERAGE([.BG37];[.BJ37];[.BM37])" office:value-type="float" office:value="-29.92" calcext:value-type="float">
            <text:p>-29.9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375" calcext:value-type="float">
            <text:p>67.375</text:p>
          </table:table-cell>
          <table:table-cell office:value-type="float" office:value="1283.723" calcext:value-type="float">
            <text:p>1283.723</text:p>
          </table:table-cell>
          <table:table-cell table:formula="of:=AVERAGE([.BS37];[.BV37];[.BY37])" office:value-type="float" office:value="0" calcext:value-type="float">
            <text:p>0</text:p>
          </table:table-cell>
          <table:table-cell table:formula="of:=AVERAGE([.BT37];[.BW37];[.BZ37])" office:value-type="float" office:value="67.319" calcext:value-type="float">
            <text:p>67.319</text:p>
          </table:table-cell>
          <table:table-cell table:formula="of:=AVERAGE([.BU37];[.BX37];[.CA37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17.8" calcext:value-type="float">
            <text:p>117.8</text:p>
          </table:table-cell>
          <table:table-cell office:value-type="float" office:value="82.289" calcext:value-type="float">
            <text:p>82.289</text:p>
          </table:table-cell>
          <table:table-cell office:value-type="float" office:value="826.699" calcext:value-type="float">
            <text:p>826.699</text:p>
          </table:table-cell>
          <table:table-cell office:value-type="float" office:value="115.9" calcext:value-type="float">
            <text:p>115.9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5.8" calcext:value-type="float">
            <text:p>115.8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37];[.CJ37];[.CM37])" office:value-type="float" office:value="116.5" calcext:value-type="float">
            <text:p>116.5</text:p>
          </table:table-cell>
          <table:table-cell table:formula="of:=AVERAGE([.CH37];[.CK37];[.CN37])" office:value-type="float" office:value="103.731666666667" calcext:value-type="float">
            <text:p>103.731666666667</text:p>
          </table:table-cell>
          <table:table-cell table:formula="of:=AVERAGE([.CI37];[.CL37];[.CO37])" office:value-type="float" office:value="1253.803" calcext:value-type="float">
            <text:p>1253.803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191.352" calcext:value-type="float">
            <text:p>191.352</text:p>
          </table:table-cell>
          <table:table-cell office:value-type="float" office:value="365.523" calcext:value-type="float">
            <text:p>365.523</text:p>
          </table:table-cell>
          <table:table-cell office:value-type="float" office:value="50.4" calcext:value-type="float">
            <text:p>50.4</text:p>
          </table:table-cell>
          <table:table-cell office:value-type="float" office:value="312.41" calcext:value-type="float">
            <text:p>312.41</text:p>
          </table:table-cell>
          <table:table-cell office:value-type="float" office:value="547.023" calcext:value-type="float">
            <text:p>547.023</text:p>
          </table:table-cell>
          <table:table-cell office:value-type="float" office:value="51.3" calcext:value-type="float">
            <text:p>51.3</text:p>
          </table:table-cell>
          <table:table-cell office:value-type="float" office:value="324.797" calcext:value-type="float">
            <text:p>324.797</text:p>
          </table:table-cell>
          <table:table-cell office:value-type="float" office:value="573.523" calcext:value-type="float">
            <text:p>573.523</text:p>
          </table:table-cell>
          <table:table-cell table:formula="of:=AVERAGE([.A38];[.D38];[.G38])" office:value-type="float" office:value="50.3666666666667" calcext:value-type="float">
            <text:p>50.3666666666667</text:p>
          </table:table-cell>
          <table:table-cell table:formula="of:=AVERAGE([.B38];[.E38];[.H38])" office:value-type="float" office:value="276.186333333333" calcext:value-type="float">
            <text:p>276.186333333333</text:p>
          </table:table-cell>
          <table:table-cell table:formula="of:=AVERAGE([.C38];[.F38];[.I38])" office:value-type="float" office:value="495.356333333333" calcext:value-type="float">
            <text:p>495.356333333333</text:p>
          </table:table-cell>
          <table:table-cell table:number-columns-repeated="2"/>
          <table:table-cell office:value-type="float" office:value="37.6" calcext:value-type="float">
            <text:p>37.6</text:p>
          </table:table-cell>
          <table:table-cell office:value-type="float" office:value="31.012" calcext:value-type="float">
            <text:p>31.012</text:p>
          </table:table-cell>
          <table:table-cell office:value-type="float" office:value="85.281" calcext:value-type="float">
            <text:p>85.281</text:p>
          </table:table-cell>
          <table:table-cell office:value-type="float" office:value="37.4" calcext:value-type="float">
            <text:p>37.4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38.5" calcext:value-type="float">
            <text:p>38.5</text:p>
          </table:table-cell>
          <table:table-cell office:value-type="float" office:value="35.023" calcext:value-type="float">
            <text:p>35.023</text:p>
          </table:table-cell>
          <table:table-cell office:value-type="float" office:value="85.602" calcext:value-type="float">
            <text:p>85.602</text:p>
          </table:table-cell>
          <table:table-cell table:formula="of:=AVERAGE([.O38];[.R38];[.U38])" office:value-type="float" office:value="37.8333333333333" calcext:value-type="float">
            <text:p>37.8333333333333</text:p>
          </table:table-cell>
          <table:table-cell table:formula="of:=AVERAGE([.P38];[.S38];[.V38])" office:value-type="float" office:value="33.5806666666667" calcext:value-type="float">
            <text:p>33.5806666666667</text:p>
          </table:table-cell>
          <table:table-cell table:formula="of:=AVERAGE([.Q38];[.T38];[.W38])" office:value-type="float" office:value="85.4076666666667" calcext:value-type="float">
            <text:p>85.407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38];[.AF38];[.AI38])" office:value-type="float" office:value="0" calcext:value-type="float">
            <text:p>0</text:p>
          </table:table-cell>
          <table:table-cell table:formula="of:=AVERAGE([.AD38];[.AG38];[.AJ38])" office:value-type="float" office:value="217.238" calcext:value-type="float">
            <text:p>217.238</text:p>
          </table:table-cell>
          <table:table-cell table:formula="of:=AVERAGE([.AE38];[.AH38];[.AK38])" office:value-type="float" office:value="1973.547" calcext:value-type="float">
            <text:p>1973.547</text:p>
          </table:table-cell>
          <table:table-cell table:number-columns-repeated="2"/>
          <table:table-cell table:formula="of:=[.A38]+[.O38]+[.AC38]" office:value-type="float" office:value="87" calcext:value-type="float">
            <text:p>87</text:p>
          </table:table-cell>
          <table:table-cell table:formula="of:=[.B38]+[.P38]+[.AD38]" office:value-type="float" office:value="439.602" calcext:value-type="float">
            <text:p>439.602</text:p>
          </table:table-cell>
          <table:table-cell table:formula="of:=[.C38]+[.Q38]+[.AE38]" office:value-type="float" office:value="2424.351" calcext:value-type="float">
            <text:p>2424.351</text:p>
          </table:table-cell>
          <table:table-cell table:formula="of:=[.D38]+[.R38]+[.AF38]" office:value-type="float" office:value="87.8" calcext:value-type="float">
            <text:p>87.8</text:p>
          </table:table-cell>
          <table:table-cell table:formula="of:=[.E38]+[.S38]+[.AG38]" office:value-type="float" office:value="564.355" calcext:value-type="float">
            <text:p>564.355</text:p>
          </table:table-cell>
          <table:table-cell table:formula="of:=[.F38]+[.T38]+[.AH38]" office:value-type="float" office:value="2605.91" calcext:value-type="float">
            <text:p>2605.91</text:p>
          </table:table-cell>
          <table:table-cell table:formula="of:=[.G38]+[.U38]+[.AI38]" office:value-type="float" office:value="89.8" calcext:value-type="float">
            <text:p>89.8</text:p>
          </table:table-cell>
          <table:table-cell table:formula="of:=[.H38]+[.V38]+[.AJ38]" office:value-type="float" office:value="577.058" calcext:value-type="float">
            <text:p>577.058</text:p>
          </table:table-cell>
          <table:table-cell table:formula="of:=[.I38]+[.W38]+[.AK38]" office:value-type="float" office:value="2632.672" calcext:value-type="float">
            <text:p>2632.672</text:p>
          </table:table-cell>
          <table:table-cell table:formula="of:=AVERAGE([.AQ38];[.AT38];[.AW38])" office:value-type="float" office:value="88.2" calcext:value-type="float">
            <text:p>88.2</text:p>
          </table:table-cell>
          <table:table-cell table:formula="of:=AVERAGE([.AR38];[.AU38];[.AX38])" office:value-type="float" office:value="527.005" calcext:value-type="float">
            <text:p>527.005</text:p>
          </table:table-cell>
          <table:table-cell table:formula="of:=AVERAGE([.AS38];[.AV38];[.AY38])" office:value-type="float" office:value="2554.311" calcext:value-type="float">
            <text:p>2554.311</text:p>
          </table:table-cell>
          <table:table-cell table:number-columns-repeated="2"/>
          <table:table-cell table:formula="of:=[.CG38]-[.BS38]" office:value-type="float" office:value="115" calcext:value-type="float">
            <text:p>115</text:p>
          </table:table-cell>
          <table:table-cell table:formula="of:=[.CH38]-[.BT38]" office:value-type="float" office:value="14.906" calcext:value-type="float">
            <text:p>14.906</text:p>
          </table:table-cell>
          <table:table-cell table:formula="of:=[.CI38]-[.BU38]" office:value-type="float" office:value="-457.024" calcext:value-type="float">
            <text:p>-457.024</text:p>
          </table:table-cell>
          <table:table-cell table:formula="of:=[.CJ38]-[.BV38]" office:value-type="float" office:value="115" calcext:value-type="float">
            <text:p>115</text:p>
          </table:table-cell>
          <table:table-cell table:formula="of:=[.CK38]-[.BW38]" office:value-type="float" office:value="47.242" calcext:value-type="float">
            <text:p>47.242</text:p>
          </table:table-cell>
          <table:table-cell table:formula="of:=[.CL38]-[.BX38]" office:value-type="float" office:value="183.632" calcext:value-type="float">
            <text:p>183.632</text:p>
          </table:table-cell>
          <table:table-cell table:formula="of:=[.CM38]-[.BY38]" office:value-type="float" office:value="115.5" calcext:value-type="float">
            <text:p>115.5</text:p>
          </table:table-cell>
          <table:table-cell table:formula="of:=[.CN38]-[.BZ38]" office:value-type="float" office:value="47.09" calcext:value-type="float">
            <text:p>47.09</text:p>
          </table:table-cell>
          <table:table-cell table:formula="of:=[.CO38]-[.CA38]" office:value-type="float" office:value="183.632" calcext:value-type="float">
            <text:p>183.632</text:p>
          </table:table-cell>
          <table:table-cell table:formula="of:=AVERAGE([.BE38];[.BH38];[.BK38])" office:value-type="float" office:value="115.166666666667" calcext:value-type="float">
            <text:p>115.166666666667</text:p>
          </table:table-cell>
          <table:table-cell table:formula="of:=AVERAGE([.BF38];[.BI38];[.BL38])" office:value-type="float" office:value="36.4126666666667" calcext:value-type="float">
            <text:p>36.4126666666667</text:p>
          </table:table-cell>
          <table:table-cell table:formula="of:=AVERAGE([.BG38];[.BJ38];[.BM38])" office:value-type="float" office:value="-29.92" calcext:value-type="float">
            <text:p>-29.9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375" calcext:value-type="float">
            <text:p>67.375</text:p>
          </table:table-cell>
          <table:table-cell office:value-type="float" office:value="1283.723" calcext:value-type="float">
            <text:p>1283.723</text:p>
          </table:table-cell>
          <table:table-cell table:formula="of:=AVERAGE([.BS38];[.BV38];[.BY38])" office:value-type="float" office:value="0" calcext:value-type="float">
            <text:p>0</text:p>
          </table:table-cell>
          <table:table-cell table:formula="of:=AVERAGE([.BT38];[.BW38];[.BZ38])" office:value-type="float" office:value="67.319" calcext:value-type="float">
            <text:p>67.319</text:p>
          </table:table-cell>
          <table:table-cell table:formula="of:=AVERAGE([.BU38];[.BX38];[.CA38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82.289" calcext:value-type="float">
            <text:p>82.289</text:p>
          </table:table-cell>
          <table:table-cell office:value-type="float" office:value="826.699" calcext:value-type="float">
            <text:p>826.699</text:p>
          </table:table-cell>
          <table:table-cell office:value-type="float" office:value="115" calcext:value-type="float">
            <text:p>115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5.5" calcext:value-type="float">
            <text:p>115.5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38];[.CJ38];[.CM38])" office:value-type="float" office:value="115.166666666667" calcext:value-type="float">
            <text:p>115.166666666667</text:p>
          </table:table-cell>
          <table:table-cell table:formula="of:=AVERAGE([.CH38];[.CK38];[.CN38])" office:value-type="float" office:value="103.731666666667" calcext:value-type="float">
            <text:p>103.731666666667</text:p>
          </table:table-cell>
          <table:table-cell table:formula="of:=AVERAGE([.CI38];[.CL38];[.CO38])" office:value-type="float" office:value="1253.803" calcext:value-type="float">
            <text:p>1253.803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192.75" calcext:value-type="float">
            <text:p>192.75</text:p>
          </table:table-cell>
          <table:table-cell office:value-type="float" office:value="365.523" calcext:value-type="float">
            <text:p>365.523</text:p>
          </table:table-cell>
          <table:table-cell office:value-type="float" office:value="49.4" calcext:value-type="float">
            <text:p>49.4</text:p>
          </table:table-cell>
          <table:table-cell office:value-type="float" office:value="312.289" calcext:value-type="float">
            <text:p>312.289</text:p>
          </table:table-cell>
          <table:table-cell office:value-type="float" office:value="547.023" calcext:value-type="float">
            <text:p>547.023</text:p>
          </table:table-cell>
          <table:table-cell office:value-type="float" office:value="51.5" calcext:value-type="float">
            <text:p>51.5</text:p>
          </table:table-cell>
          <table:table-cell office:value-type="float" office:value="326.449" calcext:value-type="float">
            <text:p>326.449</text:p>
          </table:table-cell>
          <table:table-cell office:value-type="float" office:value="576.523" calcext:value-type="float">
            <text:p>576.523</text:p>
          </table:table-cell>
          <table:table-cell table:formula="of:=AVERAGE([.A39];[.D39];[.G39])" office:value-type="float" office:value="50.4333333333333" calcext:value-type="float">
            <text:p>50.4333333333333</text:p>
          </table:table-cell>
          <table:table-cell table:formula="of:=AVERAGE([.B39];[.E39];[.H39])" office:value-type="float" office:value="277.162666666667" calcext:value-type="float">
            <text:p>277.162666666667</text:p>
          </table:table-cell>
          <table:table-cell table:formula="of:=AVERAGE([.C39];[.F39];[.I39])" office:value-type="float" office:value="496.356333333333" calcext:value-type="float">
            <text:p>496.356333333333</text:p>
          </table:table-cell>
          <table:table-cell table:number-columns-repeated="2"/>
          <table:table-cell office:value-type="float" office:value="38.5" calcext:value-type="float">
            <text:p>38.5</text:p>
          </table:table-cell>
          <table:table-cell office:value-type="float" office:value="31.012" calcext:value-type="float">
            <text:p>31.012</text:p>
          </table:table-cell>
          <table:table-cell office:value-type="float" office:value="85.02" calcext:value-type="float">
            <text:p>85.02</text:p>
          </table:table-cell>
          <table:table-cell office:value-type="float" office:value="37.6" calcext:value-type="float">
            <text:p>37.6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39.6" calcext:value-type="float">
            <text:p>39.6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39];[.R39];[.U39])" office:value-type="float" office:value="38.5666666666667" calcext:value-type="float">
            <text:p>38.5666666666667</text:p>
          </table:table-cell>
          <table:table-cell table:formula="of:=AVERAGE([.P39];[.S39];[.V39])" office:value-type="float" office:value="33.4963333333333" calcext:value-type="float">
            <text:p>33.4963333333333</text:p>
          </table:table-cell>
          <table:table-cell table:formula="of:=AVERAGE([.Q39];[.T39];[.W39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39];[.AF39];[.AI39])" office:value-type="float" office:value="0" calcext:value-type="float">
            <text:p>0</text:p>
          </table:table-cell>
          <table:table-cell table:formula="of:=AVERAGE([.AD39];[.AG39];[.AJ39])" office:value-type="float" office:value="217.238" calcext:value-type="float">
            <text:p>217.238</text:p>
          </table:table-cell>
          <table:table-cell table:formula="of:=AVERAGE([.AE39];[.AH39];[.AK39])" office:value-type="float" office:value="1973.547" calcext:value-type="float">
            <text:p>1973.547</text:p>
          </table:table-cell>
          <table:table-cell table:number-columns-repeated="2"/>
          <table:table-cell table:formula="of:=[.A39]+[.O39]+[.AC39]" office:value-type="float" office:value="88.9" calcext:value-type="float">
            <text:p>88.9</text:p>
          </table:table-cell>
          <table:table-cell table:formula="of:=[.B39]+[.P39]+[.AD39]" office:value-type="float" office:value="441" calcext:value-type="float">
            <text:p>441</text:p>
          </table:table-cell>
          <table:table-cell table:formula="of:=[.C39]+[.Q39]+[.AE39]" office:value-type="float" office:value="2424.09" calcext:value-type="float">
            <text:p>2424.09</text:p>
          </table:table-cell>
          <table:table-cell table:formula="of:=[.D39]+[.R39]+[.AF39]" office:value-type="float" office:value="87" calcext:value-type="float">
            <text:p>87</text:p>
          </table:table-cell>
          <table:table-cell table:formula="of:=[.E39]+[.S39]+[.AG39]" office:value-type="float" office:value="564.234" calcext:value-type="float">
            <text:p>564.234</text:p>
          </table:table-cell>
          <table:table-cell table:formula="of:=[.F39]+[.T39]+[.AH39]" office:value-type="float" office:value="2605.91" calcext:value-type="float">
            <text:p>2605.91</text:p>
          </table:table-cell>
          <table:table-cell table:formula="of:=[.G39]+[.U39]+[.AI39]" office:value-type="float" office:value="91.1" calcext:value-type="float">
            <text:p>91.1</text:p>
          </table:table-cell>
          <table:table-cell table:formula="of:=[.H39]+[.V39]+[.AJ39]" office:value-type="float" office:value="578.457" calcext:value-type="float">
            <text:p>578.457</text:p>
          </table:table-cell>
          <table:table-cell table:formula="of:=[.I39]+[.W39]+[.AK39]" office:value-type="float" office:value="2635.41" calcext:value-type="float">
            <text:p>2635.41</text:p>
          </table:table-cell>
          <table:table-cell table:formula="of:=AVERAGE([.AQ39];[.AT39];[.AW39])" office:value-type="float" office:value="89" calcext:value-type="float">
            <text:p>89</text:p>
          </table:table-cell>
          <table:table-cell table:formula="of:=AVERAGE([.AR39];[.AU39];[.AX39])" office:value-type="float" office:value="527.897" calcext:value-type="float">
            <text:p>527.897</text:p>
          </table:table-cell>
          <table:table-cell table:formula="of:=AVERAGE([.AS39];[.AV39];[.AY39])" office:value-type="float" office:value="2555.13666666667" calcext:value-type="float">
            <text:p>2555.13666666667</text:p>
          </table:table-cell>
          <table:table-cell table:number-columns-repeated="2"/>
          <table:table-cell table:formula="of:=[.CG39]-[.BS39]" office:value-type="float" office:value="115.4" calcext:value-type="float">
            <text:p>115.4</text:p>
          </table:table-cell>
          <table:table-cell table:formula="of:=[.CH39]-[.BT39]" office:value-type="float" office:value="14.906" calcext:value-type="float">
            <text:p>14.906</text:p>
          </table:table-cell>
          <table:table-cell table:formula="of:=[.CI39]-[.BU39]" office:value-type="float" office:value="-457.024" calcext:value-type="float">
            <text:p>-457.024</text:p>
          </table:table-cell>
          <table:table-cell table:formula="of:=[.CJ39]-[.BV39]" office:value-type="float" office:value="117.7" calcext:value-type="float">
            <text:p>117.7</text:p>
          </table:table-cell>
          <table:table-cell table:formula="of:=[.CK39]-[.BW39]" office:value-type="float" office:value="47.242" calcext:value-type="float">
            <text:p>47.242</text:p>
          </table:table-cell>
          <table:table-cell table:formula="of:=[.CL39]-[.BX39]" office:value-type="float" office:value="183.632" calcext:value-type="float">
            <text:p>183.632</text:p>
          </table:table-cell>
          <table:table-cell table:formula="of:=[.CM39]-[.BY39]" office:value-type="float" office:value="116.8" calcext:value-type="float">
            <text:p>116.8</text:p>
          </table:table-cell>
          <table:table-cell table:formula="of:=[.CN39]-[.BZ39]" office:value-type="float" office:value="47.09" calcext:value-type="float">
            <text:p>47.09</text:p>
          </table:table-cell>
          <table:table-cell table:formula="of:=[.CO39]-[.CA39]" office:value-type="float" office:value="183.632" calcext:value-type="float">
            <text:p>183.632</text:p>
          </table:table-cell>
          <table:table-cell table:formula="of:=AVERAGE([.BE39];[.BH39];[.BK39])" office:value-type="float" office:value="116.633333333333" calcext:value-type="float">
            <text:p>116.633333333333</text:p>
          </table:table-cell>
          <table:table-cell table:formula="of:=AVERAGE([.BF39];[.BI39];[.BL39])" office:value-type="float" office:value="36.4126666666667" calcext:value-type="float">
            <text:p>36.4126666666667</text:p>
          </table:table-cell>
          <table:table-cell table:formula="of:=AVERAGE([.BG39];[.BJ39];[.BM39])" office:value-type="float" office:value="-29.92" calcext:value-type="float">
            <text:p>-29.9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375" calcext:value-type="float">
            <text:p>67.375</text:p>
          </table:table-cell>
          <table:table-cell office:value-type="float" office:value="1283.723" calcext:value-type="float">
            <text:p>1283.723</text:p>
          </table:table-cell>
          <table:table-cell table:formula="of:=AVERAGE([.BS39];[.BV39];[.BY39])" office:value-type="float" office:value="0" calcext:value-type="float">
            <text:p>0</text:p>
          </table:table-cell>
          <table:table-cell table:formula="of:=AVERAGE([.BT39];[.BW39];[.BZ39])" office:value-type="float" office:value="67.319" calcext:value-type="float">
            <text:p>67.319</text:p>
          </table:table-cell>
          <table:table-cell table:formula="of:=AVERAGE([.BU39];[.BX39];[.CA39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15.4" calcext:value-type="float">
            <text:p>115.4</text:p>
          </table:table-cell>
          <table:table-cell office:value-type="float" office:value="82.289" calcext:value-type="float">
            <text:p>82.289</text:p>
          </table:table-cell>
          <table:table-cell office:value-type="float" office:value="826.699" calcext:value-type="float">
            <text:p>826.699</text:p>
          </table:table-cell>
          <table:table-cell office:value-type="float" office:value="117.7" calcext:value-type="float">
            <text:p>117.7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8" calcext:value-type="float">
            <text:p>116.8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39];[.CJ39];[.CM39])" office:value-type="float" office:value="116.633333333333" calcext:value-type="float">
            <text:p>116.633333333333</text:p>
          </table:table-cell>
          <table:table-cell table:formula="of:=AVERAGE([.CH39];[.CK39];[.CN39])" office:value-type="float" office:value="103.731666666667" calcext:value-type="float">
            <text:p>103.731666666667</text:p>
          </table:table-cell>
          <table:table-cell table:formula="of:=AVERAGE([.CI39];[.CL39];[.CO39])" office:value-type="float" office:value="1253.803" calcext:value-type="float">
            <text:p>1253.803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194.988" calcext:value-type="float">
            <text:p>194.988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50.4" calcext:value-type="float">
            <text:p>50.4</text:p>
          </table:table-cell>
          <table:table-cell office:value-type="float" office:value="312.273" calcext:value-type="float">
            <text:p>312.273</text:p>
          </table:table-cell>
          <table:table-cell office:value-type="float" office:value="547.023" calcext:value-type="float">
            <text:p>547.023</text:p>
          </table:table-cell>
          <table:table-cell office:value-type="float" office:value="49.5" calcext:value-type="float">
            <text:p>49.5</text:p>
          </table:table-cell>
          <table:table-cell office:value-type="float" office:value="326.652" calcext:value-type="float">
            <text:p>326.652</text:p>
          </table:table-cell>
          <table:table-cell office:value-type="float" office:value="576.523" calcext:value-type="float">
            <text:p>576.523</text:p>
          </table:table-cell>
          <table:table-cell table:formula="of:=AVERAGE([.A40];[.D40];[.G40])" office:value-type="float" office:value="50.1333333333333" calcext:value-type="float">
            <text:p>50.1333333333333</text:p>
          </table:table-cell>
          <table:table-cell table:formula="of:=AVERAGE([.B40];[.E40];[.H40])" office:value-type="float" office:value="277.971" calcext:value-type="float">
            <text:p>277.971</text:p>
          </table:table-cell>
          <table:table-cell table:formula="of:=AVERAGE([.C40];[.F40];[.I40])" office:value-type="float" office:value="497.356333333333" calcext:value-type="float">
            <text:p>497.356333333333</text:p>
          </table:table-cell>
          <table:table-cell table:number-columns-repeated="2"/>
          <table:table-cell office:value-type="float" office:value="38.5" calcext:value-type="float">
            <text:p>38.5</text:p>
          </table:table-cell>
          <table:table-cell office:value-type="float" office:value="31.012" calcext:value-type="float">
            <text:p>31.012</text:p>
          </table:table-cell>
          <table:table-cell office:value-type="float" office:value="85.02" calcext:value-type="float">
            <text:p>85.02</text:p>
          </table:table-cell>
          <table:table-cell office:value-type="float" office:value="39.5" calcext:value-type="float">
            <text:p>39.5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37.6" calcext:value-type="float">
            <text:p>37.6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40];[.R40];[.U40])" office:value-type="float" office:value="38.5333333333333" calcext:value-type="float">
            <text:p>38.5333333333333</text:p>
          </table:table-cell>
          <table:table-cell table:formula="of:=AVERAGE([.P40];[.S40];[.V40])" office:value-type="float" office:value="33.4963333333333" calcext:value-type="float">
            <text:p>33.4963333333333</text:p>
          </table:table-cell>
          <table:table-cell table:formula="of:=AVERAGE([.Q40];[.T40];[.W40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40];[.AF40];[.AI40])" office:value-type="float" office:value="0" calcext:value-type="float">
            <text:p>0</text:p>
          </table:table-cell>
          <table:table-cell table:formula="of:=AVERAGE([.AD40];[.AG40];[.AJ40])" office:value-type="float" office:value="217.238" calcext:value-type="float">
            <text:p>217.238</text:p>
          </table:table-cell>
          <table:table-cell table:formula="of:=AVERAGE([.AE40];[.AH40];[.AK40])" office:value-type="float" office:value="1973.547" calcext:value-type="float">
            <text:p>1973.547</text:p>
          </table:table-cell>
          <table:table-cell table:number-columns-repeated="2"/>
          <table:table-cell table:formula="of:=[.A40]+[.O40]+[.AC40]" office:value-type="float" office:value="89" calcext:value-type="float">
            <text:p>89</text:p>
          </table:table-cell>
          <table:table-cell table:formula="of:=[.B40]+[.P40]+[.AD40]" office:value-type="float" office:value="443.238" calcext:value-type="float">
            <text:p>443.238</text:p>
          </table:table-cell>
          <table:table-cell table:formula="of:=[.C40]+[.Q40]+[.AE40]" office:value-type="float" office:value="2427.09" calcext:value-type="float">
            <text:p>2427.09</text:p>
          </table:table-cell>
          <table:table-cell table:formula="of:=[.D40]+[.R40]+[.AF40]" office:value-type="float" office:value="89.9" calcext:value-type="float">
            <text:p>89.9</text:p>
          </table:table-cell>
          <table:table-cell table:formula="of:=[.E40]+[.S40]+[.AG40]" office:value-type="float" office:value="564.218" calcext:value-type="float">
            <text:p>564.218</text:p>
          </table:table-cell>
          <table:table-cell table:formula="of:=[.F40]+[.T40]+[.AH40]" office:value-type="float" office:value="2605.91" calcext:value-type="float">
            <text:p>2605.91</text:p>
          </table:table-cell>
          <table:table-cell table:formula="of:=[.G40]+[.U40]+[.AI40]" office:value-type="float" office:value="87.1" calcext:value-type="float">
            <text:p>87.1</text:p>
          </table:table-cell>
          <table:table-cell table:formula="of:=[.H40]+[.V40]+[.AJ40]" office:value-type="float" office:value="578.66" calcext:value-type="float">
            <text:p>578.66</text:p>
          </table:table-cell>
          <table:table-cell table:formula="of:=[.I40]+[.W40]+[.AK40]" office:value-type="float" office:value="2635.41" calcext:value-type="float">
            <text:p>2635.41</text:p>
          </table:table-cell>
          <table:table-cell table:formula="of:=AVERAGE([.AQ40];[.AT40];[.AW40])" office:value-type="float" office:value="88.6666666666667" calcext:value-type="float">
            <text:p>88.6666666666667</text:p>
          </table:table-cell>
          <table:table-cell table:formula="of:=AVERAGE([.AR40];[.AU40];[.AX40])" office:value-type="float" office:value="528.705333333333" calcext:value-type="float">
            <text:p>528.705333333333</text:p>
          </table:table-cell>
          <table:table-cell table:formula="of:=AVERAGE([.AS40];[.AV40];[.AY40])" office:value-type="float" office:value="2556.13666666667" calcext:value-type="float">
            <text:p>2556.13666666667</text:p>
          </table:table-cell>
          <table:table-cell table:number-columns-repeated="2"/>
          <table:table-cell table:formula="of:=[.CG40]-[.BS40]" office:value-type="float" office:value="116.4" calcext:value-type="float">
            <text:p>116.4</text:p>
          </table:table-cell>
          <table:table-cell table:formula="of:=[.CH40]-[.BT40]" office:value-type="float" office:value="14.906" calcext:value-type="float">
            <text:p>14.906</text:p>
          </table:table-cell>
          <table:table-cell table:formula="of:=[.CI40]-[.BU40]" office:value-type="float" office:value="-457.024" calcext:value-type="float">
            <text:p>-457.024</text:p>
          </table:table-cell>
          <table:table-cell table:formula="of:=[.CJ40]-[.BV40]" office:value-type="float" office:value="117" calcext:value-type="float">
            <text:p>117</text:p>
          </table:table-cell>
          <table:table-cell table:formula="of:=[.CK40]-[.BW40]" office:value-type="float" office:value="47.242" calcext:value-type="float">
            <text:p>47.242</text:p>
          </table:table-cell>
          <table:table-cell table:formula="of:=[.CL40]-[.BX40]" office:value-type="float" office:value="183.632" calcext:value-type="float">
            <text:p>183.632</text:p>
          </table:table-cell>
          <table:table-cell table:formula="of:=[.CM40]-[.BY40]" office:value-type="float" office:value="116.8" calcext:value-type="float">
            <text:p>116.8</text:p>
          </table:table-cell>
          <table:table-cell table:formula="of:=[.CN40]-[.BZ40]" office:value-type="float" office:value="47.09" calcext:value-type="float">
            <text:p>47.09</text:p>
          </table:table-cell>
          <table:table-cell table:formula="of:=[.CO40]-[.CA40]" office:value-type="float" office:value="183.632" calcext:value-type="float">
            <text:p>183.632</text:p>
          </table:table-cell>
          <table:table-cell table:formula="of:=AVERAGE([.BE40];[.BH40];[.BK40])" office:value-type="float" office:value="116.733333333333" calcext:value-type="float">
            <text:p>116.733333333333</text:p>
          </table:table-cell>
          <table:table-cell table:formula="of:=AVERAGE([.BF40];[.BI40];[.BL40])" office:value-type="float" office:value="36.4126666666667" calcext:value-type="float">
            <text:p>36.4126666666667</text:p>
          </table:table-cell>
          <table:table-cell table:formula="of:=AVERAGE([.BG40];[.BJ40];[.BM40])" office:value-type="float" office:value="-29.92" calcext:value-type="float">
            <text:p>-29.9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375" calcext:value-type="float">
            <text:p>67.375</text:p>
          </table:table-cell>
          <table:table-cell office:value-type="float" office:value="1283.723" calcext:value-type="float">
            <text:p>1283.723</text:p>
          </table:table-cell>
          <table:table-cell table:formula="of:=AVERAGE([.BS40];[.BV40];[.BY40])" office:value-type="float" office:value="0" calcext:value-type="float">
            <text:p>0</text:p>
          </table:table-cell>
          <table:table-cell table:formula="of:=AVERAGE([.BT40];[.BW40];[.BZ40])" office:value-type="float" office:value="67.319" calcext:value-type="float">
            <text:p>67.319</text:p>
          </table:table-cell>
          <table:table-cell table:formula="of:=AVERAGE([.BU40];[.BX40];[.CA40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16.4" calcext:value-type="float">
            <text:p>116.4</text:p>
          </table:table-cell>
          <table:table-cell office:value-type="float" office:value="82.289" calcext:value-type="float">
            <text:p>82.289</text:p>
          </table:table-cell>
          <table:table-cell office:value-type="float" office:value="826.699" calcext:value-type="float">
            <text:p>826.699</text:p>
          </table:table-cell>
          <table:table-cell office:value-type="float" office:value="117" calcext:value-type="float">
            <text:p>117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8" calcext:value-type="float">
            <text:p>116.8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40];[.CJ40];[.CM40])" office:value-type="float" office:value="116.733333333333" calcext:value-type="float">
            <text:p>116.733333333333</text:p>
          </table:table-cell>
          <table:table-cell table:formula="of:=AVERAGE([.CH40];[.CK40];[.CN40])" office:value-type="float" office:value="103.731666666667" calcext:value-type="float">
            <text:p>103.731666666667</text:p>
          </table:table-cell>
          <table:table-cell table:formula="of:=AVERAGE([.CI40];[.CL40];[.CO40])" office:value-type="float" office:value="1253.803" calcext:value-type="float">
            <text:p>1253.803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197.129" calcext:value-type="float">
            <text:p>197.129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9.4" calcext:value-type="float">
            <text:p>49.4</text:p>
          </table:table-cell>
          <table:table-cell office:value-type="float" office:value="312.066" calcext:value-type="float">
            <text:p>312.066</text:p>
          </table:table-cell>
          <table:table-cell office:value-type="float" office:value="547.023" calcext:value-type="float">
            <text:p>547.023</text:p>
          </table:table-cell>
          <table:table-cell office:value-type="float" office:value="51.5" calcext:value-type="float">
            <text:p>51.5</text:p>
          </table:table-cell>
          <table:table-cell office:value-type="float" office:value="326.246" calcext:value-type="float">
            <text:p>326.246</text:p>
          </table:table-cell>
          <table:table-cell office:value-type="float" office:value="576.523" calcext:value-type="float">
            <text:p>576.523</text:p>
          </table:table-cell>
          <table:table-cell table:formula="of:=AVERAGE([.A41];[.D41];[.G41])" office:value-type="float" office:value="50.1" calcext:value-type="float">
            <text:p>50.1</text:p>
          </table:table-cell>
          <table:table-cell table:formula="of:=AVERAGE([.B41];[.E41];[.H41])" office:value-type="float" office:value="278.480333333333" calcext:value-type="float">
            <text:p>278.480333333333</text:p>
          </table:table-cell>
          <table:table-cell table:formula="of:=AVERAGE([.C41];[.F41];[.I41])" office:value-type="float" office:value="497.356333333333" calcext:value-type="float">
            <text:p>497.356333333333</text:p>
          </table:table-cell>
          <table:table-cell table:number-columns-repeated="2"/>
          <table:table-cell office:value-type="float" office:value="39.3" calcext:value-type="float">
            <text:p>39.3</text:p>
          </table:table-cell>
          <table:table-cell office:value-type="float" office:value="31.266" calcext:value-type="float">
            <text:p>31.266</text:p>
          </table:table-cell>
          <table:table-cell office:value-type="float" office:value="85.281" calcext:value-type="float">
            <text:p>85.281</text:p>
          </table:table-cell>
          <table:table-cell office:value-type="float" office:value="38.5" calcext:value-type="float">
            <text:p>38.5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38.5" calcext:value-type="float">
            <text:p>38.5</text:p>
          </table:table-cell>
          <table:table-cell office:value-type="float" office:value="34.77" calcext:value-type="float">
            <text:p>34.77</text:p>
          </table:table-cell>
          <table:table-cell office:value-type="float" office:value="85.602" calcext:value-type="float">
            <text:p>85.602</text:p>
          </table:table-cell>
          <table:table-cell table:formula="of:=AVERAGE([.O41];[.R41];[.U41])" office:value-type="float" office:value="38.7666666666667" calcext:value-type="float">
            <text:p>38.7666666666667</text:p>
          </table:table-cell>
          <table:table-cell table:formula="of:=AVERAGE([.P41];[.S41];[.V41])" office:value-type="float" office:value="33.581" calcext:value-type="float">
            <text:p>33.581</text:p>
          </table:table-cell>
          <table:table-cell table:formula="of:=AVERAGE([.Q41];[.T41];[.W41])" office:value-type="float" office:value="85.4076666666667" calcext:value-type="float">
            <text:p>85.407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41];[.AF41];[.AI41])" office:value-type="float" office:value="0" calcext:value-type="float">
            <text:p>0</text:p>
          </table:table-cell>
          <table:table-cell table:formula="of:=AVERAGE([.AD41];[.AG41];[.AJ41])" office:value-type="float" office:value="217.238" calcext:value-type="float">
            <text:p>217.238</text:p>
          </table:table-cell>
          <table:table-cell table:formula="of:=AVERAGE([.AE41];[.AH41];[.AK41])" office:value-type="float" office:value="1973.547" calcext:value-type="float">
            <text:p>1973.547</text:p>
          </table:table-cell>
          <table:table-cell table:number-columns-repeated="2"/>
          <table:table-cell table:formula="of:=[.A41]+[.O41]+[.AC41]" office:value-type="float" office:value="88.7" calcext:value-type="float">
            <text:p>88.7</text:p>
          </table:table-cell>
          <table:table-cell table:formula="of:=[.B41]+[.P41]+[.AD41]" office:value-type="float" office:value="445.633" calcext:value-type="float">
            <text:p>445.633</text:p>
          </table:table-cell>
          <table:table-cell table:formula="of:=[.C41]+[.Q41]+[.AE41]" office:value-type="float" office:value="2427.351" calcext:value-type="float">
            <text:p>2427.351</text:p>
          </table:table-cell>
          <table:table-cell table:formula="of:=[.D41]+[.R41]+[.AF41]" office:value-type="float" office:value="87.9" calcext:value-type="float">
            <text:p>87.9</text:p>
          </table:table-cell>
          <table:table-cell table:formula="of:=[.E41]+[.S41]+[.AG41]" office:value-type="float" office:value="564.011" calcext:value-type="float">
            <text:p>564.011</text:p>
          </table:table-cell>
          <table:table-cell table:formula="of:=[.F41]+[.T41]+[.AH41]" office:value-type="float" office:value="2605.91" calcext:value-type="float">
            <text:p>2605.91</text:p>
          </table:table-cell>
          <table:table-cell table:formula="of:=[.G41]+[.U41]+[.AI41]" office:value-type="float" office:value="90" calcext:value-type="float">
            <text:p>90</text:p>
          </table:table-cell>
          <table:table-cell table:formula="of:=[.H41]+[.V41]+[.AJ41]" office:value-type="float" office:value="578.254" calcext:value-type="float">
            <text:p>578.254</text:p>
          </table:table-cell>
          <table:table-cell table:formula="of:=[.I41]+[.W41]+[.AK41]" office:value-type="float" office:value="2635.672" calcext:value-type="float">
            <text:p>2635.672</text:p>
          </table:table-cell>
          <table:table-cell table:formula="of:=AVERAGE([.AQ41];[.AT41];[.AW41])" office:value-type="float" office:value="88.8666666666667" calcext:value-type="float">
            <text:p>88.8666666666667</text:p>
          </table:table-cell>
          <table:table-cell table:formula="of:=AVERAGE([.AR41];[.AU41];[.AX41])" office:value-type="float" office:value="529.299333333333" calcext:value-type="float">
            <text:p>529.299333333333</text:p>
          </table:table-cell>
          <table:table-cell table:formula="of:=AVERAGE([.AS41];[.AV41];[.AY41])" office:value-type="float" office:value="2556.311" calcext:value-type="float">
            <text:p>2556.311</text:p>
          </table:table-cell>
          <table:table-cell table:number-columns-repeated="2"/>
          <table:table-cell table:formula="of:=[.CG41]-[.BS41]" office:value-type="float" office:value="102.8" calcext:value-type="float">
            <text:p>102.8</text:p>
          </table:table-cell>
          <table:table-cell table:formula="of:=[.CH41]-[.BT41]" office:value-type="float" office:value="81.281" calcext:value-type="float">
            <text:p>81.281</text:p>
          </table:table-cell>
          <table:table-cell table:formula="of:=[.CI41]-[.BU41]" office:value-type="float" office:value="829.398" calcext:value-type="float">
            <text:p>829.398</text:p>
          </table:table-cell>
          <table:table-cell table:formula="of:=[.CJ41]-[.BV41]" office:value-type="float" office:value="116.2" calcext:value-type="float">
            <text:p>116.2</text:p>
          </table:table-cell>
          <table:table-cell table:formula="of:=[.CK41]-[.BW41]" office:value-type="float" office:value="15.933" calcext:value-type="float">
            <text:p>15.933</text:p>
          </table:table-cell>
          <table:table-cell table:formula="of:=[.CL41]-[.BX41]" office:value-type="float" office:value="-461.965" calcext:value-type="float">
            <text:p>-461.965</text:p>
          </table:table-cell>
          <table:table-cell table:formula="of:=[.CM41]-[.BY41]" office:value-type="float" office:value="115.8" calcext:value-type="float">
            <text:p>115.8</text:p>
          </table:table-cell>
          <table:table-cell table:formula="of:=[.CN41]-[.BZ41]" office:value-type="float" office:value="47.09" calcext:value-type="float">
            <text:p>47.09</text:p>
          </table:table-cell>
          <table:table-cell table:formula="of:=[.CO41]-[.CA41]" office:value-type="float" office:value="183.632" calcext:value-type="float">
            <text:p>183.632</text:p>
          </table:table-cell>
          <table:table-cell table:formula="of:=AVERAGE([.BE41];[.BH41];[.BK41])" office:value-type="float" office:value="111.6" calcext:value-type="float">
            <text:p>111.6</text:p>
          </table:table-cell>
          <table:table-cell table:formula="of:=AVERAGE([.BF41];[.BI41];[.BL41])" office:value-type="float" office:value="48.1013333333333" calcext:value-type="float">
            <text:p>48.1013333333333</text:p>
          </table:table-cell>
          <table:table-cell table:formula="of:=AVERAGE([.BG41];[.BJ41];[.BM41])" office:value-type="float" office:value="183.688333333333" calcext:value-type="float">
            <text:p>183.688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98.508" calcext:value-type="float">
            <text:p>98.508</text:p>
          </table:table-cell>
          <table:table-cell office:value-type="float" office:value="1929.32" calcext:value-type="float">
            <text:p>1929.32</text:p>
          </table:table-cell>
          <table:table-cell office:value-type="float" office:value="0" calcext:value-type="float">
            <text:p>0</text:p>
          </table:table-cell>
          <table:table-cell office:value-type="float" office:value="67.375" calcext:value-type="float">
            <text:p>67.375</text:p>
          </table:table-cell>
          <table:table-cell office:value-type="float" office:value="1283.723" calcext:value-type="float">
            <text:p>1283.723</text:p>
          </table:table-cell>
          <table:table-cell table:formula="of:=AVERAGE([.BS41];[.BV41];[.BY41])" office:value-type="float" office:value="0" calcext:value-type="float">
            <text:p>0</text:p>
          </table:table-cell>
          <table:table-cell table:formula="of:=AVERAGE([.BT41];[.BW41];[.BZ41])" office:value-type="float" office:value="77.7553333333333" calcext:value-type="float">
            <text:p>77.7553333333333</text:p>
          </table:table-cell>
          <table:table-cell table:formula="of:=AVERAGE([.BU41];[.BX41];[.CA41])" office:value-type="float" office:value="1498.922" calcext:value-type="float">
            <text:p>1498.922</text:p>
          </table:table-cell>
          <table:table-cell table:number-columns-repeated="2"/>
          <table:table-cell office:value-type="float" office:value="102.8" calcext:value-type="float">
            <text:p>102.8</text:p>
          </table:table-cell>
          <table:table-cell office:value-type="float" office:value="148.664" calcext:value-type="float">
            <text:p>148.664</text:p>
          </table:table-cell>
          <table:table-cell office:value-type="float" office:value="2113.121" calcext:value-type="float">
            <text:p>2113.121</text:p>
          </table:table-cell>
          <table:table-cell office:value-type="float" office:value="116.2" calcext:value-type="float">
            <text:p>116.2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5.8" calcext:value-type="float">
            <text:p>115.8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41];[.CJ41];[.CM41])" office:value-type="float" office:value="111.6" calcext:value-type="float">
            <text:p>111.6</text:p>
          </table:table-cell>
          <table:table-cell table:formula="of:=AVERAGE([.CH41];[.CK41];[.CN41])" office:value-type="float" office:value="125.856666666667" calcext:value-type="float">
            <text:p>125.856666666667</text:p>
          </table:table-cell>
          <table:table-cell table:formula="of:=AVERAGE([.CI41];[.CL41];[.CO41])" office:value-type="float" office:value="1682.61033333333" calcext:value-type="float">
            <text:p>1682.61033333333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198.844" calcext:value-type="float">
            <text:p>198.844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50.5" calcext:value-type="float">
            <text:p>50.5</text:p>
          </table:table-cell>
          <table:table-cell office:value-type="float" office:value="312.996" calcext:value-type="float">
            <text:p>312.996</text:p>
          </table:table-cell>
          <table:table-cell office:value-type="float" office:value="547.023" calcext:value-type="float">
            <text:p>547.023</text:p>
          </table:table-cell>
          <table:table-cell office:value-type="float" office:value="49.3" calcext:value-type="float">
            <text:p>49.3</text:p>
          </table:table-cell>
          <table:table-cell office:value-type="float" office:value="325.949" calcext:value-type="float">
            <text:p>325.949</text:p>
          </table:table-cell>
          <table:table-cell office:value-type="float" office:value="579.523" calcext:value-type="float">
            <text:p>579.523</text:p>
          </table:table-cell>
          <table:table-cell table:formula="of:=AVERAGE([.A42];[.D42];[.G42])" office:value-type="float" office:value="50.0666666666667" calcext:value-type="float">
            <text:p>50.0666666666667</text:p>
          </table:table-cell>
          <table:table-cell table:formula="of:=AVERAGE([.B42];[.E42];[.H42])" office:value-type="float" office:value="279.263" calcext:value-type="float">
            <text:p>279.263</text:p>
          </table:table-cell>
          <table:table-cell table:formula="of:=AVERAGE([.C42];[.F42];[.I42])" office:value-type="float" office:value="498.356333333333" calcext:value-type="float">
            <text:p>498.356333333333</text:p>
          </table:table-cell>
          <table:table-cell table:number-columns-repeated="2"/>
          <table:table-cell office:value-type="float" office:value="37.5" calcext:value-type="float">
            <text:p>37.5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36.5" calcext:value-type="float">
            <text:p>36.5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37.5" calcext:value-type="float">
            <text:p>37.5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42];[.R42];[.U42])" office:value-type="float" office:value="37.1666666666667" calcext:value-type="float">
            <text:p>37.1666666666667</text:p>
          </table:table-cell>
          <table:table-cell table:formula="of:=AVERAGE([.P42];[.S42];[.V42])" office:value-type="float" office:value="33.517" calcext:value-type="float">
            <text:p>33.517</text:p>
          </table:table-cell>
          <table:table-cell table:formula="of:=AVERAGE([.Q42];[.T42];[.W42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3" calcext:value-type="float">
            <text:p>3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3" calcext:value-type="float">
            <text:p>3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42];[.AF42];[.AI42])" office:value-type="float" office:value="3.33333333333333" calcext:value-type="float">
            <text:p>3.33333333333333</text:p>
          </table:table-cell>
          <table:table-cell table:formula="of:=AVERAGE([.AD42];[.AG42];[.AJ42])" office:value-type="float" office:value="219.238" calcext:value-type="float">
            <text:p>219.238</text:p>
          </table:table-cell>
          <table:table-cell table:formula="of:=AVERAGE([.AE42];[.AH42];[.AK42])" office:value-type="float" office:value="1975.547" calcext:value-type="float">
            <text:p>1975.547</text:p>
          </table:table-cell>
          <table:table-cell table:number-columns-repeated="2"/>
          <table:table-cell table:formula="of:=[.A42]+[.O42]+[.AC42]" office:value-type="float" office:value="91.9" calcext:value-type="float">
            <text:p>91.9</text:p>
          </table:table-cell>
          <table:table-cell table:formula="of:=[.B42]+[.P42]+[.AD42]" office:value-type="float" office:value="449.156" calcext:value-type="float">
            <text:p>449.156</text:p>
          </table:table-cell>
          <table:table-cell table:formula="of:=[.C42]+[.Q42]+[.AE42]" office:value-type="float" office:value="2429.09" calcext:value-type="float">
            <text:p>2429.09</text:p>
          </table:table-cell>
          <table:table-cell table:formula="of:=[.D42]+[.R42]+[.AF42]" office:value-type="float" office:value="90" calcext:value-type="float">
            <text:p>90</text:p>
          </table:table-cell>
          <table:table-cell table:formula="of:=[.E42]+[.S42]+[.AG42]" office:value-type="float" office:value="566.941" calcext:value-type="float">
            <text:p>566.941</text:p>
          </table:table-cell>
          <table:table-cell table:formula="of:=[.F42]+[.T42]+[.AH42]" office:value-type="float" office:value="2607.91" calcext:value-type="float">
            <text:p>2607.91</text:p>
          </table:table-cell>
          <table:table-cell table:formula="of:=[.G42]+[.U42]+[.AI42]" office:value-type="float" office:value="89.8" calcext:value-type="float">
            <text:p>89.8</text:p>
          </table:table-cell>
          <table:table-cell table:formula="of:=[.H42]+[.V42]+[.AJ42]" office:value-type="float" office:value="579.957" calcext:value-type="float">
            <text:p>579.957</text:p>
          </table:table-cell>
          <table:table-cell table:formula="of:=[.I42]+[.W42]+[.AK42]" office:value-type="float" office:value="2640.41" calcext:value-type="float">
            <text:p>2640.41</text:p>
          </table:table-cell>
          <table:table-cell table:formula="of:=AVERAGE([.AQ42];[.AT42];[.AW42])" office:value-type="float" office:value="90.5666666666667" calcext:value-type="float">
            <text:p>90.5666666666667</text:p>
          </table:table-cell>
          <table:table-cell table:formula="of:=AVERAGE([.AR42];[.AU42];[.AX42])" office:value-type="float" office:value="532.018" calcext:value-type="float">
            <text:p>532.018</text:p>
          </table:table-cell>
          <table:table-cell table:formula="of:=AVERAGE([.AS42];[.AV42];[.AY42])" office:value-type="float" office:value="2559.13666666667" calcext:value-type="float">
            <text:p>2559.13666666667</text:p>
          </table:table-cell>
          <table:table-cell table:number-columns-repeated="2"/>
          <table:table-cell table:formula="of:=[.CG42]-[.BS42]" office:value-type="float" office:value="113.2" calcext:value-type="float">
            <text:p>113.2</text:p>
          </table:table-cell>
          <table:table-cell table:formula="of:=[.CH42]-[.BT42]" office:value-type="float" office:value="47.746" calcext:value-type="float">
            <text:p>47.746</text:p>
          </table:table-cell>
          <table:table-cell table:formula="of:=[.CI42]-[.BU42]" office:value-type="float" office:value="183.632" calcext:value-type="float">
            <text:p>183.632</text:p>
          </table:table-cell>
          <table:table-cell table:formula="of:=[.CJ42]-[.BV42]" office:value-type="float" office:value="115" calcext:value-type="float">
            <text:p>115</text:p>
          </table:table-cell>
          <table:table-cell table:formula="of:=[.CK42]-[.BW42]" office:value-type="float" office:value="47.242" calcext:value-type="float">
            <text:p>47.242</text:p>
          </table:table-cell>
          <table:table-cell table:formula="of:=[.CL42]-[.BX42]" office:value-type="float" office:value="183.632" calcext:value-type="float">
            <text:p>183.632</text:p>
          </table:table-cell>
          <table:table-cell table:formula="of:=[.CM42]-[.BY42]" office:value-type="float" office:value="117.8" calcext:value-type="float">
            <text:p>117.8</text:p>
          </table:table-cell>
          <table:table-cell table:formula="of:=[.CN42]-[.BZ42]" office:value-type="float" office:value="47.09" calcext:value-type="float">
            <text:p>47.09</text:p>
          </table:table-cell>
          <table:table-cell table:formula="of:=[.CO42]-[.CA42]" office:value-type="float" office:value="183.632" calcext:value-type="float">
            <text:p>183.632</text:p>
          </table:table-cell>
          <table:table-cell table:formula="of:=AVERAGE([.BE42];[.BH42];[.BK42])" office:value-type="float" office:value="115.333333333333" calcext:value-type="float">
            <text:p>115.333333333333</text:p>
          </table:table-cell>
          <table:table-cell table:formula="of:=AVERAGE([.BF42];[.BI42];[.BL42])" office:value-type="float" office:value="47.3593333333333" calcext:value-type="float">
            <text:p>47.3593333333333</text:p>
          </table:table-cell>
          <table:table-cell table:formula="of:=AVERAGE([.BG42];[.BJ42];[.BM42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375" calcext:value-type="float">
            <text:p>67.375</text:p>
          </table:table-cell>
          <table:table-cell office:value-type="float" office:value="1283.723" calcext:value-type="float">
            <text:p>1283.723</text:p>
          </table:table-cell>
          <table:table-cell table:formula="of:=AVERAGE([.BS42];[.BV42];[.BY42])" office:value-type="float" office:value="0" calcext:value-type="float">
            <text:p>0</text:p>
          </table:table-cell>
          <table:table-cell table:formula="of:=AVERAGE([.BT42];[.BW42];[.BZ42])" office:value-type="float" office:value="67.319" calcext:value-type="float">
            <text:p>67.319</text:p>
          </table:table-cell>
          <table:table-cell table:formula="of:=AVERAGE([.BU42];[.BX42];[.CA42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13.2" calcext:value-type="float">
            <text:p>113.2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5" calcext:value-type="float">
            <text:p>115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.8" calcext:value-type="float">
            <text:p>117.8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42];[.CJ42];[.CM42])" office:value-type="float" office:value="115.333333333333" calcext:value-type="float">
            <text:p>115.333333333333</text:p>
          </table:table-cell>
          <table:table-cell table:formula="of:=AVERAGE([.CH42];[.CK42];[.CN42])" office:value-type="float" office:value="114.678333333333" calcext:value-type="float">
            <text:p>114.678333333333</text:p>
          </table:table-cell>
          <table:table-cell table:formula="of:=AVERAGE([.CI42];[.CL42];[.CO42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50.3" calcext:value-type="float">
            <text:p>50.3</text:p>
          </table:table-cell>
          <table:table-cell office:value-type="float" office:value="200.523" calcext:value-type="float">
            <text:p>200.523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9.4" calcext:value-type="float">
            <text:p>49.4</text:p>
          </table:table-cell>
          <table:table-cell office:value-type="float" office:value="313.73" calcext:value-type="float">
            <text:p>313.73</text:p>
          </table:table-cell>
          <table:table-cell office:value-type="float" office:value="549.523" calcext:value-type="float">
            <text:p>549.523</text:p>
          </table:table-cell>
          <table:table-cell office:value-type="float" office:value="50.4" calcext:value-type="float">
            <text:p>50.4</text:p>
          </table:table-cell>
          <table:table-cell office:value-type="float" office:value="325.273" calcext:value-type="float">
            <text:p>325.273</text:p>
          </table:table-cell>
          <table:table-cell office:value-type="float" office:value="579.523" calcext:value-type="float">
            <text:p>579.523</text:p>
          </table:table-cell>
          <table:table-cell table:formula="of:=AVERAGE([.A43];[.D43];[.G43])" office:value-type="float" office:value="50.0333333333333" calcext:value-type="float">
            <text:p>50.0333333333333</text:p>
          </table:table-cell>
          <table:table-cell table:formula="of:=AVERAGE([.B43];[.E43];[.H43])" office:value-type="float" office:value="279.842" calcext:value-type="float">
            <text:p>279.842</text:p>
          </table:table-cell>
          <table:table-cell table:formula="of:=AVERAGE([.C43];[.F43];[.I43])" office:value-type="float" office:value="499.189666666667" calcext:value-type="float">
            <text:p>499.189666666667</text:p>
          </table:table-cell>
          <table:table-cell table:number-columns-repeated="2"/>
          <table:table-cell office:value-type="float" office:value="38.5" calcext:value-type="float">
            <text:p>38.5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281" calcext:value-type="float">
            <text:p>85.281</text:p>
          </table:table-cell>
          <table:table-cell office:value-type="float" office:value="39.5" calcext:value-type="float">
            <text:p>39.5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602" calcext:value-type="float">
            <text:p>85.602</text:p>
          </table:table-cell>
          <table:table-cell office:value-type="float" office:value="39.6" calcext:value-type="float">
            <text:p>39.6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43];[.R43];[.U43])" office:value-type="float" office:value="39.2" calcext:value-type="float">
            <text:p>39.2</text:p>
          </table:table-cell>
          <table:table-cell table:formula="of:=AVERAGE([.P43];[.S43];[.V43])" office:value-type="float" office:value="33.517" calcext:value-type="float">
            <text:p>33.517</text:p>
          </table:table-cell>
          <table:table-cell table:formula="of:=AVERAGE([.Q43];[.T43];[.W43])" office:value-type="float" office:value="85.4076666666667" calcext:value-type="float">
            <text:p>85.407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43];[.AF43];[.AI43])" office:value-type="float" office:value="0" calcext:value-type="float">
            <text:p>0</text:p>
          </table:table-cell>
          <table:table-cell table:formula="of:=AVERAGE([.AD43];[.AG43];[.AJ43])" office:value-type="float" office:value="219.238" calcext:value-type="float">
            <text:p>219.238</text:p>
          </table:table-cell>
          <table:table-cell table:formula="of:=AVERAGE([.AE43];[.AH43];[.AK43])" office:value-type="float" office:value="1975.547" calcext:value-type="float">
            <text:p>1975.547</text:p>
          </table:table-cell>
          <table:table-cell table:number-columns-repeated="2"/>
          <table:table-cell table:formula="of:=[.A43]+[.O43]+[.AC43]" office:value-type="float" office:value="88.8" calcext:value-type="float">
            <text:p>88.8</text:p>
          </table:table-cell>
          <table:table-cell table:formula="of:=[.B43]+[.P43]+[.AD43]" office:value-type="float" office:value="450.835" calcext:value-type="float">
            <text:p>450.835</text:p>
          </table:table-cell>
          <table:table-cell table:formula="of:=[.C43]+[.Q43]+[.AE43]" office:value-type="float" office:value="2429.351" calcext:value-type="float">
            <text:p>2429.351</text:p>
          </table:table-cell>
          <table:table-cell table:formula="of:=[.D43]+[.R43]+[.AF43]" office:value-type="float" office:value="88.9" calcext:value-type="float">
            <text:p>88.9</text:p>
          </table:table-cell>
          <table:table-cell table:formula="of:=[.E43]+[.S43]+[.AG43]" office:value-type="float" office:value="567.675" calcext:value-type="float">
            <text:p>567.675</text:p>
          </table:table-cell>
          <table:table-cell table:formula="of:=[.F43]+[.T43]+[.AH43]" office:value-type="float" office:value="2610.672" calcext:value-type="float">
            <text:p>2610.672</text:p>
          </table:table-cell>
          <table:table-cell table:formula="of:=[.G43]+[.U43]+[.AI43]" office:value-type="float" office:value="90" calcext:value-type="float">
            <text:p>90</text:p>
          </table:table-cell>
          <table:table-cell table:formula="of:=[.H43]+[.V43]+[.AJ43]" office:value-type="float" office:value="579.281" calcext:value-type="float">
            <text:p>579.281</text:p>
          </table:table-cell>
          <table:table-cell table:formula="of:=[.I43]+[.W43]+[.AK43]" office:value-type="float" office:value="2640.41" calcext:value-type="float">
            <text:p>2640.41</text:p>
          </table:table-cell>
          <table:table-cell table:formula="of:=AVERAGE([.AQ43];[.AT43];[.AW43])" office:value-type="float" office:value="89.2333333333333" calcext:value-type="float">
            <text:p>89.2333333333333</text:p>
          </table:table-cell>
          <table:table-cell table:formula="of:=AVERAGE([.AR43];[.AU43];[.AX43])" office:value-type="float" office:value="532.597" calcext:value-type="float">
            <text:p>532.597</text:p>
          </table:table-cell>
          <table:table-cell table:formula="of:=AVERAGE([.AS43];[.AV43];[.AY43])" office:value-type="float" office:value="2560.14433333333" calcext:value-type="float">
            <text:p>2560.14433333333</text:p>
          </table:table-cell>
          <table:table-cell table:number-columns-repeated="2"/>
          <table:table-cell table:formula="of:=[.CG43]-[.BS43]" office:value-type="float" office:value="115.1" calcext:value-type="float">
            <text:p>115.1</text:p>
          </table:table-cell>
          <table:table-cell table:formula="of:=[.CH43]-[.BT43]" office:value-type="float" office:value="47.746" calcext:value-type="float">
            <text:p>47.746</text:p>
          </table:table-cell>
          <table:table-cell table:formula="of:=[.CI43]-[.BU43]" office:value-type="float" office:value="183.632" calcext:value-type="float">
            <text:p>183.632</text:p>
          </table:table-cell>
          <table:table-cell table:formula="of:=[.CJ43]-[.BV43]" office:value-type="float" office:value="117" calcext:value-type="float">
            <text:p>117</text:p>
          </table:table-cell>
          <table:table-cell table:formula="of:=[.CK43]-[.BW43]" office:value-type="float" office:value="47.242" calcext:value-type="float">
            <text:p>47.242</text:p>
          </table:table-cell>
          <table:table-cell table:formula="of:=[.CL43]-[.BX43]" office:value-type="float" office:value="183.632" calcext:value-type="float">
            <text:p>183.632</text:p>
          </table:table-cell>
          <table:table-cell table:formula="of:=[.CM43]-[.BY43]" office:value-type="float" office:value="116" calcext:value-type="float">
            <text:p>116</text:p>
          </table:table-cell>
          <table:table-cell table:formula="of:=[.CN43]-[.BZ43]" office:value-type="float" office:value="16.012" calcext:value-type="float">
            <text:p>16.012</text:p>
          </table:table-cell>
          <table:table-cell table:formula="of:=[.CO43]-[.CA43]" office:value-type="float" office:value="-461.965" calcext:value-type="float">
            <text:p>-461.965</text:p>
          </table:table-cell>
          <table:table-cell table:formula="of:=AVERAGE([.BE43];[.BH43];[.BK43])" office:value-type="float" office:value="116.033333333333" calcext:value-type="float">
            <text:p>116.033333333333</text:p>
          </table:table-cell>
          <table:table-cell table:formula="of:=AVERAGE([.BF43];[.BI43];[.BL43])" office:value-type="float" office:value="37" calcext:value-type="float">
            <text:p>37</text:p>
          </table:table-cell>
          <table:table-cell table:formula="of:=AVERAGE([.BG43];[.BJ43];[.BM43])" office:value-type="float" office:value="-31.5669999999999" calcext:value-type="float">
            <text:p>-31.56699999999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98.453" calcext:value-type="float">
            <text:p>98.453</text:p>
          </table:table-cell>
          <table:table-cell office:value-type="float" office:value="1929.32" calcext:value-type="float">
            <text:p>1929.32</text:p>
          </table:table-cell>
          <table:table-cell table:formula="of:=AVERAGE([.BS43];[.BV43];[.BY43])" office:value-type="float" office:value="0" calcext:value-type="float">
            <text:p>0</text:p>
          </table:table-cell>
          <table:table-cell table:formula="of:=AVERAGE([.BT43];[.BW43];[.BZ43])" office:value-type="float" office:value="77.6783333333333" calcext:value-type="float">
            <text:p>77.6783333333333</text:p>
          </table:table-cell>
          <table:table-cell table:formula="of:=AVERAGE([.BU43];[.BX43];[.CA43])" office:value-type="float" office:value="1498.922" calcext:value-type="float">
            <text:p>1498.922</text:p>
          </table:table-cell>
          <table:table-cell table:number-columns-repeated="2"/>
          <table:table-cell office:value-type="float" office:value="115.1" calcext:value-type="float">
            <text:p>115.1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" calcext:value-type="float">
            <text:p>117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" calcext:value-type="float">
            <text:p>116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43];[.CJ43];[.CM43])" office:value-type="float" office:value="116.033333333333" calcext:value-type="float">
            <text:p>116.033333333333</text:p>
          </table:table-cell>
          <table:table-cell table:formula="of:=AVERAGE([.CH43];[.CK43];[.CN43])" office:value-type="float" office:value="114.678333333333" calcext:value-type="float">
            <text:p>114.678333333333</text:p>
          </table:table-cell>
          <table:table-cell table:formula="of:=AVERAGE([.CI43];[.CL43];[.CO43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202.312" calcext:value-type="float">
            <text:p>202.312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9.4" calcext:value-type="float">
            <text:p>49.4</text:p>
          </table:table-cell>
          <table:table-cell office:value-type="float" office:value="313.633" calcext:value-type="float">
            <text:p>313.633</text:p>
          </table:table-cell>
          <table:table-cell office:value-type="float" office:value="549.523" calcext:value-type="float">
            <text:p>549.523</text:p>
          </table:table-cell>
          <table:table-cell office:value-type="float" office:value="51.4" calcext:value-type="float">
            <text:p>51.4</text:p>
          </table:table-cell>
          <table:table-cell office:value-type="float" office:value="325.195" calcext:value-type="float">
            <text:p>325.195</text:p>
          </table:table-cell>
          <table:table-cell office:value-type="float" office:value="579.523" calcext:value-type="float">
            <text:p>579.523</text:p>
          </table:table-cell>
          <table:table-cell table:formula="of:=AVERAGE([.A44];[.D44];[.G44])" office:value-type="float" office:value="49.7333333333333" calcext:value-type="float">
            <text:p>49.7333333333333</text:p>
          </table:table-cell>
          <table:table-cell table:formula="of:=AVERAGE([.B44];[.E44];[.H44])" office:value-type="float" office:value="280.38" calcext:value-type="float">
            <text:p>280.38</text:p>
          </table:table-cell>
          <table:table-cell table:formula="of:=AVERAGE([.C44];[.F44];[.I44])" office:value-type="float" office:value="499.189666666667" calcext:value-type="float">
            <text:p>499.189666666667</text:p>
          </table:table-cell>
          <table:table-cell table:number-columns-repeated="2"/>
          <table:table-cell office:value-type="float" office:value="38.5" calcext:value-type="float">
            <text:p>38.5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281" calcext:value-type="float">
            <text:p>85.281</text:p>
          </table:table-cell>
          <table:table-cell office:value-type="float" office:value="37.5" calcext:value-type="float">
            <text:p>37.5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37.6" calcext:value-type="float">
            <text:p>37.6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44];[.R44];[.U44])" office:value-type="float" office:value="37.8666666666667" calcext:value-type="float">
            <text:p>37.8666666666667</text:p>
          </table:table-cell>
          <table:table-cell table:formula="of:=AVERAGE([.P44];[.S44];[.V44])" office:value-type="float" office:value="33.517" calcext:value-type="float">
            <text:p>33.517</text:p>
          </table:table-cell>
          <table:table-cell table:formula="of:=AVERAGE([.Q44];[.T44];[.W44])" office:value-type="float" office:value="85.3203333333333" calcext:value-type="float">
            <text:p>85.320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44];[.AF44];[.AI44])" office:value-type="float" office:value="0" calcext:value-type="float">
            <text:p>0</text:p>
          </table:table-cell>
          <table:table-cell table:formula="of:=AVERAGE([.AD44];[.AG44];[.AJ44])" office:value-type="float" office:value="217.904666666667" calcext:value-type="float">
            <text:p>217.904666666667</text:p>
          </table:table-cell>
          <table:table-cell table:formula="of:=AVERAGE([.AE44];[.AH44];[.AK44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44]+[.O44]+[.AC44]" office:value-type="float" office:value="86.9" calcext:value-type="float">
            <text:p>86.9</text:p>
          </table:table-cell>
          <table:table-cell table:formula="of:=[.B44]+[.P44]+[.AD44]" office:value-type="float" office:value="452.624" calcext:value-type="float">
            <text:p>452.624</text:p>
          </table:table-cell>
          <table:table-cell table:formula="of:=[.C44]+[.Q44]+[.AE44]" office:value-type="float" office:value="2429.351" calcext:value-type="float">
            <text:p>2429.351</text:p>
          </table:table-cell>
          <table:table-cell table:formula="of:=[.D44]+[.R44]+[.AF44]" office:value-type="float" office:value="86.9" calcext:value-type="float">
            <text:p>86.9</text:p>
          </table:table-cell>
          <table:table-cell table:formula="of:=[.E44]+[.S44]+[.AG44]" office:value-type="float" office:value="567.578" calcext:value-type="float">
            <text:p>567.578</text:p>
          </table:table-cell>
          <table:table-cell table:formula="of:=[.F44]+[.T44]+[.AH44]" office:value-type="float" office:value="2610.41" calcext:value-type="float">
            <text:p>2610.41</text:p>
          </table:table-cell>
          <table:table-cell table:formula="of:=[.G44]+[.U44]+[.AI44]" office:value-type="float" office:value="89" calcext:value-type="float">
            <text:p>89</text:p>
          </table:table-cell>
          <table:table-cell table:formula="of:=[.H44]+[.V44]+[.AJ44]" office:value-type="float" office:value="575.203" calcext:value-type="float">
            <text:p>575.203</text:p>
          </table:table-cell>
          <table:table-cell table:formula="of:=[.I44]+[.W44]+[.AK44]" office:value-type="float" office:value="2636.41" calcext:value-type="float">
            <text:p>2636.41</text:p>
          </table:table-cell>
          <table:table-cell table:formula="of:=AVERAGE([.AQ44];[.AT44];[.AW44])" office:value-type="float" office:value="87.6" calcext:value-type="float">
            <text:p>87.6</text:p>
          </table:table-cell>
          <table:table-cell table:formula="of:=AVERAGE([.AR44];[.AU44];[.AX44])" office:value-type="float" office:value="531.801666666667" calcext:value-type="float">
            <text:p>531.801666666667</text:p>
          </table:table-cell>
          <table:table-cell table:formula="of:=AVERAGE([.AS44];[.AV44];[.AY44])" office:value-type="float" office:value="2558.72366666667" calcext:value-type="float">
            <text:p>2558.72366666667</text:p>
          </table:table-cell>
          <table:table-cell table:number-columns-repeated="2"/>
          <table:table-cell table:formula="of:=[.CG44]-[.BS44]" office:value-type="float" office:value="116" calcext:value-type="float">
            <text:p>116</text:p>
          </table:table-cell>
          <table:table-cell table:formula="of:=[.CH44]-[.BT44]" office:value-type="float" office:value="47.746" calcext:value-type="float">
            <text:p>47.746</text:p>
          </table:table-cell>
          <table:table-cell table:formula="of:=[.CI44]-[.BU44]" office:value-type="float" office:value="183.632" calcext:value-type="float">
            <text:p>183.632</text:p>
          </table:table-cell>
          <table:table-cell table:formula="of:=[.CJ44]-[.BV44]" office:value-type="float" office:value="116" calcext:value-type="float">
            <text:p>116</text:p>
          </table:table-cell>
          <table:table-cell table:formula="of:=[.CK44]-[.BW44]" office:value-type="float" office:value="47.242" calcext:value-type="float">
            <text:p>47.242</text:p>
          </table:table-cell>
          <table:table-cell table:formula="of:=[.CL44]-[.BX44]" office:value-type="float" office:value="183.632" calcext:value-type="float">
            <text:p>183.632</text:p>
          </table:table-cell>
          <table:table-cell table:formula="of:=[.CM44]-[.BY44]" office:value-type="float" office:value="117" calcext:value-type="float">
            <text:p>117</text:p>
          </table:table-cell>
          <table:table-cell table:formula="of:=[.CN44]-[.BZ44]" office:value-type="float" office:value="79.871" calcext:value-type="float">
            <text:p>79.871</text:p>
          </table:table-cell>
          <table:table-cell table:formula="of:=[.CO44]-[.CA44]" office:value-type="float" office:value="824.289" calcext:value-type="float">
            <text:p>824.289</text:p>
          </table:table-cell>
          <table:table-cell table:formula="of:=AVERAGE([.BE44];[.BH44];[.BK44])" office:value-type="float" office:value="116.333333333333" calcext:value-type="float">
            <text:p>116.333333333333</text:p>
          </table:table-cell>
          <table:table-cell table:formula="of:=AVERAGE([.BF44];[.BI44];[.BL44])" office:value-type="float" office:value="58.2863333333333" calcext:value-type="float">
            <text:p>58.2863333333333</text:p>
          </table:table-cell>
          <table:table-cell table:formula="of:=AVERAGE([.BG44];[.BJ44];[.BM44])" office:value-type="float" office:value="397.184333333333" calcext:value-type="float">
            <text:p>397.184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594" calcext:value-type="float">
            <text:p>34.594</text:p>
          </table:table-cell>
          <table:table-cell office:value-type="float" office:value="643.066" calcext:value-type="float">
            <text:p>643.066</text:p>
          </table:table-cell>
          <table:table-cell table:formula="of:=AVERAGE([.BS44];[.BV44];[.BY44])" office:value-type="float" office:value="0" calcext:value-type="float">
            <text:p>0</text:p>
          </table:table-cell>
          <table:table-cell table:formula="of:=AVERAGE([.BT44];[.BW44];[.BZ44])" office:value-type="float" office:value="56.392" calcext:value-type="float">
            <text:p>56.392</text:p>
          </table:table-cell>
          <table:table-cell table:formula="of:=AVERAGE([.BU44];[.BX44];[.CA44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" calcext:value-type="float">
            <text:p>116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" calcext:value-type="float">
            <text:p>117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44];[.CJ44];[.CM44])" office:value-type="float" office:value="116.333333333333" calcext:value-type="float">
            <text:p>116.333333333333</text:p>
          </table:table-cell>
          <table:table-cell table:formula="of:=AVERAGE([.CH44];[.CK44];[.CN44])" office:value-type="float" office:value="114.678333333333" calcext:value-type="float">
            <text:p>114.678333333333</text:p>
          </table:table-cell>
          <table:table-cell table:formula="of:=AVERAGE([.CI44];[.CL44];[.CO44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204.129" calcext:value-type="float">
            <text:p>204.129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50.4" calcext:value-type="float">
            <text:p>50.4</text:p>
          </table:table-cell>
          <table:table-cell office:value-type="float" office:value="313.863" calcext:value-type="float">
            <text:p>313.863</text:p>
          </table:table-cell>
          <table:table-cell office:value-type="float" office:value="549.523" calcext:value-type="float">
            <text:p>549.523</text:p>
          </table:table-cell>
          <table:table-cell office:value-type="float" office:value="50.5" calcext:value-type="float">
            <text:p>50.5</text:p>
          </table:table-cell>
          <table:table-cell office:value-type="float" office:value="325.164" calcext:value-type="float">
            <text:p>325.164</text:p>
          </table:table-cell>
          <table:table-cell office:value-type="float" office:value="579.523" calcext:value-type="float">
            <text:p>579.523</text:p>
          </table:table-cell>
          <table:table-cell table:formula="of:=AVERAGE([.A45];[.D45];[.G45])" office:value-type="float" office:value="50.1333333333333" calcext:value-type="float">
            <text:p>50.1333333333333</text:p>
          </table:table-cell>
          <table:table-cell table:formula="of:=AVERAGE([.B45];[.E45];[.H45])" office:value-type="float" office:value="281.052" calcext:value-type="float">
            <text:p>281.052</text:p>
          </table:table-cell>
          <table:table-cell table:formula="of:=AVERAGE([.C45];[.F45];[.I45])" office:value-type="float" office:value="499.189666666667" calcext:value-type="float">
            <text:p>499.189666666667</text:p>
          </table:table-cell>
          <table:table-cell table:number-columns-repeated="2"/>
          <table:table-cell office:value-type="float" office:value="38.5" calcext:value-type="float">
            <text:p>38.5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37.5" calcext:value-type="float">
            <text:p>37.5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39.5" calcext:value-type="float">
            <text:p>39.5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45];[.R45];[.U45])" office:value-type="float" office:value="38.5" calcext:value-type="float">
            <text:p>38.5</text:p>
          </table:table-cell>
          <table:table-cell table:formula="of:=AVERAGE([.P45];[.S45];[.V45])" office:value-type="float" office:value="33.517" calcext:value-type="float">
            <text:p>33.517</text:p>
          </table:table-cell>
          <table:table-cell table:formula="of:=AVERAGE([.Q45];[.T45];[.W45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45];[.AF45];[.AI45])" office:value-type="float" office:value="0" calcext:value-type="float">
            <text:p>0</text:p>
          </table:table-cell>
          <table:table-cell table:formula="of:=AVERAGE([.AD45];[.AG45];[.AJ45])" office:value-type="float" office:value="216.571333333333" calcext:value-type="float">
            <text:p>216.571333333333</text:p>
          </table:table-cell>
          <table:table-cell table:formula="of:=AVERAGE([.AE45];[.AH45];[.AK45])" office:value-type="float" office:value="1972.88033333333" calcext:value-type="float">
            <text:p>1972.88033333333</text:p>
          </table:table-cell>
          <table:table-cell table:number-columns-repeated="2"/>
          <table:table-cell table:formula="of:=[.A45]+[.O45]+[.AC45]" office:value-type="float" office:value="88" calcext:value-type="float">
            <text:p>88</text:p>
          </table:table-cell>
          <table:table-cell table:formula="of:=[.B45]+[.P45]+[.AD45]" office:value-type="float" office:value="454.441" calcext:value-type="float">
            <text:p>454.441</text:p>
          </table:table-cell>
          <table:table-cell table:formula="of:=[.C45]+[.Q45]+[.AE45]" office:value-type="float" office:value="2429.09" calcext:value-type="float">
            <text:p>2429.09</text:p>
          </table:table-cell>
          <table:table-cell table:formula="of:=[.D45]+[.R45]+[.AF45]" office:value-type="float" office:value="87.9" calcext:value-type="float">
            <text:p>87.9</text:p>
          </table:table-cell>
          <table:table-cell table:formula="of:=[.E45]+[.S45]+[.AG45]" office:value-type="float" office:value="563.808" calcext:value-type="float">
            <text:p>563.808</text:p>
          </table:table-cell>
          <table:table-cell table:formula="of:=[.F45]+[.T45]+[.AH45]" office:value-type="float" office:value="2606.41" calcext:value-type="float">
            <text:p>2606.41</text:p>
          </table:table-cell>
          <table:table-cell table:formula="of:=[.G45]+[.U45]+[.AI45]" office:value-type="float" office:value="90" calcext:value-type="float">
            <text:p>90</text:p>
          </table:table-cell>
          <table:table-cell table:formula="of:=[.H45]+[.V45]+[.AJ45]" office:value-type="float" office:value="575.172" calcext:value-type="float">
            <text:p>575.172</text:p>
          </table:table-cell>
          <table:table-cell table:formula="of:=[.I45]+[.W45]+[.AK45]" office:value-type="float" office:value="2636.41" calcext:value-type="float">
            <text:p>2636.41</text:p>
          </table:table-cell>
          <table:table-cell table:formula="of:=AVERAGE([.AQ45];[.AT45];[.AW45])" office:value-type="float" office:value="88.6333333333333" calcext:value-type="float">
            <text:p>88.6333333333333</text:p>
          </table:table-cell>
          <table:table-cell table:formula="of:=AVERAGE([.AR45];[.AU45];[.AX45])" office:value-type="float" office:value="531.140333333333" calcext:value-type="float">
            <text:p>531.140333333333</text:p>
          </table:table-cell>
          <table:table-cell table:formula="of:=AVERAGE([.AS45];[.AV45];[.AY45])" office:value-type="float" office:value="2557.30333333333" calcext:value-type="float">
            <text:p>2557.30333333333</text:p>
          </table:table-cell>
          <table:table-cell table:number-columns-repeated="2"/>
          <table:table-cell table:formula="of:=[.CG45]-[.BS45]" office:value-type="float" office:value="114.8" calcext:value-type="float">
            <text:p>114.8</text:p>
          </table:table-cell>
          <table:table-cell table:formula="of:=[.CH45]-[.BT45]" office:value-type="float" office:value="47.746" calcext:value-type="float">
            <text:p>47.746</text:p>
          </table:table-cell>
          <table:table-cell table:formula="of:=[.CI45]-[.BU45]" office:value-type="float" office:value="183.632" calcext:value-type="float">
            <text:p>183.632</text:p>
          </table:table-cell>
          <table:table-cell table:formula="of:=[.CJ45]-[.BV45]" office:value-type="float" office:value="117.4" calcext:value-type="float">
            <text:p>117.4</text:p>
          </table:table-cell>
          <table:table-cell table:formula="of:=[.CK45]-[.BW45]" office:value-type="float" office:value="47.242" calcext:value-type="float">
            <text:p>47.242</text:p>
          </table:table-cell>
          <table:table-cell table:formula="of:=[.CL45]-[.BX45]" office:value-type="float" office:value="183.632" calcext:value-type="float">
            <text:p>183.632</text:p>
          </table:table-cell>
          <table:table-cell table:formula="of:=[.CM45]-[.BY45]" office:value-type="float" office:value="115.8" calcext:value-type="float">
            <text:p>115.8</text:p>
          </table:table-cell>
          <table:table-cell table:formula="of:=[.CN45]-[.BZ45]" office:value-type="float" office:value="79.871" calcext:value-type="float">
            <text:p>79.871</text:p>
          </table:table-cell>
          <table:table-cell table:formula="of:=[.CO45]-[.CA45]" office:value-type="float" office:value="824.289" calcext:value-type="float">
            <text:p>824.289</text:p>
          </table:table-cell>
          <table:table-cell table:formula="of:=AVERAGE([.BE45];[.BH45];[.BK45])" office:value-type="float" office:value="116" calcext:value-type="float">
            <text:p>116</text:p>
          </table:table-cell>
          <table:table-cell table:formula="of:=AVERAGE([.BF45];[.BI45];[.BL45])" office:value-type="float" office:value="58.2863333333333" calcext:value-type="float">
            <text:p>58.2863333333333</text:p>
          </table:table-cell>
          <table:table-cell table:formula="of:=AVERAGE([.BG45];[.BJ45];[.BM45])" office:value-type="float" office:value="397.184333333333" calcext:value-type="float">
            <text:p>397.184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594" calcext:value-type="float">
            <text:p>34.594</text:p>
          </table:table-cell>
          <table:table-cell office:value-type="float" office:value="643.066" calcext:value-type="float">
            <text:p>643.066</text:p>
          </table:table-cell>
          <table:table-cell table:formula="of:=AVERAGE([.BS45];[.BV45];[.BY45])" office:value-type="float" office:value="0" calcext:value-type="float">
            <text:p>0</text:p>
          </table:table-cell>
          <table:table-cell table:formula="of:=AVERAGE([.BT45];[.BW45];[.BZ45])" office:value-type="float" office:value="56.392" calcext:value-type="float">
            <text:p>56.392</text:p>
          </table:table-cell>
          <table:table-cell table:formula="of:=AVERAGE([.BU45];[.BX45];[.CA45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4.8" calcext:value-type="float">
            <text:p>114.8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.4" calcext:value-type="float">
            <text:p>117.4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5.8" calcext:value-type="float">
            <text:p>115.8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45];[.CJ45];[.CM45])" office:value-type="float" office:value="116" calcext:value-type="float">
            <text:p>116</text:p>
          </table:table-cell>
          <table:table-cell table:formula="of:=AVERAGE([.CH45];[.CK45];[.CN45])" office:value-type="float" office:value="114.678333333333" calcext:value-type="float">
            <text:p>114.678333333333</text:p>
          </table:table-cell>
          <table:table-cell table:formula="of:=AVERAGE([.CI45];[.CL45];[.CO45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204.727" calcext:value-type="float">
            <text:p>204.727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8.4" calcext:value-type="float">
            <text:p>48.4</text:p>
          </table:table-cell>
          <table:table-cell office:value-type="float" office:value="313.453" calcext:value-type="float">
            <text:p>313.453</text:p>
          </table:table-cell>
          <table:table-cell office:value-type="float" office:value="549.523" calcext:value-type="float">
            <text:p>549.523</text:p>
          </table:table-cell>
          <table:table-cell office:value-type="float" office:value="50.5" calcext:value-type="float">
            <text:p>50.5</text:p>
          </table:table-cell>
          <table:table-cell office:value-type="float" office:value="325.23" calcext:value-type="float">
            <text:p>325.23</text:p>
          </table:table-cell>
          <table:table-cell office:value-type="float" office:value="579.523" calcext:value-type="float">
            <text:p>579.523</text:p>
          </table:table-cell>
          <table:table-cell table:formula="of:=AVERAGE([.A46];[.D46];[.G46])" office:value-type="float" office:value="49.1333333333333" calcext:value-type="float">
            <text:p>49.1333333333333</text:p>
          </table:table-cell>
          <table:table-cell table:formula="of:=AVERAGE([.B46];[.E46];[.H46])" office:value-type="float" office:value="281.136666666667" calcext:value-type="float">
            <text:p>281.136666666667</text:p>
          </table:table-cell>
          <table:table-cell table:formula="of:=AVERAGE([.C46];[.F46];[.I46])" office:value-type="float" office:value="499.189666666667" calcext:value-type="float">
            <text:p>499.189666666667</text:p>
          </table:table-cell>
          <table:table-cell table:number-columns-repeated="2"/>
          <table:table-cell office:value-type="float" office:value="39.5" calcext:value-type="float">
            <text:p>39.5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38.5" calcext:value-type="float">
            <text:p>38.5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38.6" calcext:value-type="float">
            <text:p>38.6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46];[.R46];[.U46])" office:value-type="float" office:value="38.8666666666667" calcext:value-type="float">
            <text:p>38.8666666666667</text:p>
          </table:table-cell>
          <table:table-cell table:formula="of:=AVERAGE([.P46];[.S46];[.V46])" office:value-type="float" office:value="33.517" calcext:value-type="float">
            <text:p>33.517</text:p>
          </table:table-cell>
          <table:table-cell table:formula="of:=AVERAGE([.Q46];[.T46];[.W46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46];[.AF46];[.AI46])" office:value-type="float" office:value="0" calcext:value-type="float">
            <text:p>0</text:p>
          </table:table-cell>
          <table:table-cell table:formula="of:=AVERAGE([.AD46];[.AG46];[.AJ46])" office:value-type="float" office:value="215.238" calcext:value-type="float">
            <text:p>215.238</text:p>
          </table:table-cell>
          <table:table-cell table:formula="of:=AVERAGE([.AE46];[.AH46];[.AK46])" office:value-type="float" office:value="1971.547" calcext:value-type="float">
            <text:p>1971.547</text:p>
          </table:table-cell>
          <table:table-cell table:number-columns-repeated="2"/>
          <table:table-cell table:formula="of:=[.A46]+[.O46]+[.AC46]" office:value-type="float" office:value="88" calcext:value-type="float">
            <text:p>88</text:p>
          </table:table-cell>
          <table:table-cell table:formula="of:=[.B46]+[.P46]+[.AD46]" office:value-type="float" office:value="451.039" calcext:value-type="float">
            <text:p>451.039</text:p>
          </table:table-cell>
          <table:table-cell table:formula="of:=[.C46]+[.Q46]+[.AE46]" office:value-type="float" office:value="2425.09" calcext:value-type="float">
            <text:p>2425.09</text:p>
          </table:table-cell>
          <table:table-cell table:formula="of:=[.D46]+[.R46]+[.AF46]" office:value-type="float" office:value="86.9" calcext:value-type="float">
            <text:p>86.9</text:p>
          </table:table-cell>
          <table:table-cell table:formula="of:=[.E46]+[.S46]+[.AG46]" office:value-type="float" office:value="563.398" calcext:value-type="float">
            <text:p>563.398</text:p>
          </table:table-cell>
          <table:table-cell table:formula="of:=[.F46]+[.T46]+[.AH46]" office:value-type="float" office:value="2606.41" calcext:value-type="float">
            <text:p>2606.41</text:p>
          </table:table-cell>
          <table:table-cell table:formula="of:=[.G46]+[.U46]+[.AI46]" office:value-type="float" office:value="89.1" calcext:value-type="float">
            <text:p>89.1</text:p>
          </table:table-cell>
          <table:table-cell table:formula="of:=[.H46]+[.V46]+[.AJ46]" office:value-type="float" office:value="575.238" calcext:value-type="float">
            <text:p>575.238</text:p>
          </table:table-cell>
          <table:table-cell table:formula="of:=[.I46]+[.W46]+[.AK46]" office:value-type="float" office:value="2636.41" calcext:value-type="float">
            <text:p>2636.41</text:p>
          </table:table-cell>
          <table:table-cell table:formula="of:=AVERAGE([.AQ46];[.AT46];[.AW46])" office:value-type="float" office:value="88" calcext:value-type="float">
            <text:p>88</text:p>
          </table:table-cell>
          <table:table-cell table:formula="of:=AVERAGE([.AR46];[.AU46];[.AX46])" office:value-type="float" office:value="529.891666666667" calcext:value-type="float">
            <text:p>529.891666666667</text:p>
          </table:table-cell>
          <table:table-cell table:formula="of:=AVERAGE([.AS46];[.AV46];[.AY46])" office:value-type="float" office:value="2555.97" calcext:value-type="float">
            <text:p>2555.97</text:p>
          </table:table-cell>
          <table:table-cell table:number-columns-repeated="2"/>
          <table:table-cell table:formula="of:=[.CG46]-[.BS46]" office:value-type="float" office:value="115" calcext:value-type="float">
            <text:p>115</text:p>
          </table:table-cell>
          <table:table-cell table:formula="of:=[.CH46]-[.BT46]" office:value-type="float" office:value="16.625" calcext:value-type="float">
            <text:p>16.625</text:p>
          </table:table-cell>
          <table:table-cell table:formula="of:=[.CI46]-[.BU46]" office:value-type="float" office:value="-461.965" calcext:value-type="float">
            <text:p>-461.965</text:p>
          </table:table-cell>
          <table:table-cell table:formula="of:=[.CJ46]-[.BV46]" office:value-type="float" office:value="116.8" calcext:value-type="float">
            <text:p>116.8</text:p>
          </table:table-cell>
          <table:table-cell table:formula="of:=[.CK46]-[.BW46]" office:value-type="float" office:value="47.242" calcext:value-type="float">
            <text:p>47.242</text:p>
          </table:table-cell>
          <table:table-cell table:formula="of:=[.CL46]-[.BX46]" office:value-type="float" office:value="183.632" calcext:value-type="float">
            <text:p>183.632</text:p>
          </table:table-cell>
          <table:table-cell table:formula="of:=[.CM46]-[.BY46]" office:value-type="float" office:value="116.8" calcext:value-type="float">
            <text:p>116.8</text:p>
          </table:table-cell>
          <table:table-cell table:formula="of:=[.CN46]-[.BZ46]" office:value-type="float" office:value="112.812" calcext:value-type="float">
            <text:p>112.812</text:p>
          </table:table-cell>
          <table:table-cell table:formula="of:=[.CO46]-[.CA46]" office:value-type="float" office:value="1469.887" calcext:value-type="float">
            <text:p>1469.887</text:p>
          </table:table-cell>
          <table:table-cell table:formula="of:=AVERAGE([.BE46];[.BH46];[.BK46])" office:value-type="float" office:value="116.2" calcext:value-type="float">
            <text:p>116.2</text:p>
          </table:table-cell>
          <table:table-cell table:formula="of:=AVERAGE([.BF46];[.BI46];[.BL46])" office:value-type="float" office:value="58.893" calcext:value-type="float">
            <text:p>58.893</text:p>
          </table:table-cell>
          <table:table-cell table:formula="of:=AVERAGE([.BG46];[.BJ46];[.BM46])" office:value-type="float" office:value="397.184666666667" calcext:value-type="float">
            <text:p>397.184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8.504" calcext:value-type="float">
            <text:p>98.504</text:p>
          </table:table-cell>
          <table:table-cell office:value-type="float" office:value="1929.32" calcext:value-type="float">
            <text:p>1929.32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594" calcext:value-type="float">
            <text:p>34.594</text:p>
          </table:table-cell>
          <table:table-cell office:value-type="float" office:value="643.066" calcext:value-type="float">
            <text:p>643.066</text:p>
          </table:table-cell>
          <table:table-cell table:formula="of:=AVERAGE([.BS46];[.BV46];[.BY46])" office:value-type="float" office:value="0" calcext:value-type="float">
            <text:p>0</text:p>
          </table:table-cell>
          <table:table-cell table:formula="of:=AVERAGE([.BT46];[.BW46];[.BZ46])" office:value-type="float" office:value="66.7656666666667" calcext:value-type="float">
            <text:p>66.7656666666667</text:p>
          </table:table-cell>
          <table:table-cell table:formula="of:=AVERAGE([.BU46];[.BX46];[.CA46])" office:value-type="float" office:value="1285.36966666667" calcext:value-type="float">
            <text:p>1285.36966666667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8" calcext:value-type="float">
            <text:p>116.8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8" calcext:value-type="float">
            <text:p>116.8</text:p>
          </table:table-cell>
          <table:table-cell office:value-type="float" office:value="147.406" calcext:value-type="float">
            <text:p>147.406</text:p>
          </table:table-cell>
          <table:table-cell office:value-type="float" office:value="2112.953" calcext:value-type="float">
            <text:p>2112.953</text:p>
          </table:table-cell>
          <table:table-cell table:formula="of:=AVERAGE([.CG46];[.CJ46];[.CM46])" office:value-type="float" office:value="116.2" calcext:value-type="float">
            <text:p>116.2</text:p>
          </table:table-cell>
          <table:table-cell table:formula="of:=AVERAGE([.CH46];[.CK46];[.CN46])" office:value-type="float" office:value="125.658666666667" calcext:value-type="float">
            <text:p>125.658666666667</text:p>
          </table:table-cell>
          <table:table-cell table:formula="of:=AVERAGE([.CI46];[.CL46];[.CO46])" office:value-type="float" office:value="1682.55433333333" calcext:value-type="float">
            <text:p>1682.55433333333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206.609" calcext:value-type="float">
            <text:p>206.609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9.4" calcext:value-type="float">
            <text:p>49.4</text:p>
          </table:table-cell>
          <table:table-cell office:value-type="float" office:value="314.062" calcext:value-type="float">
            <text:p>314.062</text:p>
          </table:table-cell>
          <table:table-cell office:value-type="float" office:value="549.523" calcext:value-type="float">
            <text:p>549.523</text:p>
          </table:table-cell>
          <table:table-cell office:value-type="float" office:value="50.4" calcext:value-type="float">
            <text:p>50.4</text:p>
          </table:table-cell>
          <table:table-cell office:value-type="float" office:value="325.09" calcext:value-type="float">
            <text:p>325.09</text:p>
          </table:table-cell>
          <table:table-cell office:value-type="float" office:value="579.523" calcext:value-type="float">
            <text:p>579.523</text:p>
          </table:table-cell>
          <table:table-cell table:formula="of:=AVERAGE([.A47];[.D47];[.G47])" office:value-type="float" office:value="50.4333333333333" calcext:value-type="float">
            <text:p>50.4333333333333</text:p>
          </table:table-cell>
          <table:table-cell table:formula="of:=AVERAGE([.B47];[.E47];[.H47])" office:value-type="float" office:value="281.920333333333" calcext:value-type="float">
            <text:p>281.920333333333</text:p>
          </table:table-cell>
          <table:table-cell table:formula="of:=AVERAGE([.C47];[.F47];[.I47])" office:value-type="float" office:value="499.189666666667" calcext:value-type="float">
            <text:p>499.189666666667</text:p>
          </table:table-cell>
          <table:table-cell table:number-columns-repeated="2"/>
          <table:table-cell office:value-type="float" office:value="38.5" calcext:value-type="float">
            <text:p>38.5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281" calcext:value-type="float">
            <text:p>85.281</text:p>
          </table:table-cell>
          <table:table-cell office:value-type="float" office:value="38.4" calcext:value-type="float">
            <text:p>38.4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602" calcext:value-type="float">
            <text:p>85.602</text:p>
          </table:table-cell>
          <table:table-cell office:value-type="float" office:value="37.5" calcext:value-type="float">
            <text:p>37.5</text:p>
          </table:table-cell>
          <table:table-cell office:value-type="float" office:value="35.023" calcext:value-type="float">
            <text:p>35.023</text:p>
          </table:table-cell>
          <table:table-cell office:value-type="float" office:value="85.602" calcext:value-type="float">
            <text:p>85.602</text:p>
          </table:table-cell>
          <table:table-cell table:formula="of:=AVERAGE([.O47];[.R47];[.U47])" office:value-type="float" office:value="38.1333333333333" calcext:value-type="float">
            <text:p>38.1333333333333</text:p>
          </table:table-cell>
          <table:table-cell table:formula="of:=AVERAGE([.P47];[.S47];[.V47])" office:value-type="float" office:value="33.6013333333333" calcext:value-type="float">
            <text:p>33.6013333333333</text:p>
          </table:table-cell>
          <table:table-cell table:formula="of:=AVERAGE([.Q47];[.T47];[.W47])" office:value-type="float" office:value="85.495" calcext:value-type="float">
            <text:p>85.49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3" calcext:value-type="float">
            <text:p>3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2" calcext:value-type="float">
            <text:p>2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47];[.AF47];[.AI47])" office:value-type="float" office:value="2.66666666666667" calcext:value-type="float">
            <text:p>2.66666666666667</text:p>
          </table:table-cell>
          <table:table-cell table:formula="of:=AVERAGE([.AD47];[.AG47];[.AJ47])" office:value-type="float" office:value="217.238" calcext:value-type="float">
            <text:p>217.238</text:p>
          </table:table-cell>
          <table:table-cell table:formula="of:=AVERAGE([.AE47];[.AH47];[.AK47])" office:value-type="float" office:value="1973.547" calcext:value-type="float">
            <text:p>1973.547</text:p>
          </table:table-cell>
          <table:table-cell table:number-columns-repeated="2"/>
          <table:table-cell table:formula="of:=[.A47]+[.O47]+[.AC47]" office:value-type="float" office:value="93" calcext:value-type="float">
            <text:p>93</text:p>
          </table:table-cell>
          <table:table-cell table:formula="of:=[.B47]+[.P47]+[.AD47]" office:value-type="float" office:value="454.921" calcext:value-type="float">
            <text:p>454.921</text:p>
          </table:table-cell>
          <table:table-cell table:formula="of:=[.C47]+[.Q47]+[.AE47]" office:value-type="float" office:value="2427.351" calcext:value-type="float">
            <text:p>2427.351</text:p>
          </table:table-cell>
          <table:table-cell table:formula="of:=[.D47]+[.R47]+[.AF47]" office:value-type="float" office:value="90.8" calcext:value-type="float">
            <text:p>90.8</text:p>
          </table:table-cell>
          <table:table-cell table:formula="of:=[.E47]+[.S47]+[.AG47]" office:value-type="float" office:value="566.007" calcext:value-type="float">
            <text:p>566.007</text:p>
          </table:table-cell>
          <table:table-cell table:formula="of:=[.F47]+[.T47]+[.AH47]" office:value-type="float" office:value="2608.672" calcext:value-type="float">
            <text:p>2608.672</text:p>
          </table:table-cell>
          <table:table-cell table:formula="of:=[.G47]+[.U47]+[.AI47]" office:value-type="float" office:value="89.9" calcext:value-type="float">
            <text:p>89.9</text:p>
          </table:table-cell>
          <table:table-cell table:formula="of:=[.H47]+[.V47]+[.AJ47]" office:value-type="float" office:value="577.351" calcext:value-type="float">
            <text:p>577.351</text:p>
          </table:table-cell>
          <table:table-cell table:formula="of:=[.I47]+[.W47]+[.AK47]" office:value-type="float" office:value="2638.672" calcext:value-type="float">
            <text:p>2638.672</text:p>
          </table:table-cell>
          <table:table-cell table:formula="of:=AVERAGE([.AQ47];[.AT47];[.AW47])" office:value-type="float" office:value="91.2333333333334" calcext:value-type="float">
            <text:p>91.2333333333334</text:p>
          </table:table-cell>
          <table:table-cell table:formula="of:=AVERAGE([.AR47];[.AU47];[.AX47])" office:value-type="float" office:value="532.759666666667" calcext:value-type="float">
            <text:p>532.759666666667</text:p>
          </table:table-cell>
          <table:table-cell table:formula="of:=AVERAGE([.AS47];[.AV47];[.AY47])" office:value-type="float" office:value="2558.23166666667" calcext:value-type="float">
            <text:p>2558.23166666667</text:p>
          </table:table-cell>
          <table:table-cell table:number-columns-repeated="2"/>
          <table:table-cell table:formula="of:=[.CG47]-[.BS47]" office:value-type="float" office:value="117.6" calcext:value-type="float">
            <text:p>117.6</text:p>
          </table:table-cell>
          <table:table-cell table:formula="of:=[.CH47]-[.BT47]" office:value-type="float" office:value="47.746" calcext:value-type="float">
            <text:p>47.746</text:p>
          </table:table-cell>
          <table:table-cell table:formula="of:=[.CI47]-[.BU47]" office:value-type="float" office:value="183.632" calcext:value-type="float">
            <text:p>183.632</text:p>
          </table:table-cell>
          <table:table-cell table:formula="of:=[.CJ47]-[.BV47]" office:value-type="float" office:value="114.6" calcext:value-type="float">
            <text:p>114.6</text:p>
          </table:table-cell>
          <table:table-cell table:formula="of:=[.CK47]-[.BW47]" office:value-type="float" office:value="47.242" calcext:value-type="float">
            <text:p>47.242</text:p>
          </table:table-cell>
          <table:table-cell table:formula="of:=[.CL47]-[.BX47]" office:value-type="float" office:value="183.632" calcext:value-type="float">
            <text:p>183.632</text:p>
          </table:table-cell>
          <table:table-cell table:formula="of:=[.CM47]-[.BY47]" office:value-type="float" office:value="116" calcext:value-type="float">
            <text:p>116</text:p>
          </table:table-cell>
          <table:table-cell table:formula="of:=[.CN47]-[.BZ47]" office:value-type="float" office:value="79.871" calcext:value-type="float">
            <text:p>79.871</text:p>
          </table:table-cell>
          <table:table-cell table:formula="of:=[.CO47]-[.CA47]" office:value-type="float" office:value="824.289" calcext:value-type="float">
            <text:p>824.289</text:p>
          </table:table-cell>
          <table:table-cell table:formula="of:=AVERAGE([.BE47];[.BH47];[.BK47])" office:value-type="float" office:value="116.066666666667" calcext:value-type="float">
            <text:p>116.066666666667</text:p>
          </table:table-cell>
          <table:table-cell table:formula="of:=AVERAGE([.BF47];[.BI47];[.BL47])" office:value-type="float" office:value="58.2863333333333" calcext:value-type="float">
            <text:p>58.2863333333333</text:p>
          </table:table-cell>
          <table:table-cell table:formula="of:=AVERAGE([.BG47];[.BJ47];[.BM47])" office:value-type="float" office:value="397.184333333333" calcext:value-type="float">
            <text:p>397.184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594" calcext:value-type="float">
            <text:p>34.594</text:p>
          </table:table-cell>
          <table:table-cell office:value-type="float" office:value="643.066" calcext:value-type="float">
            <text:p>643.066</text:p>
          </table:table-cell>
          <table:table-cell table:formula="of:=AVERAGE([.BS47];[.BV47];[.BY47])" office:value-type="float" office:value="0" calcext:value-type="float">
            <text:p>0</text:p>
          </table:table-cell>
          <table:table-cell table:formula="of:=AVERAGE([.BT47];[.BW47];[.BZ47])" office:value-type="float" office:value="56.392" calcext:value-type="float">
            <text:p>56.392</text:p>
          </table:table-cell>
          <table:table-cell table:formula="of:=AVERAGE([.BU47];[.BX47];[.CA47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7.6" calcext:value-type="float">
            <text:p>117.6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4.6" calcext:value-type="float">
            <text:p>114.6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" calcext:value-type="float">
            <text:p>116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47];[.CJ47];[.CM47])" office:value-type="float" office:value="116.066666666667" calcext:value-type="float">
            <text:p>116.066666666667</text:p>
          </table:table-cell>
          <table:table-cell table:formula="of:=AVERAGE([.CH47];[.CK47];[.CN47])" office:value-type="float" office:value="114.678333333333" calcext:value-type="float">
            <text:p>114.678333333333</text:p>
          </table:table-cell>
          <table:table-cell table:formula="of:=AVERAGE([.CI47];[.CL47];[.CO47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208.07" calcext:value-type="float">
            <text:p>208.07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50.4" calcext:value-type="float">
            <text:p>50.4</text:p>
          </table:table-cell>
          <table:table-cell office:value-type="float" office:value="314.219" calcext:value-type="float">
            <text:p>314.219</text:p>
          </table:table-cell>
          <table:table-cell office:value-type="float" office:value="549.523" calcext:value-type="float">
            <text:p>549.523</text:p>
          </table:table-cell>
          <table:table-cell office:value-type="float" office:value="49.5" calcext:value-type="float">
            <text:p>49.5</text:p>
          </table:table-cell>
          <table:table-cell office:value-type="float" office:value="324.582" calcext:value-type="float">
            <text:p>324.582</text:p>
          </table:table-cell>
          <table:table-cell office:value-type="float" office:value="579.523" calcext:value-type="float">
            <text:p>579.523</text:p>
          </table:table-cell>
          <table:table-cell table:formula="of:=AVERAGE([.A48];[.D48];[.G48])" office:value-type="float" office:value="49.7666666666667" calcext:value-type="float">
            <text:p>49.7666666666667</text:p>
          </table:table-cell>
          <table:table-cell table:formula="of:=AVERAGE([.B48];[.E48];[.H48])" office:value-type="float" office:value="282.290333333333" calcext:value-type="float">
            <text:p>282.290333333333</text:p>
          </table:table-cell>
          <table:table-cell table:formula="of:=AVERAGE([.C48];[.F48];[.I48])" office:value-type="float" office:value="499.189666666667" calcext:value-type="float">
            <text:p>499.189666666667</text:p>
          </table:table-cell>
          <table:table-cell table:number-columns-repeated="2"/>
          <table:table-cell office:value-type="float" office:value="38.5" calcext:value-type="float">
            <text:p>38.5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281" calcext:value-type="float">
            <text:p>85.281</text:p>
          </table:table-cell>
          <table:table-cell office:value-type="float" office:value="38.5" calcext:value-type="float">
            <text:p>38.5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37.5" calcext:value-type="float">
            <text:p>37.5</text:p>
          </table:table-cell>
          <table:table-cell office:value-type="float" office:value="34.77" calcext:value-type="float">
            <text:p>34.77</text:p>
          </table:table-cell>
          <table:table-cell office:value-type="float" office:value="85.602" calcext:value-type="float">
            <text:p>85.602</text:p>
          </table:table-cell>
          <table:table-cell table:formula="of:=AVERAGE([.O48];[.R48];[.U48])" office:value-type="float" office:value="38.1666666666667" calcext:value-type="float">
            <text:p>38.1666666666667</text:p>
          </table:table-cell>
          <table:table-cell table:formula="of:=AVERAGE([.P48];[.S48];[.V48])" office:value-type="float" office:value="33.517" calcext:value-type="float">
            <text:p>33.517</text:p>
          </table:table-cell>
          <table:table-cell table:formula="of:=AVERAGE([.Q48];[.T48];[.W48])" office:value-type="float" office:value="85.4076666666667" calcext:value-type="float">
            <text:p>85.407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48];[.AF48];[.AI48])" office:value-type="float" office:value="0" calcext:value-type="float">
            <text:p>0</text:p>
          </table:table-cell>
          <table:table-cell table:formula="of:=AVERAGE([.AD48];[.AG48];[.AJ48])" office:value-type="float" office:value="217.238" calcext:value-type="float">
            <text:p>217.238</text:p>
          </table:table-cell>
          <table:table-cell table:formula="of:=AVERAGE([.AE48];[.AH48];[.AK48])" office:value-type="float" office:value="1973.547" calcext:value-type="float">
            <text:p>1973.547</text:p>
          </table:table-cell>
          <table:table-cell table:number-columns-repeated="2"/>
          <table:table-cell table:formula="of:=[.A48]+[.O48]+[.AC48]" office:value-type="float" office:value="87.9" calcext:value-type="float">
            <text:p>87.9</text:p>
          </table:table-cell>
          <table:table-cell table:formula="of:=[.B48]+[.P48]+[.AD48]" office:value-type="float" office:value="456.382" calcext:value-type="float">
            <text:p>456.382</text:p>
          </table:table-cell>
          <table:table-cell table:formula="of:=[.C48]+[.Q48]+[.AE48]" office:value-type="float" office:value="2427.351" calcext:value-type="float">
            <text:p>2427.351</text:p>
          </table:table-cell>
          <table:table-cell table:formula="of:=[.D48]+[.R48]+[.AF48]" office:value-type="float" office:value="88.9" calcext:value-type="float">
            <text:p>88.9</text:p>
          </table:table-cell>
          <table:table-cell table:formula="of:=[.E48]+[.S48]+[.AG48]" office:value-type="float" office:value="566.164" calcext:value-type="float">
            <text:p>566.164</text:p>
          </table:table-cell>
          <table:table-cell table:formula="of:=[.F48]+[.T48]+[.AH48]" office:value-type="float" office:value="2608.41" calcext:value-type="float">
            <text:p>2608.41</text:p>
          </table:table-cell>
          <table:table-cell table:formula="of:=[.G48]+[.U48]+[.AI48]" office:value-type="float" office:value="87" calcext:value-type="float">
            <text:p>87</text:p>
          </table:table-cell>
          <table:table-cell table:formula="of:=[.H48]+[.V48]+[.AJ48]" office:value-type="float" office:value="576.59" calcext:value-type="float">
            <text:p>576.59</text:p>
          </table:table-cell>
          <table:table-cell table:formula="of:=[.I48]+[.W48]+[.AK48]" office:value-type="float" office:value="2638.672" calcext:value-type="float">
            <text:p>2638.672</text:p>
          </table:table-cell>
          <table:table-cell table:formula="of:=AVERAGE([.AQ48];[.AT48];[.AW48])" office:value-type="float" office:value="87.9333333333333" calcext:value-type="float">
            <text:p>87.9333333333333</text:p>
          </table:table-cell>
          <table:table-cell table:formula="of:=AVERAGE([.AR48];[.AU48];[.AX48])" office:value-type="float" office:value="533.045333333333" calcext:value-type="float">
            <text:p>533.045333333333</text:p>
          </table:table-cell>
          <table:table-cell table:formula="of:=AVERAGE([.AS48];[.AV48];[.AY48])" office:value-type="float" office:value="2558.14433333333" calcext:value-type="float">
            <text:p>2558.14433333333</text:p>
          </table:table-cell>
          <table:table-cell table:number-columns-repeated="2"/>
          <table:table-cell table:formula="of:=[.CG48]-[.BS48]" office:value-type="float" office:value="116" calcext:value-type="float">
            <text:p>116</text:p>
          </table:table-cell>
          <table:table-cell table:formula="of:=[.CH48]-[.BT48]" office:value-type="float" office:value="47.746" calcext:value-type="float">
            <text:p>47.746</text:p>
          </table:table-cell>
          <table:table-cell table:formula="of:=[.CI48]-[.BU48]" office:value-type="float" office:value="183.632" calcext:value-type="float">
            <text:p>183.632</text:p>
          </table:table-cell>
          <table:table-cell table:formula="of:=[.CJ48]-[.BV48]" office:value-type="float" office:value="118.2" calcext:value-type="float">
            <text:p>118.2</text:p>
          </table:table-cell>
          <table:table-cell table:formula="of:=[.CK48]-[.BW48]" office:value-type="float" office:value="47.242" calcext:value-type="float">
            <text:p>47.242</text:p>
          </table:table-cell>
          <table:table-cell table:formula="of:=[.CL48]-[.BX48]" office:value-type="float" office:value="183.632" calcext:value-type="float">
            <text:p>183.632</text:p>
          </table:table-cell>
          <table:table-cell table:formula="of:=[.CM48]-[.BY48]" office:value-type="float" office:value="117.1" calcext:value-type="float">
            <text:p>117.1</text:p>
          </table:table-cell>
          <table:table-cell table:formula="of:=[.CN48]-[.BZ48]" office:value-type="float" office:value="79.871" calcext:value-type="float">
            <text:p>79.871</text:p>
          </table:table-cell>
          <table:table-cell table:formula="of:=[.CO48]-[.CA48]" office:value-type="float" office:value="824.289" calcext:value-type="float">
            <text:p>824.289</text:p>
          </table:table-cell>
          <table:table-cell table:formula="of:=AVERAGE([.BE48];[.BH48];[.BK48])" office:value-type="float" office:value="117.1" calcext:value-type="float">
            <text:p>117.1</text:p>
          </table:table-cell>
          <table:table-cell table:formula="of:=AVERAGE([.BF48];[.BI48];[.BL48])" office:value-type="float" office:value="58.2863333333333" calcext:value-type="float">
            <text:p>58.2863333333333</text:p>
          </table:table-cell>
          <table:table-cell table:formula="of:=AVERAGE([.BG48];[.BJ48];[.BM48])" office:value-type="float" office:value="397.184333333333" calcext:value-type="float">
            <text:p>397.184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594" calcext:value-type="float">
            <text:p>34.594</text:p>
          </table:table-cell>
          <table:table-cell office:value-type="float" office:value="643.066" calcext:value-type="float">
            <text:p>643.066</text:p>
          </table:table-cell>
          <table:table-cell table:formula="of:=AVERAGE([.BS48];[.BV48];[.BY48])" office:value-type="float" office:value="0" calcext:value-type="float">
            <text:p>0</text:p>
          </table:table-cell>
          <table:table-cell table:formula="of:=AVERAGE([.BT48];[.BW48];[.BZ48])" office:value-type="float" office:value="56.392" calcext:value-type="float">
            <text:p>56.392</text:p>
          </table:table-cell>
          <table:table-cell table:formula="of:=AVERAGE([.BU48];[.BX48];[.CA48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8.2" calcext:value-type="float">
            <text:p>118.2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.1" calcext:value-type="float">
            <text:p>117.1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48];[.CJ48];[.CM48])" office:value-type="float" office:value="117.1" calcext:value-type="float">
            <text:p>117.1</text:p>
          </table:table-cell>
          <table:table-cell table:formula="of:=AVERAGE([.CH48];[.CK48];[.CN48])" office:value-type="float" office:value="114.678333333333" calcext:value-type="float">
            <text:p>114.678333333333</text:p>
          </table:table-cell>
          <table:table-cell table:formula="of:=AVERAGE([.CI48];[.CL48];[.CO48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50.1" calcext:value-type="float">
            <text:p>50.1</text:p>
          </table:table-cell>
          <table:table-cell office:value-type="float" office:value="210.004" calcext:value-type="float">
            <text:p>210.004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9" calcext:value-type="float">
            <text:p>49</text:p>
          </table:table-cell>
          <table:table-cell office:value-type="float" office:value="313.781" calcext:value-type="float">
            <text:p>313.781</text:p>
          </table:table-cell>
          <table:table-cell office:value-type="float" office:value="549.523" calcext:value-type="float">
            <text:p>549.523</text:p>
          </table:table-cell>
          <table:table-cell office:value-type="float" office:value="52.4" calcext:value-type="float">
            <text:p>52.4</text:p>
          </table:table-cell>
          <table:table-cell office:value-type="float" office:value="324.922" calcext:value-type="float">
            <text:p>324.922</text:p>
          </table:table-cell>
          <table:table-cell office:value-type="float" office:value="579.523" calcext:value-type="float">
            <text:p>579.523</text:p>
          </table:table-cell>
          <table:table-cell table:formula="of:=AVERAGE([.A49];[.D49];[.G49])" office:value-type="float" office:value="50.5" calcext:value-type="float">
            <text:p>50.5</text:p>
          </table:table-cell>
          <table:table-cell table:formula="of:=AVERAGE([.B49];[.E49];[.H49])" office:value-type="float" office:value="282.902333333333" calcext:value-type="float">
            <text:p>282.902333333333</text:p>
          </table:table-cell>
          <table:table-cell table:formula="of:=AVERAGE([.C49];[.F49];[.I49])" office:value-type="float" office:value="499.189666666667" calcext:value-type="float">
            <text:p>499.189666666667</text:p>
          </table:table-cell>
          <table:table-cell table:number-columns-repeated="2"/>
          <table:table-cell office:value-type="float" office:value="38.3" calcext:value-type="float">
            <text:p>38.3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38.4" calcext:value-type="float">
            <text:p>38.4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602" calcext:value-type="float">
            <text:p>85.602</text:p>
          </table:table-cell>
          <table:table-cell office:value-type="float" office:value="39.5" calcext:value-type="float">
            <text:p>39.5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49];[.R49];[.U49])" office:value-type="float" office:value="38.7333333333333" calcext:value-type="float">
            <text:p>38.7333333333333</text:p>
          </table:table-cell>
          <table:table-cell table:formula="of:=AVERAGE([.P49];[.S49];[.V49])" office:value-type="float" office:value="33.517" calcext:value-type="float">
            <text:p>33.517</text:p>
          </table:table-cell>
          <table:table-cell table:formula="of:=AVERAGE([.Q49];[.T49];[.W49])" office:value-type="float" office:value="85.3206666666667" calcext:value-type="float">
            <text:p>85.320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49];[.AF49];[.AI49])" office:value-type="float" office:value="0" calcext:value-type="float">
            <text:p>0</text:p>
          </table:table-cell>
          <table:table-cell table:formula="of:=AVERAGE([.AD49];[.AG49];[.AJ49])" office:value-type="float" office:value="217.238" calcext:value-type="float">
            <text:p>217.238</text:p>
          </table:table-cell>
          <table:table-cell table:formula="of:=AVERAGE([.AE49];[.AH49];[.AK49])" office:value-type="float" office:value="1973.547" calcext:value-type="float">
            <text:p>1973.547</text:p>
          </table:table-cell>
          <table:table-cell table:number-columns-repeated="2"/>
          <table:table-cell table:formula="of:=[.A49]+[.O49]+[.AC49]" office:value-type="float" office:value="88.4" calcext:value-type="float">
            <text:p>88.4</text:p>
          </table:table-cell>
          <table:table-cell table:formula="of:=[.B49]+[.P49]+[.AD49]" office:value-type="float" office:value="458.316" calcext:value-type="float">
            <text:p>458.316</text:p>
          </table:table-cell>
          <table:table-cell table:formula="of:=[.C49]+[.Q49]+[.AE49]" office:value-type="float" office:value="2427.09" calcext:value-type="float">
            <text:p>2427.09</text:p>
          </table:table-cell>
          <table:table-cell table:formula="of:=[.D49]+[.R49]+[.AF49]" office:value-type="float" office:value="87.4" calcext:value-type="float">
            <text:p>87.4</text:p>
          </table:table-cell>
          <table:table-cell table:formula="of:=[.E49]+[.S49]+[.AG49]" office:value-type="float" office:value="565.726" calcext:value-type="float">
            <text:p>565.726</text:p>
          </table:table-cell>
          <table:table-cell table:formula="of:=[.F49]+[.T49]+[.AH49]" office:value-type="float" office:value="2608.672" calcext:value-type="float">
            <text:p>2608.672</text:p>
          </table:table-cell>
          <table:table-cell table:formula="of:=[.G49]+[.U49]+[.AI49]" office:value-type="float" office:value="91.9" calcext:value-type="float">
            <text:p>91.9</text:p>
          </table:table-cell>
          <table:table-cell table:formula="of:=[.H49]+[.V49]+[.AJ49]" office:value-type="float" office:value="576.93" calcext:value-type="float">
            <text:p>576.93</text:p>
          </table:table-cell>
          <table:table-cell table:formula="of:=[.I49]+[.W49]+[.AK49]" office:value-type="float" office:value="2638.41" calcext:value-type="float">
            <text:p>2638.41</text:p>
          </table:table-cell>
          <table:table-cell table:formula="of:=AVERAGE([.AQ49];[.AT49];[.AW49])" office:value-type="float" office:value="89.2333333333334" calcext:value-type="float">
            <text:p>89.2333333333334</text:p>
          </table:table-cell>
          <table:table-cell table:formula="of:=AVERAGE([.AR49];[.AU49];[.AX49])" office:value-type="float" office:value="533.657333333333" calcext:value-type="float">
            <text:p>533.657333333333</text:p>
          </table:table-cell>
          <table:table-cell table:formula="of:=AVERAGE([.AS49];[.AV49];[.AY49])" office:value-type="float" office:value="2558.05733333333" calcext:value-type="float">
            <text:p>2558.05733333333</text:p>
          </table:table-cell>
          <table:table-cell table:number-columns-repeated="2"/>
          <table:table-cell table:formula="of:=[.CG49]-[.BS49]" office:value-type="float" office:value="116.8" calcext:value-type="float">
            <text:p>116.8</text:p>
          </table:table-cell>
          <table:table-cell table:formula="of:=[.CH49]-[.BT49]" office:value-type="float" office:value="47.746" calcext:value-type="float">
            <text:p>47.746</text:p>
          </table:table-cell>
          <table:table-cell table:formula="of:=[.CI49]-[.BU49]" office:value-type="float" office:value="183.632" calcext:value-type="float">
            <text:p>183.632</text:p>
          </table:table-cell>
          <table:table-cell table:formula="of:=[.CJ49]-[.BV49]" office:value-type="float" office:value="117.2" calcext:value-type="float">
            <text:p>117.2</text:p>
          </table:table-cell>
          <table:table-cell table:formula="of:=[.CK49]-[.BW49]" office:value-type="float" office:value="47.242" calcext:value-type="float">
            <text:p>47.242</text:p>
          </table:table-cell>
          <table:table-cell table:formula="of:=[.CL49]-[.BX49]" office:value-type="float" office:value="183.632" calcext:value-type="float">
            <text:p>183.632</text:p>
          </table:table-cell>
          <table:table-cell table:formula="of:=[.CM49]-[.BY49]" office:value-type="float" office:value="117" calcext:value-type="float">
            <text:p>117</text:p>
          </table:table-cell>
          <table:table-cell table:formula="of:=[.CN49]-[.BZ49]" office:value-type="float" office:value="79.871" calcext:value-type="float">
            <text:p>79.871</text:p>
          </table:table-cell>
          <table:table-cell table:formula="of:=[.CO49]-[.CA49]" office:value-type="float" office:value="824.289" calcext:value-type="float">
            <text:p>824.289</text:p>
          </table:table-cell>
          <table:table-cell table:formula="of:=AVERAGE([.BE49];[.BH49];[.BK49])" office:value-type="float" office:value="117" calcext:value-type="float">
            <text:p>117</text:p>
          </table:table-cell>
          <table:table-cell table:formula="of:=AVERAGE([.BF49];[.BI49];[.BL49])" office:value-type="float" office:value="58.2863333333333" calcext:value-type="float">
            <text:p>58.2863333333333</text:p>
          </table:table-cell>
          <table:table-cell table:formula="of:=AVERAGE([.BG49];[.BJ49];[.BM49])" office:value-type="float" office:value="397.184333333333" calcext:value-type="float">
            <text:p>397.184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594" calcext:value-type="float">
            <text:p>34.594</text:p>
          </table:table-cell>
          <table:table-cell office:value-type="float" office:value="643.066" calcext:value-type="float">
            <text:p>643.066</text:p>
          </table:table-cell>
          <table:table-cell table:formula="of:=AVERAGE([.BS49];[.BV49];[.BY49])" office:value-type="float" office:value="0" calcext:value-type="float">
            <text:p>0</text:p>
          </table:table-cell>
          <table:table-cell table:formula="of:=AVERAGE([.BT49];[.BW49];[.BZ49])" office:value-type="float" office:value="56.392" calcext:value-type="float">
            <text:p>56.392</text:p>
          </table:table-cell>
          <table:table-cell table:formula="of:=AVERAGE([.BU49];[.BX49];[.CA49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6.8" calcext:value-type="float">
            <text:p>116.8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.2" calcext:value-type="float">
            <text:p>117.2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" calcext:value-type="float">
            <text:p>117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49];[.CJ49];[.CM49])" office:value-type="float" office:value="117" calcext:value-type="float">
            <text:p>117</text:p>
          </table:table-cell>
          <table:table-cell table:formula="of:=AVERAGE([.CH49];[.CK49];[.CN49])" office:value-type="float" office:value="114.678333333333" calcext:value-type="float">
            <text:p>114.678333333333</text:p>
          </table:table-cell>
          <table:table-cell table:formula="of:=AVERAGE([.CI49];[.CL49];[.CO49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212.012" calcext:value-type="float">
            <text:p>212.012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50.4" calcext:value-type="float">
            <text:p>50.4</text:p>
          </table:table-cell>
          <table:table-cell office:value-type="float" office:value="313.441" calcext:value-type="float">
            <text:p>313.441</text:p>
          </table:table-cell>
          <table:table-cell office:value-type="float" office:value="549.523" calcext:value-type="float">
            <text:p>549.523</text:p>
          </table:table-cell>
          <table:table-cell office:value-type="float" office:value="50.4" calcext:value-type="float">
            <text:p>50.4</text:p>
          </table:table-cell>
          <table:table-cell office:value-type="float" office:value="324.926" calcext:value-type="float">
            <text:p>324.926</text:p>
          </table:table-cell>
          <table:table-cell office:value-type="float" office:value="579.523" calcext:value-type="float">
            <text:p>579.523</text:p>
          </table:table-cell>
          <table:table-cell table:formula="of:=AVERAGE([.A50];[.D50];[.G50])" office:value-type="float" office:value="50" calcext:value-type="float">
            <text:p>50</text:p>
          </table:table-cell>
          <table:table-cell table:formula="of:=AVERAGE([.B50];[.E50];[.H50])" office:value-type="float" office:value="283.459666666667" calcext:value-type="float">
            <text:p>283.459666666667</text:p>
          </table:table-cell>
          <table:table-cell table:formula="of:=AVERAGE([.C50];[.F50];[.I50])" office:value-type="float" office:value="499.189666666667" calcext:value-type="float">
            <text:p>499.189666666667</text:p>
          </table:table-cell>
          <table:table-cell table:number-columns-repeated="2"/>
          <table:table-cell office:value-type="float" office:value="38.5" calcext:value-type="float">
            <text:p>38.5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38.5" calcext:value-type="float">
            <text:p>38.5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602" calcext:value-type="float">
            <text:p>85.602</text:p>
          </table:table-cell>
          <table:table-cell office:value-type="float" office:value="37.5" calcext:value-type="float">
            <text:p>37.5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50];[.R50];[.U50])" office:value-type="float" office:value="38.1666666666667" calcext:value-type="float">
            <text:p>38.1666666666667</text:p>
          </table:table-cell>
          <table:table-cell table:formula="of:=AVERAGE([.P50];[.S50];[.V50])" office:value-type="float" office:value="33.517" calcext:value-type="float">
            <text:p>33.517</text:p>
          </table:table-cell>
          <table:table-cell table:formula="of:=AVERAGE([.Q50];[.T50];[.W50])" office:value-type="float" office:value="85.3206666666667" calcext:value-type="float">
            <text:p>85.320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50];[.AF50];[.AI50])" office:value-type="float" office:value="0" calcext:value-type="float">
            <text:p>0</text:p>
          </table:table-cell>
          <table:table-cell table:formula="of:=AVERAGE([.AD50];[.AG50];[.AJ50])" office:value-type="float" office:value="217.238" calcext:value-type="float">
            <text:p>217.238</text:p>
          </table:table-cell>
          <table:table-cell table:formula="of:=AVERAGE([.AE50];[.AH50];[.AK50])" office:value-type="float" office:value="1973.547" calcext:value-type="float">
            <text:p>1973.547</text:p>
          </table:table-cell>
          <table:table-cell table:number-columns-repeated="2"/>
          <table:table-cell table:formula="of:=[.A50]+[.O50]+[.AC50]" office:value-type="float" office:value="87.7" calcext:value-type="float">
            <text:p>87.7</text:p>
          </table:table-cell>
          <table:table-cell table:formula="of:=[.B50]+[.P50]+[.AD50]" office:value-type="float" office:value="460.324" calcext:value-type="float">
            <text:p>460.324</text:p>
          </table:table-cell>
          <table:table-cell table:formula="of:=[.C50]+[.Q50]+[.AE50]" office:value-type="float" office:value="2427.09" calcext:value-type="float">
            <text:p>2427.09</text:p>
          </table:table-cell>
          <table:table-cell table:formula="of:=[.D50]+[.R50]+[.AF50]" office:value-type="float" office:value="88.9" calcext:value-type="float">
            <text:p>88.9</text:p>
          </table:table-cell>
          <table:table-cell table:formula="of:=[.E50]+[.S50]+[.AG50]" office:value-type="float" office:value="565.386" calcext:value-type="float">
            <text:p>565.386</text:p>
          </table:table-cell>
          <table:table-cell table:formula="of:=[.F50]+[.T50]+[.AH50]" office:value-type="float" office:value="2608.672" calcext:value-type="float">
            <text:p>2608.672</text:p>
          </table:table-cell>
          <table:table-cell table:formula="of:=[.G50]+[.U50]+[.AI50]" office:value-type="float" office:value="87.9" calcext:value-type="float">
            <text:p>87.9</text:p>
          </table:table-cell>
          <table:table-cell table:formula="of:=[.H50]+[.V50]+[.AJ50]" office:value-type="float" office:value="576.934" calcext:value-type="float">
            <text:p>576.934</text:p>
          </table:table-cell>
          <table:table-cell table:formula="of:=[.I50]+[.W50]+[.AK50]" office:value-type="float" office:value="2638.41" calcext:value-type="float">
            <text:p>2638.41</text:p>
          </table:table-cell>
          <table:table-cell table:formula="of:=AVERAGE([.AQ50];[.AT50];[.AW50])" office:value-type="float" office:value="88.1666666666667" calcext:value-type="float">
            <text:p>88.1666666666667</text:p>
          </table:table-cell>
          <table:table-cell table:formula="of:=AVERAGE([.AR50];[.AU50];[.AX50])" office:value-type="float" office:value="534.214666666667" calcext:value-type="float">
            <text:p>534.214666666667</text:p>
          </table:table-cell>
          <table:table-cell table:formula="of:=AVERAGE([.AS50];[.AV50];[.AY50])" office:value-type="float" office:value="2558.05733333333" calcext:value-type="float">
            <text:p>2558.05733333333</text:p>
          </table:table-cell>
          <table:table-cell table:number-columns-repeated="2"/>
          <table:table-cell table:formula="of:=[.CG50]-[.BS50]" office:value-type="float" office:value="115.6" calcext:value-type="float">
            <text:p>115.6</text:p>
          </table:table-cell>
          <table:table-cell table:formula="of:=[.CH50]-[.BT50]" office:value-type="float" office:value="47.746" calcext:value-type="float">
            <text:p>47.746</text:p>
          </table:table-cell>
          <table:table-cell table:formula="of:=[.CI50]-[.BU50]" office:value-type="float" office:value="183.632" calcext:value-type="float">
            <text:p>183.632</text:p>
          </table:table-cell>
          <table:table-cell table:formula="of:=[.CJ50]-[.BV50]" office:value-type="float" office:value="116.2" calcext:value-type="float">
            <text:p>116.2</text:p>
          </table:table-cell>
          <table:table-cell table:formula="of:=[.CK50]-[.BW50]" office:value-type="float" office:value="47.242" calcext:value-type="float">
            <text:p>47.242</text:p>
          </table:table-cell>
          <table:table-cell table:formula="of:=[.CL50]-[.BX50]" office:value-type="float" office:value="183.632" calcext:value-type="float">
            <text:p>183.632</text:p>
          </table:table-cell>
          <table:table-cell table:formula="of:=[.CM50]-[.BY50]" office:value-type="float" office:value="117.6" calcext:value-type="float">
            <text:p>117.6</text:p>
          </table:table-cell>
          <table:table-cell table:formula="of:=[.CN50]-[.BZ50]" office:value-type="float" office:value="79.871" calcext:value-type="float">
            <text:p>79.871</text:p>
          </table:table-cell>
          <table:table-cell table:formula="of:=[.CO50]-[.CA50]" office:value-type="float" office:value="824.289" calcext:value-type="float">
            <text:p>824.289</text:p>
          </table:table-cell>
          <table:table-cell table:formula="of:=AVERAGE([.BE50];[.BH50];[.BK50])" office:value-type="float" office:value="116.466666666667" calcext:value-type="float">
            <text:p>116.466666666667</text:p>
          </table:table-cell>
          <table:table-cell table:formula="of:=AVERAGE([.BF50];[.BI50];[.BL50])" office:value-type="float" office:value="58.2863333333333" calcext:value-type="float">
            <text:p>58.2863333333333</text:p>
          </table:table-cell>
          <table:table-cell table:formula="of:=AVERAGE([.BG50];[.BJ50];[.BM50])" office:value-type="float" office:value="397.184333333333" calcext:value-type="float">
            <text:p>397.184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594" calcext:value-type="float">
            <text:p>34.594</text:p>
          </table:table-cell>
          <table:table-cell office:value-type="float" office:value="643.066" calcext:value-type="float">
            <text:p>643.066</text:p>
          </table:table-cell>
          <table:table-cell table:formula="of:=AVERAGE([.BS50];[.BV50];[.BY50])" office:value-type="float" office:value="0" calcext:value-type="float">
            <text:p>0</text:p>
          </table:table-cell>
          <table:table-cell table:formula="of:=AVERAGE([.BT50];[.BW50];[.BZ50])" office:value-type="float" office:value="56.392" calcext:value-type="float">
            <text:p>56.392</text:p>
          </table:table-cell>
          <table:table-cell table:formula="of:=AVERAGE([.BU50];[.BX50];[.CA50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5.6" calcext:value-type="float">
            <text:p>115.6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2" calcext:value-type="float">
            <text:p>116.2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.6" calcext:value-type="float">
            <text:p>117.6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50];[.CJ50];[.CM50])" office:value-type="float" office:value="116.466666666667" calcext:value-type="float">
            <text:p>116.466666666667</text:p>
          </table:table-cell>
          <table:table-cell table:formula="of:=AVERAGE([.CH50];[.CK50];[.CN50])" office:value-type="float" office:value="114.678333333333" calcext:value-type="float">
            <text:p>114.678333333333</text:p>
          </table:table-cell>
          <table:table-cell table:formula="of:=AVERAGE([.CI50];[.CL50];[.CO50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212.895" calcext:value-type="float">
            <text:p>212.895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9.3" calcext:value-type="float">
            <text:p>49.3</text:p>
          </table:table-cell>
          <table:table-cell office:value-type="float" office:value="313.68" calcext:value-type="float">
            <text:p>313.68</text:p>
          </table:table-cell>
          <table:table-cell office:value-type="float" office:value="549.523" calcext:value-type="float">
            <text:p>549.523</text:p>
          </table:table-cell>
          <table:table-cell office:value-type="float" office:value="51.4" calcext:value-type="float">
            <text:p>51.4</text:p>
          </table:table-cell>
          <table:table-cell office:value-type="float" office:value="324.824" calcext:value-type="float">
            <text:p>324.824</text:p>
          </table:table-cell>
          <table:table-cell office:value-type="float" office:value="579.523" calcext:value-type="float">
            <text:p>579.523</text:p>
          </table:table-cell>
          <table:table-cell table:formula="of:=AVERAGE([.A51];[.D51];[.G51])" office:value-type="float" office:value="50.4" calcext:value-type="float">
            <text:p>50.4</text:p>
          </table:table-cell>
          <table:table-cell table:formula="of:=AVERAGE([.B51];[.E51];[.H51])" office:value-type="float" office:value="283.799666666667" calcext:value-type="float">
            <text:p>283.799666666667</text:p>
          </table:table-cell>
          <table:table-cell table:formula="of:=AVERAGE([.C51];[.F51];[.I51])" office:value-type="float" office:value="499.189666666667" calcext:value-type="float">
            <text:p>499.189666666667</text:p>
          </table:table-cell>
          <table:table-cell table:number-columns-repeated="2"/>
          <table:table-cell office:value-type="float" office:value="37.5" calcext:value-type="float">
            <text:p>37.5</text:p>
          </table:table-cell>
          <table:table-cell office:value-type="float" office:value="31.328" calcext:value-type="float">
            <text:p>31.328</text:p>
          </table:table-cell>
          <table:table-cell office:value-type="float" office:value="85.281" calcext:value-type="float">
            <text:p>85.281</text:p>
          </table:table-cell>
          <table:table-cell office:value-type="float" office:value="37.4" calcext:value-type="float">
            <text:p>37.4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602" calcext:value-type="float">
            <text:p>85.602</text:p>
          </table:table-cell>
          <table:table-cell office:value-type="float" office:value="38.6" calcext:value-type="float">
            <text:p>38.6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51];[.R51];[.U51])" office:value-type="float" office:value="37.8333333333333" calcext:value-type="float">
            <text:p>37.8333333333333</text:p>
          </table:table-cell>
          <table:table-cell table:formula="of:=AVERAGE([.P51];[.S51];[.V51])" office:value-type="float" office:value="33.6016666666667" calcext:value-type="float">
            <text:p>33.6016666666667</text:p>
          </table:table-cell>
          <table:table-cell table:formula="of:=AVERAGE([.Q51];[.T51];[.W51])" office:value-type="float" office:value="85.4076666666667" calcext:value-type="float">
            <text:p>85.407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51];[.AF51];[.AI51])" office:value-type="float" office:value="0" calcext:value-type="float">
            <text:p>0</text:p>
          </table:table-cell>
          <table:table-cell table:formula="of:=AVERAGE([.AD51];[.AG51];[.AJ51])" office:value-type="float" office:value="217.238" calcext:value-type="float">
            <text:p>217.238</text:p>
          </table:table-cell>
          <table:table-cell table:formula="of:=AVERAGE([.AE51];[.AH51];[.AK51])" office:value-type="float" office:value="1973.547" calcext:value-type="float">
            <text:p>1973.547</text:p>
          </table:table-cell>
          <table:table-cell table:number-columns-repeated="2"/>
          <table:table-cell table:formula="of:=[.A51]+[.O51]+[.AC51]" office:value-type="float" office:value="88" calcext:value-type="float">
            <text:p>88</text:p>
          </table:table-cell>
          <table:table-cell table:formula="of:=[.B51]+[.P51]+[.AD51]" office:value-type="float" office:value="461.461" calcext:value-type="float">
            <text:p>461.461</text:p>
          </table:table-cell>
          <table:table-cell table:formula="of:=[.C51]+[.Q51]+[.AE51]" office:value-type="float" office:value="2427.351" calcext:value-type="float">
            <text:p>2427.351</text:p>
          </table:table-cell>
          <table:table-cell table:formula="of:=[.D51]+[.R51]+[.AF51]" office:value-type="float" office:value="86.7" calcext:value-type="float">
            <text:p>86.7</text:p>
          </table:table-cell>
          <table:table-cell table:formula="of:=[.E51]+[.S51]+[.AG51]" office:value-type="float" office:value="565.625" calcext:value-type="float">
            <text:p>565.625</text:p>
          </table:table-cell>
          <table:table-cell table:formula="of:=[.F51]+[.T51]+[.AH51]" office:value-type="float" office:value="2608.672" calcext:value-type="float">
            <text:p>2608.672</text:p>
          </table:table-cell>
          <table:table-cell table:formula="of:=[.G51]+[.U51]+[.AI51]" office:value-type="float" office:value="90" calcext:value-type="float">
            <text:p>90</text:p>
          </table:table-cell>
          <table:table-cell table:formula="of:=[.H51]+[.V51]+[.AJ51]" office:value-type="float" office:value="576.832" calcext:value-type="float">
            <text:p>576.832</text:p>
          </table:table-cell>
          <table:table-cell table:formula="of:=[.I51]+[.W51]+[.AK51]" office:value-type="float" office:value="2638.41" calcext:value-type="float">
            <text:p>2638.41</text:p>
          </table:table-cell>
          <table:table-cell table:formula="of:=AVERAGE([.AQ51];[.AT51];[.AW51])" office:value-type="float" office:value="88.2333333333333" calcext:value-type="float">
            <text:p>88.2333333333333</text:p>
          </table:table-cell>
          <table:table-cell table:formula="of:=AVERAGE([.AR51];[.AU51];[.AX51])" office:value-type="float" office:value="534.639333333333" calcext:value-type="float">
            <text:p>534.639333333333</text:p>
          </table:table-cell>
          <table:table-cell table:formula="of:=AVERAGE([.AS51];[.AV51];[.AY51])" office:value-type="float" office:value="2558.14433333333" calcext:value-type="float">
            <text:p>2558.14433333333</text:p>
          </table:table-cell>
          <table:table-cell table:number-columns-repeated="2"/>
          <table:table-cell table:formula="of:=[.CG51]-[.BS51]" office:value-type="float" office:value="116" calcext:value-type="float">
            <text:p>116</text:p>
          </table:table-cell>
          <table:table-cell table:formula="of:=[.CH51]-[.BT51]" office:value-type="float" office:value="47.746" calcext:value-type="float">
            <text:p>47.746</text:p>
          </table:table-cell>
          <table:table-cell table:formula="of:=[.CI51]-[.BU51]" office:value-type="float" office:value="183.632" calcext:value-type="float">
            <text:p>183.632</text:p>
          </table:table-cell>
          <table:table-cell table:formula="of:=[.CJ51]-[.BV51]" office:value-type="float" office:value="116.2" calcext:value-type="float">
            <text:p>116.2</text:p>
          </table:table-cell>
          <table:table-cell table:formula="of:=[.CK51]-[.BW51]" office:value-type="float" office:value="47.242" calcext:value-type="float">
            <text:p>47.242</text:p>
          </table:table-cell>
          <table:table-cell table:formula="of:=[.CL51]-[.BX51]" office:value-type="float" office:value="183.632" calcext:value-type="float">
            <text:p>183.632</text:p>
          </table:table-cell>
          <table:table-cell table:formula="of:=[.CM51]-[.BY51]" office:value-type="float" office:value="117" calcext:value-type="float">
            <text:p>117</text:p>
          </table:table-cell>
          <table:table-cell table:formula="of:=[.CN51]-[.BZ51]" office:value-type="float" office:value="79.871" calcext:value-type="float">
            <text:p>79.871</text:p>
          </table:table-cell>
          <table:table-cell table:formula="of:=[.CO51]-[.CA51]" office:value-type="float" office:value="824.289" calcext:value-type="float">
            <text:p>824.289</text:p>
          </table:table-cell>
          <table:table-cell table:formula="of:=AVERAGE([.BE51];[.BH51];[.BK51])" office:value-type="float" office:value="116.4" calcext:value-type="float">
            <text:p>116.4</text:p>
          </table:table-cell>
          <table:table-cell table:formula="of:=AVERAGE([.BF51];[.BI51];[.BL51])" office:value-type="float" office:value="58.2863333333333" calcext:value-type="float">
            <text:p>58.2863333333333</text:p>
          </table:table-cell>
          <table:table-cell table:formula="of:=AVERAGE([.BG51];[.BJ51];[.BM51])" office:value-type="float" office:value="397.184333333333" calcext:value-type="float">
            <text:p>397.184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594" calcext:value-type="float">
            <text:p>34.594</text:p>
          </table:table-cell>
          <table:table-cell office:value-type="float" office:value="643.066" calcext:value-type="float">
            <text:p>643.066</text:p>
          </table:table-cell>
          <table:table-cell table:formula="of:=AVERAGE([.BS51];[.BV51];[.BY51])" office:value-type="float" office:value="0" calcext:value-type="float">
            <text:p>0</text:p>
          </table:table-cell>
          <table:table-cell table:formula="of:=AVERAGE([.BT51];[.BW51];[.BZ51])" office:value-type="float" office:value="56.392" calcext:value-type="float">
            <text:p>56.392</text:p>
          </table:table-cell>
          <table:table-cell table:formula="of:=AVERAGE([.BU51];[.BX51];[.CA51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2" calcext:value-type="float">
            <text:p>116.2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" calcext:value-type="float">
            <text:p>117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51];[.CJ51];[.CM51])" office:value-type="float" office:value="116.4" calcext:value-type="float">
            <text:p>116.4</text:p>
          </table:table-cell>
          <table:table-cell table:formula="of:=AVERAGE([.CH51];[.CK51];[.CN51])" office:value-type="float" office:value="114.678333333333" calcext:value-type="float">
            <text:p>114.678333333333</text:p>
          </table:table-cell>
          <table:table-cell table:formula="of:=AVERAGE([.CI51];[.CL51];[.CO51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212.996" calcext:value-type="float">
            <text:p>212.996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9.4" calcext:value-type="float">
            <text:p>49.4</text:p>
          </table:table-cell>
          <table:table-cell office:value-type="float" office:value="313.645" calcext:value-type="float">
            <text:p>313.645</text:p>
          </table:table-cell>
          <table:table-cell office:value-type="float" office:value="549.523" calcext:value-type="float">
            <text:p>549.523</text:p>
          </table:table-cell>
          <table:table-cell office:value-type="float" office:value="50.4" calcext:value-type="float">
            <text:p>50.4</text:p>
          </table:table-cell>
          <table:table-cell office:value-type="float" office:value="323.996" calcext:value-type="float">
            <text:p>323.996</text:p>
          </table:table-cell>
          <table:table-cell office:value-type="float" office:value="579.523" calcext:value-type="float">
            <text:p>579.523</text:p>
          </table:table-cell>
          <table:table-cell table:formula="of:=AVERAGE([.A52];[.D52];[.G52])" office:value-type="float" office:value="50.0666666666667" calcext:value-type="float">
            <text:p>50.0666666666667</text:p>
          </table:table-cell>
          <table:table-cell table:formula="of:=AVERAGE([.B52];[.E52];[.H52])" office:value-type="float" office:value="283.545666666667" calcext:value-type="float">
            <text:p>283.545666666667</text:p>
          </table:table-cell>
          <table:table-cell table:formula="of:=AVERAGE([.C52];[.F52];[.I52])" office:value-type="float" office:value="499.189666666667" calcext:value-type="float">
            <text:p>499.189666666667</text:p>
          </table:table-cell>
          <table:table-cell table:number-columns-repeated="2"/>
          <table:table-cell office:value-type="float" office:value="39.5" calcext:value-type="float">
            <text:p>39.5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37.5" calcext:value-type="float">
            <text:p>37.5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38.6" calcext:value-type="float">
            <text:p>38.6</text:p>
          </table:table-cell>
          <table:table-cell office:value-type="float" office:value="34.77" calcext:value-type="float">
            <text:p>34.77</text:p>
          </table:table-cell>
          <table:table-cell office:value-type="float" office:value="85.602" calcext:value-type="float">
            <text:p>85.602</text:p>
          </table:table-cell>
          <table:table-cell table:formula="of:=AVERAGE([.O52];[.R52];[.U52])" office:value-type="float" office:value="38.5333333333333" calcext:value-type="float">
            <text:p>38.5333333333333</text:p>
          </table:table-cell>
          <table:table-cell table:formula="of:=AVERAGE([.P52];[.S52];[.V52])" office:value-type="float" office:value="33.517" calcext:value-type="float">
            <text:p>33.517</text:p>
          </table:table-cell>
          <table:table-cell table:formula="of:=AVERAGE([.Q52];[.T52];[.W52])" office:value-type="float" office:value="85.3206666666667" calcext:value-type="float">
            <text:p>85.3206666666667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3" calcext:value-type="float">
            <text:p>3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2" calcext:value-type="float">
            <text:p>2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52];[.AF52];[.AI52])" office:value-type="float" office:value="2.96666666666667" calcext:value-type="float">
            <text:p>2.96666666666667</text:p>
          </table:table-cell>
          <table:table-cell table:formula="of:=AVERAGE([.AD52];[.AG52];[.AJ52])" office:value-type="float" office:value="219.238" calcext:value-type="float">
            <text:p>219.238</text:p>
          </table:table-cell>
          <table:table-cell table:formula="of:=AVERAGE([.AE52];[.AH52];[.AK52])" office:value-type="float" office:value="1975.547" calcext:value-type="float">
            <text:p>1975.547</text:p>
          </table:table-cell>
          <table:table-cell table:number-columns-repeated="2"/>
          <table:table-cell table:formula="of:=[.A52]+[.O52]+[.AC52]" office:value-type="float" office:value="93.8" calcext:value-type="float">
            <text:p>93.8</text:p>
          </table:table-cell>
          <table:table-cell table:formula="of:=[.B52]+[.P52]+[.AD52]" office:value-type="float" office:value="463.308" calcext:value-type="float">
            <text:p>463.308</text:p>
          </table:table-cell>
          <table:table-cell table:formula="of:=[.C52]+[.Q52]+[.AE52]" office:value-type="float" office:value="2429.09" calcext:value-type="float">
            <text:p>2429.09</text:p>
          </table:table-cell>
          <table:table-cell table:formula="of:=[.D52]+[.R52]+[.AF52]" office:value-type="float" office:value="89.9" calcext:value-type="float">
            <text:p>89.9</text:p>
          </table:table-cell>
          <table:table-cell table:formula="of:=[.E52]+[.S52]+[.AG52]" office:value-type="float" office:value="567.59" calcext:value-type="float">
            <text:p>567.59</text:p>
          </table:table-cell>
          <table:table-cell table:formula="of:=[.F52]+[.T52]+[.AH52]" office:value-type="float" office:value="2610.41" calcext:value-type="float">
            <text:p>2610.41</text:p>
          </table:table-cell>
          <table:table-cell table:formula="of:=[.G52]+[.U52]+[.AI52]" office:value-type="float" office:value="91" calcext:value-type="float">
            <text:p>91</text:p>
          </table:table-cell>
          <table:table-cell table:formula="of:=[.H52]+[.V52]+[.AJ52]" office:value-type="float" office:value="578.004" calcext:value-type="float">
            <text:p>578.004</text:p>
          </table:table-cell>
          <table:table-cell table:formula="of:=[.I52]+[.W52]+[.AK52]" office:value-type="float" office:value="2640.672" calcext:value-type="float">
            <text:p>2640.672</text:p>
          </table:table-cell>
          <table:table-cell table:formula="of:=AVERAGE([.AQ52];[.AT52];[.AW52])" office:value-type="float" office:value="91.5666666666667" calcext:value-type="float">
            <text:p>91.5666666666667</text:p>
          </table:table-cell>
          <table:table-cell table:formula="of:=AVERAGE([.AR52];[.AU52];[.AX52])" office:value-type="float" office:value="536.300666666667" calcext:value-type="float">
            <text:p>536.300666666667</text:p>
          </table:table-cell>
          <table:table-cell table:formula="of:=AVERAGE([.AS52];[.AV52];[.AY52])" office:value-type="float" office:value="2560.05733333333" calcext:value-type="float">
            <text:p>2560.05733333333</text:p>
          </table:table-cell>
          <table:table-cell table:number-columns-repeated="2"/>
          <table:table-cell table:formula="of:=[.CG52]-[.BS52]" office:value-type="float" office:value="115.8" calcext:value-type="float">
            <text:p>115.8</text:p>
          </table:table-cell>
          <table:table-cell table:formula="of:=[.CH52]-[.BT52]" office:value-type="float" office:value="47.746" calcext:value-type="float">
            <text:p>47.746</text:p>
          </table:table-cell>
          <table:table-cell table:formula="of:=[.CI52]-[.BU52]" office:value-type="float" office:value="183.632" calcext:value-type="float">
            <text:p>183.632</text:p>
          </table:table-cell>
          <table:table-cell table:formula="of:=[.CJ52]-[.BV52]" office:value-type="float" office:value="114.8" calcext:value-type="float">
            <text:p>114.8</text:p>
          </table:table-cell>
          <table:table-cell table:formula="of:=[.CK52]-[.BW52]" office:value-type="float" office:value="47.242" calcext:value-type="float">
            <text:p>47.242</text:p>
          </table:table-cell>
          <table:table-cell table:formula="of:=[.CL52]-[.BX52]" office:value-type="float" office:value="183.632" calcext:value-type="float">
            <text:p>183.632</text:p>
          </table:table-cell>
          <table:table-cell table:formula="of:=[.CM52]-[.BY52]" office:value-type="float" office:value="116.2" calcext:value-type="float">
            <text:p>116.2</text:p>
          </table:table-cell>
          <table:table-cell table:formula="of:=[.CN52]-[.BZ52]" office:value-type="float" office:value="79.871" calcext:value-type="float">
            <text:p>79.871</text:p>
          </table:table-cell>
          <table:table-cell table:formula="of:=[.CO52]-[.CA52]" office:value-type="float" office:value="824.289" calcext:value-type="float">
            <text:p>824.289</text:p>
          </table:table-cell>
          <table:table-cell table:formula="of:=AVERAGE([.BE52];[.BH52];[.BK52])" office:value-type="float" office:value="115.6" calcext:value-type="float">
            <text:p>115.6</text:p>
          </table:table-cell>
          <table:table-cell table:formula="of:=AVERAGE([.BF52];[.BI52];[.BL52])" office:value-type="float" office:value="58.2863333333333" calcext:value-type="float">
            <text:p>58.2863333333333</text:p>
          </table:table-cell>
          <table:table-cell table:formula="of:=AVERAGE([.BG52];[.BJ52];[.BM52])" office:value-type="float" office:value="397.184333333333" calcext:value-type="float">
            <text:p>397.184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594" calcext:value-type="float">
            <text:p>34.594</text:p>
          </table:table-cell>
          <table:table-cell office:value-type="float" office:value="643.066" calcext:value-type="float">
            <text:p>643.066</text:p>
          </table:table-cell>
          <table:table-cell table:formula="of:=AVERAGE([.BS52];[.BV52];[.BY52])" office:value-type="float" office:value="0" calcext:value-type="float">
            <text:p>0</text:p>
          </table:table-cell>
          <table:table-cell table:formula="of:=AVERAGE([.BT52];[.BW52];[.BZ52])" office:value-type="float" office:value="56.392" calcext:value-type="float">
            <text:p>56.392</text:p>
          </table:table-cell>
          <table:table-cell table:formula="of:=AVERAGE([.BU52];[.BX52];[.CA52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5.8" calcext:value-type="float">
            <text:p>115.8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4.8" calcext:value-type="float">
            <text:p>114.8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2" calcext:value-type="float">
            <text:p>116.2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52];[.CJ52];[.CM52])" office:value-type="float" office:value="115.6" calcext:value-type="float">
            <text:p>115.6</text:p>
          </table:table-cell>
          <table:table-cell table:formula="of:=AVERAGE([.CH52];[.CK52];[.CN52])" office:value-type="float" office:value="114.678333333333" calcext:value-type="float">
            <text:p>114.678333333333</text:p>
          </table:table-cell>
          <table:table-cell table:formula="of:=AVERAGE([.CI52];[.CL52];[.CO52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213.219" calcext:value-type="float">
            <text:p>213.219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9.4" calcext:value-type="float">
            <text:p>49.4</text:p>
          </table:table-cell>
          <table:table-cell office:value-type="float" office:value="313.984" calcext:value-type="float">
            <text:p>313.984</text:p>
          </table:table-cell>
          <table:table-cell office:value-type="float" office:value="549.523" calcext:value-type="float">
            <text:p>549.523</text:p>
          </table:table-cell>
          <table:table-cell office:value-type="float" office:value="51.4" calcext:value-type="float">
            <text:p>51.4</text:p>
          </table:table-cell>
          <table:table-cell office:value-type="float" office:value="323.754" calcext:value-type="float">
            <text:p>323.754</text:p>
          </table:table-cell>
          <table:table-cell office:value-type="float" office:value="579.523" calcext:value-type="float">
            <text:p>579.523</text:p>
          </table:table-cell>
          <table:table-cell table:formula="of:=AVERAGE([.A53];[.D53];[.G53])" office:value-type="float" office:value="50.0666666666667" calcext:value-type="float">
            <text:p>50.0666666666667</text:p>
          </table:table-cell>
          <table:table-cell table:formula="of:=AVERAGE([.B53];[.E53];[.H53])" office:value-type="float" office:value="283.652333333333" calcext:value-type="float">
            <text:p>283.652333333333</text:p>
          </table:table-cell>
          <table:table-cell table:formula="of:=AVERAGE([.C53];[.F53];[.I53])" office:value-type="float" office:value="499.189666666667" calcext:value-type="float">
            <text:p>499.189666666667</text:p>
          </table:table-cell>
          <table:table-cell table:number-columns-repeated="2"/>
          <table:table-cell office:value-type="float" office:value="37.5" calcext:value-type="float">
            <text:p>37.5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39.5" calcext:value-type="float">
            <text:p>39.5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37.5" calcext:value-type="float">
            <text:p>37.5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53];[.R53];[.U53])" office:value-type="float" office:value="38.1666666666667" calcext:value-type="float">
            <text:p>38.1666666666667</text:p>
          </table:table-cell>
          <table:table-cell table:formula="of:=AVERAGE([.P53];[.S53];[.V53])" office:value-type="float" office:value="33.517" calcext:value-type="float">
            <text:p>33.517</text:p>
          </table:table-cell>
          <table:table-cell table:formula="of:=AVERAGE([.Q53];[.T53];[.W53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53];[.AF53];[.AI53])" office:value-type="float" office:value="0" calcext:value-type="float">
            <text:p>0</text:p>
          </table:table-cell>
          <table:table-cell table:formula="of:=AVERAGE([.AD53];[.AG53];[.AJ53])" office:value-type="float" office:value="219.238" calcext:value-type="float">
            <text:p>219.238</text:p>
          </table:table-cell>
          <table:table-cell table:formula="of:=AVERAGE([.AE53];[.AH53];[.AK53])" office:value-type="float" office:value="1975.547" calcext:value-type="float">
            <text:p>1975.547</text:p>
          </table:table-cell>
          <table:table-cell table:number-columns-repeated="2"/>
          <table:table-cell table:formula="of:=[.A53]+[.O53]+[.AC53]" office:value-type="float" office:value="86.9" calcext:value-type="float">
            <text:p>86.9</text:p>
          </table:table-cell>
          <table:table-cell table:formula="of:=[.B53]+[.P53]+[.AD53]" office:value-type="float" office:value="463.531" calcext:value-type="float">
            <text:p>463.531</text:p>
          </table:table-cell>
          <table:table-cell table:formula="of:=[.C53]+[.Q53]+[.AE53]" office:value-type="float" office:value="2429.09" calcext:value-type="float">
            <text:p>2429.09</text:p>
          </table:table-cell>
          <table:table-cell table:formula="of:=[.D53]+[.R53]+[.AF53]" office:value-type="float" office:value="88.9" calcext:value-type="float">
            <text:p>88.9</text:p>
          </table:table-cell>
          <table:table-cell table:formula="of:=[.E53]+[.S53]+[.AG53]" office:value-type="float" office:value="567.929" calcext:value-type="float">
            <text:p>567.929</text:p>
          </table:table-cell>
          <table:table-cell table:formula="of:=[.F53]+[.T53]+[.AH53]" office:value-type="float" office:value="2610.41" calcext:value-type="float">
            <text:p>2610.41</text:p>
          </table:table-cell>
          <table:table-cell table:formula="of:=[.G53]+[.U53]+[.AI53]" office:value-type="float" office:value="88.9" calcext:value-type="float">
            <text:p>88.9</text:p>
          </table:table-cell>
          <table:table-cell table:formula="of:=[.H53]+[.V53]+[.AJ53]" office:value-type="float" office:value="577.762" calcext:value-type="float">
            <text:p>577.762</text:p>
          </table:table-cell>
          <table:table-cell table:formula="of:=[.I53]+[.W53]+[.AK53]" office:value-type="float" office:value="2640.41" calcext:value-type="float">
            <text:p>2640.41</text:p>
          </table:table-cell>
          <table:table-cell table:formula="of:=AVERAGE([.AQ53];[.AT53];[.AW53])" office:value-type="float" office:value="88.2333333333333" calcext:value-type="float">
            <text:p>88.2333333333333</text:p>
          </table:table-cell>
          <table:table-cell table:formula="of:=AVERAGE([.AR53];[.AU53];[.AX53])" office:value-type="float" office:value="536.407333333333" calcext:value-type="float">
            <text:p>536.407333333333</text:p>
          </table:table-cell>
          <table:table-cell table:formula="of:=AVERAGE([.AS53];[.AV53];[.AY53])" office:value-type="float" office:value="2559.97" calcext:value-type="float">
            <text:p>2559.97</text:p>
          </table:table-cell>
          <table:table-cell table:number-columns-repeated="2"/>
          <table:table-cell table:formula="of:=[.CG53]-[.BS53]" office:value-type="float" office:value="116.8" calcext:value-type="float">
            <text:p>116.8</text:p>
          </table:table-cell>
          <table:table-cell table:formula="of:=[.CH53]-[.BT53]" office:value-type="float" office:value="47.746" calcext:value-type="float">
            <text:p>47.746</text:p>
          </table:table-cell>
          <table:table-cell table:formula="of:=[.CI53]-[.BU53]" office:value-type="float" office:value="183.632" calcext:value-type="float">
            <text:p>183.632</text:p>
          </table:table-cell>
          <table:table-cell table:formula="of:=[.CJ53]-[.BV53]" office:value-type="float" office:value="117.6" calcext:value-type="float">
            <text:p>117.6</text:p>
          </table:table-cell>
          <table:table-cell table:formula="of:=[.CK53]-[.BW53]" office:value-type="float" office:value="47.242" calcext:value-type="float">
            <text:p>47.242</text:p>
          </table:table-cell>
          <table:table-cell table:formula="of:=[.CL53]-[.BX53]" office:value-type="float" office:value="183.632" calcext:value-type="float">
            <text:p>183.632</text:p>
          </table:table-cell>
          <table:table-cell table:formula="of:=[.CM53]-[.BY53]" office:value-type="float" office:value="116" calcext:value-type="float">
            <text:p>116</text:p>
          </table:table-cell>
          <table:table-cell table:formula="of:=[.CN53]-[.BZ53]" office:value-type="float" office:value="79.871" calcext:value-type="float">
            <text:p>79.871</text:p>
          </table:table-cell>
          <table:table-cell table:formula="of:=[.CO53]-[.CA53]" office:value-type="float" office:value="824.289" calcext:value-type="float">
            <text:p>824.289</text:p>
          </table:table-cell>
          <table:table-cell table:formula="of:=AVERAGE([.BE53];[.BH53];[.BK53])" office:value-type="float" office:value="116.8" calcext:value-type="float">
            <text:p>116.8</text:p>
          </table:table-cell>
          <table:table-cell table:formula="of:=AVERAGE([.BF53];[.BI53];[.BL53])" office:value-type="float" office:value="58.2863333333333" calcext:value-type="float">
            <text:p>58.2863333333333</text:p>
          </table:table-cell>
          <table:table-cell table:formula="of:=AVERAGE([.BG53];[.BJ53];[.BM53])" office:value-type="float" office:value="397.184333333333" calcext:value-type="float">
            <text:p>397.184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594" calcext:value-type="float">
            <text:p>34.594</text:p>
          </table:table-cell>
          <table:table-cell office:value-type="float" office:value="643.066" calcext:value-type="float">
            <text:p>643.066</text:p>
          </table:table-cell>
          <table:table-cell table:formula="of:=AVERAGE([.BS53];[.BV53];[.BY53])" office:value-type="float" office:value="0" calcext:value-type="float">
            <text:p>0</text:p>
          </table:table-cell>
          <table:table-cell table:formula="of:=AVERAGE([.BT53];[.BW53];[.BZ53])" office:value-type="float" office:value="56.392" calcext:value-type="float">
            <text:p>56.392</text:p>
          </table:table-cell>
          <table:table-cell table:formula="of:=AVERAGE([.BU53];[.BX53];[.CA53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6.8" calcext:value-type="float">
            <text:p>116.8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.6" calcext:value-type="float">
            <text:p>117.6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" calcext:value-type="float">
            <text:p>116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53];[.CJ53];[.CM53])" office:value-type="float" office:value="116.8" calcext:value-type="float">
            <text:p>116.8</text:p>
          </table:table-cell>
          <table:table-cell table:formula="of:=AVERAGE([.CH53];[.CK53];[.CN53])" office:value-type="float" office:value="114.678333333333" calcext:value-type="float">
            <text:p>114.678333333333</text:p>
          </table:table-cell>
          <table:table-cell table:formula="of:=AVERAGE([.CI53];[.CL53];[.CO53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213.492" calcext:value-type="float">
            <text:p>213.492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9.4" calcext:value-type="float">
            <text:p>49.4</text:p>
          </table:table-cell>
          <table:table-cell office:value-type="float" office:value="314.016" calcext:value-type="float">
            <text:p>314.016</text:p>
          </table:table-cell>
          <table:table-cell office:value-type="float" office:value="549.523" calcext:value-type="float">
            <text:p>549.523</text:p>
          </table:table-cell>
          <table:table-cell office:value-type="float" office:value="51.2" calcext:value-type="float">
            <text:p>51.2</text:p>
          </table:table-cell>
          <table:table-cell office:value-type="float" office:value="323.91" calcext:value-type="float">
            <text:p>323.91</text:p>
          </table:table-cell>
          <table:table-cell office:value-type="float" office:value="579.523" calcext:value-type="float">
            <text:p>579.523</text:p>
          </table:table-cell>
          <table:table-cell table:formula="of:=AVERAGE([.A54];[.D54];[.G54])" office:value-type="float" office:value="50.3333333333333" calcext:value-type="float">
            <text:p>50.3333333333333</text:p>
          </table:table-cell>
          <table:table-cell table:formula="of:=AVERAGE([.B54];[.E54];[.H54])" office:value-type="float" office:value="283.806" calcext:value-type="float">
            <text:p>283.806</text:p>
          </table:table-cell>
          <table:table-cell table:formula="of:=AVERAGE([.C54];[.F54];[.I54])" office:value-type="float" office:value="499.189666666667" calcext:value-type="float">
            <text:p>499.189666666667</text:p>
          </table:table-cell>
          <table:table-cell table:number-columns-repeated="2"/>
          <table:table-cell office:value-type="float" office:value="38.5" calcext:value-type="float">
            <text:p>38.5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38.4" calcext:value-type="float">
            <text:p>38.4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602" calcext:value-type="float">
            <text:p>85.602</text:p>
          </table:table-cell>
          <table:table-cell office:value-type="float" office:value="37.5" calcext:value-type="float">
            <text:p>37.5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54];[.R54];[.U54])" office:value-type="float" office:value="38.1333333333333" calcext:value-type="float">
            <text:p>38.1333333333333</text:p>
          </table:table-cell>
          <table:table-cell table:formula="of:=AVERAGE([.P54];[.S54];[.V54])" office:value-type="float" office:value="33.517" calcext:value-type="float">
            <text:p>33.517</text:p>
          </table:table-cell>
          <table:table-cell table:formula="of:=AVERAGE([.Q54];[.T54];[.W54])" office:value-type="float" office:value="85.3206666666667" calcext:value-type="float">
            <text:p>85.320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54];[.AF54];[.AI54])" office:value-type="float" office:value="0" calcext:value-type="float">
            <text:p>0</text:p>
          </table:table-cell>
          <table:table-cell table:formula="of:=AVERAGE([.AD54];[.AG54];[.AJ54])" office:value-type="float" office:value="219.238" calcext:value-type="float">
            <text:p>219.238</text:p>
          </table:table-cell>
          <table:table-cell table:formula="of:=AVERAGE([.AE54];[.AH54];[.AK54])" office:value-type="float" office:value="1975.547" calcext:value-type="float">
            <text:p>1975.547</text:p>
          </table:table-cell>
          <table:table-cell table:number-columns-repeated="2"/>
          <table:table-cell table:formula="of:=[.A54]+[.O54]+[.AC54]" office:value-type="float" office:value="88.9" calcext:value-type="float">
            <text:p>88.9</text:p>
          </table:table-cell>
          <table:table-cell table:formula="of:=[.B54]+[.P54]+[.AD54]" office:value-type="float" office:value="463.804" calcext:value-type="float">
            <text:p>463.804</text:p>
          </table:table-cell>
          <table:table-cell table:formula="of:=[.C54]+[.Q54]+[.AE54]" office:value-type="float" office:value="2429.09" calcext:value-type="float">
            <text:p>2429.09</text:p>
          </table:table-cell>
          <table:table-cell table:formula="of:=[.D54]+[.R54]+[.AF54]" office:value-type="float" office:value="87.8" calcext:value-type="float">
            <text:p>87.8</text:p>
          </table:table-cell>
          <table:table-cell table:formula="of:=[.E54]+[.S54]+[.AG54]" office:value-type="float" office:value="567.961" calcext:value-type="float">
            <text:p>567.961</text:p>
          </table:table-cell>
          <table:table-cell table:formula="of:=[.F54]+[.T54]+[.AH54]" office:value-type="float" office:value="2610.672" calcext:value-type="float">
            <text:p>2610.672</text:p>
          </table:table-cell>
          <table:table-cell table:formula="of:=[.G54]+[.U54]+[.AI54]" office:value-type="float" office:value="88.7" calcext:value-type="float">
            <text:p>88.7</text:p>
          </table:table-cell>
          <table:table-cell table:formula="of:=[.H54]+[.V54]+[.AJ54]" office:value-type="float" office:value="577.918" calcext:value-type="float">
            <text:p>577.918</text:p>
          </table:table-cell>
          <table:table-cell table:formula="of:=[.I54]+[.W54]+[.AK54]" office:value-type="float" office:value="2640.41" calcext:value-type="float">
            <text:p>2640.41</text:p>
          </table:table-cell>
          <table:table-cell table:formula="of:=AVERAGE([.AQ54];[.AT54];[.AW54])" office:value-type="float" office:value="88.4666666666667" calcext:value-type="float">
            <text:p>88.4666666666667</text:p>
          </table:table-cell>
          <table:table-cell table:formula="of:=AVERAGE([.AR54];[.AU54];[.AX54])" office:value-type="float" office:value="536.561" calcext:value-type="float">
            <text:p>536.561</text:p>
          </table:table-cell>
          <table:table-cell table:formula="of:=AVERAGE([.AS54];[.AV54];[.AY54])" office:value-type="float" office:value="2560.05733333333" calcext:value-type="float">
            <text:p>2560.05733333333</text:p>
          </table:table-cell>
          <table:table-cell table:number-columns-repeated="2"/>
          <table:table-cell table:formula="of:=[.CG54]-[.BS54]" office:value-type="float" office:value="116.8" calcext:value-type="float">
            <text:p>116.8</text:p>
          </table:table-cell>
          <table:table-cell table:formula="of:=[.CH54]-[.BT54]" office:value-type="float" office:value="47.746" calcext:value-type="float">
            <text:p>47.746</text:p>
          </table:table-cell>
          <table:table-cell table:formula="of:=[.CI54]-[.BU54]" office:value-type="float" office:value="183.632" calcext:value-type="float">
            <text:p>183.632</text:p>
          </table:table-cell>
          <table:table-cell table:formula="of:=[.CJ54]-[.BV54]" office:value-type="float" office:value="116.2" calcext:value-type="float">
            <text:p>116.2</text:p>
          </table:table-cell>
          <table:table-cell table:formula="of:=[.CK54]-[.BW54]" office:value-type="float" office:value="47.242" calcext:value-type="float">
            <text:p>47.242</text:p>
          </table:table-cell>
          <table:table-cell table:formula="of:=[.CL54]-[.BX54]" office:value-type="float" office:value="183.632" calcext:value-type="float">
            <text:p>183.632</text:p>
          </table:table-cell>
          <table:table-cell table:formula="of:=[.CM54]-[.BY54]" office:value-type="float" office:value="116" calcext:value-type="float">
            <text:p>116</text:p>
          </table:table-cell>
          <table:table-cell table:formula="of:=[.CN54]-[.BZ54]" office:value-type="float" office:value="79.871" calcext:value-type="float">
            <text:p>79.871</text:p>
          </table:table-cell>
          <table:table-cell table:formula="of:=[.CO54]-[.CA54]" office:value-type="float" office:value="824.289" calcext:value-type="float">
            <text:p>824.289</text:p>
          </table:table-cell>
          <table:table-cell table:formula="of:=AVERAGE([.BE54];[.BH54];[.BK54])" office:value-type="float" office:value="116.333333333333" calcext:value-type="float">
            <text:p>116.333333333333</text:p>
          </table:table-cell>
          <table:table-cell table:formula="of:=AVERAGE([.BF54];[.BI54];[.BL54])" office:value-type="float" office:value="58.2863333333333" calcext:value-type="float">
            <text:p>58.2863333333333</text:p>
          </table:table-cell>
          <table:table-cell table:formula="of:=AVERAGE([.BG54];[.BJ54];[.BM54])" office:value-type="float" office:value="397.184333333333" calcext:value-type="float">
            <text:p>397.184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594" calcext:value-type="float">
            <text:p>34.594</text:p>
          </table:table-cell>
          <table:table-cell office:value-type="float" office:value="643.066" calcext:value-type="float">
            <text:p>643.066</text:p>
          </table:table-cell>
          <table:table-cell table:formula="of:=AVERAGE([.BS54];[.BV54];[.BY54])" office:value-type="float" office:value="0" calcext:value-type="float">
            <text:p>0</text:p>
          </table:table-cell>
          <table:table-cell table:formula="of:=AVERAGE([.BT54];[.BW54];[.BZ54])" office:value-type="float" office:value="56.392" calcext:value-type="float">
            <text:p>56.392</text:p>
          </table:table-cell>
          <table:table-cell table:formula="of:=AVERAGE([.BU54];[.BX54];[.CA54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6.8" calcext:value-type="float">
            <text:p>116.8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2" calcext:value-type="float">
            <text:p>116.2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" calcext:value-type="float">
            <text:p>116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54];[.CJ54];[.CM54])" office:value-type="float" office:value="116.333333333333" calcext:value-type="float">
            <text:p>116.333333333333</text:p>
          </table:table-cell>
          <table:table-cell table:formula="of:=AVERAGE([.CH54];[.CK54];[.CN54])" office:value-type="float" office:value="114.678333333333" calcext:value-type="float">
            <text:p>114.678333333333</text:p>
          </table:table-cell>
          <table:table-cell table:formula="of:=AVERAGE([.CI54];[.CL54];[.CO54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213.547" calcext:value-type="float">
            <text:p>213.547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9.4" calcext:value-type="float">
            <text:p>49.4</text:p>
          </table:table-cell>
          <table:table-cell office:value-type="float" office:value="313.707" calcext:value-type="float">
            <text:p>313.707</text:p>
          </table:table-cell>
          <table:table-cell office:value-type="float" office:value="549.523" calcext:value-type="float">
            <text:p>549.523</text:p>
          </table:table-cell>
          <table:table-cell office:value-type="float" office:value="51.3" calcext:value-type="float">
            <text:p>51.3</text:p>
          </table:table-cell>
          <table:table-cell office:value-type="float" office:value="323.996" calcext:value-type="float">
            <text:p>323.996</text:p>
          </table:table-cell>
          <table:table-cell office:value-type="float" office:value="579.523" calcext:value-type="float">
            <text:p>579.523</text:p>
          </table:table-cell>
          <table:table-cell table:formula="of:=AVERAGE([.A55];[.D55];[.G55])" office:value-type="float" office:value="50.4" calcext:value-type="float">
            <text:p>50.4</text:p>
          </table:table-cell>
          <table:table-cell table:formula="of:=AVERAGE([.B55];[.E55];[.H55])" office:value-type="float" office:value="283.75" calcext:value-type="float">
            <text:p>283.75</text:p>
          </table:table-cell>
          <table:table-cell table:formula="of:=AVERAGE([.C55];[.F55];[.I55])" office:value-type="float" office:value="499.189666666667" calcext:value-type="float">
            <text:p>499.189666666667</text:p>
          </table:table-cell>
          <table:table-cell table:number-columns-repeated="2"/>
          <table:table-cell office:value-type="float" office:value="38.5" calcext:value-type="float">
            <text:p>38.5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37.5" calcext:value-type="float">
            <text:p>37.5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37.3" calcext:value-type="float">
            <text:p>37.3</text:p>
          </table:table-cell>
          <table:table-cell office:value-type="float" office:value="34.77" calcext:value-type="float">
            <text:p>34.77</text:p>
          </table:table-cell>
          <table:table-cell office:value-type="float" office:value="85.602" calcext:value-type="float">
            <text:p>85.602</text:p>
          </table:table-cell>
          <table:table-cell table:formula="of:=AVERAGE([.O55];[.R55];[.U55])" office:value-type="float" office:value="37.7666666666667" calcext:value-type="float">
            <text:p>37.7666666666667</text:p>
          </table:table-cell>
          <table:table-cell table:formula="of:=AVERAGE([.P55];[.S55];[.V55])" office:value-type="float" office:value="33.517" calcext:value-type="float">
            <text:p>33.517</text:p>
          </table:table-cell>
          <table:table-cell table:formula="of:=AVERAGE([.Q55];[.T55];[.W55])" office:value-type="float" office:value="85.3206666666667" calcext:value-type="float">
            <text:p>85.320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55];[.AF55];[.AI55])" office:value-type="float" office:value="0" calcext:value-type="float">
            <text:p>0</text:p>
          </table:table-cell>
          <table:table-cell table:formula="of:=AVERAGE([.AD55];[.AG55];[.AJ55])" office:value-type="float" office:value="216.571333333333" calcext:value-type="float">
            <text:p>216.571333333333</text:p>
          </table:table-cell>
          <table:table-cell table:formula="of:=AVERAGE([.AE55];[.AH55];[.AK55])" office:value-type="float" office:value="1972.88033333333" calcext:value-type="float">
            <text:p>1972.88033333333</text:p>
          </table:table-cell>
          <table:table-cell table:number-columns-repeated="2"/>
          <table:table-cell table:formula="of:=[.A55]+[.O55]+[.AC55]" office:value-type="float" office:value="89" calcext:value-type="float">
            <text:p>89</text:p>
          </table:table-cell>
          <table:table-cell table:formula="of:=[.B55]+[.P55]+[.AD55]" office:value-type="float" office:value="463.859" calcext:value-type="float">
            <text:p>463.859</text:p>
          </table:table-cell>
          <table:table-cell table:formula="of:=[.C55]+[.Q55]+[.AE55]" office:value-type="float" office:value="2429.09" calcext:value-type="float">
            <text:p>2429.09</text:p>
          </table:table-cell>
          <table:table-cell table:formula="of:=[.D55]+[.R55]+[.AF55]" office:value-type="float" office:value="86.9" calcext:value-type="float">
            <text:p>86.9</text:p>
          </table:table-cell>
          <table:table-cell table:formula="of:=[.E55]+[.S55]+[.AG55]" office:value-type="float" office:value="563.652" calcext:value-type="float">
            <text:p>563.652</text:p>
          </table:table-cell>
          <table:table-cell table:formula="of:=[.F55]+[.T55]+[.AH55]" office:value-type="float" office:value="2606.41" calcext:value-type="float">
            <text:p>2606.41</text:p>
          </table:table-cell>
          <table:table-cell table:formula="of:=[.G55]+[.U55]+[.AI55]" office:value-type="float" office:value="88.6" calcext:value-type="float">
            <text:p>88.6</text:p>
          </table:table-cell>
          <table:table-cell table:formula="of:=[.H55]+[.V55]+[.AJ55]" office:value-type="float" office:value="574.004" calcext:value-type="float">
            <text:p>574.004</text:p>
          </table:table-cell>
          <table:table-cell table:formula="of:=[.I55]+[.W55]+[.AK55]" office:value-type="float" office:value="2636.672" calcext:value-type="float">
            <text:p>2636.672</text:p>
          </table:table-cell>
          <table:table-cell table:formula="of:=AVERAGE([.AQ55];[.AT55];[.AW55])" office:value-type="float" office:value="88.1666666666667" calcext:value-type="float">
            <text:p>88.1666666666667</text:p>
          </table:table-cell>
          <table:table-cell table:formula="of:=AVERAGE([.AR55];[.AU55];[.AX55])" office:value-type="float" office:value="533.838333333333" calcext:value-type="float">
            <text:p>533.838333333333</text:p>
          </table:table-cell>
          <table:table-cell table:formula="of:=AVERAGE([.AS55];[.AV55];[.AY55])" office:value-type="float" office:value="2557.39066666667" calcext:value-type="float">
            <text:p>2557.39066666667</text:p>
          </table:table-cell>
          <table:table-cell table:number-columns-repeated="2"/>
          <table:table-cell table:formula="of:=[.CG55]-[.BS55]" office:value-type="float" office:value="116.8" calcext:value-type="float">
            <text:p>116.8</text:p>
          </table:table-cell>
          <table:table-cell table:formula="of:=[.CH55]-[.BT55]" office:value-type="float" office:value="47.746" calcext:value-type="float">
            <text:p>47.746</text:p>
          </table:table-cell>
          <table:table-cell table:formula="of:=[.CI55]-[.BU55]" office:value-type="float" office:value="183.632" calcext:value-type="float">
            <text:p>183.632</text:p>
          </table:table-cell>
          <table:table-cell table:formula="of:=[.CJ55]-[.BV55]" office:value-type="float" office:value="117" calcext:value-type="float">
            <text:p>117</text:p>
          </table:table-cell>
          <table:table-cell table:formula="of:=[.CK55]-[.BW55]" office:value-type="float" office:value="47.242" calcext:value-type="float">
            <text:p>47.242</text:p>
          </table:table-cell>
          <table:table-cell table:formula="of:=[.CL55]-[.BX55]" office:value-type="float" office:value="183.632" calcext:value-type="float">
            <text:p>183.632</text:p>
          </table:table-cell>
          <table:table-cell table:formula="of:=[.CM55]-[.BY55]" office:value-type="float" office:value="116.6" calcext:value-type="float">
            <text:p>116.6</text:p>
          </table:table-cell>
          <table:table-cell table:formula="of:=[.CN55]-[.BZ55]" office:value-type="float" office:value="79.871" calcext:value-type="float">
            <text:p>79.871</text:p>
          </table:table-cell>
          <table:table-cell table:formula="of:=[.CO55]-[.CA55]" office:value-type="float" office:value="824.289" calcext:value-type="float">
            <text:p>824.289</text:p>
          </table:table-cell>
          <table:table-cell table:formula="of:=AVERAGE([.BE55];[.BH55];[.BK55])" office:value-type="float" office:value="116.8" calcext:value-type="float">
            <text:p>116.8</text:p>
          </table:table-cell>
          <table:table-cell table:formula="of:=AVERAGE([.BF55];[.BI55];[.BL55])" office:value-type="float" office:value="58.2863333333333" calcext:value-type="float">
            <text:p>58.2863333333333</text:p>
          </table:table-cell>
          <table:table-cell table:formula="of:=AVERAGE([.BG55];[.BJ55];[.BM55])" office:value-type="float" office:value="397.184333333333" calcext:value-type="float">
            <text:p>397.184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594" calcext:value-type="float">
            <text:p>34.594</text:p>
          </table:table-cell>
          <table:table-cell office:value-type="float" office:value="643.066" calcext:value-type="float">
            <text:p>643.066</text:p>
          </table:table-cell>
          <table:table-cell table:formula="of:=AVERAGE([.BS55];[.BV55];[.BY55])" office:value-type="float" office:value="0" calcext:value-type="float">
            <text:p>0</text:p>
          </table:table-cell>
          <table:table-cell table:formula="of:=AVERAGE([.BT55];[.BW55];[.BZ55])" office:value-type="float" office:value="56.392" calcext:value-type="float">
            <text:p>56.392</text:p>
          </table:table-cell>
          <table:table-cell table:formula="of:=AVERAGE([.BU55];[.BX55];[.CA55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6.8" calcext:value-type="float">
            <text:p>116.8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" calcext:value-type="float">
            <text:p>117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6" calcext:value-type="float">
            <text:p>116.6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55];[.CJ55];[.CM55])" office:value-type="float" office:value="116.8" calcext:value-type="float">
            <text:p>116.8</text:p>
          </table:table-cell>
          <table:table-cell table:formula="of:=AVERAGE([.CH55];[.CK55];[.CN55])" office:value-type="float" office:value="114.678333333333" calcext:value-type="float">
            <text:p>114.678333333333</text:p>
          </table:table-cell>
          <table:table-cell table:formula="of:=AVERAGE([.CI55];[.CL55];[.CO55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213.379" calcext:value-type="float">
            <text:p>213.379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50.3" calcext:value-type="float">
            <text:p>50.3</text:p>
          </table:table-cell>
          <table:table-cell office:value-type="float" office:value="313.801" calcext:value-type="float">
            <text:p>313.801</text:p>
          </table:table-cell>
          <table:table-cell office:value-type="float" office:value="549.523" calcext:value-type="float">
            <text:p>549.523</text:p>
          </table:table-cell>
          <table:table-cell office:value-type="float" office:value="50.5" calcext:value-type="float">
            <text:p>50.5</text:p>
          </table:table-cell>
          <table:table-cell office:value-type="float" office:value="324.039" calcext:value-type="float">
            <text:p>324.039</text:p>
          </table:table-cell>
          <table:table-cell office:value-type="float" office:value="579.523" calcext:value-type="float">
            <text:p>579.523</text:p>
          </table:table-cell>
          <table:table-cell table:formula="of:=AVERAGE([.A56];[.D56];[.G56])" office:value-type="float" office:value="49.7333333333333" calcext:value-type="float">
            <text:p>49.7333333333333</text:p>
          </table:table-cell>
          <table:table-cell table:formula="of:=AVERAGE([.B56];[.E56];[.H56])" office:value-type="float" office:value="283.739666666667" calcext:value-type="float">
            <text:p>283.739666666667</text:p>
          </table:table-cell>
          <table:table-cell table:formula="of:=AVERAGE([.C56];[.F56];[.I56])" office:value-type="float" office:value="499.189666666667" calcext:value-type="float">
            <text:p>499.189666666667</text:p>
          </table:table-cell>
          <table:table-cell table:number-columns-repeated="2"/>
          <table:table-cell office:value-type="float" office:value="38.5" calcext:value-type="float">
            <text:p>38.5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39.5" calcext:value-type="float">
            <text:p>39.5</text:p>
          </table:table-cell>
          <table:table-cell office:value-type="float" office:value="34.961" calcext:value-type="float">
            <text:p>34.961</text:p>
          </table:table-cell>
          <table:table-cell office:value-type="float" office:value="85.602" calcext:value-type="float">
            <text:p>85.602</text:p>
          </table:table-cell>
          <table:table-cell office:value-type="float" office:value="37.4" calcext:value-type="float">
            <text:p>37.4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56];[.R56];[.U56])" office:value-type="float" office:value="38.4666666666667" calcext:value-type="float">
            <text:p>38.4666666666667</text:p>
          </table:table-cell>
          <table:table-cell table:formula="of:=AVERAGE([.P56];[.S56];[.V56])" office:value-type="float" office:value="33.6016666666667" calcext:value-type="float">
            <text:p>33.6016666666667</text:p>
          </table:table-cell>
          <table:table-cell table:formula="of:=AVERAGE([.Q56];[.T56];[.W56])" office:value-type="float" office:value="85.3206666666667" calcext:value-type="float">
            <text:p>85.320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2" calcext:value-type="float">
            <text:p>2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56];[.AF56];[.AI56])" office:value-type="float" office:value="0.666666666666667" calcext:value-type="float">
            <text:p>0.666666666666667</text:p>
          </table:table-cell>
          <table:table-cell table:formula="of:=AVERAGE([.AD56];[.AG56];[.AJ56])" office:value-type="float" office:value="215.904666666667" calcext:value-type="float">
            <text:p>215.904666666667</text:p>
          </table:table-cell>
          <table:table-cell table:formula="of:=AVERAGE([.AE56];[.AH56];[.AK56])" office:value-type="float" office:value="1972.21366666667" calcext:value-type="float">
            <text:p>1972.21366666667</text:p>
          </table:table-cell>
          <table:table-cell table:number-columns-repeated="2"/>
          <table:table-cell table:formula="of:=[.A56]+[.O56]+[.AC56]" office:value-type="float" office:value="86.9" calcext:value-type="float">
            <text:p>86.9</text:p>
          </table:table-cell>
          <table:table-cell table:formula="of:=[.B56]+[.P56]+[.AD56]" office:value-type="float" office:value="459.691" calcext:value-type="float">
            <text:p>459.691</text:p>
          </table:table-cell>
          <table:table-cell table:formula="of:=[.C56]+[.Q56]+[.AE56]" office:value-type="float" office:value="2425.09" calcext:value-type="float">
            <text:p>2425.09</text:p>
          </table:table-cell>
          <table:table-cell table:formula="of:=[.D56]+[.R56]+[.AF56]" office:value-type="float" office:value="91.8" calcext:value-type="float">
            <text:p>91.8</text:p>
          </table:table-cell>
          <table:table-cell table:formula="of:=[.E56]+[.S56]+[.AG56]" office:value-type="float" office:value="566" calcext:value-type="float">
            <text:p>566</text:p>
          </table:table-cell>
          <table:table-cell table:formula="of:=[.F56]+[.T56]+[.AH56]" office:value-type="float" office:value="2608.672" calcext:value-type="float">
            <text:p>2608.672</text:p>
          </table:table-cell>
          <table:table-cell table:formula="of:=[.G56]+[.U56]+[.AI56]" office:value-type="float" office:value="87.9" calcext:value-type="float">
            <text:p>87.9</text:p>
          </table:table-cell>
          <table:table-cell table:formula="of:=[.H56]+[.V56]+[.AJ56]" office:value-type="float" office:value="574.047" calcext:value-type="float">
            <text:p>574.047</text:p>
          </table:table-cell>
          <table:table-cell table:formula="of:=[.I56]+[.W56]+[.AK56]" office:value-type="float" office:value="2636.41" calcext:value-type="float">
            <text:p>2636.41</text:p>
          </table:table-cell>
          <table:table-cell table:formula="of:=AVERAGE([.AQ56];[.AT56];[.AW56])" office:value-type="float" office:value="88.8666666666667" calcext:value-type="float">
            <text:p>88.8666666666667</text:p>
          </table:table-cell>
          <table:table-cell table:formula="of:=AVERAGE([.AR56];[.AU56];[.AX56])" office:value-type="float" office:value="533.246" calcext:value-type="float">
            <text:p>533.246</text:p>
          </table:table-cell>
          <table:table-cell table:formula="of:=AVERAGE([.AS56];[.AV56];[.AY56])" office:value-type="float" office:value="2556.724" calcext:value-type="float">
            <text:p>2556.724</text:p>
          </table:table-cell>
          <table:table-cell table:number-columns-repeated="2"/>
          <table:table-cell table:formula="of:=[.CG56]-[.BS56]" office:value-type="float" office:value="110" calcext:value-type="float">
            <text:p>110</text:p>
          </table:table-cell>
          <table:table-cell table:formula="of:=[.CH56]-[.BT56]" office:value-type="float" office:value="47.746" calcext:value-type="float">
            <text:p>47.746</text:p>
          </table:table-cell>
          <table:table-cell table:formula="of:=[.CI56]-[.BU56]" office:value-type="float" office:value="183.632" calcext:value-type="float">
            <text:p>183.632</text:p>
          </table:table-cell>
          <table:table-cell table:formula="of:=[.CJ56]-[.BV56]" office:value-type="float" office:value="117.2" calcext:value-type="float">
            <text:p>117.2</text:p>
          </table:table-cell>
          <table:table-cell table:formula="of:=[.CK56]-[.BW56]" office:value-type="float" office:value="16.093" calcext:value-type="float">
            <text:p>16.093</text:p>
          </table:table-cell>
          <table:table-cell table:formula="of:=[.CL56]-[.BX56]" office:value-type="float" office:value="-461.965" calcext:value-type="float">
            <text:p>-461.965</text:p>
          </table:table-cell>
          <table:table-cell table:formula="of:=[.CM56]-[.BY56]" office:value-type="float" office:value="117.3" calcext:value-type="float">
            <text:p>117.3</text:p>
          </table:table-cell>
          <table:table-cell table:formula="of:=[.CN56]-[.BZ56]" office:value-type="float" office:value="79.871" calcext:value-type="float">
            <text:p>79.871</text:p>
          </table:table-cell>
          <table:table-cell table:formula="of:=[.CO56]-[.CA56]" office:value-type="float" office:value="824.289" calcext:value-type="float">
            <text:p>824.289</text:p>
          </table:table-cell>
          <table:table-cell table:formula="of:=AVERAGE([.BE56];[.BH56];[.BK56])" office:value-type="float" office:value="114.833333333333" calcext:value-type="float">
            <text:p>114.833333333333</text:p>
          </table:table-cell>
          <table:table-cell table:formula="of:=AVERAGE([.BF56];[.BI56];[.BL56])" office:value-type="float" office:value="47.9033333333333" calcext:value-type="float">
            <text:p>47.9033333333333</text:p>
          </table:table-cell>
          <table:table-cell table:formula="of:=AVERAGE([.BG56];[.BJ56];[.BM56])" office:value-type="float" office:value="181.985333333333" calcext:value-type="float">
            <text:p>181.985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98.348" calcext:value-type="float">
            <text:p>98.348</text:p>
          </table:table-cell>
          <table:table-cell office:value-type="float" office:value="1929.32" calcext:value-type="float">
            <text:p>1929.32</text:p>
          </table:table-cell>
          <table:table-cell office:value-type="float" office:value="0" calcext:value-type="float">
            <text:p>0</text:p>
          </table:table-cell>
          <table:table-cell office:value-type="float" office:value="34.594" calcext:value-type="float">
            <text:p>34.594</text:p>
          </table:table-cell>
          <table:table-cell office:value-type="float" office:value="643.066" calcext:value-type="float">
            <text:p>643.066</text:p>
          </table:table-cell>
          <table:table-cell table:formula="of:=AVERAGE([.BS56];[.BV56];[.BY56])" office:value-type="float" office:value="0" calcext:value-type="float">
            <text:p>0</text:p>
          </table:table-cell>
          <table:table-cell table:formula="of:=AVERAGE([.BT56];[.BW56];[.BZ56])" office:value-type="float" office:value="66.775" calcext:value-type="float">
            <text:p>66.775</text:p>
          </table:table-cell>
          <table:table-cell table:formula="of:=AVERAGE([.BU56];[.BX56];[.CA56])" office:value-type="float" office:value="1285.36966666667" calcext:value-type="float">
            <text:p>1285.3696666666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.2" calcext:value-type="float">
            <text:p>117.2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.3" calcext:value-type="float">
            <text:p>117.3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56];[.CJ56];[.CM56])" office:value-type="float" office:value="114.833333333333" calcext:value-type="float">
            <text:p>114.833333333333</text:p>
          </table:table-cell>
          <table:table-cell table:formula="of:=AVERAGE([.CH56];[.CK56];[.CN56])" office:value-type="float" office:value="114.678333333333" calcext:value-type="float">
            <text:p>114.678333333333</text:p>
          </table:table-cell>
          <table:table-cell table:formula="of:=AVERAGE([.CI56];[.CL56];[.CO56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213.031" calcext:value-type="float">
            <text:p>213.031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50.3" calcext:value-type="float">
            <text:p>50.3</text:p>
          </table:table-cell>
          <table:table-cell office:value-type="float" office:value="313.438" calcext:value-type="float">
            <text:p>313.438</text:p>
          </table:table-cell>
          <table:table-cell office:value-type="float" office:value="549.523" calcext:value-type="float">
            <text:p>549.523</text:p>
          </table:table-cell>
          <table:table-cell office:value-type="float" office:value="51.5" calcext:value-type="float">
            <text:p>51.5</text:p>
          </table:table-cell>
          <table:table-cell office:value-type="float" office:value="324" calcext:value-type="float">
            <text:p>324</text:p>
          </table:table-cell>
          <table:table-cell office:value-type="float" office:value="579.523" calcext:value-type="float">
            <text:p>579.523</text:p>
          </table:table-cell>
          <table:table-cell table:formula="of:=AVERAGE([.A57];[.D57];[.G57])" office:value-type="float" office:value="50.4" calcext:value-type="float">
            <text:p>50.4</text:p>
          </table:table-cell>
          <table:table-cell table:formula="of:=AVERAGE([.B57];[.E57];[.H57])" office:value-type="float" office:value="283.489666666667" calcext:value-type="float">
            <text:p>283.489666666667</text:p>
          </table:table-cell>
          <table:table-cell table:formula="of:=AVERAGE([.C57];[.F57];[.I57])" office:value-type="float" office:value="499.189666666667" calcext:value-type="float">
            <text:p>499.189666666667</text:p>
          </table:table-cell>
          <table:table-cell table:number-columns-repeated="2"/>
          <table:table-cell office:value-type="float" office:value="39.5" calcext:value-type="float">
            <text:p>39.5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36.5" calcext:value-type="float">
            <text:p>36.5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38.6" calcext:value-type="float">
            <text:p>38.6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57];[.R57];[.U57])" office:value-type="float" office:value="38.2" calcext:value-type="float">
            <text:p>38.2</text:p>
          </table:table-cell>
          <table:table-cell table:formula="of:=AVERAGE([.P57];[.S57];[.V57])" office:value-type="float" office:value="33.517" calcext:value-type="float">
            <text:p>33.517</text:p>
          </table:table-cell>
          <table:table-cell table:formula="of:=AVERAGE([.Q57];[.T57];[.W57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2" calcext:value-type="float">
            <text:p>2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3" calcext:value-type="float">
            <text:p>3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57];[.AF57];[.AI57])" office:value-type="float" office:value="2.66666666666667" calcext:value-type="float">
            <text:p>2.66666666666667</text:p>
          </table:table-cell>
          <table:table-cell table:formula="of:=AVERAGE([.AD57];[.AG57];[.AJ57])" office:value-type="float" office:value="217.238" calcext:value-type="float">
            <text:p>217.238</text:p>
          </table:table-cell>
          <table:table-cell table:formula="of:=AVERAGE([.AE57];[.AH57];[.AK57])" office:value-type="float" office:value="1973.547" calcext:value-type="float">
            <text:p>1973.547</text:p>
          </table:table-cell>
          <table:table-cell table:number-columns-repeated="2"/>
          <table:table-cell table:formula="of:=[.A57]+[.O57]+[.AC57]" office:value-type="float" office:value="91.9" calcext:value-type="float">
            <text:p>91.9</text:p>
          </table:table-cell>
          <table:table-cell table:formula="of:=[.B57]+[.P57]+[.AD57]" office:value-type="float" office:value="461.343" calcext:value-type="float">
            <text:p>461.343</text:p>
          </table:table-cell>
          <table:table-cell table:formula="of:=[.C57]+[.Q57]+[.AE57]" office:value-type="float" office:value="2427.09" calcext:value-type="float">
            <text:p>2427.09</text:p>
          </table:table-cell>
          <table:table-cell table:formula="of:=[.D57]+[.R57]+[.AF57]" office:value-type="float" office:value="88.8" calcext:value-type="float">
            <text:p>88.8</text:p>
          </table:table-cell>
          <table:table-cell table:formula="of:=[.E57]+[.S57]+[.AG57]" office:value-type="float" office:value="565.383" calcext:value-type="float">
            <text:p>565.383</text:p>
          </table:table-cell>
          <table:table-cell table:formula="of:=[.F57]+[.T57]+[.AH57]" office:value-type="float" office:value="2608.41" calcext:value-type="float">
            <text:p>2608.41</text:p>
          </table:table-cell>
          <table:table-cell table:formula="of:=[.G57]+[.U57]+[.AI57]" office:value-type="float" office:value="93.1" calcext:value-type="float">
            <text:p>93.1</text:p>
          </table:table-cell>
          <table:table-cell table:formula="of:=[.H57]+[.V57]+[.AJ57]" office:value-type="float" office:value="576.008" calcext:value-type="float">
            <text:p>576.008</text:p>
          </table:table-cell>
          <table:table-cell table:formula="of:=[.I57]+[.W57]+[.AK57]" office:value-type="float" office:value="2638.41" calcext:value-type="float">
            <text:p>2638.41</text:p>
          </table:table-cell>
          <table:table-cell table:formula="of:=AVERAGE([.AQ57];[.AT57];[.AW57])" office:value-type="float" office:value="91.2666666666667" calcext:value-type="float">
            <text:p>91.2666666666667</text:p>
          </table:table-cell>
          <table:table-cell table:formula="of:=AVERAGE([.AR57];[.AU57];[.AX57])" office:value-type="float" office:value="534.244666666667" calcext:value-type="float">
            <text:p>534.244666666667</text:p>
          </table:table-cell>
          <table:table-cell table:formula="of:=AVERAGE([.AS57];[.AV57];[.AY57])" office:value-type="float" office:value="2557.97" calcext:value-type="float">
            <text:p>2557.97</text:p>
          </table:table-cell>
          <table:table-cell table:number-columns-repeated="2"/>
          <table:table-cell table:formula="of:=[.CG57]-[.BS57]" office:value-type="float" office:value="116" calcext:value-type="float">
            <text:p>116</text:p>
          </table:table-cell>
          <table:table-cell table:formula="of:=[.CH57]-[.BT57]" office:value-type="float" office:value="47.746" calcext:value-type="float">
            <text:p>47.746</text:p>
          </table:table-cell>
          <table:table-cell table:formula="of:=[.CI57]-[.BU57]" office:value-type="float" office:value="183.632" calcext:value-type="float">
            <text:p>183.632</text:p>
          </table:table-cell>
          <table:table-cell table:formula="of:=[.CJ57]-[.BV57]" office:value-type="float" office:value="116" calcext:value-type="float">
            <text:p>116</text:p>
          </table:table-cell>
          <table:table-cell table:formula="of:=[.CK57]-[.BW57]" office:value-type="float" office:value="47.242" calcext:value-type="float">
            <text:p>47.242</text:p>
          </table:table-cell>
          <table:table-cell table:formula="of:=[.CL57]-[.BX57]" office:value-type="float" office:value="183.632" calcext:value-type="float">
            <text:p>183.632</text:p>
          </table:table-cell>
          <table:table-cell table:formula="of:=[.CM57]-[.BY57]" office:value-type="float" office:value="115" calcext:value-type="float">
            <text:p>115</text:p>
          </table:table-cell>
          <table:table-cell table:formula="of:=[.CN57]-[.BZ57]" office:value-type="float" office:value="79.871" calcext:value-type="float">
            <text:p>79.871</text:p>
          </table:table-cell>
          <table:table-cell table:formula="of:=[.CO57]-[.CA57]" office:value-type="float" office:value="824.289" calcext:value-type="float">
            <text:p>824.289</text:p>
          </table:table-cell>
          <table:table-cell table:formula="of:=AVERAGE([.BE57];[.BH57];[.BK57])" office:value-type="float" office:value="115.666666666667" calcext:value-type="float">
            <text:p>115.666666666667</text:p>
          </table:table-cell>
          <table:table-cell table:formula="of:=AVERAGE([.BF57];[.BI57];[.BL57])" office:value-type="float" office:value="58.2863333333333" calcext:value-type="float">
            <text:p>58.2863333333333</text:p>
          </table:table-cell>
          <table:table-cell table:formula="of:=AVERAGE([.BG57];[.BJ57];[.BM57])" office:value-type="float" office:value="397.184333333333" calcext:value-type="float">
            <text:p>397.184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594" calcext:value-type="float">
            <text:p>34.594</text:p>
          </table:table-cell>
          <table:table-cell office:value-type="float" office:value="643.066" calcext:value-type="float">
            <text:p>643.066</text:p>
          </table:table-cell>
          <table:table-cell table:formula="of:=AVERAGE([.BS57];[.BV57];[.BY57])" office:value-type="float" office:value="0" calcext:value-type="float">
            <text:p>0</text:p>
          </table:table-cell>
          <table:table-cell table:formula="of:=AVERAGE([.BT57];[.BW57];[.BZ57])" office:value-type="float" office:value="56.392" calcext:value-type="float">
            <text:p>56.392</text:p>
          </table:table-cell>
          <table:table-cell table:formula="of:=AVERAGE([.BU57];[.BX57];[.CA57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" calcext:value-type="float">
            <text:p>116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5" calcext:value-type="float">
            <text:p>115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57];[.CJ57];[.CM57])" office:value-type="float" office:value="115.666666666667" calcext:value-type="float">
            <text:p>115.666666666667</text:p>
          </table:table-cell>
          <table:table-cell table:formula="of:=AVERAGE([.CH57];[.CK57];[.CN57])" office:value-type="float" office:value="114.678333333333" calcext:value-type="float">
            <text:p>114.678333333333</text:p>
          </table:table-cell>
          <table:table-cell table:formula="of:=AVERAGE([.CI57];[.CL57];[.CO57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213.059" calcext:value-type="float">
            <text:p>213.059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8.5" calcext:value-type="float">
            <text:p>48.5</text:p>
          </table:table-cell>
          <table:table-cell office:value-type="float" office:value="313.727" calcext:value-type="float">
            <text:p>313.727</text:p>
          </table:table-cell>
          <table:table-cell office:value-type="float" office:value="549.523" calcext:value-type="float">
            <text:p>549.523</text:p>
          </table:table-cell>
          <table:table-cell office:value-type="float" office:value="50.5" calcext:value-type="float">
            <text:p>50.5</text:p>
          </table:table-cell>
          <table:table-cell office:value-type="float" office:value="324.605" calcext:value-type="float">
            <text:p>324.605</text:p>
          </table:table-cell>
          <table:table-cell office:value-type="float" office:value="579.523" calcext:value-type="float">
            <text:p>579.523</text:p>
          </table:table-cell>
          <table:table-cell table:formula="of:=AVERAGE([.A58];[.D58];[.G58])" office:value-type="float" office:value="49.8" calcext:value-type="float">
            <text:p>49.8</text:p>
          </table:table-cell>
          <table:table-cell table:formula="of:=AVERAGE([.B58];[.E58];[.H58])" office:value-type="float" office:value="283.797" calcext:value-type="float">
            <text:p>283.797</text:p>
          </table:table-cell>
          <table:table-cell table:formula="of:=AVERAGE([.C58];[.F58];[.I58])" office:value-type="float" office:value="499.189666666667" calcext:value-type="float">
            <text:p>499.189666666667</text:p>
          </table:table-cell>
          <table:table-cell table:number-columns-repeated="2"/>
          <table:table-cell office:value-type="float" office:value="37.6" calcext:value-type="float">
            <text:p>37.6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38.5" calcext:value-type="float">
            <text:p>38.5</text:p>
          </table:table-cell>
          <table:table-cell office:value-type="float" office:value="34.961" calcext:value-type="float">
            <text:p>34.961</text:p>
          </table:table-cell>
          <table:table-cell office:value-type="float" office:value="85.602" calcext:value-type="float">
            <text:p>85.602</text:p>
          </table:table-cell>
          <table:table-cell office:value-type="float" office:value="38.6" calcext:value-type="float">
            <text:p>38.6</text:p>
          </table:table-cell>
          <table:table-cell office:value-type="float" office:value="35.023" calcext:value-type="float">
            <text:p>35.023</text:p>
          </table:table-cell>
          <table:table-cell office:value-type="float" office:value="85.602" calcext:value-type="float">
            <text:p>85.602</text:p>
          </table:table-cell>
          <table:table-cell table:formula="of:=AVERAGE([.O58];[.R58];[.U58])" office:value-type="float" office:value="38.2333333333333" calcext:value-type="float">
            <text:p>38.2333333333333</text:p>
          </table:table-cell>
          <table:table-cell table:formula="of:=AVERAGE([.P58];[.S58];[.V58])" office:value-type="float" office:value="33.686" calcext:value-type="float">
            <text:p>33.686</text:p>
          </table:table-cell>
          <table:table-cell table:formula="of:=AVERAGE([.Q58];[.T58];[.W58])" office:value-type="float" office:value="85.408" calcext:value-type="float">
            <text:p>85.4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58];[.AF58];[.AI58])" office:value-type="float" office:value="0" calcext:value-type="float">
            <text:p>0</text:p>
          </table:table-cell>
          <table:table-cell table:formula="of:=AVERAGE([.AD58];[.AG58];[.AJ58])" office:value-type="float" office:value="217.238" calcext:value-type="float">
            <text:p>217.238</text:p>
          </table:table-cell>
          <table:table-cell table:formula="of:=AVERAGE([.AE58];[.AH58];[.AK58])" office:value-type="float" office:value="1973.547" calcext:value-type="float">
            <text:p>1973.547</text:p>
          </table:table-cell>
          <table:table-cell table:number-columns-repeated="2"/>
          <table:table-cell table:formula="of:=[.A58]+[.O58]+[.AC58]" office:value-type="float" office:value="88" calcext:value-type="float">
            <text:p>88</text:p>
          </table:table-cell>
          <table:table-cell table:formula="of:=[.B58]+[.P58]+[.AD58]" office:value-type="float" office:value="461.371" calcext:value-type="float">
            <text:p>461.371</text:p>
          </table:table-cell>
          <table:table-cell table:formula="of:=[.C58]+[.Q58]+[.AE58]" office:value-type="float" office:value="2427.09" calcext:value-type="float">
            <text:p>2427.09</text:p>
          </table:table-cell>
          <table:table-cell table:formula="of:=[.D58]+[.R58]+[.AF58]" office:value-type="float" office:value="87" calcext:value-type="float">
            <text:p>87</text:p>
          </table:table-cell>
          <table:table-cell table:formula="of:=[.E58]+[.S58]+[.AG58]" office:value-type="float" office:value="565.926" calcext:value-type="float">
            <text:p>565.926</text:p>
          </table:table-cell>
          <table:table-cell table:formula="of:=[.F58]+[.T58]+[.AH58]" office:value-type="float" office:value="2608.672" calcext:value-type="float">
            <text:p>2608.672</text:p>
          </table:table-cell>
          <table:table-cell table:formula="of:=[.G58]+[.U58]+[.AI58]" office:value-type="float" office:value="89.1" calcext:value-type="float">
            <text:p>89.1</text:p>
          </table:table-cell>
          <table:table-cell table:formula="of:=[.H58]+[.V58]+[.AJ58]" office:value-type="float" office:value="576.866" calcext:value-type="float">
            <text:p>576.866</text:p>
          </table:table-cell>
          <table:table-cell table:formula="of:=[.I58]+[.W58]+[.AK58]" office:value-type="float" office:value="2638.672" calcext:value-type="float">
            <text:p>2638.672</text:p>
          </table:table-cell>
          <table:table-cell table:formula="of:=AVERAGE([.AQ58];[.AT58];[.AW58])" office:value-type="float" office:value="88.0333333333333" calcext:value-type="float">
            <text:p>88.0333333333333</text:p>
          </table:table-cell>
          <table:table-cell table:formula="of:=AVERAGE([.AR58];[.AU58];[.AX58])" office:value-type="float" office:value="534.721" calcext:value-type="float">
            <text:p>534.721</text:p>
          </table:table-cell>
          <table:table-cell table:formula="of:=AVERAGE([.AS58];[.AV58];[.AY58])" office:value-type="float" office:value="2558.14466666667" calcext:value-type="float">
            <text:p>2558.14466666667</text:p>
          </table:table-cell>
          <table:table-cell table:number-columns-repeated="2"/>
          <table:table-cell table:formula="of:=[.CG58]-[.BS58]" office:value-type="float" office:value="116.6" calcext:value-type="float">
            <text:p>116.6</text:p>
          </table:table-cell>
          <table:table-cell table:formula="of:=[.CH58]-[.BT58]" office:value-type="float" office:value="47.746" calcext:value-type="float">
            <text:p>47.746</text:p>
          </table:table-cell>
          <table:table-cell table:formula="of:=[.CI58]-[.BU58]" office:value-type="float" office:value="183.632" calcext:value-type="float">
            <text:p>183.632</text:p>
          </table:table-cell>
          <table:table-cell table:formula="of:=[.CJ58]-[.BV58]" office:value-type="float" office:value="117.2" calcext:value-type="float">
            <text:p>117.2</text:p>
          </table:table-cell>
          <table:table-cell table:formula="of:=[.CK58]-[.BW58]" office:value-type="float" office:value="47.242" calcext:value-type="float">
            <text:p>47.242</text:p>
          </table:table-cell>
          <table:table-cell table:formula="of:=[.CL58]-[.BX58]" office:value-type="float" office:value="183.632" calcext:value-type="float">
            <text:p>183.632</text:p>
          </table:table-cell>
          <table:table-cell table:formula="of:=[.CM58]-[.BY58]" office:value-type="float" office:value="117.2" calcext:value-type="float">
            <text:p>117.2</text:p>
          </table:table-cell>
          <table:table-cell table:formula="of:=[.CN58]-[.BZ58]" office:value-type="float" office:value="48.793" calcext:value-type="float">
            <text:p>48.793</text:p>
          </table:table-cell>
          <table:table-cell table:formula="of:=[.CO58]-[.CA58]" office:value-type="float" office:value="178.691" calcext:value-type="float">
            <text:p>178.691</text:p>
          </table:table-cell>
          <table:table-cell table:formula="of:=AVERAGE([.BE58];[.BH58];[.BK58])" office:value-type="float" office:value="117" calcext:value-type="float">
            <text:p>117</text:p>
          </table:table-cell>
          <table:table-cell table:formula="of:=AVERAGE([.BF58];[.BI58];[.BL58])" office:value-type="float" office:value="47.927" calcext:value-type="float">
            <text:p>47.927</text:p>
          </table:table-cell>
          <table:table-cell table:formula="of:=AVERAGE([.BG58];[.BJ58];[.BM58])" office:value-type="float" office:value="181.985" calcext:value-type="float">
            <text:p>181.98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5.672" calcext:value-type="float">
            <text:p>65.672</text:p>
          </table:table-cell>
          <table:table-cell office:value-type="float" office:value="1288.664" calcext:value-type="float">
            <text:p>1288.664</text:p>
          </table:table-cell>
          <table:table-cell table:formula="of:=AVERAGE([.BS58];[.BV58];[.BY58])" office:value-type="float" office:value="0" calcext:value-type="float">
            <text:p>0</text:p>
          </table:table-cell>
          <table:table-cell table:formula="of:=AVERAGE([.BT58];[.BW58];[.BZ58])" office:value-type="float" office:value="66.7513333333333" calcext:value-type="float">
            <text:p>66.7513333333333</text:p>
          </table:table-cell>
          <table:table-cell table:formula="of:=AVERAGE([.BU58];[.BX58];[.CA58])" office:value-type="float" office:value="1285.37" calcext:value-type="float">
            <text:p>1285.37</text:p>
          </table:table-cell>
          <table:table-cell table:number-columns-repeated="2"/>
          <table:table-cell office:value-type="float" office:value="116.6" calcext:value-type="float">
            <text:p>116.6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.2" calcext:value-type="float">
            <text:p>117.2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.2" calcext:value-type="float">
            <text:p>117.2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58];[.CJ58];[.CM58])" office:value-type="float" office:value="117" calcext:value-type="float">
            <text:p>117</text:p>
          </table:table-cell>
          <table:table-cell table:formula="of:=AVERAGE([.CH58];[.CK58];[.CN58])" office:value-type="float" office:value="114.678333333333" calcext:value-type="float">
            <text:p>114.678333333333</text:p>
          </table:table-cell>
          <table:table-cell table:formula="of:=AVERAGE([.CI58];[.CL58];[.CO58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212.988" calcext:value-type="float">
            <text:p>212.988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9.4" calcext:value-type="float">
            <text:p>49.4</text:p>
          </table:table-cell>
          <table:table-cell office:value-type="float" office:value="314.254" calcext:value-type="float">
            <text:p>314.254</text:p>
          </table:table-cell>
          <table:table-cell office:value-type="float" office:value="549.523" calcext:value-type="float">
            <text:p>549.523</text:p>
          </table:table-cell>
          <table:table-cell office:value-type="float" office:value="51.4" calcext:value-type="float">
            <text:p>51.4</text:p>
          </table:table-cell>
          <table:table-cell office:value-type="float" office:value="325.312" calcext:value-type="float">
            <text:p>325.312</text:p>
          </table:table-cell>
          <table:table-cell office:value-type="float" office:value="579.523" calcext:value-type="float">
            <text:p>579.523</text:p>
          </table:table-cell>
          <table:table-cell table:formula="of:=AVERAGE([.A59];[.D59];[.G59])" office:value-type="float" office:value="50.1" calcext:value-type="float">
            <text:p>50.1</text:p>
          </table:table-cell>
          <table:table-cell table:formula="of:=AVERAGE([.B59];[.E59];[.H59])" office:value-type="float" office:value="284.184666666667" calcext:value-type="float">
            <text:p>284.184666666667</text:p>
          </table:table-cell>
          <table:table-cell table:formula="of:=AVERAGE([.C59];[.F59];[.I59])" office:value-type="float" office:value="499.189666666667" calcext:value-type="float">
            <text:p>499.189666666667</text:p>
          </table:table-cell>
          <table:table-cell table:number-columns-repeated="2"/>
          <table:table-cell office:value-type="float" office:value="38.5" calcext:value-type="float">
            <text:p>38.5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38.4" calcext:value-type="float">
            <text:p>38.4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38.6" calcext:value-type="float">
            <text:p>38.6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59];[.R59];[.U59])" office:value-type="float" office:value="38.5" calcext:value-type="float">
            <text:p>38.5</text:p>
          </table:table-cell>
          <table:table-cell table:formula="of:=AVERAGE([.P59];[.S59];[.V59])" office:value-type="float" office:value="33.517" calcext:value-type="float">
            <text:p>33.517</text:p>
          </table:table-cell>
          <table:table-cell table:formula="of:=AVERAGE([.Q59];[.T59];[.W59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59];[.AF59];[.AI59])" office:value-type="float" office:value="0" calcext:value-type="float">
            <text:p>0</text:p>
          </table:table-cell>
          <table:table-cell table:formula="of:=AVERAGE([.AD59];[.AG59];[.AJ59])" office:value-type="float" office:value="217.238" calcext:value-type="float">
            <text:p>217.238</text:p>
          </table:table-cell>
          <table:table-cell table:formula="of:=AVERAGE([.AE59];[.AH59];[.AK59])" office:value-type="float" office:value="1973.547" calcext:value-type="float">
            <text:p>1973.547</text:p>
          </table:table-cell>
          <table:table-cell table:number-columns-repeated="2"/>
          <table:table-cell table:formula="of:=[.A59]+[.O59]+[.AC59]" office:value-type="float" office:value="88" calcext:value-type="float">
            <text:p>88</text:p>
          </table:table-cell>
          <table:table-cell table:formula="of:=[.B59]+[.P59]+[.AD59]" office:value-type="float" office:value="461.3" calcext:value-type="float">
            <text:p>461.3</text:p>
          </table:table-cell>
          <table:table-cell table:formula="of:=[.C59]+[.Q59]+[.AE59]" office:value-type="float" office:value="2427.09" calcext:value-type="float">
            <text:p>2427.09</text:p>
          </table:table-cell>
          <table:table-cell table:formula="of:=[.D59]+[.R59]+[.AF59]" office:value-type="float" office:value="87.8" calcext:value-type="float">
            <text:p>87.8</text:p>
          </table:table-cell>
          <table:table-cell table:formula="of:=[.E59]+[.S59]+[.AG59]" office:value-type="float" office:value="566.199" calcext:value-type="float">
            <text:p>566.199</text:p>
          </table:table-cell>
          <table:table-cell table:formula="of:=[.F59]+[.T59]+[.AH59]" office:value-type="float" office:value="2608.41" calcext:value-type="float">
            <text:p>2608.41</text:p>
          </table:table-cell>
          <table:table-cell table:formula="of:=[.G59]+[.U59]+[.AI59]" office:value-type="float" office:value="90" calcext:value-type="float">
            <text:p>90</text:p>
          </table:table-cell>
          <table:table-cell table:formula="of:=[.H59]+[.V59]+[.AJ59]" office:value-type="float" office:value="577.32" calcext:value-type="float">
            <text:p>577.32</text:p>
          </table:table-cell>
          <table:table-cell table:formula="of:=[.I59]+[.W59]+[.AK59]" office:value-type="float" office:value="2638.41" calcext:value-type="float">
            <text:p>2638.41</text:p>
          </table:table-cell>
          <table:table-cell table:formula="of:=AVERAGE([.AQ59];[.AT59];[.AW59])" office:value-type="float" office:value="88.6" calcext:value-type="float">
            <text:p>88.6</text:p>
          </table:table-cell>
          <table:table-cell table:formula="of:=AVERAGE([.AR59];[.AU59];[.AX59])" office:value-type="float" office:value="534.939666666667" calcext:value-type="float">
            <text:p>534.939666666667</text:p>
          </table:table-cell>
          <table:table-cell table:formula="of:=AVERAGE([.AS59];[.AV59];[.AY59])" office:value-type="float" office:value="2557.97" calcext:value-type="float">
            <text:p>2557.97</text:p>
          </table:table-cell>
          <table:table-cell table:number-columns-repeated="2"/>
          <table:table-cell table:formula="of:=[.CG59]-[.BS59]" office:value-type="float" office:value="117" calcext:value-type="float">
            <text:p>117</text:p>
          </table:table-cell>
          <table:table-cell table:formula="of:=[.CH59]-[.BT59]" office:value-type="float" office:value="47.746" calcext:value-type="float">
            <text:p>47.746</text:p>
          </table:table-cell>
          <table:table-cell table:formula="of:=[.CI59]-[.BU59]" office:value-type="float" office:value="183.632" calcext:value-type="float">
            <text:p>183.632</text:p>
          </table:table-cell>
          <table:table-cell table:formula="of:=[.CJ59]-[.BV59]" office:value-type="float" office:value="116.6" calcext:value-type="float">
            <text:p>116.6</text:p>
          </table:table-cell>
          <table:table-cell table:formula="of:=[.CK59]-[.BW59]" office:value-type="float" office:value="47.242" calcext:value-type="float">
            <text:p>47.242</text:p>
          </table:table-cell>
          <table:table-cell table:formula="of:=[.CL59]-[.BX59]" office:value-type="float" office:value="183.632" calcext:value-type="float">
            <text:p>183.632</text:p>
          </table:table-cell>
          <table:table-cell table:formula="of:=[.CM59]-[.BY59]" office:value-type="float" office:value="117" calcext:value-type="float">
            <text:p>117</text:p>
          </table:table-cell>
          <table:table-cell table:formula="of:=[.CN59]-[.BZ59]" office:value-type="float" office:value="79.871" calcext:value-type="float">
            <text:p>79.871</text:p>
          </table:table-cell>
          <table:table-cell table:formula="of:=[.CO59]-[.CA59]" office:value-type="float" office:value="824.289" calcext:value-type="float">
            <text:p>824.289</text:p>
          </table:table-cell>
          <table:table-cell table:formula="of:=AVERAGE([.BE59];[.BH59];[.BK59])" office:value-type="float" office:value="116.866666666667" calcext:value-type="float">
            <text:p>116.866666666667</text:p>
          </table:table-cell>
          <table:table-cell table:formula="of:=AVERAGE([.BF59];[.BI59];[.BL59])" office:value-type="float" office:value="58.2863333333333" calcext:value-type="float">
            <text:p>58.2863333333333</text:p>
          </table:table-cell>
          <table:table-cell table:formula="of:=AVERAGE([.BG59];[.BJ59];[.BM59])" office:value-type="float" office:value="397.184333333333" calcext:value-type="float">
            <text:p>397.184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594" calcext:value-type="float">
            <text:p>34.594</text:p>
          </table:table-cell>
          <table:table-cell office:value-type="float" office:value="643.066" calcext:value-type="float">
            <text:p>643.066</text:p>
          </table:table-cell>
          <table:table-cell table:formula="of:=AVERAGE([.BS59];[.BV59];[.BY59])" office:value-type="float" office:value="0" calcext:value-type="float">
            <text:p>0</text:p>
          </table:table-cell>
          <table:table-cell table:formula="of:=AVERAGE([.BT59];[.BW59];[.BZ59])" office:value-type="float" office:value="56.392" calcext:value-type="float">
            <text:p>56.392</text:p>
          </table:table-cell>
          <table:table-cell table:formula="of:=AVERAGE([.BU59];[.BX59];[.CA59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6" calcext:value-type="float">
            <text:p>116.6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" calcext:value-type="float">
            <text:p>117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59];[.CJ59];[.CM59])" office:value-type="float" office:value="116.866666666667" calcext:value-type="float">
            <text:p>116.866666666667</text:p>
          </table:table-cell>
          <table:table-cell table:formula="of:=AVERAGE([.CH59];[.CK59];[.CN59])" office:value-type="float" office:value="114.678333333333" calcext:value-type="float">
            <text:p>114.678333333333</text:p>
          </table:table-cell>
          <table:table-cell table:formula="of:=AVERAGE([.CI59];[.CL59];[.CO59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213.055" calcext:value-type="float">
            <text:p>213.055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9.4" calcext:value-type="float">
            <text:p>49.4</text:p>
          </table:table-cell>
          <table:table-cell office:value-type="float" office:value="314.188" calcext:value-type="float">
            <text:p>314.188</text:p>
          </table:table-cell>
          <table:table-cell office:value-type="float" office:value="549.523" calcext:value-type="float">
            <text:p>549.523</text:p>
          </table:table-cell>
          <table:table-cell office:value-type="float" office:value="49.4" calcext:value-type="float">
            <text:p>49.4</text:p>
          </table:table-cell>
          <table:table-cell office:value-type="float" office:value="325.516" calcext:value-type="float">
            <text:p>325.516</text:p>
          </table:table-cell>
          <table:table-cell office:value-type="float" office:value="579.523" calcext:value-type="float">
            <text:p>579.523</text:p>
          </table:table-cell>
          <table:table-cell table:formula="of:=AVERAGE([.A60];[.D60];[.G60])" office:value-type="float" office:value="49.4" calcext:value-type="float">
            <text:p>49.4</text:p>
          </table:table-cell>
          <table:table-cell table:formula="of:=AVERAGE([.B60];[.E60];[.H60])" office:value-type="float" office:value="284.253" calcext:value-type="float">
            <text:p>284.253</text:p>
          </table:table-cell>
          <table:table-cell table:formula="of:=AVERAGE([.C60];[.F60];[.I60])" office:value-type="float" office:value="499.189666666667" calcext:value-type="float">
            <text:p>499.189666666667</text:p>
          </table:table-cell>
          <table:table-cell table:number-columns-repeated="2"/>
          <table:table-cell office:value-type="float" office:value="38.4" calcext:value-type="float">
            <text:p>38.4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37.4" calcext:value-type="float">
            <text:p>37.4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602" calcext:value-type="float">
            <text:p>85.602</text:p>
          </table:table-cell>
          <table:table-cell office:value-type="float" office:value="38.5" calcext:value-type="float">
            <text:p>38.5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60];[.R60];[.U60])" office:value-type="float" office:value="38.1" calcext:value-type="float">
            <text:p>38.1</text:p>
          </table:table-cell>
          <table:table-cell table:formula="of:=AVERAGE([.P60];[.S60];[.V60])" office:value-type="float" office:value="33.517" calcext:value-type="float">
            <text:p>33.517</text:p>
          </table:table-cell>
          <table:table-cell table:formula="of:=AVERAGE([.Q60];[.T60];[.W60])" office:value-type="float" office:value="85.3206666666667" calcext:value-type="float">
            <text:p>85.320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60];[.AF60];[.AI60])" office:value-type="float" office:value="0" calcext:value-type="float">
            <text:p>0</text:p>
          </table:table-cell>
          <table:table-cell table:formula="of:=AVERAGE([.AD60];[.AG60];[.AJ60])" office:value-type="float" office:value="217.238" calcext:value-type="float">
            <text:p>217.238</text:p>
          </table:table-cell>
          <table:table-cell table:formula="of:=AVERAGE([.AE60];[.AH60];[.AK60])" office:value-type="float" office:value="1973.547" calcext:value-type="float">
            <text:p>1973.547</text:p>
          </table:table-cell>
          <table:table-cell table:number-columns-repeated="2"/>
          <table:table-cell table:formula="of:=[.A60]+[.O60]+[.AC60]" office:value-type="float" office:value="87.8" calcext:value-type="float">
            <text:p>87.8</text:p>
          </table:table-cell>
          <table:table-cell table:formula="of:=[.B60]+[.P60]+[.AD60]" office:value-type="float" office:value="461.367" calcext:value-type="float">
            <text:p>461.367</text:p>
          </table:table-cell>
          <table:table-cell table:formula="of:=[.C60]+[.Q60]+[.AE60]" office:value-type="float" office:value="2427.09" calcext:value-type="float">
            <text:p>2427.09</text:p>
          </table:table-cell>
          <table:table-cell table:formula="of:=[.D60]+[.R60]+[.AF60]" office:value-type="float" office:value="86.8" calcext:value-type="float">
            <text:p>86.8</text:p>
          </table:table-cell>
          <table:table-cell table:formula="of:=[.E60]+[.S60]+[.AG60]" office:value-type="float" office:value="566.133" calcext:value-type="float">
            <text:p>566.133</text:p>
          </table:table-cell>
          <table:table-cell table:formula="of:=[.F60]+[.T60]+[.AH60]" office:value-type="float" office:value="2608.672" calcext:value-type="float">
            <text:p>2608.672</text:p>
          </table:table-cell>
          <table:table-cell table:formula="of:=[.G60]+[.U60]+[.AI60]" office:value-type="float" office:value="87.9" calcext:value-type="float">
            <text:p>87.9</text:p>
          </table:table-cell>
          <table:table-cell table:formula="of:=[.H60]+[.V60]+[.AJ60]" office:value-type="float" office:value="577.524" calcext:value-type="float">
            <text:p>577.524</text:p>
          </table:table-cell>
          <table:table-cell table:formula="of:=[.I60]+[.W60]+[.AK60]" office:value-type="float" office:value="2638.41" calcext:value-type="float">
            <text:p>2638.41</text:p>
          </table:table-cell>
          <table:table-cell table:formula="of:=AVERAGE([.AQ60];[.AT60];[.AW60])" office:value-type="float" office:value="87.5" calcext:value-type="float">
            <text:p>87.5</text:p>
          </table:table-cell>
          <table:table-cell table:formula="of:=AVERAGE([.AR60];[.AU60];[.AX60])" office:value-type="float" office:value="535.008" calcext:value-type="float">
            <text:p>535.008</text:p>
          </table:table-cell>
          <table:table-cell table:formula="of:=AVERAGE([.AS60];[.AV60];[.AY60])" office:value-type="float" office:value="2558.05733333333" calcext:value-type="float">
            <text:p>2558.05733333333</text:p>
          </table:table-cell>
          <table:table-cell table:number-columns-repeated="2"/>
          <table:table-cell table:formula="of:=[.CG60]-[.BS60]" office:value-type="float" office:value="116.8" calcext:value-type="float">
            <text:p>116.8</text:p>
          </table:table-cell>
          <table:table-cell table:formula="of:=[.CH60]-[.BT60]" office:value-type="float" office:value="47.746" calcext:value-type="float">
            <text:p>47.746</text:p>
          </table:table-cell>
          <table:table-cell table:formula="of:=[.CI60]-[.BU60]" office:value-type="float" office:value="183.632" calcext:value-type="float">
            <text:p>183.632</text:p>
          </table:table-cell>
          <table:table-cell table:formula="of:=[.CJ60]-[.BV60]" office:value-type="float" office:value="115.6" calcext:value-type="float">
            <text:p>115.6</text:p>
          </table:table-cell>
          <table:table-cell table:formula="of:=[.CK60]-[.BW60]" office:value-type="float" office:value="47.242" calcext:value-type="float">
            <text:p>47.242</text:p>
          </table:table-cell>
          <table:table-cell table:formula="of:=[.CL60]-[.BX60]" office:value-type="float" office:value="183.632" calcext:value-type="float">
            <text:p>183.632</text:p>
          </table:table-cell>
          <table:table-cell table:formula="of:=[.CM60]-[.BY60]" office:value-type="float" office:value="116.2" calcext:value-type="float">
            <text:p>116.2</text:p>
          </table:table-cell>
          <table:table-cell table:formula="of:=[.CN60]-[.BZ60]" office:value-type="float" office:value="79.871" calcext:value-type="float">
            <text:p>79.871</text:p>
          </table:table-cell>
          <table:table-cell table:formula="of:=[.CO60]-[.CA60]" office:value-type="float" office:value="824.289" calcext:value-type="float">
            <text:p>824.289</text:p>
          </table:table-cell>
          <table:table-cell table:formula="of:=AVERAGE([.BE60];[.BH60];[.BK60])" office:value-type="float" office:value="116.2" calcext:value-type="float">
            <text:p>116.2</text:p>
          </table:table-cell>
          <table:table-cell table:formula="of:=AVERAGE([.BF60];[.BI60];[.BL60])" office:value-type="float" office:value="58.2863333333333" calcext:value-type="float">
            <text:p>58.2863333333333</text:p>
          </table:table-cell>
          <table:table-cell table:formula="of:=AVERAGE([.BG60];[.BJ60];[.BM60])" office:value-type="float" office:value="397.184333333333" calcext:value-type="float">
            <text:p>397.184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594" calcext:value-type="float">
            <text:p>34.594</text:p>
          </table:table-cell>
          <table:table-cell office:value-type="float" office:value="643.066" calcext:value-type="float">
            <text:p>643.066</text:p>
          </table:table-cell>
          <table:table-cell table:formula="of:=AVERAGE([.BS60];[.BV60];[.BY60])" office:value-type="float" office:value="0" calcext:value-type="float">
            <text:p>0</text:p>
          </table:table-cell>
          <table:table-cell table:formula="of:=AVERAGE([.BT60];[.BW60];[.BZ60])" office:value-type="float" office:value="56.392" calcext:value-type="float">
            <text:p>56.392</text:p>
          </table:table-cell>
          <table:table-cell table:formula="of:=AVERAGE([.BU60];[.BX60];[.CA60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6.8" calcext:value-type="float">
            <text:p>116.8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5.6" calcext:value-type="float">
            <text:p>115.6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2" calcext:value-type="float">
            <text:p>116.2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60];[.CJ60];[.CM60])" office:value-type="float" office:value="116.2" calcext:value-type="float">
            <text:p>116.2</text:p>
          </table:table-cell>
          <table:table-cell table:formula="of:=AVERAGE([.CH60];[.CK60];[.CN60])" office:value-type="float" office:value="114.678333333333" calcext:value-type="float">
            <text:p>114.678333333333</text:p>
          </table:table-cell>
          <table:table-cell table:formula="of:=AVERAGE([.CI60];[.CL60];[.CO60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212.93" calcext:value-type="float">
            <text:p>212.93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9.4" calcext:value-type="float">
            <text:p>49.4</text:p>
          </table:table-cell>
          <table:table-cell office:value-type="float" office:value="314.359" calcext:value-type="float">
            <text:p>314.359</text:p>
          </table:table-cell>
          <table:table-cell office:value-type="float" office:value="549.523" calcext:value-type="float">
            <text:p>549.523</text:p>
          </table:table-cell>
          <table:table-cell office:value-type="float" office:value="49.3" calcext:value-type="float">
            <text:p>49.3</text:p>
          </table:table-cell>
          <table:table-cell office:value-type="float" office:value="325.637" calcext:value-type="float">
            <text:p>325.637</text:p>
          </table:table-cell>
          <table:table-cell office:value-type="float" office:value="579.523" calcext:value-type="float">
            <text:p>579.523</text:p>
          </table:table-cell>
          <table:table-cell table:formula="of:=AVERAGE([.A61];[.D61];[.G61])" office:value-type="float" office:value="49.7" calcext:value-type="float">
            <text:p>49.7</text:p>
          </table:table-cell>
          <table:table-cell table:formula="of:=AVERAGE([.B61];[.E61];[.H61])" office:value-type="float" office:value="284.308666666667" calcext:value-type="float">
            <text:p>284.308666666667</text:p>
          </table:table-cell>
          <table:table-cell table:formula="of:=AVERAGE([.C61];[.F61];[.I61])" office:value-type="float" office:value="499.189666666667" calcext:value-type="float">
            <text:p>499.189666666667</text:p>
          </table:table-cell>
          <table:table-cell table:number-columns-repeated="2"/>
          <table:table-cell office:value-type="float" office:value="38.5" calcext:value-type="float">
            <text:p>38.5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38.5" calcext:value-type="float">
            <text:p>38.5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37.6" calcext:value-type="float">
            <text:p>37.6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61];[.R61];[.U61])" office:value-type="float" office:value="38.2" calcext:value-type="float">
            <text:p>38.2</text:p>
          </table:table-cell>
          <table:table-cell table:formula="of:=AVERAGE([.P61];[.S61];[.V61])" office:value-type="float" office:value="33.517" calcext:value-type="float">
            <text:p>33.517</text:p>
          </table:table-cell>
          <table:table-cell table:formula="of:=AVERAGE([.Q61];[.T61];[.W61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3" calcext:value-type="float">
            <text:p>3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61];[.AF61];[.AI61])" office:value-type="float" office:value="1" calcext:value-type="float">
            <text:p>1</text:p>
          </table:table-cell>
          <table:table-cell table:formula="of:=AVERAGE([.AD61];[.AG61];[.AJ61])" office:value-type="float" office:value="217.904666666667" calcext:value-type="float">
            <text:p>217.904666666667</text:p>
          </table:table-cell>
          <table:table-cell table:formula="of:=AVERAGE([.AE61];[.AH61];[.AK61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61]+[.O61]+[.AC61]" office:value-type="float" office:value="88.9" calcext:value-type="float">
            <text:p>88.9</text:p>
          </table:table-cell>
          <table:table-cell table:formula="of:=[.B61]+[.P61]+[.AD61]" office:value-type="float" office:value="461.242" calcext:value-type="float">
            <text:p>461.242</text:p>
          </table:table-cell>
          <table:table-cell table:formula="of:=[.C61]+[.Q61]+[.AE61]" office:value-type="float" office:value="2427.09" calcext:value-type="float">
            <text:p>2427.09</text:p>
          </table:table-cell>
          <table:table-cell table:formula="of:=[.D61]+[.R61]+[.AF61]" office:value-type="float" office:value="90.9" calcext:value-type="float">
            <text:p>90.9</text:p>
          </table:table-cell>
          <table:table-cell table:formula="of:=[.E61]+[.S61]+[.AG61]" office:value-type="float" office:value="568.304" calcext:value-type="float">
            <text:p>568.304</text:p>
          </table:table-cell>
          <table:table-cell table:formula="of:=[.F61]+[.T61]+[.AH61]" office:value-type="float" office:value="2610.41" calcext:value-type="float">
            <text:p>2610.41</text:p>
          </table:table-cell>
          <table:table-cell table:formula="of:=[.G61]+[.U61]+[.AI61]" office:value-type="float" office:value="86.9" calcext:value-type="float">
            <text:p>86.9</text:p>
          </table:table-cell>
          <table:table-cell table:formula="of:=[.H61]+[.V61]+[.AJ61]" office:value-type="float" office:value="577.645" calcext:value-type="float">
            <text:p>577.645</text:p>
          </table:table-cell>
          <table:table-cell table:formula="of:=[.I61]+[.W61]+[.AK61]" office:value-type="float" office:value="2638.41" calcext:value-type="float">
            <text:p>2638.41</text:p>
          </table:table-cell>
          <table:table-cell table:formula="of:=AVERAGE([.AQ61];[.AT61];[.AW61])" office:value-type="float" office:value="88.9" calcext:value-type="float">
            <text:p>88.9</text:p>
          </table:table-cell>
          <table:table-cell table:formula="of:=AVERAGE([.AR61];[.AU61];[.AX61])" office:value-type="float" office:value="535.730333333333" calcext:value-type="float">
            <text:p>535.730333333333</text:p>
          </table:table-cell>
          <table:table-cell table:formula="of:=AVERAGE([.AS61];[.AV61];[.AY61])" office:value-type="float" office:value="2558.63666666667" calcext:value-type="float">
            <text:p>2558.63666666667</text:p>
          </table:table-cell>
          <table:table-cell table:number-columns-repeated="2"/>
          <table:table-cell table:formula="of:=[.CG61]-[.BS61]" office:value-type="float" office:value="116.2" calcext:value-type="float">
            <text:p>116.2</text:p>
          </table:table-cell>
          <table:table-cell table:formula="of:=[.CH61]-[.BT61]" office:value-type="float" office:value="16.625" calcext:value-type="float">
            <text:p>16.625</text:p>
          </table:table-cell>
          <table:table-cell table:formula="of:=[.CI61]-[.BU61]" office:value-type="float" office:value="-461.965" calcext:value-type="float">
            <text:p>-461.965</text:p>
          </table:table-cell>
          <table:table-cell table:formula="of:=[.CJ61]-[.BV61]" office:value-type="float" office:value="119" calcext:value-type="float">
            <text:p>119</text:p>
          </table:table-cell>
          <table:table-cell table:formula="of:=[.CK61]-[.BW61]" office:value-type="float" office:value="47.242" calcext:value-type="float">
            <text:p>47.242</text:p>
          </table:table-cell>
          <table:table-cell table:formula="of:=[.CL61]-[.BX61]" office:value-type="float" office:value="183.632" calcext:value-type="float">
            <text:p>183.632</text:p>
          </table:table-cell>
          <table:table-cell table:formula="of:=[.CM61]-[.BY61]" office:value-type="float" office:value="115" calcext:value-type="float">
            <text:p>115</text:p>
          </table:table-cell>
          <table:table-cell table:formula="of:=[.CN61]-[.BZ61]" office:value-type="float" office:value="79.871" calcext:value-type="float">
            <text:p>79.871</text:p>
          </table:table-cell>
          <table:table-cell table:formula="of:=[.CO61]-[.CA61]" office:value-type="float" office:value="824.289" calcext:value-type="float">
            <text:p>824.289</text:p>
          </table:table-cell>
          <table:table-cell table:formula="of:=AVERAGE([.BE61];[.BH61];[.BK61])" office:value-type="float" office:value="116.733333333333" calcext:value-type="float">
            <text:p>116.733333333333</text:p>
          </table:table-cell>
          <table:table-cell table:formula="of:=AVERAGE([.BF61];[.BI61];[.BL61])" office:value-type="float" office:value="47.9126666666667" calcext:value-type="float">
            <text:p>47.9126666666667</text:p>
          </table:table-cell>
          <table:table-cell table:formula="of:=AVERAGE([.BG61];[.BJ61];[.BM61])" office:value-type="float" office:value="181.985333333333" calcext:value-type="float">
            <text:p>181.985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8.504" calcext:value-type="float">
            <text:p>98.504</text:p>
          </table:table-cell>
          <table:table-cell office:value-type="float" office:value="1929.32" calcext:value-type="float">
            <text:p>1929.32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594" calcext:value-type="float">
            <text:p>34.594</text:p>
          </table:table-cell>
          <table:table-cell office:value-type="float" office:value="643.066" calcext:value-type="float">
            <text:p>643.066</text:p>
          </table:table-cell>
          <table:table-cell table:formula="of:=AVERAGE([.BS61];[.BV61];[.BY61])" office:value-type="float" office:value="0" calcext:value-type="float">
            <text:p>0</text:p>
          </table:table-cell>
          <table:table-cell table:formula="of:=AVERAGE([.BT61];[.BW61];[.BZ61])" office:value-type="float" office:value="66.7656666666667" calcext:value-type="float">
            <text:p>66.7656666666667</text:p>
          </table:table-cell>
          <table:table-cell table:formula="of:=AVERAGE([.BU61];[.BX61];[.CA61])" office:value-type="float" office:value="1285.36966666667" calcext:value-type="float">
            <text:p>1285.36966666667</text:p>
          </table:table-cell>
          <table:table-cell table:number-columns-repeated="2"/>
          <table:table-cell office:value-type="float" office:value="116.2" calcext:value-type="float">
            <text:p>116.2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9" calcext:value-type="float">
            <text:p>119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5" calcext:value-type="float">
            <text:p>115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61];[.CJ61];[.CM61])" office:value-type="float" office:value="116.733333333333" calcext:value-type="float">
            <text:p>116.733333333333</text:p>
          </table:table-cell>
          <table:table-cell table:formula="of:=AVERAGE([.CH61];[.CK61];[.CN61])" office:value-type="float" office:value="114.678333333333" calcext:value-type="float">
            <text:p>114.678333333333</text:p>
          </table:table-cell>
          <table:table-cell table:formula="of:=AVERAGE([.CI61];[.CL61];[.CO61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211.543" calcext:value-type="float">
            <text:p>211.543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9.4" calcext:value-type="float">
            <text:p>49.4</text:p>
          </table:table-cell>
          <table:table-cell office:value-type="float" office:value="314.465" calcext:value-type="float">
            <text:p>314.465</text:p>
          </table:table-cell>
          <table:table-cell office:value-type="float" office:value="549.523" calcext:value-type="float">
            <text:p>549.523</text:p>
          </table:table-cell>
          <table:table-cell office:value-type="float" office:value="51.4" calcext:value-type="float">
            <text:p>51.4</text:p>
          </table:table-cell>
          <table:table-cell office:value-type="float" office:value="325.613" calcext:value-type="float">
            <text:p>325.613</text:p>
          </table:table-cell>
          <table:table-cell office:value-type="float" office:value="579.523" calcext:value-type="float">
            <text:p>579.523</text:p>
          </table:table-cell>
          <table:table-cell table:formula="of:=AVERAGE([.A62];[.D62];[.G62])" office:value-type="float" office:value="50" calcext:value-type="float">
            <text:p>50</text:p>
          </table:table-cell>
          <table:table-cell table:formula="of:=AVERAGE([.B62];[.E62];[.H62])" office:value-type="float" office:value="283.873666666667" calcext:value-type="float">
            <text:p>283.873666666667</text:p>
          </table:table-cell>
          <table:table-cell table:formula="of:=AVERAGE([.C62];[.F62];[.I62])" office:value-type="float" office:value="499.189666666667" calcext:value-type="float">
            <text:p>499.189666666667</text:p>
          </table:table-cell>
          <table:table-cell table:number-columns-repeated="2"/>
          <table:table-cell office:value-type="float" office:value="38.5" calcext:value-type="float">
            <text:p>38.5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281" calcext:value-type="float">
            <text:p>85.281</text:p>
          </table:table-cell>
          <table:table-cell office:value-type="float" office:value="38.5" calcext:value-type="float">
            <text:p>38.5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38.6" calcext:value-type="float">
            <text:p>38.6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62];[.R62];[.U62])" office:value-type="float" office:value="38.5333333333333" calcext:value-type="float">
            <text:p>38.5333333333333</text:p>
          </table:table-cell>
          <table:table-cell table:formula="of:=AVERAGE([.P62];[.S62];[.V62])" office:value-type="float" office:value="33.517" calcext:value-type="float">
            <text:p>33.517</text:p>
          </table:table-cell>
          <table:table-cell table:formula="of:=AVERAGE([.Q62];[.T62];[.W62])" office:value-type="float" office:value="85.3203333333333" calcext:value-type="float">
            <text:p>85.32033333333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4" calcext:value-type="float">
            <text:p>4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62];[.AF62];[.AI62])" office:value-type="float" office:value="2.33333333333333" calcext:value-type="float">
            <text:p>2.33333333333333</text:p>
          </table:table-cell>
          <table:table-cell table:formula="of:=AVERAGE([.AD62];[.AG62];[.AJ62])" office:value-type="float" office:value="219.238" calcext:value-type="float">
            <text:p>219.238</text:p>
          </table:table-cell>
          <table:table-cell table:formula="of:=AVERAGE([.AE62];[.AH62];[.AK62])" office:value-type="float" office:value="1975.547" calcext:value-type="float">
            <text:p>1975.547</text:p>
          </table:table-cell>
          <table:table-cell table:number-columns-repeated="2"/>
          <table:table-cell table:formula="of:=[.A62]+[.O62]+[.AC62]" office:value-type="float" office:value="90.7" calcext:value-type="float">
            <text:p>90.7</text:p>
          </table:table-cell>
          <table:table-cell table:formula="of:=[.B62]+[.P62]+[.AD62]" office:value-type="float" office:value="461.855" calcext:value-type="float">
            <text:p>461.855</text:p>
          </table:table-cell>
          <table:table-cell table:formula="of:=[.C62]+[.Q62]+[.AE62]" office:value-type="float" office:value="2429.351" calcext:value-type="float">
            <text:p>2429.351</text:p>
          </table:table-cell>
          <table:table-cell table:formula="of:=[.D62]+[.R62]+[.AF62]" office:value-type="float" office:value="87.9" calcext:value-type="float">
            <text:p>87.9</text:p>
          </table:table-cell>
          <table:table-cell table:formula="of:=[.E62]+[.S62]+[.AG62]" office:value-type="float" office:value="568.41" calcext:value-type="float">
            <text:p>568.41</text:p>
          </table:table-cell>
          <table:table-cell table:formula="of:=[.F62]+[.T62]+[.AH62]" office:value-type="float" office:value="2610.41" calcext:value-type="float">
            <text:p>2610.41</text:p>
          </table:table-cell>
          <table:table-cell table:formula="of:=[.G62]+[.U62]+[.AI62]" office:value-type="float" office:value="94" calcext:value-type="float">
            <text:p>94</text:p>
          </table:table-cell>
          <table:table-cell table:formula="of:=[.H62]+[.V62]+[.AJ62]" office:value-type="float" office:value="579.621" calcext:value-type="float">
            <text:p>579.621</text:p>
          </table:table-cell>
          <table:table-cell table:formula="of:=[.I62]+[.W62]+[.AK62]" office:value-type="float" office:value="2640.41" calcext:value-type="float">
            <text:p>2640.41</text:p>
          </table:table-cell>
          <table:table-cell table:formula="of:=AVERAGE([.AQ62];[.AT62];[.AW62])" office:value-type="float" office:value="90.8666666666667" calcext:value-type="float">
            <text:p>90.8666666666667</text:p>
          </table:table-cell>
          <table:table-cell table:formula="of:=AVERAGE([.AR62];[.AU62];[.AX62])" office:value-type="float" office:value="536.628666666667" calcext:value-type="float">
            <text:p>536.628666666667</text:p>
          </table:table-cell>
          <table:table-cell table:formula="of:=AVERAGE([.AS62];[.AV62];[.AY62])" office:value-type="float" office:value="2560.057" calcext:value-type="float">
            <text:p>2560.057</text:p>
          </table:table-cell>
          <table:table-cell table:number-columns-repeated="2"/>
          <table:table-cell table:formula="of:=[.CG62]-[.BS62]" office:value-type="float" office:value="116.8" calcext:value-type="float">
            <text:p>116.8</text:p>
          </table:table-cell>
          <table:table-cell table:formula="of:=[.CH62]-[.BT62]" office:value-type="float" office:value="47.746" calcext:value-type="float">
            <text:p>47.746</text:p>
          </table:table-cell>
          <table:table-cell table:formula="of:=[.CI62]-[.BU62]" office:value-type="float" office:value="183.632" calcext:value-type="float">
            <text:p>183.632</text:p>
          </table:table-cell>
          <table:table-cell table:formula="of:=[.CJ62]-[.BV62]" office:value-type="float" office:value="115.2" calcext:value-type="float">
            <text:p>115.2</text:p>
          </table:table-cell>
          <table:table-cell table:formula="of:=[.CK62]-[.BW62]" office:value-type="float" office:value="47.242" calcext:value-type="float">
            <text:p>47.242</text:p>
          </table:table-cell>
          <table:table-cell table:formula="of:=[.CL62]-[.BX62]" office:value-type="float" office:value="183.632" calcext:value-type="float">
            <text:p>183.632</text:p>
          </table:table-cell>
          <table:table-cell table:formula="of:=[.CM62]-[.BY62]" office:value-type="float" office:value="116" calcext:value-type="float">
            <text:p>116</text:p>
          </table:table-cell>
          <table:table-cell table:formula="of:=[.CN62]-[.BZ62]" office:value-type="float" office:value="79.871" calcext:value-type="float">
            <text:p>79.871</text:p>
          </table:table-cell>
          <table:table-cell table:formula="of:=[.CO62]-[.CA62]" office:value-type="float" office:value="824.289" calcext:value-type="float">
            <text:p>824.289</text:p>
          </table:table-cell>
          <table:table-cell table:formula="of:=AVERAGE([.BE62];[.BH62];[.BK62])" office:value-type="float" office:value="116" calcext:value-type="float">
            <text:p>116</text:p>
          </table:table-cell>
          <table:table-cell table:formula="of:=AVERAGE([.BF62];[.BI62];[.BL62])" office:value-type="float" office:value="58.2863333333333" calcext:value-type="float">
            <text:p>58.2863333333333</text:p>
          </table:table-cell>
          <table:table-cell table:formula="of:=AVERAGE([.BG62];[.BJ62];[.BM62])" office:value-type="float" office:value="397.184333333333" calcext:value-type="float">
            <text:p>397.184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594" calcext:value-type="float">
            <text:p>34.594</text:p>
          </table:table-cell>
          <table:table-cell office:value-type="float" office:value="643.066" calcext:value-type="float">
            <text:p>643.066</text:p>
          </table:table-cell>
          <table:table-cell table:formula="of:=AVERAGE([.BS62];[.BV62];[.BY62])" office:value-type="float" office:value="0" calcext:value-type="float">
            <text:p>0</text:p>
          </table:table-cell>
          <table:table-cell table:formula="of:=AVERAGE([.BT62];[.BW62];[.BZ62])" office:value-type="float" office:value="56.392" calcext:value-type="float">
            <text:p>56.392</text:p>
          </table:table-cell>
          <table:table-cell table:formula="of:=AVERAGE([.BU62];[.BX62];[.CA62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6.8" calcext:value-type="float">
            <text:p>116.8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5.2" calcext:value-type="float">
            <text:p>115.2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" calcext:value-type="float">
            <text:p>116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62];[.CJ62];[.CM62])" office:value-type="float" office:value="116" calcext:value-type="float">
            <text:p>116</text:p>
          </table:table-cell>
          <table:table-cell table:formula="of:=AVERAGE([.CH62];[.CK62];[.CN62])" office:value-type="float" office:value="114.678333333333" calcext:value-type="float">
            <text:p>114.678333333333</text:p>
          </table:table-cell>
          <table:table-cell table:formula="of:=AVERAGE([.CI62];[.CL62];[.CO62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211.957" calcext:value-type="float">
            <text:p>211.957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9.3" calcext:value-type="float">
            <text:p>49.3</text:p>
          </table:table-cell>
          <table:table-cell office:value-type="float" office:value="313.859" calcext:value-type="float">
            <text:p>313.859</text:p>
          </table:table-cell>
          <table:table-cell office:value-type="float" office:value="549.523" calcext:value-type="float">
            <text:p>549.523</text:p>
          </table:table-cell>
          <table:table-cell office:value-type="float" office:value="49.5" calcext:value-type="float">
            <text:p>49.5</text:p>
          </table:table-cell>
          <table:table-cell office:value-type="float" office:value="325.789" calcext:value-type="float">
            <text:p>325.789</text:p>
          </table:table-cell>
          <table:table-cell office:value-type="float" office:value="579.523" calcext:value-type="float">
            <text:p>579.523</text:p>
          </table:table-cell>
          <table:table-cell table:formula="of:=AVERAGE([.A63];[.D63];[.G63])" office:value-type="float" office:value="49.7333333333333" calcext:value-type="float">
            <text:p>49.7333333333333</text:p>
          </table:table-cell>
          <table:table-cell table:formula="of:=AVERAGE([.B63];[.E63];[.H63])" office:value-type="float" office:value="283.868333333333" calcext:value-type="float">
            <text:p>283.868333333333</text:p>
          </table:table-cell>
          <table:table-cell table:formula="of:=AVERAGE([.C63];[.F63];[.I63])" office:value-type="float" office:value="499.189666666667" calcext:value-type="float">
            <text:p>499.189666666667</text:p>
          </table:table-cell>
          <table:table-cell table:number-columns-repeated="2"/>
          <table:table-cell office:value-type="float" office:value="37.6" calcext:value-type="float">
            <text:p>37.6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38.5" calcext:value-type="float">
            <text:p>38.5</text:p>
          </table:table-cell>
          <table:table-cell office:value-type="float" office:value="34.961" calcext:value-type="float">
            <text:p>34.961</text:p>
          </table:table-cell>
          <table:table-cell office:value-type="float" office:value="85.602" calcext:value-type="float">
            <text:p>85.602</text:p>
          </table:table-cell>
          <table:table-cell office:value-type="float" office:value="39.6" calcext:value-type="float">
            <text:p>39.6</text:p>
          </table:table-cell>
          <table:table-cell office:value-type="float" office:value="34.77" calcext:value-type="float">
            <text:p>34.77</text:p>
          </table:table-cell>
          <table:table-cell office:value-type="float" office:value="85.602" calcext:value-type="float">
            <text:p>85.602</text:p>
          </table:table-cell>
          <table:table-cell table:formula="of:=AVERAGE([.O63];[.R63];[.U63])" office:value-type="float" office:value="38.5666666666667" calcext:value-type="float">
            <text:p>38.5666666666667</text:p>
          </table:table-cell>
          <table:table-cell table:formula="of:=AVERAGE([.P63];[.S63];[.V63])" office:value-type="float" office:value="33.6016666666667" calcext:value-type="float">
            <text:p>33.6016666666667</text:p>
          </table:table-cell>
          <table:table-cell table:formula="of:=AVERAGE([.Q63];[.T63];[.W63])" office:value-type="float" office:value="85.408" calcext:value-type="float">
            <text:p>85.4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63];[.AF63];[.AI63])" office:value-type="float" office:value="0" calcext:value-type="float">
            <text:p>0</text:p>
          </table:table-cell>
          <table:table-cell table:formula="of:=AVERAGE([.AD63];[.AG63];[.AJ63])" office:value-type="float" office:value="219.238" calcext:value-type="float">
            <text:p>219.238</text:p>
          </table:table-cell>
          <table:table-cell table:formula="of:=AVERAGE([.AE63];[.AH63];[.AK63])" office:value-type="float" office:value="1975.547" calcext:value-type="float">
            <text:p>1975.547</text:p>
          </table:table-cell>
          <table:table-cell table:number-columns-repeated="2"/>
          <table:table-cell table:formula="of:=[.A63]+[.O63]+[.AC63]" office:value-type="float" office:value="88" calcext:value-type="float">
            <text:p>88</text:p>
          </table:table-cell>
          <table:table-cell table:formula="of:=[.B63]+[.P63]+[.AD63]" office:value-type="float" office:value="462.269" calcext:value-type="float">
            <text:p>462.269</text:p>
          </table:table-cell>
          <table:table-cell table:formula="of:=[.C63]+[.Q63]+[.AE63]" office:value-type="float" office:value="2429.09" calcext:value-type="float">
            <text:p>2429.09</text:p>
          </table:table-cell>
          <table:table-cell table:formula="of:=[.D63]+[.R63]+[.AF63]" office:value-type="float" office:value="87.8" calcext:value-type="float">
            <text:p>87.8</text:p>
          </table:table-cell>
          <table:table-cell table:formula="of:=[.E63]+[.S63]+[.AG63]" office:value-type="float" office:value="568.058" calcext:value-type="float">
            <text:p>568.058</text:p>
          </table:table-cell>
          <table:table-cell table:formula="of:=[.F63]+[.T63]+[.AH63]" office:value-type="float" office:value="2610.672" calcext:value-type="float">
            <text:p>2610.672</text:p>
          </table:table-cell>
          <table:table-cell table:formula="of:=[.G63]+[.U63]+[.AI63]" office:value-type="float" office:value="89.1" calcext:value-type="float">
            <text:p>89.1</text:p>
          </table:table-cell>
          <table:table-cell table:formula="of:=[.H63]+[.V63]+[.AJ63]" office:value-type="float" office:value="579.797" calcext:value-type="float">
            <text:p>579.797</text:p>
          </table:table-cell>
          <table:table-cell table:formula="of:=[.I63]+[.W63]+[.AK63]" office:value-type="float" office:value="2640.672" calcext:value-type="float">
            <text:p>2640.672</text:p>
          </table:table-cell>
          <table:table-cell table:formula="of:=AVERAGE([.AQ63];[.AT63];[.AW63])" office:value-type="float" office:value="88.3" calcext:value-type="float">
            <text:p>88.3</text:p>
          </table:table-cell>
          <table:table-cell table:formula="of:=AVERAGE([.AR63];[.AU63];[.AX63])" office:value-type="float" office:value="536.708" calcext:value-type="float">
            <text:p>536.708</text:p>
          </table:table-cell>
          <table:table-cell table:formula="of:=AVERAGE([.AS63];[.AV63];[.AY63])" office:value-type="float" office:value="2560.14466666667" calcext:value-type="float">
            <text:p>2560.14466666667</text:p>
          </table:table-cell>
          <table:table-cell table:number-columns-repeated="2"/>
          <table:table-cell table:formula="of:=[.CG63]-[.BS63]" office:value-type="float" office:value="116" calcext:value-type="float">
            <text:p>116</text:p>
          </table:table-cell>
          <table:table-cell table:formula="of:=[.CH63]-[.BT63]" office:value-type="float" office:value="47.746" calcext:value-type="float">
            <text:p>47.746</text:p>
          </table:table-cell>
          <table:table-cell table:formula="of:=[.CI63]-[.BU63]" office:value-type="float" office:value="183.632" calcext:value-type="float">
            <text:p>183.632</text:p>
          </table:table-cell>
          <table:table-cell table:formula="of:=[.CJ63]-[.BV63]" office:value-type="float" office:value="116.6" calcext:value-type="float">
            <text:p>116.6</text:p>
          </table:table-cell>
          <table:table-cell table:formula="of:=[.CK63]-[.BW63]" office:value-type="float" office:value="47.242" calcext:value-type="float">
            <text:p>47.242</text:p>
          </table:table-cell>
          <table:table-cell table:formula="of:=[.CL63]-[.BX63]" office:value-type="float" office:value="183.632" calcext:value-type="float">
            <text:p>183.632</text:p>
          </table:table-cell>
          <table:table-cell table:formula="of:=[.CM63]-[.BY63]" office:value-type="float" office:value="118.2" calcext:value-type="float">
            <text:p>118.2</text:p>
          </table:table-cell>
          <table:table-cell table:formula="of:=[.CN63]-[.BZ63]" office:value-type="float" office:value="79.871" calcext:value-type="float">
            <text:p>79.871</text:p>
          </table:table-cell>
          <table:table-cell table:formula="of:=[.CO63]-[.CA63]" office:value-type="float" office:value="824.289" calcext:value-type="float">
            <text:p>824.289</text:p>
          </table:table-cell>
          <table:table-cell table:formula="of:=AVERAGE([.BE63];[.BH63];[.BK63])" office:value-type="float" office:value="116.933333333333" calcext:value-type="float">
            <text:p>116.933333333333</text:p>
          </table:table-cell>
          <table:table-cell table:formula="of:=AVERAGE([.BF63];[.BI63];[.BL63])" office:value-type="float" office:value="58.2863333333333" calcext:value-type="float">
            <text:p>58.2863333333333</text:p>
          </table:table-cell>
          <table:table-cell table:formula="of:=AVERAGE([.BG63];[.BJ63];[.BM63])" office:value-type="float" office:value="397.184333333333" calcext:value-type="float">
            <text:p>397.184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594" calcext:value-type="float">
            <text:p>34.594</text:p>
          </table:table-cell>
          <table:table-cell office:value-type="float" office:value="643.066" calcext:value-type="float">
            <text:p>643.066</text:p>
          </table:table-cell>
          <table:table-cell table:formula="of:=AVERAGE([.BS63];[.BV63];[.BY63])" office:value-type="float" office:value="0" calcext:value-type="float">
            <text:p>0</text:p>
          </table:table-cell>
          <table:table-cell table:formula="of:=AVERAGE([.BT63];[.BW63];[.BZ63])" office:value-type="float" office:value="56.392" calcext:value-type="float">
            <text:p>56.392</text:p>
          </table:table-cell>
          <table:table-cell table:formula="of:=AVERAGE([.BU63];[.BX63];[.CA63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6" calcext:value-type="float">
            <text:p>116.6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8.2" calcext:value-type="float">
            <text:p>118.2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63];[.CJ63];[.CM63])" office:value-type="float" office:value="116.933333333333" calcext:value-type="float">
            <text:p>116.933333333333</text:p>
          </table:table-cell>
          <table:table-cell table:formula="of:=AVERAGE([.CH63];[.CK63];[.CN63])" office:value-type="float" office:value="114.678333333333" calcext:value-type="float">
            <text:p>114.678333333333</text:p>
          </table:table-cell>
          <table:table-cell table:formula="of:=AVERAGE([.CI63];[.CL63];[.CO63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213.527" calcext:value-type="float">
            <text:p>213.527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50.4" calcext:value-type="float">
            <text:p>50.4</text:p>
          </table:table-cell>
          <table:table-cell office:value-type="float" office:value="313.832" calcext:value-type="float">
            <text:p>313.832</text:p>
          </table:table-cell>
          <table:table-cell office:value-type="float" office:value="549.523" calcext:value-type="float">
            <text:p>549.523</text:p>
          </table:table-cell>
          <table:table-cell office:value-type="float" office:value="51.4" calcext:value-type="float">
            <text:p>51.4</text:p>
          </table:table-cell>
          <table:table-cell office:value-type="float" office:value="325.367" calcext:value-type="float">
            <text:p>325.367</text:p>
          </table:table-cell>
          <table:table-cell office:value-type="float" office:value="579.523" calcext:value-type="float">
            <text:p>579.523</text:p>
          </table:table-cell>
          <table:table-cell table:formula="of:=AVERAGE([.A64];[.D64];[.G64])" office:value-type="float" office:value="50.7333333333333" calcext:value-type="float">
            <text:p>50.7333333333333</text:p>
          </table:table-cell>
          <table:table-cell table:formula="of:=AVERAGE([.B64];[.E64];[.H64])" office:value-type="float" office:value="284.242" calcext:value-type="float">
            <text:p>284.242</text:p>
          </table:table-cell>
          <table:table-cell table:formula="of:=AVERAGE([.C64];[.F64];[.I64])" office:value-type="float" office:value="499.189666666667" calcext:value-type="float">
            <text:p>499.189666666667</text:p>
          </table:table-cell>
          <table:table-cell table:number-columns-repeated="2"/>
          <table:table-cell office:value-type="float" office:value="36.5" calcext:value-type="float">
            <text:p>36.5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281" calcext:value-type="float">
            <text:p>85.281</text:p>
          </table:table-cell>
          <table:table-cell office:value-type="float" office:value="39.4" calcext:value-type="float">
            <text:p>39.4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37.6" calcext:value-type="float">
            <text:p>37.6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64];[.R64];[.U64])" office:value-type="float" office:value="37.8333333333333" calcext:value-type="float">
            <text:p>37.8333333333333</text:p>
          </table:table-cell>
          <table:table-cell table:formula="of:=AVERAGE([.P64];[.S64];[.V64])" office:value-type="float" office:value="33.517" calcext:value-type="float">
            <text:p>33.517</text:p>
          </table:table-cell>
          <table:table-cell table:formula="of:=AVERAGE([.Q64];[.T64];[.W64])" office:value-type="float" office:value="85.3203333333333" calcext:value-type="float">
            <text:p>85.320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64];[.AF64];[.AI64])" office:value-type="float" office:value="0" calcext:value-type="float">
            <text:p>0</text:p>
          </table:table-cell>
          <table:table-cell table:formula="of:=AVERAGE([.AD64];[.AG64];[.AJ64])" office:value-type="float" office:value="219.238" calcext:value-type="float">
            <text:p>219.238</text:p>
          </table:table-cell>
          <table:table-cell table:formula="of:=AVERAGE([.AE64];[.AH64];[.AK64])" office:value-type="float" office:value="1975.547" calcext:value-type="float">
            <text:p>1975.547</text:p>
          </table:table-cell>
          <table:table-cell table:number-columns-repeated="2"/>
          <table:table-cell table:formula="of:=[.A64]+[.O64]+[.AC64]" office:value-type="float" office:value="86.9" calcext:value-type="float">
            <text:p>86.9</text:p>
          </table:table-cell>
          <table:table-cell table:formula="of:=[.B64]+[.P64]+[.AD64]" office:value-type="float" office:value="463.839" calcext:value-type="float">
            <text:p>463.839</text:p>
          </table:table-cell>
          <table:table-cell table:formula="of:=[.C64]+[.Q64]+[.AE64]" office:value-type="float" office:value="2429.351" calcext:value-type="float">
            <text:p>2429.351</text:p>
          </table:table-cell>
          <table:table-cell table:formula="of:=[.D64]+[.R64]+[.AF64]" office:value-type="float" office:value="89.8" calcext:value-type="float">
            <text:p>89.8</text:p>
          </table:table-cell>
          <table:table-cell table:formula="of:=[.E64]+[.S64]+[.AG64]" office:value-type="float" office:value="567.777" calcext:value-type="float">
            <text:p>567.777</text:p>
          </table:table-cell>
          <table:table-cell table:formula="of:=[.F64]+[.T64]+[.AH64]" office:value-type="float" office:value="2610.41" calcext:value-type="float">
            <text:p>2610.41</text:p>
          </table:table-cell>
          <table:table-cell table:formula="of:=[.G64]+[.U64]+[.AI64]" office:value-type="float" office:value="89" calcext:value-type="float">
            <text:p>89</text:p>
          </table:table-cell>
          <table:table-cell table:formula="of:=[.H64]+[.V64]+[.AJ64]" office:value-type="float" office:value="579.375" calcext:value-type="float">
            <text:p>579.375</text:p>
          </table:table-cell>
          <table:table-cell table:formula="of:=[.I64]+[.W64]+[.AK64]" office:value-type="float" office:value="2640.41" calcext:value-type="float">
            <text:p>2640.41</text:p>
          </table:table-cell>
          <table:table-cell table:formula="of:=AVERAGE([.AQ64];[.AT64];[.AW64])" office:value-type="float" office:value="88.5666666666667" calcext:value-type="float">
            <text:p>88.5666666666667</text:p>
          </table:table-cell>
          <table:table-cell table:formula="of:=AVERAGE([.AR64];[.AU64];[.AX64])" office:value-type="float" office:value="536.997" calcext:value-type="float">
            <text:p>536.997</text:p>
          </table:table-cell>
          <table:table-cell table:formula="of:=AVERAGE([.AS64];[.AV64];[.AY64])" office:value-type="float" office:value="2560.057" calcext:value-type="float">
            <text:p>2560.057</text:p>
          </table:table-cell>
          <table:table-cell table:number-columns-repeated="2"/>
          <table:table-cell table:formula="of:=[.CG64]-[.BS64]" office:value-type="float" office:value="114.8" calcext:value-type="float">
            <text:p>114.8</text:p>
          </table:table-cell>
          <table:table-cell table:formula="of:=[.CH64]-[.BT64]" office:value-type="float" office:value="47.746" calcext:value-type="float">
            <text:p>47.746</text:p>
          </table:table-cell>
          <table:table-cell table:formula="of:=[.CI64]-[.BU64]" office:value-type="float" office:value="183.632" calcext:value-type="float">
            <text:p>183.632</text:p>
          </table:table-cell>
          <table:table-cell table:formula="of:=[.CJ64]-[.BV64]" office:value-type="float" office:value="116.2" calcext:value-type="float">
            <text:p>116.2</text:p>
          </table:table-cell>
          <table:table-cell table:formula="of:=[.CK64]-[.BW64]" office:value-type="float" office:value="47.242" calcext:value-type="float">
            <text:p>47.242</text:p>
          </table:table-cell>
          <table:table-cell table:formula="of:=[.CL64]-[.BX64]" office:value-type="float" office:value="183.632" calcext:value-type="float">
            <text:p>183.632</text:p>
          </table:table-cell>
          <table:table-cell table:formula="of:=[.CM64]-[.BY64]" office:value-type="float" office:value="116.2" calcext:value-type="float">
            <text:p>116.2</text:p>
          </table:table-cell>
          <table:table-cell table:formula="of:=[.CN64]-[.BZ64]" office:value-type="float" office:value="79.871" calcext:value-type="float">
            <text:p>79.871</text:p>
          </table:table-cell>
          <table:table-cell table:formula="of:=[.CO64]-[.CA64]" office:value-type="float" office:value="824.289" calcext:value-type="float">
            <text:p>824.289</text:p>
          </table:table-cell>
          <table:table-cell table:formula="of:=AVERAGE([.BE64];[.BH64];[.BK64])" office:value-type="float" office:value="115.733333333333" calcext:value-type="float">
            <text:p>115.733333333333</text:p>
          </table:table-cell>
          <table:table-cell table:formula="of:=AVERAGE([.BF64];[.BI64];[.BL64])" office:value-type="float" office:value="58.2863333333333" calcext:value-type="float">
            <text:p>58.2863333333333</text:p>
          </table:table-cell>
          <table:table-cell table:formula="of:=AVERAGE([.BG64];[.BJ64];[.BM64])" office:value-type="float" office:value="397.184333333333" calcext:value-type="float">
            <text:p>397.184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594" calcext:value-type="float">
            <text:p>34.594</text:p>
          </table:table-cell>
          <table:table-cell office:value-type="float" office:value="643.066" calcext:value-type="float">
            <text:p>643.066</text:p>
          </table:table-cell>
          <table:table-cell table:formula="of:=AVERAGE([.BS64];[.BV64];[.BY64])" office:value-type="float" office:value="0" calcext:value-type="float">
            <text:p>0</text:p>
          </table:table-cell>
          <table:table-cell table:formula="of:=AVERAGE([.BT64];[.BW64];[.BZ64])" office:value-type="float" office:value="56.392" calcext:value-type="float">
            <text:p>56.392</text:p>
          </table:table-cell>
          <table:table-cell table:formula="of:=AVERAGE([.BU64];[.BX64];[.CA64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4.8" calcext:value-type="float">
            <text:p>114.8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2" calcext:value-type="float">
            <text:p>116.2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2" calcext:value-type="float">
            <text:p>116.2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64];[.CJ64];[.CM64])" office:value-type="float" office:value="115.733333333333" calcext:value-type="float">
            <text:p>115.733333333333</text:p>
          </table:table-cell>
          <table:table-cell table:formula="of:=AVERAGE([.CH64];[.CK64];[.CN64])" office:value-type="float" office:value="114.678333333333" calcext:value-type="float">
            <text:p>114.678333333333</text:p>
          </table:table-cell>
          <table:table-cell table:formula="of:=AVERAGE([.CI64];[.CL64];[.CO64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216.172" calcext:value-type="float">
            <text:p>216.172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8.4" calcext:value-type="float">
            <text:p>48.4</text:p>
          </table:table-cell>
          <table:table-cell office:value-type="float" office:value="313.961" calcext:value-type="float">
            <text:p>313.961</text:p>
          </table:table-cell>
          <table:table-cell office:value-type="float" office:value="549.523" calcext:value-type="float">
            <text:p>549.523</text:p>
          </table:table-cell>
          <table:table-cell office:value-type="float" office:value="51.4" calcext:value-type="float">
            <text:p>51.4</text:p>
          </table:table-cell>
          <table:table-cell office:value-type="float" office:value="325.395" calcext:value-type="float">
            <text:p>325.395</text:p>
          </table:table-cell>
          <table:table-cell office:value-type="float" office:value="579.523" calcext:value-type="float">
            <text:p>579.523</text:p>
          </table:table-cell>
          <table:table-cell table:formula="of:=AVERAGE([.A65];[.D65];[.G65])" office:value-type="float" office:value="49.7666666666667" calcext:value-type="float">
            <text:p>49.7666666666667</text:p>
          </table:table-cell>
          <table:table-cell table:formula="of:=AVERAGE([.B65];[.E65];[.H65])" office:value-type="float" office:value="285.176" calcext:value-type="float">
            <text:p>285.176</text:p>
          </table:table-cell>
          <table:table-cell table:formula="of:=AVERAGE([.C65];[.F65];[.I65])" office:value-type="float" office:value="499.189666666667" calcext:value-type="float">
            <text:p>499.189666666667</text:p>
          </table:table-cell>
          <table:table-cell table:number-columns-repeated="2"/>
          <table:table-cell office:value-type="float" office:value="39.5" calcext:value-type="float">
            <text:p>39.5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281" calcext:value-type="float">
            <text:p>85.281</text:p>
          </table:table-cell>
          <table:table-cell office:value-type="float" office:value="37.6" calcext:value-type="float">
            <text:p>37.6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37.5" calcext:value-type="float">
            <text:p>37.5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65];[.R65];[.U65])" office:value-type="float" office:value="38.2" calcext:value-type="float">
            <text:p>38.2</text:p>
          </table:table-cell>
          <table:table-cell table:formula="of:=AVERAGE([.P65];[.S65];[.V65])" office:value-type="float" office:value="33.517" calcext:value-type="float">
            <text:p>33.517</text:p>
          </table:table-cell>
          <table:table-cell table:formula="of:=AVERAGE([.Q65];[.T65];[.W65])" office:value-type="float" office:value="85.3203333333333" calcext:value-type="float">
            <text:p>85.320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1" calcext:value-type="float">
            <text:p>1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65];[.AF65];[.AI65])" office:value-type="float" office:value="0.333333333333333" calcext:value-type="float">
            <text:p>0.333333333333333</text:p>
          </table:table-cell>
          <table:table-cell table:formula="of:=AVERAGE([.AD65];[.AG65];[.AJ65])" office:value-type="float" office:value="216.571333333333" calcext:value-type="float">
            <text:p>216.571333333333</text:p>
          </table:table-cell>
          <table:table-cell table:formula="of:=AVERAGE([.AE65];[.AH65];[.AK65])" office:value-type="float" office:value="1972.88033333333" calcext:value-type="float">
            <text:p>1972.88033333333</text:p>
          </table:table-cell>
          <table:table-cell table:number-columns-repeated="2"/>
          <table:table-cell table:formula="of:=[.A65]+[.O65]+[.AC65]" office:value-type="float" office:value="89" calcext:value-type="float">
            <text:p>89</text:p>
          </table:table-cell>
          <table:table-cell table:formula="of:=[.B65]+[.P65]+[.AD65]" office:value-type="float" office:value="466.484" calcext:value-type="float">
            <text:p>466.484</text:p>
          </table:table-cell>
          <table:table-cell table:formula="of:=[.C65]+[.Q65]+[.AE65]" office:value-type="float" office:value="2429.351" calcext:value-type="float">
            <text:p>2429.351</text:p>
          </table:table-cell>
          <table:table-cell table:formula="of:=[.D65]+[.R65]+[.AF65]" office:value-type="float" office:value="86" calcext:value-type="float">
            <text:p>86</text:p>
          </table:table-cell>
          <table:table-cell table:formula="of:=[.E65]+[.S65]+[.AG65]" office:value-type="float" office:value="563.906" calcext:value-type="float">
            <text:p>563.906</text:p>
          </table:table-cell>
          <table:table-cell table:formula="of:=[.F65]+[.T65]+[.AH65]" office:value-type="float" office:value="2606.41" calcext:value-type="float">
            <text:p>2606.41</text:p>
          </table:table-cell>
          <table:table-cell table:formula="of:=[.G65]+[.U65]+[.AI65]" office:value-type="float" office:value="89.9" calcext:value-type="float">
            <text:p>89.9</text:p>
          </table:table-cell>
          <table:table-cell table:formula="of:=[.H65]+[.V65]+[.AJ65]" office:value-type="float" office:value="575.403" calcext:value-type="float">
            <text:p>575.403</text:p>
          </table:table-cell>
          <table:table-cell table:formula="of:=[.I65]+[.W65]+[.AK65]" office:value-type="float" office:value="2636.41" calcext:value-type="float">
            <text:p>2636.41</text:p>
          </table:table-cell>
          <table:table-cell table:formula="of:=AVERAGE([.AQ65];[.AT65];[.AW65])" office:value-type="float" office:value="88.3" calcext:value-type="float">
            <text:p>88.3</text:p>
          </table:table-cell>
          <table:table-cell table:formula="of:=AVERAGE([.AR65];[.AU65];[.AX65])" office:value-type="float" office:value="535.264333333333" calcext:value-type="float">
            <text:p>535.264333333333</text:p>
          </table:table-cell>
          <table:table-cell table:formula="of:=AVERAGE([.AS65];[.AV65];[.AY65])" office:value-type="float" office:value="2557.39033333333" calcext:value-type="float">
            <text:p>2557.39033333333</text:p>
          </table:table-cell>
          <table:table-cell table:number-columns-repeated="2"/>
          <table:table-cell table:formula="of:=[.CG65]-[.BS65]" office:value-type="float" office:value="117" calcext:value-type="float">
            <text:p>117</text:p>
          </table:table-cell>
          <table:table-cell table:formula="of:=[.CH65]-[.BT65]" office:value-type="float" office:value="47.746" calcext:value-type="float">
            <text:p>47.746</text:p>
          </table:table-cell>
          <table:table-cell table:formula="of:=[.CI65]-[.BU65]" office:value-type="float" office:value="183.632" calcext:value-type="float">
            <text:p>183.632</text:p>
          </table:table-cell>
          <table:table-cell table:formula="of:=[.CJ65]-[.BV65]" office:value-type="float" office:value="117.8" calcext:value-type="float">
            <text:p>117.8</text:p>
          </table:table-cell>
          <table:table-cell table:formula="of:=[.CK65]-[.BW65]" office:value-type="float" office:value="47.242" calcext:value-type="float">
            <text:p>47.242</text:p>
          </table:table-cell>
          <table:table-cell table:formula="of:=[.CL65]-[.BX65]" office:value-type="float" office:value="183.632" calcext:value-type="float">
            <text:p>183.632</text:p>
          </table:table-cell>
          <table:table-cell table:formula="of:=[.CM65]-[.BY65]" office:value-type="float" office:value="115.2" calcext:value-type="float">
            <text:p>115.2</text:p>
          </table:table-cell>
          <table:table-cell table:formula="of:=[.CN65]-[.BZ65]" office:value-type="float" office:value="79.871" calcext:value-type="float">
            <text:p>79.871</text:p>
          </table:table-cell>
          <table:table-cell table:formula="of:=[.CO65]-[.CA65]" office:value-type="float" office:value="824.289" calcext:value-type="float">
            <text:p>824.289</text:p>
          </table:table-cell>
          <table:table-cell table:formula="of:=AVERAGE([.BE65];[.BH65];[.BK65])" office:value-type="float" office:value="116.666666666667" calcext:value-type="float">
            <text:p>116.666666666667</text:p>
          </table:table-cell>
          <table:table-cell table:formula="of:=AVERAGE([.BF65];[.BI65];[.BL65])" office:value-type="float" office:value="58.2863333333333" calcext:value-type="float">
            <text:p>58.2863333333333</text:p>
          </table:table-cell>
          <table:table-cell table:formula="of:=AVERAGE([.BG65];[.BJ65];[.BM65])" office:value-type="float" office:value="397.184333333333" calcext:value-type="float">
            <text:p>397.184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594" calcext:value-type="float">
            <text:p>34.594</text:p>
          </table:table-cell>
          <table:table-cell office:value-type="float" office:value="643.066" calcext:value-type="float">
            <text:p>643.066</text:p>
          </table:table-cell>
          <table:table-cell table:formula="of:=AVERAGE([.BS65];[.BV65];[.BY65])" office:value-type="float" office:value="0" calcext:value-type="float">
            <text:p>0</text:p>
          </table:table-cell>
          <table:table-cell table:formula="of:=AVERAGE([.BT65];[.BW65];[.BZ65])" office:value-type="float" office:value="56.392" calcext:value-type="float">
            <text:p>56.392</text:p>
          </table:table-cell>
          <table:table-cell table:formula="of:=AVERAGE([.BU65];[.BX65];[.CA65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.8" calcext:value-type="float">
            <text:p>117.8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5.2" calcext:value-type="float">
            <text:p>115.2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65];[.CJ65];[.CM65])" office:value-type="float" office:value="116.666666666667" calcext:value-type="float">
            <text:p>116.666666666667</text:p>
          </table:table-cell>
          <table:table-cell table:formula="of:=AVERAGE([.CH65];[.CK65];[.CN65])" office:value-type="float" office:value="114.678333333333" calcext:value-type="float">
            <text:p>114.678333333333</text:p>
          </table:table-cell>
          <table:table-cell table:formula="of:=AVERAGE([.CI65];[.CL65];[.CO65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216.332" calcext:value-type="float">
            <text:p>216.332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50.2" calcext:value-type="float">
            <text:p>50.2</text:p>
          </table:table-cell>
          <table:table-cell office:value-type="float" office:value="313.711" calcext:value-type="float">
            <text:p>313.711</text:p>
          </table:table-cell>
          <table:table-cell office:value-type="float" office:value="549.523" calcext:value-type="float">
            <text:p>549.523</text:p>
          </table:table-cell>
          <table:table-cell office:value-type="float" office:value="48.5" calcext:value-type="float">
            <text:p>48.5</text:p>
          </table:table-cell>
          <table:table-cell office:value-type="float" office:value="325.676" calcext:value-type="float">
            <text:p>325.676</text:p>
          </table:table-cell>
          <table:table-cell office:value-type="float" office:value="579.523" calcext:value-type="float">
            <text:p>579.523</text:p>
          </table:table-cell>
          <table:table-cell table:formula="of:=AVERAGE([.A66];[.D66];[.G66])" office:value-type="float" office:value="49.3666666666667" calcext:value-type="float">
            <text:p>49.3666666666667</text:p>
          </table:table-cell>
          <table:table-cell table:formula="of:=AVERAGE([.B66];[.E66];[.H66])" office:value-type="float" office:value="285.239666666667" calcext:value-type="float">
            <text:p>285.239666666667</text:p>
          </table:table-cell>
          <table:table-cell table:formula="of:=AVERAGE([.C66];[.F66];[.I66])" office:value-type="float" office:value="499.189666666667" calcext:value-type="float">
            <text:p>499.189666666667</text:p>
          </table:table-cell>
          <table:table-cell table:number-columns-repeated="2"/>
          <table:table-cell office:value-type="float" office:value="38.5" calcext:value-type="float">
            <text:p>38.5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38.5" calcext:value-type="float">
            <text:p>38.5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38.5" calcext:value-type="float">
            <text:p>38.5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66];[.R66];[.U66])" office:value-type="float" office:value="38.5" calcext:value-type="float">
            <text:p>38.5</text:p>
          </table:table-cell>
          <table:table-cell table:formula="of:=AVERAGE([.P66];[.S66];[.V66])" office:value-type="float" office:value="33.517" calcext:value-type="float">
            <text:p>33.517</text:p>
          </table:table-cell>
          <table:table-cell table:formula="of:=AVERAGE([.Q66];[.T66];[.W66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3" calcext:value-type="float">
            <text:p>3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66];[.AF66];[.AI66])" office:value-type="float" office:value="1" calcext:value-type="float">
            <text:p>1</text:p>
          </table:table-cell>
          <table:table-cell table:formula="of:=AVERAGE([.AD66];[.AG66];[.AJ66])" office:value-type="float" office:value="215.904666666667" calcext:value-type="float">
            <text:p>215.904666666667</text:p>
          </table:table-cell>
          <table:table-cell table:formula="of:=AVERAGE([.AE66];[.AH66];[.AK66])" office:value-type="float" office:value="1972.21366666667" calcext:value-type="float">
            <text:p>1972.21366666667</text:p>
          </table:table-cell>
          <table:table-cell table:number-columns-repeated="2"/>
          <table:table-cell table:formula="of:=[.A66]+[.O66]+[.AC66]" office:value-type="float" office:value="87.9" calcext:value-type="float">
            <text:p>87.9</text:p>
          </table:table-cell>
          <table:table-cell table:formula="of:=[.B66]+[.P66]+[.AD66]" office:value-type="float" office:value="462.644" calcext:value-type="float">
            <text:p>462.644</text:p>
          </table:table-cell>
          <table:table-cell table:formula="of:=[.C66]+[.Q66]+[.AE66]" office:value-type="float" office:value="2425.09" calcext:value-type="float">
            <text:p>2425.09</text:p>
          </table:table-cell>
          <table:table-cell table:formula="of:=[.D66]+[.R66]+[.AF66]" office:value-type="float" office:value="91.7" calcext:value-type="float">
            <text:p>91.7</text:p>
          </table:table-cell>
          <table:table-cell table:formula="of:=[.E66]+[.S66]+[.AG66]" office:value-type="float" office:value="565.656" calcext:value-type="float">
            <text:p>565.656</text:p>
          </table:table-cell>
          <table:table-cell table:formula="of:=[.F66]+[.T66]+[.AH66]" office:value-type="float" office:value="2608.41" calcext:value-type="float">
            <text:p>2608.41</text:p>
          </table:table-cell>
          <table:table-cell table:formula="of:=[.G66]+[.U66]+[.AI66]" office:value-type="float" office:value="87" calcext:value-type="float">
            <text:p>87</text:p>
          </table:table-cell>
          <table:table-cell table:formula="of:=[.H66]+[.V66]+[.AJ66]" office:value-type="float" office:value="575.684" calcext:value-type="float">
            <text:p>575.684</text:p>
          </table:table-cell>
          <table:table-cell table:formula="of:=[.I66]+[.W66]+[.AK66]" office:value-type="float" office:value="2636.41" calcext:value-type="float">
            <text:p>2636.41</text:p>
          </table:table-cell>
          <table:table-cell table:formula="of:=AVERAGE([.AQ66];[.AT66];[.AW66])" office:value-type="float" office:value="88.8666666666667" calcext:value-type="float">
            <text:p>88.8666666666667</text:p>
          </table:table-cell>
          <table:table-cell table:formula="of:=AVERAGE([.AR66];[.AU66];[.AX66])" office:value-type="float" office:value="534.661333333333" calcext:value-type="float">
            <text:p>534.661333333333</text:p>
          </table:table-cell>
          <table:table-cell table:formula="of:=AVERAGE([.AS66];[.AV66];[.AY66])" office:value-type="float" office:value="2556.63666666667" calcext:value-type="float">
            <text:p>2556.63666666667</text:p>
          </table:table-cell>
          <table:table-cell table:number-columns-repeated="2"/>
          <table:table-cell table:formula="of:=[.CG66]-[.BS66]" office:value-type="float" office:value="116" calcext:value-type="float">
            <text:p>116</text:p>
          </table:table-cell>
          <table:table-cell table:formula="of:=[.CH66]-[.BT66]" office:value-type="float" office:value="47.746" calcext:value-type="float">
            <text:p>47.746</text:p>
          </table:table-cell>
          <table:table-cell table:formula="of:=[.CI66]-[.BU66]" office:value-type="float" office:value="183.632" calcext:value-type="float">
            <text:p>183.632</text:p>
          </table:table-cell>
          <table:table-cell table:formula="of:=[.CJ66]-[.BV66]" office:value-type="float" office:value="115" calcext:value-type="float">
            <text:p>115</text:p>
          </table:table-cell>
          <table:table-cell table:formula="of:=[.CK66]-[.BW66]" office:value-type="float" office:value="47.242" calcext:value-type="float">
            <text:p>47.242</text:p>
          </table:table-cell>
          <table:table-cell table:formula="of:=[.CL66]-[.BX66]" office:value-type="float" office:value="183.632" calcext:value-type="float">
            <text:p>183.632</text:p>
          </table:table-cell>
          <table:table-cell table:formula="of:=[.CM66]-[.BY66]" office:value-type="float" office:value="118.2" calcext:value-type="float">
            <text:p>118.2</text:p>
          </table:table-cell>
          <table:table-cell table:formula="of:=[.CN66]-[.BZ66]" office:value-type="float" office:value="79.871" calcext:value-type="float">
            <text:p>79.871</text:p>
          </table:table-cell>
          <table:table-cell table:formula="of:=[.CO66]-[.CA66]" office:value-type="float" office:value="824.289" calcext:value-type="float">
            <text:p>824.289</text:p>
          </table:table-cell>
          <table:table-cell table:formula="of:=AVERAGE([.BE66];[.BH66];[.BK66])" office:value-type="float" office:value="116.4" calcext:value-type="float">
            <text:p>116.4</text:p>
          </table:table-cell>
          <table:table-cell table:formula="of:=AVERAGE([.BF66];[.BI66];[.BL66])" office:value-type="float" office:value="58.2863333333333" calcext:value-type="float">
            <text:p>58.2863333333333</text:p>
          </table:table-cell>
          <table:table-cell table:formula="of:=AVERAGE([.BG66];[.BJ66];[.BM66])" office:value-type="float" office:value="397.184333333333" calcext:value-type="float">
            <text:p>397.1843333333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594" calcext:value-type="float">
            <text:p>34.594</text:p>
          </table:table-cell>
          <table:table-cell office:value-type="float" office:value="643.066" calcext:value-type="float">
            <text:p>643.066</text:p>
          </table:table-cell>
          <table:table-cell table:formula="of:=AVERAGE([.BS66];[.BV66];[.BY66])" office:value-type="float" office:value="0.333333333333333" calcext:value-type="float">
            <text:p>0.333333333333333</text:p>
          </table:table-cell>
          <table:table-cell table:formula="of:=AVERAGE([.BT66];[.BW66];[.BZ66])" office:value-type="float" office:value="56.392" calcext:value-type="float">
            <text:p>56.392</text:p>
          </table:table-cell>
          <table:table-cell table:formula="of:=AVERAGE([.BU66];[.BX66];[.CA66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5" calcext:value-type="float">
            <text:p>115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8.2" calcext:value-type="float">
            <text:p>118.2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66];[.CJ66];[.CM66])" office:value-type="float" office:value="116.733333333333" calcext:value-type="float">
            <text:p>116.733333333333</text:p>
          </table:table-cell>
          <table:table-cell table:formula="of:=AVERAGE([.CH66];[.CK66];[.CN66])" office:value-type="float" office:value="114.678333333333" calcext:value-type="float">
            <text:p>114.678333333333</text:p>
          </table:table-cell>
          <table:table-cell table:formula="of:=AVERAGE([.CI66];[.CL66];[.CO66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216.289" calcext:value-type="float">
            <text:p>216.289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9" calcext:value-type="float">
            <text:p>49</text:p>
          </table:table-cell>
          <table:table-cell office:value-type="float" office:value="313.734" calcext:value-type="float">
            <text:p>313.734</text:p>
          </table:table-cell>
          <table:table-cell office:value-type="float" office:value="549.523" calcext:value-type="float">
            <text:p>549.523</text:p>
          </table:table-cell>
          <table:table-cell office:value-type="float" office:value="51.4" calcext:value-type="float">
            <text:p>51.4</text:p>
          </table:table-cell>
          <table:table-cell office:value-type="float" office:value="325.332" calcext:value-type="float">
            <text:p>325.332</text:p>
          </table:table-cell>
          <table:table-cell office:value-type="float" office:value="579.523" calcext:value-type="float">
            <text:p>579.523</text:p>
          </table:table-cell>
          <table:table-cell table:formula="of:=AVERAGE([.A67];[.D67];[.G67])" office:value-type="float" office:value="50.2666666666667" calcext:value-type="float">
            <text:p>50.2666666666667</text:p>
          </table:table-cell>
          <table:table-cell table:formula="of:=AVERAGE([.B67];[.E67];[.H67])" office:value-type="float" office:value="285.118333333333" calcext:value-type="float">
            <text:p>285.118333333333</text:p>
          </table:table-cell>
          <table:table-cell table:formula="of:=AVERAGE([.C67];[.F67];[.I67])" office:value-type="float" office:value="499.189666666667" calcext:value-type="float">
            <text:p>499.189666666667</text:p>
          </table:table-cell>
          <table:table-cell table:number-columns-repeated="2"/>
          <table:table-cell office:value-type="float" office:value="37.5" calcext:value-type="float">
            <text:p>37.5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39.5" calcext:value-type="float">
            <text:p>39.5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602" calcext:value-type="float">
            <text:p>85.602</text:p>
          </table:table-cell>
          <table:table-cell office:value-type="float" office:value="37.4" calcext:value-type="float">
            <text:p>37.4</text:p>
          </table:table-cell>
          <table:table-cell office:value-type="float" office:value="34.77" calcext:value-type="float">
            <text:p>34.77</text:p>
          </table:table-cell>
          <table:table-cell office:value-type="float" office:value="85.602" calcext:value-type="float">
            <text:p>85.602</text:p>
          </table:table-cell>
          <table:table-cell table:formula="of:=AVERAGE([.O67];[.R67];[.U67])" office:value-type="float" office:value="38.1333333333333" calcext:value-type="float">
            <text:p>38.1333333333333</text:p>
          </table:table-cell>
          <table:table-cell table:formula="of:=AVERAGE([.P67];[.S67];[.V67])" office:value-type="float" office:value="33.517" calcext:value-type="float">
            <text:p>33.517</text:p>
          </table:table-cell>
          <table:table-cell table:formula="of:=AVERAGE([.Q67];[.T67];[.W67])" office:value-type="float" office:value="85.408" calcext:value-type="float">
            <text:p>85.40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2" calcext:value-type="float">
            <text:p>2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67];[.AF67];[.AI67])" office:value-type="float" office:value="1.66666666666667" calcext:value-type="float">
            <text:p>1.66666666666667</text:p>
          </table:table-cell>
          <table:table-cell table:formula="of:=AVERAGE([.AD67];[.AG67];[.AJ67])" office:value-type="float" office:value="217.238" calcext:value-type="float">
            <text:p>217.238</text:p>
          </table:table-cell>
          <table:table-cell table:formula="of:=AVERAGE([.AE67];[.AH67];[.AK67])" office:value-type="float" office:value="1973.547" calcext:value-type="float">
            <text:p>1973.547</text:p>
          </table:table-cell>
          <table:table-cell table:number-columns-repeated="2"/>
          <table:table-cell table:formula="of:=[.A67]+[.O67]+[.AC67]" office:value-type="float" office:value="90.9" calcext:value-type="float">
            <text:p>90.9</text:p>
          </table:table-cell>
          <table:table-cell table:formula="of:=[.B67]+[.P67]+[.AD67]" office:value-type="float" office:value="464.601" calcext:value-type="float">
            <text:p>464.601</text:p>
          </table:table-cell>
          <table:table-cell table:formula="of:=[.C67]+[.Q67]+[.AE67]" office:value-type="float" office:value="2427.09" calcext:value-type="float">
            <text:p>2427.09</text:p>
          </table:table-cell>
          <table:table-cell table:formula="of:=[.D67]+[.R67]+[.AF67]" office:value-type="float" office:value="88.5" calcext:value-type="float">
            <text:p>88.5</text:p>
          </table:table-cell>
          <table:table-cell table:formula="of:=[.E67]+[.S67]+[.AG67]" office:value-type="float" office:value="565.679" calcext:value-type="float">
            <text:p>565.679</text:p>
          </table:table-cell>
          <table:table-cell table:formula="of:=[.F67]+[.T67]+[.AH67]" office:value-type="float" office:value="2608.672" calcext:value-type="float">
            <text:p>2608.672</text:p>
          </table:table-cell>
          <table:table-cell table:formula="of:=[.G67]+[.U67]+[.AI67]" office:value-type="float" office:value="90.8" calcext:value-type="float">
            <text:p>90.8</text:p>
          </table:table-cell>
          <table:table-cell table:formula="of:=[.H67]+[.V67]+[.AJ67]" office:value-type="float" office:value="577.34" calcext:value-type="float">
            <text:p>577.34</text:p>
          </table:table-cell>
          <table:table-cell table:formula="of:=[.I67]+[.W67]+[.AK67]" office:value-type="float" office:value="2638.672" calcext:value-type="float">
            <text:p>2638.672</text:p>
          </table:table-cell>
          <table:table-cell table:formula="of:=AVERAGE([.AQ67];[.AT67];[.AW67])" office:value-type="float" office:value="90.0666666666667" calcext:value-type="float">
            <text:p>90.0666666666667</text:p>
          </table:table-cell>
          <table:table-cell table:formula="of:=AVERAGE([.AR67];[.AU67];[.AX67])" office:value-type="float" office:value="535.873333333333" calcext:value-type="float">
            <text:p>535.873333333333</text:p>
          </table:table-cell>
          <table:table-cell table:formula="of:=AVERAGE([.AS67];[.AV67];[.AY67])" office:value-type="float" office:value="2558.14466666667" calcext:value-type="float">
            <text:p>2558.14466666667</text:p>
          </table:table-cell>
          <table:table-cell table:number-columns-repeated="2"/>
          <table:table-cell table:formula="of:=[.CG67]-[.BS67]" office:value-type="float" office:value="117.8" calcext:value-type="float">
            <text:p>117.8</text:p>
          </table:table-cell>
          <table:table-cell table:formula="of:=[.CH67]-[.BT67]" office:value-type="float" office:value="47.746" calcext:value-type="float">
            <text:p>47.746</text:p>
          </table:table-cell>
          <table:table-cell table:formula="of:=[.CI67]-[.BU67]" office:value-type="float" office:value="183.632" calcext:value-type="float">
            <text:p>183.632</text:p>
          </table:table-cell>
          <table:table-cell table:formula="of:=[.CJ67]-[.BV67]" office:value-type="float" office:value="117.1" calcext:value-type="float">
            <text:p>117.1</text:p>
          </table:table-cell>
          <table:table-cell table:formula="of:=[.CK67]-[.BW67]" office:value-type="float" office:value="47.242" calcext:value-type="float">
            <text:p>47.242</text:p>
          </table:table-cell>
          <table:table-cell table:formula="of:=[.CL67]-[.BX67]" office:value-type="float" office:value="183.632" calcext:value-type="float">
            <text:p>183.632</text:p>
          </table:table-cell>
          <table:table-cell table:formula="of:=[.CM67]-[.BY67]" office:value-type="float" office:value="115.2" calcext:value-type="float">
            <text:p>115.2</text:p>
          </table:table-cell>
          <table:table-cell table:formula="of:=[.CN67]-[.BZ67]" office:value-type="float" office:value="79.871" calcext:value-type="float">
            <text:p>79.871</text:p>
          </table:table-cell>
          <table:table-cell table:formula="of:=[.CO67]-[.CA67]" office:value-type="float" office:value="824.289" calcext:value-type="float">
            <text:p>824.289</text:p>
          </table:table-cell>
          <table:table-cell table:formula="of:=AVERAGE([.BE67];[.BH67];[.BK67])" office:value-type="float" office:value="116.7" calcext:value-type="float">
            <text:p>116.7</text:p>
          </table:table-cell>
          <table:table-cell table:formula="of:=AVERAGE([.BF67];[.BI67];[.BL67])" office:value-type="float" office:value="58.2863333333333" calcext:value-type="float">
            <text:p>58.2863333333333</text:p>
          </table:table-cell>
          <table:table-cell table:formula="of:=AVERAGE([.BG67];[.BJ67];[.BM67])" office:value-type="float" office:value="397.184333333333" calcext:value-type="float">
            <text:p>397.184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594" calcext:value-type="float">
            <text:p>34.594</text:p>
          </table:table-cell>
          <table:table-cell office:value-type="float" office:value="643.066" calcext:value-type="float">
            <text:p>643.066</text:p>
          </table:table-cell>
          <table:table-cell table:formula="of:=AVERAGE([.BS67];[.BV67];[.BY67])" office:value-type="float" office:value="0" calcext:value-type="float">
            <text:p>0</text:p>
          </table:table-cell>
          <table:table-cell table:formula="of:=AVERAGE([.BT67];[.BW67];[.BZ67])" office:value-type="float" office:value="56.392" calcext:value-type="float">
            <text:p>56.392</text:p>
          </table:table-cell>
          <table:table-cell table:formula="of:=AVERAGE([.BU67];[.BX67];[.CA67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7.8" calcext:value-type="float">
            <text:p>117.8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.1" calcext:value-type="float">
            <text:p>117.1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5.2" calcext:value-type="float">
            <text:p>115.2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67];[.CJ67];[.CM67])" office:value-type="float" office:value="116.7" calcext:value-type="float">
            <text:p>116.7</text:p>
          </table:table-cell>
          <table:table-cell table:formula="of:=AVERAGE([.CH67];[.CK67];[.CN67])" office:value-type="float" office:value="114.678333333333" calcext:value-type="float">
            <text:p>114.678333333333</text:p>
          </table:table-cell>
          <table:table-cell table:formula="of:=AVERAGE([.CI67];[.CL67];[.CO67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216.164" calcext:value-type="float">
            <text:p>216.164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9.4" calcext:value-type="float">
            <text:p>49.4</text:p>
          </table:table-cell>
          <table:table-cell office:value-type="float" office:value="315.637" calcext:value-type="float">
            <text:p>315.637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50.4" calcext:value-type="float">
            <text:p>50.4</text:p>
          </table:table-cell>
          <table:table-cell office:value-type="float" office:value="325.668" calcext:value-type="float">
            <text:p>325.668</text:p>
          </table:table-cell>
          <table:table-cell office:value-type="float" office:value="579.523" calcext:value-type="float">
            <text:p>579.523</text:p>
          </table:table-cell>
          <table:table-cell table:formula="of:=AVERAGE([.A68];[.D68];[.G68])" office:value-type="float" office:value="50.0666666666667" calcext:value-type="float">
            <text:p>50.0666666666667</text:p>
          </table:table-cell>
          <table:table-cell table:formula="of:=AVERAGE([.B68];[.E68];[.H68])" office:value-type="float" office:value="285.823" calcext:value-type="float">
            <text:p>285.823</text:p>
          </table:table-cell>
          <table:table-cell table:formula="of:=AVERAGE([.C68];[.F68];[.I68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38.5" calcext:value-type="float">
            <text:p>38.5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281" calcext:value-type="float">
            <text:p>85.281</text:p>
          </table:table-cell>
          <table:table-cell office:value-type="float" office:value="37.4" calcext:value-type="float">
            <text:p>37.4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38.6" calcext:value-type="float">
            <text:p>38.6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68];[.R68];[.U68])" office:value-type="float" office:value="38.1666666666667" calcext:value-type="float">
            <text:p>38.1666666666667</text:p>
          </table:table-cell>
          <table:table-cell table:formula="of:=AVERAGE([.P68];[.S68];[.V68])" office:value-type="float" office:value="33.517" calcext:value-type="float">
            <text:p>33.517</text:p>
          </table:table-cell>
          <table:table-cell table:formula="of:=AVERAGE([.Q68];[.T68];[.W68])" office:value-type="float" office:value="85.3203333333333" calcext:value-type="float">
            <text:p>85.320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68];[.AF68];[.AI68])" office:value-type="float" office:value="0" calcext:value-type="float">
            <text:p>0</text:p>
          </table:table-cell>
          <table:table-cell table:formula="of:=AVERAGE([.AD68];[.AG68];[.AJ68])" office:value-type="float" office:value="217.238" calcext:value-type="float">
            <text:p>217.238</text:p>
          </table:table-cell>
          <table:table-cell table:formula="of:=AVERAGE([.AE68];[.AH68];[.AK68])" office:value-type="float" office:value="1973.547" calcext:value-type="float">
            <text:p>1973.547</text:p>
          </table:table-cell>
          <table:table-cell table:number-columns-repeated="2"/>
          <table:table-cell table:formula="of:=[.A68]+[.O68]+[.AC68]" office:value-type="float" office:value="88.9" calcext:value-type="float">
            <text:p>88.9</text:p>
          </table:table-cell>
          <table:table-cell table:formula="of:=[.B68]+[.P68]+[.AD68]" office:value-type="float" office:value="464.476" calcext:value-type="float">
            <text:p>464.476</text:p>
          </table:table-cell>
          <table:table-cell table:formula="of:=[.C68]+[.Q68]+[.AE68]" office:value-type="float" office:value="2427.351" calcext:value-type="float">
            <text:p>2427.351</text:p>
          </table:table-cell>
          <table:table-cell table:formula="of:=[.D68]+[.R68]+[.AF68]" office:value-type="float" office:value="86.8" calcext:value-type="float">
            <text:p>86.8</text:p>
          </table:table-cell>
          <table:table-cell table:formula="of:=[.E68]+[.S68]+[.AG68]" office:value-type="float" office:value="567.582" calcext:value-type="float">
            <text:p>567.582</text:p>
          </table:table-cell>
          <table:table-cell table:formula="of:=[.F68]+[.T68]+[.AH68]" office:value-type="float" office:value="2611.41" calcext:value-type="float">
            <text:p>2611.41</text:p>
          </table:table-cell>
          <table:table-cell table:formula="of:=[.G68]+[.U68]+[.AI68]" office:value-type="float" office:value="89" calcext:value-type="float">
            <text:p>89</text:p>
          </table:table-cell>
          <table:table-cell table:formula="of:=[.H68]+[.V68]+[.AJ68]" office:value-type="float" office:value="577.676" calcext:value-type="float">
            <text:p>577.676</text:p>
          </table:table-cell>
          <table:table-cell table:formula="of:=[.I68]+[.W68]+[.AK68]" office:value-type="float" office:value="2638.41" calcext:value-type="float">
            <text:p>2638.41</text:p>
          </table:table-cell>
          <table:table-cell table:formula="of:=AVERAGE([.AQ68];[.AT68];[.AW68])" office:value-type="float" office:value="88.2333333333333" calcext:value-type="float">
            <text:p>88.2333333333333</text:p>
          </table:table-cell>
          <table:table-cell table:formula="of:=AVERAGE([.AR68];[.AU68];[.AX68])" office:value-type="float" office:value="536.578" calcext:value-type="float">
            <text:p>536.578</text:p>
          </table:table-cell>
          <table:table-cell table:formula="of:=AVERAGE([.AS68];[.AV68];[.AY68])" office:value-type="float" office:value="2559.057" calcext:value-type="float">
            <text:p>2559.057</text:p>
          </table:table-cell>
          <table:table-cell table:number-columns-repeated="2"/>
          <table:table-cell table:formula="of:=[.CG68]-[.BS68]" office:value-type="float" office:value="117" calcext:value-type="float">
            <text:p>117</text:p>
          </table:table-cell>
          <table:table-cell table:formula="of:=[.CH68]-[.BT68]" office:value-type="float" office:value="47.746" calcext:value-type="float">
            <text:p>47.746</text:p>
          </table:table-cell>
          <table:table-cell table:formula="of:=[.CI68]-[.BU68]" office:value-type="float" office:value="183.632" calcext:value-type="float">
            <text:p>183.632</text:p>
          </table:table-cell>
          <table:table-cell table:formula="of:=[.CJ68]-[.BV68]" office:value-type="float" office:value="115.2" calcext:value-type="float">
            <text:p>115.2</text:p>
          </table:table-cell>
          <table:table-cell table:formula="of:=[.CK68]-[.BW68]" office:value-type="float" office:value="47.242" calcext:value-type="float">
            <text:p>47.242</text:p>
          </table:table-cell>
          <table:table-cell table:formula="of:=[.CL68]-[.BX68]" office:value-type="float" office:value="183.632" calcext:value-type="float">
            <text:p>183.632</text:p>
          </table:table-cell>
          <table:table-cell table:formula="of:=[.CM68]-[.BY68]" office:value-type="float" office:value="117.4" calcext:value-type="float">
            <text:p>117.4</text:p>
          </table:table-cell>
          <table:table-cell table:formula="of:=[.CN68]-[.BZ68]" office:value-type="float" office:value="79.871" calcext:value-type="float">
            <text:p>79.871</text:p>
          </table:table-cell>
          <table:table-cell table:formula="of:=[.CO68]-[.CA68]" office:value-type="float" office:value="824.289" calcext:value-type="float">
            <text:p>824.289</text:p>
          </table:table-cell>
          <table:table-cell table:formula="of:=AVERAGE([.BE68];[.BH68];[.BK68])" office:value-type="float" office:value="116.533333333333" calcext:value-type="float">
            <text:p>116.533333333333</text:p>
          </table:table-cell>
          <table:table-cell table:formula="of:=AVERAGE([.BF68];[.BI68];[.BL68])" office:value-type="float" office:value="58.2863333333333" calcext:value-type="float">
            <text:p>58.2863333333333</text:p>
          </table:table-cell>
          <table:table-cell table:formula="of:=AVERAGE([.BG68];[.BJ68];[.BM68])" office:value-type="float" office:value="397.184333333333" calcext:value-type="float">
            <text:p>397.184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594" calcext:value-type="float">
            <text:p>34.594</text:p>
          </table:table-cell>
          <table:table-cell office:value-type="float" office:value="643.066" calcext:value-type="float">
            <text:p>643.066</text:p>
          </table:table-cell>
          <table:table-cell table:formula="of:=AVERAGE([.BS68];[.BV68];[.BY68])" office:value-type="float" office:value="0" calcext:value-type="float">
            <text:p>0</text:p>
          </table:table-cell>
          <table:table-cell table:formula="of:=AVERAGE([.BT68];[.BW68];[.BZ68])" office:value-type="float" office:value="56.392" calcext:value-type="float">
            <text:p>56.392</text:p>
          </table:table-cell>
          <table:table-cell table:formula="of:=AVERAGE([.BU68];[.BX68];[.CA68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5.2" calcext:value-type="float">
            <text:p>115.2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.4" calcext:value-type="float">
            <text:p>117.4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68];[.CJ68];[.CM68])" office:value-type="float" office:value="116.533333333333" calcext:value-type="float">
            <text:p>116.533333333333</text:p>
          </table:table-cell>
          <table:table-cell table:formula="of:=AVERAGE([.CH68];[.CK68];[.CN68])" office:value-type="float" office:value="114.678333333333" calcext:value-type="float">
            <text:p>114.678333333333</text:p>
          </table:table-cell>
          <table:table-cell table:formula="of:=AVERAGE([.CI68];[.CL68];[.CO68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216.012" calcext:value-type="float">
            <text:p>216.012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51.3" calcext:value-type="float">
            <text:p>51.3</text:p>
          </table:table-cell>
          <table:table-cell office:value-type="float" office:value="315.848" calcext:value-type="float">
            <text:p>315.848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51.5" calcext:value-type="float">
            <text:p>51.5</text:p>
          </table:table-cell>
          <table:table-cell office:value-type="float" office:value="325.84" calcext:value-type="float">
            <text:p>325.84</text:p>
          </table:table-cell>
          <table:table-cell office:value-type="float" office:value="579.523" calcext:value-type="float">
            <text:p>579.523</text:p>
          </table:table-cell>
          <table:table-cell table:formula="of:=AVERAGE([.A69];[.D69];[.G69])" office:value-type="float" office:value="50.7" calcext:value-type="float">
            <text:p>50.7</text:p>
          </table:table-cell>
          <table:table-cell table:formula="of:=AVERAGE([.B69];[.E69];[.H69])" office:value-type="float" office:value="285.9" calcext:value-type="float">
            <text:p>285.9</text:p>
          </table:table-cell>
          <table:table-cell table:formula="of:=AVERAGE([.C69];[.F69];[.I69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38.5" calcext:value-type="float">
            <text:p>38.5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37.5" calcext:value-type="float">
            <text:p>37.5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37.4" calcext:value-type="float">
            <text:p>37.4</text:p>
          </table:table-cell>
          <table:table-cell office:value-type="float" office:value="35.023" calcext:value-type="float">
            <text:p>35.023</text:p>
          </table:table-cell>
          <table:table-cell office:value-type="float" office:value="85.602" calcext:value-type="float">
            <text:p>85.602</text:p>
          </table:table-cell>
          <table:table-cell table:formula="of:=AVERAGE([.O69];[.R69];[.U69])" office:value-type="float" office:value="37.8" calcext:value-type="float">
            <text:p>37.8</text:p>
          </table:table-cell>
          <table:table-cell table:formula="of:=AVERAGE([.P69];[.S69];[.V69])" office:value-type="float" office:value="33.6013333333333" calcext:value-type="float">
            <text:p>33.6013333333333</text:p>
          </table:table-cell>
          <table:table-cell table:formula="of:=AVERAGE([.Q69];[.T69];[.W69])" office:value-type="float" office:value="85.3206666666667" calcext:value-type="float">
            <text:p>85.320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69];[.AF69];[.AI69])" office:value-type="float" office:value="0" calcext:value-type="float">
            <text:p>0</text:p>
          </table:table-cell>
          <table:table-cell table:formula="of:=AVERAGE([.AD69];[.AG69];[.AJ69])" office:value-type="float" office:value="217.238" calcext:value-type="float">
            <text:p>217.238</text:p>
          </table:table-cell>
          <table:table-cell table:formula="of:=AVERAGE([.AE69];[.AH69];[.AK69])" office:value-type="float" office:value="1973.547" calcext:value-type="float">
            <text:p>1973.547</text:p>
          </table:table-cell>
          <table:table-cell table:number-columns-repeated="2"/>
          <table:table-cell table:formula="of:=[.A69]+[.O69]+[.AC69]" office:value-type="float" office:value="87.8" calcext:value-type="float">
            <text:p>87.8</text:p>
          </table:table-cell>
          <table:table-cell table:formula="of:=[.B69]+[.P69]+[.AD69]" office:value-type="float" office:value="464.324" calcext:value-type="float">
            <text:p>464.324</text:p>
          </table:table-cell>
          <table:table-cell table:formula="of:=[.C69]+[.Q69]+[.AE69]" office:value-type="float" office:value="2427.09" calcext:value-type="float">
            <text:p>2427.09</text:p>
          </table:table-cell>
          <table:table-cell table:formula="of:=[.D69]+[.R69]+[.AF69]" office:value-type="float" office:value="88.8" calcext:value-type="float">
            <text:p>88.8</text:p>
          </table:table-cell>
          <table:table-cell table:formula="of:=[.E69]+[.S69]+[.AG69]" office:value-type="float" office:value="567.793" calcext:value-type="float">
            <text:p>567.793</text:p>
          </table:table-cell>
          <table:table-cell table:formula="of:=[.F69]+[.T69]+[.AH69]" office:value-type="float" office:value="2611.41" calcext:value-type="float">
            <text:p>2611.41</text:p>
          </table:table-cell>
          <table:table-cell table:formula="of:=[.G69]+[.U69]+[.AI69]" office:value-type="float" office:value="88.9" calcext:value-type="float">
            <text:p>88.9</text:p>
          </table:table-cell>
          <table:table-cell table:formula="of:=[.H69]+[.V69]+[.AJ69]" office:value-type="float" office:value="578.101" calcext:value-type="float">
            <text:p>578.101</text:p>
          </table:table-cell>
          <table:table-cell table:formula="of:=[.I69]+[.W69]+[.AK69]" office:value-type="float" office:value="2638.672" calcext:value-type="float">
            <text:p>2638.672</text:p>
          </table:table-cell>
          <table:table-cell table:formula="of:=AVERAGE([.AQ69];[.AT69];[.AW69])" office:value-type="float" office:value="88.5" calcext:value-type="float">
            <text:p>88.5</text:p>
          </table:table-cell>
          <table:table-cell table:formula="of:=AVERAGE([.AR69];[.AU69];[.AX69])" office:value-type="float" office:value="536.739333333333" calcext:value-type="float">
            <text:p>536.739333333333</text:p>
          </table:table-cell>
          <table:table-cell table:formula="of:=AVERAGE([.AS69];[.AV69];[.AY69])" office:value-type="float" office:value="2559.05733333333" calcext:value-type="float">
            <text:p>2559.05733333333</text:p>
          </table:table-cell>
          <table:table-cell table:number-columns-repeated="2"/>
          <table:table-cell table:formula="of:=[.CG69]-[.BS69]" office:value-type="float" office:value="117.6" calcext:value-type="float">
            <text:p>117.6</text:p>
          </table:table-cell>
          <table:table-cell table:formula="of:=[.CH69]-[.BT69]" office:value-type="float" office:value="47.746" calcext:value-type="float">
            <text:p>47.746</text:p>
          </table:table-cell>
          <table:table-cell table:formula="of:=[.CI69]-[.BU69]" office:value-type="float" office:value="183.632" calcext:value-type="float">
            <text:p>183.632</text:p>
          </table:table-cell>
          <table:table-cell table:formula="of:=[.CJ69]-[.BV69]" office:value-type="float" office:value="117.2" calcext:value-type="float">
            <text:p>117.2</text:p>
          </table:table-cell>
          <table:table-cell table:formula="of:=[.CK69]-[.BW69]" office:value-type="float" office:value="47.242" calcext:value-type="float">
            <text:p>47.242</text:p>
          </table:table-cell>
          <table:table-cell table:formula="of:=[.CL69]-[.BX69]" office:value-type="float" office:value="183.632" calcext:value-type="float">
            <text:p>183.632</text:p>
          </table:table-cell>
          <table:table-cell table:formula="of:=[.CM69]-[.BY69]" office:value-type="float" office:value="116.6" calcext:value-type="float">
            <text:p>116.6</text:p>
          </table:table-cell>
          <table:table-cell table:formula="of:=[.CN69]-[.BZ69]" office:value-type="float" office:value="79.871" calcext:value-type="float">
            <text:p>79.871</text:p>
          </table:table-cell>
          <table:table-cell table:formula="of:=[.CO69]-[.CA69]" office:value-type="float" office:value="824.289" calcext:value-type="float">
            <text:p>824.289</text:p>
          </table:table-cell>
          <table:table-cell table:formula="of:=AVERAGE([.BE69];[.BH69];[.BK69])" office:value-type="float" office:value="117.133333333333" calcext:value-type="float">
            <text:p>117.133333333333</text:p>
          </table:table-cell>
          <table:table-cell table:formula="of:=AVERAGE([.BF69];[.BI69];[.BL69])" office:value-type="float" office:value="58.2863333333333" calcext:value-type="float">
            <text:p>58.2863333333333</text:p>
          </table:table-cell>
          <table:table-cell table:formula="of:=AVERAGE([.BG69];[.BJ69];[.BM69])" office:value-type="float" office:value="397.184333333333" calcext:value-type="float">
            <text:p>397.184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594" calcext:value-type="float">
            <text:p>34.594</text:p>
          </table:table-cell>
          <table:table-cell office:value-type="float" office:value="643.066" calcext:value-type="float">
            <text:p>643.066</text:p>
          </table:table-cell>
          <table:table-cell table:formula="of:=AVERAGE([.BS69];[.BV69];[.BY69])" office:value-type="float" office:value="0" calcext:value-type="float">
            <text:p>0</text:p>
          </table:table-cell>
          <table:table-cell table:formula="of:=AVERAGE([.BT69];[.BW69];[.BZ69])" office:value-type="float" office:value="56.392" calcext:value-type="float">
            <text:p>56.392</text:p>
          </table:table-cell>
          <table:table-cell table:formula="of:=AVERAGE([.BU69];[.BX69];[.CA69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7.6" calcext:value-type="float">
            <text:p>117.6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.2" calcext:value-type="float">
            <text:p>117.2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6" calcext:value-type="float">
            <text:p>116.6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69];[.CJ69];[.CM69])" office:value-type="float" office:value="117.133333333333" calcext:value-type="float">
            <text:p>117.133333333333</text:p>
          </table:table-cell>
          <table:table-cell table:formula="of:=AVERAGE([.CH69];[.CK69];[.CN69])" office:value-type="float" office:value="114.678333333333" calcext:value-type="float">
            <text:p>114.678333333333</text:p>
          </table:table-cell>
          <table:table-cell table:formula="of:=AVERAGE([.CI69];[.CL69];[.CO69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214.883" calcext:value-type="float">
            <text:p>214.883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50.4" calcext:value-type="float">
            <text:p>50.4</text:p>
          </table:table-cell>
          <table:table-cell office:value-type="float" office:value="315.746" calcext:value-type="float">
            <text:p>315.746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50.4" calcext:value-type="float">
            <text:p>50.4</text:p>
          </table:table-cell>
          <table:table-cell office:value-type="float" office:value="326.148" calcext:value-type="float">
            <text:p>326.148</text:p>
          </table:table-cell>
          <table:table-cell office:value-type="float" office:value="579.523" calcext:value-type="float">
            <text:p>579.523</text:p>
          </table:table-cell>
          <table:table-cell table:formula="of:=AVERAGE([.A70];[.D70];[.G70])" office:value-type="float" office:value="50.1" calcext:value-type="float">
            <text:p>50.1</text:p>
          </table:table-cell>
          <table:table-cell table:formula="of:=AVERAGE([.B70];[.E70];[.H70])" office:value-type="float" office:value="285.592333333333" calcext:value-type="float">
            <text:p>285.592333333333</text:p>
          </table:table-cell>
          <table:table-cell table:formula="of:=AVERAGE([.C70];[.F70];[.I70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38.5" calcext:value-type="float">
            <text:p>38.5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281" calcext:value-type="float">
            <text:p>85.281</text:p>
          </table:table-cell>
          <table:table-cell office:value-type="float" office:value="38.3" calcext:value-type="float">
            <text:p>38.3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37.5" calcext:value-type="float">
            <text:p>37.5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70];[.R70];[.U70])" office:value-type="float" office:value="38.1" calcext:value-type="float">
            <text:p>38.1</text:p>
          </table:table-cell>
          <table:table-cell table:formula="of:=AVERAGE([.P70];[.S70];[.V70])" office:value-type="float" office:value="33.517" calcext:value-type="float">
            <text:p>33.517</text:p>
          </table:table-cell>
          <table:table-cell table:formula="of:=AVERAGE([.Q70];[.T70];[.W70])" office:value-type="float" office:value="85.3203333333333" calcext:value-type="float">
            <text:p>85.320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70];[.AF70];[.AI70])" office:value-type="float" office:value="0" calcext:value-type="float">
            <text:p>0</text:p>
          </table:table-cell>
          <table:table-cell table:formula="of:=AVERAGE([.AD70];[.AG70];[.AJ70])" office:value-type="float" office:value="217.238" calcext:value-type="float">
            <text:p>217.238</text:p>
          </table:table-cell>
          <table:table-cell table:formula="of:=AVERAGE([.AE70];[.AH70];[.AK70])" office:value-type="float" office:value="1973.547" calcext:value-type="float">
            <text:p>1973.547</text:p>
          </table:table-cell>
          <table:table-cell table:number-columns-repeated="2"/>
          <table:table-cell table:formula="of:=[.A70]+[.O70]+[.AC70]" office:value-type="float" office:value="88" calcext:value-type="float">
            <text:p>88</text:p>
          </table:table-cell>
          <table:table-cell table:formula="of:=[.B70]+[.P70]+[.AD70]" office:value-type="float" office:value="463.195" calcext:value-type="float">
            <text:p>463.195</text:p>
          </table:table-cell>
          <table:table-cell table:formula="of:=[.C70]+[.Q70]+[.AE70]" office:value-type="float" office:value="2427.351" calcext:value-type="float">
            <text:p>2427.351</text:p>
          </table:table-cell>
          <table:table-cell table:formula="of:=[.D70]+[.R70]+[.AF70]" office:value-type="float" office:value="88.7" calcext:value-type="float">
            <text:p>88.7</text:p>
          </table:table-cell>
          <table:table-cell table:formula="of:=[.E70]+[.S70]+[.AG70]" office:value-type="float" office:value="567.691" calcext:value-type="float">
            <text:p>567.691</text:p>
          </table:table-cell>
          <table:table-cell table:formula="of:=[.F70]+[.T70]+[.AH70]" office:value-type="float" office:value="2611.41" calcext:value-type="float">
            <text:p>2611.41</text:p>
          </table:table-cell>
          <table:table-cell table:formula="of:=[.G70]+[.U70]+[.AI70]" office:value-type="float" office:value="87.9" calcext:value-type="float">
            <text:p>87.9</text:p>
          </table:table-cell>
          <table:table-cell table:formula="of:=[.H70]+[.V70]+[.AJ70]" office:value-type="float" office:value="578.156" calcext:value-type="float">
            <text:p>578.156</text:p>
          </table:table-cell>
          <table:table-cell table:formula="of:=[.I70]+[.W70]+[.AK70]" office:value-type="float" office:value="2638.41" calcext:value-type="float">
            <text:p>2638.41</text:p>
          </table:table-cell>
          <table:table-cell table:formula="of:=AVERAGE([.AQ70];[.AT70];[.AW70])" office:value-type="float" office:value="88.2" calcext:value-type="float">
            <text:p>88.2</text:p>
          </table:table-cell>
          <table:table-cell table:formula="of:=AVERAGE([.AR70];[.AU70];[.AX70])" office:value-type="float" office:value="536.347333333333" calcext:value-type="float">
            <text:p>536.347333333333</text:p>
          </table:table-cell>
          <table:table-cell table:formula="of:=AVERAGE([.AS70];[.AV70];[.AY70])" office:value-type="float" office:value="2559.057" calcext:value-type="float">
            <text:p>2559.057</text:p>
          </table:table-cell>
          <table:table-cell table:number-columns-repeated="2"/>
          <table:table-cell table:formula="of:=[.CG70]-[.BS70]" office:value-type="float" office:value="114.9" calcext:value-type="float">
            <text:p>114.9</text:p>
          </table:table-cell>
          <table:table-cell table:formula="of:=[.CH70]-[.BT70]" office:value-type="float" office:value="82.89" calcext:value-type="float">
            <text:p>82.89</text:p>
          </table:table-cell>
          <table:table-cell table:formula="of:=[.CI70]-[.BU70]" office:value-type="float" office:value="833.23" calcext:value-type="float">
            <text:p>833.23</text:p>
          </table:table-cell>
          <table:table-cell table:formula="of:=[.CJ70]-[.BV70]" office:value-type="float" office:value="116.8" calcext:value-type="float">
            <text:p>116.8</text:p>
          </table:table-cell>
          <table:table-cell table:formula="of:=[.CK70]-[.BW70]" office:value-type="float" office:value="47.242" calcext:value-type="float">
            <text:p>47.242</text:p>
          </table:table-cell>
          <table:table-cell table:formula="of:=[.CL70]-[.BX70]" office:value-type="float" office:value="183.632" calcext:value-type="float">
            <text:p>183.632</text:p>
          </table:table-cell>
          <table:table-cell table:formula="of:=[.CM70]-[.BY70]" office:value-type="float" office:value="118" calcext:value-type="float">
            <text:p>118</text:p>
          </table:table-cell>
          <table:table-cell table:formula="of:=[.CN70]-[.BZ70]" office:value-type="float" office:value="79.871" calcext:value-type="float">
            <text:p>79.871</text:p>
          </table:table-cell>
          <table:table-cell table:formula="of:=[.CO70]-[.CA70]" office:value-type="float" office:value="824.289" calcext:value-type="float">
            <text:p>824.289</text:p>
          </table:table-cell>
          <table:table-cell table:formula="of:=AVERAGE([.BE70];[.BH70];[.BK70])" office:value-type="float" office:value="116.566666666667" calcext:value-type="float">
            <text:p>116.566666666667</text:p>
          </table:table-cell>
          <table:table-cell table:formula="of:=AVERAGE([.BF70];[.BI70];[.BL70])" office:value-type="float" office:value="70.001" calcext:value-type="float">
            <text:p>70.001</text:p>
          </table:table-cell>
          <table:table-cell table:formula="of:=AVERAGE([.BG70];[.BJ70];[.BM70])" office:value-type="float" office:value="613.717" calcext:value-type="float">
            <text:p>613.7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594" calcext:value-type="float">
            <text:p>34.594</text:p>
          </table:table-cell>
          <table:table-cell office:value-type="float" office:value="643.066" calcext:value-type="float">
            <text:p>643.066</text:p>
          </table:table-cell>
          <table:table-cell table:formula="of:=AVERAGE([.BS70];[.BV70];[.BY70])" office:value-type="float" office:value="0" calcext:value-type="float">
            <text:p>0</text:p>
          </table:table-cell>
          <table:table-cell table:formula="of:=AVERAGE([.BT70];[.BW70];[.BZ70])" office:value-type="float" office:value="56.392" calcext:value-type="float">
            <text:p>56.392</text:p>
          </table:table-cell>
          <table:table-cell table:formula="of:=AVERAGE([.BU70];[.BX70];[.CA70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4.9" calcext:value-type="float">
            <text:p>114.9</text:p>
          </table:table-cell>
          <table:table-cell office:value-type="float" office:value="150.273" calcext:value-type="float">
            <text:p>150.273</text:p>
          </table:table-cell>
          <table:table-cell office:value-type="float" office:value="2116.953" calcext:value-type="float">
            <text:p>2116.953</text:p>
          </table:table-cell>
          <table:table-cell office:value-type="float" office:value="116.8" calcext:value-type="float">
            <text:p>116.8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8" calcext:value-type="float">
            <text:p>118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70];[.CJ70];[.CM70])" office:value-type="float" office:value="116.566666666667" calcext:value-type="float">
            <text:p>116.566666666667</text:p>
          </table:table-cell>
          <table:table-cell table:formula="of:=AVERAGE([.CH70];[.CK70];[.CN70])" office:value-type="float" office:value="126.393" calcext:value-type="float">
            <text:p>126.393</text:p>
          </table:table-cell>
          <table:table-cell table:formula="of:=AVERAGE([.CI70];[.CL70];[.CO70])" office:value-type="float" office:value="1683.88766666667" calcext:value-type="float">
            <text:p>1683.88766666667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214.676" calcext:value-type="float">
            <text:p>214.676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8.5" calcext:value-type="float">
            <text:p>48.5</text:p>
          </table:table-cell>
          <table:table-cell office:value-type="float" office:value="315.32" calcext:value-type="float">
            <text:p>315.32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51.4" calcext:value-type="float">
            <text:p>51.4</text:p>
          </table:table-cell>
          <table:table-cell office:value-type="float" office:value="326.082" calcext:value-type="float">
            <text:p>326.082</text:p>
          </table:table-cell>
          <table:table-cell office:value-type="float" office:value="579.523" calcext:value-type="float">
            <text:p>579.523</text:p>
          </table:table-cell>
          <table:table-cell table:formula="of:=AVERAGE([.A71];[.D71];[.G71])" office:value-type="float" office:value="49.7666666666667" calcext:value-type="float">
            <text:p>49.7666666666667</text:p>
          </table:table-cell>
          <table:table-cell table:formula="of:=AVERAGE([.B71];[.E71];[.H71])" office:value-type="float" office:value="285.359333333333" calcext:value-type="float">
            <text:p>285.359333333333</text:p>
          </table:table-cell>
          <table:table-cell table:formula="of:=AVERAGE([.C71];[.F71];[.I71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38.4" calcext:value-type="float">
            <text:p>38.4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281" calcext:value-type="float">
            <text:p>85.281</text:p>
          </table:table-cell>
          <table:table-cell office:value-type="float" office:value="38.5" calcext:value-type="float">
            <text:p>38.5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38.5" calcext:value-type="float">
            <text:p>38.5</text:p>
          </table:table-cell>
          <table:table-cell office:value-type="float" office:value="34.77" calcext:value-type="float">
            <text:p>34.77</text:p>
          </table:table-cell>
          <table:table-cell office:value-type="float" office:value="85.602" calcext:value-type="float">
            <text:p>85.602</text:p>
          </table:table-cell>
          <table:table-cell table:formula="of:=AVERAGE([.O71];[.R71];[.U71])" office:value-type="float" office:value="38.4666666666667" calcext:value-type="float">
            <text:p>38.4666666666667</text:p>
          </table:table-cell>
          <table:table-cell table:formula="of:=AVERAGE([.P71];[.S71];[.V71])" office:value-type="float" office:value="33.517" calcext:value-type="float">
            <text:p>33.517</text:p>
          </table:table-cell>
          <table:table-cell table:formula="of:=AVERAGE([.Q71];[.T71];[.W71])" office:value-type="float" office:value="85.4076666666667" calcext:value-type="float">
            <text:p>85.407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3" calcext:value-type="float">
            <text:p>3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71];[.AF71];[.AI71])" office:value-type="float" office:value="1" calcext:value-type="float">
            <text:p>1</text:p>
          </table:table-cell>
          <table:table-cell table:formula="of:=AVERAGE([.AD71];[.AG71];[.AJ71])" office:value-type="float" office:value="217.904666666667" calcext:value-type="float">
            <text:p>217.904666666667</text:p>
          </table:table-cell>
          <table:table-cell table:formula="of:=AVERAGE([.AE71];[.AH71];[.AK71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71]+[.O71]+[.AC71]" office:value-type="float" office:value="87.8" calcext:value-type="float">
            <text:p>87.8</text:p>
          </table:table-cell>
          <table:table-cell table:formula="of:=[.B71]+[.P71]+[.AD71]" office:value-type="float" office:value="462.988" calcext:value-type="float">
            <text:p>462.988</text:p>
          </table:table-cell>
          <table:table-cell table:formula="of:=[.C71]+[.Q71]+[.AE71]" office:value-type="float" office:value="2427.351" calcext:value-type="float">
            <text:p>2427.351</text:p>
          </table:table-cell>
          <table:table-cell table:formula="of:=[.D71]+[.R71]+[.AF71]" office:value-type="float" office:value="90" calcext:value-type="float">
            <text:p>90</text:p>
          </table:table-cell>
          <table:table-cell table:formula="of:=[.E71]+[.S71]+[.AG71]" office:value-type="float" office:value="569.265" calcext:value-type="float">
            <text:p>569.265</text:p>
          </table:table-cell>
          <table:table-cell table:formula="of:=[.F71]+[.T71]+[.AH71]" office:value-type="float" office:value="2613.41" calcext:value-type="float">
            <text:p>2613.41</text:p>
          </table:table-cell>
          <table:table-cell table:formula="of:=[.G71]+[.U71]+[.AI71]" office:value-type="float" office:value="89.9" calcext:value-type="float">
            <text:p>89.9</text:p>
          </table:table-cell>
          <table:table-cell table:formula="of:=[.H71]+[.V71]+[.AJ71]" office:value-type="float" office:value="578.09" calcext:value-type="float">
            <text:p>578.09</text:p>
          </table:table-cell>
          <table:table-cell table:formula="of:=[.I71]+[.W71]+[.AK71]" office:value-type="float" office:value="2638.672" calcext:value-type="float">
            <text:p>2638.672</text:p>
          </table:table-cell>
          <table:table-cell table:formula="of:=AVERAGE([.AQ71];[.AT71];[.AW71])" office:value-type="float" office:value="89.2333333333334" calcext:value-type="float">
            <text:p>89.2333333333334</text:p>
          </table:table-cell>
          <table:table-cell table:formula="of:=AVERAGE([.AR71];[.AU71];[.AX71])" office:value-type="float" office:value="536.781" calcext:value-type="float">
            <text:p>536.781</text:p>
          </table:table-cell>
          <table:table-cell table:formula="of:=AVERAGE([.AS71];[.AV71];[.AY71])" office:value-type="float" office:value="2559.811" calcext:value-type="float">
            <text:p>2559.811</text:p>
          </table:table-cell>
          <table:table-cell table:number-columns-repeated="2"/>
          <table:table-cell table:formula="of:=[.CG71]-[.BS71]" office:value-type="float" office:value="117.2" calcext:value-type="float">
            <text:p>117.2</text:p>
          </table:table-cell>
          <table:table-cell table:formula="of:=[.CH71]-[.BT71]" office:value-type="float" office:value="47.746" calcext:value-type="float">
            <text:p>47.746</text:p>
          </table:table-cell>
          <table:table-cell table:formula="of:=[.CI71]-[.BU71]" office:value-type="float" office:value="183.632" calcext:value-type="float">
            <text:p>183.632</text:p>
          </table:table-cell>
          <table:table-cell table:formula="of:=[.CJ71]-[.BV71]" office:value-type="float" office:value="115.7" calcext:value-type="float">
            <text:p>115.7</text:p>
          </table:table-cell>
          <table:table-cell table:formula="of:=[.CK71]-[.BW71]" office:value-type="float" office:value="47.242" calcext:value-type="float">
            <text:p>47.242</text:p>
          </table:table-cell>
          <table:table-cell table:formula="of:=[.CL71]-[.BX71]" office:value-type="float" office:value="183.632" calcext:value-type="float">
            <text:p>183.632</text:p>
          </table:table-cell>
          <table:table-cell table:formula="of:=[.CM71]-[.BY71]" office:value-type="float" office:value="116.2" calcext:value-type="float">
            <text:p>116.2</text:p>
          </table:table-cell>
          <table:table-cell table:formula="of:=[.CN71]-[.BZ71]" office:value-type="float" office:value="79.871" calcext:value-type="float">
            <text:p>79.871</text:p>
          </table:table-cell>
          <table:table-cell table:formula="of:=[.CO71]-[.CA71]" office:value-type="float" office:value="824.289" calcext:value-type="float">
            <text:p>824.289</text:p>
          </table:table-cell>
          <table:table-cell table:formula="of:=AVERAGE([.BE71];[.BH71];[.BK71])" office:value-type="float" office:value="116.366666666667" calcext:value-type="float">
            <text:p>116.366666666667</text:p>
          </table:table-cell>
          <table:table-cell table:formula="of:=AVERAGE([.BF71];[.BI71];[.BL71])" office:value-type="float" office:value="58.2863333333333" calcext:value-type="float">
            <text:p>58.2863333333333</text:p>
          </table:table-cell>
          <table:table-cell table:formula="of:=AVERAGE([.BG71];[.BJ71];[.BM71])" office:value-type="float" office:value="397.184333333333" calcext:value-type="float">
            <text:p>397.184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594" calcext:value-type="float">
            <text:p>34.594</text:p>
          </table:table-cell>
          <table:table-cell office:value-type="float" office:value="643.066" calcext:value-type="float">
            <text:p>643.066</text:p>
          </table:table-cell>
          <table:table-cell table:formula="of:=AVERAGE([.BS71];[.BV71];[.BY71])" office:value-type="float" office:value="0" calcext:value-type="float">
            <text:p>0</text:p>
          </table:table-cell>
          <table:table-cell table:formula="of:=AVERAGE([.BT71];[.BW71];[.BZ71])" office:value-type="float" office:value="56.392" calcext:value-type="float">
            <text:p>56.392</text:p>
          </table:table-cell>
          <table:table-cell table:formula="of:=AVERAGE([.BU71];[.BX71];[.CA71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7.2" calcext:value-type="float">
            <text:p>117.2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5.7" calcext:value-type="float">
            <text:p>115.7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2" calcext:value-type="float">
            <text:p>116.2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71];[.CJ71];[.CM71])" office:value-type="float" office:value="116.366666666667" calcext:value-type="float">
            <text:p>116.366666666667</text:p>
          </table:table-cell>
          <table:table-cell table:formula="of:=AVERAGE([.CH71];[.CK71];[.CN71])" office:value-type="float" office:value="114.678333333333" calcext:value-type="float">
            <text:p>114.678333333333</text:p>
          </table:table-cell>
          <table:table-cell table:formula="of:=AVERAGE([.CI71];[.CL71];[.CO71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214.766" calcext:value-type="float">
            <text:p>214.766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9.4" calcext:value-type="float">
            <text:p>49.4</text:p>
          </table:table-cell>
          <table:table-cell office:value-type="float" office:value="315.051" calcext:value-type="float">
            <text:p>315.051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50.4" calcext:value-type="float">
            <text:p>50.4</text:p>
          </table:table-cell>
          <table:table-cell office:value-type="float" office:value="326.391" calcext:value-type="float">
            <text:p>326.391</text:p>
          </table:table-cell>
          <table:table-cell office:value-type="float" office:value="579.523" calcext:value-type="float">
            <text:p>579.523</text:p>
          </table:table-cell>
          <table:table-cell table:formula="of:=AVERAGE([.A72];[.D72];[.G72])" office:value-type="float" office:value="49.7333333333333" calcext:value-type="float">
            <text:p>49.7333333333333</text:p>
          </table:table-cell>
          <table:table-cell table:formula="of:=AVERAGE([.B72];[.E72];[.H72])" office:value-type="float" office:value="285.402666666667" calcext:value-type="float">
            <text:p>285.402666666667</text:p>
          </table:table-cell>
          <table:table-cell table:formula="of:=AVERAGE([.C72];[.F72];[.I72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38.5" calcext:value-type="float">
            <text:p>38.5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38.5" calcext:value-type="float">
            <text:p>38.5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602" calcext:value-type="float">
            <text:p>85.602</text:p>
          </table:table-cell>
          <table:table-cell office:value-type="float" office:value="38.6" calcext:value-type="float">
            <text:p>38.6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72];[.R72];[.U72])" office:value-type="float" office:value="38.5333333333333" calcext:value-type="float">
            <text:p>38.5333333333333</text:p>
          </table:table-cell>
          <table:table-cell table:formula="of:=AVERAGE([.P72];[.S72];[.V72])" office:value-type="float" office:value="33.517" calcext:value-type="float">
            <text:p>33.517</text:p>
          </table:table-cell>
          <table:table-cell table:formula="of:=AVERAGE([.Q72];[.T72];[.W72])" office:value-type="float" office:value="85.3206666666667" calcext:value-type="float">
            <text:p>85.3206666666667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2" calcext:value-type="float">
            <text:p>2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72];[.AF72];[.AI72])" office:value-type="float" office:value="1.96666666666667" calcext:value-type="float">
            <text:p>1.96666666666667</text:p>
          </table:table-cell>
          <table:table-cell table:formula="of:=AVERAGE([.AD72];[.AG72];[.AJ72])" office:value-type="float" office:value="219.238" calcext:value-type="float">
            <text:p>219.238</text:p>
          </table:table-cell>
          <table:table-cell table:formula="of:=AVERAGE([.AE72];[.AH72];[.AK72])" office:value-type="float" office:value="1975.547" calcext:value-type="float">
            <text:p>1975.547</text:p>
          </table:table-cell>
          <table:table-cell table:number-columns-repeated="2"/>
          <table:table-cell table:formula="of:=[.A72]+[.O72]+[.AC72]" office:value-type="float" office:value="91.8" calcext:value-type="float">
            <text:p>91.8</text:p>
          </table:table-cell>
          <table:table-cell table:formula="of:=[.B72]+[.P72]+[.AD72]" office:value-type="float" office:value="465.078" calcext:value-type="float">
            <text:p>465.078</text:p>
          </table:table-cell>
          <table:table-cell table:formula="of:=[.C72]+[.Q72]+[.AE72]" office:value-type="float" office:value="2429.09" calcext:value-type="float">
            <text:p>2429.09</text:p>
          </table:table-cell>
          <table:table-cell table:formula="of:=[.D72]+[.R72]+[.AF72]" office:value-type="float" office:value="87.9" calcext:value-type="float">
            <text:p>87.9</text:p>
          </table:table-cell>
          <table:table-cell table:formula="of:=[.E72]+[.S72]+[.AG72]" office:value-type="float" office:value="568.996" calcext:value-type="float">
            <text:p>568.996</text:p>
          </table:table-cell>
          <table:table-cell table:formula="of:=[.F72]+[.T72]+[.AH72]" office:value-type="float" office:value="2613.672" calcext:value-type="float">
            <text:p>2613.672</text:p>
          </table:table-cell>
          <table:table-cell table:formula="of:=[.G72]+[.U72]+[.AI72]" office:value-type="float" office:value="91" calcext:value-type="float">
            <text:p>91</text:p>
          </table:table-cell>
          <table:table-cell table:formula="of:=[.H72]+[.V72]+[.AJ72]" office:value-type="float" office:value="580.399" calcext:value-type="float">
            <text:p>580.399</text:p>
          </table:table-cell>
          <table:table-cell table:formula="of:=[.I72]+[.W72]+[.AK72]" office:value-type="float" office:value="2640.41" calcext:value-type="float">
            <text:p>2640.41</text:p>
          </table:table-cell>
          <table:table-cell table:formula="of:=AVERAGE([.AQ72];[.AT72];[.AW72])" office:value-type="float" office:value="90.2333333333334" calcext:value-type="float">
            <text:p>90.2333333333334</text:p>
          </table:table-cell>
          <table:table-cell table:formula="of:=AVERAGE([.AR72];[.AU72];[.AX72])" office:value-type="float" office:value="538.157666666667" calcext:value-type="float">
            <text:p>538.157666666667</text:p>
          </table:table-cell>
          <table:table-cell table:formula="of:=AVERAGE([.AS72];[.AV72];[.AY72])" office:value-type="float" office:value="2561.05733333333" calcext:value-type="float">
            <text:p>2561.05733333333</text:p>
          </table:table-cell>
          <table:table-cell table:number-columns-repeated="2"/>
          <table:table-cell table:formula="of:=[.CG72]-[.BS72]" office:value-type="float" office:value="117" calcext:value-type="float">
            <text:p>117</text:p>
          </table:table-cell>
          <table:table-cell table:formula="of:=[.CH72]-[.BT72]" office:value-type="float" office:value="47.746" calcext:value-type="float">
            <text:p>47.746</text:p>
          </table:table-cell>
          <table:table-cell table:formula="of:=[.CI72]-[.BU72]" office:value-type="float" office:value="183.632" calcext:value-type="float">
            <text:p>183.632</text:p>
          </table:table-cell>
          <table:table-cell table:formula="of:=[.CJ72]-[.BV72]" office:value-type="float" office:value="117.6" calcext:value-type="float">
            <text:p>117.6</text:p>
          </table:table-cell>
          <table:table-cell table:formula="of:=[.CK72]-[.BW72]" office:value-type="float" office:value="47.242" calcext:value-type="float">
            <text:p>47.242</text:p>
          </table:table-cell>
          <table:table-cell table:formula="of:=[.CL72]-[.BX72]" office:value-type="float" office:value="183.632" calcext:value-type="float">
            <text:p>183.632</text:p>
          </table:table-cell>
          <table:table-cell table:formula="of:=[.CM72]-[.BY72]" office:value-type="float" office:value="117.6" calcext:value-type="float">
            <text:p>117.6</text:p>
          </table:table-cell>
          <table:table-cell table:formula="of:=[.CN72]-[.BZ72]" office:value-type="float" office:value="79.871" calcext:value-type="float">
            <text:p>79.871</text:p>
          </table:table-cell>
          <table:table-cell table:formula="of:=[.CO72]-[.CA72]" office:value-type="float" office:value="824.289" calcext:value-type="float">
            <text:p>824.289</text:p>
          </table:table-cell>
          <table:table-cell table:formula="of:=AVERAGE([.BE72];[.BH72];[.BK72])" office:value-type="float" office:value="117.4" calcext:value-type="float">
            <text:p>117.4</text:p>
          </table:table-cell>
          <table:table-cell table:formula="of:=AVERAGE([.BF72];[.BI72];[.BL72])" office:value-type="float" office:value="58.2863333333333" calcext:value-type="float">
            <text:p>58.2863333333333</text:p>
          </table:table-cell>
          <table:table-cell table:formula="of:=AVERAGE([.BG72];[.BJ72];[.BM72])" office:value-type="float" office:value="397.184333333333" calcext:value-type="float">
            <text:p>397.184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594" calcext:value-type="float">
            <text:p>34.594</text:p>
          </table:table-cell>
          <table:table-cell office:value-type="float" office:value="643.066" calcext:value-type="float">
            <text:p>643.066</text:p>
          </table:table-cell>
          <table:table-cell table:formula="of:=AVERAGE([.BS72];[.BV72];[.BY72])" office:value-type="float" office:value="0" calcext:value-type="float">
            <text:p>0</text:p>
          </table:table-cell>
          <table:table-cell table:formula="of:=AVERAGE([.BT72];[.BW72];[.BZ72])" office:value-type="float" office:value="56.392" calcext:value-type="float">
            <text:p>56.392</text:p>
          </table:table-cell>
          <table:table-cell table:formula="of:=AVERAGE([.BU72];[.BX72];[.CA72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.6" calcext:value-type="float">
            <text:p>117.6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.6" calcext:value-type="float">
            <text:p>117.6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72];[.CJ72];[.CM72])" office:value-type="float" office:value="117.4" calcext:value-type="float">
            <text:p>117.4</text:p>
          </table:table-cell>
          <table:table-cell table:formula="of:=AVERAGE([.CH72];[.CK72];[.CN72])" office:value-type="float" office:value="114.678333333333" calcext:value-type="float">
            <text:p>114.678333333333</text:p>
          </table:table-cell>
          <table:table-cell table:formula="of:=AVERAGE([.CI72];[.CL72];[.CO72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4.766" calcext:value-type="float">
            <text:p>214.766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2" calcext:value-type="float">
            <text:p>2</text:p>
          </table:table-cell>
          <table:table-cell office:value-type="float" office:value="315.051" calcext:value-type="float">
            <text:p>315.051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5.4" calcext:value-type="float">
            <text:p>45.4</text:p>
          </table:table-cell>
          <table:table-cell office:value-type="float" office:value="326.523" calcext:value-type="float">
            <text:p>326.523</text:p>
          </table:table-cell>
          <table:table-cell office:value-type="float" office:value="579.523" calcext:value-type="float">
            <text:p>579.523</text:p>
          </table:table-cell>
          <table:table-cell table:formula="of:=AVERAGE([.A73];[.D73];[.G73])" office:value-type="float" office:value="17.4666666666667" calcext:value-type="float">
            <text:p>17.4666666666667</text:p>
          </table:table-cell>
          <table:table-cell table:formula="of:=AVERAGE([.B73];[.E73];[.H73])" office:value-type="float" office:value="285.446666666667" calcext:value-type="float">
            <text:p>285.446666666667</text:p>
          </table:table-cell>
          <table:table-cell table:formula="of:=AVERAGE([.C73];[.F73];[.I73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38.5" calcext:value-type="float">
            <text:p>38.5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31.4" calcext:value-type="float">
            <text:p>31.4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73];[.R73];[.U73])" office:value-type="float" office:value="23.3" calcext:value-type="float">
            <text:p>23.3</text:p>
          </table:table-cell>
          <table:table-cell table:formula="of:=AVERAGE([.P73];[.S73];[.V73])" office:value-type="float" office:value="33.517" calcext:value-type="float">
            <text:p>33.517</text:p>
          </table:table-cell>
          <table:table-cell table:formula="of:=AVERAGE([.Q73];[.T73];[.W73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73];[.AF73];[.AI73])" office:value-type="float" office:value="0" calcext:value-type="float">
            <text:p>0</text:p>
          </table:table-cell>
          <table:table-cell table:formula="of:=AVERAGE([.AD73];[.AG73];[.AJ73])" office:value-type="float" office:value="219.238" calcext:value-type="float">
            <text:p>219.238</text:p>
          </table:table-cell>
          <table:table-cell table:formula="of:=AVERAGE([.AE73];[.AH73];[.AK73])" office:value-type="float" office:value="1975.547" calcext:value-type="float">
            <text:p>1975.547</text:p>
          </table:table-cell>
          <table:table-cell table:number-columns-repeated="2"/>
          <table:table-cell table:formula="of:=[.A73]+[.O73]+[.AC73]" office:value-type="float" office:value="5" calcext:value-type="float">
            <text:p>5</text:p>
          </table:table-cell>
          <table:table-cell table:formula="of:=[.B73]+[.P73]+[.AD73]" office:value-type="float" office:value="465.078" calcext:value-type="float">
            <text:p>465.078</text:p>
          </table:table-cell>
          <table:table-cell table:formula="of:=[.C73]+[.Q73]+[.AE73]" office:value-type="float" office:value="2429.09" calcext:value-type="float">
            <text:p>2429.09</text:p>
          </table:table-cell>
          <table:table-cell table:formula="of:=[.D73]+[.R73]+[.AF73]" office:value-type="float" office:value="40.5" calcext:value-type="float">
            <text:p>40.5</text:p>
          </table:table-cell>
          <table:table-cell table:formula="of:=[.E73]+[.S73]+[.AG73]" office:value-type="float" office:value="568.996" calcext:value-type="float">
            <text:p>568.996</text:p>
          </table:table-cell>
          <table:table-cell table:formula="of:=[.F73]+[.T73]+[.AH73]" office:value-type="float" office:value="2613.41" calcext:value-type="float">
            <text:p>2613.41</text:p>
          </table:table-cell>
          <table:table-cell table:formula="of:=[.G73]+[.U73]+[.AI73]" office:value-type="float" office:value="76.8" calcext:value-type="float">
            <text:p>76.8</text:p>
          </table:table-cell>
          <table:table-cell table:formula="of:=[.H73]+[.V73]+[.AJ73]" office:value-type="float" office:value="580.531" calcext:value-type="float">
            <text:p>580.531</text:p>
          </table:table-cell>
          <table:table-cell table:formula="of:=[.I73]+[.W73]+[.AK73]" office:value-type="float" office:value="2640.41" calcext:value-type="float">
            <text:p>2640.41</text:p>
          </table:table-cell>
          <table:table-cell table:formula="of:=AVERAGE([.AQ73];[.AT73];[.AW73])" office:value-type="float" office:value="40.7666666666667" calcext:value-type="float">
            <text:p>40.7666666666667</text:p>
          </table:table-cell>
          <table:table-cell table:formula="of:=AVERAGE([.AR73];[.AU73];[.AX73])" office:value-type="float" office:value="538.201666666667" calcext:value-type="float">
            <text:p>538.201666666667</text:p>
          </table:table-cell>
          <table:table-cell table:formula="of:=AVERAGE([.AS73];[.AV73];[.AY73])" office:value-type="float" office:value="2560.97" calcext:value-type="float">
            <text:p>2560.97</text:p>
          </table:table-cell>
          <table:table-cell table:number-columns-repeated="2"/>
          <table:table-cell table:formula="of:=[.CG73]-[.BS73]" office:value-type="float" office:value="67.6" calcext:value-type="float">
            <text:p>67.6</text:p>
          </table:table-cell>
          <table:table-cell table:formula="of:=[.CH73]-[.BT73]" office:value-type="float" office:value="47.746" calcext:value-type="float">
            <text:p>47.746</text:p>
          </table:table-cell>
          <table:table-cell table:formula="of:=[.CI73]-[.BU73]" office:value-type="float" office:value="183.632" calcext:value-type="float">
            <text:p>183.632</text:p>
          </table:table-cell>
          <table:table-cell table:formula="of:=[.CJ73]-[.BV73]" office:value-type="float" office:value="66.2" calcext:value-type="float">
            <text:p>66.2</text:p>
          </table:table-cell>
          <table:table-cell table:formula="of:=[.CK73]-[.BW73]" office:value-type="float" office:value="47.242" calcext:value-type="float">
            <text:p>47.242</text:p>
          </table:table-cell>
          <table:table-cell table:formula="of:=[.CL73]-[.BX73]" office:value-type="float" office:value="183.632" calcext:value-type="float">
            <text:p>183.632</text:p>
          </table:table-cell>
          <table:table-cell table:formula="of:=[.CM73]-[.BY73]" office:value-type="float" office:value="73.4" calcext:value-type="float">
            <text:p>73.4</text:p>
          </table:table-cell>
          <table:table-cell table:formula="of:=[.CN73]-[.BZ73]" office:value-type="float" office:value="46.625" calcext:value-type="float">
            <text:p>46.625</text:p>
          </table:table-cell>
          <table:table-cell table:formula="of:=[.CO73]-[.CA73]" office:value-type="float" office:value="183.632" calcext:value-type="float">
            <text:p>183.632</text:p>
          </table:table-cell>
          <table:table-cell table:formula="of:=AVERAGE([.BE73];[.BH73];[.BK73])" office:value-type="float" office:value="69.0666666666667" calcext:value-type="float">
            <text:p>69.0666666666667</text:p>
          </table:table-cell>
          <table:table-cell table:formula="of:=AVERAGE([.BF73];[.BI73];[.BL73])" office:value-type="float" office:value="47.2043333333333" calcext:value-type="float">
            <text:p>47.2043333333333</text:p>
          </table:table-cell>
          <table:table-cell table:formula="of:=AVERAGE([.BG73];[.BJ73];[.BM73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4" calcext:value-type="float">
            <text:p>67.84</text:p>
          </table:table-cell>
          <table:table-cell office:value-type="float" office:value="1283.723" calcext:value-type="float">
            <text:p>1283.723</text:p>
          </table:table-cell>
          <table:table-cell table:formula="of:=AVERAGE([.BS73];[.BV73];[.BY73])" office:value-type="float" office:value="0" calcext:value-type="float">
            <text:p>0</text:p>
          </table:table-cell>
          <table:table-cell table:formula="of:=AVERAGE([.BT73];[.BW73];[.BZ73])" office:value-type="float" office:value="67.474" calcext:value-type="float">
            <text:p>67.474</text:p>
          </table:table-cell>
          <table:table-cell table:formula="of:=AVERAGE([.BU73];[.BX73];[.CA73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67.6" calcext:value-type="float">
            <text:p>67.6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66.2" calcext:value-type="float">
            <text:p>66.2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73.4" calcext:value-type="float">
            <text:p>73.4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73];[.CJ73];[.CM73])" office:value-type="float" office:value="69.0666666666667" calcext:value-type="float">
            <text:p>69.0666666666667</text:p>
          </table:table-cell>
          <table:table-cell table:formula="of:=AVERAGE([.CH73];[.CK73];[.CN73])" office:value-type="float" office:value="114.678333333333" calcext:value-type="float">
            <text:p>114.678333333333</text:p>
          </table:table-cell>
          <table:table-cell table:formula="of:=AVERAGE([.CI73];[.CL73];[.CO73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4.766" calcext:value-type="float">
            <text:p>214.766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0" calcext:value-type="float">
            <text:p>0</text:p>
          </table:table-cell>
          <table:table-cell office:value-type="float" office:value="315.051" calcext:value-type="float">
            <text:p>315.051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0" calcext:value-type="float">
            <text:p>0</text:p>
          </table:table-cell>
          <table:table-cell office:value-type="float" office:value="326.523" calcext:value-type="float">
            <text:p>326.523</text:p>
          </table:table-cell>
          <table:table-cell office:value-type="float" office:value="579.523" calcext:value-type="float">
            <text:p>579.523</text:p>
          </table:table-cell>
          <table:table-cell table:formula="of:=AVERAGE([.A74];[.D74];[.G74])" office:value-type="float" office:value="0" calcext:value-type="float">
            <text:p>0</text:p>
          </table:table-cell>
          <table:table-cell table:formula="of:=AVERAGE([.B74];[.E74];[.H74])" office:value-type="float" office:value="285.446666666667" calcext:value-type="float">
            <text:p>285.446666666667</text:p>
          </table:table-cell>
          <table:table-cell table:formula="of:=AVERAGE([.C74];[.F74];[.I74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74];[.R74];[.U74])" office:value-type="float" office:value="0" calcext:value-type="float">
            <text:p>0</text:p>
          </table:table-cell>
          <table:table-cell table:formula="of:=AVERAGE([.P74];[.S74];[.V74])" office:value-type="float" office:value="33.517" calcext:value-type="float">
            <text:p>33.517</text:p>
          </table:table-cell>
          <table:table-cell table:formula="of:=AVERAGE([.Q74];[.T74];[.W74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74];[.AF74];[.AI74])" office:value-type="float" office:value="0" calcext:value-type="float">
            <text:p>0</text:p>
          </table:table-cell>
          <table:table-cell table:formula="of:=AVERAGE([.AD74];[.AG74];[.AJ74])" office:value-type="float" office:value="219.238" calcext:value-type="float">
            <text:p>219.238</text:p>
          </table:table-cell>
          <table:table-cell table:formula="of:=AVERAGE([.AE74];[.AH74];[.AK74])" office:value-type="float" office:value="1975.547" calcext:value-type="float">
            <text:p>1975.547</text:p>
          </table:table-cell>
          <table:table-cell table:number-columns-repeated="2"/>
          <table:table-cell table:formula="of:=[.A74]+[.O74]+[.AC74]" office:value-type="float" office:value="0" calcext:value-type="float">
            <text:p>0</text:p>
          </table:table-cell>
          <table:table-cell table:formula="of:=[.B74]+[.P74]+[.AD74]" office:value-type="float" office:value="465.078" calcext:value-type="float">
            <text:p>465.078</text:p>
          </table:table-cell>
          <table:table-cell table:formula="of:=[.C74]+[.Q74]+[.AE74]" office:value-type="float" office:value="2429.09" calcext:value-type="float">
            <text:p>2429.09</text:p>
          </table:table-cell>
          <table:table-cell table:formula="of:=[.D74]+[.R74]+[.AF74]" office:value-type="float" office:value="0" calcext:value-type="float">
            <text:p>0</text:p>
          </table:table-cell>
          <table:table-cell table:formula="of:=[.E74]+[.S74]+[.AG74]" office:value-type="float" office:value="568.996" calcext:value-type="float">
            <text:p>568.996</text:p>
          </table:table-cell>
          <table:table-cell table:formula="of:=[.F74]+[.T74]+[.AH74]" office:value-type="float" office:value="2613.41" calcext:value-type="float">
            <text:p>2613.41</text:p>
          </table:table-cell>
          <table:table-cell table:formula="of:=[.G74]+[.U74]+[.AI74]" office:value-type="float" office:value="0" calcext:value-type="float">
            <text:p>0</text:p>
          </table:table-cell>
          <table:table-cell table:formula="of:=[.H74]+[.V74]+[.AJ74]" office:value-type="float" office:value="580.531" calcext:value-type="float">
            <text:p>580.531</text:p>
          </table:table-cell>
          <table:table-cell table:formula="of:=[.I74]+[.W74]+[.AK74]" office:value-type="float" office:value="2640.41" calcext:value-type="float">
            <text:p>2640.41</text:p>
          </table:table-cell>
          <table:table-cell table:formula="of:=AVERAGE([.AQ74];[.AT74];[.AW74])" office:value-type="float" office:value="0" calcext:value-type="float">
            <text:p>0</text:p>
          </table:table-cell>
          <table:table-cell table:formula="of:=AVERAGE([.AR74];[.AU74];[.AX74])" office:value-type="float" office:value="538.201666666667" calcext:value-type="float">
            <text:p>538.201666666667</text:p>
          </table:table-cell>
          <table:table-cell table:formula="of:=AVERAGE([.AS74];[.AV74];[.AY74])" office:value-type="float" office:value="2560.97" calcext:value-type="float">
            <text:p>2560.97</text:p>
          </table:table-cell>
          <table:table-cell table:number-columns-repeated="2"/>
          <table:table-cell table:formula="of:=[.CG74]-[.BS74]" office:value-type="float" office:value="0" calcext:value-type="float">
            <text:p>0</text:p>
          </table:table-cell>
          <table:table-cell table:formula="of:=[.CH74]-[.BT74]" office:value-type="float" office:value="47.746" calcext:value-type="float">
            <text:p>47.746</text:p>
          </table:table-cell>
          <table:table-cell table:formula="of:=[.CI74]-[.BU74]" office:value-type="float" office:value="183.632" calcext:value-type="float">
            <text:p>183.632</text:p>
          </table:table-cell>
          <table:table-cell table:formula="of:=[.CJ74]-[.BV74]" office:value-type="float" office:value="0" calcext:value-type="float">
            <text:p>0</text:p>
          </table:table-cell>
          <table:table-cell table:formula="of:=[.CK74]-[.BW74]" office:value-type="float" office:value="47.242" calcext:value-type="float">
            <text:p>47.242</text:p>
          </table:table-cell>
          <table:table-cell table:formula="of:=[.CL74]-[.BX74]" office:value-type="float" office:value="183.632" calcext:value-type="float">
            <text:p>183.632</text:p>
          </table:table-cell>
          <table:table-cell table:formula="of:=[.CM74]-[.BY74]" office:value-type="float" office:value="1" calcext:value-type="float">
            <text:p>1</text:p>
          </table:table-cell>
          <table:table-cell table:formula="of:=[.CN74]-[.BZ74]" office:value-type="float" office:value="46.625" calcext:value-type="float">
            <text:p>46.625</text:p>
          </table:table-cell>
          <table:table-cell table:formula="of:=[.CO74]-[.CA74]" office:value-type="float" office:value="183.632" calcext:value-type="float">
            <text:p>183.632</text:p>
          </table:table-cell>
          <table:table-cell table:formula="of:=AVERAGE([.BE74];[.BH74];[.BK74])" office:value-type="float" office:value="0.333333333333333" calcext:value-type="float">
            <text:p>0.333333333333333</text:p>
          </table:table-cell>
          <table:table-cell table:formula="of:=AVERAGE([.BF74];[.BI74];[.BL74])" office:value-type="float" office:value="47.2043333333333" calcext:value-type="float">
            <text:p>47.2043333333333</text:p>
          </table:table-cell>
          <table:table-cell table:formula="of:=AVERAGE([.BG74];[.BJ74];[.BM74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4" calcext:value-type="float">
            <text:p>67.84</text:p>
          </table:table-cell>
          <table:table-cell office:value-type="float" office:value="1283.723" calcext:value-type="float">
            <text:p>1283.723</text:p>
          </table:table-cell>
          <table:table-cell table:formula="of:=AVERAGE([.BS74];[.BV74];[.BY74])" office:value-type="float" office:value="0" calcext:value-type="float">
            <text:p>0</text:p>
          </table:table-cell>
          <table:table-cell table:formula="of:=AVERAGE([.BT74];[.BW74];[.BZ74])" office:value-type="float" office:value="67.474" calcext:value-type="float">
            <text:p>67.474</text:p>
          </table:table-cell>
          <table:table-cell table:formula="of:=AVERAGE([.BU74];[.BX74];[.CA74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0" calcext:value-type="float">
            <text:p>0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" calcext:value-type="float">
            <text:p>1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74];[.CJ74];[.CM74])" office:value-type="float" office:value="0.333333333333333" calcext:value-type="float">
            <text:p>0.333333333333333</text:p>
          </table:table-cell>
          <table:table-cell table:formula="of:=AVERAGE([.CH74];[.CK74];[.CN74])" office:value-type="float" office:value="114.678333333333" calcext:value-type="float">
            <text:p>114.678333333333</text:p>
          </table:table-cell>
          <table:table-cell table:formula="of:=AVERAGE([.CI74];[.CL74];[.CO74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4.766" calcext:value-type="float">
            <text:p>214.766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0" calcext:value-type="float">
            <text:p>0</text:p>
          </table:table-cell>
          <table:table-cell office:value-type="float" office:value="315.051" calcext:value-type="float">
            <text:p>315.051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0" calcext:value-type="float">
            <text:p>0</text:p>
          </table:table-cell>
          <table:table-cell office:value-type="float" office:value="326.523" calcext:value-type="float">
            <text:p>326.523</text:p>
          </table:table-cell>
          <table:table-cell office:value-type="float" office:value="579.523" calcext:value-type="float">
            <text:p>579.523</text:p>
          </table:table-cell>
          <table:table-cell table:formula="of:=AVERAGE([.A75];[.D75];[.G75])" office:value-type="float" office:value="0" calcext:value-type="float">
            <text:p>0</text:p>
          </table:table-cell>
          <table:table-cell table:formula="of:=AVERAGE([.B75];[.E75];[.H75])" office:value-type="float" office:value="285.446666666667" calcext:value-type="float">
            <text:p>285.446666666667</text:p>
          </table:table-cell>
          <table:table-cell table:formula="of:=AVERAGE([.C75];[.F75];[.I75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75];[.R75];[.U75])" office:value-type="float" office:value="0" calcext:value-type="float">
            <text:p>0</text:p>
          </table:table-cell>
          <table:table-cell table:formula="of:=AVERAGE([.P75];[.S75];[.V75])" office:value-type="float" office:value="33.517" calcext:value-type="float">
            <text:p>33.517</text:p>
          </table:table-cell>
          <table:table-cell table:formula="of:=AVERAGE([.Q75];[.T75];[.W75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75];[.AF75];[.AI75])" office:value-type="float" office:value="0" calcext:value-type="float">
            <text:p>0</text:p>
          </table:table-cell>
          <table:table-cell table:formula="of:=AVERAGE([.AD75];[.AG75];[.AJ75])" office:value-type="float" office:value="216.571333333333" calcext:value-type="float">
            <text:p>216.571333333333</text:p>
          </table:table-cell>
          <table:table-cell table:formula="of:=AVERAGE([.AE75];[.AH75];[.AK75])" office:value-type="float" office:value="1972.88033333333" calcext:value-type="float">
            <text:p>1972.88033333333</text:p>
          </table:table-cell>
          <table:table-cell table:number-columns-repeated="2"/>
          <table:table-cell table:formula="of:=[.A75]+[.O75]+[.AC75]" office:value-type="float" office:value="0" calcext:value-type="float">
            <text:p>0</text:p>
          </table:table-cell>
          <table:table-cell table:formula="of:=[.B75]+[.P75]+[.AD75]" office:value-type="float" office:value="465.078" calcext:value-type="float">
            <text:p>465.078</text:p>
          </table:table-cell>
          <table:table-cell table:formula="of:=[.C75]+[.Q75]+[.AE75]" office:value-type="float" office:value="2429.09" calcext:value-type="float">
            <text:p>2429.09</text:p>
          </table:table-cell>
          <table:table-cell table:formula="of:=[.D75]+[.R75]+[.AF75]" office:value-type="float" office:value="0" calcext:value-type="float">
            <text:p>0</text:p>
          </table:table-cell>
          <table:table-cell table:formula="of:=[.E75]+[.S75]+[.AG75]" office:value-type="float" office:value="564.996" calcext:value-type="float">
            <text:p>564.996</text:p>
          </table:table-cell>
          <table:table-cell table:formula="of:=[.F75]+[.T75]+[.AH75]" office:value-type="float" office:value="2609.41" calcext:value-type="float">
            <text:p>2609.41</text:p>
          </table:table-cell>
          <table:table-cell table:formula="of:=[.G75]+[.U75]+[.AI75]" office:value-type="float" office:value="0" calcext:value-type="float">
            <text:p>0</text:p>
          </table:table-cell>
          <table:table-cell table:formula="of:=[.H75]+[.V75]+[.AJ75]" office:value-type="float" office:value="576.531" calcext:value-type="float">
            <text:p>576.531</text:p>
          </table:table-cell>
          <table:table-cell table:formula="of:=[.I75]+[.W75]+[.AK75]" office:value-type="float" office:value="2636.41" calcext:value-type="float">
            <text:p>2636.41</text:p>
          </table:table-cell>
          <table:table-cell table:formula="of:=AVERAGE([.AQ75];[.AT75];[.AW75])" office:value-type="float" office:value="0" calcext:value-type="float">
            <text:p>0</text:p>
          </table:table-cell>
          <table:table-cell table:formula="of:=AVERAGE([.AR75];[.AU75];[.AX75])" office:value-type="float" office:value="535.535" calcext:value-type="float">
            <text:p>535.535</text:p>
          </table:table-cell>
          <table:table-cell table:formula="of:=AVERAGE([.AS75];[.AV75];[.AY75])" office:value-type="float" office:value="2558.30333333333" calcext:value-type="float">
            <text:p>2558.30333333333</text:p>
          </table:table-cell>
          <table:table-cell table:number-columns-repeated="2"/>
          <table:table-cell table:formula="of:=[.CG75]-[.BS75]" office:value-type="float" office:value="0" calcext:value-type="float">
            <text:p>0</text:p>
          </table:table-cell>
          <table:table-cell table:formula="of:=[.CH75]-[.BT75]" office:value-type="float" office:value="47.746" calcext:value-type="float">
            <text:p>47.746</text:p>
          </table:table-cell>
          <table:table-cell table:formula="of:=[.CI75]-[.BU75]" office:value-type="float" office:value="183.632" calcext:value-type="float">
            <text:p>183.632</text:p>
          </table:table-cell>
          <table:table-cell table:formula="of:=[.CJ75]-[.BV75]" office:value-type="float" office:value="0" calcext:value-type="float">
            <text:p>0</text:p>
          </table:table-cell>
          <table:table-cell table:formula="of:=[.CK75]-[.BW75]" office:value-type="float" office:value="47.242" calcext:value-type="float">
            <text:p>47.242</text:p>
          </table:table-cell>
          <table:table-cell table:formula="of:=[.CL75]-[.BX75]" office:value-type="float" office:value="183.632" calcext:value-type="float">
            <text:p>183.632</text:p>
          </table:table-cell>
          <table:table-cell table:formula="of:=[.CM75]-[.BY75]" office:value-type="float" office:value="0" calcext:value-type="float">
            <text:p>0</text:p>
          </table:table-cell>
          <table:table-cell table:formula="of:=[.CN75]-[.BZ75]" office:value-type="float" office:value="79.566" calcext:value-type="float">
            <text:p>79.566</text:p>
          </table:table-cell>
          <table:table-cell table:formula="of:=[.CO75]-[.CA75]" office:value-type="float" office:value="829.23" calcext:value-type="float">
            <text:p>829.23</text:p>
          </table:table-cell>
          <table:table-cell table:formula="of:=AVERAGE([.BE75];[.BH75];[.BK75])" office:value-type="float" office:value="0" calcext:value-type="float">
            <text:p>0</text:p>
          </table:table-cell>
          <table:table-cell table:formula="of:=AVERAGE([.BF75];[.BI75];[.BL75])" office:value-type="float" office:value="58.1846666666667" calcext:value-type="float">
            <text:p>58.1846666666667</text:p>
          </table:table-cell>
          <table:table-cell table:formula="of:=AVERAGE([.BG75];[.BJ75];[.BM75])" office:value-type="float" office:value="398.831333333333" calcext:value-type="float">
            <text:p>398.831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4" calcext:value-type="float">
            <text:p>67.84</text:p>
          </table:table-cell>
          <table:table-cell office:value-type="float" office:value="1283.723" calcext:value-type="float">
            <text:p>1283.723</text:p>
          </table:table-cell>
          <table:table-cell table:formula="of:=AVERAGE([.BS75];[.BV75];[.BY75])" office:value-type="float" office:value="0" calcext:value-type="float">
            <text:p>0</text:p>
          </table:table-cell>
          <table:table-cell table:formula="of:=AVERAGE([.BT75];[.BW75];[.BZ75])" office:value-type="float" office:value="67.474" calcext:value-type="float">
            <text:p>67.474</text:p>
          </table:table-cell>
          <table:table-cell table:formula="of:=AVERAGE([.BU75];[.BX75];[.CA75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0" calcext:value-type="float">
            <text:p>0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0" calcext:value-type="float">
            <text:p>0</text:p>
          </table:table-cell>
          <table:table-cell office:value-type="float" office:value="147.406" calcext:value-type="float">
            <text:p>147.406</text:p>
          </table:table-cell>
          <table:table-cell office:value-type="float" office:value="2112.953" calcext:value-type="float">
            <text:p>2112.953</text:p>
          </table:table-cell>
          <table:table-cell table:formula="of:=AVERAGE([.CG75];[.CJ75];[.CM75])" office:value-type="float" office:value="0" calcext:value-type="float">
            <text:p>0</text:p>
          </table:table-cell>
          <table:table-cell table:formula="of:=AVERAGE([.CH75];[.CK75];[.CN75])" office:value-type="float" office:value="125.658666666667" calcext:value-type="float">
            <text:p>125.658666666667</text:p>
          </table:table-cell>
          <table:table-cell table:formula="of:=AVERAGE([.CI75];[.CL75];[.CO75])" office:value-type="float" office:value="1682.55433333333" calcext:value-type="float">
            <text:p>1682.554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4.766" calcext:value-type="float">
            <text:p>214.766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0" calcext:value-type="float">
            <text:p>0</text:p>
          </table:table-cell>
          <table:table-cell office:value-type="float" office:value="315.051" calcext:value-type="float">
            <text:p>315.051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0" calcext:value-type="float">
            <text:p>0</text:p>
          </table:table-cell>
          <table:table-cell office:value-type="float" office:value="326.523" calcext:value-type="float">
            <text:p>326.523</text:p>
          </table:table-cell>
          <table:table-cell office:value-type="float" office:value="579.523" calcext:value-type="float">
            <text:p>579.523</text:p>
          </table:table-cell>
          <table:table-cell table:formula="of:=AVERAGE([.A76];[.D76];[.G76])" office:value-type="float" office:value="0" calcext:value-type="float">
            <text:p>0</text:p>
          </table:table-cell>
          <table:table-cell table:formula="of:=AVERAGE([.B76];[.E76];[.H76])" office:value-type="float" office:value="285.446666666667" calcext:value-type="float">
            <text:p>285.446666666667</text:p>
          </table:table-cell>
          <table:table-cell table:formula="of:=AVERAGE([.C76];[.F76];[.I76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76];[.R76];[.U76])" office:value-type="float" office:value="0" calcext:value-type="float">
            <text:p>0</text:p>
          </table:table-cell>
          <table:table-cell table:formula="of:=AVERAGE([.P76];[.S76];[.V76])" office:value-type="float" office:value="33.517" calcext:value-type="float">
            <text:p>33.517</text:p>
          </table:table-cell>
          <table:table-cell table:formula="of:=AVERAGE([.Q76];[.T76];[.W76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4" calcext:value-type="float">
            <text:p>4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76];[.AF76];[.AI76])" office:value-type="float" office:value="1.33333333333333" calcext:value-type="float">
            <text:p>1.33333333333333</text:p>
          </table:table-cell>
          <table:table-cell table:formula="of:=AVERAGE([.AD76];[.AG76];[.AJ76])" office:value-type="float" office:value="217.238" calcext:value-type="float">
            <text:p>217.238</text:p>
          </table:table-cell>
          <table:table-cell table:formula="of:=AVERAGE([.AE76];[.AH76];[.AK76])" office:value-type="float" office:value="1973.547" calcext:value-type="float">
            <text:p>1973.547</text:p>
          </table:table-cell>
          <table:table-cell table:number-columns-repeated="2"/>
          <table:table-cell table:formula="of:=[.A76]+[.O76]+[.AC76]" office:value-type="float" office:value="0" calcext:value-type="float">
            <text:p>0</text:p>
          </table:table-cell>
          <table:table-cell table:formula="of:=[.B76]+[.P76]+[.AD76]" office:value-type="float" office:value="465.078" calcext:value-type="float">
            <text:p>465.078</text:p>
          </table:table-cell>
          <table:table-cell table:formula="of:=[.C76]+[.Q76]+[.AE76]" office:value-type="float" office:value="2429.09" calcext:value-type="float">
            <text:p>2429.09</text:p>
          </table:table-cell>
          <table:table-cell table:formula="of:=[.D76]+[.R76]+[.AF76]" office:value-type="float" office:value="4" calcext:value-type="float">
            <text:p>4</text:p>
          </table:table-cell>
          <table:table-cell table:formula="of:=[.E76]+[.S76]+[.AG76]" office:value-type="float" office:value="566.996" calcext:value-type="float">
            <text:p>566.996</text:p>
          </table:table-cell>
          <table:table-cell table:formula="of:=[.F76]+[.T76]+[.AH76]" office:value-type="float" office:value="2611.41" calcext:value-type="float">
            <text:p>2611.41</text:p>
          </table:table-cell>
          <table:table-cell table:formula="of:=[.G76]+[.U76]+[.AI76]" office:value-type="float" office:value="0" calcext:value-type="float">
            <text:p>0</text:p>
          </table:table-cell>
          <table:table-cell table:formula="of:=[.H76]+[.V76]+[.AJ76]" office:value-type="float" office:value="576.531" calcext:value-type="float">
            <text:p>576.531</text:p>
          </table:table-cell>
          <table:table-cell table:formula="of:=[.I76]+[.W76]+[.AK76]" office:value-type="float" office:value="2636.41" calcext:value-type="float">
            <text:p>2636.41</text:p>
          </table:table-cell>
          <table:table-cell table:formula="of:=AVERAGE([.AQ76];[.AT76];[.AW76])" office:value-type="float" office:value="1.33333333333333" calcext:value-type="float">
            <text:p>1.33333333333333</text:p>
          </table:table-cell>
          <table:table-cell table:formula="of:=AVERAGE([.AR76];[.AU76];[.AX76])" office:value-type="float" office:value="536.201666666667" calcext:value-type="float">
            <text:p>536.201666666667</text:p>
          </table:table-cell>
          <table:table-cell table:formula="of:=AVERAGE([.AS76];[.AV76];[.AY76])" office:value-type="float" office:value="2558.97" calcext:value-type="float">
            <text:p>2558.97</text:p>
          </table:table-cell>
          <table:table-cell table:number-columns-repeated="2"/>
          <table:table-cell table:formula="of:=[.CG76]-[.BS76]" office:value-type="float" office:value="0" calcext:value-type="float">
            <text:p>0</text:p>
          </table:table-cell>
          <table:table-cell table:formula="of:=[.CH76]-[.BT76]" office:value-type="float" office:value="47.746" calcext:value-type="float">
            <text:p>47.746</text:p>
          </table:table-cell>
          <table:table-cell table:formula="of:=[.CI76]-[.BU76]" office:value-type="float" office:value="183.632" calcext:value-type="float">
            <text:p>183.632</text:p>
          </table:table-cell>
          <table:table-cell table:formula="of:=[.CJ76]-[.BV76]" office:value-type="float" office:value="1" calcext:value-type="float">
            <text:p>1</text:p>
          </table:table-cell>
          <table:table-cell table:formula="of:=[.CK76]-[.BW76]" office:value-type="float" office:value="47.242" calcext:value-type="float">
            <text:p>47.242</text:p>
          </table:table-cell>
          <table:table-cell table:formula="of:=[.CL76]-[.BX76]" office:value-type="float" office:value="183.632" calcext:value-type="float">
            <text:p>183.632</text:p>
          </table:table-cell>
          <table:table-cell table:formula="of:=[.CM76]-[.BY76]" office:value-type="float" office:value="0" calcext:value-type="float">
            <text:p>0</text:p>
          </table:table-cell>
          <table:table-cell table:formula="of:=[.CN76]-[.BZ76]" office:value-type="float" office:value="46.625" calcext:value-type="float">
            <text:p>46.625</text:p>
          </table:table-cell>
          <table:table-cell table:formula="of:=[.CO76]-[.CA76]" office:value-type="float" office:value="183.632" calcext:value-type="float">
            <text:p>183.632</text:p>
          </table:table-cell>
          <table:table-cell table:formula="of:=AVERAGE([.BE76];[.BH76];[.BK76])" office:value-type="float" office:value="0.333333333333333" calcext:value-type="float">
            <text:p>0.333333333333333</text:p>
          </table:table-cell>
          <table:table-cell table:formula="of:=AVERAGE([.BF76];[.BI76];[.BL76])" office:value-type="float" office:value="47.2043333333333" calcext:value-type="float">
            <text:p>47.2043333333333</text:p>
          </table:table-cell>
          <table:table-cell table:formula="of:=AVERAGE([.BG76];[.BJ76];[.BM76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4" calcext:value-type="float">
            <text:p>67.84</text:p>
          </table:table-cell>
          <table:table-cell office:value-type="float" office:value="1283.723" calcext:value-type="float">
            <text:p>1283.723</text:p>
          </table:table-cell>
          <table:table-cell table:formula="of:=AVERAGE([.BS76];[.BV76];[.BY76])" office:value-type="float" office:value="0" calcext:value-type="float">
            <text:p>0</text:p>
          </table:table-cell>
          <table:table-cell table:formula="of:=AVERAGE([.BT76];[.BW76];[.BZ76])" office:value-type="float" office:value="67.474" calcext:value-type="float">
            <text:p>67.474</text:p>
          </table:table-cell>
          <table:table-cell table:formula="of:=AVERAGE([.BU76];[.BX76];[.CA76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" calcext:value-type="float">
            <text:p>1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76];[.CJ76];[.CM76])" office:value-type="float" office:value="0.333333333333333" calcext:value-type="float">
            <text:p>0.333333333333333</text:p>
          </table:table-cell>
          <table:table-cell table:formula="of:=AVERAGE([.CH76];[.CK76];[.CN76])" office:value-type="float" office:value="114.678333333333" calcext:value-type="float">
            <text:p>114.678333333333</text:p>
          </table:table-cell>
          <table:table-cell table:formula="of:=AVERAGE([.CI76];[.CL76];[.CO76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4.766" calcext:value-type="float">
            <text:p>214.766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0" calcext:value-type="float">
            <text:p>0</text:p>
          </table:table-cell>
          <table:table-cell office:value-type="float" office:value="315.051" calcext:value-type="float">
            <text:p>315.051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0" calcext:value-type="float">
            <text:p>0</text:p>
          </table:table-cell>
          <table:table-cell office:value-type="float" office:value="326.523" calcext:value-type="float">
            <text:p>326.523</text:p>
          </table:table-cell>
          <table:table-cell office:value-type="float" office:value="579.523" calcext:value-type="float">
            <text:p>579.523</text:p>
          </table:table-cell>
          <table:table-cell table:formula="of:=AVERAGE([.A77];[.D77];[.G77])" office:value-type="float" office:value="0" calcext:value-type="float">
            <text:p>0</text:p>
          </table:table-cell>
          <table:table-cell table:formula="of:=AVERAGE([.B77];[.E77];[.H77])" office:value-type="float" office:value="285.446666666667" calcext:value-type="float">
            <text:p>285.446666666667</text:p>
          </table:table-cell>
          <table:table-cell table:formula="of:=AVERAGE([.C77];[.F77];[.I77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77];[.R77];[.U77])" office:value-type="float" office:value="0" calcext:value-type="float">
            <text:p>0</text:p>
          </table:table-cell>
          <table:table-cell table:formula="of:=AVERAGE([.P77];[.S77];[.V77])" office:value-type="float" office:value="33.517" calcext:value-type="float">
            <text:p>33.517</text:p>
          </table:table-cell>
          <table:table-cell table:formula="of:=AVERAGE([.Q77];[.T77];[.W77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5.9" calcext:value-type="float">
            <text:p>5.9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77];[.AF77];[.AI77])" office:value-type="float" office:value="2.63333333333333" calcext:value-type="float">
            <text:p>2.63333333333333</text:p>
          </table:table-cell>
          <table:table-cell table:formula="of:=AVERAGE([.AD77];[.AG77];[.AJ77])" office:value-type="float" office:value="217.238" calcext:value-type="float">
            <text:p>217.238</text:p>
          </table:table-cell>
          <table:table-cell table:formula="of:=AVERAGE([.AE77];[.AH77];[.AK77])" office:value-type="float" office:value="1973.547" calcext:value-type="float">
            <text:p>1973.547</text:p>
          </table:table-cell>
          <table:table-cell table:number-columns-repeated="2"/>
          <table:table-cell table:formula="of:=[.A77]+[.O77]+[.AC77]" office:value-type="float" office:value="2" calcext:value-type="float">
            <text:p>2</text:p>
          </table:table-cell>
          <table:table-cell table:formula="of:=[.B77]+[.P77]+[.AD77]" office:value-type="float" office:value="463.078" calcext:value-type="float">
            <text:p>463.078</text:p>
          </table:table-cell>
          <table:table-cell table:formula="of:=[.C77]+[.Q77]+[.AE77]" office:value-type="float" office:value="2427.09" calcext:value-type="float">
            <text:p>2427.09</text:p>
          </table:table-cell>
          <table:table-cell table:formula="of:=[.D77]+[.R77]+[.AF77]" office:value-type="float" office:value="0" calcext:value-type="float">
            <text:p>0</text:p>
          </table:table-cell>
          <table:table-cell table:formula="of:=[.E77]+[.S77]+[.AG77]" office:value-type="float" office:value="566.996" calcext:value-type="float">
            <text:p>566.996</text:p>
          </table:table-cell>
          <table:table-cell table:formula="of:=[.F77]+[.T77]+[.AH77]" office:value-type="float" office:value="2611.41" calcext:value-type="float">
            <text:p>2611.41</text:p>
          </table:table-cell>
          <table:table-cell table:formula="of:=[.G77]+[.U77]+[.AI77]" office:value-type="float" office:value="5.9" calcext:value-type="float">
            <text:p>5.9</text:p>
          </table:table-cell>
          <table:table-cell table:formula="of:=[.H77]+[.V77]+[.AJ77]" office:value-type="float" office:value="578.531" calcext:value-type="float">
            <text:p>578.531</text:p>
          </table:table-cell>
          <table:table-cell table:formula="of:=[.I77]+[.W77]+[.AK77]" office:value-type="float" office:value="2638.41" calcext:value-type="float">
            <text:p>2638.41</text:p>
          </table:table-cell>
          <table:table-cell table:formula="of:=AVERAGE([.AQ77];[.AT77];[.AW77])" office:value-type="float" office:value="2.63333333333333" calcext:value-type="float">
            <text:p>2.63333333333333</text:p>
          </table:table-cell>
          <table:table-cell table:formula="of:=AVERAGE([.AR77];[.AU77];[.AX77])" office:value-type="float" office:value="536.201666666667" calcext:value-type="float">
            <text:p>536.201666666667</text:p>
          </table:table-cell>
          <table:table-cell table:formula="of:=AVERAGE([.AS77];[.AV77];[.AY77])" office:value-type="float" office:value="2558.97" calcext:value-type="float">
            <text:p>2558.97</text:p>
          </table:table-cell>
          <table:table-cell table:number-columns-repeated="2"/>
          <table:table-cell table:formula="of:=[.CG77]-[.BS77]" office:value-type="float" office:value="0" calcext:value-type="float">
            <text:p>0</text:p>
          </table:table-cell>
          <table:table-cell table:formula="of:=[.CH77]-[.BT77]" office:value-type="float" office:value="47.746" calcext:value-type="float">
            <text:p>47.746</text:p>
          </table:table-cell>
          <table:table-cell table:formula="of:=[.CI77]-[.BU77]" office:value-type="float" office:value="183.632" calcext:value-type="float">
            <text:p>183.632</text:p>
          </table:table-cell>
          <table:table-cell table:formula="of:=[.CJ77]-[.BV77]" office:value-type="float" office:value="0" calcext:value-type="float">
            <text:p>0</text:p>
          </table:table-cell>
          <table:table-cell table:formula="of:=[.CK77]-[.BW77]" office:value-type="float" office:value="47.242" calcext:value-type="float">
            <text:p>47.242</text:p>
          </table:table-cell>
          <table:table-cell table:formula="of:=[.CL77]-[.BX77]" office:value-type="float" office:value="183.632" calcext:value-type="float">
            <text:p>183.632</text:p>
          </table:table-cell>
          <table:table-cell table:formula="of:=[.CM77]-[.BY77]" office:value-type="float" office:value="0" calcext:value-type="float">
            <text:p>0</text:p>
          </table:table-cell>
          <table:table-cell table:formula="of:=[.CN77]-[.BZ77]" office:value-type="float" office:value="46.625" calcext:value-type="float">
            <text:p>46.625</text:p>
          </table:table-cell>
          <table:table-cell table:formula="of:=[.CO77]-[.CA77]" office:value-type="float" office:value="183.632" calcext:value-type="float">
            <text:p>183.632</text:p>
          </table:table-cell>
          <table:table-cell table:formula="of:=AVERAGE([.BE77];[.BH77];[.BK77])" office:value-type="float" office:value="0" calcext:value-type="float">
            <text:p>0</text:p>
          </table:table-cell>
          <table:table-cell table:formula="of:=AVERAGE([.BF77];[.BI77];[.BL77])" office:value-type="float" office:value="47.2043333333333" calcext:value-type="float">
            <text:p>47.2043333333333</text:p>
          </table:table-cell>
          <table:table-cell table:formula="of:=AVERAGE([.BG77];[.BJ77];[.BM77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4" calcext:value-type="float">
            <text:p>67.84</text:p>
          </table:table-cell>
          <table:table-cell office:value-type="float" office:value="1283.723" calcext:value-type="float">
            <text:p>1283.723</text:p>
          </table:table-cell>
          <table:table-cell table:formula="of:=AVERAGE([.BS77];[.BV77];[.BY77])" office:value-type="float" office:value="0" calcext:value-type="float">
            <text:p>0</text:p>
          </table:table-cell>
          <table:table-cell table:formula="of:=AVERAGE([.BT77];[.BW77];[.BZ77])" office:value-type="float" office:value="67.474" calcext:value-type="float">
            <text:p>67.474</text:p>
          </table:table-cell>
          <table:table-cell table:formula="of:=AVERAGE([.BU77];[.BX77];[.CA77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0" calcext:value-type="float">
            <text:p>0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77];[.CJ77];[.CM77])" office:value-type="float" office:value="0" calcext:value-type="float">
            <text:p>0</text:p>
          </table:table-cell>
          <table:table-cell table:formula="of:=AVERAGE([.CH77];[.CK77];[.CN77])" office:value-type="float" office:value="114.678333333333" calcext:value-type="float">
            <text:p>114.678333333333</text:p>
          </table:table-cell>
          <table:table-cell table:formula="of:=AVERAGE([.CI77];[.CL77];[.CO77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4.766" calcext:value-type="float">
            <text:p>214.766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0" calcext:value-type="float">
            <text:p>0</text:p>
          </table:table-cell>
          <table:table-cell office:value-type="float" office:value="315.051" calcext:value-type="float">
            <text:p>315.051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0" calcext:value-type="float">
            <text:p>0</text:p>
          </table:table-cell>
          <table:table-cell office:value-type="float" office:value="326.523" calcext:value-type="float">
            <text:p>326.523</text:p>
          </table:table-cell>
          <table:table-cell office:value-type="float" office:value="579.523" calcext:value-type="float">
            <text:p>579.523</text:p>
          </table:table-cell>
          <table:table-cell table:formula="of:=AVERAGE([.A78];[.D78];[.G78])" office:value-type="float" office:value="0" calcext:value-type="float">
            <text:p>0</text:p>
          </table:table-cell>
          <table:table-cell table:formula="of:=AVERAGE([.B78];[.E78];[.H78])" office:value-type="float" office:value="285.446666666667" calcext:value-type="float">
            <text:p>285.446666666667</text:p>
          </table:table-cell>
          <table:table-cell table:formula="of:=AVERAGE([.C78];[.F78];[.I78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78];[.R78];[.U78])" office:value-type="float" office:value="0" calcext:value-type="float">
            <text:p>0</text:p>
          </table:table-cell>
          <table:table-cell table:formula="of:=AVERAGE([.P78];[.S78];[.V78])" office:value-type="float" office:value="33.517" calcext:value-type="float">
            <text:p>33.517</text:p>
          </table:table-cell>
          <table:table-cell table:formula="of:=AVERAGE([.Q78];[.T78];[.W78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78];[.AF78];[.AI78])" office:value-type="float" office:value="0" calcext:value-type="float">
            <text:p>0</text:p>
          </table:table-cell>
          <table:table-cell table:formula="of:=AVERAGE([.AD78];[.AG78];[.AJ78])" office:value-type="float" office:value="217.238" calcext:value-type="float">
            <text:p>217.238</text:p>
          </table:table-cell>
          <table:table-cell table:formula="of:=AVERAGE([.AE78];[.AH78];[.AK78])" office:value-type="float" office:value="1973.547" calcext:value-type="float">
            <text:p>1973.547</text:p>
          </table:table-cell>
          <table:table-cell table:number-columns-repeated="2"/>
          <table:table-cell table:formula="of:=[.A78]+[.O78]+[.AC78]" office:value-type="float" office:value="0" calcext:value-type="float">
            <text:p>0</text:p>
          </table:table-cell>
          <table:table-cell table:formula="of:=[.B78]+[.P78]+[.AD78]" office:value-type="float" office:value="463.078" calcext:value-type="float">
            <text:p>463.078</text:p>
          </table:table-cell>
          <table:table-cell table:formula="of:=[.C78]+[.Q78]+[.AE78]" office:value-type="float" office:value="2427.09" calcext:value-type="float">
            <text:p>2427.09</text:p>
          </table:table-cell>
          <table:table-cell table:formula="of:=[.D78]+[.R78]+[.AF78]" office:value-type="float" office:value="0" calcext:value-type="float">
            <text:p>0</text:p>
          </table:table-cell>
          <table:table-cell table:formula="of:=[.E78]+[.S78]+[.AG78]" office:value-type="float" office:value="566.996" calcext:value-type="float">
            <text:p>566.996</text:p>
          </table:table-cell>
          <table:table-cell table:formula="of:=[.F78]+[.T78]+[.AH78]" office:value-type="float" office:value="2611.41" calcext:value-type="float">
            <text:p>2611.41</text:p>
          </table:table-cell>
          <table:table-cell table:formula="of:=[.G78]+[.U78]+[.AI78]" office:value-type="float" office:value="0" calcext:value-type="float">
            <text:p>0</text:p>
          </table:table-cell>
          <table:table-cell table:formula="of:=[.H78]+[.V78]+[.AJ78]" office:value-type="float" office:value="578.531" calcext:value-type="float">
            <text:p>578.531</text:p>
          </table:table-cell>
          <table:table-cell table:formula="of:=[.I78]+[.W78]+[.AK78]" office:value-type="float" office:value="2638.41" calcext:value-type="float">
            <text:p>2638.41</text:p>
          </table:table-cell>
          <table:table-cell table:formula="of:=AVERAGE([.AQ78];[.AT78];[.AW78])" office:value-type="float" office:value="0" calcext:value-type="float">
            <text:p>0</text:p>
          </table:table-cell>
          <table:table-cell table:formula="of:=AVERAGE([.AR78];[.AU78];[.AX78])" office:value-type="float" office:value="536.201666666667" calcext:value-type="float">
            <text:p>536.201666666667</text:p>
          </table:table-cell>
          <table:table-cell table:formula="of:=AVERAGE([.AS78];[.AV78];[.AY78])" office:value-type="float" office:value="2558.97" calcext:value-type="float">
            <text:p>2558.97</text:p>
          </table:table-cell>
          <table:table-cell table:number-columns-repeated="2"/>
          <table:table-cell table:formula="of:=[.CG78]-[.BS78]" office:value-type="float" office:value="1" calcext:value-type="float">
            <text:p>1</text:p>
          </table:table-cell>
          <table:table-cell table:formula="of:=[.CH78]-[.BT78]" office:value-type="float" office:value="47.746" calcext:value-type="float">
            <text:p>47.746</text:p>
          </table:table-cell>
          <table:table-cell table:formula="of:=[.CI78]-[.BU78]" office:value-type="float" office:value="183.632" calcext:value-type="float">
            <text:p>183.632</text:p>
          </table:table-cell>
          <table:table-cell table:formula="of:=[.CJ78]-[.BV78]" office:value-type="float" office:value="0" calcext:value-type="float">
            <text:p>0</text:p>
          </table:table-cell>
          <table:table-cell table:formula="of:=[.CK78]-[.BW78]" office:value-type="float" office:value="47.242" calcext:value-type="float">
            <text:p>47.242</text:p>
          </table:table-cell>
          <table:table-cell table:formula="of:=[.CL78]-[.BX78]" office:value-type="float" office:value="183.632" calcext:value-type="float">
            <text:p>183.632</text:p>
          </table:table-cell>
          <table:table-cell table:formula="of:=[.CM78]-[.BY78]" office:value-type="float" office:value="0" calcext:value-type="float">
            <text:p>0</text:p>
          </table:table-cell>
          <table:table-cell table:formula="of:=[.CN78]-[.BZ78]" office:value-type="float" office:value="46.625" calcext:value-type="float">
            <text:p>46.625</text:p>
          </table:table-cell>
          <table:table-cell table:formula="of:=[.CO78]-[.CA78]" office:value-type="float" office:value="183.632" calcext:value-type="float">
            <text:p>183.632</text:p>
          </table:table-cell>
          <table:table-cell table:formula="of:=AVERAGE([.BE78];[.BH78];[.BK78])" office:value-type="float" office:value="0.333333333333333" calcext:value-type="float">
            <text:p>0.333333333333333</text:p>
          </table:table-cell>
          <table:table-cell table:formula="of:=AVERAGE([.BF78];[.BI78];[.BL78])" office:value-type="float" office:value="47.2043333333333" calcext:value-type="float">
            <text:p>47.2043333333333</text:p>
          </table:table-cell>
          <table:table-cell table:formula="of:=AVERAGE([.BG78];[.BJ78];[.BM78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4" calcext:value-type="float">
            <text:p>67.84</text:p>
          </table:table-cell>
          <table:table-cell office:value-type="float" office:value="1283.723" calcext:value-type="float">
            <text:p>1283.723</text:p>
          </table:table-cell>
          <table:table-cell table:formula="of:=AVERAGE([.BS78];[.BV78];[.BY78])" office:value-type="float" office:value="0" calcext:value-type="float">
            <text:p>0</text:p>
          </table:table-cell>
          <table:table-cell table:formula="of:=AVERAGE([.BT78];[.BW78];[.BZ78])" office:value-type="float" office:value="67.474" calcext:value-type="float">
            <text:p>67.474</text:p>
          </table:table-cell>
          <table:table-cell table:formula="of:=AVERAGE([.BU78];[.BX78];[.CA78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0" calcext:value-type="float">
            <text:p>0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78];[.CJ78];[.CM78])" office:value-type="float" office:value="0.333333333333333" calcext:value-type="float">
            <text:p>0.333333333333333</text:p>
          </table:table-cell>
          <table:table-cell table:formula="of:=AVERAGE([.CH78];[.CK78];[.CN78])" office:value-type="float" office:value="114.678333333333" calcext:value-type="float">
            <text:p>114.678333333333</text:p>
          </table:table-cell>
          <table:table-cell table:formula="of:=AVERAGE([.CI78];[.CL78];[.CO78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4.766" calcext:value-type="float">
            <text:p>214.766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0" calcext:value-type="float">
            <text:p>0</text:p>
          </table:table-cell>
          <table:table-cell office:value-type="float" office:value="315.051" calcext:value-type="float">
            <text:p>315.051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0" calcext:value-type="float">
            <text:p>0</text:p>
          </table:table-cell>
          <table:table-cell office:value-type="float" office:value="326.523" calcext:value-type="float">
            <text:p>326.523</text:p>
          </table:table-cell>
          <table:table-cell office:value-type="float" office:value="579.523" calcext:value-type="float">
            <text:p>579.523</text:p>
          </table:table-cell>
          <table:table-cell table:formula="of:=AVERAGE([.A79];[.D79];[.G79])" office:value-type="float" office:value="0" calcext:value-type="float">
            <text:p>0</text:p>
          </table:table-cell>
          <table:table-cell table:formula="of:=AVERAGE([.B79];[.E79];[.H79])" office:value-type="float" office:value="285.446666666667" calcext:value-type="float">
            <text:p>285.446666666667</text:p>
          </table:table-cell>
          <table:table-cell table:formula="of:=AVERAGE([.C79];[.F79];[.I79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79];[.R79];[.U79])" office:value-type="float" office:value="0" calcext:value-type="float">
            <text:p>0</text:p>
          </table:table-cell>
          <table:table-cell table:formula="of:=AVERAGE([.P79];[.S79];[.V79])" office:value-type="float" office:value="33.517" calcext:value-type="float">
            <text:p>33.517</text:p>
          </table:table-cell>
          <table:table-cell table:formula="of:=AVERAGE([.Q79];[.T79];[.W79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79];[.AF79];[.AI79])" office:value-type="float" office:value="0" calcext:value-type="float">
            <text:p>0</text:p>
          </table:table-cell>
          <table:table-cell table:formula="of:=AVERAGE([.AD79];[.AG79];[.AJ79])" office:value-type="float" office:value="217.238" calcext:value-type="float">
            <text:p>217.238</text:p>
          </table:table-cell>
          <table:table-cell table:formula="of:=AVERAGE([.AE79];[.AH79];[.AK79])" office:value-type="float" office:value="1973.547" calcext:value-type="float">
            <text:p>1973.547</text:p>
          </table:table-cell>
          <table:table-cell table:number-columns-repeated="2"/>
          <table:table-cell table:formula="of:=[.A79]+[.O79]+[.AC79]" office:value-type="float" office:value="0" calcext:value-type="float">
            <text:p>0</text:p>
          </table:table-cell>
          <table:table-cell table:formula="of:=[.B79]+[.P79]+[.AD79]" office:value-type="float" office:value="463.078" calcext:value-type="float">
            <text:p>463.078</text:p>
          </table:table-cell>
          <table:table-cell table:formula="of:=[.C79]+[.Q79]+[.AE79]" office:value-type="float" office:value="2427.09" calcext:value-type="float">
            <text:p>2427.09</text:p>
          </table:table-cell>
          <table:table-cell table:formula="of:=[.D79]+[.R79]+[.AF79]" office:value-type="float" office:value="0" calcext:value-type="float">
            <text:p>0</text:p>
          </table:table-cell>
          <table:table-cell table:formula="of:=[.E79]+[.S79]+[.AG79]" office:value-type="float" office:value="566.996" calcext:value-type="float">
            <text:p>566.996</text:p>
          </table:table-cell>
          <table:table-cell table:formula="of:=[.F79]+[.T79]+[.AH79]" office:value-type="float" office:value="2611.41" calcext:value-type="float">
            <text:p>2611.41</text:p>
          </table:table-cell>
          <table:table-cell table:formula="of:=[.G79]+[.U79]+[.AI79]" office:value-type="float" office:value="0" calcext:value-type="float">
            <text:p>0</text:p>
          </table:table-cell>
          <table:table-cell table:formula="of:=[.H79]+[.V79]+[.AJ79]" office:value-type="float" office:value="578.531" calcext:value-type="float">
            <text:p>578.531</text:p>
          </table:table-cell>
          <table:table-cell table:formula="of:=[.I79]+[.W79]+[.AK79]" office:value-type="float" office:value="2638.41" calcext:value-type="float">
            <text:p>2638.41</text:p>
          </table:table-cell>
          <table:table-cell table:formula="of:=AVERAGE([.AQ79];[.AT79];[.AW79])" office:value-type="float" office:value="0" calcext:value-type="float">
            <text:p>0</text:p>
          </table:table-cell>
          <table:table-cell table:formula="of:=AVERAGE([.AR79];[.AU79];[.AX79])" office:value-type="float" office:value="536.201666666667" calcext:value-type="float">
            <text:p>536.201666666667</text:p>
          </table:table-cell>
          <table:table-cell table:formula="of:=AVERAGE([.AS79];[.AV79];[.AY79])" office:value-type="float" office:value="2558.97" calcext:value-type="float">
            <text:p>2558.97</text:p>
          </table:table-cell>
          <table:table-cell table:number-columns-repeated="2"/>
          <table:table-cell table:formula="of:=[.CG79]-[.BS79]" office:value-type="float" office:value="0" calcext:value-type="float">
            <text:p>0</text:p>
          </table:table-cell>
          <table:table-cell table:formula="of:=[.CH79]-[.BT79]" office:value-type="float" office:value="47.746" calcext:value-type="float">
            <text:p>47.746</text:p>
          </table:table-cell>
          <table:table-cell table:formula="of:=[.CI79]-[.BU79]" office:value-type="float" office:value="183.632" calcext:value-type="float">
            <text:p>183.632</text:p>
          </table:table-cell>
          <table:table-cell table:formula="of:=[.CJ79]-[.BV79]" office:value-type="float" office:value="0" calcext:value-type="float">
            <text:p>0</text:p>
          </table:table-cell>
          <table:table-cell table:formula="of:=[.CK79]-[.BW79]" office:value-type="float" office:value="47.242" calcext:value-type="float">
            <text:p>47.242</text:p>
          </table:table-cell>
          <table:table-cell table:formula="of:=[.CL79]-[.BX79]" office:value-type="float" office:value="183.632" calcext:value-type="float">
            <text:p>183.632</text:p>
          </table:table-cell>
          <table:table-cell table:formula="of:=[.CM79]-[.BY79]" office:value-type="float" office:value="0" calcext:value-type="float">
            <text:p>0</text:p>
          </table:table-cell>
          <table:table-cell table:formula="of:=[.CN79]-[.BZ79]" office:value-type="float" office:value="46.625" calcext:value-type="float">
            <text:p>46.625</text:p>
          </table:table-cell>
          <table:table-cell table:formula="of:=[.CO79]-[.CA79]" office:value-type="float" office:value="183.632" calcext:value-type="float">
            <text:p>183.632</text:p>
          </table:table-cell>
          <table:table-cell table:formula="of:=AVERAGE([.BE79];[.BH79];[.BK79])" office:value-type="float" office:value="0" calcext:value-type="float">
            <text:p>0</text:p>
          </table:table-cell>
          <table:table-cell table:formula="of:=AVERAGE([.BF79];[.BI79];[.BL79])" office:value-type="float" office:value="47.2043333333333" calcext:value-type="float">
            <text:p>47.2043333333333</text:p>
          </table:table-cell>
          <table:table-cell table:formula="of:=AVERAGE([.BG79];[.BJ79];[.BM79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4" calcext:value-type="float">
            <text:p>67.84</text:p>
          </table:table-cell>
          <table:table-cell office:value-type="float" office:value="1283.723" calcext:value-type="float">
            <text:p>1283.723</text:p>
          </table:table-cell>
          <table:table-cell table:formula="of:=AVERAGE([.BS79];[.BV79];[.BY79])" office:value-type="float" office:value="0" calcext:value-type="float">
            <text:p>0</text:p>
          </table:table-cell>
          <table:table-cell table:formula="of:=AVERAGE([.BT79];[.BW79];[.BZ79])" office:value-type="float" office:value="67.474" calcext:value-type="float">
            <text:p>67.474</text:p>
          </table:table-cell>
          <table:table-cell table:formula="of:=AVERAGE([.BU79];[.BX79];[.CA79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0" calcext:value-type="float">
            <text:p>0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79];[.CJ79];[.CM79])" office:value-type="float" office:value="0" calcext:value-type="float">
            <text:p>0</text:p>
          </table:table-cell>
          <table:table-cell table:formula="of:=AVERAGE([.CH79];[.CK79];[.CN79])" office:value-type="float" office:value="114.678333333333" calcext:value-type="float">
            <text:p>114.678333333333</text:p>
          </table:table-cell>
          <table:table-cell table:formula="of:=AVERAGE([.CI79];[.CL79];[.CO79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4.766" calcext:value-type="float">
            <text:p>214.766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0" calcext:value-type="float">
            <text:p>0</text:p>
          </table:table-cell>
          <table:table-cell office:value-type="float" office:value="315.051" calcext:value-type="float">
            <text:p>315.051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0" calcext:value-type="float">
            <text:p>0</text:p>
          </table:table-cell>
          <table:table-cell office:value-type="float" office:value="326.523" calcext:value-type="float">
            <text:p>326.523</text:p>
          </table:table-cell>
          <table:table-cell office:value-type="float" office:value="579.523" calcext:value-type="float">
            <text:p>579.523</text:p>
          </table:table-cell>
          <table:table-cell table:formula="of:=AVERAGE([.A80];[.D80];[.G80])" office:value-type="float" office:value="0" calcext:value-type="float">
            <text:p>0</text:p>
          </table:table-cell>
          <table:table-cell table:formula="of:=AVERAGE([.B80];[.E80];[.H80])" office:value-type="float" office:value="285.446666666667" calcext:value-type="float">
            <text:p>285.446666666667</text:p>
          </table:table-cell>
          <table:table-cell table:formula="of:=AVERAGE([.C80];[.F80];[.I80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80];[.R80];[.U80])" office:value-type="float" office:value="0" calcext:value-type="float">
            <text:p>0</text:p>
          </table:table-cell>
          <table:table-cell table:formula="of:=AVERAGE([.P80];[.S80];[.V80])" office:value-type="float" office:value="33.517" calcext:value-type="float">
            <text:p>33.517</text:p>
          </table:table-cell>
          <table:table-cell table:formula="of:=AVERAGE([.Q80];[.T80];[.W80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80];[.AF80];[.AI80])" office:value-type="float" office:value="0" calcext:value-type="float">
            <text:p>0</text:p>
          </table:table-cell>
          <table:table-cell table:formula="of:=AVERAGE([.AD80];[.AG80];[.AJ80])" office:value-type="float" office:value="217.238" calcext:value-type="float">
            <text:p>217.238</text:p>
          </table:table-cell>
          <table:table-cell table:formula="of:=AVERAGE([.AE80];[.AH80];[.AK80])" office:value-type="float" office:value="1973.547" calcext:value-type="float">
            <text:p>1973.547</text:p>
          </table:table-cell>
          <table:table-cell table:number-columns-repeated="2"/>
          <table:table-cell table:formula="of:=[.A80]+[.O80]+[.AC80]" office:value-type="float" office:value="0" calcext:value-type="float">
            <text:p>0</text:p>
          </table:table-cell>
          <table:table-cell table:formula="of:=[.B80]+[.P80]+[.AD80]" office:value-type="float" office:value="463.078" calcext:value-type="float">
            <text:p>463.078</text:p>
          </table:table-cell>
          <table:table-cell table:formula="of:=[.C80]+[.Q80]+[.AE80]" office:value-type="float" office:value="2427.09" calcext:value-type="float">
            <text:p>2427.09</text:p>
          </table:table-cell>
          <table:table-cell table:formula="of:=[.D80]+[.R80]+[.AF80]" office:value-type="float" office:value="0" calcext:value-type="float">
            <text:p>0</text:p>
          </table:table-cell>
          <table:table-cell table:formula="of:=[.E80]+[.S80]+[.AG80]" office:value-type="float" office:value="566.996" calcext:value-type="float">
            <text:p>566.996</text:p>
          </table:table-cell>
          <table:table-cell table:formula="of:=[.F80]+[.T80]+[.AH80]" office:value-type="float" office:value="2611.41" calcext:value-type="float">
            <text:p>2611.41</text:p>
          </table:table-cell>
          <table:table-cell table:formula="of:=[.G80]+[.U80]+[.AI80]" office:value-type="float" office:value="0" calcext:value-type="float">
            <text:p>0</text:p>
          </table:table-cell>
          <table:table-cell table:formula="of:=[.H80]+[.V80]+[.AJ80]" office:value-type="float" office:value="578.531" calcext:value-type="float">
            <text:p>578.531</text:p>
          </table:table-cell>
          <table:table-cell table:formula="of:=[.I80]+[.W80]+[.AK80]" office:value-type="float" office:value="2638.41" calcext:value-type="float">
            <text:p>2638.41</text:p>
          </table:table-cell>
          <table:table-cell table:formula="of:=AVERAGE([.AQ80];[.AT80];[.AW80])" office:value-type="float" office:value="0" calcext:value-type="float">
            <text:p>0</text:p>
          </table:table-cell>
          <table:table-cell table:formula="of:=AVERAGE([.AR80];[.AU80];[.AX80])" office:value-type="float" office:value="536.201666666667" calcext:value-type="float">
            <text:p>536.201666666667</text:p>
          </table:table-cell>
          <table:table-cell table:formula="of:=AVERAGE([.AS80];[.AV80];[.AY80])" office:value-type="float" office:value="2558.97" calcext:value-type="float">
            <text:p>2558.97</text:p>
          </table:table-cell>
          <table:table-cell table:number-columns-repeated="2"/>
          <table:table-cell table:formula="of:=[.CG80]-[.BS80]" office:value-type="float" office:value="0" calcext:value-type="float">
            <text:p>0</text:p>
          </table:table-cell>
          <table:table-cell table:formula="of:=[.CH80]-[.BT80]" office:value-type="float" office:value="47.746" calcext:value-type="float">
            <text:p>47.746</text:p>
          </table:table-cell>
          <table:table-cell table:formula="of:=[.CI80]-[.BU80]" office:value-type="float" office:value="183.632" calcext:value-type="float">
            <text:p>183.632</text:p>
          </table:table-cell>
          <table:table-cell table:formula="of:=[.CJ80]-[.BV80]" office:value-type="float" office:value="0" calcext:value-type="float">
            <text:p>0</text:p>
          </table:table-cell>
          <table:table-cell table:formula="of:=[.CK80]-[.BW80]" office:value-type="float" office:value="78.215" calcext:value-type="float">
            <text:p>78.215</text:p>
          </table:table-cell>
          <table:table-cell table:formula="of:=[.CL80]-[.BX80]" office:value-type="float" office:value="829.23" calcext:value-type="float">
            <text:p>829.23</text:p>
          </table:table-cell>
          <table:table-cell table:formula="of:=[.CM80]-[.BY80]" office:value-type="float" office:value="0" calcext:value-type="float">
            <text:p>0</text:p>
          </table:table-cell>
          <table:table-cell table:formula="of:=[.CN80]-[.BZ80]" office:value-type="float" office:value="46.625" calcext:value-type="float">
            <text:p>46.625</text:p>
          </table:table-cell>
          <table:table-cell table:formula="of:=[.CO80]-[.CA80]" office:value-type="float" office:value="183.632" calcext:value-type="float">
            <text:p>183.632</text:p>
          </table:table-cell>
          <table:table-cell table:formula="of:=AVERAGE([.BE80];[.BH80];[.BK80])" office:value-type="float" office:value="0" calcext:value-type="float">
            <text:p>0</text:p>
          </table:table-cell>
          <table:table-cell table:formula="of:=AVERAGE([.BF80];[.BI80];[.BL80])" office:value-type="float" office:value="57.5286666666667" calcext:value-type="float">
            <text:p>57.5286666666667</text:p>
          </table:table-cell>
          <table:table-cell table:formula="of:=AVERAGE([.BG80];[.BJ80];[.BM80])" office:value-type="float" office:value="398.831333333333" calcext:value-type="float">
            <text:p>398.831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4" calcext:value-type="float">
            <text:p>67.84</text:p>
          </table:table-cell>
          <table:table-cell office:value-type="float" office:value="1283.723" calcext:value-type="float">
            <text:p>1283.723</text:p>
          </table:table-cell>
          <table:table-cell table:formula="of:=AVERAGE([.BS80];[.BV80];[.BY80])" office:value-type="float" office:value="0" calcext:value-type="float">
            <text:p>0</text:p>
          </table:table-cell>
          <table:table-cell table:formula="of:=AVERAGE([.BT80];[.BW80];[.BZ80])" office:value-type="float" office:value="67.474" calcext:value-type="float">
            <text:p>67.474</text:p>
          </table:table-cell>
          <table:table-cell table:formula="of:=AVERAGE([.BU80];[.BX80];[.CA80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0" calcext:value-type="float">
            <text:p>0</text:p>
          </table:table-cell>
          <table:table-cell office:value-type="float" office:value="145.414" calcext:value-type="float">
            <text:p>145.414</text:p>
          </table:table-cell>
          <table:table-cell office:value-type="float" office:value="2112.953" calcext:value-type="float">
            <text:p>2112.953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80];[.CJ80];[.CM80])" office:value-type="float" office:value="0" calcext:value-type="float">
            <text:p>0</text:p>
          </table:table-cell>
          <table:table-cell table:formula="of:=AVERAGE([.CH80];[.CK80];[.CN80])" office:value-type="float" office:value="125.002666666667" calcext:value-type="float">
            <text:p>125.002666666667</text:p>
          </table:table-cell>
          <table:table-cell table:formula="of:=AVERAGE([.CI80];[.CL80];[.CO80])" office:value-type="float" office:value="1682.55433333333" calcext:value-type="float">
            <text:p>1682.554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4.766" calcext:value-type="float">
            <text:p>214.766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0" calcext:value-type="float">
            <text:p>0</text:p>
          </table:table-cell>
          <table:table-cell office:value-type="float" office:value="315.051" calcext:value-type="float">
            <text:p>315.051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0" calcext:value-type="float">
            <text:p>0</text:p>
          </table:table-cell>
          <table:table-cell office:value-type="float" office:value="326.523" calcext:value-type="float">
            <text:p>326.523</text:p>
          </table:table-cell>
          <table:table-cell office:value-type="float" office:value="579.523" calcext:value-type="float">
            <text:p>579.523</text:p>
          </table:table-cell>
          <table:table-cell table:formula="of:=AVERAGE([.A81];[.D81];[.G81])" office:value-type="float" office:value="0" calcext:value-type="float">
            <text:p>0</text:p>
          </table:table-cell>
          <table:table-cell table:formula="of:=AVERAGE([.B81];[.E81];[.H81])" office:value-type="float" office:value="285.446666666667" calcext:value-type="float">
            <text:p>285.446666666667</text:p>
          </table:table-cell>
          <table:table-cell table:formula="of:=AVERAGE([.C81];[.F81];[.I81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81];[.R81];[.U81])" office:value-type="float" office:value="0" calcext:value-type="float">
            <text:p>0</text:p>
          </table:table-cell>
          <table:table-cell table:formula="of:=AVERAGE([.P81];[.S81];[.V81])" office:value-type="float" office:value="33.517" calcext:value-type="float">
            <text:p>33.517</text:p>
          </table:table-cell>
          <table:table-cell table:formula="of:=AVERAGE([.Q81];[.T81];[.W81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3" calcext:value-type="float">
            <text:p>3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81];[.AF81];[.AI81])" office:value-type="float" office:value="1" calcext:value-type="float">
            <text:p>1</text:p>
          </table:table-cell>
          <table:table-cell table:formula="of:=AVERAGE([.AD81];[.AG81];[.AJ81])" office:value-type="float" office:value="217.904666666667" calcext:value-type="float">
            <text:p>217.904666666667</text:p>
          </table:table-cell>
          <table:table-cell table:formula="of:=AVERAGE([.AE81];[.AH81];[.AK81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81]+[.O81]+[.AC81]" office:value-type="float" office:value="0" calcext:value-type="float">
            <text:p>0</text:p>
          </table:table-cell>
          <table:table-cell table:formula="of:=[.B81]+[.P81]+[.AD81]" office:value-type="float" office:value="463.078" calcext:value-type="float">
            <text:p>463.078</text:p>
          </table:table-cell>
          <table:table-cell table:formula="of:=[.C81]+[.Q81]+[.AE81]" office:value-type="float" office:value="2427.09" calcext:value-type="float">
            <text:p>2427.09</text:p>
          </table:table-cell>
          <table:table-cell table:formula="of:=[.D81]+[.R81]+[.AF81]" office:value-type="float" office:value="3" calcext:value-type="float">
            <text:p>3</text:p>
          </table:table-cell>
          <table:table-cell table:formula="of:=[.E81]+[.S81]+[.AG81]" office:value-type="float" office:value="568.996" calcext:value-type="float">
            <text:p>568.996</text:p>
          </table:table-cell>
          <table:table-cell table:formula="of:=[.F81]+[.T81]+[.AH81]" office:value-type="float" office:value="2613.41" calcext:value-type="float">
            <text:p>2613.41</text:p>
          </table:table-cell>
          <table:table-cell table:formula="of:=[.G81]+[.U81]+[.AI81]" office:value-type="float" office:value="0" calcext:value-type="float">
            <text:p>0</text:p>
          </table:table-cell>
          <table:table-cell table:formula="of:=[.H81]+[.V81]+[.AJ81]" office:value-type="float" office:value="578.531" calcext:value-type="float">
            <text:p>578.531</text:p>
          </table:table-cell>
          <table:table-cell table:formula="of:=[.I81]+[.W81]+[.AK81]" office:value-type="float" office:value="2638.41" calcext:value-type="float">
            <text:p>2638.41</text:p>
          </table:table-cell>
          <table:table-cell table:formula="of:=AVERAGE([.AQ81];[.AT81];[.AW81])" office:value-type="float" office:value="1" calcext:value-type="float">
            <text:p>1</text:p>
          </table:table-cell>
          <table:table-cell table:formula="of:=AVERAGE([.AR81];[.AU81];[.AX81])" office:value-type="float" office:value="536.868333333333" calcext:value-type="float">
            <text:p>536.868333333333</text:p>
          </table:table-cell>
          <table:table-cell table:formula="of:=AVERAGE([.AS81];[.AV81];[.AY81])" office:value-type="float" office:value="2559.63666666667" calcext:value-type="float">
            <text:p>2559.63666666667</text:p>
          </table:table-cell>
          <table:table-cell table:number-columns-repeated="2"/>
          <table:table-cell table:formula="of:=[.CG81]-[.BS81]" office:value-type="float" office:value="0" calcext:value-type="float">
            <text:p>0</text:p>
          </table:table-cell>
          <table:table-cell table:formula="of:=[.CH81]-[.BT81]" office:value-type="float" office:value="47.746" calcext:value-type="float">
            <text:p>47.746</text:p>
          </table:table-cell>
          <table:table-cell table:formula="of:=[.CI81]-[.BU81]" office:value-type="float" office:value="183.632" calcext:value-type="float">
            <text:p>183.632</text:p>
          </table:table-cell>
          <table:table-cell table:formula="of:=[.CJ81]-[.BV81]" office:value-type="float" office:value="0" calcext:value-type="float">
            <text:p>0</text:p>
          </table:table-cell>
          <table:table-cell table:formula="of:=[.CK81]-[.BW81]" office:value-type="float" office:value="47.242" calcext:value-type="float">
            <text:p>47.242</text:p>
          </table:table-cell>
          <table:table-cell table:formula="of:=[.CL81]-[.BX81]" office:value-type="float" office:value="183.632" calcext:value-type="float">
            <text:p>183.632</text:p>
          </table:table-cell>
          <table:table-cell table:formula="of:=[.CM81]-[.BY81]" office:value-type="float" office:value="0" calcext:value-type="float">
            <text:p>0</text:p>
          </table:table-cell>
          <table:table-cell table:formula="of:=[.CN81]-[.BZ81]" office:value-type="float" office:value="46.625" calcext:value-type="float">
            <text:p>46.625</text:p>
          </table:table-cell>
          <table:table-cell table:formula="of:=[.CO81]-[.CA81]" office:value-type="float" office:value="183.632" calcext:value-type="float">
            <text:p>183.632</text:p>
          </table:table-cell>
          <table:table-cell table:formula="of:=AVERAGE([.BE81];[.BH81];[.BK81])" office:value-type="float" office:value="0" calcext:value-type="float">
            <text:p>0</text:p>
          </table:table-cell>
          <table:table-cell table:formula="of:=AVERAGE([.BF81];[.BI81];[.BL81])" office:value-type="float" office:value="47.2043333333333" calcext:value-type="float">
            <text:p>47.2043333333333</text:p>
          </table:table-cell>
          <table:table-cell table:formula="of:=AVERAGE([.BG81];[.BJ81];[.BM81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4" calcext:value-type="float">
            <text:p>67.84</text:p>
          </table:table-cell>
          <table:table-cell office:value-type="float" office:value="1283.723" calcext:value-type="float">
            <text:p>1283.723</text:p>
          </table:table-cell>
          <table:table-cell table:formula="of:=AVERAGE([.BS81];[.BV81];[.BY81])" office:value-type="float" office:value="0" calcext:value-type="float">
            <text:p>0</text:p>
          </table:table-cell>
          <table:table-cell table:formula="of:=AVERAGE([.BT81];[.BW81];[.BZ81])" office:value-type="float" office:value="67.474" calcext:value-type="float">
            <text:p>67.474</text:p>
          </table:table-cell>
          <table:table-cell table:formula="of:=AVERAGE([.BU81];[.BX81];[.CA81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0" calcext:value-type="float">
            <text:p>0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81];[.CJ81];[.CM81])" office:value-type="float" office:value="0" calcext:value-type="float">
            <text:p>0</text:p>
          </table:table-cell>
          <table:table-cell table:formula="of:=AVERAGE([.CH81];[.CK81];[.CN81])" office:value-type="float" office:value="114.678333333333" calcext:value-type="float">
            <text:p>114.678333333333</text:p>
          </table:table-cell>
          <table:table-cell table:formula="of:=AVERAGE([.CI81];[.CL81];[.CO81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4.766" calcext:value-type="float">
            <text:p>214.766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0" calcext:value-type="float">
            <text:p>0</text:p>
          </table:table-cell>
          <table:table-cell office:value-type="float" office:value="315.051" calcext:value-type="float">
            <text:p>315.051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0" calcext:value-type="float">
            <text:p>0</text:p>
          </table:table-cell>
          <table:table-cell office:value-type="float" office:value="326.523" calcext:value-type="float">
            <text:p>326.523</text:p>
          </table:table-cell>
          <table:table-cell office:value-type="float" office:value="579.523" calcext:value-type="float">
            <text:p>579.523</text:p>
          </table:table-cell>
          <table:table-cell table:formula="of:=AVERAGE([.A82];[.D82];[.G82])" office:value-type="float" office:value="0" calcext:value-type="float">
            <text:p>0</text:p>
          </table:table-cell>
          <table:table-cell table:formula="of:=AVERAGE([.B82];[.E82];[.H82])" office:value-type="float" office:value="285.446666666667" calcext:value-type="float">
            <text:p>285.446666666667</text:p>
          </table:table-cell>
          <table:table-cell table:formula="of:=AVERAGE([.C82];[.F82];[.I82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82];[.R82];[.U82])" office:value-type="float" office:value="0" calcext:value-type="float">
            <text:p>0</text:p>
          </table:table-cell>
          <table:table-cell table:formula="of:=AVERAGE([.P82];[.S82];[.V82])" office:value-type="float" office:value="33.517" calcext:value-type="float">
            <text:p>33.517</text:p>
          </table:table-cell>
          <table:table-cell table:formula="of:=AVERAGE([.Q82];[.T82];[.W82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5.8" calcext:value-type="float">
            <text:p>5.8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82];[.AF82];[.AI82])" office:value-type="float" office:value="2.93333333333333" calcext:value-type="float">
            <text:p>2.93333333333333</text:p>
          </table:table-cell>
          <table:table-cell table:formula="of:=AVERAGE([.AD82];[.AG82];[.AJ82])" office:value-type="float" office:value="219.238" calcext:value-type="float">
            <text:p>219.238</text:p>
          </table:table-cell>
          <table:table-cell table:formula="of:=AVERAGE([.AE82];[.AH82];[.AK82])" office:value-type="float" office:value="1975.547" calcext:value-type="float">
            <text:p>1975.547</text:p>
          </table:table-cell>
          <table:table-cell table:number-columns-repeated="2"/>
          <table:table-cell table:formula="of:=[.A82]+[.O82]+[.AC82]" office:value-type="float" office:value="3" calcext:value-type="float">
            <text:p>3</text:p>
          </table:table-cell>
          <table:table-cell table:formula="of:=[.B82]+[.P82]+[.AD82]" office:value-type="float" office:value="465.078" calcext:value-type="float">
            <text:p>465.078</text:p>
          </table:table-cell>
          <table:table-cell table:formula="of:=[.C82]+[.Q82]+[.AE82]" office:value-type="float" office:value="2429.09" calcext:value-type="float">
            <text:p>2429.09</text:p>
          </table:table-cell>
          <table:table-cell table:formula="of:=[.D82]+[.R82]+[.AF82]" office:value-type="float" office:value="0" calcext:value-type="float">
            <text:p>0</text:p>
          </table:table-cell>
          <table:table-cell table:formula="of:=[.E82]+[.S82]+[.AG82]" office:value-type="float" office:value="568.996" calcext:value-type="float">
            <text:p>568.996</text:p>
          </table:table-cell>
          <table:table-cell table:formula="of:=[.F82]+[.T82]+[.AH82]" office:value-type="float" office:value="2613.41" calcext:value-type="float">
            <text:p>2613.41</text:p>
          </table:table-cell>
          <table:table-cell table:formula="of:=[.G82]+[.U82]+[.AI82]" office:value-type="float" office:value="5.8" calcext:value-type="float">
            <text:p>5.8</text:p>
          </table:table-cell>
          <table:table-cell table:formula="of:=[.H82]+[.V82]+[.AJ82]" office:value-type="float" office:value="580.531" calcext:value-type="float">
            <text:p>580.531</text:p>
          </table:table-cell>
          <table:table-cell table:formula="of:=[.I82]+[.W82]+[.AK82]" office:value-type="float" office:value="2640.41" calcext:value-type="float">
            <text:p>2640.41</text:p>
          </table:table-cell>
          <table:table-cell table:formula="of:=AVERAGE([.AQ82];[.AT82];[.AW82])" office:value-type="float" office:value="2.93333333333333" calcext:value-type="float">
            <text:p>2.93333333333333</text:p>
          </table:table-cell>
          <table:table-cell table:formula="of:=AVERAGE([.AR82];[.AU82];[.AX82])" office:value-type="float" office:value="538.201666666667" calcext:value-type="float">
            <text:p>538.201666666667</text:p>
          </table:table-cell>
          <table:table-cell table:formula="of:=AVERAGE([.AS82];[.AV82];[.AY82])" office:value-type="float" office:value="2560.97" calcext:value-type="float">
            <text:p>2560.97</text:p>
          </table:table-cell>
          <table:table-cell table:number-columns-repeated="2"/>
          <table:table-cell table:formula="of:=[.CG82]-[.BS82]" office:value-type="float" office:value="1" calcext:value-type="float">
            <text:p>1</text:p>
          </table:table-cell>
          <table:table-cell table:formula="of:=[.CH82]-[.BT82]" office:value-type="float" office:value="47.746" calcext:value-type="float">
            <text:p>47.746</text:p>
          </table:table-cell>
          <table:table-cell table:formula="of:=[.CI82]-[.BU82]" office:value-type="float" office:value="183.632" calcext:value-type="float">
            <text:p>183.632</text:p>
          </table:table-cell>
          <table:table-cell table:formula="of:=[.CJ82]-[.BV82]" office:value-type="float" office:value="0" calcext:value-type="float">
            <text:p>0</text:p>
          </table:table-cell>
          <table:table-cell table:formula="of:=[.CK82]-[.BW82]" office:value-type="float" office:value="47.242" calcext:value-type="float">
            <text:p>47.242</text:p>
          </table:table-cell>
          <table:table-cell table:formula="of:=[.CL82]-[.BX82]" office:value-type="float" office:value="183.632" calcext:value-type="float">
            <text:p>183.632</text:p>
          </table:table-cell>
          <table:table-cell table:formula="of:=[.CM82]-[.BY82]" office:value-type="float" office:value="1" calcext:value-type="float">
            <text:p>1</text:p>
          </table:table-cell>
          <table:table-cell table:formula="of:=[.CN82]-[.BZ82]" office:value-type="float" office:value="46.625" calcext:value-type="float">
            <text:p>46.625</text:p>
          </table:table-cell>
          <table:table-cell table:formula="of:=[.CO82]-[.CA82]" office:value-type="float" office:value="183.632" calcext:value-type="float">
            <text:p>183.632</text:p>
          </table:table-cell>
          <table:table-cell table:formula="of:=AVERAGE([.BE82];[.BH82];[.BK82])" office:value-type="float" office:value="0.666666666666667" calcext:value-type="float">
            <text:p>0.666666666666667</text:p>
          </table:table-cell>
          <table:table-cell table:formula="of:=AVERAGE([.BF82];[.BI82];[.BL82])" office:value-type="float" office:value="47.2043333333333" calcext:value-type="float">
            <text:p>47.2043333333333</text:p>
          </table:table-cell>
          <table:table-cell table:formula="of:=AVERAGE([.BG82];[.BJ82];[.BM82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83" calcext:value-type="float">
            <text:p>67.383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4" calcext:value-type="float">
            <text:p>67.84</text:p>
          </table:table-cell>
          <table:table-cell office:value-type="float" office:value="1283.723" calcext:value-type="float">
            <text:p>1283.723</text:p>
          </table:table-cell>
          <table:table-cell table:formula="of:=AVERAGE([.BS82];[.BV82];[.BY82])" office:value-type="float" office:value="0" calcext:value-type="float">
            <text:p>0</text:p>
          </table:table-cell>
          <table:table-cell table:formula="of:=AVERAGE([.BT82];[.BW82];[.BZ82])" office:value-type="float" office:value="67.474" calcext:value-type="float">
            <text:p>67.474</text:p>
          </table:table-cell>
          <table:table-cell table:formula="of:=AVERAGE([.BU82];[.BX82];[.CA82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0" calcext:value-type="float">
            <text:p>0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" calcext:value-type="float">
            <text:p>1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82];[.CJ82];[.CM82])" office:value-type="float" office:value="0.666666666666667" calcext:value-type="float">
            <text:p>0.666666666666667</text:p>
          </table:table-cell>
          <table:table-cell table:formula="of:=AVERAGE([.CH82];[.CK82];[.CN82])" office:value-type="float" office:value="114.678333333333" calcext:value-type="float">
            <text:p>114.678333333333</text:p>
          </table:table-cell>
          <table:table-cell table:formula="of:=AVERAGE([.CI82];[.CL82];[.CO82])" office:value-type="float" office:value="1467.355" calcext:value-type="float">
            <text:p>1467.3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 style:data-style-name="N2" text:time-value="15:45:55.8305278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ke Devolder</meta:initial-creator>
    <meta:creation-date>2020-06-09T16:54:14.652144934</meta:creation-date>
    <dc:date>2020-06-19T12:26:17.597734085</dc:date>
    <dc:creator>Ike Devolder</dc:creator>
    <meta:editing-duration>PT21H3M49S</meta:editing-duration>
    <meta:editing-cycles>77</meta:editing-cycles>
    <meta:generator>LibreOffice/6.4.4.2$Linux_X86_64 LibreOffice_project/40$Build-2</meta:generator>
    <meta:document-statistic meta:table-count="1" meta:cell-count="6755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6.795cm" svg:y="0.536cm" chart:style-name="ch2">
          <text:p>webserver cpu usage (in %)</text:p>
        </chart:title>
        <chart:legend chart:legend-position="end" svg:x="36.355cm" svg:y="9.203cm" style:legend-expansion="high" chart:style-name="ch3"/>
        <chart:plot-area chart:style-name="ch4" table:cell-range-address="'memory - cpu'.J3:'memory - cpu'.J82 'memory - cpu'.X3:'memory - cpu'.X82 'memory - cpu'.BN3:'memory - cpu'.BN82" chart:data-source-has-labels="row" svg:x="0.8cm" svg:y="1.741cm" svg:width="34.755cm" svg:height="17.86cm">
          <chartooo:coordinate-region svg:x="1.474cm" svg:y="1.94cm" svg:width="33.656cm" svg:height="17.0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J4:'memory - cpu'.J82" chart:label-cell-address="'memory - cpu'.J3:'memory - cpu'.J3" chart:class="chart:line">
            <chart:data-point chart:repeated="79"/>
          </chart:series>
          <chart:series chart:style-name="ch8" chart:values-cell-range-address="'memory - cpu'.X4:'memory - cpu'.X82" chart:label-cell-address="'memory - cpu'.X3:'memory - cpu'.X3" chart:class="chart:line">
            <chart:data-point chart:repeated="79"/>
          </chart:series>
          <chart:series chart:style-name="ch9" chart:values-cell-range-address="'memory - cpu'.BN4:'memory - cpu'.BN82" chart:label-cell-address="'memory - cpu'.BN3:'memory - cpu'.BN3" chart:class="chart:line">
            <chart:data-point chart:repeated="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cpu</text:p>
                <draw:g>
                  <svg:desc>'memory - cpu'.J3:'memory - cpu'.J3</svg:desc>
                </draw:g>
              </table:table-cell>
              <table:table-cell office:value-type="string">
                <text:p>Nginx cpu</text:p>
                <draw:g>
                  <svg:desc>'memory - cpu'.X3:'memory - cpu'.X3</svg:desc>
                </draw:g>
              </table:table-cell>
              <table:table-cell office:value-type="string">
                <text:p>litespeed cpu</text:p>
                <draw:g>
                  <svg:desc>'memory - cpu'.BN3:'memory - cpu'.B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mory - cpu'.J4:'memory - cpu'.J82</svg:desc>
                </draw:g>
              </table:table-cell>
              <table:table-cell office:value-type="float" office:value="0">
                <text:p>0</text:p>
                <draw:g>
                  <svg:desc>'memory - cpu'.X4:'memory - cpu'.X82</svg:desc>
                </draw:g>
              </table:table-cell>
              <table:table-cell office:value-type="float" office:value="0">
                <text:p>0</text:p>
                <draw:g>
                  <svg:desc>'memory - cpu'.BN4:'memory - cpu'.BN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93333333333333">
                <text:p>4.93333333333333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.2666666666667">
                <text:p>38.2666666666667</text:p>
              </table:table-cell>
              <table:table-cell office:value-type="float" office:value="19.7333333333333">
                <text:p>19.733333333333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1">
                <text:p>50.1</text:p>
              </table:table-cell>
              <table:table-cell office:value-type="float" office:value="38.1666666666667">
                <text:p>38.166666666666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.7666666666667">
                <text:p>50.7666666666667</text:p>
              </table:table-cell>
              <table:table-cell office:value-type="float" office:value="38.2666666666667">
                <text:p>38.2666666666667</text:p>
              </table:table-cell>
              <table:table-cell office:value-type="float" office:value="116.833333333333">
                <text:p>116.8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.4333333333333">
                <text:p>50.4333333333333</text:p>
              </table:table-cell>
              <table:table-cell office:value-type="float" office:value="37.5666666666667">
                <text:p>37.5666666666667</text:p>
              </table:table-cell>
              <table:table-cell office:value-type="float" office:value="116.533333333333">
                <text:p>116.5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.1">
                <text:p>50.1</text:p>
              </table:table-cell>
              <table:table-cell office:value-type="float" office:value="38.5333333333333">
                <text:p>38.5333333333333</text:p>
              </table:table-cell>
              <table:table-cell office:value-type="float" office:value="117.066666666667">
                <text:p>117.0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.4333333333333">
                <text:p>50.4333333333333</text:p>
              </table:table-cell>
              <table:table-cell office:value-type="float" office:value="37.8666666666667">
                <text:p>37.8666666666667</text:p>
              </table:table-cell>
              <table:table-cell office:value-type="float" office:value="116.6">
                <text:p>116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.4333333333333">
                <text:p>50.4333333333333</text:p>
              </table:table-cell>
              <table:table-cell office:value-type="float" office:value="38.5666666666667">
                <text:p>38.5666666666667</text:p>
              </table:table-cell>
              <table:table-cell office:value-type="float" office:value="115.533333333333">
                <text:p>115.5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.4333333333333">
                <text:p>50.4333333333333</text:p>
              </table:table-cell>
              <table:table-cell office:value-type="float" office:value="37.4666666666667">
                <text:p>37.4666666666667</text:p>
              </table:table-cell>
              <table:table-cell office:value-type="float" office:value="116.4">
                <text:p>116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.7666666666667">
                <text:p>49.7666666666667</text:p>
              </table:table-cell>
              <table:table-cell office:value-type="float" office:value="37.7666666666667">
                <text:p>37.7666666666667</text:p>
              </table:table-cell>
              <table:table-cell office:value-type="float" office:value="116.266666666667">
                <text:p>116.2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.7">
                <text:p>49.7</text:p>
              </table:table-cell>
              <table:table-cell office:value-type="float" office:value="38.8666666666667">
                <text:p>38.8666666666667</text:p>
              </table:table-cell>
              <table:table-cell office:value-type="float" office:value="117.166666666667">
                <text:p>117.1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.0333333333333">
                <text:p>50.0333333333333</text:p>
              </table:table-cell>
              <table:table-cell office:value-type="float" office:value="36.8666666666667">
                <text:p>36.8666666666667</text:p>
              </table:table-cell>
              <table:table-cell office:value-type="float" office:value="116.233333333333">
                <text:p>116.2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.0666666666667">
                <text:p>50.0666666666667</text:p>
              </table:table-cell>
              <table:table-cell office:value-type="float" office:value="38.8666666666667">
                <text:p>38.8666666666667</text:p>
              </table:table-cell>
              <table:table-cell office:value-type="float" office:value="115.866666666667">
                <text:p>115.8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.4666666666667">
                <text:p>50.4666666666667</text:p>
              </table:table-cell>
              <table:table-cell office:value-type="float" office:value="37.7666666666667">
                <text:p>37.7666666666667</text:p>
              </table:table-cell>
              <table:table-cell office:value-type="float" office:value="116.7">
                <text:p>116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.1">
                <text:p>50.1</text:p>
              </table:table-cell>
              <table:table-cell office:value-type="float" office:value="38.1666666666667">
                <text:p>38.1666666666667</text:p>
              </table:table-cell>
              <table:table-cell office:value-type="float" office:value="116.7">
                <text:p>116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.0666666666667">
                <text:p>50.0666666666667</text:p>
              </table:table-cell>
              <table:table-cell office:value-type="float" office:value="38.2">
                <text:p>38.2</text:p>
              </table:table-cell>
              <table:table-cell office:value-type="float" office:value="116.2">
                <text:p>116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.2666666666667">
                <text:p>50.2666666666667</text:p>
              </table:table-cell>
              <table:table-cell office:value-type="float" office:value="39.1666666666667">
                <text:p>39.1666666666667</text:p>
              </table:table-cell>
              <table:table-cell office:value-type="float" office:value="117.433333333333">
                <text:p>117.4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.5">
                <text:p>50.5</text:p>
              </table:table-cell>
              <table:table-cell office:value-type="float" office:value="38.5">
                <text:p>38.5</text:p>
              </table:table-cell>
              <table:table-cell office:value-type="float" office:value="116.366666666667">
                <text:p>116.3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.1333333333333">
                <text:p>50.1333333333333</text:p>
              </table:table-cell>
              <table:table-cell office:value-type="float" office:value="38.2">
                <text:p>38.2</text:p>
              </table:table-cell>
              <table:table-cell office:value-type="float" office:value="115.1">
                <text:p>115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.6666666666667">
                <text:p>50.6666666666667</text:p>
              </table:table-cell>
              <table:table-cell office:value-type="float" office:value="37.2">
                <text:p>37.2</text:p>
              </table:table-cell>
              <table:table-cell office:value-type="float" office:value="116.4">
                <text:p>116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.4333333333333">
                <text:p>49.4333333333333</text:p>
              </table:table-cell>
              <table:table-cell office:value-type="float" office:value="38.5333333333333">
                <text:p>38.5333333333333</text:p>
              </table:table-cell>
              <table:table-cell office:value-type="float" office:value="116.666666666667">
                <text:p>116.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.3">
                <text:p>50.3</text:p>
              </table:table-cell>
              <table:table-cell office:value-type="float" office:value="37.2333333333333">
                <text:p>37.2333333333333</text:p>
              </table:table-cell>
              <table:table-cell office:value-type="float" office:value="116.6">
                <text:p>116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.3666666666667">
                <text:p>50.3666666666667</text:p>
              </table:table-cell>
              <table:table-cell office:value-type="float" office:value="38.1666666666667">
                <text:p>38.1666666666667</text:p>
              </table:table-cell>
              <table:table-cell office:value-type="float" office:value="115.333333333333">
                <text:p>115.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.7333333333333">
                <text:p>49.7333333333333</text:p>
              </table:table-cell>
              <table:table-cell office:value-type="float" office:value="38.4666666666667">
                <text:p>38.4666666666667</text:p>
              </table:table-cell>
              <table:table-cell office:value-type="float" office:value="115.633333333333">
                <text:p>115.6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.7333333333333">
                <text:p>49.7333333333333</text:p>
              </table:table-cell>
              <table:table-cell office:value-type="float" office:value="37.9">
                <text:p>37.9</text:p>
              </table:table-cell>
              <table:table-cell office:value-type="float" office:value="116.5">
                <text:p>116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.3666666666667">
                <text:p>50.3666666666667</text:p>
              </table:table-cell>
              <table:table-cell office:value-type="float" office:value="37.8333333333333">
                <text:p>37.8333333333333</text:p>
              </table:table-cell>
              <table:table-cell office:value-type="float" office:value="115.166666666667">
                <text:p>115.1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.4333333333333">
                <text:p>50.4333333333333</text:p>
              </table:table-cell>
              <table:table-cell office:value-type="float" office:value="38.5666666666667">
                <text:p>38.5666666666667</text:p>
              </table:table-cell>
              <table:table-cell office:value-type="float" office:value="116.633333333333">
                <text:p>116.6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.1333333333333">
                <text:p>50.1333333333333</text:p>
              </table:table-cell>
              <table:table-cell office:value-type="float" office:value="38.5333333333333">
                <text:p>38.5333333333333</text:p>
              </table:table-cell>
              <table:table-cell office:value-type="float" office:value="116.733333333333">
                <text:p>116.7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.1">
                <text:p>50.1</text:p>
              </table:table-cell>
              <table:table-cell office:value-type="float" office:value="38.7666666666667">
                <text:p>38.7666666666667</text:p>
              </table:table-cell>
              <table:table-cell office:value-type="float" office:value="111.6">
                <text:p>111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.0666666666667">
                <text:p>50.0666666666667</text:p>
              </table:table-cell>
              <table:table-cell office:value-type="float" office:value="37.1666666666667">
                <text:p>37.1666666666667</text:p>
              </table:table-cell>
              <table:table-cell office:value-type="float" office:value="115.333333333333">
                <text:p>115.3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.0333333333333">
                <text:p>50.0333333333333</text:p>
              </table:table-cell>
              <table:table-cell office:value-type="float" office:value="39.2">
                <text:p>39.2</text:p>
              </table:table-cell>
              <table:table-cell office:value-type="float" office:value="116.033333333333">
                <text:p>116.0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.7333333333333">
                <text:p>49.7333333333333</text:p>
              </table:table-cell>
              <table:table-cell office:value-type="float" office:value="37.8666666666667">
                <text:p>37.8666666666667</text:p>
              </table:table-cell>
              <table:table-cell office:value-type="float" office:value="116.333333333333">
                <text:p>116.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.1333333333333">
                <text:p>50.1333333333333</text:p>
              </table:table-cell>
              <table:table-cell office:value-type="float" office:value="38.5">
                <text:p>38.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.1333333333333">
                <text:p>49.1333333333333</text:p>
              </table:table-cell>
              <table:table-cell office:value-type="float" office:value="38.8666666666667">
                <text:p>38.8666666666667</text:p>
              </table:table-cell>
              <table:table-cell office:value-type="float" office:value="116.2">
                <text:p>116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.4333333333333">
                <text:p>50.4333333333333</text:p>
              </table:table-cell>
              <table:table-cell office:value-type="float" office:value="38.1333333333333">
                <text:p>38.1333333333333</text:p>
              </table:table-cell>
              <table:table-cell office:value-type="float" office:value="116.066666666667">
                <text:p>116.0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.7666666666667">
                <text:p>49.7666666666667</text:p>
              </table:table-cell>
              <table:table-cell office:value-type="float" office:value="38.1666666666667">
                <text:p>38.1666666666667</text:p>
              </table:table-cell>
              <table:table-cell office:value-type="float" office:value="117.1">
                <text:p>117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.5">
                <text:p>50.5</text:p>
              </table:table-cell>
              <table:table-cell office:value-type="float" office:value="38.7333333333333">
                <text:p>38.733333333333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38.1666666666667">
                <text:p>38.1666666666667</text:p>
              </table:table-cell>
              <table:table-cell office:value-type="float" office:value="116.466666666667">
                <text:p>116.4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.4">
                <text:p>50.4</text:p>
              </table:table-cell>
              <table:table-cell office:value-type="float" office:value="37.8333333333333">
                <text:p>37.8333333333333</text:p>
              </table:table-cell>
              <table:table-cell office:value-type="float" office:value="116.4">
                <text:p>116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.0666666666667">
                <text:p>50.0666666666667</text:p>
              </table:table-cell>
              <table:table-cell office:value-type="float" office:value="38.5333333333333">
                <text:p>38.5333333333333</text:p>
              </table:table-cell>
              <table:table-cell office:value-type="float" office:value="115.6">
                <text:p>115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.0666666666667">
                <text:p>50.0666666666667</text:p>
              </table:table-cell>
              <table:table-cell office:value-type="float" office:value="38.1666666666667">
                <text:p>38.1666666666667</text:p>
              </table:table-cell>
              <table:table-cell office:value-type="float" office:value="116.8">
                <text:p>116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38.1333333333333">
                <text:p>38.1333333333333</text:p>
              </table:table-cell>
              <table:table-cell office:value-type="float" office:value="116.333333333333">
                <text:p>116.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.4">
                <text:p>50.4</text:p>
              </table:table-cell>
              <table:table-cell office:value-type="float" office:value="37.7666666666667">
                <text:p>37.7666666666667</text:p>
              </table:table-cell>
              <table:table-cell office:value-type="float" office:value="116.8">
                <text:p>116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.7333333333333">
                <text:p>49.7333333333333</text:p>
              </table:table-cell>
              <table:table-cell office:value-type="float" office:value="38.4666666666667">
                <text:p>38.4666666666667</text:p>
              </table:table-cell>
              <table:table-cell office:value-type="float" office:value="114.833333333333">
                <text:p>114.8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.4">
                <text:p>50.4</text:p>
              </table:table-cell>
              <table:table-cell office:value-type="float" office:value="38.2">
                <text:p>38.2</text:p>
              </table:table-cell>
              <table:table-cell office:value-type="float" office:value="115.666666666667">
                <text:p>115.6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.8">
                <text:p>49.8</text:p>
              </table:table-cell>
              <table:table-cell office:value-type="float" office:value="38.2333333333333">
                <text:p>38.233333333333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.1">
                <text:p>50.1</text:p>
              </table:table-cell>
              <table:table-cell office:value-type="float" office:value="38.5">
                <text:p>38.5</text:p>
              </table:table-cell>
              <table:table-cell office:value-type="float" office:value="116.866666666667">
                <text:p>116.8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.4">
                <text:p>49.4</text:p>
              </table:table-cell>
              <table:table-cell office:value-type="float" office:value="38.1">
                <text:p>38.1</text:p>
              </table:table-cell>
              <table:table-cell office:value-type="float" office:value="116.2">
                <text:p>116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.7">
                <text:p>49.7</text:p>
              </table:table-cell>
              <table:table-cell office:value-type="float" office:value="38.2">
                <text:p>38.2</text:p>
              </table:table-cell>
              <table:table-cell office:value-type="float" office:value="116.733333333333">
                <text:p>116.73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38.5333333333333">
                <text:p>38.533333333333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.7333333333333">
                <text:p>49.7333333333333</text:p>
              </table:table-cell>
              <table:table-cell office:value-type="float" office:value="38.5666666666667">
                <text:p>38.5666666666667</text:p>
              </table:table-cell>
              <table:table-cell office:value-type="float" office:value="116.933333333333">
                <text:p>116.9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.7333333333333">
                <text:p>50.7333333333333</text:p>
              </table:table-cell>
              <table:table-cell office:value-type="float" office:value="37.8333333333333">
                <text:p>37.8333333333333</text:p>
              </table:table-cell>
              <table:table-cell office:value-type="float" office:value="115.733333333333">
                <text:p>115.73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.7666666666667">
                <text:p>49.7666666666667</text:p>
              </table:table-cell>
              <table:table-cell office:value-type="float" office:value="38.2">
                <text:p>38.2</text:p>
              </table:table-cell>
              <table:table-cell office:value-type="float" office:value="116.666666666667">
                <text:p>116.6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.3666666666667">
                <text:p>49.3666666666667</text:p>
              </table:table-cell>
              <table:table-cell office:value-type="float" office:value="38.5">
                <text:p>38.5</text:p>
              </table:table-cell>
              <table:table-cell office:value-type="float" office:value="116.4">
                <text:p>116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.2666666666667">
                <text:p>50.2666666666667</text:p>
              </table:table-cell>
              <table:table-cell office:value-type="float" office:value="38.1333333333333">
                <text:p>38.1333333333333</text:p>
              </table:table-cell>
              <table:table-cell office:value-type="float" office:value="116.7">
                <text:p>116.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0.0666666666667">
                <text:p>50.0666666666667</text:p>
              </table:table-cell>
              <table:table-cell office:value-type="float" office:value="38.1666666666667">
                <text:p>38.1666666666667</text:p>
              </table:table-cell>
              <table:table-cell office:value-type="float" office:value="116.533333333333">
                <text:p>116.5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.7">
                <text:p>50.7</text:p>
              </table:table-cell>
              <table:table-cell office:value-type="float" office:value="37.8">
                <text:p>37.8</text:p>
              </table:table-cell>
              <table:table-cell office:value-type="float" office:value="117.133333333333">
                <text:p>117.1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.1">
                <text:p>50.1</text:p>
              </table:table-cell>
              <table:table-cell office:value-type="float" office:value="38.1">
                <text:p>38.1</text:p>
              </table:table-cell>
              <table:table-cell office:value-type="float" office:value="116.566666666667">
                <text:p>116.5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9.7666666666667">
                <text:p>49.7666666666667</text:p>
              </table:table-cell>
              <table:table-cell office:value-type="float" office:value="38.4666666666667">
                <text:p>38.4666666666667</text:p>
              </table:table-cell>
              <table:table-cell office:value-type="float" office:value="116.366666666667">
                <text:p>116.3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.7333333333333">
                <text:p>49.7333333333333</text:p>
              </table:table-cell>
              <table:table-cell office:value-type="float" office:value="38.5333333333333">
                <text:p>38.5333333333333</text:p>
              </table:table-cell>
              <table:table-cell office:value-type="float" office:value="117.4">
                <text:p>117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4666666666667">
                <text:p>17.4666666666667</text:p>
              </table:table-cell>
              <table:table-cell office:value-type="float" office:value="23.3">
                <text:p>23.3</text:p>
              </table:table-cell>
              <table:table-cell office:value-type="float" office:value="69.0666666666667">
                <text:p>69.06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5.723cm" svg:y="0.536cm" chart:style-name="ch2">
          <text:p>webserver rss memory usage (in MB)</text:p>
        </chart:title>
        <chart:legend chart:legend-position="end" svg:x="36.461cm" svg:y="9.203cm" style:legend-expansion="high" chart:style-name="ch3"/>
        <chart:plot-area chart:style-name="ch4" table:cell-range-address="'memory - cpu'.K3:'memory - cpu'.K82 'memory - cpu'.Y3:'memory - cpu'.Y82 'memory - cpu'.BO3:'memory - cpu'.BO82" chart:data-source-has-labels="row" svg:x="0.8cm" svg:y="1.741cm" svg:width="34.861cm" svg:height="17.86cm">
          <chartooo:coordinate-region svg:x="1.686cm" svg:y="1.94cm" svg:width="33.762cm" svg:height="17.0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K4:'memory - cpu'.K82" chart:label-cell-address="'memory - cpu'.K3:'memory - cpu'.K3" chart:class="chart:line">
            <chart:data-point chart:repeated="79"/>
          </chart:series>
          <chart:series chart:style-name="ch8" chart:values-cell-range-address="'memory - cpu'.Y4:'memory - cpu'.Y82" chart:label-cell-address="'memory - cpu'.Y3:'memory - cpu'.Y3" chart:class="chart:line">
            <chart:data-point chart:repeated="79"/>
          </chart:series>
          <chart:series chart:style-name="ch9" chart:values-cell-range-address="'memory - cpu'.BO4:'memory - cpu'.BO82" chart:label-cell-address="'memory - cpu'.BO3:'memory - cpu'.BO3" chart:class="chart:line">
            <chart:data-point chart:repeated="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rss</text:p>
                <draw:g>
                  <svg:desc>'memory - cpu'.K3:'memory - cpu'.K3</svg:desc>
                </draw:g>
              </table:table-cell>
              <table:table-cell office:value-type="string">
                <text:p>Nginx rss</text:p>
                <draw:g>
                  <svg:desc>'memory - cpu'.Y3:'memory - cpu'.Y3</svg:desc>
                </draw:g>
              </table:table-cell>
              <table:table-cell office:value-type="string">
                <text:p>litespeed rss</text:p>
                <draw:g>
                  <svg:desc>'memory - cpu'.BO3:'memory - cpu'.B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7.984333333333">
                <text:p>257.984333333333</text:p>
                <draw:g>
                  <svg:desc>'memory - cpu'.K4:'memory - cpu'.K82</svg:desc>
                </draw:g>
              </table:table-cell>
              <table:table-cell office:value-type="float" office:value="33.4963333333333">
                <text:p>33.4963333333333</text:p>
                <draw:g>
                  <svg:desc>'memory - cpu'.Y4:'memory - cpu'.Y82</svg:desc>
                </draw:g>
              </table:table-cell>
              <table:table-cell office:value-type="float" office:value="37.382">
                <text:p>37.382</text:p>
                <draw:g>
                  <svg:desc>'memory - cpu'.BO4:'memory - cpu'.BO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7.984333333333">
                <text:p>257.984333333333</text:p>
              </table:table-cell>
              <table:table-cell office:value-type="float" office:value="33.4963333333333">
                <text:p>33.4963333333333</text:p>
              </table:table-cell>
              <table:table-cell office:value-type="float" office:value="37.382">
                <text:p>37.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7.984333333333">
                <text:p>257.984333333333</text:p>
              </table:table-cell>
              <table:table-cell office:value-type="float" office:value="33.4963333333333">
                <text:p>33.4963333333333</text:p>
              </table:table-cell>
              <table:table-cell office:value-type="float" office:value="37.382">
                <text:p>37.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7.984333333333">
                <text:p>257.984333333333</text:p>
              </table:table-cell>
              <table:table-cell office:value-type="float" office:value="33.4963333333333">
                <text:p>33.4963333333333</text:p>
              </table:table-cell>
              <table:table-cell office:value-type="float" office:value="37.382">
                <text:p>37.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7.987">
                <text:p>257.987</text:p>
              </table:table-cell>
              <table:table-cell office:value-type="float" office:value="33.4963333333333">
                <text:p>33.4963333333333</text:p>
              </table:table-cell>
              <table:table-cell office:value-type="float" office:value="37.382">
                <text:p>37.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7.987">
                <text:p>257.987</text:p>
              </table:table-cell>
              <table:table-cell office:value-type="float" office:value="33.4963333333333">
                <text:p>33.4963333333333</text:p>
              </table:table-cell>
              <table:table-cell office:value-type="float" office:value="37.382">
                <text:p>37.3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7.987">
                <text:p>257.987</text:p>
              </table:table-cell>
              <table:table-cell office:value-type="float" office:value="33.4963333333333">
                <text:p>33.4963333333333</text:p>
              </table:table-cell>
              <table:table-cell office:value-type="float" office:value="37.382">
                <text:p>37.3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7.987">
                <text:p>257.987</text:p>
              </table:table-cell>
              <table:table-cell office:value-type="float" office:value="33.4963333333333">
                <text:p>33.4963333333333</text:p>
              </table:table-cell>
              <table:table-cell office:value-type="float" office:value="25.6656666666667">
                <text:p>25.665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.987">
                <text:p>257.987</text:p>
              </table:table-cell>
              <table:table-cell office:value-type="float" office:value="33.4963333333333">
                <text:p>33.4963333333333</text:p>
              </table:table-cell>
              <table:table-cell office:value-type="float" office:value="26.4756666666667">
                <text:p>26.475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8.190333333333">
                <text:p>258.190333333333</text:p>
              </table:table-cell>
              <table:table-cell office:value-type="float" office:value="33.4963333333333">
                <text:p>33.4963333333333</text:p>
              </table:table-cell>
              <table:table-cell office:value-type="float" office:value="16.1163333333333">
                <text:p>16.116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9.768333333333">
                <text:p>259.768333333333</text:p>
              </table:table-cell>
              <table:table-cell office:value-type="float" office:value="33.581">
                <text:p>33.581</text:p>
              </table:table-cell>
              <table:table-cell office:value-type="float" office:value="26.4756666666667">
                <text:p>26.475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0.681">
                <text:p>260.681</text:p>
              </table:table-cell>
              <table:table-cell office:value-type="float" office:value="33.4963333333333">
                <text:p>33.4963333333333</text:p>
              </table:table-cell>
              <table:table-cell office:value-type="float" office:value="26.4756666666667">
                <text:p>26.475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2.431">
                <text:p>262.431</text:p>
              </table:table-cell>
              <table:table-cell office:value-type="float" office:value="33.5806666666667">
                <text:p>33.5806666666667</text:p>
              </table:table-cell>
              <table:table-cell office:value-type="float" office:value="28.4153333333333">
                <text:p>28.415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2.975666666667">
                <text:p>262.975666666667</text:p>
              </table:table-cell>
              <table:table-cell office:value-type="float" office:value="33.4963333333333">
                <text:p>33.4963333333333</text:p>
              </table:table-cell>
              <table:table-cell office:value-type="float" office:value="37.5043333333333">
                <text:p>37.504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3.604333333333">
                <text:p>263.604333333333</text:p>
              </table:table-cell>
              <table:table-cell office:value-type="float" office:value="33.581">
                <text:p>33.581</text:p>
              </table:table-cell>
              <table:table-cell office:value-type="float" office:value="37.5043333333333">
                <text:p>37.504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4.267">
                <text:p>264.267</text:p>
              </table:table-cell>
              <table:table-cell office:value-type="float" office:value="33.4963333333333">
                <text:p>33.4963333333333</text:p>
              </table:table-cell>
              <table:table-cell office:value-type="float" office:value="37.5043333333333">
                <text:p>37.504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4.783666666667">
                <text:p>264.783666666667</text:p>
              </table:table-cell>
              <table:table-cell office:value-type="float" office:value="33.4963333333333">
                <text:p>33.4963333333333</text:p>
              </table:table-cell>
              <table:table-cell office:value-type="float" office:value="37.5043333333333">
                <text:p>37.504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5.302333333333">
                <text:p>265.302333333333</text:p>
              </table:table-cell>
              <table:table-cell office:value-type="float" office:value="33.4963333333333">
                <text:p>33.4963333333333</text:p>
              </table:table-cell>
              <table:table-cell office:value-type="float" office:value="57.792">
                <text:p>57.7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6.914333333333">
                <text:p>266.914333333333</text:p>
              </table:table-cell>
              <table:table-cell office:value-type="float" office:value="33.4963333333333">
                <text:p>33.4963333333333</text:p>
              </table:table-cell>
              <table:table-cell office:value-type="float" office:value="48.4403333333333">
                <text:p>48.440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7.372333333333">
                <text:p>267.372333333333</text:p>
              </table:table-cell>
              <table:table-cell office:value-type="float" office:value="33.581">
                <text:p>33.581</text:p>
              </table:table-cell>
              <table:table-cell office:value-type="float" office:value="48.4403333333333">
                <text:p>48.440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7.999666666667">
                <text:p>267.999666666667</text:p>
              </table:table-cell>
              <table:table-cell office:value-type="float" office:value="33.581">
                <text:p>33.581</text:p>
              </table:table-cell>
              <table:table-cell office:value-type="float" office:value="48.4403333333333">
                <text:p>48.440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9.056">
                <text:p>269.056</text:p>
              </table:table-cell>
              <table:table-cell office:value-type="float" office:value="33.4963333333333">
                <text:p>33.4963333333333</text:p>
              </table:table-cell>
              <table:table-cell office:value-type="float" office:value="48.4403333333333">
                <text:p>48.440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9.769666666667">
                <text:p>269.769666666667</text:p>
              </table:table-cell>
              <table:table-cell office:value-type="float" office:value="33.4963333333333">
                <text:p>33.4963333333333</text:p>
              </table:table-cell>
              <table:table-cell office:value-type="float" office:value="49.1326666666667">
                <text:p>49.132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0.363333333333">
                <text:p>270.363333333333</text:p>
              </table:table-cell>
              <table:table-cell office:value-type="float" office:value="33.581">
                <text:p>33.581</text:p>
              </table:table-cell>
              <table:table-cell office:value-type="float" office:value="47.4636666666667">
                <text:p>47.463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0.955333333333">
                <text:p>270.955333333333</text:p>
              </table:table-cell>
              <table:table-cell office:value-type="float" office:value="33.4963333333333">
                <text:p>33.4963333333333</text:p>
              </table:table-cell>
              <table:table-cell office:value-type="float" office:value="37.1043333333333">
                <text:p>37.104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1.472666666667">
                <text:p>271.472666666667</text:p>
              </table:table-cell>
              <table:table-cell office:value-type="float" office:value="33.4963333333333">
                <text:p>33.4963333333333</text:p>
              </table:table-cell>
              <table:table-cell office:value-type="float" office:value="47.4636666666667">
                <text:p>47.463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1.887">
                <text:p>271.887</text:p>
              </table:table-cell>
              <table:table-cell office:value-type="float" office:value="33.581">
                <text:p>33.581</text:p>
              </table:table-cell>
              <table:table-cell office:value-type="float" office:value="47.4636666666667">
                <text:p>47.463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2.432333333333">
                <text:p>272.432333333333</text:p>
              </table:table-cell>
              <table:table-cell office:value-type="float" office:value="33.581">
                <text:p>33.581</text:p>
              </table:table-cell>
              <table:table-cell office:value-type="float" office:value="36.272">
                <text:p>36.2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2.749">
                <text:p>272.749</text:p>
              </table:table-cell>
              <table:table-cell office:value-type="float" office:value="33.4963333333333">
                <text:p>33.4963333333333</text:p>
              </table:table-cell>
              <table:table-cell office:value-type="float" office:value="36.4126666666667">
                <text:p>36.412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3.479333333333">
                <text:p>273.479333333333</text:p>
              </table:table-cell>
              <table:table-cell office:value-type="float" office:value="33.581">
                <text:p>33.581</text:p>
              </table:table-cell>
              <table:table-cell office:value-type="float" office:value="36.4126666666667">
                <text:p>36.412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4.371">
                <text:p>274.371</text:p>
              </table:table-cell>
              <table:table-cell office:value-type="float" office:value="33.4963333333333">
                <text:p>33.4963333333333</text:p>
              </table:table-cell>
              <table:table-cell office:value-type="float" office:value="36.4126666666667">
                <text:p>36.412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4.925666666667">
                <text:p>274.925666666667</text:p>
              </table:table-cell>
              <table:table-cell office:value-type="float" office:value="33.4963333333333">
                <text:p>33.4963333333333</text:p>
              </table:table-cell>
              <table:table-cell office:value-type="float" office:value="36.4126666666667">
                <text:p>36.412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5.364666666667">
                <text:p>275.364666666667</text:p>
              </table:table-cell>
              <table:table-cell office:value-type="float" office:value="33.4963333333333">
                <text:p>33.4963333333333</text:p>
              </table:table-cell>
              <table:table-cell office:value-type="float" office:value="47.4506666666667">
                <text:p>47.450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6.004">
                <text:p>276.004</text:p>
              </table:table-cell>
              <table:table-cell office:value-type="float" office:value="33.4963333333333">
                <text:p>33.4963333333333</text:p>
              </table:table-cell>
              <table:table-cell office:value-type="float" office:value="36.4126666666667">
                <text:p>36.412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6.186333333333">
                <text:p>276.186333333333</text:p>
              </table:table-cell>
              <table:table-cell office:value-type="float" office:value="33.5806666666667">
                <text:p>33.5806666666667</text:p>
              </table:table-cell>
              <table:table-cell office:value-type="float" office:value="36.4126666666667">
                <text:p>36.412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7.162666666667">
                <text:p>277.162666666667</text:p>
              </table:table-cell>
              <table:table-cell office:value-type="float" office:value="33.4963333333333">
                <text:p>33.4963333333333</text:p>
              </table:table-cell>
              <table:table-cell office:value-type="float" office:value="36.4126666666667">
                <text:p>36.412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7.971">
                <text:p>277.971</text:p>
              </table:table-cell>
              <table:table-cell office:value-type="float" office:value="33.4963333333333">
                <text:p>33.4963333333333</text:p>
              </table:table-cell>
              <table:table-cell office:value-type="float" office:value="36.4126666666667">
                <text:p>36.412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8.480333333333">
                <text:p>278.480333333333</text:p>
              </table:table-cell>
              <table:table-cell office:value-type="float" office:value="33.581">
                <text:p>33.581</text:p>
              </table:table-cell>
              <table:table-cell office:value-type="float" office:value="48.1013333333333">
                <text:p>48.101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9.263">
                <text:p>279.263</text:p>
              </table:table-cell>
              <table:table-cell office:value-type="float" office:value="33.517">
                <text:p>33.517</text:p>
              </table:table-cell>
              <table:table-cell office:value-type="float" office:value="47.3593333333333">
                <text:p>47.359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9.842">
                <text:p>279.842</text:p>
              </table:table-cell>
              <table:table-cell office:value-type="float" office:value="33.517">
                <text:p>33.5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0.38">
                <text:p>280.38</text:p>
              </table:table-cell>
              <table:table-cell office:value-type="float" office:value="33.517">
                <text:p>33.517</text:p>
              </table:table-cell>
              <table:table-cell office:value-type="float" office:value="58.2863333333333">
                <text:p>58.286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1.052">
                <text:p>281.052</text:p>
              </table:table-cell>
              <table:table-cell office:value-type="float" office:value="33.517">
                <text:p>33.517</text:p>
              </table:table-cell>
              <table:table-cell office:value-type="float" office:value="58.2863333333333">
                <text:p>58.286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1.136666666667">
                <text:p>281.136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58.893">
                <text:p>58.8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1.920333333333">
                <text:p>281.920333333333</text:p>
              </table:table-cell>
              <table:table-cell office:value-type="float" office:value="33.6013333333333">
                <text:p>33.6013333333333</text:p>
              </table:table-cell>
              <table:table-cell office:value-type="float" office:value="58.2863333333333">
                <text:p>58.286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2.290333333333">
                <text:p>282.290333333333</text:p>
              </table:table-cell>
              <table:table-cell office:value-type="float" office:value="33.517">
                <text:p>33.517</text:p>
              </table:table-cell>
              <table:table-cell office:value-type="float" office:value="58.2863333333333">
                <text:p>58.286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2.902333333333">
                <text:p>282.902333333333</text:p>
              </table:table-cell>
              <table:table-cell office:value-type="float" office:value="33.517">
                <text:p>33.517</text:p>
              </table:table-cell>
              <table:table-cell office:value-type="float" office:value="58.2863333333333">
                <text:p>58.286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3.459666666667">
                <text:p>283.459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58.2863333333333">
                <text:p>58.286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3.799666666667">
                <text:p>283.799666666667</text:p>
              </table:table-cell>
              <table:table-cell office:value-type="float" office:value="33.6016666666667">
                <text:p>33.6016666666667</text:p>
              </table:table-cell>
              <table:table-cell office:value-type="float" office:value="58.2863333333333">
                <text:p>58.286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3.545666666667">
                <text:p>283.545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58.2863333333333">
                <text:p>58.286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3.652333333333">
                <text:p>283.652333333333</text:p>
              </table:table-cell>
              <table:table-cell office:value-type="float" office:value="33.517">
                <text:p>33.517</text:p>
              </table:table-cell>
              <table:table-cell office:value-type="float" office:value="58.2863333333333">
                <text:p>58.286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3.806">
                <text:p>283.806</text:p>
              </table:table-cell>
              <table:table-cell office:value-type="float" office:value="33.517">
                <text:p>33.517</text:p>
              </table:table-cell>
              <table:table-cell office:value-type="float" office:value="58.2863333333333">
                <text:p>58.286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3.75">
                <text:p>283.75</text:p>
              </table:table-cell>
              <table:table-cell office:value-type="float" office:value="33.517">
                <text:p>33.517</text:p>
              </table:table-cell>
              <table:table-cell office:value-type="float" office:value="58.2863333333333">
                <text:p>58.286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3.739666666667">
                <text:p>283.739666666667</text:p>
              </table:table-cell>
              <table:table-cell office:value-type="float" office:value="33.6016666666667">
                <text:p>33.6016666666667</text:p>
              </table:table-cell>
              <table:table-cell office:value-type="float" office:value="47.9033333333333">
                <text:p>47.90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3.489666666667">
                <text:p>283.489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58.2863333333333">
                <text:p>58.2863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3.797">
                <text:p>283.797</text:p>
              </table:table-cell>
              <table:table-cell office:value-type="float" office:value="33.686">
                <text:p>33.686</text:p>
              </table:table-cell>
              <table:table-cell office:value-type="float" office:value="47.927">
                <text:p>47.9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4.184666666667">
                <text:p>284.184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58.2863333333333">
                <text:p>58.286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4.253">
                <text:p>284.253</text:p>
              </table:table-cell>
              <table:table-cell office:value-type="float" office:value="33.517">
                <text:p>33.517</text:p>
              </table:table-cell>
              <table:table-cell office:value-type="float" office:value="58.2863333333333">
                <text:p>58.286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4.308666666667">
                <text:p>284.308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47.9126666666667">
                <text:p>47.912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3.873666666667">
                <text:p>283.873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58.2863333333333">
                <text:p>58.286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3.868333333333">
                <text:p>283.868333333333</text:p>
              </table:table-cell>
              <table:table-cell office:value-type="float" office:value="33.6016666666667">
                <text:p>33.6016666666667</text:p>
              </table:table-cell>
              <table:table-cell office:value-type="float" office:value="58.2863333333333">
                <text:p>58.286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4.242">
                <text:p>284.242</text:p>
              </table:table-cell>
              <table:table-cell office:value-type="float" office:value="33.517">
                <text:p>33.517</text:p>
              </table:table-cell>
              <table:table-cell office:value-type="float" office:value="58.2863333333333">
                <text:p>58.286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5.176">
                <text:p>285.176</text:p>
              </table:table-cell>
              <table:table-cell office:value-type="float" office:value="33.517">
                <text:p>33.517</text:p>
              </table:table-cell>
              <table:table-cell office:value-type="float" office:value="58.2863333333333">
                <text:p>58.286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5.239666666667">
                <text:p>285.239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58.2863333333333">
                <text:p>58.286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5.118333333333">
                <text:p>285.118333333333</text:p>
              </table:table-cell>
              <table:table-cell office:value-type="float" office:value="33.517">
                <text:p>33.517</text:p>
              </table:table-cell>
              <table:table-cell office:value-type="float" office:value="58.2863333333333">
                <text:p>58.286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5.823">
                <text:p>285.823</text:p>
              </table:table-cell>
              <table:table-cell office:value-type="float" office:value="33.517">
                <text:p>33.517</text:p>
              </table:table-cell>
              <table:table-cell office:value-type="float" office:value="58.2863333333333">
                <text:p>58.286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5.9">
                <text:p>285.9</text:p>
              </table:table-cell>
              <table:table-cell office:value-type="float" office:value="33.6013333333333">
                <text:p>33.6013333333333</text:p>
              </table:table-cell>
              <table:table-cell office:value-type="float" office:value="58.2863333333333">
                <text:p>58.286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5.592333333333">
                <text:p>285.592333333333</text:p>
              </table:table-cell>
              <table:table-cell office:value-type="float" office:value="33.517">
                <text:p>33.517</text:p>
              </table:table-cell>
              <table:table-cell office:value-type="float" office:value="70.001">
                <text:p>70.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5.359333333333">
                <text:p>285.359333333333</text:p>
              </table:table-cell>
              <table:table-cell office:value-type="float" office:value="33.517">
                <text:p>33.517</text:p>
              </table:table-cell>
              <table:table-cell office:value-type="float" office:value="58.2863333333333">
                <text:p>58.286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5.402666666667">
                <text:p>285.402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58.2863333333333">
                <text:p>58.286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5.446666666667">
                <text:p>285.446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47.2043333333333">
                <text:p>47.204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5.446666666667">
                <text:p>285.446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47.2043333333333">
                <text:p>47.204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5.446666666667">
                <text:p>285.446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58.1846666666667">
                <text:p>58.184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5.446666666667">
                <text:p>285.446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47.2043333333333">
                <text:p>47.204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5.446666666667">
                <text:p>285.446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47.2043333333333">
                <text:p>47.204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5.446666666667">
                <text:p>285.446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47.2043333333333">
                <text:p>47.204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85.446666666667">
                <text:p>285.446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47.2043333333333">
                <text:p>47.204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85.446666666667">
                <text:p>285.446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57.5286666666667">
                <text:p>57.5286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5.446666666667">
                <text:p>285.446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47.2043333333333">
                <text:p>47.204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5.446666666667">
                <text:p>285.446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47.2043333333333">
                <text:p>47.204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5.683cm" svg:y="0.536cm" chart:style-name="ch2">
          <text:p>webserver vsz memory usage (in MB)</text:p>
        </chart:title>
        <chart:legend chart:legend-position="end" svg:x="36.382cm" svg:y="9.203cm" style:legend-expansion="high" chart:style-name="ch3"/>
        <chart:plot-area chart:style-name="ch4" table:cell-range-address="'memory - cpu'.L3:'memory - cpu'.L82 'memory - cpu'.Z3:'memory - cpu'.Z82 'memory - cpu'.BP3:'memory - cpu'.BP82" chart:data-source-has-labels="row" svg:x="0.8cm" svg:y="1.741cm" svg:width="34.782cm" svg:height="17.86cm">
          <chartooo:coordinate-region svg:x="1.818cm" svg:y="1.94cm" svg:width="33.551cm" svg:height="17.46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L4:'memory - cpu'.L82" chart:label-cell-address="'memory - cpu'.L3:'memory - cpu'.L3" chart:class="chart:line">
            <chart:data-point chart:repeated="79"/>
          </chart:series>
          <chart:series chart:style-name="ch8" chart:values-cell-range-address="'memory - cpu'.Z4:'memory - cpu'.Z82" chart:label-cell-address="'memory - cpu'.Z3:'memory - cpu'.Z3" chart:class="chart:line">
            <chart:data-point chart:repeated="79"/>
          </chart:series>
          <chart:series chart:style-name="ch9" chart:values-cell-range-address="'memory - cpu'.BP4:'memory - cpu'.BP82" chart:label-cell-address="'memory - cpu'.BP3:'memory - cpu'.BP3" chart:class="chart:line">
            <chart:data-point chart:repeated="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vsz</text:p>
                <draw:g>
                  <svg:desc>'memory - cpu'.L3:'memory - cpu'.L3</svg:desc>
                </draw:g>
              </table:table-cell>
              <table:table-cell office:value-type="string">
                <text:p>Nginx vsz</text:p>
                <draw:g>
                  <svg:desc>'memory - cpu'.Z3:'memory - cpu'.Z3</svg:desc>
                </draw:g>
              </table:table-cell>
              <table:table-cell office:value-type="string">
                <text:p>litespeed vsz</text:p>
                <draw:g>
                  <svg:desc>'memory - cpu'.BP3:'memory - cpu'.B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6.856333333333">
                <text:p>486.856333333333</text:p>
                <draw:g>
                  <svg:desc>'memory - cpu'.L4:'memory - cpu'.L82</svg:desc>
                </draw:g>
              </table:table-cell>
              <table:table-cell office:value-type="float" office:value="85.2333333333333">
                <text:p>85.2333333333333</text:p>
                <draw:g>
                  <svg:desc>'memory - cpu'.Z4:'memory - cpu'.Z82</svg:desc>
                </draw:g>
              </table:table-cell>
              <table:table-cell office:value-type="float" office:value="-29.2346666666667">
                <text:p>-29.2346666666667</text:p>
                <draw:g>
                  <svg:desc>'memory - cpu'.BP4:'memory - cpu'.BP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6.856333333333">
                <text:p>486.856333333333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-29.2346666666667">
                <text:p>-29.234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6.856333333333">
                <text:p>486.856333333333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-29.2346666666667">
                <text:p>-29.234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6.856333333333">
                <text:p>486.856333333333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-29.2346666666667">
                <text:p>-29.234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6.856333333333">
                <text:p>486.856333333333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-29.2346666666667">
                <text:p>-29.234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6.856333333333">
                <text:p>486.856333333333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-29.2346666666667">
                <text:p>-29.234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6.856333333333">
                <text:p>486.856333333333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-29.2346666666667">
                <text:p>-29.234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6.856333333333">
                <text:p>486.856333333333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-245.767">
                <text:p>-245.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6.856333333333">
                <text:p>486.856333333333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-242.786666666667">
                <text:p>-242.78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6.856333333333">
                <text:p>486.856333333333</text:p>
              </table:table-cell>
              <table:table-cell office:value-type="float" office:value="85.3203333333333">
                <text:p>85.3203333333333</text:p>
              </table:table-cell>
              <table:table-cell office:value-type="float" office:value="-457.985666666667">
                <text:p>-457.985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7.689666666667">
                <text:p>487.689666666667</text:p>
              </table:table-cell>
              <table:table-cell office:value-type="float" office:value="85.3203333333333">
                <text:p>85.3203333333333</text:p>
              </table:table-cell>
              <table:table-cell office:value-type="float" office:value="-242.349666666667">
                <text:p>-242.349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8.689666666667">
                <text:p>488.689666666667</text:p>
              </table:table-cell>
              <table:table-cell office:value-type="float" office:value="85.3206666666667">
                <text:p>85.3206666666667</text:p>
              </table:table-cell>
              <table:table-cell office:value-type="float" office:value="-242.349666666667">
                <text:p>-242.349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0.356333333333">
                <text:p>490.356333333333</text:p>
              </table:table-cell>
              <table:table-cell office:value-type="float" office:value="85.495">
                <text:p>85.495</text:p>
              </table:table-cell>
              <table:table-cell office:value-type="float" office:value="-241.016">
                <text:p>-241.0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0.356333333333">
                <text:p>490.356333333333</text:p>
              </table:table-cell>
              <table:table-cell office:value-type="float" office:value="85.3203333333333">
                <text:p>85.3203333333333</text:p>
              </table:table-cell>
              <table:table-cell office:value-type="float" office:value="-28.7973333333333">
                <text:p>-28.797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0.356333333333">
                <text:p>490.356333333333</text:p>
              </table:table-cell>
              <table:table-cell office:value-type="float" office:value="85.3206666666667">
                <text:p>85.3206666666667</text:p>
              </table:table-cell>
              <table:table-cell office:value-type="float" office:value="-28.7973333333333">
                <text:p>-28.797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0.356333333333">
                <text:p>490.356333333333</text:p>
              </table:table-cell>
              <table:table-cell office:value-type="float" office:value="85.3203333333333">
                <text:p>85.3203333333333</text:p>
              </table:table-cell>
              <table:table-cell office:value-type="float" office:value="-28.7973333333333">
                <text:p>-28.797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0.356333333333">
                <text:p>490.356333333333</text:p>
              </table:table-cell>
              <table:table-cell office:value-type="float" office:value="85.3206666666667">
                <text:p>85.3206666666667</text:p>
              </table:table-cell>
              <table:table-cell office:value-type="float" office:value="-28.7973333333333">
                <text:p>-28.797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0.356333333333">
                <text:p>490.356333333333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399.499666666667">
                <text:p>399.499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0.356333333333">
                <text:p>490.356333333333</text:p>
              </table:table-cell>
              <table:table-cell office:value-type="float" office:value="85.4076666666667">
                <text:p>85.4076666666667</text:p>
              </table:table-cell>
              <table:table-cell office:value-type="float" office:value="184.754666666667">
                <text:p>184.754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0.356333333333">
                <text:p>490.356333333333</text:p>
              </table:table-cell>
              <table:table-cell office:value-type="float" office:value="85.3203333333333">
                <text:p>85.3203333333333</text:p>
              </table:table-cell>
              <table:table-cell office:value-type="float" office:value="184.754666666667">
                <text:p>184.754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0.356333333333">
                <text:p>490.356333333333</text:p>
              </table:table-cell>
              <table:table-cell office:value-type="float" office:value="85.3203333333333">
                <text:p>85.3203333333333</text:p>
              </table:table-cell>
              <table:table-cell office:value-type="float" office:value="184.754666666667">
                <text:p>184.754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1.356333333333">
                <text:p>491.356333333333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4.754666666667">
                <text:p>184.754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1.356333333333">
                <text:p>491.356333333333</text:p>
              </table:table-cell>
              <table:table-cell office:value-type="float" office:value="85.3203333333333">
                <text:p>85.3203333333333</text:p>
              </table:table-cell>
              <table:table-cell office:value-type="float" office:value="184.755">
                <text:p>184.7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1.356333333333">
                <text:p>491.356333333333</text:p>
              </table:table-cell>
              <table:table-cell office:value-type="float" office:value="85.4076666666667">
                <text:p>85.4076666666667</text:p>
              </table:table-cell>
              <table:table-cell office:value-type="float" office:value="183.632333333333">
                <text:p>183.632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1.356333333333">
                <text:p>491.356333333333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-31.5666666666666">
                <text:p>-31.56666666666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2.356333333333">
                <text:p>492.356333333333</text:p>
              </table:table-cell>
              <table:table-cell office:value-type="float" office:value="85.495">
                <text:p>85.495</text:p>
              </table:table-cell>
              <table:table-cell office:value-type="float" office:value="183.632333333333">
                <text:p>183.632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2.356333333333">
                <text:p>492.356333333333</text:p>
              </table:table-cell>
              <table:table-cell office:value-type="float" office:value="85.495">
                <text:p>85.495</text:p>
              </table:table-cell>
              <table:table-cell office:value-type="float" office:value="183.632333333333">
                <text:p>183.632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2.356333333333">
                <text:p>492.356333333333</text:p>
              </table:table-cell>
              <table:table-cell office:value-type="float" office:value="85.3203333333333">
                <text:p>85.3203333333333</text:p>
              </table:table-cell>
              <table:table-cell office:value-type="float" office:value="-29.9756666666667">
                <text:p>-29.975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2.356333333333">
                <text:p>492.356333333333</text:p>
              </table:table-cell>
              <table:table-cell office:value-type="float" office:value="85.3206666666667">
                <text:p>85.3206666666667</text:p>
              </table:table-cell>
              <table:table-cell office:value-type="float" office:value="-29.92">
                <text:p>-29.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3.356333333333">
                <text:p>493.356333333333</text:p>
              </table:table-cell>
              <table:table-cell office:value-type="float" office:value="85.4076666666667">
                <text:p>85.4076666666667</text:p>
              </table:table-cell>
              <table:table-cell office:value-type="float" office:value="-29.92">
                <text:p>-29.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3.356333333333">
                <text:p>493.356333333333</text:p>
              </table:table-cell>
              <table:table-cell office:value-type="float" office:value="85.4076666666667">
                <text:p>85.4076666666667</text:p>
              </table:table-cell>
              <table:table-cell office:value-type="float" office:value="-29.92">
                <text:p>-29.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3.356333333333">
                <text:p>493.356333333333</text:p>
              </table:table-cell>
              <table:table-cell office:value-type="float" office:value="85.3206666666667">
                <text:p>85.3206666666667</text:p>
              </table:table-cell>
              <table:table-cell office:value-type="float" office:value="-29.92">
                <text:p>-29.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3.356333333333">
                <text:p>493.356333333333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5.279333333333">
                <text:p>185.279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4.356333333333">
                <text:p>494.356333333333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-29.92">
                <text:p>-29.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5.356333333333">
                <text:p>495.356333333333</text:p>
              </table:table-cell>
              <table:table-cell office:value-type="float" office:value="85.4076666666667">
                <text:p>85.4076666666667</text:p>
              </table:table-cell>
              <table:table-cell office:value-type="float" office:value="-29.92">
                <text:p>-29.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6.356333333333">
                <text:p>496.356333333333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-29.92">
                <text:p>-29.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7.356333333333">
                <text:p>497.356333333333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-29.92">
                <text:p>-29.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7.356333333333">
                <text:p>497.356333333333</text:p>
              </table:table-cell>
              <table:table-cell office:value-type="float" office:value="85.4076666666667">
                <text:p>85.4076666666667</text:p>
              </table:table-cell>
              <table:table-cell office:value-type="float" office:value="183.688333333333">
                <text:p>183.688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8.356333333333">
                <text:p>498.356333333333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9.189666666667">
                <text:p>499.189666666667</text:p>
              </table:table-cell>
              <table:table-cell office:value-type="float" office:value="85.4076666666667">
                <text:p>85.4076666666667</text:p>
              </table:table-cell>
              <table:table-cell office:value-type="float" office:value="-31.5669999999999">
                <text:p>-31.566999999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9.189666666667">
                <text:p>499.189666666667</text:p>
              </table:table-cell>
              <table:table-cell office:value-type="float" office:value="85.3203333333333">
                <text:p>85.3203333333333</text:p>
              </table:table-cell>
              <table:table-cell office:value-type="float" office:value="397.184333333333">
                <text:p>397.184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9.189666666667">
                <text:p>499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397.184333333333">
                <text:p>397.184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9.189666666667">
                <text:p>499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397.184666666667">
                <text:p>397.184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9.189666666667">
                <text:p>499.189666666667</text:p>
              </table:table-cell>
              <table:table-cell office:value-type="float" office:value="85.495">
                <text:p>85.495</text:p>
              </table:table-cell>
              <table:table-cell office:value-type="float" office:value="397.184333333333">
                <text:p>397.184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9.189666666667">
                <text:p>499.189666666667</text:p>
              </table:table-cell>
              <table:table-cell office:value-type="float" office:value="85.4076666666667">
                <text:p>85.4076666666667</text:p>
              </table:table-cell>
              <table:table-cell office:value-type="float" office:value="397.184333333333">
                <text:p>397.184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9.189666666667">
                <text:p>499.189666666667</text:p>
              </table:table-cell>
              <table:table-cell office:value-type="float" office:value="85.3206666666667">
                <text:p>85.3206666666667</text:p>
              </table:table-cell>
              <table:table-cell office:value-type="float" office:value="397.184333333333">
                <text:p>397.184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9.189666666667">
                <text:p>499.189666666667</text:p>
              </table:table-cell>
              <table:table-cell office:value-type="float" office:value="85.3206666666667">
                <text:p>85.3206666666667</text:p>
              </table:table-cell>
              <table:table-cell office:value-type="float" office:value="397.184333333333">
                <text:p>397.184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9.189666666667">
                <text:p>499.189666666667</text:p>
              </table:table-cell>
              <table:table-cell office:value-type="float" office:value="85.4076666666667">
                <text:p>85.4076666666667</text:p>
              </table:table-cell>
              <table:table-cell office:value-type="float" office:value="397.184333333333">
                <text:p>397.184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9.189666666667">
                <text:p>499.189666666667</text:p>
              </table:table-cell>
              <table:table-cell office:value-type="float" office:value="85.3206666666667">
                <text:p>85.3206666666667</text:p>
              </table:table-cell>
              <table:table-cell office:value-type="float" office:value="397.184333333333">
                <text:p>397.184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9.189666666667">
                <text:p>499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397.184333333333">
                <text:p>397.184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9.189666666667">
                <text:p>499.189666666667</text:p>
              </table:table-cell>
              <table:table-cell office:value-type="float" office:value="85.3206666666667">
                <text:p>85.3206666666667</text:p>
              </table:table-cell>
              <table:table-cell office:value-type="float" office:value="397.184333333333">
                <text:p>397.184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9.189666666667">
                <text:p>499.189666666667</text:p>
              </table:table-cell>
              <table:table-cell office:value-type="float" office:value="85.3206666666667">
                <text:p>85.3206666666667</text:p>
              </table:table-cell>
              <table:table-cell office:value-type="float" office:value="397.184333333333">
                <text:p>397.184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9.189666666667">
                <text:p>499.189666666667</text:p>
              </table:table-cell>
              <table:table-cell office:value-type="float" office:value="85.3206666666667">
                <text:p>85.3206666666667</text:p>
              </table:table-cell>
              <table:table-cell office:value-type="float" office:value="181.985333333333">
                <text:p>181.985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9.189666666667">
                <text:p>499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397.184333333333">
                <text:p>397.184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9.189666666667">
                <text:p>499.189666666667</text:p>
              </table:table-cell>
              <table:table-cell office:value-type="float" office:value="85.408">
                <text:p>85.408</text:p>
              </table:table-cell>
              <table:table-cell office:value-type="float" office:value="181.985">
                <text:p>181.9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9.189666666667">
                <text:p>499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397.184333333333">
                <text:p>397.184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9.189666666667">
                <text:p>499.189666666667</text:p>
              </table:table-cell>
              <table:table-cell office:value-type="float" office:value="85.3206666666667">
                <text:p>85.3206666666667</text:p>
              </table:table-cell>
              <table:table-cell office:value-type="float" office:value="397.184333333333">
                <text:p>397.184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9.189666666667">
                <text:p>499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1.985333333333">
                <text:p>181.985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9.189666666667">
                <text:p>499.189666666667</text:p>
              </table:table-cell>
              <table:table-cell office:value-type="float" office:value="85.3203333333333">
                <text:p>85.3203333333333</text:p>
              </table:table-cell>
              <table:table-cell office:value-type="float" office:value="397.184333333333">
                <text:p>397.184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9.189666666667">
                <text:p>499.189666666667</text:p>
              </table:table-cell>
              <table:table-cell office:value-type="float" office:value="85.408">
                <text:p>85.408</text:p>
              </table:table-cell>
              <table:table-cell office:value-type="float" office:value="397.184333333333">
                <text:p>397.184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9.189666666667">
                <text:p>499.189666666667</text:p>
              </table:table-cell>
              <table:table-cell office:value-type="float" office:value="85.3203333333333">
                <text:p>85.3203333333333</text:p>
              </table:table-cell>
              <table:table-cell office:value-type="float" office:value="397.184333333333">
                <text:p>397.184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9.189666666667">
                <text:p>499.189666666667</text:p>
              </table:table-cell>
              <table:table-cell office:value-type="float" office:value="85.3203333333333">
                <text:p>85.3203333333333</text:p>
              </table:table-cell>
              <table:table-cell office:value-type="float" office:value="397.184333333333">
                <text:p>397.184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9.189666666667">
                <text:p>499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397.184333333333">
                <text:p>397.184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9.189666666667">
                <text:p>499.189666666667</text:p>
              </table:table-cell>
              <table:table-cell office:value-type="float" office:value="85.408">
                <text:p>85.408</text:p>
              </table:table-cell>
              <table:table-cell office:value-type="float" office:value="397.184333333333">
                <text:p>397.184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3203333333333">
                <text:p>85.3203333333333</text:p>
              </table:table-cell>
              <table:table-cell office:value-type="float" office:value="397.184333333333">
                <text:p>397.184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3206666666667">
                <text:p>85.3206666666667</text:p>
              </table:table-cell>
              <table:table-cell office:value-type="float" office:value="397.184333333333">
                <text:p>397.184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3203333333333">
                <text:p>85.3203333333333</text:p>
              </table:table-cell>
              <table:table-cell office:value-type="float" office:value="613.717">
                <text:p>613.7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4076666666667">
                <text:p>85.4076666666667</text:p>
              </table:table-cell>
              <table:table-cell office:value-type="float" office:value="397.184333333333">
                <text:p>397.184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3206666666667">
                <text:p>85.3206666666667</text:p>
              </table:table-cell>
              <table:table-cell office:value-type="float" office:value="397.184333333333">
                <text:p>397.184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398.831333333333">
                <text:p>398.831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398.831333333333">
                <text:p>398.831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632">
                <text:p>183.6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7.522cm" svg:y="0.536cm" chart:style-name="ch2">
          <text:p>php cpu usage (in %)</text:p>
        </chart:title>
        <chart:legend chart:legend-position="end" svg:x="36.487cm" svg:y="9.452cm" style:legend-expansion="high" chart:style-name="ch3"/>
        <chart:plot-area chart:style-name="ch4" table:cell-range-address="'memory - cpu'.AL3:'memory - cpu'.AL82 'memory - cpu'.CB3:'memory - cpu'.CB82" chart:data-source-has-labels="row" svg:x="0.8cm" svg:y="1.741cm" svg:width="34.887cm" svg:height="17.86cm">
          <chartooo:coordinate-region svg:x="1.58cm" svg:y="1.94cm" svg:width="33.894cm" svg:height="17.0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AL4:'memory - cpu'.AL82" chart:label-cell-address="'memory - cpu'.AL3:'memory - cpu'.AL3" chart:class="chart:line">
            <chart:data-point chart:repeated="79"/>
          </chart:series>
          <chart:series chart:style-name="ch8" chart:values-cell-range-address="'memory - cpu'.CB4:'memory - cpu'.CB82" chart:label-cell-address="'memory - cpu'.CB3:'memory - cpu'.CB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p-fpm cpu</text:p>
                <draw:g>
                  <svg:desc>'memory - cpu'.AL3:'memory - cpu'.AL3</svg:desc>
                </draw:g>
              </table:table-cell>
              <table:table-cell office:value-type="string">
                <text:p>lsphp cpu</text:p>
                <draw:g>
                  <svg:desc>'memory - cpu'.CB3:'memory - cpu'.C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mory - cpu'.AL4:'memory - cpu'.AL82</svg:desc>
                </draw:g>
              </table:table-cell>
              <table:table-cell office:value-type="float" office:value="0">
                <text:p>0</text:p>
                <draw:g>
                  <svg:desc>'memory - cpu'.CB4:'memory - cpu'.CB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6666666666667">
                <text:p>2.9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3333333333333">
                <text:p>3.6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96666666666667">
                <text:p>2.9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63333333333333">
                <text:p>2.6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93333333333333">
                <text:p>2.9333333333333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6.451cm" svg:y="0.536cm" chart:style-name="ch2">
          <text:p>php rss memory usage (in MB)</text:p>
        </chart:title>
        <chart:legend chart:legend-position="end" svg:x="36.593cm" svg:y="9.452cm" style:legend-expansion="high" chart:style-name="ch3"/>
        <chart:plot-area chart:style-name="ch4" table:cell-range-address="'memory - cpu'.AM3:'memory - cpu'.AM82 'memory - cpu'.CC3:'memory - cpu'.CC82" chart:data-source-has-labels="row" svg:x="0.8cm" svg:y="1.741cm" svg:width="34.993cm" svg:height="17.86cm">
          <chartooo:coordinate-region svg:x="1.686cm" svg:y="1.94cm" svg:width="33.894cm" svg:height="17.0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AM4:'memory - cpu'.AM82" chart:label-cell-address="'memory - cpu'.AM3:'memory - cpu'.AM3" chart:class="chart:line">
            <chart:data-point chart:repeated="79"/>
          </chart:series>
          <chart:series chart:style-name="ch8" chart:values-cell-range-address="'memory - cpu'.CC4:'memory - cpu'.CC82" chart:label-cell-address="'memory - cpu'.CC3:'memory - cpu'.CC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p-fpm rss</text:p>
                <draw:g>
                  <svg:desc>'memory - cpu'.AM3:'memory - cpu'.AM3</svg:desc>
                </draw:g>
              </table:table-cell>
              <table:table-cell office:value-type="string">
                <text:p>lsphp rss</text:p>
                <draw:g>
                  <svg:desc>'memory - cpu'.CC3:'memory - cpu'.C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6.571333333333">
                <text:p>216.571333333333</text:p>
                <draw:g>
                  <svg:desc>'memory - cpu'.AM4:'memory - cpu'.AM82</svg:desc>
                </draw:g>
              </table:table-cell>
              <table:table-cell office:value-type="float" office:value="67.2966666666667">
                <text:p>67.2966666666667</text:p>
                <draw:g>
                  <svg:desc>'memory - cpu'.CC4:'memory - cpu'.CC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5.238">
                <text:p>215.238</text:p>
              </table:table-cell>
              <table:table-cell office:value-type="float" office:value="67.2966666666667">
                <text:p>67.29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.238">
                <text:p>215.238</text:p>
              </table:table-cell>
              <table:table-cell office:value-type="float" office:value="67.2966666666667">
                <text:p>67.29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6.571333333333">
                <text:p>216.571333333333</text:p>
              </table:table-cell>
              <table:table-cell office:value-type="float" office:value="67.2966666666667">
                <text:p>67.29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7.238">
                <text:p>217.238</text:p>
              </table:table-cell>
              <table:table-cell office:value-type="float" office:value="67.2966666666667">
                <text:p>67.29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7.238">
                <text:p>217.238</text:p>
              </table:table-cell>
              <table:table-cell office:value-type="float" office:value="67.2966666666667">
                <text:p>67.29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7.238">
                <text:p>217.238</text:p>
              </table:table-cell>
              <table:table-cell office:value-type="float" office:value="67.2966666666667">
                <text:p>67.29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7.238">
                <text:p>217.238</text:p>
              </table:table-cell>
              <table:table-cell office:value-type="float" office:value="79.013">
                <text:p>79.0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9.904666666667">
                <text:p>219.904666666667</text:p>
              </table:table-cell>
              <table:table-cell office:value-type="float" office:value="67.2966666666667">
                <text:p>67.29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9.238">
                <text:p>219.238</text:p>
              </table:table-cell>
              <table:table-cell office:value-type="float" office:value="77.656">
                <text:p>77.6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6.571333333333">
                <text:p>216.571333333333</text:p>
              </table:table-cell>
              <table:table-cell office:value-type="float" office:value="67.2966666666667">
                <text:p>67.29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5.238">
                <text:p>215.238</text:p>
              </table:table-cell>
              <table:table-cell office:value-type="float" office:value="67.2966666666667">
                <text:p>67.29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5.238">
                <text:p>215.238</text:p>
              </table:table-cell>
              <table:table-cell office:value-type="float" office:value="77.6706666666667">
                <text:p>77.670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7.238">
                <text:p>217.238</text:p>
              </table:table-cell>
              <table:table-cell office:value-type="float" office:value="56.268">
                <text:p>56.2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7.238">
                <text:p>217.238</text:p>
              </table:table-cell>
              <table:table-cell office:value-type="float" office:value="56.268">
                <text:p>56.2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7.238">
                <text:p>217.238</text:p>
              </table:table-cell>
              <table:table-cell office:value-type="float" office:value="56.268">
                <text:p>56.2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7.238">
                <text:p>217.238</text:p>
              </table:table-cell>
              <table:table-cell office:value-type="float" office:value="56.268">
                <text:p>56.2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7.238">
                <text:p>217.238</text:p>
              </table:table-cell>
              <table:table-cell office:value-type="float" office:value="56.268">
                <text:p>56.2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9.238">
                <text:p>219.238</text:p>
              </table:table-cell>
              <table:table-cell office:value-type="float" office:value="56.268">
                <text:p>56.2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9.238">
                <text:p>219.238</text:p>
              </table:table-cell>
              <table:table-cell office:value-type="float" office:value="56.268">
                <text:p>56.2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6.571333333333">
                <text:p>216.571333333333</text:p>
              </table:table-cell>
              <table:table-cell office:value-type="float" office:value="56.268">
                <text:p>56.2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6.571333333333">
                <text:p>216.571333333333</text:p>
              </table:table-cell>
              <table:table-cell office:value-type="float" office:value="56.268">
                <text:p>56.2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5.238">
                <text:p>215.238</text:p>
              </table:table-cell>
              <table:table-cell office:value-type="float" office:value="66.7043333333333">
                <text:p>66.704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7.238">
                <text:p>217.238</text:p>
              </table:table-cell>
              <table:table-cell office:value-type="float" office:value="56.268">
                <text:p>56.2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7.238">
                <text:p>217.238</text:p>
              </table:table-cell>
              <table:table-cell office:value-type="float" office:value="66.6273333333333">
                <text:p>66.627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7.238">
                <text:p>217.238</text:p>
              </table:table-cell>
              <table:table-cell office:value-type="float" office:value="56.268">
                <text:p>56.2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7.238">
                <text:p>217.238</text:p>
              </table:table-cell>
              <table:table-cell office:value-type="float" office:value="56.268">
                <text:p>56.2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7.238">
                <text:p>217.238</text:p>
              </table:table-cell>
              <table:table-cell office:value-type="float" office:value="78.4973333333334">
                <text:p>78.49733333333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9.238">
                <text:p>219.238</text:p>
              </table:table-cell>
              <table:table-cell office:value-type="float" office:value="67.319">
                <text:p>67.3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9.238">
                <text:p>219.238</text:p>
              </table:table-cell>
              <table:table-cell office:value-type="float" office:value="67.319">
                <text:p>67.3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67.319">
                <text:p>67.3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6.571333333333">
                <text:p>216.571333333333</text:p>
              </table:table-cell>
              <table:table-cell office:value-type="float" office:value="67.319">
                <text:p>67.3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5.238">
                <text:p>215.238</text:p>
              </table:table-cell>
              <table:table-cell office:value-type="float" office:value="67.319">
                <text:p>67.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7.238">
                <text:p>217.238</text:p>
              </table:table-cell>
              <table:table-cell office:value-type="float" office:value="67.319">
                <text:p>67.3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7.238">
                <text:p>217.238</text:p>
              </table:table-cell>
              <table:table-cell office:value-type="float" office:value="67.319">
                <text:p>67.3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7.238">
                <text:p>217.238</text:p>
              </table:table-cell>
              <table:table-cell office:value-type="float" office:value="67.319">
                <text:p>67.3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7.238">
                <text:p>217.238</text:p>
              </table:table-cell>
              <table:table-cell office:value-type="float" office:value="67.319">
                <text:p>67.3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7.238">
                <text:p>217.238</text:p>
              </table:table-cell>
              <table:table-cell office:value-type="float" office:value="77.7553333333333">
                <text:p>77.755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9.238">
                <text:p>219.238</text:p>
              </table:table-cell>
              <table:table-cell office:value-type="float" office:value="67.319">
                <text:p>67.3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9.238">
                <text:p>219.238</text:p>
              </table:table-cell>
              <table:table-cell office:value-type="float" office:value="77.6783333333333">
                <text:p>77.678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56.392">
                <text:p>56.3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6.571333333333">
                <text:p>216.571333333333</text:p>
              </table:table-cell>
              <table:table-cell office:value-type="float" office:value="56.392">
                <text:p>56.3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.238">
                <text:p>215.238</text:p>
              </table:table-cell>
              <table:table-cell office:value-type="float" office:value="66.7656666666667">
                <text:p>66.765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7.238">
                <text:p>217.238</text:p>
              </table:table-cell>
              <table:table-cell office:value-type="float" office:value="56.392">
                <text:p>56.3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7.238">
                <text:p>217.238</text:p>
              </table:table-cell>
              <table:table-cell office:value-type="float" office:value="56.392">
                <text:p>56.3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7.238">
                <text:p>217.238</text:p>
              </table:table-cell>
              <table:table-cell office:value-type="float" office:value="56.392">
                <text:p>56.3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7.238">
                <text:p>217.238</text:p>
              </table:table-cell>
              <table:table-cell office:value-type="float" office:value="56.392">
                <text:p>56.3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7.238">
                <text:p>217.238</text:p>
              </table:table-cell>
              <table:table-cell office:value-type="float" office:value="56.392">
                <text:p>56.3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9.238">
                <text:p>219.238</text:p>
              </table:table-cell>
              <table:table-cell office:value-type="float" office:value="56.392">
                <text:p>56.3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9.238">
                <text:p>219.238</text:p>
              </table:table-cell>
              <table:table-cell office:value-type="float" office:value="56.392">
                <text:p>56.3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9.238">
                <text:p>219.238</text:p>
              </table:table-cell>
              <table:table-cell office:value-type="float" office:value="56.392">
                <text:p>56.3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6.571333333333">
                <text:p>216.571333333333</text:p>
              </table:table-cell>
              <table:table-cell office:value-type="float" office:value="56.392">
                <text:p>56.3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5.904666666667">
                <text:p>215.904666666667</text:p>
              </table:table-cell>
              <table:table-cell office:value-type="float" office:value="66.775">
                <text:p>66.7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7.238">
                <text:p>217.238</text:p>
              </table:table-cell>
              <table:table-cell office:value-type="float" office:value="56.392">
                <text:p>56.3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7.238">
                <text:p>217.238</text:p>
              </table:table-cell>
              <table:table-cell office:value-type="float" office:value="66.7513333333333">
                <text:p>66.7513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7.238">
                <text:p>217.238</text:p>
              </table:table-cell>
              <table:table-cell office:value-type="float" office:value="56.392">
                <text:p>56.3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7.238">
                <text:p>217.238</text:p>
              </table:table-cell>
              <table:table-cell office:value-type="float" office:value="56.392">
                <text:p>56.3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66.7656666666667">
                <text:p>66.765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9.238">
                <text:p>219.238</text:p>
              </table:table-cell>
              <table:table-cell office:value-type="float" office:value="56.392">
                <text:p>56.3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9.238">
                <text:p>219.238</text:p>
              </table:table-cell>
              <table:table-cell office:value-type="float" office:value="56.392">
                <text:p>56.3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9.238">
                <text:p>219.238</text:p>
              </table:table-cell>
              <table:table-cell office:value-type="float" office:value="56.392">
                <text:p>56.3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6.571333333333">
                <text:p>216.571333333333</text:p>
              </table:table-cell>
              <table:table-cell office:value-type="float" office:value="56.392">
                <text:p>56.3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5.904666666667">
                <text:p>215.904666666667</text:p>
              </table:table-cell>
              <table:table-cell office:value-type="float" office:value="56.392">
                <text:p>56.3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7.238">
                <text:p>217.238</text:p>
              </table:table-cell>
              <table:table-cell office:value-type="float" office:value="56.392">
                <text:p>56.3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7.238">
                <text:p>217.238</text:p>
              </table:table-cell>
              <table:table-cell office:value-type="float" office:value="56.392">
                <text:p>56.3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7.238">
                <text:p>217.238</text:p>
              </table:table-cell>
              <table:table-cell office:value-type="float" office:value="56.392">
                <text:p>56.3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7.238">
                <text:p>217.238</text:p>
              </table:table-cell>
              <table:table-cell office:value-type="float" office:value="56.392">
                <text:p>56.3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56.392">
                <text:p>56.3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9.238">
                <text:p>219.238</text:p>
              </table:table-cell>
              <table:table-cell office:value-type="float" office:value="56.392">
                <text:p>56.3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9.238">
                <text:p>219.238</text:p>
              </table:table-cell>
              <table:table-cell office:value-type="float" office:value="67.474">
                <text:p>67.4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9.238">
                <text:p>219.238</text:p>
              </table:table-cell>
              <table:table-cell office:value-type="float" office:value="67.474">
                <text:p>67.4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571333333333">
                <text:p>216.571333333333</text:p>
              </table:table-cell>
              <table:table-cell office:value-type="float" office:value="67.474">
                <text:p>67.4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7.238">
                <text:p>217.238</text:p>
              </table:table-cell>
              <table:table-cell office:value-type="float" office:value="67.474">
                <text:p>67.4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7.238">
                <text:p>217.238</text:p>
              </table:table-cell>
              <table:table-cell office:value-type="float" office:value="67.474">
                <text:p>67.4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7.238">
                <text:p>217.238</text:p>
              </table:table-cell>
              <table:table-cell office:value-type="float" office:value="67.474">
                <text:p>67.4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7.238">
                <text:p>217.238</text:p>
              </table:table-cell>
              <table:table-cell office:value-type="float" office:value="67.474">
                <text:p>67.4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7.238">
                <text:p>217.238</text:p>
              </table:table-cell>
              <table:table-cell office:value-type="float" office:value="67.474">
                <text:p>67.4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67.474">
                <text:p>67.4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9.238">
                <text:p>219.238</text:p>
              </table:table-cell>
              <table:table-cell office:value-type="float" office:value="67.474">
                <text:p>67.4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6.411cm" svg:y="0.536cm" chart:style-name="ch2">
          <text:p>php vsz memory usage (in MB)</text:p>
        </chart:title>
        <chart:legend chart:legend-position="end" svg:x="36.514cm" svg:y="9.452cm" style:legend-expansion="high" chart:style-name="ch3"/>
        <chart:plot-area chart:style-name="ch4" table:cell-range-address="'memory - cpu'.AN3:'memory - cpu'.AN82 'memory - cpu'.CD3:'memory - cpu'.CD82" chart:data-source-has-labels="row" svg:x="0.8cm" svg:y="1.741cm" svg:width="34.914cm" svg:height="17.86cm">
          <chartooo:coordinate-region svg:x="1.898cm" svg:y="1.94cm" svg:width="33.603cm" svg:height="17.0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AN4:'memory - cpu'.AN82" chart:label-cell-address="'memory - cpu'.AN3:'memory - cpu'.AN3" chart:class="chart:line">
            <chart:data-point chart:repeated="79"/>
          </chart:series>
          <chart:series chart:style-name="ch8" chart:values-cell-range-address="'memory - cpu'.CD4:'memory - cpu'.CD82" chart:label-cell-address="'memory - cpu'.CD3:'memory - cpu'.CD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p-fpm vsz</text:p>
                <draw:g>
                  <svg:desc>'memory - cpu'.AN3:'memory - cpu'.AN3</svg:desc>
                </draw:g>
              </table:table-cell>
              <table:table-cell office:value-type="string">
                <text:p>lphp vsz</text:p>
                <draw:g>
                  <svg:desc>'memory - cpu'.CD3:'memory - cpu'.C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2.88033333333">
                <text:p>1972.88033333333</text:p>
                <draw:g>
                  <svg:desc>'memory - cpu'.AN4:'memory - cpu'.AN82</svg:desc>
                </draw:g>
              </table:table-cell>
              <table:table-cell office:value-type="float" office:value="1283.723">
                <text:p>1283.723</text:p>
                <draw:g>
                  <svg:desc>'memory - cpu'.CD4:'memory - cpu'.CD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71.547">
                <text:p>1971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71.547">
                <text:p>1971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72.88033333333">
                <text:p>1972.880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73.547">
                <text:p>1973.547</text:p>
              </table:table-cell>
              <table:table-cell office:value-type="float" office:value="1500.25533333333">
                <text:p>1500.255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76.21366666667">
                <text:p>1976.2136666666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75.547">
                <text:p>1975.547</text:p>
              </table:table-cell>
              <table:table-cell office:value-type="float" office:value="1498.922">
                <text:p>1498.9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72.88033333333">
                <text:p>1972.880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71.547">
                <text:p>1971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71.547">
                <text:p>1971.547</text:p>
              </table:table-cell>
              <table:table-cell office:value-type="float" office:value="1498.922">
                <text:p>1498.9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75.547">
                <text:p>1975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75.547">
                <text:p>1975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72.88033333333">
                <text:p>1972.88033333333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72.88033333333">
                <text:p>1972.88033333333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71.547">
                <text:p>1971.547</text:p>
              </table:table-cell>
              <table:table-cell office:value-type="float" office:value="1285.36966666667">
                <text:p>1285.369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73.547">
                <text:p>1973.547</text:p>
              </table:table-cell>
              <table:table-cell office:value-type="float" office:value="1285.36966666667">
                <text:p>1285.369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73.547">
                <text:p>1973.547</text:p>
              </table:table-cell>
              <table:table-cell office:value-type="float" office:value="1498.978">
                <text:p>1498.9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75.547">
                <text:p>1975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75.547">
                <text:p>1975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72.88033333333">
                <text:p>1972.880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71.547">
                <text:p>1971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73.547">
                <text:p>1973.547</text:p>
              </table:table-cell>
              <table:table-cell office:value-type="float" office:value="1498.922">
                <text:p>1498.9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75.547">
                <text:p>1975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75.547">
                <text:p>1975.547</text:p>
              </table:table-cell>
              <table:table-cell office:value-type="float" office:value="1498.922">
                <text:p>1498.9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2.88033333333">
                <text:p>1972.88033333333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1.547">
                <text:p>1971.547</text:p>
              </table:table-cell>
              <table:table-cell office:value-type="float" office:value="1285.36966666667">
                <text:p>1285.369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5.547">
                <text:p>1975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47">
                <text:p>1975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.547">
                <text:p>1975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2.88033333333">
                <text:p>1972.88033333333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2.21366666667">
                <text:p>1972.21366666667</text:p>
              </table:table-cell>
              <table:table-cell office:value-type="float" office:value="1285.36966666667">
                <text:p>1285.369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.547">
                <text:p>1973.547</text:p>
              </table:table-cell>
              <table:table-cell office:value-type="float" office:value="1285.37">
                <text:p>1285.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285.36966666667">
                <text:p>1285.369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5.547">
                <text:p>1975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5.547">
                <text:p>1975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5.547">
                <text:p>1975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2.88033333333">
                <text:p>1972.88033333333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72.21366666667">
                <text:p>1972.2136666666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75.547">
                <text:p>1975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75.547">
                <text:p>1975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75.547">
                <text:p>1975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72.88033333333">
                <text:p>1972.880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75.547">
                <text:p>1975.547</text:p>
              </table:table-cell>
              <table:table-cell office:value-type="float" office:value="1283.723">
                <text:p>1283.7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6.848cm" svg:y="0.536cm" chart:style-name="ch2">
          <text:p>combined cpu usage (in %)</text:p>
        </chart:title>
        <chart:legend chart:legend-position="end" svg:x="34cm" svg:y="9.452cm" style:legend-expansion="high" chart:style-name="ch3"/>
        <chart:plot-area chart:style-name="ch4" table:cell-range-address="'memory - cpu'.AZ3:'memory - cpu'.AZ82 'memory - cpu'.CP3:'memory - cpu'.CP82" chart:data-source-has-labels="row" svg:x="0.8cm" svg:y="1.741cm" svg:width="32.4cm" svg:height="17.86cm">
          <chartooo:coordinate-region svg:x="1.474cm" svg:y="1.94cm" svg:width="31.373cm" svg:height="16.83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AZ4:'memory - cpu'.AZ82" chart:label-cell-address="'memory - cpu'.AZ3:'memory - cpu'.AZ3" chart:class="chart:line">
            <chart:data-point chart:repeated="79"/>
          </chart:series>
          <chart:series chart:style-name="ch8" chart:values-cell-range-address="'memory - cpu'.CP4:'memory - cpu'.CP82" chart:label-cell-address="'memory - cpu'.CP3:'memory - cpu'.CP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+ nginx + fpm cpu</text:p>
                <draw:g>
                  <svg:desc>'memory - cpu'.AZ3:'memory - cpu'.AZ3</svg:desc>
                </draw:g>
              </table:table-cell>
              <table:table-cell office:value-type="string">
                <text:p>Combined litespeed cpu</text:p>
                <draw:g>
                  <svg:desc>'memory - cpu'.CP3:'memory - cpu'.C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mory - cpu'.AZ4:'memory - cpu'.AZ82</svg:desc>
                </draw:g>
              </table:table-cell>
              <table:table-cell office:value-type="float" office:value="0">
                <text:p>0</text:p>
                <draw:g>
                  <svg:desc>'memory - cpu'.CP4:'memory - cpu'.CP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6666666666667">
                <text:p>2.9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23333333333333">
                <text:p>7.2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.2666666666667">
                <text:p>88.266666666666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.0333333333333">
                <text:p>89.0333333333333</text:p>
              </table:table-cell>
              <table:table-cell office:value-type="float" office:value="116.833333333333">
                <text:p>116.8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1.3333333333333">
                <text:p>91.3333333333333</text:p>
              </table:table-cell>
              <table:table-cell office:value-type="float" office:value="116.533333333333">
                <text:p>116.5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.6333333333333">
                <text:p>88.6333333333333</text:p>
              </table:table-cell>
              <table:table-cell office:value-type="float" office:value="117.066666666667">
                <text:p>117.0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8.3">
                <text:p>88.3</text:p>
              </table:table-cell>
              <table:table-cell office:value-type="float" office:value="116.6">
                <text:p>116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9">
                <text:p>89</text:p>
              </table:table-cell>
              <table:table-cell office:value-type="float" office:value="115.533333333333">
                <text:p>115.5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.9">
                <text:p>87.9</text:p>
              </table:table-cell>
              <table:table-cell office:value-type="float" office:value="116.4">
                <text:p>116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1.1666666666667">
                <text:p>91.1666666666667</text:p>
              </table:table-cell>
              <table:table-cell office:value-type="float" office:value="116.266666666667">
                <text:p>116.2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.5666666666667">
                <text:p>88.5666666666667</text:p>
              </table:table-cell>
              <table:table-cell office:value-type="float" office:value="117.166666666667">
                <text:p>117.1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6.9">
                <text:p>86.9</text:p>
              </table:table-cell>
              <table:table-cell office:value-type="float" office:value="116.233333333333">
                <text:p>116.2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.9333333333333">
                <text:p>88.9333333333333</text:p>
              </table:table-cell>
              <table:table-cell office:value-type="float" office:value="115.866666666667">
                <text:p>115.8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.2333333333333">
                <text:p>88.2333333333333</text:p>
              </table:table-cell>
              <table:table-cell office:value-type="float" office:value="116.7">
                <text:p>116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1.2666666666667">
                <text:p>91.2666666666667</text:p>
              </table:table-cell>
              <table:table-cell office:value-type="float" office:value="116.7">
                <text:p>116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.2666666666667">
                <text:p>88.2666666666667</text:p>
              </table:table-cell>
              <table:table-cell office:value-type="float" office:value="116.2">
                <text:p>116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.4333333333333">
                <text:p>89.4333333333333</text:p>
              </table:table-cell>
              <table:table-cell office:value-type="float" office:value="117.433333333333">
                <text:p>117.4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9">
                <text:p>89</text:p>
              </table:table-cell>
              <table:table-cell office:value-type="float" office:value="116.366666666667">
                <text:p>116.3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115.1">
                <text:p>115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.5333333333333">
                <text:p>90.5333333333333</text:p>
              </table:table-cell>
              <table:table-cell office:value-type="float" office:value="116.4">
                <text:p>116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.9666666666667">
                <text:p>87.9666666666667</text:p>
              </table:table-cell>
              <table:table-cell office:value-type="float" office:value="116.666666666667">
                <text:p>116.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7.5333333333333">
                <text:p>87.5333333333333</text:p>
              </table:table-cell>
              <table:table-cell office:value-type="float" office:value="116.6">
                <text:p>116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8.5333333333334">
                <text:p>88.5333333333334</text:p>
              </table:table-cell>
              <table:table-cell office:value-type="float" office:value="115.333333333333">
                <text:p>115.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8.2">
                <text:p>88.2</text:p>
              </table:table-cell>
              <table:table-cell office:value-type="float" office:value="115.633333333333">
                <text:p>115.6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.6333333333333">
                <text:p>90.6333333333333</text:p>
              </table:table-cell>
              <table:table-cell office:value-type="float" office:value="116.5">
                <text:p>116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8.2">
                <text:p>88.2</text:p>
              </table:table-cell>
              <table:table-cell office:value-type="float" office:value="115.166666666667">
                <text:p>115.1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9">
                <text:p>89</text:p>
              </table:table-cell>
              <table:table-cell office:value-type="float" office:value="116.633333333333">
                <text:p>116.6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8.6666666666667">
                <text:p>88.6666666666667</text:p>
              </table:table-cell>
              <table:table-cell office:value-type="float" office:value="116.733333333333">
                <text:p>116.7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8.8666666666667">
                <text:p>88.8666666666667</text:p>
              </table:table-cell>
              <table:table-cell office:value-type="float" office:value="111.6">
                <text:p>111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.5666666666667">
                <text:p>90.5666666666667</text:p>
              </table:table-cell>
              <table:table-cell office:value-type="float" office:value="115.333333333333">
                <text:p>115.3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9.2333333333333">
                <text:p>89.2333333333333</text:p>
              </table:table-cell>
              <table:table-cell office:value-type="float" office:value="116.033333333333">
                <text:p>116.0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7.6">
                <text:p>87.6</text:p>
              </table:table-cell>
              <table:table-cell office:value-type="float" office:value="116.333333333333">
                <text:p>116.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8.6333333333333">
                <text:p>88.633333333333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8">
                <text:p>88</text:p>
              </table:table-cell>
              <table:table-cell office:value-type="float" office:value="116.2">
                <text:p>116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1.2333333333334">
                <text:p>91.2333333333334</text:p>
              </table:table-cell>
              <table:table-cell office:value-type="float" office:value="116.066666666667">
                <text:p>116.0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7.9333333333333">
                <text:p>87.9333333333333</text:p>
              </table:table-cell>
              <table:table-cell office:value-type="float" office:value="117.1">
                <text:p>117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9.2333333333334">
                <text:p>89.233333333333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8.1666666666667">
                <text:p>88.1666666666667</text:p>
              </table:table-cell>
              <table:table-cell office:value-type="float" office:value="116.466666666667">
                <text:p>116.4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8.2333333333333">
                <text:p>88.2333333333333</text:p>
              </table:table-cell>
              <table:table-cell office:value-type="float" office:value="116.4">
                <text:p>116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1.5666666666667">
                <text:p>91.5666666666667</text:p>
              </table:table-cell>
              <table:table-cell office:value-type="float" office:value="115.6">
                <text:p>115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8.2333333333333">
                <text:p>88.2333333333333</text:p>
              </table:table-cell>
              <table:table-cell office:value-type="float" office:value="116.8">
                <text:p>116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8.4666666666667">
                <text:p>88.4666666666667</text:p>
              </table:table-cell>
              <table:table-cell office:value-type="float" office:value="116.333333333333">
                <text:p>116.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8.1666666666667">
                <text:p>88.1666666666667</text:p>
              </table:table-cell>
              <table:table-cell office:value-type="float" office:value="116.8">
                <text:p>116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8.8666666666667">
                <text:p>88.8666666666667</text:p>
              </table:table-cell>
              <table:table-cell office:value-type="float" office:value="114.833333333333">
                <text:p>114.8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1.2666666666667">
                <text:p>91.2666666666667</text:p>
              </table:table-cell>
              <table:table-cell office:value-type="float" office:value="115.666666666667">
                <text:p>115.6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8.0333333333333">
                <text:p>88.033333333333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8.6">
                <text:p>88.6</text:p>
              </table:table-cell>
              <table:table-cell office:value-type="float" office:value="116.866666666667">
                <text:p>116.8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7.5">
                <text:p>87.5</text:p>
              </table:table-cell>
              <table:table-cell office:value-type="float" office:value="116.2">
                <text:p>116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8.9">
                <text:p>88.9</text:p>
              </table:table-cell>
              <table:table-cell office:value-type="float" office:value="116.733333333333">
                <text:p>116.73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.8666666666667">
                <text:p>90.866666666666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8.3">
                <text:p>88.3</text:p>
              </table:table-cell>
              <table:table-cell office:value-type="float" office:value="116.933333333333">
                <text:p>116.9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8.5666666666667">
                <text:p>88.5666666666667</text:p>
              </table:table-cell>
              <table:table-cell office:value-type="float" office:value="115.733333333333">
                <text:p>115.73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8.3">
                <text:p>88.3</text:p>
              </table:table-cell>
              <table:table-cell office:value-type="float" office:value="116.666666666667">
                <text:p>116.6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8.8666666666667">
                <text:p>88.8666666666667</text:p>
              </table:table-cell>
              <table:table-cell office:value-type="float" office:value="116.733333333333">
                <text:p>116.7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0.0666666666667">
                <text:p>90.0666666666667</text:p>
              </table:table-cell>
              <table:table-cell office:value-type="float" office:value="116.7">
                <text:p>116.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8.2333333333333">
                <text:p>88.2333333333333</text:p>
              </table:table-cell>
              <table:table-cell office:value-type="float" office:value="116.533333333333">
                <text:p>116.5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8.5">
                <text:p>88.5</text:p>
              </table:table-cell>
              <table:table-cell office:value-type="float" office:value="117.133333333333">
                <text:p>117.1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8.2">
                <text:p>88.2</text:p>
              </table:table-cell>
              <table:table-cell office:value-type="float" office:value="116.566666666667">
                <text:p>116.5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9.2333333333334">
                <text:p>89.2333333333334</text:p>
              </table:table-cell>
              <table:table-cell office:value-type="float" office:value="116.366666666667">
                <text:p>116.3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0.2333333333334">
                <text:p>90.2333333333334</text:p>
              </table:table-cell>
              <table:table-cell office:value-type="float" office:value="117.4">
                <text:p>117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.7666666666667">
                <text:p>40.7666666666667</text:p>
              </table:table-cell>
              <table:table-cell office:value-type="float" office:value="69.0666666666667">
                <text:p>69.06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63333333333333">
                <text:p>2.6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93333333333333">
                <text:p>2.93333333333333</text:p>
              </table:table-cell>
              <table:table-cell office:value-type="float" office:value="0.666666666666667">
                <text:p>0.6666666666666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5.776cm" svg:y="0.536cm" chart:style-name="ch2">
          <text:p>combined rss memory usage (in MB)</text:p>
        </chart:title>
        <chart:legend chart:legend-position="end" svg:x="34.106cm" svg:y="9.452cm" style:legend-expansion="high" chart:style-name="ch3"/>
        <chart:plot-area chart:style-name="ch4" table:cell-range-address="'memory - cpu'.BA3:'memory - cpu'.BA82 'memory - cpu'.CQ3:'memory - cpu'.CQ82" chart:data-source-has-labels="row" svg:x="0.8cm" svg:y="1.741cm" svg:width="32.506cm" svg:height="17.86cm">
          <chartooo:coordinate-region svg:x="1.686cm" svg:y="1.94cm" svg:width="31.479cm" svg:height="16.83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BA4:'memory - cpu'.BA82" chart:label-cell-address="'memory - cpu'.BA3:'memory - cpu'.BA3" chart:class="chart:line">
            <chart:data-point chart:repeated="79"/>
          </chart:series>
          <chart:series chart:style-name="ch8" chart:values-cell-range-address="'memory - cpu'.CQ4:'memory - cpu'.CQ82" chart:label-cell-address="'memory - cpu'.CQ3:'memory - cpu'.CQ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+ nginx + fpm rss</text:p>
                <draw:g>
                  <svg:desc>'memory - cpu'.BA3:'memory - cpu'.BA3</svg:desc>
                </draw:g>
              </table:table-cell>
              <table:table-cell office:value-type="string">
                <text:p>Combined litespeed rss</text:p>
                <draw:g>
                  <svg:desc>'memory - cpu'.CQ3:'memory - cpu'.C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8.052">
                <text:p>508.052</text:p>
                <draw:g>
                  <svg:desc>'memory - cpu'.BA4:'memory - cpu'.BA82</svg:desc>
                </draw:g>
              </table:table-cell>
              <table:table-cell office:value-type="float" office:value="104.678666666667">
                <text:p>104.678666666667</text:p>
                <draw:g>
                  <svg:desc>'memory - cpu'.CQ4:'memory - cpu'.CQ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6.718666666667">
                <text:p>506.718666666667</text:p>
              </table:table-cell>
              <table:table-cell office:value-type="float" office:value="104.678666666667">
                <text:p>104.678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6.718666666667">
                <text:p>506.718666666667</text:p>
              </table:table-cell>
              <table:table-cell office:value-type="float" office:value="104.678666666667">
                <text:p>104.678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8.052">
                <text:p>508.052</text:p>
              </table:table-cell>
              <table:table-cell office:value-type="float" office:value="104.678666666667">
                <text:p>104.678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8.721333333333">
                <text:p>508.721333333333</text:p>
              </table:table-cell>
              <table:table-cell office:value-type="float" office:value="104.678666666667">
                <text:p>104.678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8.721333333333">
                <text:p>508.721333333333</text:p>
              </table:table-cell>
              <table:table-cell office:value-type="float" office:value="104.678666666667">
                <text:p>104.678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8.721333333333">
                <text:p>508.721333333333</text:p>
              </table:table-cell>
              <table:table-cell office:value-type="float" office:value="104.678666666667">
                <text:p>104.678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8.721333333333">
                <text:p>508.721333333333</text:p>
              </table:table-cell>
              <table:table-cell office:value-type="float" office:value="104.678666666667">
                <text:p>104.678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1.388">
                <text:p>511.388</text:p>
              </table:table-cell>
              <table:table-cell office:value-type="float" office:value="93.7723333333333">
                <text:p>93.772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0.924666666667">
                <text:p>510.924666666667</text:p>
              </table:table-cell>
              <table:table-cell office:value-type="float" office:value="93.7723333333333">
                <text:p>93.772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9.920666666667">
                <text:p>509.920666666667</text:p>
              </table:table-cell>
              <table:table-cell office:value-type="float" office:value="93.7723333333333">
                <text:p>93.772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9.415333333333">
                <text:p>509.415333333333</text:p>
              </table:table-cell>
              <table:table-cell office:value-type="float" office:value="93.7723333333333">
                <text:p>93.772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1.249666666667">
                <text:p>511.249666666667</text:p>
              </table:table-cell>
              <table:table-cell office:value-type="float" office:value="106.086">
                <text:p>106.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3.71">
                <text:p>513.71</text:p>
              </table:table-cell>
              <table:table-cell office:value-type="float" office:value="93.7723333333333">
                <text:p>93.772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4.423333333333">
                <text:p>514.423333333333</text:p>
              </table:table-cell>
              <table:table-cell office:value-type="float" office:value="93.7723333333333">
                <text:p>93.772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5.001333333333">
                <text:p>515.001333333333</text:p>
              </table:table-cell>
              <table:table-cell office:value-type="float" office:value="93.7723333333333">
                <text:p>93.772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5.518">
                <text:p>515.518</text:p>
              </table:table-cell>
              <table:table-cell office:value-type="float" office:value="93.7723333333333">
                <text:p>93.772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6.036666666667">
                <text:p>516.036666666667</text:p>
              </table:table-cell>
              <table:table-cell office:value-type="float" office:value="114.06">
                <text:p>114.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9.648666666667">
                <text:p>519.648666666667</text:p>
              </table:table-cell>
              <table:table-cell office:value-type="float" office:value="104.708333333333">
                <text:p>104.708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0.191333333333">
                <text:p>520.191333333333</text:p>
              </table:table-cell>
              <table:table-cell office:value-type="float" office:value="104.708333333333">
                <text:p>104.708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18.152">
                <text:p>518.152</text:p>
              </table:table-cell>
              <table:table-cell office:value-type="float" office:value="104.708333333333">
                <text:p>104.708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9.123666666667">
                <text:p>519.123666666667</text:p>
              </table:table-cell>
              <table:table-cell office:value-type="float" office:value="104.708333333333">
                <text:p>104.708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8.504">
                <text:p>518.504</text:p>
              </table:table-cell>
              <table:table-cell office:value-type="float" office:value="115.837">
                <text:p>115.8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1.182333333333">
                <text:p>521.182333333333</text:p>
              </table:table-cell>
              <table:table-cell office:value-type="float" office:value="103.731666666667">
                <text:p>103.731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1.689666666667">
                <text:p>521.689666666667</text:p>
              </table:table-cell>
              <table:table-cell office:value-type="float" office:value="103.731666666667">
                <text:p>103.731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2.207">
                <text:p>522.207</text:p>
              </table:table-cell>
              <table:table-cell office:value-type="float" office:value="103.731666666667">
                <text:p>103.731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2.706">
                <text:p>522.706</text:p>
              </table:table-cell>
              <table:table-cell office:value-type="float" office:value="103.731666666667">
                <text:p>103.731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3.251333333333">
                <text:p>523.251333333333</text:p>
              </table:table-cell>
              <table:table-cell office:value-type="float" office:value="114.769333333333">
                <text:p>114.769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5.483333333333">
                <text:p>525.483333333333</text:p>
              </table:table-cell>
              <table:table-cell office:value-type="float" office:value="103.731666666667">
                <text:p>103.731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6.298333333333">
                <text:p>526.298333333333</text:p>
              </table:table-cell>
              <table:table-cell office:value-type="float" office:value="103.731666666667">
                <text:p>103.731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5.772">
                <text:p>525.772</text:p>
              </table:table-cell>
              <table:table-cell office:value-type="float" office:value="103.731666666667">
                <text:p>103.731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24.993333333333">
                <text:p>524.993333333333</text:p>
              </table:table-cell>
              <table:table-cell office:value-type="float" office:value="103.731666666667">
                <text:p>103.731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4.099">
                <text:p>524.099</text:p>
              </table:table-cell>
              <table:table-cell office:value-type="float" office:value="114.769666666667">
                <text:p>114.769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6.738333333333">
                <text:p>526.738333333333</text:p>
              </table:table-cell>
              <table:table-cell office:value-type="float" office:value="103.731666666667">
                <text:p>103.731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7.005">
                <text:p>527.005</text:p>
              </table:table-cell>
              <table:table-cell office:value-type="float" office:value="103.731666666667">
                <text:p>103.731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7.897">
                <text:p>527.897</text:p>
              </table:table-cell>
              <table:table-cell office:value-type="float" office:value="103.731666666667">
                <text:p>103.731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8.705333333333">
                <text:p>528.705333333333</text:p>
              </table:table-cell>
              <table:table-cell office:value-type="float" office:value="103.731666666667">
                <text:p>103.731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9.299333333333">
                <text:p>529.299333333333</text:p>
              </table:table-cell>
              <table:table-cell office:value-type="float" office:value="125.856666666667">
                <text:p>125.85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2.018">
                <text:p>532.018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2.597">
                <text:p>532.597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1.801666666667">
                <text:p>531.801666666667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1.140333333333">
                <text:p>531.140333333333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9.891666666667">
                <text:p>529.891666666667</text:p>
              </table:table-cell>
              <table:table-cell office:value-type="float" office:value="125.658666666667">
                <text:p>125.658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2.759666666667">
                <text:p>532.759666666667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33.045333333333">
                <text:p>533.045333333333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3.657333333333">
                <text:p>533.657333333333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4.214666666667">
                <text:p>534.214666666667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4.639333333333">
                <text:p>534.639333333333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6.300666666667">
                <text:p>536.300666666667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6.407333333333">
                <text:p>536.407333333333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6.561">
                <text:p>536.561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3.838333333333">
                <text:p>533.838333333333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3.246">
                <text:p>533.246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4.244666666667">
                <text:p>534.244666666667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4.721">
                <text:p>534.721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34.939666666667">
                <text:p>534.939666666667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35.008">
                <text:p>535.008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35.730333333333">
                <text:p>535.730333333333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36.628666666667">
                <text:p>536.628666666667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6.708">
                <text:p>536.708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36.997">
                <text:p>536.997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5.264333333333">
                <text:p>535.264333333333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34.661333333333">
                <text:p>534.661333333333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35.873333333333">
                <text:p>535.873333333333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36.578">
                <text:p>536.578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36.739333333333">
                <text:p>536.739333333333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6.347333333333">
                <text:p>536.347333333333</text:p>
              </table:table-cell>
              <table:table-cell office:value-type="float" office:value="126.393">
                <text:p>126.3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6.781">
                <text:p>536.781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38.157666666667">
                <text:p>538.157666666667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38.201666666667">
                <text:p>538.201666666667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38.201666666667">
                <text:p>538.201666666667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35.535">
                <text:p>535.535</text:p>
              </table:table-cell>
              <table:table-cell office:value-type="float" office:value="125.658666666667">
                <text:p>125.658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36.201666666667">
                <text:p>536.201666666667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36.201666666667">
                <text:p>536.201666666667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36.201666666667">
                <text:p>536.201666666667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36.201666666667">
                <text:p>536.201666666667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6.201666666667">
                <text:p>536.201666666667</text:p>
              </table:table-cell>
              <table:table-cell office:value-type="float" office:value="125.002666666667">
                <text:p>125.002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36.868333333333">
                <text:p>536.868333333333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38.201666666667">
                <text:p>538.201666666667</text:p>
              </table:table-cell>
              <table:table-cell office:value-type="float" office:value="114.678333333333">
                <text:p>114.6783333333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5.683cm" svg:y="0.536cm" chart:style-name="ch2">
          <text:p>webserver vsz memory usage (in MB)</text:p>
        </chart:title>
        <chart:legend chart:legend-position="end" svg:x="34.027cm" svg:y="9.452cm" style:legend-expansion="high" chart:style-name="ch3"/>
        <chart:plot-area chart:style-name="ch4" table:cell-range-address="'memory - cpu'.BB3:'memory - cpu'.BB82 'memory - cpu'.CR3:'memory - cpu'.CR82" chart:data-source-has-labels="row" svg:x="0.8cm" svg:y="1.741cm" svg:width="32.427cm" svg:height="17.86cm">
          <chartooo:coordinate-region svg:x="1.898cm" svg:y="1.94cm" svg:width="31.188cm" svg:height="16.83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BB4:'memory - cpu'.BB82" chart:label-cell-address="'memory - cpu'.BB3:'memory - cpu'.BB3" chart:class="chart:line">
            <chart:data-point chart:repeated="79"/>
          </chart:series>
          <chart:series chart:style-name="ch8" chart:values-cell-range-address="'memory - cpu'.CR4:'memory - cpu'.CR82" chart:label-cell-address="'memory - cpu'.CR3:'memory - cpu'.CR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+ nginx + fpm vsz</text:p>
                <draw:g>
                  <svg:desc>'memory - cpu'.BB3:'memory - cpu'.BB3</svg:desc>
                </draw:g>
              </table:table-cell>
              <table:table-cell office:value-type="string">
                <text:p>Combined litespeed vsz</text:p>
                <draw:g>
                  <svg:desc>'memory - cpu'.CR3:'memory - cpu'.CR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44.97">
                <text:p>2544.97</text:p>
                <draw:g>
                  <svg:desc>'memory - cpu'.BB4:'memory - cpu'.BB82</svg:desc>
                </draw:g>
              </table:table-cell>
              <table:table-cell office:value-type="float" office:value="1254.48833333333">
                <text:p>1254.48833333333</text:p>
                <draw:g>
                  <svg:desc>'memory - cpu'.CR4:'memory - cpu'.CR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43.63666666667">
                <text:p>2543.63666666667</text:p>
              </table:table-cell>
              <table:table-cell office:value-type="float" office:value="1254.48833333333">
                <text:p>1254.488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43.63666666667">
                <text:p>2543.63666666667</text:p>
              </table:table-cell>
              <table:table-cell office:value-type="float" office:value="1254.48833333333">
                <text:p>1254.488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44.97">
                <text:p>2544.97</text:p>
              </table:table-cell>
              <table:table-cell office:value-type="float" office:value="1254.48833333333">
                <text:p>1254.488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45.63666666667">
                <text:p>2545.63666666667</text:p>
              </table:table-cell>
              <table:table-cell office:value-type="float" office:value="1254.48833333333">
                <text:p>1254.488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45.63666666667">
                <text:p>2545.63666666667</text:p>
              </table:table-cell>
              <table:table-cell office:value-type="float" office:value="1254.48833333333">
                <text:p>1254.488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45.63666666667">
                <text:p>2545.63666666667</text:p>
              </table:table-cell>
              <table:table-cell office:value-type="float" office:value="1254.48833333333">
                <text:p>1254.488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45.63666666667">
                <text:p>2545.63666666667</text:p>
              </table:table-cell>
              <table:table-cell office:value-type="float" office:value="1254.48833333333">
                <text:p>1254.488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48.30333333333">
                <text:p>2548.30333333333</text:p>
              </table:table-cell>
              <table:table-cell office:value-type="float" office:value="1040.93633333333">
                <text:p>1040.936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47.72366666667">
                <text:p>2547.72366666667</text:p>
              </table:table-cell>
              <table:table-cell office:value-type="float" office:value="1040.93633333333">
                <text:p>1040.936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45.89033333333">
                <text:p>2545.89033333333</text:p>
              </table:table-cell>
              <table:table-cell office:value-type="float" office:value="1041.37333333333">
                <text:p>1041.37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45.55733333333">
                <text:p>2545.55733333333</text:p>
              </table:table-cell>
              <table:table-cell office:value-type="float" office:value="1041.37333333333">
                <text:p>1041.37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47.39833333333">
                <text:p>2547.39833333333</text:p>
              </table:table-cell>
              <table:table-cell office:value-type="float" office:value="1257.906">
                <text:p>1257.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49.22366666667">
                <text:p>2549.22366666667</text:p>
              </table:table-cell>
              <table:table-cell office:value-type="float" office:value="1041.37333333333">
                <text:p>1041.37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49.224">
                <text:p>2549.224</text:p>
              </table:table-cell>
              <table:table-cell office:value-type="float" office:value="1041.37333333333">
                <text:p>1041.37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49.22366666667">
                <text:p>2549.22366666667</text:p>
              </table:table-cell>
              <table:table-cell office:value-type="float" office:value="1041.37333333333">
                <text:p>1041.37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49.224">
                <text:p>2549.224</text:p>
              </table:table-cell>
              <table:table-cell office:value-type="float" office:value="1041.37333333333">
                <text:p>1041.37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49.13666666667">
                <text:p>2549.13666666667</text:p>
              </table:table-cell>
              <table:table-cell office:value-type="float" office:value="1469.67033333333">
                <text:p>1469.670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51.311">
                <text:p>2551.311</text:p>
              </table:table-cell>
              <table:table-cell office:value-type="float" office:value="1254.92533333333">
                <text:p>1254.925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51.22366666667">
                <text:p>2551.22366666667</text:p>
              </table:table-cell>
              <table:table-cell office:value-type="float" office:value="1254.92533333333">
                <text:p>1254.925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48.557">
                <text:p>2548.557</text:p>
              </table:table-cell>
              <table:table-cell office:value-type="float" office:value="1254.92533333333">
                <text:p>1254.925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49.47">
                <text:p>2549.47</text:p>
              </table:table-cell>
              <table:table-cell office:value-type="float" office:value="1254.92533333333">
                <text:p>1254.925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48.22366666667">
                <text:p>2548.22366666667</text:p>
              </table:table-cell>
              <table:table-cell office:value-type="float" office:value="1470.12466666667">
                <text:p>1470.124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50.311">
                <text:p>2550.311</text:p>
              </table:table-cell>
              <table:table-cell office:value-type="float" office:value="1253.803">
                <text:p>1253.8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0.13666666667">
                <text:p>2550.13666666667</text:p>
              </table:table-cell>
              <table:table-cell office:value-type="float" office:value="1253.803">
                <text:p>1253.8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51.39833333333">
                <text:p>2551.39833333333</text:p>
              </table:table-cell>
              <table:table-cell office:value-type="float" office:value="1253.803">
                <text:p>1253.8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51.39833333333">
                <text:p>2551.39833333333</text:p>
              </table:table-cell>
              <table:table-cell office:value-type="float" office:value="1253.803">
                <text:p>1253.8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51.22366666667">
                <text:p>2551.22366666667</text:p>
              </table:table-cell>
              <table:table-cell office:value-type="float" office:value="1469.00233333333">
                <text:p>1469.002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53.224">
                <text:p>2553.224</text:p>
              </table:table-cell>
              <table:table-cell office:value-type="float" office:value="1253.803">
                <text:p>1253.8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54.311">
                <text:p>2554.311</text:p>
              </table:table-cell>
              <table:table-cell office:value-type="float" office:value="1253.803">
                <text:p>1253.8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52.97766666667">
                <text:p>2552.97766666667</text:p>
              </table:table-cell>
              <table:table-cell office:value-type="float" office:value="1253.803">
                <text:p>1253.8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51.55733333333">
                <text:p>2551.55733333333</text:p>
              </table:table-cell>
              <table:table-cell office:value-type="float" office:value="1253.803">
                <text:p>1253.8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50.13666666667">
                <text:p>2550.13666666667</text:p>
              </table:table-cell>
              <table:table-cell office:value-type="float" office:value="1469.00233333333">
                <text:p>1469.002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53.13666666667">
                <text:p>2553.13666666667</text:p>
              </table:table-cell>
              <table:table-cell office:value-type="float" office:value="1253.803">
                <text:p>1253.8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54.311">
                <text:p>2554.311</text:p>
              </table:table-cell>
              <table:table-cell office:value-type="float" office:value="1253.803">
                <text:p>1253.8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55.13666666667">
                <text:p>2555.13666666667</text:p>
              </table:table-cell>
              <table:table-cell office:value-type="float" office:value="1253.803">
                <text:p>1253.8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56.13666666667">
                <text:p>2556.13666666667</text:p>
              </table:table-cell>
              <table:table-cell office:value-type="float" office:value="1253.803">
                <text:p>1253.8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56.311">
                <text:p>2556.311</text:p>
              </table:table-cell>
              <table:table-cell office:value-type="float" office:value="1682.61033333333">
                <text:p>1682.610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59.13666666667">
                <text:p>2559.13666666667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60.14433333333">
                <text:p>2560.14433333333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58.72366666667">
                <text:p>2558.72366666667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57.30333333333">
                <text:p>2557.30333333333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55.97">
                <text:p>2555.97</text:p>
              </table:table-cell>
              <table:table-cell office:value-type="float" office:value="1682.55433333333">
                <text:p>1682.554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58.23166666667">
                <text:p>2558.23166666667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58.14433333333">
                <text:p>2558.14433333333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58.05733333333">
                <text:p>2558.05733333333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58.05733333333">
                <text:p>2558.05733333333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58.14433333333">
                <text:p>2558.14433333333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60.05733333333">
                <text:p>2560.05733333333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59.97">
                <text:p>2559.97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60.05733333333">
                <text:p>2560.05733333333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7.39066666667">
                <text:p>2557.39066666667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56.724">
                <text:p>2556.724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57.97">
                <text:p>2557.97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58.14466666667">
                <text:p>2558.14466666667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57.97">
                <text:p>2557.97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58.05733333333">
                <text:p>2558.05733333333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58.63666666667">
                <text:p>2558.63666666667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60.057">
                <text:p>2560.057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60.14466666667">
                <text:p>2560.14466666667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60.057">
                <text:p>2560.057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57.39033333333">
                <text:p>2557.39033333333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56.63666666667">
                <text:p>2556.63666666667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58.14466666667">
                <text:p>2558.14466666667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59.057">
                <text:p>2559.057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59.05733333333">
                <text:p>2559.05733333333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59.057">
                <text:p>2559.057</text:p>
              </table:table-cell>
              <table:table-cell office:value-type="float" office:value="1683.88766666667">
                <text:p>1683.887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59.811">
                <text:p>2559.811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61.05733333333">
                <text:p>2561.05733333333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60.97">
                <text:p>2560.97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60.97">
                <text:p>2560.97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58.30333333333">
                <text:p>2558.30333333333</text:p>
              </table:table-cell>
              <table:table-cell office:value-type="float" office:value="1682.55433333333">
                <text:p>1682.554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58.97">
                <text:p>2558.97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58.97">
                <text:p>2558.97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58.97">
                <text:p>2558.97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58.97">
                <text:p>2558.97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58.97">
                <text:p>2558.97</text:p>
              </table:table-cell>
              <table:table-cell office:value-type="float" office:value="1682.55433333333">
                <text:p>1682.554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59.63666666667">
                <text:p>2559.63666666667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60.97">
                <text:p>2560.97</text:p>
              </table:table-cell>
              <table:table-cell office:value-type="float" office:value="1467.355">
                <text:p>1467.35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